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16.34pt"/>
    </style:style>
    <style:style style:name="co2" style:family="table-column">
      <style:table-column-properties fo:break-before="auto" style:column-width="180.11pt"/>
    </style:style>
    <style:style style:name="co3" style:family="table-column">
      <style:table-column-properties fo:break-before="auto" style:column-width="52.7pt"/>
    </style:style>
    <style:style style:name="co4" style:family="table-column">
      <style:table-column-properties fo:break-before="auto" style:column-width="503.29pt"/>
    </style:style>
    <style:style style:name="co5" style:family="table-column">
      <style:table-column-properties fo:break-before="auto" style:column-width="64.01pt"/>
    </style:style>
    <style:style style:name="ro1" style:family="table-row">
      <style:table-row-properties style:row-height="24.6pt" fo:break-before="auto" style:use-optimal-row-height="false"/>
    </style:style>
    <style:style style:name="ta1" style:family="table" style:master-page-name="Default">
      <style:table-properties table:display="true" style:writing-mode="lr-tb"/>
    </style:style>
    <style:style style:name="ce0" style:family="table-cell" style:parent-style-name="Default">
      <style:table-cell-properties style:rotation-align="none"/>
      <style:text-properties fo:color="#000000" style:font-name="Calibri" fo:font-size="11pt"/>
    </style:style>
    <style:style style:name="ce2" style:family="table-cell" style:parent-style-name="Default">
      <style:table-cell-properties style:rotation-align="none"/>
      <style:text-properties fo:color="#000000" style:font-name="Calibri" fo:font-size="11pt" fo:font-weight="normal" style:font-weight-asian="normal" style:font-weight-complex="normal"/>
    </style:style>
  </office:automatic-styles>
  <office:body>
    <office:spreadsheet>
      <table:table table:name="Workshee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style-name="ce0" office:value-type="string" calcext:value-type="string">
            <text:p>今この先に行くべきでない。　そんな気がする。</text:p>
          </table:table-cell>
          <table:table-cell table:style-name="ce0"/>
          <table:table-cell table:style-name="ce0" office:value-type="string" calcext:value-type="string">
            <text:p>System</text:p>
          </table:table-cell>
          <table:table-cell table:style-name="ce0" office:value-type="string" calcext:value-type="string">
            <text:p>This doesn't feel like the right way to go at themoment.</text:p>
          </table:table-cell>
        </table:table-row>
        <table:table-row table:style-name="ro1">
          <table:table-cell table:style-name="ce0" office:value-type="string" calcext:value-type="string">
            <text:p>今は選べない！</text:p>
          </table:table-cell>
          <table:table-cell table:style-name="ce0"/>
          <table:table-cell table:style-name="ce0" office:value-type="string" calcext:value-type="string">
            <text:p>System</text:p>
          </table:table-cell>
          <table:table-cell table:style-name="ce0" office:value-type="string" calcext:value-type="string">
            <text:p>Can't select this right now!</text:p>
          </table:table-cell>
        </table:table-row>
        <table:table-row table:style-name="ro1">
          <table:table-cell table:style-name="ce0" office:value-type="string" calcext:value-type="string">
            <text:p>この戦いからは逃げられない！！</text:p>
          </table:table-cell>
          <table:table-cell table:style-name="ce0"/>
          <table:table-cell table:style-name="ce0" office:value-type="string" calcext:value-type="string">
            <text:p>System</text:p>
          </table:table-cell>
          <table:table-cell table:style-name="ce0" office:value-type="string" calcext:value-type="string">
            <text:p>Can't run from this battle!!</text:p>
          </table:table-cell>
        </table:table-row>
        <table:table-row table:style-name="ro1">
          <table:table-cell table:style-name="ce0" office:value-type="string" calcext:value-type="string">
            <text:p>うまく逃げ切れた！</text:p>
          </table:table-cell>
          <table:table-cell table:style-name="ce0"/>
          <table:table-cell table:style-name="ce0" office:value-type="string" calcext:value-type="string">
            <text:p>System</text:p>
          </table:table-cell>
          <table:table-cell table:style-name="ce0" office:value-type="string" calcext:value-type="string">
            <text:p>Got away safely!</text:p>
          </table:table-cell>
        </table:table-row>
        <table:table-row table:style-name="ro1">
          <table:table-cell table:style-name="ce0" office:value-type="string" calcext:value-type="string">
            <text:p>逃げられなかった・・・！</text:p>
          </table:table-cell>
          <table:table-cell table:style-name="ce0"/>
          <table:table-cell table:style-name="ce0" office:value-type="string" calcext:value-type="string">
            <text:p>System</text:p>
          </table:table-cell>
          <table:table-cell table:style-name="ce0" office:value-type="string" calcext:value-type="string">
            <text:p>Couldn't run...!</text:p>
          </table:table-cell>
        </table:table-row>
        <table:table-row table:style-name="ro1">
          <table:table-cell table:style-name="ce0" office:value-type="string" calcext:value-type="string">
            <text:p>はむこのレベルが\V[103]に上がった！</text:p>
          </table:table-cell>
          <table:table-cell table:style-name="ce0"/>
          <table:table-cell table:style-name="ce0" office:value-type="string" calcext:value-type="string">
            <text:p>System</text:p>
          </table:table-cell>
          <table:table-cell table:style-name="ce0" office:value-type="string" calcext:value-type="string">
            <text:p>Hamuko grew to level \V[103]!</text:p>
          </table:table-cell>
        </table:table-row>
        <table:table-row table:style-name="ro1">
          <table:table-cell table:style-name="ce0" office:value-type="string" calcext:value-type="string">
            <text:p>【はむこ】最大HP＋\V[386]、攻撃力＋\V[387]、　防御力＋\V[388]、技術力＋\V[389]、　敏捷性＋\V[390]</text:p>
          </table:table-cell>
          <table:table-cell table:style-name="ce0"/>
          <table:table-cell table:style-name="ce0" office:value-type="string" calcext:value-type="string">
            <text:p>System</text:p>
          </table:table-cell>
          <table:table-cell table:style-name="ce0" office:value-type="string" calcext:value-type="string">
            <text:p>【Hamuko】MaxHP＋\V[386],ATK＋\V[387], DEF＋\V[388],SKL＋\V[389], AGI＋\V[390]</text:p>
          </table:table-cell>
        </table:table-row>
        <table:table-row table:style-name="ro1">
          <table:table-cell table:style-name="ce0" office:value-type="string" calcext:value-type="string">
            <text:p>はむこは、スキル【はむパンチ】を習得した！</text:p>
          </table:table-cell>
          <table:table-cell table:style-name="ce0"/>
          <table:table-cell table:style-name="ce0" office:value-type="string" calcext:value-type="string">
            <text:p>System</text:p>
          </table:table-cell>
          <table:table-cell table:style-name="ce0" office:value-type="string" calcext:value-type="string">
            <text:p>Hamuko learned the 【Hamu-Punch】 skill!</text:p>
          </table:table-cell>
        </table:table-row>
        <table:table-row table:style-name="ro1">
          <table:table-cell table:style-name="ce0" office:value-type="string" calcext:value-type="string">
            <text:p>はむこは、スキル【暴れ娘】を習得した！</text:p>
          </table:table-cell>
          <table:table-cell table:style-name="ce0"/>
          <table:table-cell table:style-name="ce0" office:value-type="string" calcext:value-type="string">
            <text:p>System</text:p>
          </table:table-cell>
          <table:table-cell table:style-name="ce0" office:value-type="string" calcext:value-type="string">
            <text:p>Hamuko learned the 【Raging Girl】 skill!</text:p>
          </table:table-cell>
        </table:table-row>
        <table:table-row table:style-name="ro1">
          <table:table-cell table:style-name="ce0" office:value-type="string" calcext:value-type="string">
            <text:p>にゃんこのレベルが\V[104]に上がった！</text:p>
          </table:table-cell>
          <table:table-cell table:style-name="ce0"/>
          <table:table-cell table:style-name="ce0" office:value-type="string" calcext:value-type="string">
            <text:p>System</text:p>
          </table:table-cell>
          <table:table-cell table:style-name="ce0" office:value-type="string" calcext:value-type="string">
            <text:p>Nyanko grew to level \V[104]!</text:p>
          </table:table-cell>
        </table:table-row>
        <table:table-row table:style-name="ro1">
          <table:table-cell table:style-name="ce0" office:value-type="string" calcext:value-type="string">
            <text:p>【にゃんこ】最大HP＋\V[397]、攻撃力＋\V[398]、　防御力＋\V[399]、技術力＋\V[400]、　敏捷性＋\V[401]</text:p>
          </table:table-cell>
          <table:table-cell table:style-name="ce0"/>
          <table:table-cell table:style-name="ce0" office:value-type="string" calcext:value-type="string">
            <text:p>System</text:p>
          </table:table-cell>
          <table:table-cell table:style-name="ce0" office:value-type="string" calcext:value-type="string">
            <text:p>【Nyanko】MaxHP＋\V[397],ATK＋\V[398], DEF＋\V[399],SKL＋\V[400], AGI＋\V[401]</text:p>
          </table:table-cell>
        </table:table-row>
        <table:table-row table:style-name="ro1">
          <table:table-cell table:style-name="ce0" office:value-type="string" calcext:value-type="string">
            <text:p>にゃんこは、スキル【にゃんキック】を習得した！</text:p>
          </table:table-cell>
          <table:table-cell table:style-name="ce0"/>
          <table:table-cell table:style-name="ce0" office:value-type="string" calcext:value-type="string">
            <text:p>System</text:p>
          </table:table-cell>
          <table:table-cell table:style-name="ce0" office:value-type="string" calcext:value-type="string">
            <text:p>Nyanko learned the 【Nyan-kick】 skill!</text:p>
          </table:table-cell>
        </table:table-row>
        <table:table-row table:style-name="ro1">
          <table:table-cell table:style-name="ce0" office:value-type="string" calcext:value-type="string">
            <text:p>にゃんこは、スキル【ねこ手刀】を習得した！</text:p>
          </table:table-cell>
          <table:table-cell table:style-name="ce0"/>
          <table:table-cell table:style-name="ce0" office:value-type="string" calcext:value-type="string">
            <text:p>System</text:p>
          </table:table-cell>
          <table:table-cell table:style-name="ce0" office:value-type="string" calcext:value-type="string">
            <text:p>Nyanko learned the 【Neko Chop】 skill!</text:p>
          </table:table-cell>
        </table:table-row>
        <table:table-row table:style-name="ro1">
          <table:table-cell table:style-name="ce0" office:value-type="string" calcext:value-type="string">
            <text:p>ともっちのレベルが\V[105]に上がった！</text:p>
          </table:table-cell>
          <table:table-cell table:style-name="ce0"/>
          <table:table-cell table:style-name="ce0" office:value-type="string" calcext:value-type="string">
            <text:p>System</text:p>
          </table:table-cell>
          <table:table-cell table:style-name="ce0" office:value-type="string" calcext:value-type="string">
            <text:p>Tomocchi grew to level \V[105]!</text:p>
          </table:table-cell>
        </table:table-row>
        <table:table-row table:style-name="ro1">
          <table:table-cell table:style-name="ce0" office:value-type="string" calcext:value-type="string">
            <text:p>【ともっち】最大HP＋\V[397]、攻撃力＋\V[398]、　防御力＋\V[399]、技術力＋\V[400]、　敏捷性＋\V[401]</text:p>
          </table:table-cell>
          <table:table-cell table:style-name="ce0"/>
          <table:table-cell table:style-name="ce0" office:value-type="string" calcext:value-type="string">
            <text:p>System</text:p>
          </table:table-cell>
          <table:table-cell table:style-name="ce0" office:value-type="string" calcext:value-type="string">
            <text:p>【Tomocchi】MaxHP＋\V[397],ATK＋\V[398], DEF＋\V[399],SKL＋\V[400], AGI＋\V[401]</text:p>
          </table:table-cell>
        </table:table-row>
        <table:table-row table:style-name="ro1">
          <table:table-cell table:style-name="ce0" office:value-type="string" calcext:value-type="string">
            <text:p>ともっちは、スキル【ヒップアタック】を習得した！</text:p>
          </table:table-cell>
          <table:table-cell table:style-name="ce0"/>
          <table:table-cell table:style-name="ce0" office:value-type="string" calcext:value-type="string">
            <text:p>System</text:p>
          </table:table-cell>
          <table:table-cell table:style-name="ce0" office:value-type="string" calcext:value-type="string">
            <text:p>Tomocchi learned the 【Hip Attack】 skill!</text:p>
          </table:table-cell>
        </table:table-row>
        <table:table-row table:style-name="ro1">
          <table:table-cell table:style-name="ce0" office:value-type="string" calcext:value-type="string">
            <text:p>ひめのレベルが\V[106]に上がった！</text:p>
          </table:table-cell>
          <table:table-cell table:style-name="ce0"/>
          <table:table-cell table:style-name="ce0" office:value-type="string" calcext:value-type="string">
            <text:p>System</text:p>
          </table:table-cell>
          <table:table-cell table:style-name="ce0" office:value-type="string" calcext:value-type="string">
            <text:p>Hime grew to level \V[106]!</text:p>
          </table:table-cell>
        </table:table-row>
        <table:table-row table:style-name="ro1">
          <table:table-cell table:style-name="ce0" office:value-type="string" calcext:value-type="string">
            <text:p>【ひめ】最大HP＋\V[397]、攻撃力＋\V[398]、　防御力＋\V[399]、技術力＋\V[400]、　敏捷性＋\V[401]</text:p>
          </table:table-cell>
          <table:table-cell table:style-name="ce0"/>
          <table:table-cell table:style-name="ce0" office:value-type="string" calcext:value-type="string">
            <text:p>System</text:p>
          </table:table-cell>
          <table:table-cell table:style-name="ce0" office:value-type="string" calcext:value-type="string">
            <text:p>【Hime】MaxHP＋\V[397],ATK＋\V[398], DEF＋\V[399],SKL＋\V[400], AGI＋\V[401]</text:p>
          </table:table-cell>
        </table:table-row>
        <table:table-row table:style-name="ro1">
          <table:table-cell table:style-name="ce0" office:value-type="string" calcext:value-type="string">
            <text:p>はむこ「えっと・・・ど、どうすればいい？　とりあえず突撃しちゃおっか？</text:p>
          </table:table-cell>
          <table:table-cell table:style-name="ce0" office:value-type="string" calcext:value-type="string">
            <text:p>Battle tutorial</text:p>
          </table:table-cell>
          <table:table-cell table:style-name="ce0"/>
          <table:table-cell table:style-name="ce0" office:value-type="string" calcext:value-type="string">
            <text:p>Hamuko「Uhh... w-what should I do?　I guess I'll start by charging in?</text:p>
          </table:table-cell>
        </table:table-row>
        <table:table-row table:style-name="ro1">
          <table:table-cell table:style-name="ce0" office:value-type="string" calcext:value-type="string">
            <text:p>レグマ「むやみに暴れるな。　無駄に体力を消耗する　だけだぞ。</text:p>
          </table:table-cell>
          <table:table-cell table:style-name="ce0" table:number-columns-repeated="2"/>
          <table:table-cell table:style-name="ce0" office:value-type="string" calcext:value-type="string">
            <text:p>Regma「Don't be reckless. You'll only tire yourself　out.</text:p>
          </table:table-cell>
        </table:table-row>
        <table:table-row table:style-name="ro1">
          <table:table-cell table:style-name="ce0" office:value-type="string" calcext:value-type="string">
            <text:p>レグマ「ここは、ありとあらゆるRPGを極めつくした　俺の指示をよく聞いて行動するんだ。</text:p>
          </table:table-cell>
          <table:table-cell table:style-name="ce0" table:number-columns-repeated="2"/>
          <table:table-cell table:style-name="ce0" office:value-type="string" calcext:value-type="string">
            <text:p>Regma「I know the ins-and-outs of all sorts of RPGs,　so act on my instruction.</text:p>
          </table:table-cell>
        </table:table-row>
        <table:table-row table:style-name="ro1">
          <table:table-cell table:style-name="ce0" office:value-type="string" calcext:value-type="string">
            <text:p>はむこ「わかった・・・じゃ、任せるね！</text:p>
          </table:table-cell>
          <table:table-cell table:style-name="ce0" table:number-columns-repeated="2"/>
          <table:table-cell table:style-name="ce0" office:value-type="string" calcext:value-type="string">
            <text:p>Hamuko「Got it... okay, leave it to me!</text:p>
          </table:table-cell>
        </table:table-row>
        <table:table-row table:style-name="ro1">
          <table:table-cell table:style-name="ce0" office:value-type="string" calcext:value-type="string">
            <text:p>戦闘チュートリアルを開始します。</text:p>
          </table:table-cell>
          <table:table-cell table:style-name="ce0"/>
          <table:table-cell table:style-name="ce0" office:value-type="string" calcext:value-type="string">
            <text:p>System</text:p>
          </table:table-cell>
          <table:table-cell table:style-name="ce0" office:value-type="string" calcext:value-type="string">
            <text:p>Commencing the combat tutorial.</text:p>
          </table:table-cell>
        </table:table-row>
        <table:table-row table:style-name="ro1">
          <table:table-cell table:style-name="ce0" office:value-type="string" calcext:value-type="string">
            <text:p>敵との戦闘が始まると、画面上部に「全体メニュー」が表示されます。</text:p>
          </table:table-cell>
          <table:table-cell table:style-name="ce0"/>
          <table:table-cell table:style-name="ce0" office:value-type="string" calcext:value-type="string">
            <text:p>System</text:p>
          </table:table-cell>
          <table:table-cell table:style-name="ce0" office:value-type="string" calcext:value-type="string">
            <text:p>At the start of a battle, a "Top Menu" will bedisplayed at the top of the screen.</text:p>
          </table:table-cell>
        </table:table-row>
        <table:table-row table:style-name="ro1">
          <table:table-cell table:style-name="ce0" office:value-type="string" calcext:value-type="string">
            <text:p>全体メニューでは、「戦う」、「アイテム」、「逃げる」が選択できます。</text:p>
          </table:table-cell>
          <table:table-cell table:style-name="ce0"/>
          <table:table-cell table:style-name="ce0" office:value-type="string" calcext:value-type="string">
            <text:p>System</text:p>
          </table:table-cell>
          <table:table-cell table:style-name="ce0" office:value-type="string" calcext:value-type="string">
            <text:p>From the Top Menu, you can select between"Fight", "Items", and "Run".</text:p>
          </table:table-cell>
        </table:table-row>
        <table:table-row table:style-name="ro1">
          <table:table-cell table:style-name="ce0" office:value-type="string" calcext:value-type="string">
            <text:p>まずは「戦う」を選んでください。</text:p>
          </table:table-cell>
          <table:table-cell table:style-name="ce0"/>
          <table:table-cell table:style-name="ce0" office:value-type="string" calcext:value-type="string">
            <text:p>System</text:p>
          </table:table-cell>
          <table:table-cell table:style-name="ce0" office:value-type="string" calcext:value-type="string">
            <text:p>Please start by choosing "Fight".</text:p>
          </table:table-cell>
        </table:table-row>
        <table:table-row table:style-name="ro1">
          <table:table-cell table:style-name="ce0" office:value-type="string" calcext:value-type="string">
            <text:p>「戦う」を選ぶと、行動力の高いキャラから順に行動することができます。</text:p>
          </table:table-cell>
          <table:table-cell table:style-name="ce0"/>
          <table:table-cell table:style-name="ce0" office:value-type="string" calcext:value-type="string">
            <text:p>System</text:p>
          </table:table-cell>
          <table:table-cell table:style-name="ce0" office:value-type="string" calcext:value-type="string">
            <text:p>Upon selecting "Fight", characters will be ableto act in order of initiative.</text:p>
          </table:table-cell>
        </table:table-row>
        <table:table-row table:style-name="ro1">
          <table:table-cell table:style-name="ce0" office:value-type="string" calcext:value-type="string">
            <text:p>味方キャラが行動可能になると、コマンドメニューが表示され「攻撃」、「スキル」、「待機」が選択できます。</text:p>
          </table:table-cell>
          <table:table-cell table:style-name="ce0"/>
          <table:table-cell table:style-name="ce0" office:value-type="string" calcext:value-type="string">
            <text:p>System</text:p>
          </table:table-cell>
          <table:table-cell table:style-name="ce0" office:value-type="string" calcext:value-type="string">
            <text:p>When an allied character is able to act, acommand menu will be shown from which youcan choose "Attack", "Skills", or "Wait".</text:p>
          </table:table-cell>
        </table:table-row>
        <table:table-row table:style-name="ro1">
          <table:table-cell table:style-name="ce0" office:value-type="string" calcext:value-type="string">
            <text:p>「攻撃」を選び、敵にダメージを与えましょう。</text:p>
          </table:table-cell>
          <table:table-cell table:style-name="ce0"/>
          <table:table-cell table:style-name="ce0" office:value-type="string" calcext:value-type="string">
            <text:p>System</text:p>
          </table:table-cell>
          <table:table-cell table:style-name="ce0" office:value-type="string" calcext:value-type="string">
            <text:p>Let's choose "Attack" and deal some damageto the opponent.</text:p>
          </table:table-cell>
        </table:table-row>
        <table:table-row table:style-name="ro1">
          <table:table-cell table:style-name="ce0" office:value-type="string" calcext:value-type="string">
            <text:p>コマンドメニューの「スキル」を選ぶと、特殊な攻撃などを繰り出すことができますが、今のはむこは何も覚えていないので選択できません。</text:p>
          </table:table-cell>
          <table:table-cell table:style-name="ce0"/>
          <table:table-cell table:style-name="ce0" office:value-type="string" calcext:value-type="string">
            <text:p>System</text:p>
          </table:table-cell>
          <table:table-cell table:style-name="ce0" office:value-type="string" calcext:value-type="string">
            <text:p>By choosing "Skills" from the command menu,special attacks and moves can be unleashed.However, Hamuko doesn't know any skills yet,so this can't be selected.</text:p>
          </table:table-cell>
        </table:table-row>
        <table:table-row table:style-name="ro1">
          <table:table-cell table:style-name="ce0" office:value-type="string" calcext:value-type="string">
            <text:p>「待機」を選ぶと、何もせずに自分の行動を終了します。</text:p>
          </table:table-cell>
          <table:table-cell table:style-name="ce0"/>
          <table:table-cell table:style-name="ce0" office:value-type="string" calcext:value-type="string">
            <text:p>System</text:p>
          </table:table-cell>
          <table:table-cell table:style-name="ce0" office:value-type="string" calcext:value-type="string">
            <text:p>If you choose "Wait", you can skip your turnwithout doing anything.</text:p>
          </table:table-cell>
        </table:table-row>
        <table:table-row table:style-name="ro1">
          <table:table-cell table:style-name="ce0" office:value-type="string" calcext:value-type="string">
            <text:p>「全体メニュー」は、まず戦闘開始時に表示されます。その後は敵や味方が5回行動を取るごとに表示されます。</text:p>
          </table:table-cell>
          <table:table-cell table:style-name="ce0"/>
          <table:table-cell table:style-name="ce0" office:value-type="string" calcext:value-type="string">
            <text:p>System</text:p>
          </table:table-cell>
          <table:table-cell table:style-name="ce0" office:value-type="string" calcext:value-type="string">
            <text:p>The "Top Menu" will be shown at the start ofcombat, and then after every 5 turns taken byour enemies and allies in battle.</text:p>
          </table:table-cell>
        </table:table-row>
        <table:table-row table:style-name="ro1">
          <table:table-cell table:style-name="ce0" office:value-type="string" calcext:value-type="string">
            <text:p>敵が複数いる場合、ターゲットカーソルをアローキーで動かして、攻撃対象を選ぶことができます。</text:p>
          </table:table-cell>
          <table:table-cell table:style-name="ce0"/>
          <table:table-cell table:style-name="ce0" office:value-type="string" calcext:value-type="string">
            <text:p>System</text:p>
          </table:table-cell>
          <table:table-cell table:style-name="ce0" office:value-type="string" calcext:value-type="string">
            <text:p>When there are multiple enemies, you canchoose the target of your attacks, shown bythe target cursor, using the arrow keys.</text:p>
          </table:table-cell>
        </table:table-row>
        <table:table-row table:style-name="ro1">
          <table:table-cell table:style-name="ce0" office:value-type="string" calcext:value-type="string">
            <text:p>時々、ダメージが2倍に跳ね上がる「クリティカルヒット」が出る場合があります。</text:p>
          </table:table-cell>
          <table:table-cell table:style-name="ce0"/>
          <table:table-cell table:style-name="ce0" office:value-type="string" calcext:value-type="string">
            <text:p>System</text:p>
          </table:table-cell>
          <table:table-cell table:style-name="ce0" office:value-type="string" calcext:value-type="string">
            <text:p>Occasionally, a double-damage "Critical Hit"will occur.</text:p>
          </table:table-cell>
        </table:table-row>
        <table:table-row table:style-name="ro1">
          <table:table-cell table:style-name="ce0" office:value-type="string" calcext:value-type="string">
            <text:p>敵から攻撃を受けた際、反撃を繰り出す「カウンター」が発動する場合があります。</text:p>
          </table:table-cell>
          <table:table-cell table:style-name="ce0"/>
          <table:table-cell table:style-name="ce0" office:value-type="string" calcext:value-type="string">
            <text:p>System</text:p>
          </table:table-cell>
          <table:table-cell table:style-name="ce0" office:value-type="string" calcext:value-type="string">
            <text:p>When attacked by an enemy, our allies mayexecute a "Counter", responding with anattack of their own.</text:p>
          </table:table-cell>
        </table:table-row>
        <table:table-row table:style-name="ro1">
          <table:table-cell table:style-name="ce0" office:value-type="string" calcext:value-type="string">
            <text:p>カウンターの発動確率や威力は、攻撃を受けたキャラの防御力に依存します。</text:p>
          </table:table-cell>
          <table:table-cell table:style-name="ce0"/>
          <table:table-cell table:style-name="ce0" office:value-type="string" calcext:value-type="string">
            <text:p>System</text:p>
          </table:table-cell>
          <table:table-cell table:style-name="ce0" office:value-type="string" calcext:value-type="string">
            <text:p>The chance of a counter occurring, and itspower, depends on the Defense of thecharacter.</text:p>
          </table:table-cell>
        </table:table-row>
        <table:table-row table:style-name="ro1">
          <table:table-cell table:style-name="ce0" office:value-type="string" calcext:value-type="string">
            <text:p>こもんイベント１１５番参照</text:p>
          </table:table-cell>
          <table:table-cell table:style-name="ce0" table:number-columns-repeated="3"/>
        </table:table-row>
        <table:table-row table:style-name="ro1">
          <table:table-cell table:style-name="ce0" office:value-type="string" calcext:value-type="string">
            <text:p>今、このタイミングでセーブするのは危険のようだ・・・</text:p>
          </table:table-cell>
          <table:table-cell table:style-name="ce0" table:number-columns-repeated="3"/>
        </table:table-row>
        <table:table-row table:style-name="ro1">
          <table:table-cell table:style-name="ce0" office:value-type="string" calcext:value-type="string">
            <text:p>セーブしますか？</text:p>
          </table:table-cell>
          <table:table-cell table:style-name="ce0" table:number-columns-repeated="3"/>
        </table:table-row>
        <table:table-row table:style-name="ro1">
          <table:table-cell table:style-name="ce0" office:value-type="string" calcext:value-type="string">
            <text:p>待たれよ。　古代竜族の鱗をまだ拾っていないのではないか？</text:p>
          </table:table-cell>
          <table:table-cell table:style-name="ce0" table:number-columns-repeated="3"/>
        </table:table-row>
        <table:table-row table:style-name="ro1">
          <table:table-cell table:style-name="ce0" office:value-type="string" calcext:value-type="string">
            <text:p>ダンジョンの入り口まで戻りますか？</text:p>
          </table:table-cell>
          <table:table-cell table:style-name="ce0" table:number-columns-repeated="3"/>
        </table:table-row>
        <table:table-row table:style-name="ro1">
          <table:table-cell table:style-name="ce0" office:value-type="string" calcext:value-type="string">
            <text:p>ここでは使えないようだ・・・</text:p>
          </table:table-cell>
          <table:table-cell table:style-name="ce0" table:number-columns-repeated="3"/>
        </table:table-row>
        <table:table-row table:style-name="ro1">
          <table:table-cell table:style-name="ce0" office:value-type="string" calcext:value-type="string">
            <text:p>出現率を上げる</text:p>
          </table:table-cell>
          <table:table-cell table:style-name="ce0" table:number-columns-repeated="3"/>
        </table:table-row>
        <table:table-row table:style-name="ro1">
          <table:table-cell table:style-name="ce0" office:value-type="string" calcext:value-type="string">
            <text:p>出現率を普通にする</text:p>
          </table:table-cell>
          <table:table-cell table:style-name="ce0" table:number-columns-repeated="3"/>
        </table:table-row>
        <table:table-row table:style-name="ro1">
          <table:table-cell table:style-name="ce0" office:value-type="string" calcext:value-type="string">
            <text:p>使わない</text:p>
          </table:table-cell>
          <table:table-cell table:style-name="ce0" table:number-columns-repeated="3"/>
        </table:table-row>
        <table:table-row table:style-name="ro1">
          <table:table-cell table:style-name="ce0" office:value-type="string" calcext:value-type="string">
            <text:p>人形「き、来たいなら来ればいいじゃないっ」</text:p>
          </table:table-cell>
          <table:table-cell table:style-name="ce0" table:number-columns-repeated="3"/>
        </table:table-row>
        <table:table-row table:style-name="ro1">
          <table:table-cell table:style-name="ce0" office:value-type="string" calcext:value-type="string">
            <text:p>人形「普通が一番よねっ」</text:p>
          </table:table-cell>
          <table:table-cell table:style-name="ce0" table:number-columns-repeated="3"/>
        </table:table-row>
        <table:table-row table:style-name="ro1">
          <table:table-cell table:style-name="ce0" office:value-type="string" calcext:value-type="string">
            <text:p>敵と遭遇するエリアでないと使えない！</text:p>
          </table:table-cell>
          <table:table-cell table:style-name="ce0" table:number-columns-repeated="3"/>
        </table:table-row>
        <table:table-row table:style-name="ro1">
          <table:table-cell table:style-name="ce0" office:value-type="string" calcext:value-type="string">
            <text:p>はむこはお腹たぷんたぷんだ・・・無理に飲みますか？（HP回復量が半減）</text:p>
          </table:table-cell>
          <table:table-cell table:style-name="ce0" table:number-columns-repeated="3"/>
        </table:table-row>
        <table:table-row table:style-name="ro1">
          <table:table-cell table:style-name="ce0" office:value-type="string" calcext:value-type="string">
            <text:p>にゃんこはお腹たぷんたぷんだ・・・無理に飲みますか？（HP回復量が半減）</text:p>
          </table:table-cell>
          <table:table-cell table:style-name="ce0" table:number-columns-repeated="3"/>
        </table:table-row>
        <table:table-row table:style-name="ro1">
          <table:table-cell table:style-name="ce0" office:value-type="string" calcext:value-type="string">
            <text:p>ともっちはお腹たぷんたぷんだ・・・無理に飲みますか？（HP回復量が半減）</text:p>
          </table:table-cell>
          <table:table-cell table:style-name="ce0" table:number-columns-repeated="3"/>
        </table:table-row>
        <table:table-row table:style-name="ro1">
          <table:table-cell table:style-name="ce0" office:value-type="string" calcext:value-type="string">
            <text:p>ひめはお腹たぷんたぷんだ・・・無理に飲みますか？（HP回復量が半減）</text:p>
          </table:table-cell>
          <table:table-cell table:style-name="ce0" table:number-columns-repeated="3"/>
        </table:table-row>
        <table:table-row table:style-name="ro1">
          <table:table-cell table:style-name="ce0" office:value-type="string" calcext:value-type="string">
            <text:p>ゼリーちゃんを捨てるだと！？！？そんなの青くらげが許さんぞおおぉぉぉ！！！</text:p>
          </table:table-cell>
          <table:table-cell table:style-name="ce0" table:number-columns-repeated="3"/>
        </table:table-row>
        <table:table-row table:style-name="ro1">
          <table:table-cell table:style-name="ce0" office:value-type="string" calcext:value-type="string">
            <text:p>そのアイテムを捨てるだって？おいおい、エイプリルフールにはまだ早いぜ！</text:p>
          </table:table-cell>
          <table:table-cell table:style-name="ce0" table:number-columns-repeated="3"/>
        </table:table-row>
        <table:table-row table:style-name="ro1">
          <table:table-cell table:style-name="ce0" office:value-type="string" calcext:value-type="string">
            <text:p>このアイテムを捨てますか？</text:p>
          </table:table-cell>
          <table:table-cell table:style-name="ce0" table:number-columns-repeated="3"/>
        </table:table-row>
        <table:table-row table:style-name="ro1">
          <table:table-cell table:style-name="ce0" office:value-type="string" calcext:value-type="string">
            <text:p>い・・・行こっか・・・</text:p>
          </table:table-cell>
          <table:table-cell table:style-name="ce0" office:value-type="string" calcext:value-type="string">
            <text:p>After Bandits’ toilet (wet) – L7</text:p>
          </table:table-cell>
          <table:table-cell table:style-name="ce0" office:value-type="string" calcext:value-type="string">
            <text:p>Hamuko</text:p>
          </table:table-cell>
          <table:table-cell table:style-name="ce0" office:value-type="string" calcext:value-type="string">
            <text:p>R… Ready to go…</text:p>
          </table:table-cell>
        </table:table-row>
        <table:table-row table:style-name="ro1">
          <table:table-cell table:style-name="ce0" office:value-type="string" calcext:value-type="string">
            <text:p>お待たせー。</text:p>
          </table:table-cell>
          <table:table-cell table:style-name="ce0" table:number-columns-repeated="3"/>
        </table:table-row>
        <table:table-row table:style-name="ro1">
          <table:table-cell table:style-name="ce0" office:value-type="string" calcext:value-type="string">
            <text:p>んじゃ、行こっか。</text:p>
          </table:table-cell>
          <table:table-cell table:style-name="ce0" table:number-columns-repeated="3"/>
        </table:table-row>
        <table:table-row table:style-name="ro1">
          <table:table-cell table:style-name="ce0" office:value-type="string" calcext:value-type="string">
            <text:p>待たせてごめんね。</text:p>
          </table:table-cell>
          <table:table-cell table:style-name="ce0" table:number-columns-repeated="3"/>
        </table:table-row>
        <table:table-row table:style-name="ro1">
          <table:table-cell table:style-name="ce0" office:value-type="string" calcext:value-type="string">
            <text:p>はい、終わったよー。</text:p>
          </table:table-cell>
          <table:table-cell table:style-name="ce0" office:value-type="string" calcext:value-type="string">
            <text:p>After Bandits’ toilet (wet) – L7</text:p>
          </table:table-cell>
          <table:table-cell table:style-name="ce0" office:value-type="string" calcext:value-type="string">
            <text:p>Tomocchi</text:p>
          </table:table-cell>
          <table:table-cell table:style-name="ce0" office:value-type="string" calcext:value-type="string">
            <text:p>'kay, I’m all done.</text:p>
          </table:table-cell>
        </table:table-row>
        <table:table-row table:style-name="ro1">
          <table:table-cell table:style-name="ce0" office:value-type="string" calcext:value-type="string">
            <text:p>ふう・・・すっきりした。</text:p>
          </table:table-cell>
          <table:table-cell table:style-name="ce0" table:number-columns-repeated="3"/>
        </table:table-row>
        <table:table-row table:style-name="ro1">
          <table:table-cell table:style-name="ce0" office:value-type="string" calcext:value-type="string">
            <text:p>お待たせ。　えへへ・・・</text:p>
          </table:table-cell>
          <table:table-cell table:style-name="ce0" table:number-columns-repeated="3"/>
        </table:table-row>
        <table:table-row table:style-name="ro1">
          <table:table-cell table:style-name="ce0" office:value-type="string" calcext:value-type="string">
            <text:p>はー、助かったぁ・・・！</text:p>
          </table:table-cell>
          <table:table-cell table:style-name="ce0" table:number-columns-repeated="3"/>
        </table:table-row>
        <table:table-row table:style-name="ro1">
          <table:table-cell table:style-name="ce0" office:value-type="string" calcext:value-type="string">
            <text:p>あー、すっきり！</text:p>
          </table:table-cell>
          <table:table-cell table:style-name="ce0" table:number-columns-repeated="3"/>
        </table:table-row>
        <table:table-row table:style-name="ro1">
          <table:table-cell table:style-name="ce0" office:value-type="string" calcext:value-type="string">
            <text:p>えへへ・・・は、恥ずかしいとこ見られちゃった。</text:p>
          </table:table-cell>
          <table:table-cell table:style-name="ce0" table:number-columns-repeated="3"/>
        </table:table-row>
        <table:table-row table:style-name="ro1">
          <table:table-cell table:style-name="ce0" office:value-type="string" calcext:value-type="string">
            <text:p>あぁ・・・すっきりしたぁ！</text:p>
          </table:table-cell>
          <table:table-cell table:style-name="ce0" office:value-type="string" calcext:value-type="string">
            <text:p>After Bandits’ toilet – L6</text:p>
          </table:table-cell>
          <table:table-cell table:style-name="ce0" office:value-type="string" calcext:value-type="string">
            <text:p>Hamuko</text:p>
          </table:table-cell>
          <table:table-cell table:style-name="ce0" office:value-type="string" calcext:value-type="string">
            <text:p>Aah… much better!</text:p>
          </table:table-cell>
        </table:table-row>
        <table:table-row table:style-name="ro1">
          <table:table-cell table:style-name="ce0" office:value-type="string" calcext:value-type="string">
            <text:p>ふー、危なかったぁ・・・</text:p>
          </table:table-cell>
          <table:table-cell table:style-name="ce0" office:value-type="string" calcext:value-type="string">
            <text:p>After Bandits’ toilet – L6</text:p>
          </table:table-cell>
          <table:table-cell table:style-name="ce0" office:value-type="string" calcext:value-type="string">
            <text:p>Hamuko</text:p>
          </table:table-cell>
          <table:table-cell table:style-name="ce0" office:value-type="string" calcext:value-type="string">
            <text:p>Fuu, th-that was close…</text:p>
          </table:table-cell>
        </table:table-row>
        <table:table-row table:style-name="ro1">
          <table:table-cell table:style-name="ce0" office:value-type="string" calcext:value-type="string">
            <text:p>お・・・お待たせ・・・////</text:p>
          </table:table-cell>
          <table:table-cell table:style-name="ce0" office:value-type="string" calcext:value-type="string">
            <text:p>After Bandits’ toilet – L6</text:p>
          </table:table-cell>
          <table:table-cell table:style-name="ce0" office:value-type="string" calcext:value-type="string">
            <text:p>Hamuko</text:p>
          </table:table-cell>
          <table:table-cell table:style-name="ce0" office:value-type="string" calcext:value-type="string">
            <text:p>Th-Thanks for waiting...////</text:p>
          </table:table-cell>
        </table:table-row>
        <table:table-row table:style-name="ro1">
          <table:table-cell table:style-name="ce0" office:value-type="string" calcext:value-type="string">
            <text:p>はぁー・・・もうダメかと思ったよ～・・・</text:p>
          </table:table-cell>
          <table:table-cell table:style-name="ce0" office:value-type="string" calcext:value-type="string">
            <text:p>After Bandits’ toilet – L7</text:p>
          </table:table-cell>
          <table:table-cell table:style-name="ce0" office:value-type="string" calcext:value-type="string">
            <text:p>Hamuko</text:p>
          </table:table-cell>
          <table:table-cell table:style-name="ce0" office:value-type="string" calcext:value-type="string">
            <text:p>Haa—… I thought I wouldn’t make it~…</text:p>
          </table:table-cell>
        </table:table-row>
        <table:table-row table:style-name="ro1">
          <table:table-cell table:style-name="ce0" office:value-type="string" calcext:value-type="string">
            <text:p>えっと・・・お、お待たせ・・・////</text:p>
          </table:table-cell>
          <table:table-cell table:style-name="ce0" office:value-type="string" calcext:value-type="string">
            <text:p>After Bandits’ toilet – L7</text:p>
          </table:table-cell>
          <table:table-cell table:style-name="ce0" office:value-type="string" calcext:value-type="string">
            <text:p>Hamuko</text:p>
          </table:table-cell>
          <table:table-cell table:style-name="ce0" office:value-type="string" calcext:value-type="string">
            <text:p>Um… Th-Thanks for waiting...////</text:p>
          </table:table-cell>
        </table:table-row>
        <table:table-row table:style-name="ro1">
          <table:table-cell table:style-name="ce0" office:value-type="string" calcext:value-type="string">
            <text:p>（はぁ・・・あと少しでもれちゃうトコだったよ・・・）</text:p>
          </table:table-cell>
          <table:table-cell table:style-name="ce0" office:value-type="string" calcext:value-type="string">
            <text:p>After Bandits’ toilet – L7</text:p>
          </table:table-cell>
          <table:table-cell table:style-name="ce0" office:value-type="string" calcext:value-type="string">
            <text:p>Hamuko</text:p>
          </table:table-cell>
          <table:table-cell table:style-name="ce0" office:value-type="string" calcext:value-type="string">
            <text:p>(Whew… a few more seconds and there would have been a flood…)</text:p>
          </table:table-cell>
        </table:table-row>
        <table:table-row table:style-name="ro1">
          <table:table-cell table:style-name="ce0" office:value-type="string" calcext:value-type="string">
            <text:p>ねぇ・・・もぉムリ・・・っ、我慢できないっ！！</text:p>
          </table:table-cell>
          <table:table-cell table:style-name="ce0" table:number-columns-repeated="3"/>
        </table:table-row>
        <table:table-row table:style-name="ro1">
          <table:table-cell table:style-name="ce0" office:value-type="string" calcext:value-type="string">
            <text:p>で、出ちゃう！！　パンツに出ちゃうよぉっ！！</text:p>
          </table:table-cell>
          <table:table-cell table:style-name="ce0" table:number-columns-repeated="3"/>
        </table:table-row>
        <table:table-row table:style-name="ro1">
          <table:table-cell table:style-name="ce0" office:value-type="string" calcext:value-type="string">
            <text:p>野しょんを勧めますか？</text:p>
          </table:table-cell>
          <table:table-cell table:style-name="ce0"/>
          <table:table-cell table:style-name="ce0" office:value-type="string" calcext:value-type="string">
            <text:p>System</text:p>
          </table:table-cell>
          <table:table-cell table:style-name="ce0" office:value-type="string" calcext:value-type="string">
            <text:p>Recommend peeing outside?</text:p>
          </table:table-cell>
        </table:table-row>
        <table:table-row table:style-name="ro1">
          <table:table-cell table:style-name="ce0" office:value-type="string" calcext:value-type="string">
            <text:p>あああーーーっ！！　ま、待って！！　ま、まだ出ちゃだめえぇぇっ！！</text:p>
          </table:table-cell>
          <table:table-cell table:style-name="ce0" table:number-columns-repeated="3"/>
        </table:table-row>
        <table:table-row table:style-name="ro1">
          <table:table-cell table:style-name="ce0" office:value-type="string" calcext:value-type="string">
            <text:p>も、もう膀胱が・・・パンパンで苦しいよぉ！</text:p>
          </table:table-cell>
          <table:table-cell table:style-name="ce0" table:number-columns-repeated="3"/>
        </table:table-row>
        <table:table-row table:style-name="ro1">
          <table:table-cell table:style-name="ce0" office:value-type="string" calcext:value-type="string">
            <text:p>出ちゃいそう・・・！　ど、どうしようっ！？</text:p>
          </table:table-cell>
          <table:table-cell table:style-name="ce0" table:number-columns-repeated="3"/>
        </table:table-row>
        <table:table-row table:style-name="ro1">
          <table:table-cell table:style-name="ce0" office:value-type="string" calcext:value-type="string">
            <text:p>い、いつかはしないとならないもんね・・・！</text:p>
          </table:table-cell>
          <table:table-cell table:style-name="ce0" table:number-columns-repeated="3"/>
        </table:table-row>
        <table:table-row table:style-name="ro1">
          <table:table-cell table:style-name="ce0" office:value-type="string" calcext:value-type="string">
            <text:p>ちょっと待ってて・・・っ！</text:p>
          </table:table-cell>
          <table:table-cell table:style-name="ce0" table:number-columns-repeated="3"/>
        </table:table-row>
        <table:table-row table:style-name="ro1">
          <table:table-cell table:style-name="ce0" office:value-type="string" calcext:value-type="string">
            <text:p>お願い、先におトイレ行かせて・・・！</text:p>
          </table:table-cell>
          <table:table-cell table:style-name="ce0" table:number-columns-repeated="3"/>
        </table:table-row>
        <table:table-row table:style-name="ro1">
          <table:table-cell table:style-name="ce0" office:value-type="string" calcext:value-type="string">
            <text:p>かなり前から我慢してたの・・・だから、そろそろ・・・！</text:p>
          </table:table-cell>
          <table:table-cell table:style-name="ce0" table:number-columns-repeated="3"/>
        </table:table-row>
        <table:table-row table:style-name="ro1">
          <table:table-cell table:style-name="ce0" office:value-type="string" calcext:value-type="string">
            <text:p>ええと・・・こ、ここでしないとダメ・・・？</text:p>
          </table:table-cell>
          <table:table-cell table:style-name="ce0" table:number-columns-repeated="3"/>
        </table:table-row>
        <table:table-row table:style-name="ro1">
          <table:table-cell table:style-name="ce0" office:value-type="string" calcext:value-type="string">
            <text:p>確かにこの辺にはおトイレなんて無いし・・・う、うん・・・わかった・・・</text:p>
          </table:table-cell>
          <table:table-cell table:style-name="ce0" table:number-columns-repeated="3"/>
        </table:table-row>
        <table:table-row table:style-name="ro1">
          <table:table-cell table:style-name="ce0" office:value-type="string" calcext:value-type="string">
            <text:p>えええ？　こ、ここで？</text:p>
          </table:table-cell>
          <table:table-cell table:style-name="ce0" table:number-columns-repeated="3"/>
        </table:table-row>
        <table:table-row table:style-name="ro1">
          <table:table-cell table:style-name="ce0" office:value-type="string" calcext:value-type="string">
            <text:p>や・・・やだよぉ・・・////</text:p>
          </table:table-cell>
          <table:table-cell table:style-name="ce0" table:number-columns-repeated="3"/>
        </table:table-row>
        <table:table-row table:style-name="ro1">
          <table:table-cell table:style-name="ce0" office:value-type="string" calcext:value-type="string">
            <text:p>ねえ・・・のど渇いたよ・・・お水飲みたい・・・</text:p>
          </table:table-cell>
          <table:table-cell table:style-name="ce0" table:number-columns-repeated="3"/>
        </table:table-row>
        <table:table-row table:style-name="ro1">
          <table:table-cell table:style-name="ce0" office:value-type="string" calcext:value-type="string">
            <text:p>ご、ごめんね・・・どうしても我慢できなくなっちゃって・・・</text:p>
          </table:table-cell>
          <table:table-cell table:style-name="ce0" table:number-columns-repeated="3"/>
        </table:table-row>
        <table:table-row table:style-name="ro1">
          <table:table-cell table:style-name="ce0" office:value-type="string" calcext:value-type="string">
            <text:p>頑張ったんだけど、漏らしちゃった・・・ぐす・・・っ</text:p>
          </table:table-cell>
          <table:table-cell table:style-name="ce0" table:number-columns-repeated="3"/>
        </table:table-row>
        <table:table-row table:style-name="ro1">
          <table:table-cell table:style-name="ce0" office:value-type="string" calcext:value-type="string">
            <text:p>レグマくん・・・わたし、ちょっと・・・</text:p>
          </table:table-cell>
          <table:table-cell table:style-name="ce0" table:number-columns-repeated="3"/>
        </table:table-row>
        <table:table-row table:style-name="ro1">
          <table:table-cell table:style-name="ce0" office:value-type="string" calcext:value-type="string">
            <text:p>その・・・おトイレ的なところに行きたいかな・・・？</text:p>
          </table:table-cell>
          <table:table-cell table:style-name="ce0" table:number-columns-repeated="3"/>
        </table:table-row>
        <table:table-row table:style-name="ro1">
          <table:table-cell table:style-name="ce0" office:value-type="string" calcext:value-type="string">
            <text:p>（おトイレ行きたくなってきたような・・・？）</text:p>
          </table:table-cell>
          <table:table-cell table:style-name="ce0" table:number-columns-repeated="3"/>
        </table:table-row>
        <table:table-row table:style-name="ro1">
          <table:table-cell table:style-name="ce0" office:value-type="string" calcext:value-type="string">
            <text:p>（うん、気のせいじゃない・・・行きたい・・・！）</text:p>
          </table:table-cell>
          <table:table-cell table:style-name="ce0" table:number-columns-repeated="3"/>
        </table:table-row>
        <table:table-row table:style-name="ro1">
          <table:table-cell table:style-name="ce0" office:value-type="string" calcext:value-type="string">
            <text:p>ついに決着の時が来たんだね。</text:p>
          </table:table-cell>
          <table:table-cell table:style-name="ce0" table:number-columns-repeated="3"/>
        </table:table-row>
        <table:table-row table:style-name="ro1">
          <table:table-cell table:style-name="ce0" office:value-type="string" calcext:value-type="string">
            <text:p>大丈夫！　わたし達ならきっと勝てるよ！</text:p>
          </table:table-cell>
          <table:table-cell table:style-name="ce0" table:number-columns-repeated="3"/>
        </table:table-row>
        <table:table-row table:style-name="ro1">
          <table:table-cell table:style-name="ce0" office:value-type="string" calcext:value-type="string">
            <text:p>きっとたぶんおそらく、60％くらいの確率で！！</text:p>
          </table:table-cell>
          <table:table-cell table:style-name="ce0" table:number-columns-repeated="3"/>
        </table:table-row>
        <table:table-row table:style-name="ro1">
          <table:table-cell table:style-name="ce0" office:value-type="string" calcext:value-type="string">
            <text:p>魔界門は、大陸北部にある“白銀の森”を抜けたところにあるんだよね？</text:p>
          </table:table-cell>
          <table:table-cell table:style-name="ce0" table:number-columns-repeated="3"/>
        </table:table-row>
        <table:table-row table:style-name="ro1">
          <table:table-cell table:style-name="ce0" office:value-type="string" calcext:value-type="string">
            <text:p>合ってる！？　うおおおお！！　わたしの記憶力すごい！！　天才かも！！！</text:p>
          </table:table-cell>
          <table:table-cell table:style-name="ce0" table:number-columns-repeated="3"/>
        </table:table-row>
        <table:table-row table:style-name="ro1">
          <table:table-cell table:style-name="ce0" office:value-type="string" calcext:value-type="string">
            <text:p>ねえねえ、あの死神ちゃんとレグマくんって知り合いだったの？　違うよね？</text:p>
          </table:table-cell>
          <table:table-cell table:style-name="ce0" table:number-columns-repeated="3"/>
        </table:table-row>
        <table:table-row table:style-name="ro1">
          <table:table-cell table:style-name="ce0" office:value-type="string" calcext:value-type="string">
            <text:p>なんか、お互い知った仲みたいだったからビックリしちゃった。</text:p>
          </table:table-cell>
          <table:table-cell table:style-name="ce0" table:number-columns-repeated="3"/>
        </table:table-row>
        <table:table-row table:style-name="ro1">
          <table:table-cell table:style-name="ce0" office:value-type="string" calcext:value-type="string">
            <text:p>洞窟内の熱をさ、冬まで保存できたらよくない？</text:p>
          </table:table-cell>
          <table:table-cell table:style-name="ce0" table:number-columns-repeated="3"/>
        </table:table-row>
        <table:table-row table:style-name="ro1">
          <table:table-cell table:style-name="ce0" office:value-type="string" calcext:value-type="string">
            <text:p>で、今度は冬の冷気を夏まで保存するの！グッドアイデア！！</text:p>
          </table:table-cell>
          <table:table-cell table:style-name="ce0" table:number-columns-repeated="3"/>
        </table:table-row>
        <table:table-row table:style-name="ro1">
          <table:table-cell table:style-name="ce0" office:value-type="string" calcext:value-type="string">
            <text:p>でも、四季が無くなっちゃうかな・・・？</text:p>
          </table:table-cell>
          <table:table-cell table:style-name="ce0" table:number-columns-repeated="3"/>
        </table:table-row>
        <table:table-row table:style-name="ro1">
          <table:table-cell table:style-name="ce0" office:value-type="string" calcext:value-type="string">
            <text:p>煉獄洞でイオンマテルを手に入れれば、時空玉も作れるし、たこやきちゃんのスターシップも動かせるし、一石二鳥だね！</text:p>
          </table:table-cell>
          <table:table-cell table:style-name="ce0" table:number-columns-repeated="3"/>
        </table:table-row>
        <table:table-row table:style-name="ro1">
          <table:table-cell table:style-name="ce0" office:value-type="string" calcext:value-type="string">
            <text:p>でも、どのくらいの量を集めればいいのかな？</text:p>
          </table:table-cell>
          <table:table-cell table:style-name="ce0" table:number-columns-repeated="3"/>
        </table:table-row>
        <table:table-row table:style-name="ro1">
          <table:table-cell table:style-name="ce0" office:value-type="string" calcext:value-type="string">
            <text:p>ぅあ、や・・・む、無理・・・限界・・・もう限界っ！！</text:p>
          </table:table-cell>
          <table:table-cell table:style-name="ce0" table:number-columns-repeated="3"/>
        </table:table-row>
        <table:table-row table:style-name="ro1">
          <table:table-cell table:style-name="ce0" office:value-type="string" calcext:value-type="string">
            <text:p>もれちゃう・・・おしっこ・・・も、もれちゃ・・・ぁ・・・</text:p>
          </table:table-cell>
          <table:table-cell table:style-name="ce0" table:number-columns-repeated="3"/>
        </table:table-row>
        <table:table-row table:style-name="ro1">
          <table:table-cell table:style-name="ce0" office:value-type="string" calcext:value-type="string">
            <text:p>出ちゃう、でちゃうっ！　でちゃううぅぅっ！！</text:p>
          </table:table-cell>
          <table:table-cell table:style-name="ce0" table:number-columns-repeated="3"/>
        </table:table-row>
        <table:table-row table:style-name="ro1">
          <table:table-cell table:style-name="ce0" office:value-type="string" calcext:value-type="string">
            <text:p>で、出ちゃいそう・・・どうしよう・・・このままじゃ・・・</text:p>
          </table:table-cell>
          <table:table-cell table:style-name="ce0" table:number-columns-repeated="3"/>
        </table:table-row>
        <table:table-row table:style-name="ro1">
          <table:table-cell table:style-name="ce0" office:value-type="string" calcext:value-type="string">
            <text:p>おトイレどこぉ・・・！？</text:p>
          </table:table-cell>
          <table:table-cell table:style-name="ce0" table:number-columns-repeated="3"/>
        </table:table-row>
        <table:table-row table:style-name="ro1">
          <table:table-cell table:style-name="ce0" office:value-type="string" calcext:value-type="string">
            <text:p>あ、そ、その手があったね・・・ぜんぜん考えてなかったけど、もう、仕方ないなぁ・・・</text:p>
          </table:table-cell>
          <table:table-cell table:style-name="ce0" table:number-columns-repeated="3"/>
        </table:table-row>
        <table:table-row table:style-name="ro1">
          <table:table-cell table:style-name="ce0" office:value-type="string" calcext:value-type="string">
            <text:p>おトイレ行きたい・・・ねえ、ずっと我慢してるの・・・！</text:p>
          </table:table-cell>
          <table:table-cell table:style-name="ce0" table:number-columns-repeated="3"/>
        </table:table-row>
        <table:table-row table:style-name="ro1">
          <table:table-cell table:style-name="ce0" office:value-type="string" calcext:value-type="string">
            <text:p>このままじゃ集中できないよ・・・っ！</text:p>
          </table:table-cell>
          <table:table-cell table:style-name="ce0" table:number-columns-repeated="3"/>
        </table:table-row>
        <table:table-row table:style-name="ro1">
          <table:table-cell table:style-name="ce0" office:value-type="string" calcext:value-type="string">
            <text:p>うう・・・気が引けるけど・・・も、もう我慢するの辛いし・・・うん・・・</text:p>
          </table:table-cell>
          <table:table-cell table:style-name="ce0" table:number-columns-repeated="3"/>
        </table:table-row>
        <table:table-row table:style-name="ro1">
          <table:table-cell table:style-name="ce0" office:value-type="string" calcext:value-type="string">
            <text:p>じょ、冗談言ってる場合じゃないって！</text:p>
          </table:table-cell>
          <table:table-cell table:style-name="ce0" table:number-columns-repeated="3"/>
        </table:table-row>
        <table:table-row table:style-name="ro1">
          <table:table-cell table:style-name="ce0" office:value-type="string" calcext:value-type="string">
            <text:p>もうやだ・・・早くパンツ替えたいよぉ・・・////</text:p>
          </table:table-cell>
          <table:table-cell table:style-name="ce0" table:number-columns-repeated="3"/>
        </table:table-row>
        <table:table-row table:style-name="ro1">
          <table:table-cell table:style-name="ce0" office:value-type="string" calcext:value-type="string">
            <text:p>ふえええん・・・////</text:p>
          </table:table-cell>
          <table:table-cell table:style-name="ce0" table:number-columns-repeated="3"/>
        </table:table-row>
        <table:table-row table:style-name="ro1">
          <table:table-cell table:style-name="ce0" office:value-type="string" calcext:value-type="string">
            <text:p>ねえ、途中でおトイレあったら寄って行こうよ・・・</text:p>
          </table:table-cell>
          <table:table-cell table:style-name="ce0" table:number-columns-repeated="3"/>
        </table:table-row>
        <table:table-row table:style-name="ro1">
          <table:table-cell table:style-name="ce0" office:value-type="string" calcext:value-type="string">
            <text:p>みんなも、そろそろ休憩したいよね？</text:p>
          </table:table-cell>
          <table:table-cell table:style-name="ce0" table:number-columns-repeated="3"/>
        </table:table-row>
        <table:table-row table:style-name="ro1">
          <table:table-cell table:style-name="ce0" office:value-type="string" calcext:value-type="string">
            <text:p>（下腹部のこの感じ・・・）</text:p>
          </table:table-cell>
          <table:table-cell table:style-name="ce0" table:number-columns-repeated="3"/>
        </table:table-row>
        <table:table-row table:style-name="ro1">
          <table:table-cell table:style-name="ce0" office:value-type="string" calcext:value-type="string">
            <text:p>（これがいわゆる尿意だ・・・！）</text:p>
          </table:table-cell>
          <table:table-cell table:style-name="ce0" table:number-columns-repeated="3"/>
        </table:table-row>
        <table:table-row table:style-name="ro1">
          <table:table-cell table:style-name="ce0" office:value-type="string" calcext:value-type="string">
            <text:p>結局、青カラットも白カラットも、やっつけられなかったね・・・</text:p>
          </table:table-cell>
          <table:table-cell table:style-name="ce0" table:number-columns-repeated="3"/>
        </table:table-row>
        <table:table-row table:style-name="ro1">
          <table:table-cell table:style-name="ce0" office:value-type="string" calcext:value-type="string">
            <text:p>でも、魔界門の情報が手に入ったし、進捗ありだよね？</text:p>
          </table:table-cell>
          <table:table-cell table:style-name="ce0" table:number-columns-repeated="3"/>
        </table:table-row>
        <table:table-row table:style-name="ro1">
          <table:table-cell table:style-name="ce0" office:value-type="string" calcext:value-type="string">
            <text:p>さ！　早く姫さまのところに行こ！</text:p>
          </table:table-cell>
          <table:table-cell table:style-name="ce0" table:number-columns-repeated="3"/>
        </table:table-row>
        <table:table-row table:style-name="ro1">
          <table:table-cell table:style-name="ce0" office:value-type="string" calcext:value-type="string">
            <text:p>相手はあの、掴みどころのない白カラット・・・！</text:p>
          </table:table-cell>
          <table:table-cell table:style-name="ce0" table:number-columns-repeated="3"/>
        </table:table-row>
        <table:table-row table:style-name="ro1">
          <table:table-cell table:style-name="ce0" office:value-type="string" calcext:value-type="string">
            <text:p>例え干渉剤という名の切り札を持っているとしても、油断はできないね！</text:p>
          </table:table-cell>
          <table:table-cell table:style-name="ce0" table:number-columns-repeated="3"/>
        </table:table-row>
        <table:table-row table:style-name="ro1">
          <table:table-cell table:style-name="ce0" office:value-type="string" calcext:value-type="string">
            <text:p>よっし！！　あとはこの2つの材料を持ってルミィさんの所に行くだけだね！！</text:p>
          </table:table-cell>
          <table:table-cell table:style-name="ce0" table:number-columns-repeated="3"/>
        </table:table-row>
        <table:table-row table:style-name="ro1">
          <table:table-cell table:style-name="ce0" office:value-type="string" calcext:value-type="string">
            <text:p>・・・で、ルミィさんはどこにいるんだっけ？</text:p>
          </table:table-cell>
          <table:table-cell table:style-name="ce0" table:number-columns-repeated="3"/>
        </table:table-row>
        <table:table-row table:style-name="ro1">
          <table:table-cell table:style-name="ce0" office:value-type="string" calcext:value-type="string">
            <text:p>いいなぁ～、たこやきちゃんの翻訳機！</text:p>
          </table:table-cell>
          <table:table-cell table:style-name="ce0" table:number-columns-repeated="3"/>
        </table:table-row>
        <table:table-row table:style-name="ro1">
          <table:table-cell table:style-name="ce0" office:value-type="string" calcext:value-type="string">
            <text:p>ああいうのが一つあると心強いよね～！日常では、まず使わないけど！</text:p>
          </table:table-cell>
          <table:table-cell table:style-name="ce0" table:number-columns-repeated="3"/>
        </table:table-row>
        <table:table-row table:style-name="ro1">
          <table:table-cell table:style-name="ce0" office:value-type="string" calcext:value-type="string">
            <text:p>ゼリーちゃんにまた会えるんだね～！</text:p>
          </table:table-cell>
          <table:table-cell table:style-name="ce0" table:number-columns-repeated="3"/>
        </table:table-row>
        <table:table-row table:style-name="ro1">
          <table:table-cell table:style-name="ce0" office:value-type="string" calcext:value-type="string">
            <text:p>今度は羽目を外さないように気をつけないとね！楽しみだな～！　デュフフフフ！！</text:p>
          </table:table-cell>
          <table:table-cell table:style-name="ce0" table:number-columns-repeated="3"/>
        </table:table-row>
        <table:table-row table:style-name="ro1">
          <table:table-cell table:style-name="ce0" office:value-type="string" calcext:value-type="string">
            <text:p>明らかに蛾だね、レリグ・イアス。</text:p>
          </table:table-cell>
          <table:table-cell table:style-name="ce0" table:number-columns-repeated="3"/>
        </table:table-row>
        <table:table-row table:style-name="ro1">
          <table:table-cell table:style-name="ce0" office:value-type="string" calcext:value-type="string">
            <text:p>それも、めっちゃ巨大な蛾。</text:p>
          </table:table-cell>
          <table:table-cell table:style-name="ce0" table:number-columns-repeated="3"/>
        </table:table-row>
        <table:table-row table:style-name="ro1">
          <table:table-cell table:style-name="ce0" office:value-type="string" calcext:value-type="string">
            <text:p>やっぱ夜行性なのかな？</text:p>
          </table:table-cell>
          <table:table-cell table:style-name="ce0" table:number-columns-repeated="3"/>
        </table:table-row>
        <table:table-row table:style-name="ro1">
          <table:table-cell table:style-name="ce0" office:value-type="string" calcext:value-type="string">
            <text:p>忘れもしない、あれは5月の下旬頃だった・・・</text:p>
          </table:table-cell>
          <table:table-cell table:style-name="ce0" table:number-columns-repeated="3"/>
        </table:table-row>
        <table:table-row table:style-name="ro1">
          <table:table-cell table:style-name="ce0" office:value-type="string" calcext:value-type="string">
            <text:p>体育の授業が終わり、更衣室で着替えていたわたしは、ふと背後に気配を感じ・・・</text:p>
          </table:table-cell>
          <table:table-cell table:style-name="ce0" table:number-columns-repeated="3"/>
        </table:table-row>
        <table:table-row table:style-name="ro1">
          <table:table-cell table:style-name="ce0" office:value-type="string" calcext:value-type="string">
            <text:p>そして・・・次の瞬間・・・っ！！</text:p>
          </table:table-cell>
          <table:table-cell table:style-name="ce0" table:number-columns-repeated="3"/>
        </table:table-row>
        <table:table-row table:style-name="ro1">
          <table:table-cell table:style-name="ce0" office:value-type="string" calcext:value-type="string">
            <text:p>肛門から、天へと穿つ落雷がっ！！！あああああああああぁぁぁっぁあぁぁぁーーっ！！</text:p>
          </table:table-cell>
          <table:table-cell table:style-name="ce0" table:number-columns-repeated="3"/>
        </table:table-row>
        <table:table-row table:style-name="ro1">
          <table:table-cell table:style-name="ce0" office:value-type="string" calcext:value-type="string">
            <text:p>さてさて、お次はいよいよ危険な種族のいる森だね。</text:p>
          </table:table-cell>
          <table:table-cell table:style-name="ce0" table:number-columns-repeated="3"/>
        </table:table-row>
        <table:table-row table:style-name="ro1">
          <table:table-cell table:style-name="ce0" office:value-type="string" calcext:value-type="string">
            <text:p>魔物よりも危険なのかな？　そんなことはないよね？</text:p>
          </table:table-cell>
          <table:table-cell table:style-name="ce0" table:number-columns-repeated="3"/>
        </table:table-row>
        <table:table-row table:style-name="ro1">
          <table:table-cell table:style-name="ce0" office:value-type="string" calcext:value-type="string">
            <text:p>沼に入ると、きっと毒ダメージくらっちゃうよ！</text:p>
          </table:table-cell>
          <table:table-cell table:style-name="ce0" table:number-columns-repeated="3"/>
        </table:table-row>
        <table:table-row table:style-name="ro1">
          <table:table-cell table:style-name="ce0" office:value-type="string" calcext:value-type="string">
            <text:p>く・・・っ！　こんな時に毒消し草があれば安心なのに・・・！！</text:p>
          </table:table-cell>
          <table:table-cell table:style-name="ce0" table:number-columns-repeated="3"/>
        </table:table-row>
        <table:table-row table:style-name="ro1">
          <table:table-cell table:style-name="ce0" office:value-type="string" calcext:value-type="string">
            <text:p>さっきの白カラットの一撃、すごく痛かったよ・・・</text:p>
          </table:table-cell>
          <table:table-cell table:style-name="ce0" table:number-columns-repeated="3"/>
        </table:table-row>
        <table:table-row table:style-name="ro1">
          <table:table-cell table:style-name="ce0" office:value-type="string" calcext:value-type="string">
            <text:p>たぶん300万ダメージくらい喰らったんじゃないかな？</text:p>
          </table:table-cell>
          <table:table-cell table:style-name="ce0" table:number-columns-repeated="3"/>
        </table:table-row>
        <table:table-row table:style-name="ro1">
          <table:table-cell table:style-name="ce0" office:value-type="string" calcext:value-type="string">
            <text:p>だめぇっ、もうむり・・・っ！！　で、でる・・・っ！</text:p>
          </table:table-cell>
          <table:table-cell table:style-name="ce0" table:number-columns-repeated="3"/>
        </table:table-row>
        <table:table-row table:style-name="ro1">
          <table:table-cell table:style-name="ce0" office:value-type="string" calcext:value-type="string">
            <text:p>ど、どこか・・・おしっこぉ・・・っ！！</text:p>
          </table:table-cell>
          <table:table-cell table:style-name="ce0" table:number-columns-repeated="3"/>
        </table:table-row>
        <table:table-row table:style-name="ro1">
          <table:table-cell table:style-name="ce0" office:value-type="string" calcext:value-type="string">
            <text:p>おねがいっ、ま、まにあって・・・っ！！</text:p>
          </table:table-cell>
          <table:table-cell table:style-name="ce0" table:number-columns-repeated="3"/>
        </table:table-row>
        <table:table-row table:style-name="ro1">
          <table:table-cell table:style-name="ce0" office:value-type="string" calcext:value-type="string">
            <text:p>おしっこしたい・・・っ、もうだめ・・・！　おしっこ・・・！！</text:p>
          </table:table-cell>
          <table:table-cell table:style-name="ce0" table:number-columns-repeated="3"/>
        </table:table-row>
        <table:table-row table:style-name="ro1">
          <table:table-cell table:style-name="ce0" office:value-type="string" calcext:value-type="string">
            <text:p>我慢・・・我慢できない・・・っ！！</text:p>
          </table:table-cell>
          <table:table-cell table:style-name="ce0" table:number-columns-repeated="3"/>
        </table:table-row>
        <table:table-row table:style-name="ro1">
          <table:table-cell table:style-name="ce0" office:value-type="string" calcext:value-type="string">
            <text:p>お願い、少し・・・少しだけ待ってて・・・っ！！</text:p>
          </table:table-cell>
          <table:table-cell table:style-name="ce0" table:number-columns-repeated="3"/>
        </table:table-row>
        <table:table-row table:style-name="ro1">
          <table:table-cell table:style-name="ce0" office:value-type="string" calcext:value-type="string">
            <text:p>レグマくん、そ、そろそろ・・・</text:p>
          </table:table-cell>
          <table:table-cell table:style-name="ce0" table:number-columns-repeated="3"/>
        </table:table-row>
        <table:table-row table:style-name="ro1">
          <table:table-cell table:style-name="ce0" office:value-type="string" calcext:value-type="string">
            <text:p>わたし、あの・・・お、おトイレ行きたいよ・・・！</text:p>
          </table:table-cell>
          <table:table-cell table:style-name="ce0" table:number-columns-repeated="3"/>
        </table:table-row>
        <table:table-row table:style-name="ro1">
          <table:table-cell table:style-name="ce0" office:value-type="string" calcext:value-type="string">
            <text:p>近くにおトイレ無いみたいだし・・・、し、しかたないよね・・・？</text:p>
          </table:table-cell>
          <table:table-cell table:style-name="ce0" table:number-columns-repeated="3"/>
        </table:table-row>
        <table:table-row table:style-name="ro1">
          <table:table-cell table:style-name="ce0" office:value-type="string" calcext:value-type="string">
            <text:p>こ、ここで！？　やだ・・・！</text:p>
          </table:table-cell>
          <table:table-cell table:style-name="ce0" table:number-columns-repeated="3"/>
        </table:table-row>
        <table:table-row table:style-name="ro1">
          <table:table-cell table:style-name="ce0" office:value-type="string" calcext:value-type="string">
            <text:p>あ、あの時、ちゃんとおトイレ行っておけば・・・</text:p>
          </table:table-cell>
          <table:table-cell table:style-name="ce0" table:number-columns-repeated="3"/>
        </table:table-row>
        <table:table-row table:style-name="ro1">
          <table:table-cell table:style-name="ce0" office:value-type="string" calcext:value-type="string">
            <text:p>うぅ・・・こんなことには・・・ならなかったのに・・・ぐすっ</text:p>
          </table:table-cell>
          <table:table-cell table:style-name="ce0" table:number-columns-repeated="3"/>
        </table:table-row>
        <table:table-row table:style-name="ro1">
          <table:table-cell table:style-name="ce0" office:value-type="string" calcext:value-type="string">
            <text:p>おトイレ・・・行きたい（ボソッ）</text:p>
          </table:table-cell>
          <table:table-cell table:style-name="ce0" table:number-columns-repeated="3"/>
        </table:table-row>
        <table:table-row table:style-name="ro1">
          <table:table-cell table:style-name="ce0" office:value-type="string" calcext:value-type="string">
            <text:p>あ・・・！　き、聞こえた・・・？</text:p>
          </table:table-cell>
          <table:table-cell table:style-name="ce0" table:number-columns-repeated="3"/>
        </table:table-row>
        <table:table-row table:style-name="ro1">
          <table:table-cell table:style-name="ce0" office:value-type="string" calcext:value-type="string">
            <text:p>うん・・・その・・・そ、そういうことだから・・・</text:p>
          </table:table-cell>
          <table:table-cell table:style-name="ce0" table:number-columns-repeated="3"/>
        </table:table-row>
        <table:table-row table:style-name="ro1">
          <table:table-cell table:style-name="ce0" office:value-type="string" calcext:value-type="string">
            <text:p>定期的な休憩は、健康維持に必須なんだよ！</text:p>
          </table:table-cell>
          <table:table-cell table:style-name="ce0" table:number-columns-repeated="3"/>
        </table:table-row>
        <table:table-row table:style-name="ro1">
          <table:table-cell table:style-name="ce0" office:value-type="string" calcext:value-type="string">
            <text:p>若者だからって、無理しちゃいけないと思うんだ・・・！</text:p>
          </table:table-cell>
          <table:table-cell table:style-name="ce0" table:number-columns-repeated="3"/>
        </table:table-row>
        <table:table-row table:style-name="ro1">
          <table:table-cell table:style-name="ce0" office:value-type="string" calcext:value-type="string">
            <text:p>ついに白カラットが動いたみたいだね・・・！</text:p>
          </table:table-cell>
          <table:table-cell table:style-name="ce0" table:number-columns-repeated="3"/>
        </table:table-row>
        <table:table-row table:style-name="ro1">
          <table:table-cell table:style-name="ce0" office:value-type="string" calcext:value-type="string">
            <text:p>衛兵さんを100メートル吹っ飛ばすほどの力で熾天宮を壊して、熾力を消滅させるつもりなのかな・・・！？</text:p>
          </table:table-cell>
          <table:table-cell table:style-name="ce0" table:number-columns-repeated="3"/>
        </table:table-row>
        <table:table-row table:style-name="ro1">
          <table:table-cell table:style-name="ce0" office:value-type="string" calcext:value-type="string">
            <text:p>教会の地下に研究所・・・</text:p>
          </table:table-cell>
          <table:table-cell table:style-name="ce0" table:number-columns-repeated="3"/>
        </table:table-row>
        <table:table-row table:style-name="ro1">
          <table:table-cell table:style-name="ce0" office:value-type="string" calcext:value-type="string">
            <text:p>なんだろう、どこかで聞いたことのあるような・・・</text:p>
          </table:table-cell>
          <table:table-cell table:style-name="ce0" table:number-columns-repeated="3"/>
        </table:table-row>
        <table:table-row table:style-name="ro1">
          <table:table-cell table:style-name="ce0" office:value-type="string" calcext:value-type="string">
            <text:p>あああ！！　バイオだ！！　バイオ○ザードにありがちなヤツだ！！　うほっほー！！</text:p>
          </table:table-cell>
          <table:table-cell table:style-name="ce0" table:number-columns-repeated="3"/>
        </table:table-row>
        <table:table-row table:style-name="ro1">
          <table:table-cell table:style-name="ce0" office:value-type="string" calcext:value-type="string">
            <text:p>ルミィさんを連れてお城に戻るよ！</text:p>
          </table:table-cell>
          <table:table-cell table:style-name="ce0" table:number-columns-repeated="3"/>
        </table:table-row>
        <table:table-row table:style-name="ro1">
          <table:table-cell table:style-name="ce0" office:value-type="string" calcext:value-type="string">
            <text:p>ナントカの鱗と、あと紅茶の茶葉から抽出できるナントカっていう成分があれば、ナントカっていう薬ができるもんね！！</text:p>
          </table:table-cell>
          <table:table-cell table:style-name="ce0" table:number-columns-repeated="3"/>
        </table:table-row>
        <table:table-row table:style-name="ro1">
          <table:table-cell table:style-name="ce0" office:value-type="string" calcext:value-type="string">
            <text:p>前を歩いてきた人から「おーい！」って声かけられたから、「はーい！」って返事したら・・・</text:p>
          </table:table-cell>
          <table:table-cell table:style-name="ce0" table:number-columns-repeated="3"/>
        </table:table-row>
        <table:table-row table:style-name="ro1">
          <table:table-cell table:style-name="ce0" office:value-type="string" calcext:value-type="string">
            <text:p>実は私の後ろにいる人に声かけてた時ってあるよね？　めっちゃ恥ずかしいよね？</text:p>
          </table:table-cell>
          <table:table-cell table:style-name="ce0" table:number-columns-repeated="3"/>
        </table:table-row>
        <table:table-row table:style-name="ro1">
          <table:table-cell table:style-name="ce0" office:value-type="string" calcext:value-type="string">
            <text:p>・・・うん。　今話す話題じゃないよね！</text:p>
          </table:table-cell>
          <table:table-cell table:style-name="ce0" table:number-columns-repeated="3"/>
        </table:table-row>
        <table:table-row table:style-name="ro1">
          <table:table-cell table:style-name="ce0" office:value-type="string" calcext:value-type="string">
            <text:p>“蜃気楼の谷”って、こむちゃんが仲間に加わった場所だよね？</text:p>
          </table:table-cell>
          <table:table-cell table:style-name="ce0" table:number-columns-repeated="3"/>
        </table:table-row>
        <table:table-row table:style-name="ro1">
          <table:table-cell table:style-name="ce0" office:value-type="string" calcext:value-type="string">
            <text:p>てことは、またあの暑～い砂漠エリアかぁ・・・</text:p>
          </table:table-cell>
          <table:table-cell table:style-name="ce0" table:number-columns-repeated="3"/>
        </table:table-row>
        <table:table-row table:style-name="ro1">
          <table:table-cell table:style-name="ce0" office:value-type="string" calcext:value-type="string">
            <text:p>ルミィさんはジャングルのどこかに連れて行かれたんだよね！</text:p>
          </table:table-cell>
          <table:table-cell table:style-name="ce0" table:number-columns-repeated="3"/>
        </table:table-row>
        <table:table-row table:style-name="ro1">
          <table:table-cell table:style-name="ce0" office:value-type="string" calcext:value-type="string">
            <text:p>ジャングルと言えば毒ヘビだよ！　マングースが仲間になってくれたら心強いよね！</text:p>
          </table:table-cell>
          <table:table-cell table:style-name="ce0" table:number-columns-repeated="3"/>
        </table:table-row>
        <table:table-row table:style-name="ro1">
          <table:table-cell table:style-name="ce0" office:value-type="string" calcext:value-type="string">
            <text:p>改めて思ったけど、騎士団長さんって大変な仕事なんだね。</text:p>
          </table:table-cell>
          <table:table-cell table:style-name="ce0" table:number-columns-repeated="3"/>
        </table:table-row>
        <table:table-row table:style-name="ro1">
          <table:table-cell table:style-name="ce0" office:value-type="string" calcext:value-type="string">
            <text:p>騎士団の管理はもちろん、城の公務もやってるし、何かあったら体を張って守りに行かなくちゃならないんだもん。</text:p>
          </table:table-cell>
          <table:table-cell table:style-name="ce0" table:number-columns-repeated="3"/>
        </table:table-row>
        <table:table-row table:style-name="ro1">
          <table:table-cell table:style-name="ce0" office:value-type="string" calcext:value-type="string">
            <text:p>だからわたし、騎士団長にはならないよ！</text:p>
          </table:table-cell>
          <table:table-cell table:style-name="ce0" table:number-columns-repeated="3"/>
        </table:table-row>
        <table:table-row table:style-name="ro1">
          <table:table-cell table:style-name="ce0" office:value-type="string" calcext:value-type="string">
            <text:p>オッシーに会えちゃったね！！大きかったね、オッシー！！</text:p>
          </table:table-cell>
          <table:table-cell table:style-name="ce0" table:number-columns-repeated="3"/>
        </table:table-row>
        <table:table-row table:style-name="ro1">
          <table:table-cell table:style-name="ce0" office:value-type="string" calcext:value-type="string">
            <text:p>次に会う時は背中に乗りたい！！</text:p>
          </table:table-cell>
          <table:table-cell table:style-name="ce0" table:number-columns-repeated="3"/>
        </table:table-row>
        <table:table-row table:style-name="ro1">
          <table:table-cell table:style-name="ce0" office:value-type="string" calcext:value-type="string">
            <text:p>オシル湖でオッシーを見つけるよ！</text:p>
          </table:table-cell>
          <table:table-cell table:style-name="ce0" table:number-columns-repeated="3"/>
        </table:table-row>
        <table:table-row table:style-name="ro1">
          <table:table-cell table:style-name="ce0" office:value-type="string" calcext:value-type="string">
            <text:p>きっと首長竜みたいな、ああいう感じの怪獣だよ！！　楽しみだね！！</text:p>
          </table:table-cell>
          <table:table-cell table:style-name="ce0" table:number-columns-repeated="3"/>
        </table:table-row>
        <table:table-row table:style-name="ro1">
          <table:table-cell table:style-name="ce0" office:value-type="string" calcext:value-type="string">
            <text:p>お城へ戻って、赤カラットや青カラット、それと白カラットの対策を考えないとね！</text:p>
          </table:table-cell>
          <table:table-cell table:style-name="ce0" table:number-columns-repeated="3"/>
        </table:table-row>
        <table:table-row table:style-name="ro1">
          <table:table-cell table:style-name="ce0" office:value-type="string" calcext:value-type="string">
            <text:p>いや～、最近は右を向いても左を向いてもカラットばっかだね～！</text:p>
          </table:table-cell>
          <table:table-cell table:style-name="ce0" table:number-columns-repeated="3"/>
        </table:table-row>
        <table:table-row table:style-name="ro1">
          <table:table-cell table:style-name="ce0" office:value-type="string" calcext:value-type="string">
            <text:p>ぁぁ、あ、ぅ・・・も、だ・・・め・・・</text:p>
          </table:table-cell>
          <table:table-cell table:style-name="ce0" office:value-type="string" calcext:value-type="string">
            <text:p>Chat - L7 A</text:p>
          </table:table-cell>
          <table:table-cell table:style-name="ce0" office:value-type="string" calcext:value-type="string">
            <text:p>Hamuko</text:p>
          </table:table-cell>
          <table:table-cell table:style-name="ce0" office:value-type="string" calcext:value-type="string">
            <text:p>Aa-aah, uuh... no... more...</text:p>
          </table:table-cell>
        </table:table-row>
        <table:table-row table:style-name="ro1">
          <table:table-cell table:style-name="ce0" office:value-type="string" calcext:value-type="string">
            <text:p>げんかい・・・なの・・・ぉ・・・っ！！</text:p>
          </table:table-cell>
          <table:table-cell table:style-name="ce0" office:value-type="string" calcext:value-type="string">
            <text:p>Chat - L7 B</text:p>
          </table:table-cell>
          <table:table-cell table:style-name="ce0" office:value-type="string" calcext:value-type="string">
            <text:p>Hamuko</text:p>
          </table:table-cell>
          <table:table-cell table:style-name="ce0" office:value-type="string" calcext:value-type="string">
            <text:p>I'm at... my... limit...!!</text:p>
          </table:table-cell>
        </table:table-row>
        <table:table-row table:style-name="ro1">
          <table:table-cell table:style-name="ce0" office:value-type="string" calcext:value-type="string">
            <text:p>でちゃぅ、ぁ、ああっ、でちゃううぅっ！！</text:p>
          </table:table-cell>
          <table:table-cell table:style-name="ce0" office:value-type="string" calcext:value-type="string">
            <text:p>Outdoor pee - L7</text:p>
          </table:table-cell>
          <table:table-cell table:style-name="ce0" office:value-type="string" calcext:value-type="string">
            <text:p>Hamuko</text:p>
          </table:table-cell>
          <table:table-cell table:style-name="ce0" office:value-type="string" calcext:value-type="string">
            <text:p>It's, aa-aaah, it's coming ouuuut!!</text:p>
          </table:table-cell>
        </table:table-row>
        <table:table-row table:style-name="ro1">
          <table:table-cell table:style-name="ce0" office:value-type="string" calcext:value-type="string">
            <text:p>や、やばい・・・っ、ねえ、もう・・・無理・・・っ！</text:p>
          </table:table-cell>
          <table:table-cell table:style-name="ce0" office:value-type="string" calcext:value-type="string">
            <text:p>Chat - L6 A</text:p>
          </table:table-cell>
          <table:table-cell table:style-name="ce0" office:value-type="string" calcext:value-type="string">
            <text:p>Hamuko</text:p>
          </table:table-cell>
          <table:table-cell table:style-name="ce0" office:value-type="string" calcext:value-type="string">
            <text:p>Th-this is bad... hey, I can't... hold it...!</text:p>
          </table:table-cell>
        </table:table-row>
        <table:table-row table:style-name="ro1">
          <table:table-cell table:style-name="ce0" office:value-type="string" calcext:value-type="string">
            <text:p>おトイレ・・・ぉ、おしっこ・・・行きたいよぉっ！</text:p>
          </table:table-cell>
          <table:table-cell table:style-name="ce0" office:value-type="string" calcext:value-type="string">
            <text:p>Chat - L6 B</text:p>
          </table:table-cell>
          <table:table-cell table:style-name="ce0" office:value-type="string" calcext:value-type="string">
            <text:p>Hamuko</text:p>
          </table:table-cell>
          <table:table-cell table:style-name="ce0" office:value-type="string" calcext:value-type="string">
            <text:p>I wanna go to the... I-I wanna go pee!</text:p>
          </table:table-cell>
        </table:table-row>
        <table:table-row table:style-name="ro1">
          <table:table-cell table:style-name="ce0" office:value-type="string" calcext:value-type="string">
            <text:p>く、ぅ・・・っ</text:p>
          </table:table-cell>
          <table:table-cell table:style-name="ce0" office:value-type="string" calcext:value-type="string">
            <text:p>Outdoor pee - L6 A</text:p>
          </table:table-cell>
          <table:table-cell table:style-name="ce0" office:value-type="string" calcext:value-type="string">
            <text:p>Hamuko</text:p>
          </table:table-cell>
          <table:table-cell table:style-name="ce0" office:value-type="string" calcext:value-type="string">
            <text:p>Ku, uuh...</text:p>
          </table:table-cell>
        </table:table-row>
        <table:table-row table:style-name="ro1">
          <table:table-cell table:style-name="ce0" office:value-type="string" calcext:value-type="string">
            <text:p>も、もぅ・・・我慢・・・できないぃっ！</text:p>
          </table:table-cell>
          <table:table-cell table:style-name="ce0" office:value-type="string" calcext:value-type="string">
            <text:p>Outdoor pee - L6 B</text:p>
          </table:table-cell>
          <table:table-cell table:style-name="ce0" office:value-type="string" calcext:value-type="string">
            <text:p>Hamuko</text:p>
          </table:table-cell>
          <table:table-cell table:style-name="ce0" office:value-type="string" calcext:value-type="string">
            <text:p>I, I can't... hold it... anymore!</text:p>
          </table:table-cell>
        </table:table-row>
        <table:table-row table:style-name="ro1">
          <table:table-cell table:style-name="ce0" office:value-type="string" calcext:value-type="string">
            <text:p>ごめん、あの、おトイレ・・・！</text:p>
          </table:table-cell>
          <table:table-cell table:style-name="ce0" office:value-type="string" calcext:value-type="string">
            <text:p>Chat - L5 A</text:p>
          </table:table-cell>
          <table:table-cell table:style-name="ce0" office:value-type="string" calcext:value-type="string">
            <text:p>Hamuko</text:p>
          </table:table-cell>
          <table:table-cell table:style-name="ce0" office:value-type="string" calcext:value-type="string">
            <text:p>Sorry, umm, toilet...!</text:p>
          </table:table-cell>
        </table:table-row>
        <table:table-row table:style-name="ro1">
          <table:table-cell table:style-name="ce0" office:value-type="string" calcext:value-type="string">
            <text:p>そろそろ本当に、行きたいんだけど・・・っ！</text:p>
          </table:table-cell>
          <table:table-cell table:style-name="ce0" office:value-type="string" calcext:value-type="string">
            <text:p>Chat - L5 B</text:p>
          </table:table-cell>
          <table:table-cell table:style-name="ce0" office:value-type="string" calcext:value-type="string">
            <text:p>Hamuko</text:p>
          </table:table-cell>
          <table:table-cell table:style-name="ce0" office:value-type="string" calcext:value-type="string">
            <text:p>I'd really like to go right about now...!</text:p>
          </table:table-cell>
        </table:table-row>
        <table:table-row table:style-name="ro1">
          <table:table-cell table:style-name="ce0" office:value-type="string" calcext:value-type="string">
            <text:p>あ・・・うん・・・</text:p>
          </table:table-cell>
          <table:table-cell table:style-name="ce0" office:value-type="string" calcext:value-type="string">
            <text:p>Outdoor pee (wet) - L5 A</text:p>
          </table:table-cell>
          <table:table-cell table:style-name="ce0" office:value-type="string" calcext:value-type="string">
            <text:p>Hamuko</text:p>
          </table:table-cell>
          <table:table-cell table:style-name="ce0" office:value-type="string" calcext:value-type="string">
            <text:p>Yeah... okay...</text:p>
          </table:table-cell>
        </table:table-row>
        <table:table-row table:style-name="ro1">
          <table:table-cell table:style-name="ce0" office:value-type="string" calcext:value-type="string">
            <text:p>ま、また失敗しちゃうよりは・・・いいよね・・・</text:p>
          </table:table-cell>
          <table:table-cell table:style-name="ce0" office:value-type="string" calcext:value-type="string">
            <text:p>Outdoor pee (wet) - L5 B</text:p>
          </table:table-cell>
          <table:table-cell table:style-name="ce0" office:value-type="string" calcext:value-type="string">
            <text:p>Hamuko</text:p>
          </table:table-cell>
          <table:table-cell table:style-name="ce0" office:value-type="string" calcext:value-type="string">
            <text:p>I-it's better than... losing it again...</text:p>
          </table:table-cell>
        </table:table-row>
        <table:table-row table:style-name="ro1">
          <table:table-cell table:style-name="ce0" office:value-type="string" calcext:value-type="string">
            <text:p>それはまだ、ちょっと、無理だよ・・・さすがに・・・</text:p>
          </table:table-cell>
          <table:table-cell table:style-name="ce0" office:value-type="string" calcext:value-type="string">
            <text:p>Outdoor pee - L5</text:p>
          </table:table-cell>
          <table:table-cell table:style-name="ce0" office:value-type="string" calcext:value-type="string">
            <text:p>Hamuko</text:p>
          </table:table-cell>
          <table:table-cell table:style-name="ce0" office:value-type="string" calcext:value-type="string">
            <text:p>There's no way... I could do that... not yet...</text:p>
          </table:table-cell>
        </table:table-row>
        <table:table-row table:style-name="ro1">
          <table:table-cell table:style-name="ce0" office:value-type="string" calcext:value-type="string">
            <text:p>うう・・・間に合わなかったよ・・・</text:p>
          </table:table-cell>
          <table:table-cell table:style-name="ce0" office:value-type="string" calcext:value-type="string">
            <text:p>Chat (wet) - A</text:p>
          </table:table-cell>
          <table:table-cell table:style-name="ce0" office:value-type="string" calcext:value-type="string">
            <text:p>Hamuko</text:p>
          </table:table-cell>
          <table:table-cell table:style-name="ce0" office:value-type="string" calcext:value-type="string">
            <text:p>Uuuh... I didn't make it...</text:p>
          </table:table-cell>
        </table:table-row>
        <table:table-row table:style-name="ro1">
          <table:table-cell table:style-name="ce0" office:value-type="string" calcext:value-type="string">
            <text:p>ご、ごめんね・・・</text:p>
          </table:table-cell>
          <table:table-cell table:style-name="ce0" office:value-type="string" calcext:value-type="string">
            <text:p>Chat (wet) - B</text:p>
          </table:table-cell>
          <table:table-cell table:style-name="ce0" office:value-type="string" calcext:value-type="string">
            <text:p>Hamuko</text:p>
          </table:table-cell>
          <table:table-cell table:style-name="ce0" office:value-type="string" calcext:value-type="string">
            <text:p>S-sorry...</text:p>
          </table:table-cell>
        </table:table-row>
        <table:table-row table:style-name="ro1">
          <table:table-cell table:style-name="ce0" office:value-type="string" calcext:value-type="string">
            <text:p>レグマくん、あのさ・・・</text:p>
          </table:table-cell>
          <table:table-cell table:style-name="ce0" office:value-type="string" calcext:value-type="string">
            <text:p>Chat - L4 A</text:p>
          </table:table-cell>
          <table:table-cell table:style-name="ce0" office:value-type="string" calcext:value-type="string">
            <text:p>Hamuko</text:p>
          </table:table-cell>
          <table:table-cell table:style-name="ce0" office:value-type="string" calcext:value-type="string">
            <text:p>Hey, Reguma-kun...</text:p>
          </table:table-cell>
        </table:table-row>
        <table:table-row table:style-name="ro1">
          <table:table-cell table:style-name="ce0" office:value-type="string" calcext:value-type="string">
            <text:p>言いにくいんだけど、わたし、ちょっと・・・おトイレに・・・////</text:p>
          </table:table-cell>
          <table:table-cell table:style-name="ce0" office:value-type="string" calcext:value-type="string">
            <text:p>Chat - L4 B</text:p>
          </table:table-cell>
          <table:table-cell table:style-name="ce0" office:value-type="string" calcext:value-type="string">
            <text:p>Hamuko</text:p>
          </table:table-cell>
          <table:table-cell table:style-name="ce0" office:value-type="string" calcext:value-type="string">
            <text:p>I hate to say it, but, I wanna...Y'know, to the bathroom... ////</text:p>
          </table:table-cell>
        </table:table-row>
        <table:table-row table:style-name="ro1">
          <table:table-cell table:style-name="ce0" office:value-type="string" calcext:value-type="string">
            <text:p>（そう言えば、この辺におトイレあったかな・・・）</text:p>
          </table:table-cell>
          <table:table-cell table:style-name="ce0" office:value-type="string" calcext:value-type="string">
            <text:p>Chat - L3 A</text:p>
          </table:table-cell>
          <table:table-cell table:style-name="ce0" office:value-type="string" calcext:value-type="string">
            <text:p>Hamuko</text:p>
          </table:table-cell>
          <table:table-cell table:style-name="ce0" office:value-type="string" calcext:value-type="string">
            <text:p>(Come to think of it, I wonder if there was a toiletaround here...)</text:p>
          </table:table-cell>
        </table:table-row>
        <table:table-row table:style-name="ro1">
          <table:table-cell table:style-name="ce0" office:value-type="string" calcext:value-type="string">
            <text:p>（ちょっと寄りたくなってきちゃった・・・）</text:p>
          </table:table-cell>
          <table:table-cell table:style-name="ce0" office:value-type="string" calcext:value-type="string">
            <text:p>Chat - L3 B</text:p>
          </table:table-cell>
          <table:table-cell table:style-name="ce0" office:value-type="string" calcext:value-type="string">
            <text:p>Hamuko</text:p>
          </table:table-cell>
          <table:table-cell table:style-name="ce0" office:value-type="string" calcext:value-type="string">
            <text:p>(It's kinda getting to that point...)</text:p>
          </table:table-cell>
        </table:table-row>
        <table:table-row table:style-name="ro1">
          <table:table-cell table:style-name="ce0" office:value-type="string" calcext:value-type="string">
            <text:p>ああ・・・！　宇宙人ちゃんのバイザー、かっこいいなぁ！！</text:p>
          </table:table-cell>
          <table:table-cell table:style-name="ce0" table:number-columns-repeated="3"/>
        </table:table-row>
        <table:table-row table:style-name="ro1">
          <table:table-cell table:style-name="ce0" office:value-type="string" calcext:value-type="string">
            <text:p>付けてみたいなぁ！　うずうず・・・</text:p>
          </table:table-cell>
          <table:table-cell table:style-name="ce0" table:number-columns-repeated="3"/>
        </table:table-row>
        <table:table-row table:style-name="ro1">
          <table:table-cell table:style-name="ce0" office:value-type="string" calcext:value-type="string">
            <text:p>今回の誘拐（？）事件も、カラットたちが絡んでるのかな？</text:p>
          </table:table-cell>
          <table:table-cell table:style-name="ce0" table:number-columns-repeated="3"/>
        </table:table-row>
        <table:table-row table:style-name="ro1">
          <table:table-cell table:style-name="ce0" office:value-type="string" calcext:value-type="string">
            <text:p>だとしたら、ほんと人騒がせだよねっ！！</text:p>
          </table:table-cell>
          <table:table-cell table:style-name="ce0" table:number-columns-repeated="3"/>
        </table:table-row>
        <table:table-row table:style-name="ro1">
          <table:table-cell table:style-name="ce0" office:value-type="string" calcext:value-type="string">
            <text:p>ウワサにたがわぬ、いい湯だったね！</text:p>
          </table:table-cell>
          <table:table-cell table:style-name="ce0" table:number-columns-repeated="3"/>
        </table:table-row>
        <table:table-row table:style-name="ro1">
          <table:table-cell table:style-name="ce0" office:value-type="string" calcext:value-type="string">
            <text:p>これはもう、わたし達も負けてらんないよ！</text:p>
          </table:table-cell>
          <table:table-cell table:style-name="ce0" table:number-columns-repeated="3"/>
        </table:table-row>
        <table:table-row table:style-name="ro1">
          <table:table-cell table:style-name="ce0" office:value-type="string" calcext:value-type="string">
            <text:p>お風呂と争うわけじゃないけど。</text:p>
          </table:table-cell>
          <table:table-cell table:style-name="ce0" table:number-columns-repeated="3"/>
        </table:table-row>
        <table:table-row table:style-name="ro1">
          <table:table-cell table:style-name="ce0" office:value-type="string" calcext:value-type="string">
            <text:p>さあレグマくん！</text:p>
          </table:table-cell>
          <table:table-cell table:style-name="ce0" table:number-columns-repeated="3"/>
        </table:table-row>
        <table:table-row table:style-name="ro1">
          <table:table-cell table:style-name="ce0" office:value-type="string" calcext:value-type="string">
            <text:p>次に我々が向かうべき場所は、もちろん分かってるよね！？</text:p>
          </table:table-cell>
          <table:table-cell table:style-name="ce0" table:number-columns-repeated="3"/>
        </table:table-row>
        <table:table-row table:style-name="ro1">
          <table:table-cell table:style-name="ce0" office:value-type="string" calcext:value-type="string">
            <text:p>これ以上何も言わないよ！！</text:p>
          </table:table-cell>
          <table:table-cell table:style-name="ce0" table:number-columns-repeated="3"/>
        </table:table-row>
        <table:table-row table:style-name="ro1">
          <table:table-cell table:style-name="ce0" office:value-type="string" calcext:value-type="string">
            <text:p>ほんとに言わないよ？</text:p>
          </table:table-cell>
          <table:table-cell table:style-name="ce0" table:number-columns-repeated="3"/>
        </table:table-row>
        <table:table-row table:style-name="ro1">
          <table:table-cell table:style-name="ce0" office:value-type="string" calcext:value-type="string">
            <text:p>温泉、すぐに入れなかったのは残念だけど、</text:p>
          </table:table-cell>
          <table:table-cell table:style-name="ce0" table:number-columns-repeated="3"/>
        </table:table-row>
        <table:table-row table:style-name="ro1">
          <table:table-cell table:style-name="ce0" office:value-type="string" calcext:value-type="string">
            <text:p>魔物退治も入浴前の運動だと思えば、なんてことはないね！</text:p>
          </table:table-cell>
          <table:table-cell table:style-name="ce0" table:number-columns-repeated="3"/>
        </table:table-row>
        <table:table-row table:style-name="ro1">
          <table:table-cell table:style-name="ce0" office:value-type="string" calcext:value-type="string">
            <text:p>これ、言っていいのか分からないことなんだけど・・・</text:p>
          </table:table-cell>
          <table:table-cell table:style-name="ce0" table:number-columns-repeated="3"/>
        </table:table-row>
        <table:table-row table:style-name="ro1">
          <table:table-cell table:style-name="ce0" office:value-type="string" calcext:value-type="string">
            <text:p>秘湯っていう割には、そんなに“秘”じゃないよね。</text:p>
          </table:table-cell>
          <table:table-cell table:style-name="ce0" table:number-columns-repeated="3"/>
        </table:table-row>
        <table:table-row table:style-name="ro1">
          <table:table-cell table:style-name="ce0" office:value-type="string" calcext:value-type="string">
            <text:p>お・ん・せん♪　Ｏ・Ｎ・ＳＥ・Ｎ♪</text:p>
          </table:table-cell>
          <table:table-cell table:style-name="ce0" table:number-columns-repeated="3"/>
        </table:table-row>
        <table:table-row table:style-name="ro1">
          <table:table-cell table:style-name="ce0" office:value-type="string" calcext:value-type="string">
            <text:p>魔物が出てきて応・戦♪</text:p>
          </table:table-cell>
          <table:table-cell table:style-name="ce0" table:number-columns-repeated="3"/>
        </table:table-row>
        <table:table-row table:style-name="ro1">
          <table:table-cell table:style-name="ce0" office:value-type="string" calcext:value-type="string">
            <text:p>おっと！　ブッソウなこと言っちまったぜぃ！</text:p>
          </table:table-cell>
          <table:table-cell table:style-name="ce0" table:number-columns-repeated="3"/>
        </table:table-row>
        <table:table-row table:style-name="ro1">
          <table:table-cell table:style-name="ce0" office:value-type="string" calcext:value-type="string">
            <text:p>姫さまに館長のことを報告しに行かなくちゃね！</text:p>
          </table:table-cell>
          <table:table-cell table:style-name="ce0" table:number-columns-repeated="3"/>
        </table:table-row>
        <table:table-row table:style-name="ro1">
          <table:table-cell table:style-name="ce0" office:value-type="string" calcext:value-type="string">
            <text:p>あ、でも・・・わたしが館長に捕まって、その・・・</text:p>
          </table:table-cell>
          <table:table-cell table:style-name="ce0" table:number-columns-repeated="3"/>
        </table:table-row>
        <table:table-row table:style-name="ro1">
          <table:table-cell table:style-name="ce0" office:value-type="string" calcext:value-type="string">
            <text:p>アレをさせられた事は、省略していいよ・・・</text:p>
          </table:table-cell>
          <table:table-cell table:style-name="ce0" table:number-columns-repeated="3"/>
        </table:table-row>
        <table:table-row table:style-name="ro1">
          <table:table-cell table:style-name="ce0" office:value-type="string" calcext:value-type="string">
            <text:p>館長さんが裏でよからぬことをやってたなんて残念だね・・・</text:p>
          </table:table-cell>
          <table:table-cell table:style-name="ce0" table:number-columns-repeated="3"/>
        </table:table-row>
        <table:table-row table:style-name="ro1">
          <table:table-cell table:style-name="ce0" office:value-type="string" calcext:value-type="string">
            <text:p>それに、熾力パワーアップの希望が裏切られたのがショックだよ・・・</text:p>
          </table:table-cell>
          <table:table-cell table:style-name="ce0" table:number-columns-repeated="3"/>
        </table:table-row>
        <table:table-row table:style-name="ro1">
          <table:table-cell table:style-name="ce0" office:value-type="string" calcext:value-type="string">
            <text:p>森の奥で行方不明のビオラさんを探しに行くんだよね？</text:p>
          </table:table-cell>
          <table:table-cell table:style-name="ce0" table:number-columns-repeated="3"/>
        </table:table-row>
        <table:table-row table:style-name="ro1">
          <table:table-cell table:style-name="ce0" office:value-type="string" calcext:value-type="string">
            <text:p>い、行こうか・・・</text:p>
          </table:table-cell>
          <table:table-cell table:style-name="ce0" table:number-columns-repeated="3"/>
        </table:table-row>
        <table:table-row table:style-name="ro1">
          <table:table-cell table:style-name="ce0" office:value-type="string" calcext:value-type="string">
            <text:p>まずはジンブー村の騎士団長さんと合流しよう！</text:p>
          </table:table-cell>
          <table:table-cell table:style-name="ce0" table:number-columns-repeated="3"/>
        </table:table-row>
        <table:table-row table:style-name="ro1">
          <table:table-cell table:style-name="ce0" office:value-type="string" calcext:value-type="string">
            <text:p>そこでビオラさんの救出作戦を練るよ！</text:p>
          </table:table-cell>
          <table:table-cell table:style-name="ce0" table:number-columns-repeated="3"/>
        </table:table-row>
        <table:table-row table:style-name="ro1">
          <table:table-cell table:style-name="ce0" office:value-type="string" calcext:value-type="string">
            <text:p>で、でる・・・でちゃう・・・っ　もう、でちゃう、でちゃうぅっ！！</text:p>
          </table:table-cell>
          <table:table-cell table:style-name="ce0" table:number-columns-repeated="3"/>
        </table:table-row>
        <table:table-row table:style-name="ro1">
          <table:table-cell table:style-name="ce0" office:value-type="string" calcext:value-type="string">
            <text:p>あ、あそこの物陰まで・・・っ　お願い・・・出ないでぇっ！！</text:p>
          </table:table-cell>
          <table:table-cell table:style-name="ce0" table:number-columns-repeated="3"/>
        </table:table-row>
        <table:table-row table:style-name="ro1">
          <table:table-cell table:style-name="ce0" office:value-type="string" calcext:value-type="string">
            <text:p>おトイレ行きたいよぉ・・・っ！</text:p>
          </table:table-cell>
          <table:table-cell table:style-name="ce0" table:number-columns-repeated="3"/>
        </table:table-row>
        <table:table-row table:style-name="ro1">
          <table:table-cell table:style-name="ce0" office:value-type="string" calcext:value-type="string">
            <text:p>これ以上我慢できないのっ！　もう、もう・・・もれそう・・・っ！！</text:p>
          </table:table-cell>
          <table:table-cell table:style-name="ce0" table:number-columns-repeated="3"/>
        </table:table-row>
        <table:table-row table:style-name="ro1">
          <table:table-cell table:style-name="ce0" office:value-type="string" calcext:value-type="string">
            <text:p>ほ、本当はこんなことしないんだけど・・・っ</text:p>
          </table:table-cell>
          <table:table-cell table:style-name="ce0" table:number-columns-repeated="3"/>
        </table:table-row>
        <table:table-row table:style-name="ro1">
          <table:table-cell table:style-name="ce0" office:value-type="string" calcext:value-type="string">
            <text:p>もうだめぇ・・・っ！！</text:p>
          </table:table-cell>
          <table:table-cell table:style-name="ce0" table:number-columns-repeated="3"/>
        </table:table-row>
        <table:table-row table:style-name="ro1">
          <table:table-cell table:style-name="ce0" office:value-type="string" calcext:value-type="string">
            <text:p>レグマくん、お願い・・・おトイレ行かせてよ・・・</text:p>
          </table:table-cell>
          <table:table-cell table:style-name="ce0" table:number-columns-repeated="3"/>
        </table:table-row>
        <table:table-row table:style-name="ro1">
          <table:table-cell table:style-name="ce0" office:value-type="string" calcext:value-type="string">
            <text:p>こ、このままじゃ集中できない・・・っ</text:p>
          </table:table-cell>
          <table:table-cell table:style-name="ce0" table:number-columns-repeated="3"/>
        </table:table-row>
        <table:table-row table:style-name="ro1">
          <table:table-cell table:style-name="ce0" office:value-type="string" calcext:value-type="string">
            <text:p>そういうイジワル言うんだ・・・</text:p>
          </table:table-cell>
          <table:table-cell table:style-name="ce0" table:number-columns-repeated="3"/>
        </table:table-row>
        <table:table-row table:style-name="ro1">
          <table:table-cell table:style-name="ce0" office:value-type="string" calcext:value-type="string">
            <text:p>き、嫌いになっちゃうよぉ・・・？</text:p>
          </table:table-cell>
          <table:table-cell table:style-name="ce0" table:number-columns-repeated="3"/>
        </table:table-row>
        <table:table-row table:style-name="ro1">
          <table:table-cell table:style-name="ce0" office:value-type="string" calcext:value-type="string">
            <text:p>だ、だめ！！　おしっこのにおいするから近づかないでっ！！</text:p>
          </table:table-cell>
          <table:table-cell table:style-name="ce0" table:number-columns-repeated="3"/>
        </table:table-row>
        <table:table-row table:style-name="ro1">
          <table:table-cell table:style-name="ce0" office:value-type="string" calcext:value-type="string">
            <text:p>何て言うか、その・・・</text:p>
          </table:table-cell>
          <table:table-cell table:style-name="ce0" table:number-columns-repeated="3"/>
        </table:table-row>
        <table:table-row table:style-name="ro1">
          <table:table-cell table:style-name="ce0" office:value-type="string" calcext:value-type="string">
            <text:p>おトイレに行きたいかな～？　とか・・・思っちゃったりするんだけど・・・</text:p>
          </table:table-cell>
          <table:table-cell table:style-name="ce0" table:number-columns-repeated="3"/>
        </table:table-row>
        <table:table-row table:style-name="ro1">
          <table:table-cell table:style-name="ce0" office:value-type="string" calcext:value-type="string">
            <text:p>ねえ・・・次の休憩はいつにする・・・？</text:p>
          </table:table-cell>
          <table:table-cell table:style-name="ce0" table:number-columns-repeated="3"/>
        </table:table-row>
        <table:table-row table:style-name="ro1">
          <table:table-cell table:style-name="ce0" office:value-type="string" calcext:value-type="string">
            <text:p>ちょっと、その・・・催してきちゃって・・・</text:p>
          </table:table-cell>
          <table:table-cell table:style-name="ce0" table:number-columns-repeated="3"/>
        </table:table-row>
        <table:table-row table:style-name="ro1">
          <table:table-cell table:style-name="ce0" office:value-type="string" calcext:value-type="string">
            <text:p>さて！　心強い仲間も増えたところで、一度お城の姫様に報告に戻ろう！</text:p>
          </table:table-cell>
          <table:table-cell table:style-name="ce0" table:number-columns-repeated="3"/>
        </table:table-row>
        <table:table-row table:style-name="ro1">
          <table:table-cell table:style-name="ce0" office:value-type="string" calcext:value-type="string">
            <text:p>きっとまた、何らかの新事実がわたし達を待ってるよ～♪</text:p>
          </table:table-cell>
          <table:table-cell table:style-name="ce0" table:number-columns-repeated="3"/>
        </table:table-row>
        <table:table-row table:style-name="ro1">
          <table:table-cell table:style-name="ce0" office:value-type="string" calcext:value-type="string">
            <text:p>精霊王さーーーん！！　どこですかーー！！</text:p>
          </table:table-cell>
          <table:table-cell table:style-name="ce0" table:number-columns-repeated="3"/>
        </table:table-row>
        <table:table-row table:style-name="ro1">
          <table:table-cell table:style-name="ce0" office:value-type="string" calcext:value-type="string">
            <text:p>出てきてくださーーーーーい！！</text:p>
          </table:table-cell>
          <table:table-cell table:style-name="ce0" table:number-columns-repeated="3"/>
        </table:table-row>
        <table:table-row table:style-name="ro1">
          <table:table-cell table:style-name="ce0" office:value-type="string" calcext:value-type="string">
            <text:p>あ～づ～い～よ～・・・！！</text:p>
          </table:table-cell>
          <table:table-cell table:style-name="ce0" table:number-columns-repeated="3"/>
        </table:table-row>
        <table:table-row table:style-name="ro1">
          <table:table-cell table:style-name="ce0" office:value-type="string" calcext:value-type="string">
            <text:p>言うと余計に暑くなるのは分かってるけど・・・</text:p>
          </table:table-cell>
          <table:table-cell table:style-name="ce0" table:number-columns-repeated="3"/>
        </table:table-row>
        <table:table-row table:style-name="ro1">
          <table:table-cell table:style-name="ce0" office:value-type="string" calcext:value-type="string">
            <text:p>これは・・・言わずにはいられないよ～・・・！</text:p>
          </table:table-cell>
          <table:table-cell table:style-name="ce0" table:number-columns-repeated="3"/>
        </table:table-row>
        <table:table-row table:style-name="ro1">
          <table:table-cell table:style-name="ce0" office:value-type="string" calcext:value-type="string">
            <text:p>だいたい想像はしてたけど・・・</text:p>
          </table:table-cell>
          <table:table-cell table:style-name="ce0" table:number-columns-repeated="3"/>
        </table:table-row>
        <table:table-row table:style-name="ro1">
          <table:table-cell table:style-name="ce0" office:value-type="string" calcext:value-type="string">
            <text:p>南部の日差しはヤバいね・・・</text:p>
          </table:table-cell>
          <table:table-cell table:style-name="ce0" table:number-columns-repeated="3"/>
        </table:table-row>
        <table:table-row table:style-name="ro1">
          <table:table-cell table:style-name="ce0" office:value-type="string" calcext:value-type="string">
            <text:p>精霊王って聞くと、なんかこう、ランプの魔人みたいなのをイメージするなー！</text:p>
          </table:table-cell>
          <table:table-cell table:style-name="ce0" table:number-columns-repeated="3"/>
        </table:table-row>
        <table:table-row table:style-name="ro1">
          <table:table-cell table:style-name="ce0" office:value-type="string" calcext:value-type="string">
            <text:p>レグマくんはどういうのを想像する？</text:p>
          </table:table-cell>
          <table:table-cell table:style-name="ce0" table:number-columns-repeated="3"/>
        </table:table-row>
        <table:table-row table:style-name="ro1">
          <table:table-cell table:style-name="ce0" office:value-type="string" calcext:value-type="string">
            <text:p>もうね！！　“ヒトならざる仲間”のことで頭いっぱいだよ！！</text:p>
          </table:table-cell>
          <table:table-cell table:style-name="ce0" table:number-columns-repeated="3"/>
        </table:table-row>
        <table:table-row table:style-name="ro1">
          <table:table-cell table:style-name="ce0" office:value-type="string" calcext:value-type="string">
            <text:p>獣系かな！？　精霊系かな！？ゾンビ系かな！！？</text:p>
          </table:table-cell>
          <table:table-cell table:style-name="ce0" table:number-columns-repeated="3"/>
        </table:table-row>
        <table:table-row table:style-name="ro1">
          <table:table-cell table:style-name="ce0" office:value-type="string" calcext:value-type="string">
            <text:p>ゾンビはいいや・・・</text:p>
          </table:table-cell>
          <table:table-cell table:style-name="ce0" table:number-columns-repeated="3"/>
        </table:table-row>
        <table:table-row table:style-name="ro1">
          <table:table-cell table:style-name="ce0" office:value-type="string" calcext:value-type="string">
            <text:p>煉絶カラットに蒼麗カラット・・・ややこしいね。</text:p>
          </table:table-cell>
          <table:table-cell table:style-name="ce0" table:number-columns-repeated="3"/>
        </table:table-row>
        <table:table-row table:style-name="ro1">
          <table:table-cell table:style-name="ce0" office:value-type="string" calcext:value-type="string">
            <text:p>セカンドネームって何だっけ？パンなんとかと、ジェル・・・あれ？</text:p>
          </table:table-cell>
          <table:table-cell table:style-name="ce0" table:number-columns-repeated="3"/>
        </table:table-row>
        <table:table-row table:style-name="ro1">
          <table:table-cell table:style-name="ce0" office:value-type="string" calcext:value-type="string">
            <text:p>一時はどうなるかと思ったけど、あの鉄砲娘のおかげで助かったね！</text:p>
          </table:table-cell>
          <table:table-cell table:style-name="ce0" table:number-columns-repeated="3"/>
        </table:table-row>
        <table:table-row table:style-name="ro1">
          <table:table-cell table:style-name="ce0" office:value-type="string" calcext:value-type="string">
            <text:p>ほんと、何者なんだろう・・・？</text:p>
          </table:table-cell>
          <table:table-cell table:style-name="ce0" table:number-columns-repeated="3"/>
        </table:table-row>
        <table:table-row table:style-name="ro1">
          <table:table-cell table:style-name="ce0" office:value-type="string" calcext:value-type="string">
            <text:p>ど、どうしよう・・・もう・・・おトイレ我慢・・・できない・・・かも・・・っ！</text:p>
          </table:table-cell>
          <table:table-cell table:style-name="ce0" table:number-columns-repeated="3"/>
        </table:table-row>
        <table:table-row table:style-name="ro1">
          <table:table-cell table:style-name="ce0" office:value-type="string" calcext:value-type="string">
            <text:p>ここじゃもう、それしか無いんだよね・・・っ！わたしのせいじゃないよねっ！！</text:p>
          </table:table-cell>
          <table:table-cell table:style-name="ce0" table:number-columns-repeated="3"/>
        </table:table-row>
        <table:table-row table:style-name="ro1">
          <table:table-cell table:style-name="ce0" office:value-type="string" calcext:value-type="string">
            <text:p>あ、あの・・・実はね・・・</text:p>
          </table:table-cell>
          <table:table-cell table:style-name="ce0" table:number-columns-repeated="3"/>
        </table:table-row>
        <table:table-row table:style-name="ro1">
          <table:table-cell table:style-name="ce0" office:value-type="string" calcext:value-type="string">
            <text:p>さっきから、おトイレ・・・我慢しててさ・・・</text:p>
          </table:table-cell>
          <table:table-cell table:style-name="ce0" table:number-columns-repeated="3"/>
        </table:table-row>
        <table:table-row table:style-name="ro1">
          <table:table-cell table:style-name="ce0" office:value-type="string" calcext:value-type="string">
            <text:p>う、うん・・・こんなとこにおトイレ無いの分かってるんだけど・・・</text:p>
          </table:table-cell>
          <table:table-cell table:style-name="ce0" table:number-columns-repeated="3"/>
        </table:table-row>
        <table:table-row table:style-name="ro1">
          <table:table-cell table:style-name="ce0" office:value-type="string" calcext:value-type="string">
            <text:p>もうちょっとだけ・・・我慢してみる・・・</text:p>
          </table:table-cell>
          <table:table-cell table:style-name="ce0" table:number-columns-repeated="3"/>
        </table:table-row>
        <table:table-row table:style-name="ro1">
          <table:table-cell table:style-name="ce0" office:value-type="string" calcext:value-type="string">
            <text:p>（や、やばいなぁ・・・）</text:p>
          </table:table-cell>
          <table:table-cell table:style-name="ce0" table:number-columns-repeated="3"/>
        </table:table-row>
        <table:table-row table:style-name="ro1">
          <table:table-cell table:style-name="ce0" office:value-type="string" calcext:value-type="string">
            <text:p>（おトイレ、けっこうしたくなってきちゃった・・・）</text:p>
          </table:table-cell>
          <table:table-cell table:style-name="ce0" table:number-columns-repeated="3"/>
        </table:table-row>
        <table:table-row table:style-name="ro1">
          <table:table-cell table:style-name="ce0" office:value-type="string" calcext:value-type="string">
            <text:p>出口どこぉ・・・？</text:p>
          </table:table-cell>
          <table:table-cell table:style-name="ce0" table:number-columns-repeated="3"/>
        </table:table-row>
        <table:table-row table:style-name="ro1">
          <table:table-cell table:style-name="ce0" office:value-type="string" calcext:value-type="string">
            <text:p>できるだけ早く脱出しないと・・・その・・・あれなんだけど・・・</text:p>
          </table:table-cell>
          <table:table-cell table:style-name="ce0" table:number-columns-repeated="3"/>
        </table:table-row>
        <table:table-row table:style-name="ro1">
          <table:table-cell table:style-name="ce0" office:value-type="string" calcext:value-type="string">
            <text:p>と、閉じ込められちゃったね・・・</text:p>
          </table:table-cell>
          <table:table-cell table:style-name="ce0" table:number-columns-repeated="3"/>
        </table:table-row>
        <table:table-row table:style-name="ro1">
          <table:table-cell table:style-name="ce0" office:value-type="string" calcext:value-type="string">
            <text:p>とにかく歩きまわって出口を見つけよう！</text:p>
          </table:table-cell>
          <table:table-cell table:style-name="ce0" table:number-columns-repeated="3"/>
        </table:table-row>
        <table:table-row table:style-name="ro1">
          <table:table-cell table:style-name="ce0" office:value-type="string" calcext:value-type="string">
            <text:p>イイ感じにとんとん拍子で進むね！</text:p>
          </table:table-cell>
          <table:table-cell table:style-name="ce0" table:number-columns-repeated="3"/>
        </table:table-row>
        <table:table-row table:style-name="ro1">
          <table:table-cell table:style-name="ce0" office:value-type="string" calcext:value-type="string">
            <text:p>早くお城に戻って、姫様にいっぱい誉めてもらお！！</text:p>
          </table:table-cell>
          <table:table-cell table:style-name="ce0" table:number-columns-repeated="3"/>
        </table:table-row>
        <table:table-row table:style-name="ro1">
          <table:table-cell table:style-name="ce0" office:value-type="string" calcext:value-type="string">
            <text:p>今度の四天王は、どんな名前なんだろうね。</text:p>
          </table:table-cell>
          <table:table-cell table:style-name="ce0" table:number-columns-repeated="3"/>
        </table:table-row>
        <table:table-row table:style-name="ro1">
          <table:table-cell table:style-name="ce0" office:value-type="string" calcext:value-type="string">
            <text:p>東部で戦ったのが確か・・・こめきち・・・だっけ？</text:p>
          </table:table-cell>
          <table:table-cell table:style-name="ce0" table:number-columns-repeated="3"/>
        </table:table-row>
        <table:table-row table:style-name="ro1">
          <table:table-cell table:style-name="ce0" office:value-type="string" calcext:value-type="string">
            <text:p>とりあえず、姫さまに研究の事と四天王の事を報告しなきゃね。</text:p>
          </table:table-cell>
          <table:table-cell table:style-name="ce0" table:number-columns-repeated="3"/>
        </table:table-row>
        <table:table-row table:style-name="ro1">
          <table:table-cell table:style-name="ce0" office:value-type="string" calcext:value-type="string">
            <text:p>あ！　これって俗に言う、「良い知らせと悪い知らせ」じゃん！言ってみたい！！</text:p>
          </table:table-cell>
          <table:table-cell table:style-name="ce0" table:number-columns-repeated="3"/>
        </table:table-row>
        <table:table-row table:style-name="ro1">
          <table:table-cell table:style-name="ce0" office:value-type="string" calcext:value-type="string">
            <text:p>むり、むり・・・もうむりっ、出ちゃうぅっ！！</text:p>
          </table:table-cell>
          <table:table-cell table:style-name="ce0" table:number-columns-repeated="3"/>
        </table:table-row>
        <table:table-row table:style-name="ro1">
          <table:table-cell table:style-name="ce0" office:value-type="string" calcext:value-type="string">
            <text:p>あ、あああ、もれちゃうううぅっ！！</text:p>
          </table:table-cell>
          <table:table-cell table:style-name="ce0" table:number-columns-repeated="3"/>
        </table:table-row>
        <table:table-row table:style-name="ro1">
          <table:table-cell table:style-name="ce0" office:value-type="string" calcext:value-type="string">
            <text:p>はぁっ　はぁっ、ぁあああっ！</text:p>
          </table:table-cell>
          <table:table-cell table:style-name="ce0" table:number-columns-repeated="3"/>
        </table:table-row>
        <table:table-row table:style-name="ro1">
          <table:table-cell table:style-name="ce0" office:value-type="string" calcext:value-type="string">
            <text:p>あぁあ、も、もう・・・おトイレ行かないと・・・っ！</text:p>
          </table:table-cell>
          <table:table-cell table:style-name="ce0" table:number-columns-repeated="3"/>
        </table:table-row>
        <table:table-row table:style-name="ro1">
          <table:table-cell table:style-name="ce0" office:value-type="string" calcext:value-type="string">
            <text:p>だめ、我慢・・・できないよぉっ！</text:p>
          </table:table-cell>
          <table:table-cell table:style-name="ce0" table:number-columns-repeated="3"/>
        </table:table-row>
        <table:table-row table:style-name="ro1">
          <table:table-cell table:style-name="ce0" office:value-type="string" calcext:value-type="string">
            <text:p>ううう～っ！　は、恥ずかしいけど・・・</text:p>
          </table:table-cell>
          <table:table-cell table:style-name="ce0" table:number-columns-repeated="3"/>
        </table:table-row>
        <table:table-row table:style-name="ro1">
          <table:table-cell table:style-name="ce0" office:value-type="string" calcext:value-type="string">
            <text:p>もう、無理・・・っ！！</text:p>
          </table:table-cell>
          <table:table-cell table:style-name="ce0" table:number-columns-repeated="3"/>
        </table:table-row>
        <table:table-row table:style-name="ro1">
          <table:table-cell table:style-name="ce0" office:value-type="string" calcext:value-type="string">
            <text:p>ご、ごめん、おトイレ行きたくなっちゃって・・・</text:p>
          </table:table-cell>
          <table:table-cell table:style-name="ce0" table:number-columns-repeated="3"/>
        </table:table-row>
        <table:table-row table:style-name="ro1">
          <table:table-cell table:style-name="ce0" office:value-type="string" calcext:value-type="string">
            <text:p>ちょっと寄って行きたいの、お願い・・・っ</text:p>
          </table:table-cell>
          <table:table-cell table:style-name="ce0" table:number-columns-repeated="3"/>
        </table:table-row>
        <table:table-row table:style-name="ro1">
          <table:table-cell table:style-name="ce0" office:value-type="string" calcext:value-type="string">
            <text:p>でも・・・うぅ・・・</text:p>
          </table:table-cell>
          <table:table-cell table:style-name="ce0" table:number-columns-repeated="3"/>
        </table:table-row>
        <table:table-row table:style-name="ro1">
          <table:table-cell table:style-name="ce0" office:value-type="string" calcext:value-type="string">
            <text:p>そ、それじゃ、ちょっとだけ待っててね・・・</text:p>
          </table:table-cell>
          <table:table-cell table:style-name="ce0" table:number-columns-repeated="3"/>
        </table:table-row>
        <table:table-row table:style-name="ro1">
          <table:table-cell table:style-name="ce0" office:value-type="string" calcext:value-type="string">
            <text:p>こ、こんなとこじゃできないよぉ・・・っ！　もう！</text:p>
          </table:table-cell>
          <table:table-cell table:style-name="ce0" table:number-columns-repeated="3"/>
        </table:table-row>
        <table:table-row table:style-name="ro1">
          <table:table-cell table:style-name="ce0" office:value-type="string" calcext:value-type="string">
            <text:p>ど・・・どうしても・・・我慢できなくなっちゃって・・・うぅ・・・っ</text:p>
          </table:table-cell>
          <table:table-cell table:style-name="ce0" table:number-columns-repeated="3"/>
        </table:table-row>
        <table:table-row table:style-name="ro1">
          <table:table-cell table:style-name="ce0" office:value-type="string" calcext:value-type="string">
            <text:p>レグマくん、ええと・・・その・・・</text:p>
          </table:table-cell>
          <table:table-cell table:style-name="ce0" table:number-columns-repeated="3"/>
        </table:table-row>
        <table:table-row table:style-name="ro1">
          <table:table-cell table:style-name="ce0" office:value-type="string" calcext:value-type="string">
            <text:p>少しおトイレに行きたい気がする・・・かな・・・？</text:p>
          </table:table-cell>
          <table:table-cell table:style-name="ce0" table:number-columns-repeated="3"/>
        </table:table-row>
        <table:table-row table:style-name="ro1">
          <table:table-cell table:style-name="ce0" office:value-type="string" calcext:value-type="string">
            <text:p>あの、もし途中にさ・・・休憩できそうな場所があったら・・・</text:p>
          </table:table-cell>
          <table:table-cell table:style-name="ce0" table:number-columns-repeated="3"/>
        </table:table-row>
        <table:table-row table:style-name="ro1">
          <table:table-cell table:style-name="ce0" office:value-type="string" calcext:value-type="string">
            <text:p>ね・・・？</text:p>
          </table:table-cell>
          <table:table-cell table:style-name="ce0" table:number-columns-repeated="3"/>
        </table:table-row>
        <table:table-row table:style-name="ro1">
          <table:table-cell table:style-name="ce0" office:value-type="string" calcext:value-type="string">
            <text:p>ついに四天王とか出てきちゃったね！！</text:p>
          </table:table-cell>
          <table:table-cell table:style-name="ce0" table:number-columns-repeated="3"/>
        </table:table-row>
        <table:table-row table:style-name="ro1">
          <table:table-cell table:style-name="ce0" office:value-type="string" calcext:value-type="string">
            <text:p>これはきっと、あれだよ！　四天王なのに5人目がいるとか、そういうフラグだよ！！</text:p>
          </table:table-cell>
          <table:table-cell table:style-name="ce0" table:number-columns-repeated="3"/>
        </table:table-row>
        <table:table-row table:style-name="ro1">
          <table:table-cell table:style-name="ce0" office:value-type="string" calcext:value-type="string">
            <text:p>早いとこヤマト村の村長に炭鉱が安全になったことを教えてあげよ！</text:p>
          </table:table-cell>
          <table:table-cell table:style-name="ce0" table:number-columns-repeated="3"/>
        </table:table-row>
        <table:table-row table:style-name="ro1">
          <table:table-cell table:style-name="ce0" office:value-type="string" calcext:value-type="string">
            <text:p>やっぱり相手はアンデッドだったね！なんか、名前の響きから想像ついちゃったもん！</text:p>
          </table:table-cell>
          <table:table-cell table:style-name="ce0" table:number-columns-repeated="3"/>
        </table:table-row>
        <table:table-row table:style-name="ro1">
          <table:table-cell table:style-name="ce0" office:value-type="string" calcext:value-type="string">
            <text:p>（ﾄﾞﾔｧ!!）</text:p>
          </table:table-cell>
          <table:table-cell table:style-name="ce0" table:number-columns-repeated="3"/>
        </table:table-row>
        <table:table-row table:style-name="ro1">
          <table:table-cell table:style-name="ce0" office:value-type="string" calcext:value-type="string">
            <text:p>（まずは戦利品である牙を入手しよう。）</text:p>
          </table:table-cell>
          <table:table-cell table:style-name="ce0" table:number-columns-repeated="3"/>
        </table:table-row>
        <table:table-row table:style-name="ro1">
          <table:table-cell table:style-name="ce0" office:value-type="string" calcext:value-type="string">
            <text:p>レグマくん！　がしゃこうべって、きっとアンデッド系だよ！</text:p>
          </table:table-cell>
          <table:table-cell table:style-name="ce0" table:number-columns-repeated="3"/>
        </table:table-row>
        <table:table-row table:style-name="ro1">
          <table:table-cell table:style-name="ce0" office:value-type="string" calcext:value-type="string">
            <text:p>もし何度倒しても蘇るような相手だったら燃えるね！！　ピンチだけど！！</text:p>
          </table:table-cell>
          <table:table-cell table:style-name="ce0" table:number-columns-repeated="3"/>
        </table:table-row>
        <table:table-row table:style-name="ro1">
          <table:table-cell table:style-name="ce0" office:value-type="string" calcext:value-type="string">
            <text:p>東部の公道ってほんとに狭いね。</text:p>
          </table:table-cell>
          <table:table-cell table:style-name="ce0" table:number-columns-repeated="3"/>
        </table:table-row>
        <table:table-row table:style-name="ro1">
          <table:table-cell table:style-name="ce0" office:value-type="string" calcext:value-type="string">
            <text:p>土地自体はけっこう広い気がするんだけどなぁ・・・</text:p>
          </table:table-cell>
          <table:table-cell table:style-name="ce0" table:number-columns-repeated="3"/>
        </table:table-row>
        <table:table-row table:style-name="ro1">
          <table:table-cell table:style-name="ce0" office:value-type="string" calcext:value-type="string">
            <text:p>とりあえず、鍵を持って村長さんのとこに行こっか！</text:p>
          </table:table-cell>
          <table:table-cell table:style-name="ce0" table:number-columns-repeated="3"/>
        </table:table-row>
        <table:table-row table:style-name="ro1">
          <table:table-cell table:style-name="ce0" office:value-type="string" calcext:value-type="string">
            <text:p>村長さんのためにも、頑張って修羅塔を攻略しよ！</text:p>
          </table:table-cell>
          <table:table-cell table:style-name="ce0" table:number-columns-repeated="3"/>
        </table:table-row>
        <table:table-row table:style-name="ro1">
          <table:table-cell table:style-name="ce0" office:value-type="string" calcext:value-type="string">
            <text:p>鍵を持って帰ったら、きっと喜ぶよ～！</text:p>
          </table:table-cell>
          <table:table-cell table:style-name="ce0" table:number-columns-repeated="3"/>
        </table:table-row>
        <table:table-row table:style-name="ro1">
          <table:table-cell table:style-name="ce0" office:value-type="string" calcext:value-type="string">
            <text:p>がしゃこうべの居場所を知っていそうな人を探すんだよね。</text:p>
          </table:table-cell>
          <table:table-cell table:style-name="ce0" table:number-columns-repeated="3"/>
        </table:table-row>
        <table:table-row table:style-name="ro1">
          <table:table-cell table:style-name="ce0" office:value-type="string" calcext:value-type="string">
            <text:p>ねえ、がしゃこうべってどんなのかな？</text:p>
          </table:table-cell>
          <table:table-cell table:style-name="ce0" table:number-columns-repeated="3"/>
        </table:table-row>
        <table:table-row table:style-name="ro1">
          <table:table-cell table:style-name="ce0" office:value-type="string" calcext:value-type="string">
            <text:p>わたしの予想だとさ、地面からでっかいドクロが生えてる感じだと思うんだよね！</text:p>
          </table:table-cell>
          <table:table-cell table:style-name="ce0" table:number-columns-repeated="3"/>
        </table:table-row>
        <table:table-row table:style-name="ro1">
          <table:table-cell table:style-name="ce0" office:value-type="string" calcext:value-type="string">
            <text:p>だめぇっ、も、もう限界ぃっ！！</text:p>
          </table:table-cell>
          <table:table-cell table:style-name="ce0" table:number-columns-repeated="3"/>
        </table:table-row>
        <table:table-row table:style-name="ro1">
          <table:table-cell table:style-name="ce0" office:value-type="string" calcext:value-type="string">
            <text:p>我慢・・・で、できないよぉっ！！</text:p>
          </table:table-cell>
          <table:table-cell table:style-name="ce0" table:number-columns-repeated="3"/>
        </table:table-row>
        <table:table-row table:style-name="ro1">
          <table:table-cell table:style-name="ce0" office:value-type="string" calcext:value-type="string">
            <text:p>あ、あんまり離れないでねっ！！　近すぎてもダメだけどっ！！！</text:p>
          </table:table-cell>
          <table:table-cell table:style-name="ce0" table:number-columns-repeated="3"/>
        </table:table-row>
        <table:table-row table:style-name="ro1">
          <table:table-cell table:style-name="ce0" office:value-type="string" calcext:value-type="string">
            <text:p>おトイレしたい・・・っ！　おトイレしたいぃっ！</text:p>
          </table:table-cell>
          <table:table-cell table:style-name="ce0" table:number-columns-repeated="3"/>
        </table:table-row>
        <table:table-row table:style-name="ro1">
          <table:table-cell table:style-name="ce0" office:value-type="string" calcext:value-type="string">
            <text:p>ううぅ・・・っ、ど、どうしよぉ・・・！</text:p>
          </table:table-cell>
          <table:table-cell table:style-name="ce0" table:number-columns-repeated="3"/>
        </table:table-row>
        <table:table-row table:style-name="ro1">
          <table:table-cell table:style-name="ce0" office:value-type="string" calcext:value-type="string">
            <text:p>で、でも、こ、怖いし・・・やだよぉ・・・っ！</text:p>
          </table:table-cell>
          <table:table-cell table:style-name="ce0" table:number-columns-repeated="3"/>
        </table:table-row>
        <table:table-row table:style-name="ro1">
          <table:table-cell table:style-name="ce0" office:value-type="string" calcext:value-type="string">
            <text:p>お、おトイレしたい・・・</text:p>
          </table:table-cell>
          <table:table-cell table:style-name="ce0" table:number-columns-repeated="3"/>
        </table:table-row>
        <table:table-row table:style-name="ro1">
          <table:table-cell table:style-name="ce0" office:value-type="string" calcext:value-type="string">
            <text:p>でも・・・幽霊船でおトイレなんて・・・</text:p>
          </table:table-cell>
          <table:table-cell table:style-name="ce0" table:number-columns-repeated="3"/>
        </table:table-row>
        <table:table-row table:style-name="ro1">
          <table:table-cell table:style-name="ce0" office:value-type="string" calcext:value-type="string">
            <text:p>え・・・！？　こ、こんなとこでするなんて・・・</text:p>
          </table:table-cell>
          <table:table-cell table:style-name="ce0" table:number-columns-repeated="3"/>
        </table:table-row>
        <table:table-row table:style-name="ro1">
          <table:table-cell table:style-name="ce0" office:value-type="string" calcext:value-type="string">
            <text:p>やだよぅ・・・</text:p>
          </table:table-cell>
          <table:table-cell table:style-name="ce0" table:number-columns-repeated="3"/>
        </table:table-row>
        <table:table-row table:style-name="ro1">
          <table:table-cell table:style-name="ce0" office:value-type="string" calcext:value-type="string">
            <text:p>む、無理だもん・・・！　こんなとこでおトイレ我慢し続けるなんて・・・っ！</text:p>
          </table:table-cell>
          <table:table-cell table:style-name="ce0" table:number-columns-repeated="3"/>
        </table:table-row>
        <table:table-row table:style-name="ro1">
          <table:table-cell table:style-name="ce0" office:value-type="string" calcext:value-type="string">
            <text:p>こ、こんな時にあれなんだけどさ・・・</text:p>
          </table:table-cell>
          <table:table-cell table:style-name="ce0" table:number-columns-repeated="3"/>
        </table:table-row>
        <table:table-row table:style-name="ro1">
          <table:table-cell table:style-name="ce0" office:value-type="string" calcext:value-type="string">
            <text:p>この船・・・おトイレ使えるのかな・・・？</text:p>
          </table:table-cell>
          <table:table-cell table:style-name="ce0" table:number-columns-repeated="3"/>
        </table:table-row>
        <table:table-row table:style-name="ro1">
          <table:table-cell table:style-name="ce0" office:value-type="string" calcext:value-type="string">
            <text:p>（おトイレ行きたくなってきた・・・）</text:p>
          </table:table-cell>
          <table:table-cell table:style-name="ce0" table:number-columns-repeated="3"/>
        </table:table-row>
        <table:table-row table:style-name="ro1">
          <table:table-cell table:style-name="ce0" office:value-type="string" calcext:value-type="string">
            <text:p>（ど、どうしようかな・・・）</text:p>
          </table:table-cell>
          <table:table-cell table:style-name="ce0" table:number-columns-repeated="3"/>
        </table:table-row>
        <table:table-row table:style-name="ro1">
          <table:table-cell table:style-name="ce0" office:value-type="string" calcext:value-type="string">
            <text:p>だ、大丈夫・・・！</text:p>
          </table:table-cell>
          <table:table-cell table:style-name="ce0" table:number-columns-repeated="3"/>
        </table:table-row>
        <table:table-row table:style-name="ro1">
          <table:table-cell table:style-name="ce0" office:value-type="string" calcext:value-type="string">
            <text:p>遊園地のお化け屋敷とか、けっこう制覇してるから！</text:p>
          </table:table-cell>
          <table:table-cell table:style-name="ce0" table:number-columns-repeated="3"/>
        </table:table-row>
        <table:table-row table:style-name="ro1">
          <table:table-cell table:style-name="ce0" office:value-type="string" calcext:value-type="string">
            <text:p>ぜ、ぜんぜんコワクナイヨー！　あははは・・・</text:p>
          </table:table-cell>
          <table:table-cell table:style-name="ce0" table:number-columns-repeated="3"/>
        </table:table-row>
        <table:table-row table:style-name="ro1">
          <table:table-cell table:style-name="ce0" office:value-type="string" calcext:value-type="string">
            <text:p>そういえば、船の中って見て回ったことないかも！</text:p>
          </table:table-cell>
          <table:table-cell table:style-name="ce0" table:number-columns-repeated="3"/>
        </table:table-row>
        <table:table-row table:style-name="ro1">
          <table:table-cell table:style-name="ce0" office:value-type="string" calcext:value-type="string">
            <text:p>そうだ、甲板いこうよ、甲板！　奇麗な海原が見られるかもよ！？</text:p>
          </table:table-cell>
          <table:table-cell table:style-name="ce0" table:number-columns-repeated="3"/>
        </table:table-row>
        <table:table-row table:style-name="ro1">
          <table:table-cell table:style-name="ce0" office:value-type="string" calcext:value-type="string">
            <text:p>東部の魔物だってさ！　どんなのかな！妖怪系かな！？</text:p>
          </table:table-cell>
          <table:table-cell table:style-name="ce0" table:number-columns-repeated="3"/>
        </table:table-row>
        <table:table-row table:style-name="ro1">
          <table:table-cell table:style-name="ce0" office:value-type="string" calcext:value-type="string">
            <text:p>ザザーブの船にはお世話になりっぱなしだね！</text:p>
          </table:table-cell>
          <table:table-cell table:style-name="ce0" table:number-columns-repeated="3"/>
        </table:table-row>
        <table:table-row table:style-name="ro1">
          <table:table-cell table:style-name="ce0" office:value-type="string" calcext:value-type="string">
            <text:p>とりあえず、館長さんを探して挨拶しようよ。</text:p>
          </table:table-cell>
          <table:table-cell table:style-name="ce0" table:number-columns-repeated="3"/>
        </table:table-row>
        <table:table-row table:style-name="ro1">
          <table:table-cell table:style-name="ce0" office:value-type="string" calcext:value-type="string">
            <text:p>どこにいるのかな？</text:p>
          </table:table-cell>
          <table:table-cell table:style-name="ce0" table:number-columns-repeated="3"/>
        </table:table-row>
        <table:table-row table:style-name="ro1">
          <table:table-cell table:style-name="ce0" office:value-type="string" calcext:value-type="string">
            <text:p>はい、クイズです！　次の目的地はどこでしょう！？</text:p>
          </table:table-cell>
          <table:table-cell table:style-name="ce0" table:number-columns-repeated="3"/>
        </table:table-row>
        <table:table-row table:style-name="ro1">
          <table:table-cell table:style-name="ce0" office:value-type="string" calcext:value-type="string">
            <text:p>正解！　ユーリャ教会の南にある秘密の研究館だよね！</text:p>
          </table:table-cell>
          <table:table-cell table:style-name="ce0" table:number-columns-repeated="3"/>
        </table:table-row>
        <table:table-row table:style-name="ro1">
          <table:table-cell table:style-name="ce0" office:value-type="string" calcext:value-type="string">
            <text:p>合格だよ、レグマくん！</text:p>
          </table:table-cell>
          <table:table-cell table:style-name="ce0" table:number-columns-repeated="3"/>
        </table:table-row>
        <table:table-row table:style-name="ro1">
          <table:table-cell table:style-name="ce0" office:value-type="string" calcext:value-type="string">
            <text:p>城にいる姫さまのとこに戻るんでしょ？</text:p>
          </table:table-cell>
          <table:table-cell table:style-name="ce0" table:number-columns-repeated="3"/>
        </table:table-row>
        <table:table-row table:style-name="ro1">
          <table:table-cell table:style-name="ce0" office:value-type="string" calcext:value-type="string">
            <text:p>善は急げだよ、レグマくん！　善かどうかは分からないけど！</text:p>
          </table:table-cell>
          <table:table-cell table:style-name="ce0" table:number-columns-repeated="3"/>
        </table:table-row>
        <table:table-row table:style-name="ro1">
          <table:table-cell table:style-name="ce0" office:value-type="string" calcext:value-type="string">
            <text:p>さーて、今度はマハイ山でトロッコだよ！</text:p>
          </table:table-cell>
          <table:table-cell table:style-name="ce0" table:number-columns-repeated="3"/>
        </table:table-row>
        <table:table-row table:style-name="ro1">
          <table:table-cell table:style-name="ce0" office:value-type="string" calcext:value-type="string">
            <text:p>トロッコいっぱい乗るよ！　トロッコ！！</text:p>
          </table:table-cell>
          <table:table-cell table:style-name="ce0" table:number-columns-repeated="3"/>
        </table:table-row>
        <table:table-row table:style-name="ro1">
          <table:table-cell table:style-name="ce0" office:value-type="string" calcext:value-type="string">
            <text:p>ぁああ・・・だ、だめぇっ！！</text:p>
          </table:table-cell>
          <table:table-cell table:style-name="ce0" table:number-columns-repeated="3"/>
        </table:table-row>
        <table:table-row table:style-name="ro1">
          <table:table-cell table:style-name="ce0" office:value-type="string" calcext:value-type="string">
            <text:p>げ、げ、限界ぃ・・・っ！！</text:p>
          </table:table-cell>
          <table:table-cell table:style-name="ce0" table:number-columns-repeated="3"/>
        </table:table-row>
        <table:table-row table:style-name="ro1">
          <table:table-cell table:style-name="ce0" office:value-type="string" calcext:value-type="string">
            <text:p>はぅうっ・・・い、行って・・・くるっ！！</text:p>
          </table:table-cell>
          <table:table-cell table:style-name="ce0" table:number-columns-repeated="3"/>
        </table:table-row>
        <table:table-row table:style-name="ro1">
          <table:table-cell table:style-name="ce0" office:value-type="string" calcext:value-type="string">
            <text:p>レ、レ、レグマくんっ！！</text:p>
          </table:table-cell>
          <table:table-cell table:style-name="ce0" table:number-columns-repeated="3"/>
        </table:table-row>
        <table:table-row table:style-name="ro1">
          <table:table-cell table:style-name="ce0" office:value-type="string" calcext:value-type="string">
            <text:p>ごめん、わたしもう・・・もう我慢できないよ・・・っ</text:p>
          </table:table-cell>
          <table:table-cell table:style-name="ce0" table:number-columns-repeated="3"/>
        </table:table-row>
        <table:table-row table:style-name="ro1">
          <table:table-cell table:style-name="ce0" office:value-type="string" calcext:value-type="string">
            <text:p>他に方法ない・・・よね・・・っ</text:p>
          </table:table-cell>
          <table:table-cell table:style-name="ce0" table:number-columns-repeated="3"/>
        </table:table-row>
        <table:table-row table:style-name="ro1">
          <table:table-cell table:style-name="ce0" office:value-type="string" calcext:value-type="string">
            <text:p>ちょっと待ってて・・・！</text:p>
          </table:table-cell>
          <table:table-cell table:style-name="ce0" table:number-columns-repeated="3"/>
        </table:table-row>
        <table:table-row table:style-name="ro1">
          <table:table-cell table:style-name="ce0" office:value-type="string" calcext:value-type="string">
            <text:p>あ、あの・・・あのさ・・・っ</text:p>
          </table:table-cell>
          <table:table-cell table:style-name="ce0" table:number-columns-repeated="3"/>
        </table:table-row>
        <table:table-row table:style-name="ro1">
          <table:table-cell table:style-name="ce0" office:value-type="string" calcext:value-type="string">
            <text:p>おトイレ行きたくて、ちょっと・・・やばめかな・・・？</text:p>
          </table:table-cell>
          <table:table-cell table:style-name="ce0" table:number-columns-repeated="3"/>
        </table:table-row>
        <table:table-row table:style-name="ro1">
          <table:table-cell table:style-name="ce0" office:value-type="string" calcext:value-type="string">
            <text:p>うぅ・・・わ、わかった・・・</text:p>
          </table:table-cell>
          <table:table-cell table:style-name="ce0" table:number-columns-repeated="3"/>
        </table:table-row>
        <table:table-row table:style-name="ro1">
          <table:table-cell table:style-name="ce0" office:value-type="string" calcext:value-type="string">
            <text:p>無理しちゃうと、あれだもんね・・・</text:p>
          </table:table-cell>
          <table:table-cell table:style-name="ce0" table:number-columns-repeated="3"/>
        </table:table-row>
        <table:table-row table:style-name="ro1">
          <table:table-cell table:style-name="ce0" office:value-type="string" calcext:value-type="string">
            <text:p>い、いや・・・それは・・・その・・・っ</text:p>
          </table:table-cell>
          <table:table-cell table:style-name="ce0" table:number-columns-repeated="3"/>
        </table:table-row>
        <table:table-row table:style-name="ro1">
          <table:table-cell table:style-name="ce0" office:value-type="string" calcext:value-type="string">
            <text:p>あ、あんまり見ないで・・・はずかしいよ・・・っ！</text:p>
          </table:table-cell>
          <table:table-cell table:style-name="ce0" table:number-columns-repeated="3"/>
        </table:table-row>
        <table:table-row table:style-name="ro1">
          <table:table-cell table:style-name="ce0" office:value-type="string" calcext:value-type="string">
            <text:p>うう・・・（もじもじ）</text:p>
          </table:table-cell>
          <table:table-cell table:style-name="ce0" table:number-columns-repeated="3"/>
        </table:table-row>
        <table:table-row table:style-name="ro1">
          <table:table-cell table:style-name="ce0" office:value-type="string" calcext:value-type="string">
            <text:p>え、えっとね・・・</text:p>
          </table:table-cell>
          <table:table-cell table:style-name="ce0" table:number-columns-repeated="3"/>
        </table:table-row>
        <table:table-row table:style-name="ro1">
          <table:table-cell table:style-name="ce0" office:value-type="string" calcext:value-type="string">
            <text:p>できれば、その・・・</text:p>
          </table:table-cell>
          <table:table-cell table:style-name="ce0" table:number-columns-repeated="3"/>
        </table:table-row>
        <table:table-row table:style-name="ro1">
          <table:table-cell table:style-name="ce0" office:value-type="string" calcext:value-type="string">
            <text:p>・・・おトイレ、行きたい・・・かも・・・</text:p>
          </table:table-cell>
          <table:table-cell table:style-name="ce0" table:number-columns-repeated="3"/>
        </table:table-row>
        <table:table-row table:style-name="ro1">
          <table:table-cell table:style-name="ce0" office:value-type="string" calcext:value-type="string">
            <text:p>や、やっぱり寒いから体が冷えるね・・・</text:p>
          </table:table-cell>
          <table:table-cell table:style-name="ce0" table:number-columns-repeated="3"/>
        </table:table-row>
        <table:table-row table:style-name="ro1">
          <table:table-cell table:style-name="ce0" office:value-type="string" calcext:value-type="string">
            <text:p>ちょっとその・・・</text:p>
          </table:table-cell>
          <table:table-cell table:style-name="ce0" table:number-columns-repeated="3"/>
        </table:table-row>
        <table:table-row table:style-name="ro1">
          <table:table-cell table:style-name="ce0" office:value-type="string" calcext:value-type="string">
            <text:p>う、ううん・・・なんでもないよ。</text:p>
          </table:table-cell>
          <table:table-cell table:style-name="ce0" table:number-columns-repeated="3"/>
        </table:table-row>
        <table:table-row table:style-name="ro1">
          <table:table-cell table:style-name="ce0" office:value-type="string" calcext:value-type="string">
            <text:p>姫さまに会うために中央部へ戻るんでしょ？</text:p>
          </table:table-cell>
          <table:table-cell table:style-name="ce0" table:number-columns-repeated="3"/>
        </table:table-row>
        <table:table-row table:style-name="ro1">
          <table:table-cell table:style-name="ce0" office:value-type="string" calcext:value-type="string">
            <text:p>また船に乗れるよ！　やったー！！</text:p>
          </table:table-cell>
          <table:table-cell table:style-name="ce0" table:number-columns-repeated="3"/>
        </table:table-row>
        <table:table-row table:style-name="ro1">
          <table:table-cell table:style-name="ce0" office:value-type="string" calcext:value-type="string">
            <text:p>これ以上煉絶ちゃんを追いかけても危ないし、まずは町の団長さんのとこに戻ろ？</text:p>
          </table:table-cell>
          <table:table-cell table:style-name="ce0" table:number-columns-repeated="3"/>
        </table:table-row>
        <table:table-row table:style-name="ro1">
          <table:table-cell table:style-name="ce0" office:value-type="string" calcext:value-type="string">
            <text:p>拠点の中って、絵に描いたようにゲドゲドした所だね・・・</text:p>
          </table:table-cell>
          <table:table-cell table:style-name="ce0" table:number-columns-repeated="3"/>
        </table:table-row>
        <table:table-row table:style-name="ro1">
          <table:table-cell table:style-name="ce0" office:value-type="string" calcext:value-type="string">
            <text:p>でもこういうのいいよ～！　燃えてきたよ～っ！！</text:p>
          </table:table-cell>
          <table:table-cell table:style-name="ce0" table:number-columns-repeated="3"/>
        </table:table-row>
        <table:table-row table:style-name="ro1">
          <table:table-cell table:style-name="ce0" office:value-type="string" calcext:value-type="string">
            <text:p>ふっほほーーー！！</text:p>
          </table:table-cell>
          <table:table-cell table:style-name="ce0" table:number-columns-repeated="3"/>
        </table:table-row>
        <table:table-row table:style-name="ro1">
          <table:table-cell table:style-name="ce0" office:value-type="string" calcext:value-type="string">
            <text:p>絶壁のどこかに横穴があって、その先に煉絶さんの拠点があるんだよね！</text:p>
          </table:table-cell>
          <table:table-cell table:style-name="ce0" table:number-columns-repeated="3"/>
        </table:table-row>
        <table:table-row table:style-name="ro1">
          <table:table-cell table:style-name="ce0" office:value-type="string" calcext:value-type="string">
            <text:p>気を引き締めて行こう！</text:p>
          </table:table-cell>
          <table:table-cell table:style-name="ce0" table:number-columns-repeated="3"/>
        </table:table-row>
        <table:table-row table:style-name="ro1">
          <table:table-cell table:style-name="ce0" office:value-type="string" calcext:value-type="string">
            <text:p>とりあえずバルギーンの町にいる自治警団長さんに「雪原がすごく危険」って伝えるんだよね？</text:p>
          </table:table-cell>
          <table:table-cell table:style-name="ce0" table:number-columns-repeated="3"/>
        </table:table-row>
        <table:table-row table:style-name="ro1">
          <table:table-cell table:style-name="ce0" office:value-type="string" calcext:value-type="string">
            <text:p>煉絶さんを倒すチャンスだったかもしれないけど、この寒さじゃね～・・・</text:p>
          </table:table-cell>
          <table:table-cell table:style-name="ce0" table:number-columns-repeated="3"/>
        </table:table-row>
        <table:table-row table:style-name="ro1">
          <table:table-cell table:style-name="ce0" office:value-type="string" calcext:value-type="string">
            <text:p>雪崩は怖いけど・・・頑張って調査しなくちゃ！</text:p>
          </table:table-cell>
          <table:table-cell table:style-name="ce0" table:number-columns-repeated="3"/>
        </table:table-row>
        <table:table-row table:style-name="ro1">
          <table:table-cell table:style-name="ce0" office:value-type="string" calcext:value-type="string">
            <text:p>はむこ、ファイト！　ファイトミー！！</text:p>
          </table:table-cell>
          <table:table-cell table:style-name="ce0" table:number-columns-repeated="3"/>
        </table:table-row>
        <table:table-row table:style-name="ro1">
          <table:table-cell table:style-name="ce0" office:value-type="string" calcext:value-type="string">
            <text:p>これでやっと北の雪原を調査できるね！</text:p>
          </table:table-cell>
          <table:table-cell table:style-name="ce0" table:number-columns-repeated="3"/>
        </table:table-row>
        <table:table-row table:style-name="ro1">
          <table:table-cell table:style-name="ce0" office:value-type="string" calcext:value-type="string">
            <text:p>煉絶の姫君、いるかな？　頑張ってやっつけよう！！</text:p>
          </table:table-cell>
          <table:table-cell table:style-name="ce0" table:number-columns-repeated="3"/>
        </table:table-row>
        <table:table-row table:style-name="ro1">
          <table:table-cell table:style-name="ce0" office:value-type="string" calcext:value-type="string">
            <text:p>レグマくん！　洞窟で遭難しちゃった新人兵の人を捜そう！</text:p>
          </table:table-cell>
          <table:table-cell table:style-name="ce0" table:number-columns-repeated="3"/>
        </table:table-row>
        <table:table-row table:style-name="ro1">
          <table:table-cell table:style-name="ce0" office:value-type="string" calcext:value-type="string">
            <text:p>きっと洞窟のどこかにいるはずだよ！</text:p>
          </table:table-cell>
          <table:table-cell table:style-name="ce0" table:number-columns-repeated="3"/>
        </table:table-row>
        <table:table-row table:style-name="ro1">
          <table:table-cell table:style-name="ce0" office:value-type="string" calcext:value-type="string">
            <text:p>んんっ・・う、ぅ・・・！　出ちゃう・・・出ちゃう・・・！</text:p>
          </table:table-cell>
          <table:table-cell table:style-name="ce0" table:number-columns-repeated="3"/>
        </table:table-row>
        <table:table-row table:style-name="ro1">
          <table:table-cell table:style-name="ce0" office:value-type="string" calcext:value-type="string">
            <text:p>ほんとに、もぅ・・・出ちゃうよぉ・・・っ！！</text:p>
          </table:table-cell>
          <table:table-cell table:style-name="ce0" table:number-columns-repeated="3"/>
        </table:table-row>
        <table:table-row table:style-name="ro1">
          <table:table-cell table:style-name="ce0" office:value-type="string" calcext:value-type="string">
            <text:p>あぁあっ、も、もう限界ぃっ！！！</text:p>
          </table:table-cell>
          <table:table-cell table:style-name="ce0" table:number-columns-repeated="3"/>
        </table:table-row>
        <table:table-row table:style-name="ro1">
          <table:table-cell table:style-name="ce0" office:value-type="string" calcext:value-type="string">
            <text:p>ぅあ、お、おトイレ・・・行きたいよっ！！</text:p>
          </table:table-cell>
          <table:table-cell table:style-name="ce0" table:number-columns-repeated="3"/>
        </table:table-row>
        <table:table-row table:style-name="ro1">
          <table:table-cell table:style-name="ce0" office:value-type="string" calcext:value-type="string">
            <text:p>このままじゃ・・・も、も、漏れちゃう・・・っ！！</text:p>
          </table:table-cell>
          <table:table-cell table:style-name="ce0" table:number-columns-repeated="3"/>
        </table:table-row>
        <table:table-row table:style-name="ro1">
          <table:table-cell table:style-name="ce0" office:value-type="string" calcext:value-type="string">
            <text:p>き、緊急事態だからね！　不可抗力だからね！</text:p>
          </table:table-cell>
          <table:table-cell table:style-name="ce0" table:number-columns-repeated="3"/>
        </table:table-row>
        <table:table-row table:style-name="ro1">
          <table:table-cell table:style-name="ce0" office:value-type="string" calcext:value-type="string">
            <text:p>レグマくん、ごめん・・・！　ちょ、ちょっとおトイレ行きたいんだけど・・・？</text:p>
          </table:table-cell>
          <table:table-cell table:style-name="ce0" table:number-columns-repeated="3"/>
        </table:table-row>
        <table:table-row table:style-name="ro1">
          <table:table-cell table:style-name="ce0" office:value-type="string" calcext:value-type="string">
            <text:p>あんまり長くは我慢できない・・・かも・・・</text:p>
          </table:table-cell>
          <table:table-cell table:style-name="ce0" table:number-columns-repeated="3"/>
        </table:table-row>
        <table:table-row table:style-name="ro1">
          <table:table-cell table:style-name="ce0" office:value-type="string" calcext:value-type="string">
            <text:p>う・・・うん・・・わかった。　しょうがないよね・・・</text:p>
          </table:table-cell>
          <table:table-cell table:style-name="ce0" table:number-columns-repeated="3"/>
        </table:table-row>
        <table:table-row table:style-name="ro1">
          <table:table-cell table:style-name="ce0" office:value-type="string" calcext:value-type="string">
            <text:p>あ、あはは・・・それはさすがに無理だよ・・・！</text:p>
          </table:table-cell>
          <table:table-cell table:style-name="ce0" table:number-columns-repeated="3"/>
        </table:table-row>
        <table:table-row table:style-name="ro1">
          <table:table-cell table:style-name="ce0" office:value-type="string" calcext:value-type="string">
            <text:p>あう・・・ご、ごめんね・・・</text:p>
          </table:table-cell>
          <table:table-cell table:style-name="ce0" table:number-columns-repeated="3"/>
        </table:table-row>
        <table:table-row table:style-name="ro1">
          <table:table-cell table:style-name="ce0" office:value-type="string" calcext:value-type="string">
            <text:p>次はちゃんと、我慢するから・・・（もじもじ）</text:p>
          </table:table-cell>
          <table:table-cell table:style-name="ce0" table:number-columns-repeated="3"/>
        </table:table-row>
        <table:table-row table:style-name="ro1">
          <table:table-cell table:style-name="ce0" office:value-type="string" calcext:value-type="string">
            <text:p>あ、あの～・・・</text:p>
          </table:table-cell>
          <table:table-cell table:style-name="ce0" table:number-columns-repeated="3"/>
        </table:table-row>
        <table:table-row table:style-name="ro1">
          <table:table-cell table:style-name="ce0" office:value-type="string" calcext:value-type="string">
            <text:p>休憩とか・・・したいかな？　・・・あはは。</text:p>
          </table:table-cell>
          <table:table-cell table:style-name="ce0" table:number-columns-repeated="3"/>
        </table:table-row>
        <table:table-row table:style-name="ro1">
          <table:table-cell table:style-name="ce0" office:value-type="string" calcext:value-type="string">
            <text:p>次はちゃんと、我慢するから・・・</text:p>
          </table:table-cell>
          <table:table-cell table:style-name="ce0" table:number-columns-repeated="3"/>
        </table:table-row>
        <table:table-row table:style-name="ro1">
          <table:table-cell table:style-name="ce0" office:value-type="string" calcext:value-type="string">
            <text:p>（おトイレ行きたくなってきたかも・・・。）</text:p>
          </table:table-cell>
          <table:table-cell table:style-name="ce0" table:number-columns-repeated="3"/>
        </table:table-row>
        <table:table-row table:style-name="ro1">
          <table:table-cell table:style-name="ce0" office:value-type="string" calcext:value-type="string">
            <text:p>（でもまだ我慢できるし、みんなの歩みを　止めちゃうのは悪いしなぁ・・・）</text:p>
          </table:table-cell>
          <table:table-cell table:style-name="ce0" table:number-columns-repeated="3"/>
        </table:table-row>
        <table:table-row table:style-name="ro1">
          <table:table-cell table:style-name="ce0" office:value-type="string" calcext:value-type="string">
            <text:p>零下の洞窟ってどんなところなのかな？</text:p>
          </table:table-cell>
          <table:table-cell table:style-name="ce0" table:number-columns-repeated="3"/>
        </table:table-row>
        <table:table-row table:style-name="ro1">
          <table:table-cell table:style-name="ce0" office:value-type="string" calcext:value-type="string">
            <text:p>まあ、間違いなく寒いんだろうけど・・・</text:p>
          </table:table-cell>
          <table:table-cell table:style-name="ce0" table:number-columns-repeated="3"/>
        </table:table-row>
        <table:table-row table:style-name="ro1">
          <table:table-cell table:style-name="ce0" office:value-type="string" calcext:value-type="string">
            <text:p>準備ができたら北上だね！</text:p>
          </table:table-cell>
          <table:table-cell table:style-name="ce0" table:number-columns-repeated="3"/>
        </table:table-row>
        <table:table-row table:style-name="ro1">
          <table:table-cell table:style-name="ce0" office:value-type="string" calcext:value-type="string">
            <text:p>そして、うまくいけばラスボス戦・・・ごくっ</text:p>
          </table:table-cell>
          <table:table-cell table:style-name="ce0" table:number-columns-repeated="3"/>
        </table:table-row>
        <table:table-row table:style-name="ro1">
          <table:table-cell table:style-name="ce0" office:value-type="string" calcext:value-type="string">
            <text:p>港町ザザーブを目指して、マハイ山を越えて行こう！</text:p>
          </table:table-cell>
          <table:table-cell table:style-name="ce0" table:number-columns-repeated="3"/>
        </table:table-row>
        <table:table-row table:style-name="ro1">
          <table:table-cell table:style-name="ce0" office:value-type="string" calcext:value-type="string">
            <text:p>その後は船で北部だよ！</text:p>
          </table:table-cell>
          <table:table-cell table:style-name="ce0" table:number-columns-repeated="3"/>
        </table:table-row>
        <table:table-row table:style-name="ro1">
          <table:table-cell table:style-name="ce0" office:value-type="string" calcext:value-type="string">
            <text:p>いや～、いい運動になるね～！</text:p>
          </table:table-cell>
          <table:table-cell table:style-name="ce0" table:number-columns-repeated="3"/>
        </table:table-row>
        <table:table-row table:style-name="ro1">
          <table:table-cell table:style-name="ce0" office:value-type="string" calcext:value-type="string">
            <text:p>とにかく、熾天宮で起こった出来事を姫様に報告しよ！</text:p>
          </table:table-cell>
          <table:table-cell table:style-name="ce0" table:number-columns-repeated="3"/>
        </table:table-row>
        <table:table-row table:style-name="ro1">
          <table:table-cell table:style-name="ce0" office:value-type="string" calcext:value-type="string">
            <text:p>向こうでも何か動きがあったかもしれないし・・・</text:p>
          </table:table-cell>
          <table:table-cell table:style-name="ce0" table:number-columns-repeated="3"/>
        </table:table-row>
        <table:table-row table:style-name="ro1">
          <table:table-cell table:style-name="ce0" office:value-type="string" calcext:value-type="string">
            <text:p>熾天宮の奥、何があるんだろうね？</text:p>
          </table:table-cell>
          <table:table-cell table:style-name="ce0" table:number-columns-repeated="3"/>
        </table:table-row>
        <table:table-row table:style-name="ro1">
          <table:table-cell table:style-name="ce0" office:value-type="string" calcext:value-type="string">
            <text:p>やっぱアレでしょ！　伝説の剣とか槍とか、そういう感じのやつ！！</text:p>
          </table:table-cell>
          <table:table-cell table:style-name="ce0" table:number-columns-repeated="3"/>
        </table:table-row>
        <table:table-row table:style-name="ro1">
          <table:table-cell table:style-name="ce0" office:value-type="string" calcext:value-type="string">
            <text:p>あ！　でもレーザー兵器的なのも捨てがたいですなぁ！　ふほほう！！</text:p>
          </table:table-cell>
          <table:table-cell table:style-name="ce0" table:number-columns-repeated="3"/>
        </table:table-row>
        <table:table-row table:style-name="ro1">
          <table:table-cell table:style-name="ce0" office:value-type="string" calcext:value-type="string">
            <text:p>あ、ぅ・・・っ！　だめ・・・っ！　でちゃうぅ！！</text:p>
          </table:table-cell>
          <table:table-cell table:style-name="ce0" table:number-columns-repeated="3"/>
        </table:table-row>
        <table:table-row table:style-name="ro1">
          <table:table-cell table:style-name="ce0" office:value-type="string" calcext:value-type="string">
            <text:p>もぉ・・・が、がまんできないよぉ・・・っ！！</text:p>
          </table:table-cell>
          <table:table-cell table:style-name="ce0" table:number-columns-repeated="3"/>
        </table:table-row>
        <table:table-row table:style-name="ro1">
          <table:table-cell table:style-name="ce0" office:value-type="string" calcext:value-type="string">
            <text:p>あ、あ、まだダメっ、そこの・・・物陰までっ！！</text:p>
          </table:table-cell>
          <table:table-cell table:style-name="ce0" table:number-columns-repeated="3"/>
        </table:table-row>
        <table:table-row table:style-name="ro1">
          <table:table-cell table:style-name="ce0" office:value-type="string" calcext:value-type="string">
            <text:p>レグマくん・・・！　わ、わたし、その・・・！</text:p>
          </table:table-cell>
          <table:table-cell table:style-name="ce0" table:number-columns-repeated="3"/>
        </table:table-row>
        <table:table-row table:style-name="ro1">
          <table:table-cell table:style-name="ce0" office:value-type="string" calcext:value-type="string">
            <text:p>もうっ、我慢が・・・む、無理なんだけどっ！</text:p>
          </table:table-cell>
          <table:table-cell table:style-name="ce0" table:number-columns-repeated="3"/>
        </table:table-row>
        <table:table-row table:style-name="ro1">
          <table:table-cell table:style-name="ce0" office:value-type="string" calcext:value-type="string">
            <text:p>こ、こんなところでゴメンね・・・！　すぐ戻るから！！</text:p>
          </table:table-cell>
          <table:table-cell table:style-name="ce0" table:number-columns-repeated="3"/>
        </table:table-row>
        <table:table-row table:style-name="ro1">
          <table:table-cell table:style-name="ce0" office:value-type="string" calcext:value-type="string">
            <text:p>おトイレ・・・近くに無いかな？</text:p>
          </table:table-cell>
          <table:table-cell table:style-name="ce0" table:number-columns-repeated="3"/>
        </table:table-row>
        <table:table-row table:style-name="ro1">
          <table:table-cell table:style-name="ce0" office:value-type="string" calcext:value-type="string">
            <text:p>あ、あの、ずっと我慢してて・・・そろそろ・・・</text:p>
          </table:table-cell>
          <table:table-cell table:style-name="ce0" table:number-columns-repeated="3"/>
        </table:table-row>
        <table:table-row table:style-name="ro1">
          <table:table-cell table:style-name="ce0" office:value-type="string" calcext:value-type="string">
            <text:p>そ、そうだよね。</text:p>
          </table:table-cell>
          <table:table-cell table:style-name="ce0" table:number-columns-repeated="3"/>
        </table:table-row>
        <table:table-row table:style-name="ro1">
          <table:table-cell table:style-name="ce0" office:value-type="string" calcext:value-type="string">
            <text:p>無理してると、また恥ずかしいことになっちゃいそうだし・・・</text:p>
          </table:table-cell>
          <table:table-cell table:style-name="ce0" table:number-columns-repeated="3"/>
        </table:table-row>
        <table:table-row table:style-name="ro1">
          <table:table-cell table:style-name="ce0" office:value-type="string" calcext:value-type="string">
            <text:p>え？　や、やだよ・・・！</text:p>
          </table:table-cell>
          <table:table-cell table:style-name="ce0" table:number-columns-repeated="3"/>
        </table:table-row>
        <table:table-row table:style-name="ro1">
          <table:table-cell table:style-name="ce0" office:value-type="string" calcext:value-type="string">
            <text:p>もう、ヘンなこと言わないでよ・・・！</text:p>
          </table:table-cell>
          <table:table-cell table:style-name="ce0" table:number-columns-repeated="3"/>
        </table:table-row>
        <table:table-row table:style-name="ro1">
          <table:table-cell table:style-name="ce0" office:value-type="string" calcext:value-type="string">
            <text:p>に、匂うよね・・・？　ごめんね・・・</text:p>
          </table:table-cell>
          <table:table-cell table:style-name="ce0" table:number-columns-repeated="3"/>
        </table:table-row>
        <table:table-row table:style-name="ro1">
          <table:table-cell table:style-name="ce0" office:value-type="string" calcext:value-type="string">
            <text:p>（うう・・・またおトイレ行きたくなっちゃった・・・）</text:p>
          </table:table-cell>
          <table:table-cell table:style-name="ce0" table:number-columns-repeated="3"/>
        </table:table-row>
        <table:table-row table:style-name="ro1">
          <table:table-cell table:style-name="ce0" office:value-type="string" calcext:value-type="string">
            <text:p>その・・・ちょっと催してきちゃったんだけど・・・</text:p>
          </table:table-cell>
          <table:table-cell table:style-name="ce0" table:number-columns-repeated="3"/>
        </table:table-row>
        <table:table-row table:style-name="ro1">
          <table:table-cell table:style-name="ce0" office:value-type="string" calcext:value-type="string">
            <text:p>え？　う、ううん。　別に何でも・・・</text:p>
          </table:table-cell>
          <table:table-cell table:style-name="ce0" table:number-columns-repeated="3"/>
        </table:table-row>
        <table:table-row table:style-name="ro1">
          <table:table-cell table:style-name="ce0" office:value-type="string" calcext:value-type="string">
            <text:p>西部かぁ・・・</text:p>
          </table:table-cell>
          <table:table-cell table:style-name="ce0" table:number-columns-repeated="3"/>
        </table:table-row>
        <table:table-row table:style-name="ro1">
          <table:table-cell table:style-name="ce0" office:value-type="string" calcext:value-type="string">
            <text:p>最初は中央部で森、洞窟、山なんかを越えて来たけど、次は西部！</text:p>
          </table:table-cell>
          <table:table-cell table:style-name="ce0" table:number-columns-repeated="3"/>
        </table:table-row>
        <table:table-row table:style-name="ro1">
          <table:table-cell table:style-name="ce0" office:value-type="string" calcext:value-type="string">
            <text:p>なかなかの冒険だよね！</text:p>
          </table:table-cell>
          <table:table-cell table:style-name="ce0" table:number-columns-repeated="3"/>
        </table:table-row>
        <table:table-row table:style-name="ro1">
          <table:table-cell table:style-name="ce0" office:value-type="string" calcext:value-type="string">
            <text:p>オシル湖の西にある地下道を抜けるんだよね。</text:p>
          </table:table-cell>
          <table:table-cell table:style-name="ce0" table:number-columns-repeated="3"/>
        </table:table-row>
        <table:table-row table:style-name="ro1">
          <table:table-cell table:style-name="ce0" office:value-type="string" calcext:value-type="string">
            <text:p>確か、“ヒャム地下道”だっけ？</text:p>
          </table:table-cell>
          <table:table-cell table:style-name="ce0" table:number-columns-repeated="3"/>
        </table:table-row>
        <table:table-row table:style-name="ro1">
          <table:table-cell table:style-name="ce0" office:value-type="string" calcext:value-type="string">
            <text:p>みんなで力を合わせて、一気に抜けちゃおう！</text:p>
          </table:table-cell>
          <table:table-cell table:style-name="ce0" table:number-columns-repeated="3"/>
        </table:table-row>
        <table:table-row table:style-name="ro1">
          <table:table-cell table:style-name="ce0" office:value-type="string" calcext:value-type="string">
            <text:p>レグマくん、早く早く！！　お城だよ、お城！！</text:p>
          </table:table-cell>
          <table:table-cell table:style-name="ce0" table:number-columns-repeated="3"/>
        </table:table-row>
        <table:table-row table:style-name="ro1">
          <table:table-cell table:style-name="ce0" office:value-type="string" calcext:value-type="string">
            <text:p>あ！　ねえ、私の髪の毛、乱れてない？服装もヘンじゃないよね？　大丈夫かな？</text:p>
          </table:table-cell>
          <table:table-cell table:style-name="ce0" table:number-columns-repeated="3"/>
        </table:table-row>
        <table:table-row table:style-name="ro1">
          <table:table-cell table:style-name="ce0" office:value-type="string" calcext:value-type="string">
            <text:p>とりあえず、シャルシャルさんを家まで送ろうよ。</text:p>
          </table:table-cell>
          <table:table-cell table:style-name="ce0" table:number-columns-repeated="3"/>
        </table:table-row>
        <table:table-row table:style-name="ro1">
          <table:table-cell table:style-name="ce0" office:value-type="string" calcext:value-type="string">
            <text:p>お城・・・行きたいなあ！　行きたいなあ！</text:p>
          </table:table-cell>
          <table:table-cell table:style-name="ce0" table:number-columns-repeated="3"/>
        </table:table-row>
        <table:table-row table:style-name="ro1">
          <table:table-cell table:style-name="ce0" office:value-type="string" calcext:value-type="string">
            <text:p>（おしっこ・・・おしっこっ・・・おしっこ・・・っ！！）</text:p>
          </table:table-cell>
          <table:table-cell table:style-name="ce0" table:number-columns-repeated="3"/>
        </table:table-row>
        <table:table-row table:style-name="ro1">
          <table:table-cell table:style-name="ce0" office:value-type="string" calcext:value-type="string">
            <text:p>（も、もうダメっ、これ以上我慢できないぃっ！）</text:p>
          </table:table-cell>
          <table:table-cell table:style-name="ce0" table:number-columns-repeated="3"/>
        </table:table-row>
        <table:table-row table:style-name="ro1">
          <table:table-cell table:style-name="ce0" office:value-type="string" calcext:value-type="string">
            <text:p>そ、そ、その辺で・・・してくるっ！　待っててっ！</text:p>
          </table:table-cell>
          <table:table-cell table:style-name="ce0" table:number-columns-repeated="3"/>
        </table:table-row>
        <table:table-row table:style-name="ro1">
          <table:table-cell table:style-name="ce0" office:value-type="string" calcext:value-type="string">
            <text:p>（ど、ど、どうしよ・・・！　こんな時におトイレ・・・我慢できないよぉ・・・！）</text:p>
          </table:table-cell>
          <table:table-cell table:style-name="ce0" table:number-columns-repeated="3"/>
        </table:table-row>
        <table:table-row table:style-name="ro1">
          <table:table-cell table:style-name="ce0" office:value-type="string" calcext:value-type="string">
            <text:p>（ああ・・・もれそう・・・っ！）</text:p>
          </table:table-cell>
          <table:table-cell table:style-name="ce0" table:number-columns-repeated="3"/>
        </table:table-row>
        <table:table-row table:style-name="ro1">
          <table:table-cell table:style-name="ce0" office:value-type="string" calcext:value-type="string">
            <text:p>ご、ごめんね！　ちょっと、その・・・行ってくるから！！</text:p>
          </table:table-cell>
          <table:table-cell table:style-name="ce0" office:value-type="string" calcext:value-type="string">
            <text:p>Outdoor pee – L6</text:p>
          </table:table-cell>
          <table:table-cell table:style-name="ce0" office:value-type="string" calcext:value-type="string">
            <text:p>Hamuko</text:p>
          </table:table-cell>
          <table:table-cell table:style-name="ce0" office:value-type="string" calcext:value-type="string">
            <text:p>S-Sorry! I… I’ll be right back!</text:p>
          </table:table-cell>
        </table:table-row>
        <table:table-row table:style-name="ro1">
          <table:table-cell table:style-name="ce0" office:value-type="string" calcext:value-type="string">
            <text:p>レ、レグマくん、あのね・・・</text:p>
          </table:table-cell>
          <table:table-cell table:style-name="ce0" table:number-columns-repeated="3"/>
        </table:table-row>
        <table:table-row table:style-name="ro1">
          <table:table-cell table:style-name="ce0" office:value-type="string" calcext:value-type="string">
            <text:p>もちろんシャルシャルさんを見つけながらでいいんだけど、その・・・</text:p>
          </table:table-cell>
          <table:table-cell table:style-name="ce0" table:number-columns-repeated="3"/>
        </table:table-row>
        <table:table-row table:style-name="ro1">
          <table:table-cell table:style-name="ce0" office:value-type="string" calcext:value-type="string">
            <text:p>おトイレがあったら、ちょっとだけ待ってもらってもいい・・・？</text:p>
          </table:table-cell>
          <table:table-cell table:style-name="ce0" table:number-columns-repeated="3"/>
        </table:table-row>
        <table:table-row table:style-name="ro1">
          <table:table-cell table:style-name="ce0" office:value-type="string" calcext:value-type="string">
            <text:p>ど、どうしようかな・・・</text:p>
          </table:table-cell>
          <table:table-cell table:style-name="ce0" office:value-type="string" calcext:value-type="string">
            <text:p>Telling her to pee outside (wet) A</text:p>
          </table:table-cell>
          <table:table-cell table:style-name="ce0" office:value-type="string" calcext:value-type="string">
            <text:p>Hamuko</text:p>
          </table:table-cell>
          <table:table-cell table:style-name="ce0" office:value-type="string" calcext:value-type="string">
            <text:p>W-What should I do…</text:p>
          </table:table-cell>
        </table:table-row>
        <table:table-row table:style-name="ro1">
          <table:table-cell table:style-name="ce0" office:value-type="string" calcext:value-type="string">
            <text:p>ま、また失敗しないように済ませちゃったほうがいいかな・・・？</text:p>
          </table:table-cell>
          <table:table-cell table:style-name="ce0" office:value-type="string" calcext:value-type="string">
            <text:p>Telling her to pee outside (wet) B</text:p>
          </table:table-cell>
          <table:table-cell table:style-name="ce0" office:value-type="string" calcext:value-type="string">
            <text:p>Hamuko</text:p>
          </table:table-cell>
          <table:table-cell table:style-name="ce0" office:value-type="string" calcext:value-type="string">
            <text:p>I-It would be better to get it over with instead of making the same mistake, huh…?</text:p>
          </table:table-cell>
        </table:table-row>
        <table:table-row table:style-name="ro1">
          <table:table-cell table:style-name="ce0" office:value-type="string" calcext:value-type="string">
            <text:p>う、うん。　わかった・・・</text:p>
          </table:table-cell>
          <table:table-cell table:style-name="ce0" office:value-type="string" calcext:value-type="string">
            <text:p>Telling her to pee outside (wet) D</text:p>
          </table:table-cell>
          <table:table-cell table:style-name="ce0" office:value-type="string" calcext:value-type="string">
            <text:p>Hamuko</text:p>
          </table:table-cell>
          <table:table-cell table:style-name="ce0" office:value-type="string" calcext:value-type="string">
            <text:p>O-Okay. I understand…</text:p>
          </table:table-cell>
        </table:table-row>
        <table:table-row table:style-name="ro1">
          <table:table-cell table:style-name="ce0" office:value-type="string" calcext:value-type="string">
            <text:p>そっ、それはちょっと・・・！</text:p>
          </table:table-cell>
          <table:table-cell table:style-name="ce0" office:value-type="string" calcext:value-type="string">
            <text:p>Telling her to pee outside A</text:p>
          </table:table-cell>
          <table:table-cell table:style-name="ce0" office:value-type="string" calcext:value-type="string">
            <text:p>Hamuko</text:p>
          </table:table-cell>
          <table:table-cell table:style-name="ce0" office:value-type="string" calcext:value-type="string">
            <text:p>That’s a little…!</text:p>
          </table:table-cell>
        </table:table-row>
        <table:table-row table:style-name="ro1">
          <table:table-cell table:style-name="ce0" office:value-type="string" calcext:value-type="string">
            <text:p>ちゃんとおトイレでしないとダメだよ・・・！</text:p>
          </table:table-cell>
          <table:table-cell table:style-name="ce0" office:value-type="string" calcext:value-type="string">
            <text:p>Telling her to pee outside B</text:p>
          </table:table-cell>
          <table:table-cell table:style-name="ce0" office:value-type="string" calcext:value-type="string">
            <text:p>Hamuko</text:p>
          </table:table-cell>
          <table:table-cell table:style-name="ce0" office:value-type="string" calcext:value-type="string">
            <text:p>It would be bad to do it anywhere besides a toilet…!</text:p>
          </table:table-cell>
        </table:table-row>
        <table:table-row table:style-name="ro1">
          <table:table-cell table:style-name="ce0" office:value-type="string" calcext:value-type="string">
            <text:p>レグマくん、早く着替えたいよ・・・</text:p>
          </table:table-cell>
          <table:table-cell table:style-name="ce0" office:value-type="string" calcext:value-type="string">
            <text:p>Chat – L4 A (wet)</text:p>
          </table:table-cell>
          <table:table-cell table:style-name="ce0" office:value-type="string" calcext:value-type="string">
            <text:p>Hamuko</text:p>
          </table:table-cell>
          <table:table-cell table:style-name="ce0" office:value-type="string" calcext:value-type="string">
            <text:p>Reguma-kun, I want to hurry up and change my clothes…</text:p>
          </table:table-cell>
        </table:table-row>
        <table:table-row table:style-name="ro1">
          <table:table-cell table:style-name="ce0" office:value-type="string" calcext:value-type="string">
            <text:p>そ、それに・・・またおトイレ行きたくなっちゃったんだけど・・・</text:p>
          </table:table-cell>
          <table:table-cell table:style-name="ce0" office:value-type="string" calcext:value-type="string">
            <text:p>Chat – L4 B (wet)</text:p>
          </table:table-cell>
          <table:table-cell table:style-name="ce0" office:value-type="string" calcext:value-type="string">
            <text:p>Hamuko</text:p>
          </table:table-cell>
          <table:table-cell table:style-name="ce0" office:value-type="string" calcext:value-type="string">
            <text:p>A-And I… also need to use the toilet again…</text:p>
          </table:table-cell>
        </table:table-row>
        <table:table-row table:style-name="ro1">
          <table:table-cell table:style-name="ce0" office:value-type="string" calcext:value-type="string">
            <text:p>シャルシャルさん・・・どこぉ？</text:p>
          </table:table-cell>
          <table:table-cell table:style-name="ce0" table:number-columns-repeated="3"/>
        </table:table-row>
        <table:table-row table:style-name="ro1">
          <table:table-cell table:style-name="ce0" office:value-type="string" calcext:value-type="string">
            <text:p>な、なかなか見つからないね・・・（そわそわ）</text:p>
          </table:table-cell>
          <table:table-cell table:style-name="ce0" table:number-columns-repeated="3"/>
        </table:table-row>
        <table:table-row table:style-name="ro1">
          <table:table-cell table:style-name="ce0" office:value-type="string" calcext:value-type="string">
            <text:p>やだ・・・早く着替えないと・・・</text:p>
          </table:table-cell>
          <table:table-cell table:style-name="ce0" table:number-columns-repeated="3"/>
        </table:table-row>
        <table:table-row table:style-name="ro1">
          <table:table-cell table:style-name="ce0" office:value-type="string" calcext:value-type="string">
            <text:p>シャルシャルさん、どこにいるのかな？</text:p>
          </table:table-cell>
          <table:table-cell table:style-name="ce0" table:number-columns-repeated="3"/>
        </table:table-row>
        <table:table-row table:style-name="ro1">
          <table:table-cell table:style-name="ce0" office:value-type="string" calcext:value-type="string">
            <text:p>い、急がなきゃ・・・！</text:p>
          </table:table-cell>
          <table:table-cell table:style-name="ce0" table:number-columns-repeated="3"/>
        </table:table-row>
        <table:table-row table:style-name="ro1">
          <table:table-cell table:style-name="ce0" office:value-type="string" calcext:value-type="string">
            <text:p>この建物のどこかに、シャルシャルさんが捕まってるんだよね。</text:p>
          </table:table-cell>
          <table:table-cell table:style-name="ce0" table:number-columns-repeated="3"/>
        </table:table-row>
        <table:table-row table:style-name="ro1">
          <table:table-cell table:style-name="ce0" office:value-type="string" calcext:value-type="string">
            <text:p>早く見つけて、助けてあげなくちゃ！</text:p>
          </table:table-cell>
          <table:table-cell table:style-name="ce0" table:number-columns-repeated="3"/>
        </table:table-row>
        <table:table-row table:style-name="ro1">
          <table:table-cell table:style-name="ce0" office:value-type="string" calcext:value-type="string">
            <text:p>だ・・・っ、だめ・・・っ！　もう・・・限界ぃっ！</text:p>
          </table:table-cell>
          <table:table-cell table:style-name="ce0" office:value-type="string" calcext:value-type="string">
            <text:p>Chat – L7 A</text:p>
          </table:table-cell>
          <table:table-cell table:style-name="ce0" office:value-type="string" calcext:value-type="string">
            <text:p>Hamuko</text:p>
          </table:table-cell>
          <table:table-cell table:style-name="ce0" office:value-type="string" calcext:value-type="string">
            <text:p>C... Can't! It's... more than I...!</text:p>
          </table:table-cell>
        </table:table-row>
        <table:table-row table:style-name="ro1">
          <table:table-cell table:style-name="ce0" office:value-type="string" calcext:value-type="string">
            <text:p>おトイレ・・・し、したいよぉっ！！</text:p>
          </table:table-cell>
          <table:table-cell table:style-name="ce0" office:value-type="string" calcext:value-type="string">
            <text:p>Chat – L7 B</text:p>
          </table:table-cell>
          <table:table-cell table:style-name="ce0" office:value-type="string" calcext:value-type="string">
            <text:p>Hamuko</text:p>
          </table:table-cell>
          <table:table-cell table:style-name="ce0" office:value-type="string" calcext:value-type="string">
            <text:p>I need to pee right now!!</text:p>
          </table:table-cell>
        </table:table-row>
        <table:table-row table:style-name="ro1">
          <table:table-cell table:style-name="ce0" office:value-type="string" calcext:value-type="string">
            <text:p>あぁっ、もうヤバいよ・・・っ！</text:p>
          </table:table-cell>
          <table:table-cell table:style-name="ce0" office:value-type="string" calcext:value-type="string">
            <text:p>Chat – L6 A</text:p>
          </table:table-cell>
          <table:table-cell table:style-name="ce0" office:value-type="string" calcext:value-type="string">
            <text:p>Hamuko</text:p>
          </table:table-cell>
          <table:table-cell table:style-name="ce0" office:value-type="string" calcext:value-type="string">
            <text:p>Ahh, it's really bad now...!</text:p>
          </table:table-cell>
        </table:table-row>
        <table:table-row table:style-name="ro1">
          <table:table-cell table:style-name="ce0" office:value-type="string" calcext:value-type="string">
            <text:p>も、もれちゃいそうなんだけど・・・っ！！</text:p>
          </table:table-cell>
          <table:table-cell table:style-name="ce0" office:value-type="string" calcext:value-type="string">
            <text:p>Chat – L6 B</text:p>
          </table:table-cell>
          <table:table-cell table:style-name="ce0" office:value-type="string" calcext:value-type="string">
            <text:p>Hamuko</text:p>
          </table:table-cell>
          <table:table-cell table:style-name="ce0" office:value-type="string" calcext:value-type="string">
            <text:p>It's going to leak out...!</text:p>
          </table:table-cell>
        </table:table-row>
        <table:table-row table:style-name="ro1">
          <table:table-cell table:style-name="ce0" office:value-type="string" calcext:value-type="string">
            <text:p>レグマくん、わ、悪いんだけど・・・その・・・</text:p>
          </table:table-cell>
          <table:table-cell table:style-name="ce0" office:value-type="string" calcext:value-type="string">
            <text:p>Chat – L5 A</text:p>
          </table:table-cell>
          <table:table-cell table:style-name="ce0" office:value-type="string" calcext:value-type="string">
            <text:p>Hamuko</text:p>
          </table:table-cell>
          <table:table-cell table:style-name="ce0" office:value-type="string" calcext:value-type="string">
            <text:p>Reguma, I-It might be a bad time, but, um...</text:p>
          </table:table-cell>
        </table:table-row>
        <table:table-row table:style-name="ro1">
          <table:table-cell table:style-name="ce0" office:value-type="string" calcext:value-type="string">
            <text:p>おトイレ行きたいから、ちょっと寄ってもらってもいいかな・・・っ？</text:p>
          </table:table-cell>
          <table:table-cell table:style-name="ce0" office:value-type="string" calcext:value-type="string">
            <text:p>Chat – L5 B</text:p>
          </table:table-cell>
          <table:table-cell table:style-name="ce0" office:value-type="string" calcext:value-type="string">
            <text:p>Hamuko</text:p>
          </table:table-cell>
          <table:table-cell table:style-name="ce0" office:value-type="string" calcext:value-type="string">
            <text:p>I need to pee, can we go to a bathroom please?</text:p>
          </table:table-cell>
        </table:table-row>
        <table:table-row table:style-name="ro1">
          <table:table-cell table:style-name="ce0" office:value-type="string" calcext:value-type="string">
            <text:p>（あー・・・どうしよう、おトイレ行きたいけど・・・）</text:p>
          </table:table-cell>
          <table:table-cell table:style-name="ce0" office:value-type="string" calcext:value-type="string">
            <text:p>Chat – L4 A</text:p>
          </table:table-cell>
          <table:table-cell table:style-name="ce0" office:value-type="string" calcext:value-type="string">
            <text:p>Hamuko</text:p>
          </table:table-cell>
          <table:table-cell table:style-name="ce0" office:value-type="string" calcext:value-type="string">
            <text:p>(Ah... What should I do? I have to go to the bathroom...)</text:p>
          </table:table-cell>
        </table:table-row>
        <table:table-row table:style-name="ro1">
          <table:table-cell table:style-name="ce0" office:value-type="string" calcext:value-type="string">
            <text:p>（も、もうちょっとだけ我慢しよ・・・）</text:p>
          </table:table-cell>
          <table:table-cell table:style-name="ce0" office:value-type="string" calcext:value-type="string">
            <text:p>Chat – L4 B</text:p>
          </table:table-cell>
          <table:table-cell table:style-name="ce0" office:value-type="string" calcext:value-type="string">
            <text:p>Hamuko</text:p>
          </table:table-cell>
          <table:table-cell table:style-name="ce0" office:value-type="string" calcext:value-type="string">
            <text:p>(H-Hang in there a little longer...)</text:p>
          </table:table-cell>
        </table:table-row>
        <table:table-row table:style-name="ro1">
          <table:table-cell table:style-name="ce0" office:value-type="string" calcext:value-type="string">
            <text:p>うう・・・、恥ずかしいよ・・・こんなの・・・</text:p>
          </table:table-cell>
          <table:table-cell table:style-name="ce0" office:value-type="string" calcext:value-type="string">
            <text:p>Chat – Wet Panties</text:p>
          </table:table-cell>
          <table:table-cell table:style-name="ce0" office:value-type="string" calcext:value-type="string">
            <text:p>Hamuko</text:p>
          </table:table-cell>
          <table:table-cell table:style-name="ce0" office:value-type="string" calcext:value-type="string">
            <text:p>Ugh, this is so embarrassing...</text:p>
          </table:table-cell>
        </table:table-row>
        <table:table-row table:style-name="ro1">
          <table:table-cell table:style-name="ce0" office:value-type="string" calcext:value-type="string">
            <text:p>（ちょっぴりおトイレ行きたいな・・・）</text:p>
          </table:table-cell>
          <table:table-cell table:style-name="ce0" office:value-type="string" calcext:value-type="string">
            <text:p>Chat – L3 A</text:p>
          </table:table-cell>
          <table:table-cell table:style-name="ce0" office:value-type="string" calcext:value-type="string">
            <text:p>Hamuko</text:p>
          </table:table-cell>
          <table:table-cell table:style-name="ce0" office:value-type="string" calcext:value-type="string">
            <text:p>(I have to pee but just a tiny bit...)</text:p>
          </table:table-cell>
        </table:table-row>
        <table:table-row table:style-name="ro1">
          <table:table-cell table:style-name="ce0" office:value-type="string" calcext:value-type="string">
            <text:p>（まだぜんぜん我慢できるけど、どうしよう。）</text:p>
          </table:table-cell>
          <table:table-cell table:style-name="ce0" office:value-type="string" calcext:value-type="string">
            <text:p>Chat – L3 B</text:p>
          </table:table-cell>
          <table:table-cell table:style-name="ce0" office:value-type="string" calcext:value-type="string">
            <text:p>Hamuko</text:p>
          </table:table-cell>
          <table:table-cell table:style-name="ce0" office:value-type="string" calcext:value-type="string">
            <text:p>(For now I'm sure I can still hold it, what should I do?)</text:p>
          </table:table-cell>
        </table:table-row>
        <table:table-row table:style-name="ro1">
          <table:table-cell table:style-name="ce0" office:value-type="string" calcext:value-type="string">
            <text:p>盗賊団に捕まってるシャルシャルさんを助けに行こ！</text:p>
          </table:table-cell>
          <table:table-cell table:style-name="ce0" office:value-type="string" calcext:value-type="string">
            <text:p>Chat – Bandit Hideout A</text:p>
          </table:table-cell>
          <table:table-cell table:style-name="ce0" office:value-type="string" calcext:value-type="string">
            <text:p>Hamuko</text:p>
          </table:table-cell>
          <table:table-cell table:style-name="ce0" office:value-type="string" calcext:value-type="string">
            <text:p>Let's go save Sharusharu from the bandit gang!</text:p>
          </table:table-cell>
        </table:table-row>
        <table:table-row table:style-name="ro1">
          <table:table-cell table:style-name="ce0" office:value-type="string" calcext:value-type="string">
            <text:p>うん、なんかできそうな気がしてきた！</text:p>
          </table:table-cell>
          <table:table-cell table:style-name="ce0" office:value-type="string" calcext:value-type="string">
            <text:p>Chat – Bandit Hideout B</text:p>
          </table:table-cell>
          <table:table-cell table:style-name="ce0" office:value-type="string" calcext:value-type="string">
            <text:p>Hamuko</text:p>
          </table:table-cell>
          <table:table-cell table:style-name="ce0" office:value-type="string" calcext:value-type="string">
            <text:p>Yeah, that's kind of how I'm feeling!</text:p>
          </table:table-cell>
        </table:table-row>
        <table:table-row table:style-name="ro1">
          <table:table-cell table:style-name="ce0" office:value-type="string" calcext:value-type="string">
            <text:p>森の奥には、お城の兵士たちでも敵わない強～い盗賊団がいるかもしれないんだよね・・・</text:p>
          </table:table-cell>
          <table:table-cell table:style-name="ce0" office:value-type="string" calcext:value-type="string">
            <text:p>Chat – Lost Forest A</text:p>
          </table:table-cell>
          <table:table-cell table:style-name="ce0" office:value-type="string" calcext:value-type="string">
            <text:p>Hamuko</text:p>
          </table:table-cell>
          <table:table-cell table:style-name="ce0" office:value-type="string" calcext:value-type="string">
            <text:p>To think that the castle soldiers are no match for the bandit gang hiding deep in this forest..</text:p>
          </table:table-cell>
        </table:table-row>
        <table:table-row table:style-name="ro1">
          <table:table-cell table:style-name="ce0" office:value-type="string" calcext:value-type="string">
            <text:p>なんか、緊張してきちゃった・・・</text:p>
          </table:table-cell>
          <table:table-cell table:style-name="ce0" office:value-type="string" calcext:value-type="string">
            <text:p>Chat – Lost Forest B</text:p>
          </table:table-cell>
          <table:table-cell table:style-name="ce0" office:value-type="string" calcext:value-type="string">
            <text:p>Hamuko</text:p>
          </table:table-cell>
          <table:table-cell table:style-name="ce0" office:value-type="string" calcext:value-type="string">
            <text:p>I might be starting to lose my nerve...</text:p>
          </table:table-cell>
        </table:table-row>
        <table:table-row table:style-name="ro1">
          <table:table-cell table:style-name="ce0" office:value-type="string" calcext:value-type="string">
            <text:p>“北の森の奥”か・・・</text:p>
          </table:table-cell>
          <table:table-cell table:style-name="ce0" table:number-columns-repeated="3"/>
        </table:table-row>
        <table:table-row table:style-name="ro1">
          <table:table-cell table:style-name="ce0" office:value-type="string" calcext:value-type="string">
            <text:p>どこのことかな・・・？</text:p>
          </table:table-cell>
          <table:table-cell table:style-name="ce0" table:number-columns-repeated="3"/>
        </table:table-row>
        <table:table-row table:style-name="ro1">
          <table:table-cell table:style-name="ce0" office:value-type="string" calcext:value-type="string">
            <text:p>ねえ、シャルシャルさんと同級生の子って、オシル湖で誘拐されたんだよね。</text:p>
          </table:table-cell>
          <table:table-cell table:style-name="ce0" table:number-columns-repeated="3"/>
        </table:table-row>
        <table:table-row table:style-name="ro1">
          <table:table-cell table:style-name="ce0" office:value-type="string" calcext:value-type="string">
            <text:p>オシル湖のどこかで、同級生の手掛かりみたいなモノって見つからないかな？</text:p>
          </table:table-cell>
          <table:table-cell table:style-name="ce0" table:number-columns-repeated="3"/>
        </table:table-row>
        <table:table-row table:style-name="ro1">
          <table:table-cell table:style-name="ce0" office:value-type="string" calcext:value-type="string">
            <text:p>ユーリャ教会で加護の儀式を受けるんでしょ？</text:p>
          </table:table-cell>
          <table:table-cell table:style-name="ce0" table:number-columns-repeated="3"/>
        </table:table-row>
        <table:table-row table:style-name="ro1">
          <table:table-cell table:style-name="ce0" office:value-type="string" calcext:value-type="string">
            <text:p>儀式ってどんなのかな？なんかこう、ぶおおおおんっ！　ていうのを期待しちゃうよね！</text:p>
          </table:table-cell>
          <table:table-cell table:style-name="ce0" table:number-columns-repeated="3"/>
        </table:table-row>
        <table:table-row table:style-name="ro1">
          <table:table-cell table:style-name="ce0" office:value-type="string" calcext:value-type="string">
            <text:p>加護の儀式よりも、先にシャルシャルっていう人へのお届け物を済ませるんでしょ？</text:p>
          </table:table-cell>
          <table:table-cell table:style-name="ce0" table:number-columns-repeated="3"/>
        </table:table-row>
        <table:table-row table:style-name="ro1">
          <table:table-cell table:style-name="ce0" office:value-type="string" calcext:value-type="string">
            <text:p>城下町って広いから、探すの大変だね。</text:p>
          </table:table-cell>
          <table:table-cell table:style-name="ce0" table:number-columns-repeated="3"/>
        </table:table-row>
        <table:table-row table:style-name="ro1">
          <table:table-cell table:style-name="ce0" office:value-type="string" calcext:value-type="string">
            <text:p>ふ・・・っ、ぅうっ！　もぉ・・・限界だよぉ・・・っ！</text:p>
          </table:table-cell>
          <table:table-cell table:style-name="ce0" table:number-columns-repeated="3"/>
        </table:table-row>
        <table:table-row table:style-name="ro1">
          <table:table-cell table:style-name="ce0" office:value-type="string" calcext:value-type="string">
            <text:p>し、しょうがないよねっ！　生理現象なんだしっ！</text:p>
          </table:table-cell>
          <table:table-cell table:style-name="ce0" table:number-columns-repeated="3"/>
        </table:table-row>
        <table:table-row table:style-name="ro1">
          <table:table-cell table:style-name="ce0" office:value-type="string" calcext:value-type="string">
            <text:p>レ、レグマくん・・・！　わたし、もう・・・おトイレ行かないとダメなんだけど・・・っ！</text:p>
          </table:table-cell>
          <table:table-cell table:style-name="ce0" table:number-columns-repeated="3"/>
        </table:table-row>
        <table:table-row table:style-name="ro1">
          <table:table-cell table:style-name="ce0" office:value-type="string" calcext:value-type="string">
            <text:p>ん・・・や、やっぱりそれしか・・・ない・・・よね。</text:p>
          </table:table-cell>
          <table:table-cell table:style-name="ce0" table:number-columns-repeated="3"/>
        </table:table-row>
        <table:table-row table:style-name="ro1">
          <table:table-cell table:style-name="ce0" office:value-type="string" calcext:value-type="string">
            <text:p>じゃ、じゃあ・・・っ、その・・・してくるからっ！</text:p>
          </table:table-cell>
          <table:table-cell table:style-name="ce0" table:number-columns-repeated="3"/>
        </table:table-row>
        <table:table-row table:style-name="ro1">
          <table:table-cell table:style-name="ce0" office:value-type="string" calcext:value-type="string">
            <text:p>ん・・・や、やっぱりそれしか・・・ない・・・よね</text:p>
          </table:table-cell>
          <table:table-cell table:style-name="ce0" table:number-columns-repeated="3"/>
        </table:table-row>
        <table:table-row table:style-name="ro1">
          <table:table-cell table:style-name="ce0" office:value-type="string" calcext:value-type="string">
            <text:p>あ、あのね・・・おトイレ行きたいんだけど・・・。</text:p>
          </table:table-cell>
          <table:table-cell table:style-name="ce0" table:number-columns-repeated="3"/>
        </table:table-row>
        <table:table-row table:style-name="ro1">
          <table:table-cell table:style-name="ce0" office:value-type="string" calcext:value-type="string">
            <text:p>けっこう我慢してるから、その・・・早めに・・・</text:p>
          </table:table-cell>
          <table:table-cell table:style-name="ce0" table:number-columns-repeated="3"/>
        </table:table-row>
        <table:table-row table:style-name="ro1">
          <table:table-cell table:style-name="ce0" office:value-type="string" calcext:value-type="string">
            <text:p>うん・・・ま、また失敗しちゃうのはやだし・・・</text:p>
          </table:table-cell>
          <table:table-cell table:style-name="ce0" table:number-columns-repeated="3"/>
        </table:table-row>
        <table:table-row table:style-name="ro1">
          <table:table-cell table:style-name="ce0" office:value-type="string" calcext:value-type="string">
            <text:p>そうしよっかな・・・</text:p>
          </table:table-cell>
          <table:table-cell table:style-name="ce0" table:number-columns-repeated="3"/>
        </table:table-row>
        <table:table-row table:style-name="ro1">
          <table:table-cell table:style-name="ce0" office:value-type="string" calcext:value-type="string">
            <text:p>ちょっと行って来るから、待っててね・・・</text:p>
          </table:table-cell>
          <table:table-cell table:style-name="ce0" table:number-columns-repeated="3"/>
        </table:table-row>
        <table:table-row table:style-name="ro1">
          <table:table-cell table:style-name="ce0" office:value-type="string" calcext:value-type="string">
            <text:p>あ、あのね・・・おトイレ行きたいんだけど・・・</text:p>
          </table:table-cell>
          <table:table-cell table:style-name="ce0" table:number-columns-repeated="3"/>
        </table:table-row>
        <table:table-row table:style-name="ro1">
          <table:table-cell table:style-name="ce0" office:value-type="string" calcext:value-type="string">
            <text:p>い、いやいや！　おトイレでもないとこで、そんな！</text:p>
          </table:table-cell>
          <table:table-cell table:style-name="ce0" table:number-columns-repeated="3"/>
        </table:table-row>
        <table:table-row table:style-name="ro1">
          <table:table-cell table:style-name="ce0" office:value-type="string" calcext:value-type="string">
            <text:p>（し、したいのはやまやまだけど・・・ちょっとムリだよ・・・）</text:p>
          </table:table-cell>
          <table:table-cell table:style-name="ce0" table:number-columns-repeated="3"/>
        </table:table-row>
        <table:table-row table:style-name="ro1">
          <table:table-cell table:style-name="ce0" office:value-type="string" calcext:value-type="string">
            <text:p>（早く着替えたいし・・・おトイレ休憩も欲しいよぉ・・・）</text:p>
          </table:table-cell>
          <table:table-cell table:style-name="ce0" table:number-columns-repeated="3"/>
        </table:table-row>
        <table:table-row table:style-name="ro1">
          <table:table-cell table:style-name="ce0" office:value-type="string" calcext:value-type="string">
            <text:p>（そ、そろそろ・・・おトイレ休憩が欲しいところなんだけど・・・）</text:p>
          </table:table-cell>
          <table:table-cell table:style-name="ce0" table:number-columns-repeated="3"/>
        </table:table-row>
        <table:table-row table:style-name="ro1">
          <table:table-cell table:style-name="ce0" office:value-type="string" calcext:value-type="string">
            <text:p>はは・・・や、やっちゃったよ・・・ごめんね、恥ずかしいカッコで・・・</text:p>
          </table:table-cell>
          <table:table-cell table:style-name="ce0" table:number-columns-repeated="3"/>
        </table:table-row>
        <table:table-row table:style-name="ro1">
          <table:table-cell table:style-name="ce0" office:value-type="string" calcext:value-type="string">
            <text:p>近くにおトイレ・・・無いかな・・・？</text:p>
          </table:table-cell>
          <table:table-cell table:style-name="ce0" table:number-columns-repeated="3"/>
        </table:table-row>
        <table:table-row table:style-name="ro1">
          <table:table-cell table:style-name="ce0" office:value-type="string" calcext:value-type="string">
            <text:p>トロッコ乗れなかったのは、まあ残念だけど・・・</text:p>
          </table:table-cell>
          <table:table-cell table:style-name="ce0" table:number-columns-repeated="3"/>
        </table:table-row>
        <table:table-row table:style-name="ro1">
          <table:table-cell table:style-name="ce0" office:value-type="string" calcext:value-type="string">
            <text:p>山の散策も楽しいから、まいっか！</text:p>
          </table:table-cell>
          <table:table-cell table:style-name="ce0" table:number-columns-repeated="3"/>
        </table:table-row>
        <table:table-row table:style-name="ro1">
          <table:table-cell table:style-name="ce0" office:value-type="string" calcext:value-type="string">
            <text:p>加護の儀式って、どんなのかな？楽しみだね～！</text:p>
          </table:table-cell>
          <table:table-cell table:style-name="ce0" table:number-columns-repeated="3"/>
        </table:table-row>
        <table:table-row table:style-name="ro1">
          <table:table-cell table:style-name="ce0" office:value-type="string" calcext:value-type="string">
            <text:p>マハイ山でトロッコに乗るんだよね？</text:p>
          </table:table-cell>
          <table:table-cell table:style-name="ce0" table:number-columns-repeated="3"/>
        </table:table-row>
        <table:table-row table:style-name="ro1">
          <table:table-cell table:style-name="ce0" office:value-type="string" calcext:value-type="string">
            <text:p>トロッコってどんなのかな？　わたし生まれて初めて乗るんだよ～♪</text:p>
          </table:table-cell>
          <table:table-cell table:style-name="ce0" table:number-columns-repeated="3"/>
        </table:table-row>
        <table:table-row table:style-name="ro1">
          <table:table-cell table:style-name="ce0" office:value-type="string" calcext:value-type="string">
            <text:p>ま、また・・・でちゃうよぉ・・・っ！！</text:p>
          </table:table-cell>
          <table:table-cell table:style-name="ce0" table:number-columns-repeated="3"/>
        </table:table-row>
        <table:table-row table:style-name="ro1">
          <table:table-cell table:style-name="ce0" office:value-type="string" calcext:value-type="string">
            <text:p>す、すぐ済ませて来るからっ！　ぅう・・・っ！</text:p>
          </table:table-cell>
          <table:table-cell table:style-name="ce0" table:number-columns-repeated="3"/>
        </table:table-row>
        <table:table-row table:style-name="ro1">
          <table:table-cell table:style-name="ce0" office:value-type="string" calcext:value-type="string">
            <text:p>でちゃう・・・っ！　でちゃう・・・っ！　あぁ・・・っ！</text:p>
          </table:table-cell>
          <table:table-cell table:style-name="ce0" table:number-columns-repeated="3"/>
        </table:table-row>
        <table:table-row table:style-name="ro1">
          <table:table-cell table:style-name="ce0" office:value-type="string" calcext:value-type="string">
            <text:p>あぁ・・・お、おトイレ行きたいよ・・・っ！</text:p>
          </table:table-cell>
          <table:table-cell table:style-name="ce0" table:number-columns-repeated="3"/>
        </table:table-row>
        <table:table-row table:style-name="ro1">
          <table:table-cell table:style-name="ce0" office:value-type="string" calcext:value-type="string">
            <text:p>わたし、そろそろ限界なんだけど・・・っ！</text:p>
          </table:table-cell>
          <table:table-cell table:style-name="ce0" table:number-columns-repeated="3"/>
        </table:table-row>
        <table:table-row table:style-name="ro1">
          <table:table-cell table:style-name="ce0" office:value-type="string" calcext:value-type="string">
            <text:p>い、いくらなんでも・・・ここじゃ・・・っ！</text:p>
          </table:table-cell>
          <table:table-cell table:style-name="ce0" table:number-columns-repeated="3"/>
        </table:table-row>
        <table:table-row table:style-name="ro1">
          <table:table-cell table:style-name="ce0" office:value-type="string" calcext:value-type="string">
            <text:p>うう・・・で、でも・・・っ</text:p>
          </table:table-cell>
          <table:table-cell table:style-name="ce0" table:number-columns-repeated="3"/>
        </table:table-row>
        <table:table-row table:style-name="ro1">
          <table:table-cell table:style-name="ce0" office:value-type="string" calcext:value-type="string">
            <text:p>んっ、く・・・っ！</text:p>
          </table:table-cell>
          <table:table-cell table:style-name="ce0" table:number-columns-repeated="3"/>
        </table:table-row>
        <table:table-row table:style-name="ro1">
          <table:table-cell table:style-name="ce0" office:value-type="string" calcext:value-type="string">
            <text:p>な、内緒だからね・・・っ！</text:p>
          </table:table-cell>
          <table:table-cell table:style-name="ce0" table:number-columns-repeated="3"/>
        </table:table-row>
        <table:table-row table:style-name="ro1">
          <table:table-cell table:style-name="ce0" office:value-type="string" calcext:value-type="string">
            <text:p>レグマくん・・・お、おトイレ行かせて・・・っ</text:p>
          </table:table-cell>
          <table:table-cell table:style-name="ce0" table:number-columns-repeated="3"/>
        </table:table-row>
        <table:table-row table:style-name="ro1">
          <table:table-cell table:style-name="ce0" office:value-type="string" calcext:value-type="string">
            <text:p>・・・で、でも・・・うぅ・・・</text:p>
          </table:table-cell>
          <table:table-cell table:style-name="ce0" table:number-columns-repeated="3"/>
        </table:table-row>
        <table:table-row table:style-name="ro1">
          <table:table-cell table:style-name="ce0" office:value-type="string" calcext:value-type="string">
            <text:p>分かった・・・ちゃんと見張っててね・・・？</text:p>
          </table:table-cell>
          <table:table-cell table:style-name="ce0" table:number-columns-repeated="3"/>
        </table:table-row>
        <table:table-row table:style-name="ro1">
          <table:table-cell table:style-name="ce0" office:value-type="string" calcext:value-type="string">
            <text:p>い、急いでるのは分かってるんだけど・・・</text:p>
          </table:table-cell>
          <table:table-cell table:style-name="ce0" table:number-columns-repeated="3"/>
        </table:table-row>
        <table:table-row table:style-name="ro1">
          <table:table-cell table:style-name="ce0" office:value-type="string" calcext:value-type="string">
            <text:p>ごめん・・・わたし、さっきからおトイレ行きたくて・・・</text:p>
          </table:table-cell>
          <table:table-cell table:style-name="ce0" table:number-columns-repeated="3"/>
        </table:table-row>
        <table:table-row table:style-name="ro1">
          <table:table-cell table:style-name="ce0" office:value-type="string" calcext:value-type="string">
            <text:p>そっ、そんなの・・・できないよっ！</text:p>
          </table:table-cell>
          <table:table-cell table:style-name="ce0" table:number-columns-repeated="3"/>
        </table:table-row>
        <table:table-row table:style-name="ro1">
          <table:table-cell table:style-name="ce0" office:value-type="string" calcext:value-type="string">
            <text:p>レグマくんのえっち・・・！</text:p>
          </table:table-cell>
          <table:table-cell table:style-name="ce0" table:number-columns-repeated="3"/>
        </table:table-row>
        <table:table-row table:style-name="ro1">
          <table:table-cell table:style-name="ce0" office:value-type="string" calcext:value-type="string">
            <text:p>あ・・・あのね・・・</text:p>
          </table:table-cell>
          <table:table-cell table:style-name="ce0" table:number-columns-repeated="3"/>
        </table:table-row>
        <table:table-row table:style-name="ro1">
          <table:table-cell table:style-name="ce0" office:value-type="string" calcext:value-type="string">
            <text:p>おトイレ・・・行きたいんだけど・・・</text:p>
          </table:table-cell>
          <table:table-cell table:style-name="ce0" table:number-columns-repeated="3"/>
        </table:table-row>
        <table:table-row table:style-name="ro1">
          <table:table-cell table:style-name="ce0" office:value-type="string" calcext:value-type="string">
            <text:p>えっと・・・あの・・・</text:p>
          </table:table-cell>
          <table:table-cell table:style-name="ce0" table:number-columns-repeated="3"/>
        </table:table-row>
        <table:table-row table:style-name="ro1">
          <table:table-cell table:style-name="ce0" office:value-type="string" calcext:value-type="string">
            <text:p>お、おトイレに行ってる時間なんて・・・無いよね・・・？</text:p>
          </table:table-cell>
          <table:table-cell table:style-name="ce0" table:number-columns-repeated="3"/>
        </table:table-row>
        <table:table-row table:style-name="ro1">
          <table:table-cell table:style-name="ce0" office:value-type="string" calcext:value-type="string">
            <text:p>こ、この年になってお漏らしなんて・・・情けないよね・・・</text:p>
          </table:table-cell>
          <table:table-cell table:style-name="ce0" table:number-columns-repeated="3"/>
        </table:table-row>
        <table:table-row table:style-name="ro1">
          <table:table-cell table:style-name="ce0" office:value-type="string" calcext:value-type="string">
            <text:p>（時間があったらおトイレに寄りたいかも・・・）</text:p>
          </table:table-cell>
          <table:table-cell table:style-name="ce0" table:number-columns-repeated="3"/>
        </table:table-row>
        <table:table-row table:style-name="ro1">
          <table:table-cell table:style-name="ce0" office:value-type="string" calcext:value-type="string">
            <text:p>早くお母さんのところに熱さまシードを持っていってあげよ！</text:p>
          </table:table-cell>
          <table:table-cell table:style-name="ce0" table:number-columns-repeated="3"/>
        </table:table-row>
        <table:table-row table:style-name="ro1">
          <table:table-cell table:style-name="ce0" office:value-type="string" calcext:value-type="string">
            <text:p>ダーブ洞窟のどっかに、解熱作用がある【熱さまシード】があるんだよね？</text:p>
          </table:table-cell>
          <table:table-cell table:style-name="ce0" table:number-columns-repeated="3"/>
        </table:table-row>
        <table:table-row table:style-name="ro1">
          <table:table-cell table:style-name="ce0" office:value-type="string" calcext:value-type="string">
            <text:p>早くみつけて、お母さんのところに持っていってあげよ！</text:p>
          </table:table-cell>
          <table:table-cell table:style-name="ce0" table:number-columns-repeated="3"/>
        </table:table-row>
        <table:table-row table:style-name="ro1">
          <table:table-cell table:style-name="ce0" office:value-type="string" calcext:value-type="string">
            <text:p>う・・・うん・・・っ、分かった・・・！　ちょっとしてくるから、み、見張っててねっ！！</text:p>
          </table:table-cell>
          <table:table-cell table:style-name="ce0" table:number-columns-repeated="3"/>
        </table:table-row>
        <table:table-row table:style-name="ro1">
          <table:table-cell table:style-name="ce0" office:value-type="string" calcext:value-type="string">
            <text:p>んぅ・・・っ！　も・・・もぉ・・・ぁうっ！もれちゃう・・・っ！！　もれちゃうぅっ！！</text:p>
          </table:table-cell>
          <table:table-cell table:style-name="ce0" table:number-columns-repeated="3"/>
        </table:table-row>
        <table:table-row table:style-name="ro1">
          <table:table-cell table:style-name="ce0" office:value-type="string" calcext:value-type="string">
            <text:p>お願い、おトイレ行きたいの・・・っ！ねえってば・・・っ！</text:p>
          </table:table-cell>
          <table:table-cell table:style-name="ce0" table:number-columns-repeated="3"/>
        </table:table-row>
        <table:table-row table:style-name="ro1">
          <table:table-cell table:style-name="ce0" office:value-type="string" calcext:value-type="string">
            <text:p>・・・えっ！？　こ、ここで・・・っ！？</text:p>
          </table:table-cell>
          <table:table-cell table:style-name="ce0" table:number-columns-repeated="3"/>
        </table:table-row>
        <table:table-row table:style-name="ro1">
          <table:table-cell table:style-name="ce0" office:value-type="string" calcext:value-type="string">
            <text:p>えと、でも・・・そ、そんなの・・・っ</text:p>
          </table:table-cell>
          <table:table-cell table:style-name="ce0" table:number-columns-repeated="3"/>
        </table:table-row>
        <table:table-row table:style-name="ro1">
          <table:table-cell table:style-name="ce0" office:value-type="string" calcext:value-type="string">
            <text:p>ぅうっ！　（考えたら・・・急に・・・っ！）</text:p>
          </table:table-cell>
          <table:table-cell table:style-name="ce0" table:number-columns-repeated="3"/>
        </table:table-row>
        <table:table-row table:style-name="ro1">
          <table:table-cell table:style-name="ce0" office:value-type="string" calcext:value-type="string">
            <text:p>じゃ、じゃあ・・・ちょっと・・・し、してくるね・・・</text:p>
          </table:table-cell>
          <table:table-cell table:style-name="ce0" table:number-columns-repeated="3"/>
        </table:table-row>
        <table:table-row table:style-name="ro1">
          <table:table-cell table:style-name="ce0" office:value-type="string" calcext:value-type="string">
            <text:p>ねえっ、お、おトイレ行きたいのっ！わたし・・・っ、もぅ・・・我慢が・・・っ！</text:p>
          </table:table-cell>
          <table:table-cell table:style-name="ce0" table:number-columns-repeated="3"/>
        </table:table-row>
        <table:table-row table:style-name="ro1">
          <table:table-cell table:style-name="ce0" office:value-type="string" calcext:value-type="string">
            <text:p>ぅうっ！　（考えたら・・・もう・・・っ！）</text:p>
          </table:table-cell>
          <table:table-cell table:style-name="ce0" table:number-columns-repeated="3"/>
        </table:table-row>
        <table:table-row table:style-name="ro1">
          <table:table-cell table:style-name="ce0" office:value-type="string" calcext:value-type="string">
            <text:p>えっと、あの・・・お、おトイレ行きたくなっちゃったんだけど・・・</text:p>
          </table:table-cell>
          <table:table-cell table:style-name="ce0" table:number-columns-repeated="3"/>
        </table:table-row>
        <table:table-row table:style-name="ro1">
          <table:table-cell table:style-name="ce0" office:value-type="string" calcext:value-type="string">
            <text:p>ちょ、ここで！？</text:p>
          </table:table-cell>
          <table:table-cell table:style-name="ce0" table:number-columns-repeated="3"/>
        </table:table-row>
        <table:table-row table:style-name="ro1">
          <table:table-cell table:style-name="ce0" office:value-type="string" calcext:value-type="string">
            <text:p>そ、そこまで切羽つまってないよぉっ！もう！</text:p>
          </table:table-cell>
          <table:table-cell table:style-name="ce0" table:number-columns-repeated="3"/>
        </table:table-row>
        <table:table-row table:style-name="ro1">
          <table:table-cell table:style-name="ce0" office:value-type="string" calcext:value-type="string">
            <text:p>それより、おトイレに行かせてよ・・・っ！</text:p>
          </table:table-cell>
          <table:table-cell table:style-name="ce0" table:number-columns-repeated="3"/>
        </table:table-row>
        <table:table-row table:style-name="ro1">
          <table:table-cell table:style-name="ce0" office:value-type="string" calcext:value-type="string">
            <text:p>レグマくん、あのね・・・もし時間あったらでいいんだけど・・・</text:p>
          </table:table-cell>
          <table:table-cell table:style-name="ce0" table:number-columns-repeated="3"/>
        </table:table-row>
        <table:table-row table:style-name="ro1">
          <table:table-cell table:style-name="ce0" office:value-type="string" calcext:value-type="string">
            <text:p>その・・・ちょっと、おトイレに寄りたいな・・・</text:p>
          </table:table-cell>
          <table:table-cell table:style-name="ce0" table:number-columns-repeated="3"/>
        </table:table-row>
        <table:table-row table:style-name="ro1">
          <table:table-cell table:style-name="ce0" office:value-type="string" calcext:value-type="string">
            <text:p>ぅう・・・ぐすっ・・・ご・・・ごめんね・・・</text:p>
          </table:table-cell>
          <table:table-cell table:style-name="ce0" table:number-columns-repeated="3"/>
        </table:table-row>
        <table:table-row table:style-name="ro1">
          <table:table-cell table:style-name="ce0" office:value-type="string" calcext:value-type="string">
            <text:p>港町のどこかに、地図を持った同級生がいるかもしれないんだよね。</text:p>
          </table:table-cell>
          <table:table-cell table:style-name="ce0" table:number-columns-repeated="3"/>
        </table:table-row>
        <table:table-row table:style-name="ro1">
          <table:table-cell table:style-name="ce0" office:value-type="string" calcext:value-type="string">
            <text:p>まだ急げば見つかるかも！</text:p>
          </table:table-cell>
          <table:table-cell table:style-name="ce0" table:number-columns-repeated="3"/>
        </table:table-row>
        <table:table-row table:style-name="ro1">
          <table:table-cell table:style-name="ce0" office:value-type="string" calcext:value-type="string">
            <text:p>（あ、でも・・・ちょっとおトイレ行きたいな・・・）</text:p>
          </table:table-cell>
          <table:table-cell table:style-name="ce0" table:number-columns-repeated="3"/>
        </table:table-row>
        <table:table-row table:style-name="ro1">
          <table:table-cell table:style-name="ce0" office:value-type="string" calcext:value-type="string">
            <text:p>確か・・・ドノ村の南にある森を東へ抜けるんだよね。</text:p>
          </table:table-cell>
          <table:table-cell table:style-name="ce0" table:number-columns-repeated="3"/>
        </table:table-row>
        <table:table-row table:style-name="ro1">
          <table:table-cell table:style-name="ce0" office:value-type="string" calcext:value-type="string">
            <text:p>早く港町ザザーブへ行って同級生を見つけよ！</text:p>
          </table:table-cell>
          <table:table-cell table:style-name="ce0" table:number-columns-repeated="3"/>
        </table:table-row>
        <table:table-row table:style-name="ro1">
          <table:table-cell table:style-name="ce0" office:value-type="string" calcext:value-type="string">
            <text:p>やばい、やばいっ、やばぃぃっ、だめ、も、もう限界ぃっ！！</text:p>
          </table:table-cell>
          <table:table-cell table:style-name="ce0" table:number-columns-repeated="3"/>
        </table:table-row>
        <table:table-row table:style-name="ro1">
          <table:table-cell table:style-name="ce0" office:value-type="string" calcext:value-type="string">
            <text:p>もれちゃうっ、た、助けてぇっ！！</text:p>
          </table:table-cell>
          <table:table-cell table:style-name="ce0" table:number-columns-repeated="3"/>
        </table:table-row>
        <table:table-row table:style-name="ro1">
          <table:table-cell table:style-name="ce0" office:value-type="string" calcext:value-type="string">
            <text:p>出ちゃう出ちゃううぅっ！！　も、もれちゃうぅ！！</text:p>
          </table:table-cell>
          <table:table-cell table:style-name="ce0" table:number-columns-repeated="3"/>
        </table:table-row>
        <table:table-row table:style-name="ro1">
          <table:table-cell table:style-name="ce0" office:value-type="string" calcext:value-type="string">
            <text:p>ねえ、あの！　きゅ、休憩しないのっ？</text:p>
          </table:table-cell>
          <table:table-cell table:style-name="ce0" table:number-columns-repeated="3"/>
        </table:table-row>
        <table:table-row table:style-name="ro1">
          <table:table-cell table:style-name="ce0" office:value-type="string" calcext:value-type="string">
            <text:p>えっと、休憩って言うか、その、ト・・・トイレ・・・行かせてほしいんだけどっ！！</text:p>
          </table:table-cell>
          <table:table-cell table:style-name="ce0" table:number-columns-repeated="3"/>
        </table:table-row>
        <table:table-row table:style-name="ro1">
          <table:table-cell table:style-name="ce0" office:value-type="string" calcext:value-type="string">
            <text:p>だ、だから・・・そうじゃなくて・・・トイレだってば・・・っ！！</text:p>
          </table:table-cell>
          <table:table-cell table:style-name="ce0" table:number-columns-repeated="3"/>
        </table:table-row>
        <table:table-row table:style-name="ro1">
          <table:table-cell table:style-name="ce0" office:value-type="string" calcext:value-type="string">
            <text:p>な、なんか、こういう所で言うのもアレなんだけど、その・・・</text:p>
          </table:table-cell>
          <table:table-cell table:style-name="ce0" table:number-columns-repeated="3"/>
        </table:table-row>
        <table:table-row table:style-name="ro1">
          <table:table-cell table:style-name="ce0" office:value-type="string" calcext:value-type="string">
            <text:p>あたし、トイレに・・・行きたいんだけど・・・っ！</text:p>
          </table:table-cell>
          <table:table-cell table:style-name="ce0" table:number-columns-repeated="3"/>
        </table:table-row>
        <table:table-row table:style-name="ro1">
          <table:table-cell table:style-name="ce0" office:value-type="string" calcext:value-type="string">
            <text:p>き、聞こえなかったことにしてあげるから二度とそういうの言わないでよね！！</text:p>
          </table:table-cell>
          <table:table-cell table:style-name="ce0" table:number-columns-repeated="3"/>
        </table:table-row>
        <table:table-row table:style-name="ro1">
          <table:table-cell table:style-name="ce0" office:value-type="string" calcext:value-type="string">
            <text:p>み、水持ってないの・・・？　のど渇いたんだけど・・・！</text:p>
          </table:table-cell>
          <table:table-cell table:style-name="ce0" table:number-columns-repeated="3"/>
        </table:table-row>
        <table:table-row table:style-name="ro1">
          <table:table-cell table:style-name="ce0" office:value-type="string" calcext:value-type="string">
            <text:p>ち、違うの・・・！　本当は我慢できたはずなの！</text:p>
          </table:table-cell>
          <table:table-cell table:style-name="ce0" table:number-columns-repeated="3"/>
        </table:table-row>
        <table:table-row table:style-name="ro1">
          <table:table-cell table:style-name="ce0" office:value-type="string" calcext:value-type="string">
            <text:p>これは、その・・・じ、事故なんだもん！！</text:p>
          </table:table-cell>
          <table:table-cell table:style-name="ce0" table:number-columns-repeated="3"/>
        </table:table-row>
        <table:table-row table:style-name="ro1">
          <table:table-cell table:style-name="ce0" office:value-type="string" calcext:value-type="string">
            <text:p>（ま、まだ先へ進むつもりなのかしら・・・？）</text:p>
          </table:table-cell>
          <table:table-cell table:style-name="ce0" table:number-columns-repeated="3"/>
        </table:table-row>
        <table:table-row table:style-name="ro1">
          <table:table-cell table:style-name="ce0" office:value-type="string" calcext:value-type="string">
            <text:p>（どうしよう・・・今さらトイレ行きたいとか　言い出しづらいわね・・・）</text:p>
          </table:table-cell>
          <table:table-cell table:style-name="ce0" table:number-columns-repeated="3"/>
        </table:table-row>
        <table:table-row table:style-name="ro1">
          <table:table-cell table:style-name="ce0" office:value-type="string" calcext:value-type="string">
            <text:p>あの・・・そろそろアレね。　みんな疲れてきたと思うし、休憩とかあってもいいんじゃない？</text:p>
          </table:table-cell>
          <table:table-cell table:style-name="ce0" table:number-columns-repeated="3"/>
        </table:table-row>
        <table:table-row table:style-name="ro1">
          <table:table-cell table:style-name="ce0" office:value-type="string" calcext:value-type="string">
            <text:p>あたしは平気だけど・・・！</text:p>
          </table:table-cell>
          <table:table-cell table:style-name="ce0" table:number-columns-repeated="3"/>
        </table:table-row>
        <table:table-row table:style-name="ro1">
          <table:table-cell table:style-name="ce0" office:value-type="string" calcext:value-type="string">
            <text:p>残る敵は、ついに赤カラットのみね。やっとここまで来たわ。</text:p>
          </table:table-cell>
          <table:table-cell table:style-name="ce0" table:number-columns-repeated="3"/>
        </table:table-row>
        <table:table-row table:style-name="ro1">
          <table:table-cell table:style-name="ce0" office:value-type="string" calcext:value-type="string">
            <text:p>相手も全力で来るはず。　こっちも最大限の力で応戦しましょう。</text:p>
          </table:table-cell>
          <table:table-cell table:style-name="ce0" table:number-columns-repeated="3"/>
        </table:table-row>
        <table:table-row table:style-name="ro1">
          <table:table-cell table:style-name="ce0" office:value-type="string" calcext:value-type="string">
            <text:p>こんな小さな水晶みたいな玉で、時空のひずみを安定させることができるなんて・・・</text:p>
          </table:table-cell>
          <table:table-cell table:style-name="ce0" table:number-columns-repeated="3"/>
        </table:table-row>
        <table:table-row table:style-name="ro1">
          <table:table-cell table:style-name="ce0" office:value-type="string" calcext:value-type="string">
            <text:p>いったいどういう原理なのかしら？聞いたところで理解できないだろうけど・・・</text:p>
          </table:table-cell>
          <table:table-cell table:style-name="ce0" table:number-columns-repeated="3"/>
        </table:table-row>
        <table:table-row table:style-name="ro1">
          <table:table-cell table:style-name="ce0" office:value-type="string" calcext:value-type="string">
            <text:p>イオンマテル、ちゃんと6個集まったわね。</text:p>
          </table:table-cell>
          <table:table-cell table:style-name="ce0" table:number-columns-repeated="3"/>
        </table:table-row>
        <table:table-row table:style-name="ro1">
          <table:table-cell table:style-name="ce0" office:value-type="string" calcext:value-type="string">
            <text:p>じゃあ、早く城の姫様のところに戻りましょう。たくさん汗かいちゃったわ・・・</text:p>
          </table:table-cell>
          <table:table-cell table:style-name="ce0" table:number-columns-repeated="3"/>
        </table:table-row>
        <table:table-row table:style-name="ro1">
          <table:table-cell table:style-name="ce0" office:value-type="string" calcext:value-type="string">
            <text:p>イオンマテルは、全部で6個集めればいいのよね？</text:p>
          </table:table-cell>
          <table:table-cell table:style-name="ce0" table:number-columns-repeated="3"/>
        </table:table-row>
        <table:table-row table:style-name="ro1">
          <table:table-cell table:style-name="ce0" office:value-type="string" calcext:value-type="string">
            <text:p>逆に言えば、たった6個で時空やスターシップを動かせるなんて、すごいわね・・・</text:p>
          </table:table-cell>
          <table:table-cell table:style-name="ce0" table:number-columns-repeated="3"/>
        </table:table-row>
        <table:table-row table:style-name="ro1">
          <table:table-cell table:style-name="ce0" office:value-type="string" calcext:value-type="string">
            <text:p>大陸南部はどこへ行っても気温が高いから、飲料水は多めに用意しないといけないわね。</text:p>
          </table:table-cell>
          <table:table-cell table:style-name="ce0" table:number-columns-repeated="3"/>
        </table:table-row>
        <table:table-row table:style-name="ro1">
          <table:table-cell table:style-name="ce0" office:value-type="string" calcext:value-type="string">
            <text:p>お金は足りるかしら・・・？</text:p>
          </table:table-cell>
          <table:table-cell table:style-name="ce0" table:number-columns-repeated="3"/>
        </table:table-row>
        <table:table-row table:style-name="ro1">
          <table:table-cell table:style-name="ce0" office:value-type="string" calcext:value-type="string">
            <text:p>無理、だめ・・・っ、も、もう我慢できない・・・っ</text:p>
          </table:table-cell>
          <table:table-cell table:style-name="ce0" table:number-columns-repeated="3"/>
        </table:table-row>
        <table:table-row table:style-name="ro1">
          <table:table-cell table:style-name="ce0" office:value-type="string" calcext:value-type="string">
            <text:p>おもらししちゃう・・・っ、もうだめぇ・・・っ！</text:p>
          </table:table-cell>
          <table:table-cell table:style-name="ce0" table:number-columns-repeated="3"/>
        </table:table-row>
        <table:table-row table:style-name="ro1">
          <table:table-cell table:style-name="ce0" office:value-type="string" calcext:value-type="string">
            <text:p>お願いっ、わ、忘れて・・・っ！！</text:p>
          </table:table-cell>
          <table:table-cell table:style-name="ce0" table:number-columns-repeated="3"/>
        </table:table-row>
        <table:table-row table:style-name="ro1">
          <table:table-cell table:style-name="ce0" office:value-type="string" calcext:value-type="string">
            <text:p>早乙女！　あたしちょっと、その、ト、トイレ・・・</text:p>
          </table:table-cell>
          <table:table-cell table:style-name="ce0" table:number-columns-repeated="3"/>
        </table:table-row>
        <table:table-row table:style-name="ro1">
          <table:table-cell table:style-name="ce0" office:value-type="string" calcext:value-type="string">
            <text:p>そろそろ我慢が・・・あの・・・できないかもっ</text:p>
          </table:table-cell>
          <table:table-cell table:style-name="ce0" table:number-columns-repeated="3"/>
        </table:table-row>
        <table:table-row table:style-name="ro1">
          <table:table-cell table:style-name="ce0" office:value-type="string" calcext:value-type="string">
            <text:p>ふ、ふざけてないでトイレ行かせてよっ////</text:p>
          </table:table-cell>
          <table:table-cell table:style-name="ce0" table:number-columns-repeated="3"/>
        </table:table-row>
        <table:table-row table:style-name="ro1">
          <table:table-cell table:style-name="ce0" office:value-type="string" calcext:value-type="string">
            <text:p>ね、念のために言っておくけど、あたし、もうけっこうな時間トイレ行ってないのよね・・・</text:p>
          </table:table-cell>
          <table:table-cell table:style-name="ce0" table:number-columns-repeated="3"/>
        </table:table-row>
        <table:table-row table:style-name="ro1">
          <table:table-cell table:style-name="ce0" office:value-type="string" calcext:value-type="string">
            <text:p>だ、だから・・・つまりその・・・</text:p>
          </table:table-cell>
          <table:table-cell table:style-name="ce0" table:number-columns-repeated="3"/>
        </table:table-row>
        <table:table-row table:style-name="ro1">
          <table:table-cell table:style-name="ce0" office:value-type="string" calcext:value-type="string">
            <text:p>そ、そ、そういうことを言ってるんじゃないの！！</text:p>
          </table:table-cell>
          <table:table-cell table:style-name="ce0" table:number-columns-repeated="3"/>
        </table:table-row>
        <table:table-row table:style-name="ro1">
          <table:table-cell table:style-name="ce0" office:value-type="string" calcext:value-type="string">
            <text:p>ばか！　ばかばかっ！！</text:p>
          </table:table-cell>
          <table:table-cell table:style-name="ce0" table:number-columns-repeated="3"/>
        </table:table-row>
        <table:table-row table:style-name="ro1">
          <table:table-cell table:style-name="ce0" office:value-type="string" calcext:value-type="string">
            <text:p>こっち見ないでよっ！！　ばかーーっ！！</text:p>
          </table:table-cell>
          <table:table-cell table:style-name="ce0" table:number-columns-repeated="3"/>
        </table:table-row>
        <table:table-row table:style-name="ro1">
          <table:table-cell table:style-name="ce0" office:value-type="string" calcext:value-type="string">
            <text:p>ね、ねえ早乙女・・・</text:p>
          </table:table-cell>
          <table:table-cell table:style-name="ce0" table:number-columns-repeated="3"/>
        </table:table-row>
        <table:table-row table:style-name="ro1">
          <table:table-cell table:style-name="ce0" office:value-type="string" calcext:value-type="string">
            <text:p>あのさ、その・・・（ごにょごにょ）</text:p>
          </table:table-cell>
          <table:table-cell table:style-name="ce0" table:number-columns-repeated="3"/>
        </table:table-row>
        <table:table-row table:style-name="ro1">
          <table:table-cell table:style-name="ce0" office:value-type="string" calcext:value-type="string">
            <text:p>きょろきょろ・・・</text:p>
          </table:table-cell>
          <table:table-cell table:style-name="ce0" table:number-columns-repeated="3"/>
        </table:table-row>
        <table:table-row table:style-name="ro1">
          <table:table-cell table:style-name="ce0" office:value-type="string" calcext:value-type="string">
            <text:p>（トイレがあったら、さりげなく行こうと思ってた　けど・・・ちょっと言い出しづらいわね・・・）</text:p>
          </table:table-cell>
          <table:table-cell table:style-name="ce0" table:number-columns-repeated="3"/>
        </table:table-row>
        <table:table-row table:style-name="ro1">
          <table:table-cell table:style-name="ce0" office:value-type="string" calcext:value-type="string">
            <text:p>あの魔界の植物、ユリネクスって言ったっけ？</text:p>
          </table:table-cell>
          <table:table-cell table:style-name="ce0" table:number-columns-repeated="3"/>
        </table:table-row>
        <table:table-row table:style-name="ro1">
          <table:table-cell table:style-name="ce0" office:value-type="string" calcext:value-type="string">
            <text:p>なんでアンモニアなんか栄養にしてるのよ！もっと他の成分を主食にしなさいよね！　もう！</text:p>
          </table:table-cell>
          <table:table-cell table:style-name="ce0" table:number-columns-repeated="3"/>
        </table:table-row>
        <table:table-row table:style-name="ro1">
          <table:table-cell table:style-name="ce0" office:value-type="string" calcext:value-type="string">
            <text:p>霊峰の頂上付近に強力な魔力反応・・・か。</text:p>
          </table:table-cell>
          <table:table-cell table:style-name="ce0" table:number-columns-repeated="3"/>
        </table:table-row>
        <table:table-row table:style-name="ro1">
          <table:table-cell table:style-name="ce0" office:value-type="string" calcext:value-type="string">
            <text:p>あたし達が到着するまで、そのままそこにいてくれればいいんだけど・・・</text:p>
          </table:table-cell>
          <table:table-cell table:style-name="ce0" table:number-columns-repeated="3"/>
        </table:table-row>
        <table:table-row table:style-name="ro1">
          <table:table-cell table:style-name="ce0" office:value-type="string" calcext:value-type="string">
            <text:p>これで魔力探知装置の完成に必要な材料がそろったわけだけど、</text:p>
          </table:table-cell>
          <table:table-cell table:style-name="ce0" table:number-columns-repeated="3"/>
        </table:table-row>
        <table:table-row table:style-name="ro1">
          <table:table-cell table:style-name="ce0" office:value-type="string" calcext:value-type="string">
            <text:p>見つけ出したカラット達を倒せるかどうかは、あたし達の戦力次第よね・・・</text:p>
          </table:table-cell>
          <table:table-cell table:style-name="ce0" table:number-columns-repeated="3"/>
        </table:table-row>
        <table:table-row table:style-name="ro1">
          <table:table-cell table:style-name="ce0" office:value-type="string" calcext:value-type="string">
            <text:p>（はあぁぁ・・・）</text:p>
          </table:table-cell>
          <table:table-cell table:style-name="ce0" table:number-columns-repeated="3"/>
        </table:table-row>
        <table:table-row table:style-name="ro1">
          <table:table-cell table:style-name="ce0" office:value-type="string" calcext:value-type="string">
            <text:p>（やっぱりゼリーちゃんはかわいいわね～・・・）</text:p>
          </table:table-cell>
          <table:table-cell table:style-name="ce0" table:number-columns-repeated="3"/>
        </table:table-row>
        <table:table-row table:style-name="ro1">
          <table:table-cell table:style-name="ce0" office:value-type="string" calcext:value-type="string">
            <text:p>はたして、魔物でもゼリーちゃんの魔性に引き込まれるのか・・・見ものね。</text:p>
          </table:table-cell>
          <table:table-cell table:style-name="ce0" table:number-columns-repeated="3"/>
        </table:table-row>
        <table:table-row table:style-name="ro1">
          <table:table-cell table:style-name="ce0" office:value-type="string" calcext:value-type="string">
            <text:p>もし食いついてくるようなら、いよいよ恐ろしい存在ね、ゼリーちゃん・・・</text:p>
          </table:table-cell>
          <table:table-cell table:style-name="ce0" table:number-columns-repeated="3"/>
        </table:table-row>
        <table:table-row table:style-name="ro1">
          <table:table-cell table:style-name="ce0" office:value-type="string" calcext:value-type="string">
            <text:p>早乙女！　レリグ・イアスを追いかけるわよ！</text:p>
          </table:table-cell>
          <table:table-cell table:style-name="ce0" table:number-columns-repeated="3"/>
        </table:table-row>
        <table:table-row table:style-name="ro1">
          <table:table-cell table:style-name="ce0" office:value-type="string" calcext:value-type="string">
            <text:p>追いかけたくないけど！　蛾だし！　どう見ても蛾だし！！　追いかけたくないけど！！！</text:p>
          </table:table-cell>
          <table:table-cell table:style-name="ce0" table:number-columns-repeated="3"/>
        </table:table-row>
        <table:table-row table:style-name="ro1">
          <table:table-cell table:style-name="ce0" office:value-type="string" calcext:value-type="string">
            <text:p>ゼリーちゃんと目を合わせたら最後、またあの魔性に引き込まれることになる・・・</text:p>
          </table:table-cell>
          <table:table-cell table:style-name="ce0" table:number-columns-repeated="3"/>
        </table:table-row>
        <table:table-row table:style-name="ro1">
          <table:table-cell table:style-name="ce0" office:value-type="string" calcext:value-type="string">
            <text:p>次は理性を保てる自信が無いわ・・・</text:p>
          </table:table-cell>
          <table:table-cell table:style-name="ce0" table:number-columns-repeated="3"/>
        </table:table-row>
        <table:table-row table:style-name="ro1">
          <table:table-cell table:style-name="ce0" office:value-type="string" calcext:value-type="string">
            <text:p>あたし、絶対ボス来ると思ったんだけどなぁ・・・</text:p>
          </table:table-cell>
          <table:table-cell table:style-name="ce0" table:number-columns-repeated="3"/>
        </table:table-row>
        <table:table-row table:style-name="ro1">
          <table:table-cell table:style-name="ce0" office:value-type="string" calcext:value-type="string">
            <text:p>戦わなくて済むなら、それに越したことはないけどね。</text:p>
          </table:table-cell>
          <table:table-cell table:style-name="ce0" table:number-columns-repeated="3"/>
        </table:table-row>
        <table:table-row table:style-name="ro1">
          <table:table-cell table:style-name="ce0" office:value-type="string" calcext:value-type="string">
            <text:p>さっさと榴鉱石を見つけて持ち帰りましょう。</text:p>
          </table:table-cell>
          <table:table-cell table:style-name="ce0" table:number-columns-repeated="3"/>
        </table:table-row>
        <table:table-row table:style-name="ro1">
          <table:table-cell table:style-name="ce0" office:value-type="string" calcext:value-type="string">
            <text:p>・・・あ、でも、石ってことはすごく重いのかしら？</text:p>
          </table:table-cell>
          <table:table-cell table:style-name="ce0" table:number-columns-repeated="3"/>
        </table:table-row>
        <table:table-row table:style-name="ro1">
          <table:table-cell table:style-name="ce0" office:value-type="string" calcext:value-type="string">
            <text:p>と、とりあえず見つけてから考えましょうか・・・</text:p>
          </table:table-cell>
          <table:table-cell table:style-name="ce0" table:number-columns-repeated="3"/>
        </table:table-row>
        <table:table-row table:style-name="ro1">
          <table:table-cell table:style-name="ce0" office:value-type="string" calcext:value-type="string">
            <text:p>確かに、敵の動きを察知できれば便利よね。</text:p>
          </table:table-cell>
          <table:table-cell table:style-name="ce0" table:number-columns-repeated="3"/>
        </table:table-row>
        <table:table-row table:style-name="ro1">
          <table:table-cell table:style-name="ce0" office:value-type="string" calcext:value-type="string">
            <text:p>あとは、相手を倒せるだけの力を付けるのみ、か・・・</text:p>
          </table:table-cell>
          <table:table-cell table:style-name="ce0" table:number-columns-repeated="3"/>
        </table:table-row>
        <table:table-row table:style-name="ro1">
          <table:table-cell table:style-name="ce0" office:value-type="string" calcext:value-type="string">
            <text:p>もぉ・・・げんかぃっ、だめ・・・でちゃう・・・っ！</text:p>
          </table:table-cell>
          <table:table-cell table:style-name="ce0" table:number-columns-repeated="3"/>
        </table:table-row>
        <table:table-row table:style-name="ro1">
          <table:table-cell table:style-name="ce0" office:value-type="string" calcext:value-type="string">
            <text:p>ほんとに・・・げ、限・・・界ぃ・・・っ！！</text:p>
          </table:table-cell>
          <table:table-cell table:style-name="ce0" table:number-columns-repeated="3"/>
        </table:table-row>
        <table:table-row table:style-name="ro1">
          <table:table-cell table:style-name="ce0" office:value-type="string" calcext:value-type="string">
            <text:p>出ちゃう・・・でちゃうぅっ！！</text:p>
          </table:table-cell>
          <table:table-cell table:style-name="ce0" table:number-columns-repeated="3"/>
        </table:table-row>
        <table:table-row table:style-name="ro1">
          <table:table-cell table:style-name="ce0" office:value-type="string" calcext:value-type="string">
            <text:p>（ど、どうしよう・・・もう、トイレ・・・我慢できない　・・・っ！）</text:p>
          </table:table-cell>
          <table:table-cell table:style-name="ce0" table:number-columns-repeated="3"/>
        </table:table-row>
        <table:table-row table:style-name="ro1">
          <table:table-cell table:style-name="ce0" office:value-type="string" calcext:value-type="string">
            <text:p>（は、早くしないと・・・も、もれちゃう・・・っ！！）</text:p>
          </table:table-cell>
          <table:table-cell table:style-name="ce0" table:number-columns-repeated="3"/>
        </table:table-row>
        <table:table-row table:style-name="ro1">
          <table:table-cell table:style-name="ce0" office:value-type="string" calcext:value-type="string">
            <text:p>だ、だって！　こんなところで・・・で、できないわよ・・・！！</text:p>
          </table:table-cell>
          <table:table-cell table:style-name="ce0" table:number-columns-repeated="3"/>
        </table:table-row>
        <table:table-row table:style-name="ro1">
          <table:table-cell table:style-name="ce0" office:value-type="string" calcext:value-type="string">
            <text:p>ど、どこかトイレ無いの・・・？（きょろきょろ）</text:p>
          </table:table-cell>
          <table:table-cell table:style-name="ce0" table:number-columns-repeated="3"/>
        </table:table-row>
        <table:table-row table:style-name="ro1">
          <table:table-cell table:style-name="ce0" office:value-type="string" calcext:value-type="string">
            <text:p>ちょっと、あの・・・つらいんだけど・・・！</text:p>
          </table:table-cell>
          <table:table-cell table:style-name="ce0" table:number-columns-repeated="3"/>
        </table:table-row>
        <table:table-row table:style-name="ro1">
          <table:table-cell table:style-name="ce0" office:value-type="string" calcext:value-type="string">
            <text:p>あんたねえ！　デリカシーってのをもっと学びなさいよ！</text:p>
          </table:table-cell>
          <table:table-cell table:style-name="ce0" table:number-columns-repeated="3"/>
        </table:table-row>
        <table:table-row table:style-name="ro1">
          <table:table-cell table:style-name="ce0" office:value-type="string" calcext:value-type="string">
            <text:p>も、もう少し時間があれば・・・</text:p>
          </table:table-cell>
          <table:table-cell table:style-name="ce0" table:number-columns-repeated="3"/>
        </table:table-row>
        <table:table-row table:style-name="ro1">
          <table:table-cell table:style-name="ce0" office:value-type="string" calcext:value-type="string">
            <text:p>ちゃんとトイレに間に合ったんだからっ！！</text:p>
          </table:table-cell>
          <table:table-cell table:style-name="ce0" table:number-columns-repeated="3"/>
        </table:table-row>
        <table:table-row table:style-name="ro1">
          <table:table-cell table:style-name="ce0" office:value-type="string" calcext:value-type="string">
            <text:p>トイレ行きたいような、そ、そんな気がするんだけど・・・</text:p>
          </table:table-cell>
          <table:table-cell table:style-name="ce0" table:number-columns-repeated="3"/>
        </table:table-row>
        <table:table-row table:style-name="ro1">
          <table:table-cell table:style-name="ce0" office:value-type="string" calcext:value-type="string">
            <text:p>（ちょっとトイレ行きたくなってきたけど・・・）</text:p>
          </table:table-cell>
          <table:table-cell table:style-name="ce0" table:number-columns-repeated="3"/>
        </table:table-row>
        <table:table-row table:style-name="ro1">
          <table:table-cell table:style-name="ce0" office:value-type="string" calcext:value-type="string">
            <text:p>（この段階で言うのは、早いかしら・・・）</text:p>
          </table:table-cell>
          <table:table-cell table:style-name="ce0" table:number-columns-repeated="3"/>
        </table:table-row>
        <table:table-row table:style-name="ro1">
          <table:table-cell table:style-name="ce0" office:value-type="string" calcext:value-type="string">
            <text:p>瘴魔状態になった盗賊団長のプリエラと戦った時、これはもう、ヒトのなれの果てじゃないかって思ったんだけど・・・</text:p>
          </table:table-cell>
          <table:table-cell table:style-name="ce0" table:number-columns-repeated="3"/>
        </table:table-row>
        <table:table-row table:style-name="ro1">
          <table:table-cell table:style-name="ce0" office:value-type="string" calcext:value-type="string">
            <text:p>あの状態で理性を保ったまま行動できるとか、いったいどういう心境なのかしらね？</text:p>
          </table:table-cell>
          <table:table-cell table:style-name="ce0" table:number-columns-repeated="3"/>
        </table:table-row>
        <table:table-row table:style-name="ro1">
          <table:table-cell table:style-name="ce0" office:value-type="string" calcext:value-type="string">
            <text:p>騎士団長さんの怪我、大したことなさそうで安心したわ。</text:p>
          </table:table-cell>
          <table:table-cell table:style-name="ce0" table:number-columns-repeated="3"/>
        </table:table-row>
        <table:table-row table:style-name="ro1">
          <table:table-cell table:style-name="ce0" office:value-type="string" calcext:value-type="string">
            <text:p>この世界の人たちが安全になるまで、あたし達が頑張らないとね・・・！</text:p>
          </table:table-cell>
          <table:table-cell table:style-name="ce0" table:number-columns-repeated="3"/>
        </table:table-row>
        <table:table-row table:style-name="ro1">
          <table:table-cell table:style-name="ce0" office:value-type="string" calcext:value-type="string">
            <text:p>さっきのミララとかいう子、かなりきわどいビジュアルだったわね・・・</text:p>
          </table:table-cell>
          <table:table-cell table:style-name="ce0" table:number-columns-repeated="3"/>
        </table:table-row>
        <table:table-row table:style-name="ro1">
          <table:table-cell table:style-name="ce0" office:value-type="string" calcext:value-type="string">
            <text:p>（て言うか、攻撃の時に大事な部分がモロに　見えてたような・・・）</text:p>
          </table:table-cell>
          <table:table-cell table:style-name="ce0" table:number-columns-repeated="3"/>
        </table:table-row>
        <table:table-row table:style-name="ro1">
          <table:table-cell table:style-name="ce0" office:value-type="string" calcext:value-type="string">
            <text:p>南部は全体的に暑いから、水分だけはしっかり確保しておかないと大変なことになるわよ。</text:p>
          </table:table-cell>
          <table:table-cell table:style-name="ce0" table:number-columns-repeated="3"/>
        </table:table-row>
        <table:table-row table:style-name="ro1">
          <table:table-cell table:style-name="ce0" office:value-type="string" calcext:value-type="string">
            <text:p>だ、だからと言って、あんまり一気に飲ませないでよね。それはそれで、あとが大変なんだから・・・</text:p>
          </table:table-cell>
          <table:table-cell table:style-name="ce0" table:number-columns-repeated="3"/>
        </table:table-row>
        <table:table-row table:style-name="ro1">
          <table:table-cell table:style-name="ce0" office:value-type="string" calcext:value-type="string">
            <text:p>敏感の呪いとか、また厄介な事してくれたわね、青カラット・・・</text:p>
          </table:table-cell>
          <table:table-cell table:style-name="ce0" table:number-columns-repeated="3"/>
        </table:table-row>
        <table:table-row table:style-name="ro1">
          <table:table-cell table:style-name="ce0" office:value-type="string" calcext:value-type="string">
            <text:p>あとで、くすぐり地獄の刑にしてやろうかしら！</text:p>
          </table:table-cell>
          <table:table-cell table:style-name="ce0" table:number-columns-repeated="3"/>
        </table:table-row>
        <table:table-row table:style-name="ro1">
          <table:table-cell table:style-name="ce0" office:value-type="string" calcext:value-type="string">
            <text:p>（熾天少女にしか見えないインク・・・）</text:p>
          </table:table-cell>
          <table:table-cell table:style-name="ce0" table:number-columns-repeated="3"/>
        </table:table-row>
        <table:table-row table:style-name="ro1">
          <table:table-cell table:style-name="ce0" office:value-type="string" calcext:value-type="string">
            <text:p>（それを使えば、秘密の交換日記とかできちゃう　わね。　やってみたいかも・・・）</text:p>
          </table:table-cell>
          <table:table-cell table:style-name="ce0" table:number-columns-repeated="3"/>
        </table:table-row>
        <table:table-row table:style-name="ro1">
          <table:table-cell table:style-name="ce0" office:value-type="string" calcext:value-type="string">
            <text:p>（って、こんな時に何考えてんのよ、あたし・・・）</text:p>
          </table:table-cell>
          <table:table-cell table:style-name="ce0" table:number-columns-repeated="3"/>
        </table:table-row>
        <table:table-row table:style-name="ro1">
          <table:table-cell table:style-name="ce0" office:value-type="string" calcext:value-type="string">
            <text:p>なんだか最近、誘拐騒ぎが多い気がするわね。</text:p>
          </table:table-cell>
          <table:table-cell table:style-name="ce0" table:number-columns-repeated="3"/>
        </table:table-row>
        <table:table-row table:style-name="ro1">
          <table:table-cell table:style-name="ce0" office:value-type="string" calcext:value-type="string">
            <text:p>ルミィさん、大丈夫かしら？　早く助けてあげないと・・・</text:p>
          </table:table-cell>
          <table:table-cell table:style-name="ce0" table:number-columns-repeated="3"/>
        </table:table-row>
        <table:table-row table:style-name="ro1">
          <table:table-cell table:style-name="ce0" office:value-type="string" calcext:value-type="string">
            <text:p>鱗を拾ったら、シャルシャルさんの家に行ってみましょう。</text:p>
          </table:table-cell>
          <table:table-cell table:style-name="ce0" table:number-columns-repeated="3"/>
        </table:table-row>
        <table:table-row table:style-name="ro1">
          <table:table-cell table:style-name="ce0" office:value-type="string" calcext:value-type="string">
            <text:p>今頃、騎士団長さんとルミィさんが紅茶の茶葉を分けてもらってると思うわ。</text:p>
          </table:table-cell>
          <table:table-cell table:style-name="ce0" table:number-columns-repeated="3"/>
        </table:table-row>
        <table:table-row table:style-name="ro1">
          <table:table-cell table:style-name="ce0" office:value-type="string" calcext:value-type="string">
            <text:p>この一行も、ずいぶんにぎやかになってきたわね。</text:p>
          </table:table-cell>
          <table:table-cell table:style-name="ce0" table:number-columns-repeated="3"/>
        </table:table-row>
        <table:table-row table:style-name="ro1">
          <table:table-cell table:style-name="ce0" office:value-type="string" calcext:value-type="string">
            <text:p>たこやきも戦闘で役に立つみたいだし、何よりだわ。</text:p>
          </table:table-cell>
          <table:table-cell table:style-name="ce0" table:number-columns-repeated="3"/>
        </table:table-row>
        <table:table-row table:style-name="ro1">
          <table:table-cell table:style-name="ce0" office:value-type="string" calcext:value-type="string">
            <text:p>結局、宇宙人の娘はこのままあたし達に付いてくることになったのね。</text:p>
          </table:table-cell>
          <table:table-cell table:style-name="ce0" table:number-columns-repeated="3"/>
        </table:table-row>
        <table:table-row table:style-name="ro1">
          <table:table-cell table:style-name="ce0" office:value-type="string" calcext:value-type="string">
            <text:p>まあ、あの何とかバイザーは役に立つみたいだし、いいんじゃないかしら？</text:p>
          </table:table-cell>
          <table:table-cell table:style-name="ce0" table:number-columns-repeated="3"/>
        </table:table-row>
        <table:table-row table:style-name="ro1">
          <table:table-cell table:style-name="ce0" office:value-type="string" calcext:value-type="string">
            <text:p>もう・・・もうだめ・・・っ、おしっこ・・・もれちゃう・・・っ！！</text:p>
          </table:table-cell>
          <table:table-cell table:style-name="ce0" office:value-type="string" calcext:value-type="string">
            <text:p>Chat - L7 A</text:p>
          </table:table-cell>
          <table:table-cell table:style-name="ce0" office:value-type="string" calcext:value-type="string">
            <text:p>Nyanko</text:p>
          </table:table-cell>
          <table:table-cell table:style-name="ce0" office:value-type="string" calcext:value-type="string">
            <text:p>It's... it's too late... I'm going to... pee myself... nnh!!</text:p>
          </table:table-cell>
        </table:table-row>
        <table:table-row table:style-name="ro1">
          <table:table-cell table:style-name="ce0" office:value-type="string" calcext:value-type="string">
            <text:p>我慢できなぃっ、もれちゃうっ！！！</text:p>
          </table:table-cell>
          <table:table-cell table:style-name="ce0" office:value-type="string" calcext:value-type="string">
            <text:p>Chat - L7 B</text:p>
          </table:table-cell>
          <table:table-cell table:style-name="ce0" office:value-type="string" calcext:value-type="string">
            <text:p>Nyanko</text:p>
          </table:table-cell>
          <table:table-cell table:style-name="ce0" office:value-type="string" calcext:value-type="string">
            <text:p>I can't hold it, it's going to come out!!!</text:p>
          </table:table-cell>
        </table:table-row>
        <table:table-row table:style-name="ro1">
          <table:table-cell table:style-name="ce0" office:value-type="string" calcext:value-type="string">
            <text:p>ぁ、ああ、限・・・界、ぃ、・・・っ！！</text:p>
          </table:table-cell>
          <table:table-cell table:style-name="ce0" office:value-type="string" calcext:value-type="string">
            <text:p>Outdoor pee - L7</text:p>
          </table:table-cell>
          <table:table-cell table:style-name="ce0" office:value-type="string" calcext:value-type="string">
            <text:p>Nyanko</text:p>
          </table:table-cell>
          <table:table-cell table:style-name="ce0" office:value-type="string" calcext:value-type="string">
            <text:p>Ah, aaah, no... no m-more...!!</text:p>
          </table:table-cell>
        </table:table-row>
        <table:table-row table:style-name="ro1">
          <table:table-cell table:style-name="ce0" office:value-type="string" calcext:value-type="string">
            <text:p>ねえ、あ、あたし・・・ずっと我慢してるの・・・っ！</text:p>
          </table:table-cell>
          <table:table-cell table:style-name="ce0" office:value-type="string" calcext:value-type="string">
            <text:p>Chat - L6 A</text:p>
          </table:table-cell>
          <table:table-cell table:style-name="ce0" office:value-type="string" calcext:value-type="string">
            <text:p>Nyanko</text:p>
          </table:table-cell>
          <table:table-cell table:style-name="ce0" office:value-type="string" calcext:value-type="string">
            <text:p>Hey, I-I'm... really desperate!</text:p>
          </table:table-cell>
        </table:table-row>
        <table:table-row table:style-name="ro1">
          <table:table-cell table:style-name="ce0" office:value-type="string" calcext:value-type="string">
            <text:p>そろそろ・・・ト、トイレ行かせて・・・っ！</text:p>
          </table:table-cell>
          <table:table-cell table:style-name="ce0" office:value-type="string" calcext:value-type="string">
            <text:p>Chat - L6 B</text:p>
          </table:table-cell>
          <table:table-cell table:style-name="ce0" office:value-type="string" calcext:value-type="string">
            <text:p>Nyanko</text:p>
          </table:table-cell>
          <table:table-cell table:style-name="ce0" office:value-type="string" calcext:value-type="string">
            <text:p>L-let me go to the toilet... anytime soon!</text:p>
          </table:table-cell>
        </table:table-row>
        <table:table-row table:style-name="ro1">
          <table:table-cell table:style-name="ce0" office:value-type="string" calcext:value-type="string">
            <text:p>こ、こ、今回だけだからねっ！！/////</text:p>
          </table:table-cell>
          <table:table-cell table:style-name="ce0" office:value-type="string" calcext:value-type="string">
            <text:p>Outdoor pee (wet) - L6</text:p>
          </table:table-cell>
          <table:table-cell table:style-name="ce0" office:value-type="string" calcext:value-type="string">
            <text:p>Nyanko</text:p>
          </table:table-cell>
          <table:table-cell table:style-name="ce0" office:value-type="string" calcext:value-type="string">
            <text:p>J-j-just this once, got it?!! /////</text:p>
          </table:table-cell>
        </table:table-row>
        <table:table-row table:style-name="ro1">
          <table:table-cell table:style-name="ce0" office:value-type="string" calcext:value-type="string">
            <text:p>あ、あたしはトイレに行きたいって言ってるの！</text:p>
          </table:table-cell>
          <table:table-cell table:style-name="ce0" office:value-type="string" calcext:value-type="string">
            <text:p>Outdoor pee - L6 A</text:p>
          </table:table-cell>
          <table:table-cell table:style-name="ce0" office:value-type="string" calcext:value-type="string">
            <text:p>Nyanko</text:p>
          </table:table-cell>
          <table:table-cell table:style-name="ce0" office:value-type="string" calcext:value-type="string">
            <text:p>I, I'm saying I want to go to the toilet!</text:p>
          </table:table-cell>
        </table:table-row>
        <table:table-row table:style-name="ro1">
          <table:table-cell table:style-name="ce0" office:value-type="string" calcext:value-type="string">
            <text:p>人の話、聞きなさいよっ////</text:p>
          </table:table-cell>
          <table:table-cell table:style-name="ce0" office:value-type="string" calcext:value-type="string">
            <text:p>Outdoor pee - L6 B</text:p>
          </table:table-cell>
          <table:table-cell table:style-name="ce0" office:value-type="string" calcext:value-type="string">
            <text:p>Nyanko</text:p>
          </table:table-cell>
          <table:table-cell table:style-name="ce0" office:value-type="string" calcext:value-type="string">
            <text:p>Pay attention to people when they talk! ////</text:p>
          </table:table-cell>
        </table:table-row>
        <table:table-row table:style-name="ro1">
          <table:table-cell table:style-name="ce0" office:value-type="string" calcext:value-type="string">
            <text:p>あー、その・・・早乙女・・・</text:p>
          </table:table-cell>
          <table:table-cell table:style-name="ce0" office:value-type="string" calcext:value-type="string">
            <text:p>Chat - L5 A</text:p>
          </table:table-cell>
          <table:table-cell table:style-name="ce0" office:value-type="string" calcext:value-type="string">
            <text:p>Nyanko</text:p>
          </table:table-cell>
          <table:table-cell table:style-name="ce0" office:value-type="string" calcext:value-type="string">
            <text:p>Uhh, umm... Saotome...</text:p>
          </table:table-cell>
        </table:table-row>
        <table:table-row table:style-name="ro1">
          <table:table-cell table:style-name="ce0" office:value-type="string" calcext:value-type="string">
            <text:p>みんな、そろそろトイレとか行っておきたい頃合いじゃないかしら・・・？</text:p>
          </table:table-cell>
          <table:table-cell table:style-name="ce0" office:value-type="string" calcext:value-type="string">
            <text:p>Chat - L5 B</text:p>
          </table:table-cell>
          <table:table-cell table:style-name="ce0" office:value-type="string" calcext:value-type="string">
            <text:p>Nyanko</text:p>
          </table:table-cell>
          <table:table-cell table:style-name="ce0" office:value-type="string" calcext:value-type="string">
            <text:p>Guys? Don't you think this would be a good time tostop by a restroom, for example?</text:p>
          </table:table-cell>
        </table:table-row>
        <table:table-row table:style-name="ro1">
          <table:table-cell table:style-name="ce0" office:value-type="string" calcext:value-type="string">
            <text:p>あ、あたしは、べつに・・・っ！</text:p>
          </table:table-cell>
          <table:table-cell table:style-name="ce0" office:value-type="string" calcext:value-type="string">
            <text:p>Outdoor pee - L5 A</text:p>
          </table:table-cell>
          <table:table-cell table:style-name="ce0" office:value-type="string" calcext:value-type="string">
            <text:p>Nyanko</text:p>
          </table:table-cell>
          <table:table-cell table:style-name="ce0" office:value-type="string" calcext:value-type="string">
            <text:p>I, I don't really need to...!</text:p>
          </table:table-cell>
        </table:table-row>
        <table:table-row table:style-name="ro1">
          <table:table-cell table:style-name="ce0" office:value-type="string" calcext:value-type="string">
            <text:p>べつに・・・（もじもじ・・・っ）</text:p>
          </table:table-cell>
          <table:table-cell table:style-name="ce0" office:value-type="string" calcext:value-type="string">
            <text:p>Outdoor pee - L5 B</text:p>
          </table:table-cell>
          <table:table-cell table:style-name="ce0" office:value-type="string" calcext:value-type="string">
            <text:p>Nyanko</text:p>
          </table:table-cell>
          <table:table-cell table:style-name="ce0" office:value-type="string" calcext:value-type="string">
            <text:p>Not particularly... (fidget, fidget)</text:p>
          </table:table-cell>
        </table:table-row>
        <table:table-row table:style-name="ro1">
          <table:table-cell table:style-name="ce0" office:value-type="string" calcext:value-type="string">
            <text:p>この歳になって、お・・・おもらしなんて・・・っ</text:p>
          </table:table-cell>
          <table:table-cell table:style-name="ce0" office:value-type="string" calcext:value-type="string">
            <text:p>Chat (wet) - A</text:p>
          </table:table-cell>
          <table:table-cell table:style-name="ce0" office:value-type="string" calcext:value-type="string">
            <text:p>Nyanko</text:p>
          </table:table-cell>
          <table:table-cell table:style-name="ce0" office:value-type="string" calcext:value-type="string">
            <text:p>To w-wet myself... at my age...</text:p>
          </table:table-cell>
        </table:table-row>
        <table:table-row table:style-name="ro1">
          <table:table-cell table:style-name="ce0" office:value-type="string" calcext:value-type="string">
            <text:p>わ・・・笑えばいいじゃないっ！</text:p>
          </table:table-cell>
          <table:table-cell table:style-name="ce0" office:value-type="string" calcext:value-type="string">
            <text:p>Chat (wet) - B</text:p>
          </table:table-cell>
          <table:table-cell table:style-name="ce0" office:value-type="string" calcext:value-type="string">
            <text:p>Nyanko</text:p>
          </table:table-cell>
          <table:table-cell table:style-name="ce0" office:value-type="string" calcext:value-type="string">
            <text:p>G... go on, laugh!</text:p>
          </table:table-cell>
        </table:table-row>
        <table:table-row table:style-name="ro1">
          <table:table-cell table:style-name="ce0" office:value-type="string" calcext:value-type="string">
            <text:p>（・・・そわそわ）</text:p>
          </table:table-cell>
          <table:table-cell table:style-name="ce0" office:value-type="string" calcext:value-type="string">
            <text:p>Chat - L4 A</text:p>
          </table:table-cell>
          <table:table-cell table:style-name="ce0" office:value-type="string" calcext:value-type="string">
            <text:p>Nyanko</text:p>
          </table:table-cell>
          <table:table-cell table:style-name="ce0" office:value-type="string" calcext:value-type="string">
            <text:p>(Rustle, rustle)</text:p>
          </table:table-cell>
        </table:table-row>
        <table:table-row table:style-name="ro1">
          <table:table-cell table:style-name="ce0" office:value-type="string" calcext:value-type="string">
            <text:p>（け、けっこう溜まってきてる・・・トイレ行きたい　・・・）</text:p>
          </table:table-cell>
          <table:table-cell table:style-name="ce0" office:value-type="string" calcext:value-type="string">
            <text:p>Chat - L4 B</text:p>
          </table:table-cell>
          <table:table-cell table:style-name="ce0" office:value-type="string" calcext:value-type="string">
            <text:p>Nyanko</text:p>
          </table:table-cell>
          <table:table-cell table:style-name="ce0" office:value-type="string" calcext:value-type="string">
            <text:p>(I-I'm getting quite full... I want to go to thebathroom...)</text:p>
          </table:table-cell>
        </table:table-row>
        <table:table-row table:style-name="ro1">
          <table:table-cell table:style-name="ce0" office:value-type="string" calcext:value-type="string">
            <text:p>進む時は進む。　休む時は休む。行動にはメリハリが大事ね。</text:p>
          </table:table-cell>
          <table:table-cell table:style-name="ce0" office:value-type="string" calcext:value-type="string">
            <text:p>Chat - L3 A</text:p>
          </table:table-cell>
          <table:table-cell table:style-name="ce0" office:value-type="string" calcext:value-type="string">
            <text:p>Nyanko</text:p>
          </table:table-cell>
          <table:table-cell table:style-name="ce0" office:value-type="string" calcext:value-type="string">
            <text:p>There's a time to move forward, and a time to rest.A good balance is important, don't you think?</text:p>
          </table:table-cell>
        </table:table-row>
        <table:table-row table:style-name="ro1">
          <table:table-cell table:style-name="ce0" office:value-type="string" calcext:value-type="string">
            <text:p>あたしが言いたいのは・・・そ、それだけよ。</text:p>
          </table:table-cell>
          <table:table-cell table:style-name="ce0" office:value-type="string" calcext:value-type="string">
            <text:p>Chat - L3 B</text:p>
          </table:table-cell>
          <table:table-cell table:style-name="ce0" office:value-type="string" calcext:value-type="string">
            <text:p>Nyanko</text:p>
          </table:table-cell>
          <table:table-cell table:style-name="ce0" office:value-type="string" calcext:value-type="string">
            <text:p>That's... a-all I wanted to say.</text:p>
          </table:table-cell>
        </table:table-row>
        <table:table-row table:style-name="ro1">
          <table:table-cell table:style-name="ce0" office:value-type="string" calcext:value-type="string">
            <text:p>どう見ても目の前にあるのに、触れないとか・・・</text:p>
          </table:table-cell>
          <table:table-cell table:style-name="ce0" table:number-columns-repeated="3"/>
        </table:table-row>
        <table:table-row table:style-name="ro1">
          <table:table-cell table:style-name="ce0" office:value-type="string" calcext:value-type="string">
            <text:p>なんか、こう、不気味というか・・・すごく不思議な感じね・・・</text:p>
          </table:table-cell>
          <table:table-cell table:style-name="ce0" table:number-columns-repeated="3"/>
        </table:table-row>
        <table:table-row table:style-name="ro1">
          <table:table-cell table:style-name="ce0" office:value-type="string" calcext:value-type="string">
            <text:p>消えちゃった子供、きっとオンドレラ邸のどこかにいるんだわ。</text:p>
          </table:table-cell>
          <table:table-cell table:style-name="ce0" table:number-columns-repeated="3"/>
        </table:table-row>
        <table:table-row table:style-name="ro1">
          <table:table-cell table:style-name="ce0" office:value-type="string" calcext:value-type="string">
            <text:p>早く捜し出してあげなきゃ・・・！</text:p>
          </table:table-cell>
          <table:table-cell table:style-name="ce0" table:number-columns-repeated="3"/>
        </table:table-row>
        <table:table-row table:style-name="ro1">
          <table:table-cell table:style-name="ce0" office:value-type="string" calcext:value-type="string">
            <text:p>あの宇宙人の子、いつまで付きまとってくるつもりかしら。</text:p>
          </table:table-cell>
          <table:table-cell table:style-name="ce0" table:number-columns-repeated="3"/>
        </table:table-row>
        <table:table-row table:style-name="ro1">
          <table:table-cell table:style-name="ce0" office:value-type="string" calcext:value-type="string">
            <text:p>確かに、家へ帰れないってのは可哀そうだけど、</text:p>
          </table:table-cell>
          <table:table-cell table:style-name="ce0" table:number-columns-repeated="3"/>
        </table:table-row>
        <table:table-row table:style-name="ro1">
          <table:table-cell table:style-name="ce0" office:value-type="string" calcext:value-type="string">
            <text:p>あたし達の1年分の記憶が掛かってるしね・・・</text:p>
          </table:table-cell>
          <table:table-cell table:style-name="ce0" table:number-columns-repeated="3"/>
        </table:table-row>
        <table:table-row table:style-name="ro1">
          <table:table-cell table:style-name="ce0" office:value-type="string" calcext:value-type="string">
            <text:p>今のうちに念のため言っておくけど・・・</text:p>
          </table:table-cell>
          <table:table-cell table:style-name="ce0" table:number-columns-repeated="3"/>
        </table:table-row>
        <table:table-row table:style-name="ro1">
          <table:table-cell table:style-name="ce0" office:value-type="string" calcext:value-type="string">
            <text:p>あんた、女湯をのぞいたりしたら・・・どうなるか分かってるんでしょうね？</text:p>
          </table:table-cell>
          <table:table-cell table:style-name="ce0" table:number-columns-repeated="3"/>
        </table:table-row>
        <table:table-row table:style-name="ro1">
          <table:table-cell table:style-name="ce0" office:value-type="string" calcext:value-type="string">
            <text:p>温泉の湧き出しを止めちゃう魔物って、いったいどんなヤツなのかしら？</text:p>
          </table:table-cell>
          <table:table-cell table:style-name="ce0" table:number-columns-repeated="3"/>
        </table:table-row>
        <table:table-row table:style-name="ro1">
          <table:table-cell table:style-name="ce0" office:value-type="string" calcext:value-type="string">
            <text:p>ネバネバした塊とか飛ばしてきたら、イヤね・・・</text:p>
          </table:table-cell>
          <table:table-cell table:style-name="ce0" table:number-columns-repeated="3"/>
        </table:table-row>
        <table:table-row table:style-name="ro1">
          <table:table-cell table:style-name="ce0" office:value-type="string" calcext:value-type="string">
            <text:p>まさか温泉に入れるとは思ってなかったから、入浴セットとか持って来なかったんだけど・・・</text:p>
          </table:table-cell>
          <table:table-cell table:style-name="ce0" table:number-columns-repeated="3"/>
        </table:table-row>
        <table:table-row table:style-name="ro1">
          <table:table-cell table:style-name="ce0" office:value-type="string" calcext:value-type="string">
            <text:p>現地に備え付けとかあるといいわね。</text:p>
          </table:table-cell>
          <table:table-cell table:style-name="ce0" table:number-columns-repeated="3"/>
        </table:table-row>
        <table:table-row table:style-name="ro1">
          <table:table-cell table:style-name="ce0" office:value-type="string" calcext:value-type="string">
            <text:p>東部へ行くんでしょ？　まずは港町ザザーブへ向かいましょう。</text:p>
          </table:table-cell>
          <table:table-cell table:style-name="ce0" table:number-columns-repeated="3"/>
        </table:table-row>
        <table:table-row table:style-name="ro1">
          <table:table-cell table:style-name="ce0" office:value-type="string" calcext:value-type="string">
            <text:p>な、なによ！　あたしが笑顔なの、そんなに珍しいの・・・！？</text:p>
          </table:table-cell>
          <table:table-cell table:style-name="ce0" table:number-columns-repeated="3"/>
        </table:table-row>
        <table:table-row table:style-name="ro1">
          <table:table-cell table:style-name="ce0" office:value-type="string" calcext:value-type="string">
            <text:p>館長が実は魔力の研究をしていたってことは、</text:p>
          </table:table-cell>
          <table:table-cell table:style-name="ce0" table:number-columns-repeated="3"/>
        </table:table-row>
        <table:table-row table:style-name="ro1">
          <table:table-cell table:style-name="ce0" office:value-type="string" calcext:value-type="string">
            <text:p>熾力を強化する研究ってのは、全部ウソだったのよね・・・</text:p>
          </table:table-cell>
          <table:table-cell table:style-name="ce0" table:number-columns-repeated="3"/>
        </table:table-row>
        <table:table-row table:style-name="ro1">
          <table:table-cell table:style-name="ce0" office:value-type="string" calcext:value-type="string">
            <text:p>あたし達、この状態でカラット達に勝てるのかしら・・・</text:p>
          </table:table-cell>
          <table:table-cell table:style-name="ce0" table:number-columns-repeated="3"/>
        </table:table-row>
        <table:table-row table:style-name="ro1">
          <table:table-cell table:style-name="ce0" office:value-type="string" calcext:value-type="string">
            <text:p>く、暗いからってヘンなこと考えないでよね・・・！</text:p>
          </table:table-cell>
          <table:table-cell table:style-name="ce0" table:number-columns-repeated="3"/>
        </table:table-row>
        <table:table-row table:style-name="ro1">
          <table:table-cell table:style-name="ce0" office:value-type="string" calcext:value-type="string">
            <text:p>それより、ほら！　館長を追って早く地上を目指すのよ！</text:p>
          </table:table-cell>
          <table:table-cell table:style-name="ce0" table:number-columns-repeated="3"/>
        </table:table-row>
        <table:table-row table:style-name="ro1">
          <table:table-cell table:style-name="ce0" office:value-type="string" calcext:value-type="string">
            <text:p>（問題は・・・）</text:p>
          </table:table-cell>
          <table:table-cell table:style-name="ce0" table:number-columns-repeated="3"/>
        </table:table-row>
        <table:table-row table:style-name="ro1">
          <table:table-cell table:style-name="ce0" office:value-type="string" calcext:value-type="string">
            <text:p>（誰が“する”のか・・・よね・・・）</text:p>
          </table:table-cell>
          <table:table-cell table:style-name="ce0" table:number-columns-repeated="3"/>
        </table:table-row>
        <table:table-row table:style-name="ro1">
          <table:table-cell table:style-name="ce0" office:value-type="string" calcext:value-type="string">
            <text:p>ビオラさん、そそっかしいところ直ってなかったのね・・・</text:p>
          </table:table-cell>
          <table:table-cell table:style-name="ce0" table:number-columns-repeated="3"/>
        </table:table-row>
        <table:table-row table:style-name="ro1">
          <table:table-cell table:style-name="ce0" office:value-type="string" calcext:value-type="string">
            <text:p>とにかく、彼女の身が危ないなら急ぎましょう。</text:p>
          </table:table-cell>
          <table:table-cell table:style-name="ce0" table:number-columns-repeated="3"/>
        </table:table-row>
        <table:table-row table:style-name="ro1">
          <table:table-cell table:style-name="ce0" office:value-type="string" calcext:value-type="string">
            <text:p>もう、本当にっ、げ、限界・・・っ！！</text:p>
          </table:table-cell>
          <table:table-cell table:style-name="ce0" table:number-columns-repeated="3"/>
        </table:table-row>
        <table:table-row table:style-name="ro1">
          <table:table-cell table:style-name="ce0" office:value-type="string" calcext:value-type="string">
            <text:p>だめ、ああぁ、だめだめぇっ！！</text:p>
          </table:table-cell>
          <table:table-cell table:style-name="ce0" table:number-columns-repeated="3"/>
        </table:table-row>
        <table:table-row table:style-name="ro1">
          <table:table-cell table:style-name="ce0" office:value-type="string" calcext:value-type="string">
            <text:p>くうっ、げ、限界なんだからぁっ！！</text:p>
          </table:table-cell>
          <table:table-cell table:style-name="ce0" table:number-columns-repeated="3"/>
        </table:table-row>
        <table:table-row table:style-name="ro1">
          <table:table-cell table:style-name="ce0" office:value-type="string" calcext:value-type="string">
            <text:p>もれちゃうっ！　お願い、離れててぇっ！！</text:p>
          </table:table-cell>
          <table:table-cell table:style-name="ce0" table:number-columns-repeated="3"/>
        </table:table-row>
        <table:table-row table:style-name="ro1">
          <table:table-cell table:style-name="ce0" office:value-type="string" calcext:value-type="string">
            <text:p>トイレ・・・我慢・・・トイレ・・・ぁあ、もう、はやくっ！</text:p>
          </table:table-cell>
          <table:table-cell table:style-name="ce0" table:number-columns-repeated="3"/>
        </table:table-row>
        <table:table-row table:style-name="ro1">
          <table:table-cell table:style-name="ce0" office:value-type="string" calcext:value-type="string">
            <text:p>み、みんなには絶対に・・・内緒なんだからっ！</text:p>
          </table:table-cell>
          <table:table-cell table:style-name="ce0" table:number-columns-repeated="3"/>
        </table:table-row>
        <table:table-row table:style-name="ro1">
          <table:table-cell table:style-name="ce0" office:value-type="string" calcext:value-type="string">
            <text:p>ど、どこでしろって言うのよ・・・っ！　ばかっ！</text:p>
          </table:table-cell>
          <table:table-cell table:style-name="ce0" table:number-columns-repeated="3"/>
        </table:table-row>
        <table:table-row table:style-name="ro1">
          <table:table-cell table:style-name="ce0" office:value-type="string" calcext:value-type="string">
            <text:p>こ、この辺にトイレ・・・なかったっけ・・・？</text:p>
          </table:table-cell>
          <table:table-cell table:style-name="ce0" table:number-columns-repeated="3"/>
        </table:table-row>
        <table:table-row table:style-name="ro1">
          <table:table-cell table:style-name="ce0" office:value-type="string" calcext:value-type="string">
            <text:p>その・・・行っておきたいんだけど・・・</text:p>
          </table:table-cell>
          <table:table-cell table:style-name="ce0" table:number-columns-repeated="3"/>
        </table:table-row>
        <table:table-row table:style-name="ro1">
          <table:table-cell table:style-name="ce0" office:value-type="string" calcext:value-type="string">
            <text:p>冗談言ってないでトイレ行かせなさいよ、もう！</text:p>
          </table:table-cell>
          <table:table-cell table:style-name="ce0" table:number-columns-repeated="3"/>
        </table:table-row>
        <table:table-row table:style-name="ro1">
          <table:table-cell table:style-name="ce0" office:value-type="string" calcext:value-type="string">
            <text:p>が、我慢したのに・・・うぅ・・・</text:p>
          </table:table-cell>
          <table:table-cell table:style-name="ce0" table:number-columns-repeated="3"/>
        </table:table-row>
        <table:table-row table:style-name="ro1">
          <table:table-cell table:style-name="ce0" office:value-type="string" calcext:value-type="string">
            <text:p>限界だったのよ・・・ほんとに・・・</text:p>
          </table:table-cell>
          <table:table-cell table:style-name="ce0" table:number-columns-repeated="3"/>
        </table:table-row>
        <table:table-row table:style-name="ro1">
          <table:table-cell table:style-name="ce0" office:value-type="string" calcext:value-type="string">
            <text:p>あ、あのさ・・・最後に休憩したのって、けっこう前じゃない？</text:p>
          </table:table-cell>
          <table:table-cell table:style-name="ce0" table:number-columns-repeated="3"/>
        </table:table-row>
        <table:table-row table:style-name="ro1">
          <table:table-cell table:style-name="ce0" office:value-type="string" calcext:value-type="string">
            <text:p>だから、そろそろいいと思うんだけど・・・</text:p>
          </table:table-cell>
          <table:table-cell table:style-name="ce0" table:number-columns-repeated="3"/>
        </table:table-row>
        <table:table-row table:style-name="ro1">
          <table:table-cell table:style-name="ce0" office:value-type="string" calcext:value-type="string">
            <text:p>（トイレ行きたくなってきた・・・）</text:p>
          </table:table-cell>
          <table:table-cell table:style-name="ce0" table:number-columns-repeated="3"/>
        </table:table-row>
        <table:table-row table:style-name="ro1">
          <table:table-cell table:style-name="ce0" office:value-type="string" calcext:value-type="string">
            <text:p>（次に見つけたら、寄らなくちゃ・・・）</text:p>
          </table:table-cell>
          <table:table-cell table:style-name="ce0" table:number-columns-repeated="3"/>
        </table:table-row>
        <table:table-row table:style-name="ro1">
          <table:table-cell table:style-name="ce0" office:value-type="string" calcext:value-type="string">
            <text:p>べ・・・別に、だからどうってワケじゃないけど・・・</text:p>
          </table:table-cell>
          <table:table-cell table:style-name="ce0" table:number-columns-repeated="3"/>
        </table:table-row>
        <table:table-row table:style-name="ro1">
          <table:table-cell table:style-name="ce0" office:value-type="string" calcext:value-type="string">
            <text:p>あんたの周りって、なんでこう、女の子ばっか集まってくるのかしら・・・</text:p>
          </table:table-cell>
          <table:table-cell table:style-name="ce0" table:number-columns-repeated="3"/>
        </table:table-row>
        <table:table-row table:style-name="ro1">
          <table:table-cell table:style-name="ce0" office:value-type="string" calcext:value-type="string">
            <text:p>も、もし・・・上に登る手段がなかったら、ど、どうする・・・？</text:p>
          </table:table-cell>
          <table:table-cell table:style-name="ce0" table:number-columns-repeated="3"/>
        </table:table-row>
        <table:table-row table:style-name="ro1">
          <table:table-cell table:style-name="ce0" office:value-type="string" calcext:value-type="string">
            <text:p>べ、べ、べ、別にビビってるわけじゃないわよ！！</text:p>
          </table:table-cell>
          <table:table-cell table:style-name="ce0" table:number-columns-repeated="3"/>
        </table:table-row>
        <table:table-row table:style-name="ro1">
          <table:table-cell table:style-name="ce0" office:value-type="string" calcext:value-type="string">
            <text:p>くっ・・・汗で服が肌にくっついちゃう・・・</text:p>
          </table:table-cell>
          <table:table-cell table:style-name="ce0" table:number-columns-repeated="3"/>
        </table:table-row>
        <table:table-row table:style-name="ro1">
          <table:table-cell table:style-name="ce0" office:value-type="string" calcext:value-type="string">
            <text:p>・・・ちょっ！　な、な、なに見てんのよ！！ヘンタイっ！！！</text:p>
          </table:table-cell>
          <table:table-cell table:style-name="ce0" table:number-columns-repeated="3"/>
        </table:table-row>
        <table:table-row table:style-name="ro1">
          <table:table-cell table:style-name="ce0" office:value-type="string" calcext:value-type="string">
            <text:p>（アイス食べたい・・・）</text:p>
          </table:table-cell>
          <table:table-cell table:style-name="ce0" table:number-columns-repeated="3"/>
        </table:table-row>
        <table:table-row table:style-name="ro1">
          <table:table-cell table:style-name="ce0" office:value-type="string" calcext:value-type="string">
            <text:p>（できれば雪見のやつ・・・）</text:p>
          </table:table-cell>
          <table:table-cell table:style-name="ce0" table:number-columns-repeated="3"/>
        </table:table-row>
        <table:table-row table:style-name="ro1">
          <table:table-cell table:style-name="ce0" office:value-type="string" calcext:value-type="string">
            <text:p>いろんな地域の人々があたし達を手助けしてくれるから、本当に助かるわ。</text:p>
          </table:table-cell>
          <table:table-cell table:style-name="ce0" table:number-columns-repeated="3"/>
        </table:table-row>
        <table:table-row table:style-name="ro1">
          <table:table-cell table:style-name="ce0" office:value-type="string" calcext:value-type="string">
            <text:p>大陸南部の人たちも協力的だったらいいわね。</text:p>
          </table:table-cell>
          <table:table-cell table:style-name="ce0" table:number-columns-repeated="3"/>
        </table:table-row>
        <table:table-row table:style-name="ro1">
          <table:table-cell table:style-name="ce0" office:value-type="string" calcext:value-type="string">
            <text:p>研究の成果が当分先になりそうなのは残念だけど、熾天少女の伝承について新たな発見があったのはいい情報よね。</text:p>
          </table:table-cell>
          <table:table-cell table:style-name="ce0" table:number-columns-repeated="3"/>
        </table:table-row>
        <table:table-row table:style-name="ro1">
          <table:table-cell table:style-name="ce0" office:value-type="string" calcext:value-type="string">
            <text:p>ユーリャ教会の地下にある図書室へ向かいましょう。</text:p>
          </table:table-cell>
          <table:table-cell table:style-name="ce0" table:number-columns-repeated="3"/>
        </table:table-row>
        <table:table-row table:style-name="ro1">
          <table:table-cell table:style-name="ce0" office:value-type="string" calcext:value-type="string">
            <text:p>魔界の連中って、みんなああいう風に身勝手なのかしら？</text:p>
          </table:table-cell>
          <table:table-cell table:style-name="ce0" table:number-columns-repeated="3"/>
        </table:table-row>
        <table:table-row table:style-name="ro1">
          <table:table-cell table:style-name="ce0" office:value-type="string" calcext:value-type="string">
            <text:p>疲れるわ・・・</text:p>
          </table:table-cell>
          <table:table-cell table:style-name="ce0" table:number-columns-repeated="3"/>
        </table:table-row>
        <table:table-row table:style-name="ro1">
          <table:table-cell table:style-name="ce0" office:value-type="string" calcext:value-type="string">
            <text:p>まったく厄介なのに目を付けられたわね。</text:p>
          </table:table-cell>
          <table:table-cell table:style-name="ce0" table:number-columns-repeated="3"/>
        </table:table-row>
        <table:table-row table:style-name="ro1">
          <table:table-cell table:style-name="ce0" office:value-type="string" calcext:value-type="string">
            <text:p>あの様子じゃ、またきっとどこかで襲って来るわよ。</text:p>
          </table:table-cell>
          <table:table-cell table:style-name="ce0" table:number-columns-repeated="3"/>
        </table:table-row>
        <table:table-row table:style-name="ro1">
          <table:table-cell table:style-name="ce0" office:value-type="string" calcext:value-type="string">
            <text:p>（もうっ、トイレ行きたい・・・っ！　おしっこで　おなかパンパンなのにっ！！）</text:p>
          </table:table-cell>
          <table:table-cell table:style-name="ce0" table:number-columns-repeated="3"/>
        </table:table-row>
        <table:table-row table:style-name="ro1">
          <table:table-cell table:style-name="ce0" office:value-type="string" calcext:value-type="string">
            <text:p>（このままじゃ・・・このままじゃ・・・っ！）</text:p>
          </table:table-cell>
          <table:table-cell table:style-name="ce0" table:number-columns-repeated="3"/>
        </table:table-row>
        <table:table-row table:style-name="ro1">
          <table:table-cell table:style-name="ce0" office:value-type="string" calcext:value-type="string">
            <text:p>うううぅぅ・・・っ！！</text:p>
          </table:table-cell>
          <table:table-cell table:style-name="ce0" table:number-columns-repeated="3"/>
        </table:table-row>
        <table:table-row table:style-name="ro1">
          <table:table-cell table:style-name="ce0" office:value-type="string" calcext:value-type="string">
            <text:p>しょ、しょうがないんだからっ！！</text:p>
          </table:table-cell>
          <table:table-cell table:style-name="ce0" table:number-columns-repeated="3"/>
        </table:table-row>
        <table:table-row table:style-name="ro1">
          <table:table-cell table:style-name="ce0" office:value-type="string" calcext:value-type="string">
            <text:p>べ、べ、べつに切羽詰まってないしっ！！まだぜんぜん我慢できるしっ！！</text:p>
          </table:table-cell>
          <table:table-cell table:style-name="ce0" table:number-columns-repeated="3"/>
        </table:table-row>
        <table:table-row table:style-name="ro1">
          <table:table-cell table:style-name="ce0" office:value-type="string" calcext:value-type="string">
            <text:p>出口、どこなのよ・・・っ！　もう！</text:p>
          </table:table-cell>
          <table:table-cell table:style-name="ce0" table:number-columns-repeated="3"/>
        </table:table-row>
        <table:table-row table:style-name="ro1">
          <table:table-cell table:style-name="ce0" office:value-type="string" calcext:value-type="string">
            <text:p>そ、そういうのが簡単にできたら、苦労しないっての！！</text:p>
          </table:table-cell>
          <table:table-cell table:style-name="ce0" table:number-columns-repeated="3"/>
        </table:table-row>
        <table:table-row table:style-name="ro1">
          <table:table-cell table:style-name="ce0" office:value-type="string" calcext:value-type="string">
            <text:p>（参ったわね・・・トイレ行きたいのに・・・）</text:p>
          </table:table-cell>
          <table:table-cell table:style-name="ce0" table:number-columns-repeated="3"/>
        </table:table-row>
        <table:table-row table:style-name="ro1">
          <table:table-cell table:style-name="ce0" office:value-type="string" calcext:value-type="string">
            <text:p>（ここじゃ、我慢するしかないわ・・・）</text:p>
          </table:table-cell>
          <table:table-cell table:style-name="ce0" table:number-columns-repeated="3"/>
        </table:table-row>
        <table:table-row table:style-name="ro1">
          <table:table-cell table:style-name="ce0" office:value-type="string" calcext:value-type="string">
            <text:p>いつまでもこんな所にいるわけにもいかないわ。</text:p>
          </table:table-cell>
          <table:table-cell table:style-name="ce0" table:number-columns-repeated="3"/>
        </table:table-row>
        <table:table-row table:style-name="ro1">
          <table:table-cell table:style-name="ce0" office:value-type="string" calcext:value-type="string">
            <text:p>できるだけ急いで抜け出しましょう・・・？</text:p>
          </table:table-cell>
          <table:table-cell table:style-name="ce0" table:number-columns-repeated="3"/>
        </table:table-row>
        <table:table-row table:style-name="ro1">
          <table:table-cell table:style-name="ce0" office:value-type="string" calcext:value-type="string">
            <text:p>こんな罠に引っ掛かるなんて、もう！悔しいわね！！</text:p>
          </table:table-cell>
          <table:table-cell table:style-name="ce0" table:number-columns-repeated="3"/>
        </table:table-row>
        <table:table-row table:style-name="ro1">
          <table:table-cell table:style-name="ce0" office:value-type="string" calcext:value-type="string">
            <text:p>早乙女、脱出したらフルボッコの指示よろしく！</text:p>
          </table:table-cell>
          <table:table-cell table:style-name="ce0" table:number-columns-repeated="3"/>
        </table:table-row>
        <table:table-row table:style-name="ro1">
          <table:table-cell table:style-name="ce0" office:value-type="string" calcext:value-type="string">
            <text:p>Dr.FLASHの話だと、最初に戦ったとしひこが一番強い四天王だったみたいね。</text:p>
          </table:table-cell>
          <table:table-cell table:style-name="ce0" table:number-columns-repeated="3"/>
        </table:table-row>
        <table:table-row table:style-name="ro1">
          <table:table-cell table:style-name="ce0" office:value-type="string" calcext:value-type="string">
            <text:p>この調子で、残りの2体もうまく単体で相手にできれば、苦労しないんじゃない？</text:p>
          </table:table-cell>
          <table:table-cell table:style-name="ce0" table:number-columns-repeated="3"/>
        </table:table-row>
        <table:table-row table:style-name="ro1">
          <table:table-cell table:style-name="ce0" office:value-type="string" calcext:value-type="string">
            <text:p>ひめがメンバーに加わってから、5人目の熾天少女とは遭遇しないわね。</text:p>
          </table:table-cell>
          <table:table-cell table:style-name="ce0" table:number-columns-repeated="3"/>
        </table:table-row>
        <table:table-row table:style-name="ro1">
          <table:table-cell table:style-name="ce0" office:value-type="string" calcext:value-type="string">
            <text:p>こっちに飛ばされた同級生は、やっぱりこれで全員なのかしら？</text:p>
          </table:table-cell>
          <table:table-cell table:style-name="ce0" table:number-columns-repeated="3"/>
        </table:table-row>
        <table:table-row table:style-name="ro1">
          <table:table-cell table:style-name="ce0" office:value-type="string" calcext:value-type="string">
            <text:p>もし仮に、熾力を増幅しつつ、それを制御できる薬が開発されたとして・・・</text:p>
          </table:table-cell>
          <table:table-cell table:style-name="ce0" table:number-columns-repeated="3"/>
        </table:table-row>
        <table:table-row table:style-name="ro1">
          <table:table-cell table:style-name="ce0" office:value-type="string" calcext:value-type="string">
            <text:p>それを戦闘の度に飲まなきゃならないのかしら？</text:p>
          </table:table-cell>
          <table:table-cell table:style-name="ce0" table:number-columns-repeated="3"/>
        </table:table-row>
        <table:table-row table:style-name="ro1">
          <table:table-cell table:style-name="ce0" office:value-type="string" calcext:value-type="string">
            <text:p>少量で効果を発揮する薬ならともかく、毎回ペットボトル1本とか飲む必要があったら・・・いろいろキツいわね・・・</text:p>
          </table:table-cell>
          <table:table-cell table:style-name="ce0" table:number-columns-repeated="3"/>
        </table:table-row>
        <table:table-row table:style-name="ro1">
          <table:table-cell table:style-name="ce0" office:value-type="string" calcext:value-type="string">
            <text:p>だ、だ、だめっ！　もももう、限界っ！！</text:p>
          </table:table-cell>
          <table:table-cell table:style-name="ce0" table:number-columns-repeated="3"/>
        </table:table-row>
        <table:table-row table:style-name="ro1">
          <table:table-cell table:style-name="ce0" office:value-type="string" calcext:value-type="string">
            <text:p>トイレ・・・も、もれ・・る・・・っ！！</text:p>
          </table:table-cell>
          <table:table-cell table:style-name="ce0" table:number-columns-repeated="3"/>
        </table:table-row>
        <table:table-row table:style-name="ro1">
          <table:table-cell table:style-name="ce0" office:value-type="string" calcext:value-type="string">
            <text:p>ねえ、もうやばいの・・・っ！</text:p>
          </table:table-cell>
          <table:table-cell table:style-name="ce0" table:number-columns-repeated="3"/>
        </table:table-row>
        <table:table-row table:style-name="ro1">
          <table:table-cell table:style-name="ce0" office:value-type="string" calcext:value-type="string">
            <text:p>はやくトイレ・・・行かせてよ・・・っ、ねえ！</text:p>
          </table:table-cell>
          <table:table-cell table:style-name="ce0" table:number-columns-repeated="3"/>
        </table:table-row>
        <table:table-row table:style-name="ro1">
          <table:table-cell table:style-name="ce0" office:value-type="string" calcext:value-type="string">
            <text:p>くぅ・・・っ、し、し、仕方ないんだからねっ！！</text:p>
          </table:table-cell>
          <table:table-cell table:style-name="ce0" table:number-columns-repeated="3"/>
        </table:table-row>
        <table:table-row table:style-name="ro1">
          <table:table-cell table:style-name="ce0" office:value-type="string" calcext:value-type="string">
            <text:p>そんなこと言ったって、こ、ここじゃ・・・だめっ！</text:p>
          </table:table-cell>
          <table:table-cell table:style-name="ce0" table:number-columns-repeated="3"/>
        </table:table-row>
        <table:table-row table:style-name="ro1">
          <table:table-cell table:style-name="ce0" office:value-type="string" calcext:value-type="string">
            <text:p>ちょっと・・・トイレに行きたいんだけど・・・っ</text:p>
          </table:table-cell>
          <table:table-cell table:style-name="ce0" table:number-columns-repeated="3"/>
        </table:table-row>
        <table:table-row table:style-name="ro1">
          <table:table-cell table:style-name="ce0" office:value-type="string" calcext:value-type="string">
            <text:p>どこかに無いの・・・！？</text:p>
          </table:table-cell>
          <table:table-cell table:style-name="ce0" table:number-columns-repeated="3"/>
        </table:table-row>
        <table:table-row table:style-name="ro1">
          <table:table-cell table:style-name="ce0" office:value-type="string" calcext:value-type="string">
            <text:p>な、何バカなこと言ってんのよ！　蹴るわよ！！</text:p>
          </table:table-cell>
          <table:table-cell table:style-name="ce0" table:number-columns-repeated="3"/>
        </table:table-row>
        <table:table-row table:style-name="ro1">
          <table:table-cell table:style-name="ce0" office:value-type="string" calcext:value-type="string">
            <text:p>もうイヤ・・・お願いだからこっち見ないでよ・・・</text:p>
          </table:table-cell>
          <table:table-cell table:style-name="ce0" table:number-columns-repeated="3"/>
        </table:table-row>
        <table:table-row table:style-name="ro1">
          <table:table-cell table:style-name="ce0" office:value-type="string" calcext:value-type="string">
            <text:p>け・・・けっこう長い時間歩いてるし、そろそろ休憩を挟んでもいいんじゃない・・・？</text:p>
          </table:table-cell>
          <table:table-cell table:style-name="ce0" table:number-columns-repeated="3"/>
        </table:table-row>
        <table:table-row table:style-name="ro1">
          <table:table-cell table:style-name="ce0" office:value-type="string" calcext:value-type="string">
            <text:p>べ、べつにあたしは平気だけどっ！</text:p>
          </table:table-cell>
          <table:table-cell table:style-name="ce0" table:number-columns-repeated="3"/>
        </table:table-row>
        <table:table-row table:style-name="ro1">
          <table:table-cell table:style-name="ce0" office:value-type="string" calcext:value-type="string">
            <text:p>ところで、みんなトイレは大丈夫？</text:p>
          </table:table-cell>
          <table:table-cell table:style-name="ce0" table:number-columns-repeated="3"/>
        </table:table-row>
        <table:table-row table:style-name="ro1">
          <table:table-cell table:style-name="ce0" office:value-type="string" calcext:value-type="string">
            <text:p>な、何よ・・・念のため聞いただけじゃない・・・</text:p>
          </table:table-cell>
          <table:table-cell table:style-name="ce0" table:number-columns-repeated="3"/>
        </table:table-row>
        <table:table-row table:style-name="ro1">
          <table:table-cell table:style-name="ce0" office:value-type="string" calcext:value-type="string">
            <text:p>今回は四天王が一人でやって来たから勝てたけど、他の四天王と一緒に複数で来てたら、確実に詰んでたわね・・・</text:p>
          </table:table-cell>
          <table:table-cell table:style-name="ce0" table:number-columns-repeated="3"/>
        </table:table-row>
        <table:table-row table:style-name="ro1">
          <table:table-cell table:style-name="ce0" office:value-type="string" calcext:value-type="string">
            <text:p>今後も一人ずつ相手してくれると助かるんだけど。</text:p>
          </table:table-cell>
          <table:table-cell table:style-name="ce0" table:number-columns-repeated="3"/>
        </table:table-row>
        <table:table-row table:style-name="ro1">
          <table:table-cell table:style-name="ce0" office:value-type="string" calcext:value-type="string">
            <text:p>接客って、経験とセンスがないと難しいと思うのよね・・・</text:p>
          </table:table-cell>
          <table:table-cell table:style-name="ce0" table:number-columns-repeated="3"/>
        </table:table-row>
        <table:table-row table:style-name="ro1">
          <table:table-cell table:style-name="ce0" office:value-type="string" calcext:value-type="string">
            <text:p>やったことないけど。</text:p>
          </table:table-cell>
          <table:table-cell table:style-name="ce0" table:number-columns-repeated="3"/>
        </table:table-row>
        <table:table-row table:style-name="ro1">
          <table:table-cell table:style-name="ce0" office:value-type="string" calcext:value-type="string">
            <text:p>これで炭鉱の脅威は去ったわけね。</text:p>
          </table:table-cell>
          <table:table-cell table:style-name="ce0" table:number-columns-repeated="3"/>
        </table:table-row>
        <table:table-row table:style-name="ro1">
          <table:table-cell table:style-name="ce0" office:value-type="string" calcext:value-type="string">
            <text:p>きっと村長、大喜びするわよ！</text:p>
          </table:table-cell>
          <table:table-cell table:style-name="ce0" table:number-columns-repeated="3"/>
        </table:table-row>
        <table:table-row table:style-name="ro1">
          <table:table-cell table:style-name="ce0" office:value-type="string" calcext:value-type="string">
            <text:p>ずっと封鎖されてた炭鉱って、壁がもろくなって崩れたりしないかしら？</text:p>
          </table:table-cell>
          <table:table-cell table:style-name="ce0" table:number-columns-repeated="3"/>
        </table:table-row>
        <table:table-row table:style-name="ro1">
          <table:table-cell table:style-name="ce0" office:value-type="string" calcext:value-type="string">
            <text:p>べ、べつにフラグじゃないからね！！</text:p>
          </table:table-cell>
          <table:table-cell table:style-name="ce0" table:number-columns-repeated="3"/>
        </table:table-row>
        <table:table-row table:style-name="ro1">
          <table:table-cell table:style-name="ce0" office:value-type="string" calcext:value-type="string">
            <text:p>村長さん、笑顔だったわね。</text:p>
          </table:table-cell>
          <table:table-cell table:style-name="ce0" table:number-columns-repeated="3"/>
        </table:table-row>
        <table:table-row table:style-name="ro1">
          <table:table-cell table:style-name="ce0" office:value-type="string" calcext:value-type="string">
            <text:p>期待に応えられるよう、頑張りましょう！</text:p>
          </table:table-cell>
          <table:table-cell table:style-name="ce0" table:number-columns-repeated="3"/>
        </table:table-row>
        <table:table-row table:style-name="ro1">
          <table:table-cell table:style-name="ce0" office:value-type="string" calcext:value-type="string">
            <text:p>早乙女ってさ、たまに良いこと言うわよね。</text:p>
          </table:table-cell>
          <table:table-cell table:style-name="ce0" table:number-columns-repeated="3"/>
        </table:table-row>
        <table:table-row table:style-name="ro1">
          <table:table-cell table:style-name="ce0" office:value-type="string" calcext:value-type="string">
            <text:p>ちょっとズルいって言うか・・・な、なんでもないわ。</text:p>
          </table:table-cell>
          <table:table-cell table:style-name="ce0" table:number-columns-repeated="3"/>
        </table:table-row>
        <table:table-row table:style-name="ro1">
          <table:table-cell table:style-name="ce0" office:value-type="string" calcext:value-type="string">
            <text:p>ともっち、幽霊船でかなり怖い思いをしたみたいだから、二度とあんな目に遭わせたくないわね。</text:p>
          </table:table-cell>
          <table:table-cell table:style-name="ce0" table:number-columns-repeated="3"/>
        </table:table-row>
        <table:table-row table:style-name="ro1">
          <table:table-cell table:style-name="ce0" office:value-type="string" calcext:value-type="string">
            <text:p>べ、別にあたしは大丈夫だってば・・・っ！</text:p>
          </table:table-cell>
          <table:table-cell table:style-name="ce0" table:number-columns-repeated="3"/>
        </table:table-row>
        <table:table-row table:style-name="ro1">
          <table:table-cell table:style-name="ce0" office:value-type="string" calcext:value-type="string">
            <text:p>ぁあぁっ、さ、さすがに・・・も、もうだめ・・・っ！！</text:p>
          </table:table-cell>
          <table:table-cell table:style-name="ce0" table:number-columns-repeated="3"/>
        </table:table-row>
        <table:table-row table:style-name="ro1">
          <table:table-cell table:style-name="ce0" office:value-type="string" calcext:value-type="string">
            <text:p>でちゃうっ、で、でちゃうよ・・・っ！！</text:p>
          </table:table-cell>
          <table:table-cell table:style-name="ce0" table:number-columns-repeated="3"/>
        </table:table-row>
        <table:table-row table:style-name="ro1">
          <table:table-cell table:style-name="ce0" office:value-type="string" calcext:value-type="string">
            <text:p>はぁあうっ！！　ま、まだ出ないでぇっ！！</text:p>
          </table:table-cell>
          <table:table-cell table:style-name="ce0" table:number-columns-repeated="3"/>
        </table:table-row>
        <table:table-row table:style-name="ro1">
          <table:table-cell table:style-name="ce0" office:value-type="string" calcext:value-type="string">
            <text:p>（くぅっ、や、やば・・・っ！）</text:p>
          </table:table-cell>
          <table:table-cell table:style-name="ce0" table:number-columns-repeated="3"/>
        </table:table-row>
        <table:table-row table:style-name="ro1">
          <table:table-cell table:style-name="ce0" office:value-type="string" calcext:value-type="string">
            <text:p>（どこか・・・お、おしっこできるとこ見つけないと　・・・・っ！！）</text:p>
          </table:table-cell>
          <table:table-cell table:style-name="ce0" table:number-columns-repeated="3"/>
        </table:table-row>
        <table:table-row table:style-name="ro1">
          <table:table-cell table:style-name="ce0" office:value-type="string" calcext:value-type="string">
            <text:p>そ・・・そんな、簡単に言わないでよっ！ばかっ！</text:p>
          </table:table-cell>
          <table:table-cell table:style-name="ce0" table:number-columns-repeated="3"/>
        </table:table-row>
        <table:table-row table:style-name="ro1">
          <table:table-cell table:style-name="ce0" office:value-type="string" calcext:value-type="string">
            <text:p>うう・・・っ、ど、どうやったらこの船を抜けられるのかしら・・・っ！</text:p>
          </table:table-cell>
          <table:table-cell table:style-name="ce0" table:number-columns-repeated="3"/>
        </table:table-row>
        <table:table-row table:style-name="ro1">
          <table:table-cell table:style-name="ce0" office:value-type="string" calcext:value-type="string">
            <text:p>お、女の子は・・・いろいろ大変なんだからっ！</text:p>
          </table:table-cell>
          <table:table-cell table:style-name="ce0" table:number-columns-repeated="3"/>
        </table:table-row>
        <table:table-row table:style-name="ro1">
          <table:table-cell table:style-name="ce0" office:value-type="string" calcext:value-type="string">
            <text:p>じょ、冗談でしょ・・・！　なんでこんな所でっ！</text:p>
          </table:table-cell>
          <table:table-cell table:style-name="ce0" table:number-columns-repeated="3"/>
        </table:table-row>
        <table:table-row table:style-name="ro1">
          <table:table-cell table:style-name="ce0" office:value-type="string" calcext:value-type="string">
            <text:p>こ、これはノーカンだもん！　こんな状況じゃしょうがないもん・・・っ！</text:p>
          </table:table-cell>
          <table:table-cell table:style-name="ce0" table:number-columns-repeated="3"/>
        </table:table-row>
        <table:table-row table:style-name="ro1">
          <table:table-cell table:style-name="ce0" office:value-type="string" calcext:value-type="string">
            <text:p>（ト・・・トイレどうしよう・・・）</text:p>
          </table:table-cell>
          <table:table-cell table:style-name="ce0" table:number-columns-repeated="3"/>
        </table:table-row>
        <table:table-row table:style-name="ro1">
          <table:table-cell table:style-name="ce0" office:value-type="string" calcext:value-type="string">
            <text:p>（このままずっと我慢してないとダメ・・・　かな・・・？）</text:p>
          </table:table-cell>
          <table:table-cell table:style-name="ce0" table:number-columns-repeated="3"/>
        </table:table-row>
        <table:table-row table:style-name="ro1">
          <table:table-cell table:style-name="ce0" office:value-type="string" calcext:value-type="string">
            <text:p>と、ところで・・・</text:p>
          </table:table-cell>
          <table:table-cell table:style-name="ce0" table:number-columns-repeated="3"/>
        </table:table-row>
        <table:table-row table:style-name="ro1">
          <table:table-cell table:style-name="ce0" office:value-type="string" calcext:value-type="string">
            <text:p>こういう状況じゃ水分取るの控えたほうがいいかもね・・・？</text:p>
          </table:table-cell>
          <table:table-cell table:style-name="ce0" table:number-columns-repeated="3"/>
        </table:table-row>
        <table:table-row table:style-name="ro1">
          <table:table-cell table:style-name="ce0" office:value-type="string" calcext:value-type="string">
            <text:p>ど、どこからどんな敵が襲ってくるか分からないわ・・・</text:p>
          </table:table-cell>
          <table:table-cell table:style-name="ce0" table:number-columns-repeated="3"/>
        </table:table-row>
        <table:table-row table:style-name="ro1">
          <table:table-cell table:style-name="ce0" office:value-type="string" calcext:value-type="string">
            <text:p>みんな十分注意して！</text:p>
          </table:table-cell>
          <table:table-cell table:style-name="ce0" table:number-columns-repeated="3"/>
        </table:table-row>
        <table:table-row table:style-name="ro1">
          <table:table-cell table:style-name="ce0" office:value-type="string" calcext:value-type="string">
            <text:p>い、言っておくけど、別にあたし普段騒いでなんてないからねっ！</text:p>
          </table:table-cell>
          <table:table-cell table:style-name="ce0" table:number-columns-repeated="3"/>
        </table:table-row>
        <table:table-row table:style-name="ro1">
          <table:table-cell table:style-name="ce0" office:value-type="string" calcext:value-type="string">
            <text:p>学者さんって言うから、けっこう高齢の人だと思ってたわ。</text:p>
          </table:table-cell>
          <table:table-cell table:style-name="ce0" table:number-columns-repeated="3"/>
        </table:table-row>
        <table:table-row table:style-name="ro1">
          <table:table-cell table:style-name="ce0" office:value-type="string" calcext:value-type="string">
            <text:p>まさかあんなに若くて奇麗な人だったなんて・・・</text:p>
          </table:table-cell>
          <table:table-cell table:style-name="ce0" table:number-columns-repeated="3"/>
        </table:table-row>
        <table:table-row table:style-name="ro1">
          <table:table-cell table:style-name="ce0" office:value-type="string" calcext:value-type="string">
            <text:p>一部の人たちにしか知られてないってことは、研究員もすごく少ないんでしょう？</text:p>
          </table:table-cell>
          <table:table-cell table:style-name="ce0" table:number-columns-repeated="3"/>
        </table:table-row>
        <table:table-row table:style-name="ro1">
          <table:table-cell table:style-name="ce0" office:value-type="string" calcext:value-type="string">
            <text:p>まさに少数精鋭ね。</text:p>
          </table:table-cell>
          <table:table-cell table:style-name="ce0" table:number-columns-repeated="3"/>
        </table:table-row>
        <table:table-row table:style-name="ro1">
          <table:table-cell table:style-name="ce0" office:value-type="string" calcext:value-type="string">
            <text:p>もし本当に天の使いにょち・・・</text:p>
          </table:table-cell>
          <table:table-cell table:style-name="ce0" table:number-columns-repeated="3"/>
        </table:table-row>
        <table:table-row table:style-name="ro1">
          <table:table-cell table:style-name="ce0" office:value-type="string" calcext:value-type="string">
            <text:p>か、噛んでないわよ！！</text:p>
          </table:table-cell>
          <table:table-cell table:style-name="ce0" table:number-columns-repeated="3"/>
        </table:table-row>
        <table:table-row table:style-name="ro1">
          <table:table-cell table:style-name="ce0" office:value-type="string" calcext:value-type="string">
            <text:p>（もっと早めにトイレ行かないとだめかも・・・）</text:p>
          </table:table-cell>
          <table:table-cell table:style-name="ce0" table:number-columns-repeated="3"/>
        </table:table-row>
        <table:table-row table:style-name="ro1">
          <table:table-cell table:style-name="ce0" office:value-type="string" calcext:value-type="string">
            <text:p>煉絶の姫君に勝つためには、やっぱり少しずつ精進するしかないのよね。</text:p>
          </table:table-cell>
          <table:table-cell table:style-name="ce0" table:number-columns-repeated="3"/>
        </table:table-row>
        <table:table-row table:style-name="ro1">
          <table:table-cell table:style-name="ce0" office:value-type="string" calcext:value-type="string">
            <text:p>やるからには、しっかりやるわよ！</text:p>
          </table:table-cell>
          <table:table-cell table:style-name="ce0" table:number-columns-repeated="3"/>
        </table:table-row>
        <table:table-row table:style-name="ro1">
          <table:table-cell table:style-name="ce0" office:value-type="string" calcext:value-type="string">
            <text:p>だ、だめっ、もうだめ・・・っ！！</text:p>
          </table:table-cell>
          <table:table-cell table:style-name="ce0" table:number-columns-repeated="3"/>
        </table:table-row>
        <table:table-row table:style-name="ro1">
          <table:table-cell table:style-name="ce0" office:value-type="string" calcext:value-type="string">
            <text:p>も・・・っ、もれちゃうぅっ！！</text:p>
          </table:table-cell>
          <table:table-cell table:style-name="ce0" table:number-columns-repeated="3"/>
        </table:table-row>
        <table:table-row table:style-name="ro1">
          <table:table-cell table:style-name="ce0" office:value-type="string" calcext:value-type="string">
            <text:p>ぁ、あ、は、はやく・・・しないと・・・っ！</text:p>
          </table:table-cell>
          <table:table-cell table:style-name="ce0" table:number-columns-repeated="3"/>
        </table:table-row>
        <table:table-row table:style-name="ro1">
          <table:table-cell table:style-name="ce0" office:value-type="string" calcext:value-type="string">
            <text:p>さ、早乙女っ！！　ねえ、トイレ・・・！！</text:p>
          </table:table-cell>
          <table:table-cell table:style-name="ce0" table:number-columns-repeated="3"/>
        </table:table-row>
        <table:table-row table:style-name="ro1">
          <table:table-cell table:style-name="ce0" office:value-type="string" calcext:value-type="string">
            <text:p>ちょっともう我慢できないの・・・っ！！</text:p>
          </table:table-cell>
          <table:table-cell table:style-name="ce0" table:number-columns-repeated="3"/>
        </table:table-row>
        <table:table-row table:style-name="ro1">
          <table:table-cell table:style-name="ce0" office:value-type="string" calcext:value-type="string">
            <text:p>そんな・・・こんなとこじゃムリよぉっ！</text:p>
          </table:table-cell>
          <table:table-cell table:style-name="ce0" table:number-columns-repeated="3"/>
        </table:table-row>
        <table:table-row table:style-name="ro1">
          <table:table-cell table:style-name="ce0" office:value-type="string" calcext:value-type="string">
            <text:p>そろそろトイレ寄ってほしいんだけど・・・！</text:p>
          </table:table-cell>
          <table:table-cell table:style-name="ce0" table:number-columns-repeated="3"/>
        </table:table-row>
        <table:table-row table:style-name="ro1">
          <table:table-cell table:style-name="ce0" office:value-type="string" calcext:value-type="string">
            <text:p>あたしにだって、我慢の限界があるんだからっ！</text:p>
          </table:table-cell>
          <table:table-cell table:style-name="ce0" table:number-columns-repeated="3"/>
        </table:table-row>
        <table:table-row table:style-name="ro1">
          <table:table-cell table:style-name="ce0" office:value-type="string" calcext:value-type="string">
            <text:p>ちょ、あんたねえ！！　なんでそんなにデリカシー無いのよ！！　ばか！！</text:p>
          </table:table-cell>
          <table:table-cell table:style-name="ce0" table:number-columns-repeated="3"/>
        </table:table-row>
        <table:table-row table:style-name="ro1">
          <table:table-cell table:style-name="ce0" office:value-type="string" calcext:value-type="string">
            <text:p>っ！！　あんたって本当サイテーねっ！！</text:p>
          </table:table-cell>
          <table:table-cell table:style-name="ce0" table:number-columns-repeated="3"/>
        </table:table-row>
        <table:table-row table:style-name="ro1">
          <table:table-cell table:style-name="ce0" office:value-type="string" calcext:value-type="string">
            <text:p>ねえ、と、トイレ・・・</text:p>
          </table:table-cell>
          <table:table-cell table:style-name="ce0" table:number-columns-repeated="3"/>
        </table:table-row>
        <table:table-row table:style-name="ro1">
          <table:table-cell table:style-name="ce0" office:value-type="string" calcext:value-type="string">
            <text:p>早乙女、ちょっと休憩しない？</text:p>
          </table:table-cell>
          <table:table-cell table:style-name="ce0" table:number-columns-repeated="3"/>
        </table:table-row>
        <table:table-row table:style-name="ro1">
          <table:table-cell table:style-name="ce0" office:value-type="string" calcext:value-type="string">
            <text:p>べ、別に疲れたわけじゃないけど・・・</text:p>
          </table:table-cell>
          <table:table-cell table:style-name="ce0" table:number-columns-repeated="3"/>
        </table:table-row>
        <table:table-row table:style-name="ro1">
          <table:table-cell table:style-name="ce0" office:value-type="string" calcext:value-type="string">
            <text:p>・・・もうっ、察しなさいよ・・・！！</text:p>
          </table:table-cell>
          <table:table-cell table:style-name="ce0" table:number-columns-repeated="3"/>
        </table:table-row>
        <table:table-row table:style-name="ro1">
          <table:table-cell table:style-name="ce0" office:value-type="string" calcext:value-type="string">
            <text:p>あ、あんたが全然トイレ行かせてくれないから・・・っ！</text:p>
          </table:table-cell>
          <table:table-cell table:style-name="ce0" table:number-columns-repeated="3"/>
        </table:table-row>
        <table:table-row table:style-name="ro1">
          <table:table-cell table:style-name="ce0" office:value-type="string" calcext:value-type="string">
            <text:p>（トイレ・・・行きたくなってきたわね・・・）</text:p>
          </table:table-cell>
          <table:table-cell table:style-name="ce0" table:number-columns-repeated="3"/>
        </table:table-row>
        <table:table-row table:style-name="ro1">
          <table:table-cell table:style-name="ce0" office:value-type="string" calcext:value-type="string">
            <text:p>（もう少ししたら寄ってもらおうかしら・・・）</text:p>
          </table:table-cell>
          <table:table-cell table:style-name="ce0" table:number-columns-repeated="3"/>
        </table:table-row>
        <table:table-row table:style-name="ro1">
          <table:table-cell table:style-name="ce0" office:value-type="string" calcext:value-type="string">
            <text:p>それにしても、煉絶の姫君があんなに小さな子供だったなんて思わなかったわ・・・</text:p>
          </table:table-cell>
          <table:table-cell table:style-name="ce0" table:number-columns-repeated="3"/>
        </table:table-row>
        <table:table-row table:style-name="ro1">
          <table:table-cell table:style-name="ce0" office:value-type="string" calcext:value-type="string">
            <text:p>でも、油断しちゃだめよね。　相手は魔族なんだし。</text:p>
          </table:table-cell>
          <table:table-cell table:style-name="ce0" table:number-columns-repeated="3"/>
        </table:table-row>
        <table:table-row table:style-name="ro1">
          <table:table-cell table:style-name="ce0" office:value-type="string" calcext:value-type="string">
            <text:p>確か、カラットって名乗ったっけ？</text:p>
          </table:table-cell>
          <table:table-cell table:style-name="ce0" table:number-columns-repeated="3"/>
        </table:table-row>
        <table:table-row table:style-name="ro1">
          <table:table-cell table:style-name="ce0" office:value-type="string" calcext:value-type="string">
            <text:p>まだまだああいう強い魔物をいっぱい持ってるのかしら・・・</text:p>
          </table:table-cell>
          <table:table-cell table:style-name="ce0" table:number-columns-repeated="3"/>
        </table:table-row>
        <table:table-row table:style-name="ro1">
          <table:table-cell table:style-name="ce0" office:value-type="string" calcext:value-type="string">
            <text:p>敵のアジトって、侵入者迎撃用のトラップとかありそうよね・・・？</text:p>
          </table:table-cell>
          <table:table-cell table:style-name="ce0" table:number-columns-repeated="3"/>
        </table:table-row>
        <table:table-row table:style-name="ro1">
          <table:table-cell table:style-name="ce0" office:value-type="string" calcext:value-type="string">
            <text:p>べべ、べ別にビビってなんかないしっ！！</text:p>
          </table:table-cell>
          <table:table-cell table:style-name="ce0" table:number-columns-repeated="3"/>
        </table:table-row>
        <table:table-row table:style-name="ro1">
          <table:table-cell table:style-name="ce0" office:value-type="string" calcext:value-type="string">
            <text:p>早乙女、これからあたし達が乗り込むのはかつて世界を危機に陥れた魔族の拠点よ。</text:p>
          </table:table-cell>
          <table:table-cell table:style-name="ce0" table:number-columns-repeated="3"/>
        </table:table-row>
        <table:table-row table:style-name="ro1">
          <table:table-cell table:style-name="ce0" office:value-type="string" calcext:value-type="string">
            <text:p>準備はしっかり整えておきましょう。</text:p>
          </table:table-cell>
          <table:table-cell table:style-name="ce0" table:number-columns-repeated="3"/>
        </table:table-row>
        <table:table-row table:style-name="ro1">
          <table:table-cell table:style-name="ce0" office:value-type="string" calcext:value-type="string">
            <text:p>まあ、あたし達の目的は調査だし、煉絶の姫君ってのがどれほど強いか分からないしね。</text:p>
          </table:table-cell>
          <table:table-cell table:style-name="ce0" table:number-columns-repeated="3"/>
        </table:table-row>
        <table:table-row table:style-name="ro1">
          <table:table-cell table:style-name="ce0" office:value-type="string" calcext:value-type="string">
            <text:p>ヘタに戦闘になっちゃっても危険かもしれなかったし、一時撤退はいい判断だったと思うわ。</text:p>
          </table:table-cell>
          <table:table-cell table:style-name="ce0" table:number-columns-repeated="3"/>
        </table:table-row>
        <table:table-row table:style-name="ro1">
          <table:table-cell table:style-name="ce0" office:value-type="string" calcext:value-type="string">
            <text:p>早乙女。　はむこが、その・・・やっちゃったのは本当に仕方がなかったんだから・・・</text:p>
          </table:table-cell>
          <table:table-cell table:style-name="ce0" table:number-columns-repeated="3"/>
        </table:table-row>
        <table:table-row table:style-name="ro1">
          <table:table-cell table:style-name="ce0" office:value-type="string" calcext:value-type="string">
            <text:p>お願いだから、忘れてあげて・・・ね？</text:p>
          </table:table-cell>
          <table:table-cell table:style-name="ce0" table:number-columns-repeated="3"/>
        </table:table-row>
        <table:table-row table:style-name="ro1">
          <table:table-cell table:style-name="ce0" office:value-type="string" calcext:value-type="string">
            <text:p>救助も無事に成功したし、能力の解放もうまくいったみたいだし、順調ね。</text:p>
          </table:table-cell>
          <table:table-cell table:style-name="ce0" table:number-columns-repeated="3"/>
        </table:table-row>
        <table:table-row table:style-name="ro1">
          <table:table-cell table:style-name="ce0" office:value-type="string" calcext:value-type="string">
            <text:p>でも雪原調査はきっと危険よ。気を引き締めていきましょう。</text:p>
          </table:table-cell>
          <table:table-cell table:style-name="ce0" table:number-columns-repeated="3"/>
        </table:table-row>
        <table:table-row table:style-name="ro1">
          <table:table-cell table:style-name="ce0" office:value-type="string" calcext:value-type="string">
            <text:p>極寒の洞窟で遭難だなんて、一刻の猶予も無いじゃない・・・！</text:p>
          </table:table-cell>
          <table:table-cell table:style-name="ce0" table:number-columns-repeated="3"/>
        </table:table-row>
        <table:table-row table:style-name="ro1">
          <table:table-cell table:style-name="ce0" office:value-type="string" calcext:value-type="string">
            <text:p>急ぐわよ、早乙女！</text:p>
          </table:table-cell>
          <table:table-cell table:style-name="ce0" table:number-columns-repeated="3"/>
        </table:table-row>
        <table:table-row table:style-name="ro1">
          <table:table-cell table:style-name="ce0" office:value-type="string" calcext:value-type="string">
            <text:p>あ、ぁあ・・・ト、トイレ・・・行きたいっ！！</text:p>
          </table:table-cell>
          <table:table-cell table:style-name="ce0" table:number-columns-repeated="3"/>
        </table:table-row>
        <table:table-row table:style-name="ro1">
          <table:table-cell table:style-name="ce0" office:value-type="string" calcext:value-type="string">
            <text:p>もう・・・が、我慢できないのっ！！</text:p>
          </table:table-cell>
          <table:table-cell table:style-name="ce0" table:number-columns-repeated="3"/>
        </table:table-row>
        <table:table-row table:style-name="ro1">
          <table:table-cell table:style-name="ce0" office:value-type="string" calcext:value-type="string">
            <text:p>ごめんっ、す、すぐ戻る・・・っ！！</text:p>
          </table:table-cell>
          <table:table-cell table:style-name="ce0" table:number-columns-repeated="3"/>
        </table:table-row>
        <table:table-row table:style-name="ro1">
          <table:table-cell table:style-name="ce0" office:value-type="string" calcext:value-type="string">
            <text:p>早乙女・・・っ！　ト、トイレ・・・まだなの？</text:p>
          </table:table-cell>
          <table:table-cell table:style-name="ce0" table:number-columns-repeated="3"/>
        </table:table-row>
        <table:table-row table:style-name="ro1">
          <table:table-cell table:style-name="ce0" office:value-type="string" calcext:value-type="string">
            <text:p>早くしないと・・・やばそうなんだけど・・・っ！</text:p>
          </table:table-cell>
          <table:table-cell table:style-name="ce0" table:number-columns-repeated="3"/>
        </table:table-row>
        <table:table-row table:style-name="ro1">
          <table:table-cell table:style-name="ce0" office:value-type="string" calcext:value-type="string">
            <text:p>う・・・っ、も、もう駄目・・・！！</text:p>
          </table:table-cell>
          <table:table-cell table:style-name="ce0" table:number-columns-repeated="3"/>
        </table:table-row>
        <table:table-row table:style-name="ro1">
          <table:table-cell table:style-name="ce0" office:value-type="string" calcext:value-type="string">
            <text:p>い、いやよ！！　ちゃんとトイレに行きたいの！！</text:p>
          </table:table-cell>
          <table:table-cell table:style-name="ce0" table:number-columns-repeated="3"/>
        </table:table-row>
        <table:table-row table:style-name="ro1">
          <table:table-cell table:style-name="ce0" office:value-type="string" calcext:value-type="string">
            <text:p>ねえ、ちょっと・・・！</text:p>
          </table:table-cell>
          <table:table-cell table:style-name="ce0" table:number-columns-repeated="3"/>
        </table:table-row>
        <table:table-row table:style-name="ro1">
          <table:table-cell table:style-name="ce0" office:value-type="string" calcext:value-type="string">
            <text:p>いい加減トイレ行かせなさいよ・・・！け、けっこう・・・その・・・我慢してるから・・・！</text:p>
          </table:table-cell>
          <table:table-cell table:style-name="ce0" table:number-columns-repeated="3"/>
        </table:table-row>
        <table:table-row table:style-name="ro1">
          <table:table-cell table:style-name="ce0" office:value-type="string" calcext:value-type="string">
            <text:p>（どうしよう・・・またトイレ行きたい・・・）</text:p>
          </table:table-cell>
          <table:table-cell table:style-name="ce0" table:number-columns-repeated="3"/>
        </table:table-row>
        <table:table-row table:style-name="ro1">
          <table:table-cell table:style-name="ce0" office:value-type="string" calcext:value-type="string">
            <text:p>ねえ、早乙女・・・その・・・</text:p>
          </table:table-cell>
          <table:table-cell table:style-name="ce0" table:number-columns-repeated="3"/>
        </table:table-row>
        <table:table-row table:style-name="ro1">
          <table:table-cell table:style-name="ce0" office:value-type="string" calcext:value-type="string">
            <text:p>す、少しトイレに行きたいから・・・そのうち寄ってくれる・・・？</text:p>
          </table:table-cell>
          <table:table-cell table:style-name="ce0" table:number-columns-repeated="3"/>
        </table:table-row>
        <table:table-row table:style-name="ro1">
          <table:table-cell table:style-name="ce0" office:value-type="string" calcext:value-type="string">
            <text:p>ばか！　今はこっち見ないでよっ！！</text:p>
          </table:table-cell>
          <table:table-cell table:style-name="ce0" table:number-columns-repeated="3"/>
        </table:table-row>
        <table:table-row table:style-name="ro1">
          <table:table-cell table:style-name="ce0" office:value-type="string" calcext:value-type="string">
            <text:p>早乙女。　先を急ぐのもいいけど、適度な休憩も必要だからね？</text:p>
          </table:table-cell>
          <table:table-cell table:style-name="ce0" table:number-columns-repeated="3"/>
        </table:table-row>
        <table:table-row table:style-name="ro1">
          <table:table-cell table:style-name="ce0" office:value-type="string" calcext:value-type="string">
            <text:p>わ、分かってるなら別にいいわよ・・・</text:p>
          </table:table-cell>
          <table:table-cell table:style-name="ce0" table:number-columns-repeated="3"/>
        </table:table-row>
        <table:table-row table:style-name="ro1">
          <table:table-cell table:style-name="ce0" office:value-type="string" calcext:value-type="string">
            <text:p>雪景色って奇麗ね・・・</text:p>
          </table:table-cell>
          <table:table-cell table:style-name="ce0" table:number-columns-repeated="3"/>
        </table:table-row>
        <table:table-row table:style-name="ro1">
          <table:table-cell table:style-name="ce0" office:value-type="string" calcext:value-type="string">
            <text:p>はっ</text:p>
          </table:table-cell>
          <table:table-cell table:style-name="ce0" table:number-columns-repeated="3"/>
        </table:table-row>
        <table:table-row table:style-name="ro1">
          <table:table-cell table:style-name="ce0" office:value-type="string" calcext:value-type="string">
            <text:p>な、なによ！　あたしが雪に見とれちゃ悪いのっ！？</text:p>
          </table:table-cell>
          <table:table-cell table:style-name="ce0" table:number-columns-repeated="3"/>
        </table:table-row>
        <table:table-row table:style-name="ro1">
          <table:table-cell table:style-name="ce0" office:value-type="string" calcext:value-type="string">
            <text:p>雪は降ってないみたいね。　よかったわ。</text:p>
          </table:table-cell>
          <table:table-cell table:style-name="ce0" table:number-columns-repeated="3"/>
        </table:table-row>
        <table:table-row table:style-name="ro1">
          <table:table-cell table:style-name="ce0" office:value-type="string" calcext:value-type="string">
            <text:p>・・・にしても、これだけ雪が積もるくらいの低気温なのに、この薄着でも大丈夫なんて・・・</text:p>
          </table:table-cell>
          <table:table-cell table:style-name="ce0" table:number-columns-repeated="3"/>
        </table:table-row>
        <table:table-row table:style-name="ro1">
          <table:table-cell table:style-name="ce0" office:value-type="string" calcext:value-type="string">
            <text:p>これも熾天少女の力なのかしら？</text:p>
          </table:table-cell>
          <table:table-cell table:style-name="ce0" table:number-columns-repeated="3"/>
        </table:table-row>
        <table:table-row table:style-name="ro1">
          <table:table-cell table:style-name="ce0" office:value-type="string" calcext:value-type="string">
            <text:p>雪原で起きた発光現象って、どの程度の規模だったのかしら？</text:p>
          </table:table-cell>
          <table:table-cell table:style-name="ce0" table:number-columns-repeated="3"/>
        </table:table-row>
        <table:table-row table:style-name="ro1">
          <table:table-cell table:style-name="ce0" office:value-type="string" calcext:value-type="string">
            <text:p>住民に被害とか出てなければいいんだけど。</text:p>
          </table:table-cell>
          <table:table-cell table:style-name="ce0" table:number-columns-repeated="3"/>
        </table:table-row>
        <table:table-row table:style-name="ro1">
          <table:table-cell table:style-name="ce0" office:value-type="string" calcext:value-type="string">
            <text:p>煉絶の姫君が発した邪悪な波動が、先代の熾天少女さんの力を奪ったのかしら・・・？</text:p>
          </table:table-cell>
          <table:table-cell table:style-name="ce0" table:number-columns-repeated="3"/>
        </table:table-row>
        <table:table-row table:style-name="ro1">
          <table:table-cell table:style-name="ce0" office:value-type="string" calcext:value-type="string">
            <text:p>無事でいてくれればいいんだけど・・・</text:p>
          </table:table-cell>
          <table:table-cell table:style-name="ce0" table:number-columns-repeated="3"/>
        </table:table-row>
        <table:table-row table:style-name="ro1">
          <table:table-cell table:style-name="ce0" office:value-type="string" calcext:value-type="string">
            <text:p>まさか、ひめまで熾天少女だったなんてね。</text:p>
          </table:table-cell>
          <table:table-cell table:style-name="ce0" table:number-columns-repeated="3"/>
        </table:table-row>
        <table:table-row table:style-name="ro1">
          <table:table-cell table:style-name="ce0" office:value-type="string" calcext:value-type="string">
            <text:p>なによ早乙女、女の子ばっかに囲まれてうれしそうじゃない。</text:p>
          </table:table-cell>
          <table:table-cell table:style-name="ce0" table:number-columns-repeated="3"/>
        </table:table-row>
        <table:table-row table:style-name="ro1">
          <table:table-cell table:style-name="ce0" office:value-type="string" calcext:value-type="string">
            <text:p>“少女”だから、仕方ないんだろうけどさ・・・</text:p>
          </table:table-cell>
          <table:table-cell table:style-name="ce0" table:number-columns-repeated="3"/>
        </table:table-row>
        <table:table-row table:style-name="ro1">
          <table:table-cell table:style-name="ce0" office:value-type="string" calcext:value-type="string">
            <text:p>だ、だめっ！　もう・・・もれちゃうっ！！</text:p>
          </table:table-cell>
          <table:table-cell table:style-name="ce0" table:number-columns-repeated="3"/>
        </table:table-row>
        <table:table-row table:style-name="ro1">
          <table:table-cell table:style-name="ce0" office:value-type="string" calcext:value-type="string">
            <text:p>ほんとにもう、げ、限界っ！！</text:p>
          </table:table-cell>
          <table:table-cell table:style-name="ce0" table:number-columns-repeated="3"/>
        </table:table-row>
        <table:table-row table:style-name="ro1">
          <table:table-cell table:style-name="ce0" office:value-type="string" calcext:value-type="string">
            <text:p>ぅあっ、でちゃうっ、でちゃうっ！！</text:p>
          </table:table-cell>
          <table:table-cell table:style-name="ce0" table:number-columns-repeated="3"/>
        </table:table-row>
        <table:table-row table:style-name="ro1">
          <table:table-cell table:style-name="ce0" office:value-type="string" calcext:value-type="string">
            <text:p>ねえ、そ、そろそろトイレ行かせてよ！！</text:p>
          </table:table-cell>
          <table:table-cell table:style-name="ce0" table:number-columns-repeated="3"/>
        </table:table-row>
        <table:table-row table:style-name="ro1">
          <table:table-cell table:style-name="ce0" office:value-type="string" calcext:value-type="string">
            <text:p>最後にトイレ行ってから、どれだけ経つと思ってんの！？</text:p>
          </table:table-cell>
          <table:table-cell table:style-name="ce0" table:number-columns-repeated="3"/>
        </table:table-row>
        <table:table-row table:style-name="ro1">
          <table:table-cell table:style-name="ce0" office:value-type="string" calcext:value-type="string">
            <text:p>うぅ・・・っ、な、なによ・・・！　非常事態なんだからね・・・っ！</text:p>
          </table:table-cell>
          <table:table-cell table:style-name="ce0" table:number-columns-repeated="3"/>
        </table:table-row>
        <table:table-row table:style-name="ro1">
          <table:table-cell table:style-name="ce0" office:value-type="string" calcext:value-type="string">
            <text:p>だ、だから！　トイレに行かせてって言ってるでしょ！！　どこにトイレなんてあるのよ！！</text:p>
          </table:table-cell>
          <table:table-cell table:style-name="ce0" table:number-columns-repeated="3"/>
        </table:table-row>
        <table:table-row table:style-name="ro1">
          <table:table-cell table:style-name="ce0" office:value-type="string" calcext:value-type="string">
            <text:p>早乙女、ちょっと・・・</text:p>
          </table:table-cell>
          <table:table-cell table:style-name="ce0" table:number-columns-repeated="3"/>
        </table:table-row>
        <table:table-row table:style-name="ro1">
          <table:table-cell table:style-name="ce0" office:value-type="string" calcext:value-type="string">
            <text:p>その、トイレ休憩とか・・・し、しない？</text:p>
          </table:table-cell>
          <table:table-cell table:style-name="ce0" table:number-columns-repeated="3"/>
        </table:table-row>
        <table:table-row table:style-name="ro1">
          <table:table-cell table:style-name="ce0" office:value-type="string" calcext:value-type="string">
            <text:p>こ、このヘンタイ！！　馬鹿言わないで！！</text:p>
          </table:table-cell>
          <table:table-cell table:style-name="ce0" table:number-columns-repeated="3"/>
        </table:table-row>
        <table:table-row table:style-name="ro1">
          <table:table-cell table:style-name="ce0" office:value-type="string" calcext:value-type="string">
            <text:p>（トイレ・・・行きたい・・・）</text:p>
          </table:table-cell>
          <table:table-cell table:style-name="ce0" table:number-columns-repeated="3"/>
        </table:table-row>
        <table:table-row table:style-name="ro1">
          <table:table-cell table:style-name="ce0" office:value-type="string" calcext:value-type="string">
            <text:p>（えっと・・・近くにトイレは・・・）</text:p>
          </table:table-cell>
          <table:table-cell table:style-name="ce0" table:number-columns-repeated="3"/>
        </table:table-row>
        <table:table-row table:style-name="ro1">
          <table:table-cell table:style-name="ce0" office:value-type="string" calcext:value-type="string">
            <text:p>（そろそろ辛くなってきたわ・・・早くトイレ　行きたい・・・）</text:p>
          </table:table-cell>
          <table:table-cell table:style-name="ce0" table:number-columns-repeated="3"/>
        </table:table-row>
        <table:table-row table:style-name="ro1">
          <table:table-cell table:style-name="ce0" office:value-type="string" calcext:value-type="string">
            <text:p>もういや・・・夢だったらいいのに・・・</text:p>
          </table:table-cell>
          <table:table-cell table:style-name="ce0" table:number-columns-repeated="3"/>
        </table:table-row>
        <table:table-row table:style-name="ro1">
          <table:table-cell table:style-name="ce0" office:value-type="string" calcext:value-type="string">
            <text:p>（少しトイレに行きたいかも・・・）</text:p>
          </table:table-cell>
          <table:table-cell table:style-name="ce0" table:number-columns-repeated="3"/>
        </table:table-row>
        <table:table-row table:style-name="ro1">
          <table:table-cell table:style-name="ce0" office:value-type="string" calcext:value-type="string">
            <text:p>（まあ、この程度なら問題無いわね。）</text:p>
          </table:table-cell>
          <table:table-cell table:style-name="ce0" table:number-columns-repeated="3"/>
        </table:table-row>
        <table:table-row table:style-name="ro1">
          <table:table-cell table:style-name="ce0" office:value-type="string" calcext:value-type="string">
            <text:p>あたし、地図だけはどうしても読めないのよね・・・</text:p>
          </table:table-cell>
          <table:table-cell table:style-name="ce0" table:number-columns-repeated="3"/>
        </table:table-row>
        <table:table-row table:style-name="ro1">
          <table:table-cell table:style-name="ce0" office:value-type="string" calcext:value-type="string">
            <text:p>な、なによ！　あたしにだって苦手なものくらいあるわよ・・・！</text:p>
          </table:table-cell>
          <table:table-cell table:style-name="ce0" table:number-columns-repeated="3"/>
        </table:table-row>
        <table:table-row table:style-name="ro1">
          <table:table-cell table:style-name="ce0" office:value-type="string" calcext:value-type="string">
            <text:p>姫様の声、とってもいい声だったわね・・・</text:p>
          </table:table-cell>
          <table:table-cell table:style-name="ce0" table:number-columns-repeated="3"/>
        </table:table-row>
        <table:table-row table:style-name="ro1">
          <table:table-cell table:style-name="ce0" office:value-type="string" calcext:value-type="string">
            <text:p>・・・やっぱり、早乙女もああいう声が好き・・・？</text:p>
          </table:table-cell>
          <table:table-cell table:style-name="ce0" table:number-columns-repeated="3"/>
        </table:table-row>
        <table:table-row table:style-name="ro1">
          <table:table-cell table:style-name="ce0" office:value-type="string" calcext:value-type="string">
            <text:p>あ、ううん。　何でもないわ、忘れて・・・</text:p>
          </table:table-cell>
          <table:table-cell table:style-name="ce0" table:number-columns-repeated="3"/>
        </table:table-row>
        <table:table-row table:style-name="ro1">
          <table:table-cell table:style-name="ce0" office:value-type="string" calcext:value-type="string">
            <text:p>ま、なるようになるでしょ。</text:p>
          </table:table-cell>
          <table:table-cell table:style-name="ce0" table:number-columns-repeated="3"/>
        </table:table-row>
        <table:table-row table:style-name="ro1">
          <table:table-cell table:style-name="ce0" office:value-type="string" calcext:value-type="string">
            <text:p>今まで通り、普通に振る舞えばいいのよね。</text:p>
          </table:table-cell>
          <table:table-cell table:style-name="ce0" table:number-columns-repeated="3"/>
        </table:table-row>
        <table:table-row table:style-name="ro1">
          <table:table-cell table:style-name="ce0" office:value-type="string" calcext:value-type="string">
            <text:p>あんたの戦闘指示って、けっこう的確で助かるわ。</text:p>
          </table:table-cell>
          <table:table-cell table:style-name="ce0" table:number-columns-repeated="3"/>
        </table:table-row>
        <table:table-row table:style-name="ro1">
          <table:table-cell table:style-name="ce0" office:value-type="string" calcext:value-type="string">
            <text:p>早乙女って、もしかして将棋とか得意なの？</text:p>
          </table:table-cell>
          <table:table-cell table:style-name="ce0" table:number-columns-repeated="3"/>
        </table:table-row>
        <table:table-row table:style-name="ro1">
          <table:table-cell table:style-name="ce0" office:value-type="string" calcext:value-type="string">
            <text:p>ぅっく・・・！　もうだめ・・・もれちゃう・・・っ！</text:p>
          </table:table-cell>
          <table:table-cell table:style-name="ce0" table:number-columns-repeated="3"/>
        </table:table-row>
        <table:table-row table:style-name="ro1">
          <table:table-cell table:style-name="ce0" office:value-type="string" calcext:value-type="string">
            <text:p>お願い、トイレ・・・あったら入らせてっ！！</text:p>
          </table:table-cell>
          <table:table-cell table:style-name="ce0" table:number-columns-repeated="3"/>
        </table:table-row>
        <table:table-row table:style-name="ro1">
          <table:table-cell table:style-name="ce0" office:value-type="string" calcext:value-type="string">
            <text:p>どこかっ、も、物陰・・・っ！！</text:p>
          </table:table-cell>
          <table:table-cell table:style-name="ce0" office:value-type="string" calcext:value-type="string">
            <text:p>Telling her to pee outside</text:p>
          </table:table-cell>
          <table:table-cell table:style-name="ce0" office:value-type="string" calcext:value-type="string">
            <text:p>Nyanko</text:p>
          </table:table-cell>
          <table:table-cell table:style-name="ce0" office:value-type="string" calcext:value-type="string">
            <text:p>Over there, in the shade…!!</text:p>
          </table:table-cell>
        </table:table-row>
        <table:table-row table:style-name="ro1">
          <table:table-cell table:style-name="ce0" office:value-type="string" calcext:value-type="string">
            <text:p>（あぁ・・・っ、トイレ・・・！　トイレ行きたい・・・！）</text:p>
          </table:table-cell>
          <table:table-cell table:style-name="ce0" table:number-columns-repeated="3"/>
        </table:table-row>
        <table:table-row table:style-name="ro1">
          <table:table-cell table:style-name="ce0" office:value-type="string" calcext:value-type="string">
            <text:p>（ト、トイレ見つけたら借りようかしら？　だめ・・・よね・・・？）</text:p>
          </table:table-cell>
          <table:table-cell table:style-name="ce0" table:number-columns-repeated="3"/>
        </table:table-row>
        <table:table-row table:style-name="ro1">
          <table:table-cell table:style-name="ce0" office:value-type="string" calcext:value-type="string">
            <text:p>もぅ・・・っ！　するわよ、その辺で！</text:p>
          </table:table-cell>
          <table:table-cell table:style-name="ce0" office:value-type="string" calcext:value-type="string">
            <text:p>Telling her to pee outside (wet) A</text:p>
          </table:table-cell>
          <table:table-cell table:style-name="ce0" office:value-type="string" calcext:value-type="string">
            <text:p>Nyanko</text:p>
          </table:table-cell>
          <table:table-cell table:style-name="ce0" office:value-type="string" calcext:value-type="string">
            <text:p>Fine…! I’m going over there!</text:p>
          </table:table-cell>
        </table:table-row>
        <table:table-row table:style-name="ro1">
          <table:table-cell table:style-name="ce0" office:value-type="string" calcext:value-type="string">
            <text:p>そ、それしか方法無いんでしょ・・・っ！</text:p>
          </table:table-cell>
          <table:table-cell table:style-name="ce0" office:value-type="string" calcext:value-type="string">
            <text:p>Telling her to pee outside (wet) B</text:p>
          </table:table-cell>
          <table:table-cell table:style-name="ce0" office:value-type="string" calcext:value-type="string">
            <text:p>Nyanko</text:p>
          </table:table-cell>
          <table:table-cell table:style-name="ce0" office:value-type="string" calcext:value-type="string">
            <text:p>O-Only because there’s no other way…!</text:p>
          </table:table-cell>
        </table:table-row>
        <table:table-row table:style-name="ro1">
          <table:table-cell table:style-name="ce0" office:value-type="string" calcext:value-type="string">
            <text:p>い、いいわよっ！　我慢・・・するからっ！</text:p>
          </table:table-cell>
          <table:table-cell table:style-name="ce0" office:value-type="string" calcext:value-type="string">
            <text:p>Telling her to pee outside</text:p>
          </table:table-cell>
          <table:table-cell table:style-name="ce0" office:value-type="string" calcext:value-type="string">
            <text:p>Nyanko</text:p>
          </table:table-cell>
          <table:table-cell table:style-name="ce0" office:value-type="string" calcext:value-type="string">
            <text:p>I-It’s fine! I’ll endure it somehow!</text:p>
          </table:table-cell>
        </table:table-row>
        <table:table-row table:style-name="ro1">
          <table:table-cell table:style-name="ce0" office:value-type="string" calcext:value-type="string">
            <text:p>（ト・・・トイレ行きたくなっちゃった・・・）</text:p>
          </table:table-cell>
          <table:table-cell table:style-name="ce0" table:number-columns-repeated="3"/>
        </table:table-row>
        <table:table-row table:style-name="ro1">
          <table:table-cell table:style-name="ce0" office:value-type="string" calcext:value-type="string">
            <text:p>（でも、こんなところにトイレを使うわけにもいかないし・・・我慢するしかないわね・・・）</text:p>
          </table:table-cell>
          <table:table-cell table:style-name="ce0" table:number-columns-repeated="3"/>
        </table:table-row>
        <table:table-row table:style-name="ro1">
          <table:table-cell table:style-name="ce0" office:value-type="string" calcext:value-type="string">
            <text:p>そそ、それは気遣いって言わないのっ！！</text:p>
          </table:table-cell>
          <table:table-cell table:style-name="ce0" office:value-type="string" calcext:value-type="string">
            <text:p>Telling her to pee outside</text:p>
          </table:table-cell>
          <table:table-cell table:style-name="ce0" office:value-type="string" calcext:value-type="string">
            <text:p>Nyanko</text:p>
          </table:table-cell>
          <table:table-cell table:style-name="ce0" office:value-type="string" calcext:value-type="string">
            <text:p>I-I-It’s not something you have to be that concerned about!</text:p>
          </table:table-cell>
        </table:table-row>
        <table:table-row table:style-name="ro1">
          <table:table-cell table:style-name="ce0" office:value-type="string" calcext:value-type="string">
            <text:p>（でも、こんなところのトイレを使うわけにもいかないし・・・我慢するしかないわね・・・）</text:p>
          </table:table-cell>
          <table:table-cell table:style-name="ce0" table:number-columns-repeated="3"/>
        </table:table-row>
        <table:table-row table:style-name="ro1">
          <table:table-cell table:style-name="ce0" office:value-type="string" calcext:value-type="string">
            <text:p>・・・え？　な、なんでもないわよ！</text:p>
          </table:table-cell>
          <table:table-cell table:style-name="ce0" table:number-columns-repeated="3"/>
        </table:table-row>
        <table:table-row table:style-name="ro1">
          <table:table-cell table:style-name="ce0" office:value-type="string" calcext:value-type="string">
            <text:p>これはしょうがない・・・でしょ？　あたしのせいじゃないんだから・・・！</text:p>
          </table:table-cell>
          <table:table-cell table:style-name="ce0" office:value-type="string" calcext:value-type="string">
            <text:p>Chat – Wet Panties</text:p>
          </table:table-cell>
          <table:table-cell table:style-name="ce0" office:value-type="string" calcext:value-type="string">
            <text:p>Nyanko</text:p>
          </table:table-cell>
          <table:table-cell table:style-name="ce0" office:value-type="string" calcext:value-type="string">
            <text:p>There’s nothing I could do, you know? So it’s not really my fault…!</text:p>
          </table:table-cell>
        </table:table-row>
        <table:table-row table:style-name="ro1">
          <table:table-cell table:style-name="ce0" office:value-type="string" calcext:value-type="string">
            <text:p>（そう言えば、シャルシャルさんもきっと牢屋に閉じ込められっ放しよね・・・）</text:p>
          </table:table-cell>
          <table:table-cell table:style-name="ce0" table:number-columns-repeated="3"/>
        </table:table-row>
        <table:table-row table:style-name="ro1">
          <table:table-cell table:style-name="ce0" office:value-type="string" calcext:value-type="string">
            <text:p>（我慢、してるんじゃないかしら？　かわいそうに・・・）</text:p>
          </table:table-cell>
          <table:table-cell table:style-name="ce0" table:number-columns-repeated="3"/>
        </table:table-row>
        <table:table-row table:style-name="ro1">
          <table:table-cell table:style-name="ce0" office:value-type="string" calcext:value-type="string">
            <text:p>盗賊団のやつら・・・許さないんだから！</text:p>
          </table:table-cell>
          <table:table-cell table:style-name="ce0" table:number-columns-repeated="3"/>
        </table:table-row>
        <table:table-row table:style-name="ro1">
          <table:table-cell table:style-name="ce0" office:value-type="string" calcext:value-type="string">
            <text:p>早乙女、あんたもクラスメイトに言いふらしたりしたら蹴るからね！！</text:p>
          </table:table-cell>
          <table:table-cell table:style-name="ce0" table:number-columns-repeated="3"/>
        </table:table-row>
        <table:table-row table:style-name="ro1">
          <table:table-cell table:style-name="ce0" office:value-type="string" calcext:value-type="string">
            <text:p>もも、もう無理ぃっ！　だめ、我慢できないっ！</text:p>
          </table:table-cell>
          <table:table-cell table:style-name="ce0" office:value-type="string" calcext:value-type="string">
            <text:p>Chat – L7 A</text:p>
          </table:table-cell>
          <table:table-cell table:style-name="ce0" office:value-type="string" calcext:value-type="string">
            <text:p>Nyanko</text:p>
          </table:table-cell>
          <table:table-cell table:style-name="ce0" office:value-type="string" calcext:value-type="string">
            <text:p>I-I just can’t! I can’t hold it another second!</text:p>
          </table:table-cell>
        </table:table-row>
        <table:table-row table:style-name="ro1">
          <table:table-cell table:style-name="ce0" office:value-type="string" calcext:value-type="string">
            <text:p>ほんとに・・・っ、限界・・・っ！！</text:p>
          </table:table-cell>
          <table:table-cell table:style-name="ce0" office:value-type="string" calcext:value-type="string">
            <text:p>Chat – L7 B</text:p>
          </table:table-cell>
          <table:table-cell table:style-name="ce0" office:value-type="string" calcext:value-type="string">
            <text:p>Nyanko</text:p>
          </table:table-cell>
          <table:table-cell table:style-name="ce0" office:value-type="string" calcext:value-type="string">
            <text:p>This is really… my limit…!</text:p>
          </table:table-cell>
        </table:table-row>
        <table:table-row table:style-name="ro1">
          <table:table-cell table:style-name="ce0" office:value-type="string" calcext:value-type="string">
            <text:p>うぅ・・・っ、さ、早乙女・・・っ！</text:p>
          </table:table-cell>
          <table:table-cell table:style-name="ce0" office:value-type="string" calcext:value-type="string">
            <text:p>Chat – L6 A</text:p>
          </table:table-cell>
          <table:table-cell table:style-name="ce0" office:value-type="string" calcext:value-type="string">
            <text:p>Nyanko</text:p>
          </table:table-cell>
          <table:table-cell table:style-name="ce0" office:value-type="string" calcext:value-type="string">
            <text:p>Nnn. S-Saotome…!</text:p>
          </table:table-cell>
        </table:table-row>
        <table:table-row table:style-name="ro1">
          <table:table-cell table:style-name="ce0" office:value-type="string" calcext:value-type="string">
            <text:p>あたし、ちょっと・・・が、我慢できなくなりそうなんだけど・・・っ！</text:p>
          </table:table-cell>
          <table:table-cell table:style-name="ce0" office:value-type="string" calcext:value-type="string">
            <text:p>Chat – L6 B</text:p>
          </table:table-cell>
          <table:table-cell table:style-name="ce0" office:value-type="string" calcext:value-type="string">
            <text:p>Nyanko</text:p>
          </table:table-cell>
          <table:table-cell table:style-name="ce0" office:value-type="string" calcext:value-type="string">
            <text:p>I don’t think… I can h-hold it any longer…!</text:p>
          </table:table-cell>
        </table:table-row>
        <table:table-row table:style-name="ro1">
          <table:table-cell table:style-name="ce0" office:value-type="string" calcext:value-type="string">
            <text:p>あ、あのさ、もうちょっと女の子に対して気を遣ってもいいんじゃないの？</text:p>
          </table:table-cell>
          <table:table-cell office:value-type="string" calcext:value-type="string">
            <text:p>Chat – L5 A</text:p>
          </table:table-cell>
          <table:table-cell table:style-name="ce0" office:value-type="string" calcext:value-type="string">
            <text:p>Nyanko</text:p>
          </table:table-cell>
          <table:table-cell office:value-type="string" calcext:value-type="string">
            <text:p>H-Hey… don’t you think you should have more consideration for us girls?</text:p>
          </table:table-cell>
        </table:table-row>
        <table:table-row table:style-name="ro1">
          <table:table-cell table:style-name="ce0" office:value-type="string" calcext:value-type="string">
            <text:p>その・・・た、例えば・・・トイレ・・・とか・・・</text:p>
          </table:table-cell>
          <table:table-cell table:style-name="ce0" office:value-type="string" calcext:value-type="string">
            <text:p>Chat – L5 B</text:p>
          </table:table-cell>
          <table:table-cell table:style-name="ce0" office:value-type="string" calcext:value-type="string">
            <text:p>Nyanko</text:p>
          </table:table-cell>
          <table:table-cell table:style-name="ce0" office:value-type="string" calcext:value-type="string">
            <text:p>I mean.. stuff like… you know… bathroom breaks…</text:p>
          </table:table-cell>
        </table:table-row>
        <table:table-row table:style-name="ro1">
          <table:table-cell table:style-name="ce0" office:value-type="string" calcext:value-type="string">
            <text:p>今すぐってわけじゃないんだけど、その・・・</text:p>
          </table:table-cell>
          <table:table-cell table:style-name="ce0" office:value-type="string" calcext:value-type="string">
            <text:p>Chat – L4 B</text:p>
          </table:table-cell>
          <table:table-cell table:style-name="ce0" office:value-type="string" calcext:value-type="string">
            <text:p>Nyanko</text:p>
          </table:table-cell>
          <table:table-cell table:style-name="ce0" office:value-type="string" calcext:value-type="string">
            <text:p>I don’t mean “right this second” or anything, but…</text:p>
          </table:table-cell>
        </table:table-row>
        <table:table-row table:style-name="ro1">
          <table:table-cell table:style-name="ce0" office:value-type="string" calcext:value-type="string">
            <text:p>そのうちトイレに寄ってもらえない・・・？</text:p>
          </table:table-cell>
          <table:table-cell table:style-name="ce0" office:value-type="string" calcext:value-type="string">
            <text:p>Chat – L4 C</text:p>
          </table:table-cell>
          <table:table-cell table:style-name="ce0" office:value-type="string" calcext:value-type="string">
            <text:p>Nyanko</text:p>
          </table:table-cell>
          <table:table-cell table:style-name="ce0" office:value-type="string" calcext:value-type="string">
            <text:p>At some point, could we stop by a bathroom?</text:p>
          </table:table-cell>
        </table:table-row>
        <table:table-row table:style-name="ro1">
          <table:table-cell table:style-name="ce0" office:value-type="string" calcext:value-type="string">
            <text:p>ね、ねえ・・・</text:p>
          </table:table-cell>
          <table:table-cell table:style-name="ce0" office:value-type="string" calcext:value-type="string">
            <text:p>Chat – L4 A</text:p>
          </table:table-cell>
          <table:table-cell table:style-name="ce0" office:value-type="string" calcext:value-type="string">
            <text:p>Nyanko</text:p>
          </table:table-cell>
          <table:table-cell table:style-name="ce0" office:value-type="string" calcext:value-type="string">
            <text:p>H-Hey…</text:p>
          </table:table-cell>
        </table:table-row>
        <table:table-row table:style-name="ro1">
          <table:table-cell table:style-name="ce0" office:value-type="string" calcext:value-type="string">
            <text:p>ぐす・・・っ、これは・・・そ、その・・・</text:p>
          </table:table-cell>
          <table:table-cell table:style-name="ce0" office:value-type="string" calcext:value-type="string">
            <text:p>Chat – Wet Panties</text:p>
          </table:table-cell>
          <table:table-cell table:style-name="ce0" office:value-type="string" calcext:value-type="string">
            <text:p>Nyanko</text:p>
          </table:table-cell>
          <table:table-cell table:style-name="ce2" office:value-type="string" calcext:value-type="string">
            <text:p>*sniff* This is… this is so…</text:p>
          </table:table-cell>
        </table:table-row>
        <table:table-row table:style-name="ro1">
          <table:table-cell table:style-name="ce0" office:value-type="string" calcext:value-type="string">
            <text:p>疲れたなら、ちょっと休憩すれば？</text:p>
          </table:table-cell>
          <table:table-cell table:style-name="ce0" office:value-type="string" calcext:value-type="string">
            <text:p>Chat – L3 A</text:p>
          </table:table-cell>
          <table:table-cell table:style-name="ce0" office:value-type="string" calcext:value-type="string">
            <text:p>Nyanko</text:p>
          </table:table-cell>
          <table:table-cell table:style-name="ce0" office:value-type="string" calcext:value-type="string">
            <text:p>If you’re getting tired, want to take a break?</text:p>
          </table:table-cell>
        </table:table-row>
        <table:table-row table:style-name="ro1">
          <table:table-cell table:style-name="ce0" office:value-type="string" calcext:value-type="string">
            <text:p>元気なら・・・別にいいけど。</text:p>
          </table:table-cell>
          <table:table-cell table:style-name="ce0" office:value-type="string" calcext:value-type="string">
            <text:p>Chat – L3 B</text:p>
          </table:table-cell>
          <table:table-cell table:style-name="ce0" office:value-type="string" calcext:value-type="string">
            <text:p>Nyanko</text:p>
          </table:table-cell>
          <table:table-cell table:style-name="ce0" office:value-type="string" calcext:value-type="string">
            <text:p>If you’re fine… then never mind.</text:p>
          </table:table-cell>
        </table:table-row>
        <table:table-row table:style-name="ro1">
          <table:table-cell table:style-name="ce0" office:value-type="string" calcext:value-type="string">
            <text:p>ともっちが無事でほっとしたわ。</text:p>
          </table:table-cell>
          <table:table-cell table:style-name="ce0" office:value-type="string" calcext:value-type="string">
            <text:p>Chat – Bandit Hideout A</text:p>
          </table:table-cell>
          <table:table-cell table:style-name="ce0" office:value-type="string" calcext:value-type="string">
            <text:p>Nyanko</text:p>
          </table:table-cell>
          <table:table-cell table:style-name="ce0" office:value-type="string" calcext:value-type="string">
            <text:p>I’m relieved that Tomocchi was okay.</text:p>
          </table:table-cell>
        </table:table-row>
        <table:table-row table:style-name="ro1">
          <table:table-cell table:style-name="ce0" office:value-type="string" calcext:value-type="string">
            <text:p>あとは、シャルシャルさんに何事もなければいいんだけど・・・</text:p>
          </table:table-cell>
          <table:table-cell table:style-name="ce0" office:value-type="string" calcext:value-type="string">
            <text:p>Chat – Bandit Hideout B</text:p>
          </table:table-cell>
          <table:table-cell table:style-name="ce0" office:value-type="string" calcext:value-type="string">
            <text:p>Nyanko</text:p>
          </table:table-cell>
          <table:table-cell table:style-name="ce0" office:value-type="string" calcext:value-type="string">
            <text:p>I hope that nothing bad has happened to Sharusharu as well…</text:p>
          </table:table-cell>
        </table:table-row>
        <table:table-row table:style-name="ro1">
          <table:table-cell table:style-name="ce0" office:value-type="string" calcext:value-type="string">
            <text:p>ともっちにシャルシャルさん、無事でいるかしら・・・？</text:p>
          </table:table-cell>
          <table:table-cell table:style-name="ce0" office:value-type="string" calcext:value-type="string">
            <text:p>Chat – Lost Forest A</text:p>
          </table:table-cell>
          <table:table-cell table:style-name="ce0" office:value-type="string" calcext:value-type="string">
            <text:p>Nyanko</text:p>
          </table:table-cell>
          <table:table-cell table:style-name="ce0" office:value-type="string" calcext:value-type="string">
            <text:p>Tomocchi and Sharusharu, will you two be all right…?</text:p>
          </table:table-cell>
        </table:table-row>
        <table:table-row table:style-name="ro1">
          <table:table-cell table:style-name="ce0" office:value-type="string" calcext:value-type="string">
            <text:p>ひどい目にあってなければいいけど・・・</text:p>
          </table:table-cell>
          <table:table-cell table:style-name="ce0" office:value-type="string" calcext:value-type="string">
            <text:p>Chat – Lost Forest B</text:p>
          </table:table-cell>
          <table:table-cell table:style-name="ce0" office:value-type="string" calcext:value-type="string">
            <text:p>Nyanko</text:p>
          </table:table-cell>
          <table:table-cell table:style-name="ce0" office:value-type="string" calcext:value-type="string">
            <text:p>I dearly hope that nothing bad has happened to them…</text:p>
          </table:table-cell>
        </table:table-row>
        <table:table-row table:style-name="ro1">
          <table:table-cell table:style-name="ce0" office:value-type="string" calcext:value-type="string">
            <text:p>あたしたちが、伝承に語られる熾天少女だなんて・・・</text:p>
          </table:table-cell>
          <table:table-cell table:style-name="ce0" table:number-columns-repeated="3"/>
        </table:table-row>
        <table:table-row table:style-name="ro1">
          <table:table-cell table:style-name="ce0" office:value-type="string" calcext:value-type="string">
            <text:p>というか、ここがあたしたちの居た世界と別の世界だなんて、いまだに信じたくないわ。</text:p>
          </table:table-cell>
          <table:table-cell table:style-name="ce0" table:number-columns-repeated="3"/>
        </table:table-row>
        <table:table-row table:style-name="ro1">
          <table:table-cell table:style-name="ce0" office:value-type="string" calcext:value-type="string">
            <text:p>なに？　あたし？　別に怒ってないけど・・・</text:p>
          </table:table-cell>
          <table:table-cell table:style-name="ce0" table:number-columns-repeated="3"/>
        </table:table-row>
        <table:table-row table:style-name="ro1">
          <table:table-cell table:style-name="ce0" office:value-type="string" calcext:value-type="string">
            <text:p>あんた、シャルシャルさんにイイとこ見せようとずいぶん頑張ってなかった？</text:p>
          </table:table-cell>
          <table:table-cell table:style-name="ce0" table:number-columns-repeated="3"/>
        </table:table-row>
        <table:table-row table:style-name="ro1">
          <table:table-cell table:style-name="ce0" office:value-type="string" calcext:value-type="string">
            <text:p>べ、別にだからどうってわけじゃないわよ・・・</text:p>
          </table:table-cell>
          <table:table-cell table:style-name="ce0" table:number-columns-repeated="3"/>
        </table:table-row>
        <table:table-row table:style-name="ro1">
          <table:table-cell table:style-name="ce0" office:value-type="string" calcext:value-type="string">
            <text:p>ねえ早乙女。　港町であたしと会ったとき、あんた、はむこと一緒にいたじゃない？</text:p>
          </table:table-cell>
          <table:table-cell table:style-name="ce0" table:number-columns-repeated="3"/>
        </table:table-row>
        <table:table-row table:style-name="ro1">
          <table:table-cell table:style-name="ce0" office:value-type="string" calcext:value-type="string">
            <text:p>ずっと2人で行動してたの・・・？</text:p>
          </table:table-cell>
          <table:table-cell table:style-name="ce0" table:number-columns-repeated="3"/>
        </table:table-row>
        <table:table-row table:style-name="ro1">
          <table:table-cell table:style-name="ce0" office:value-type="string" calcext:value-type="string">
            <text:p>ま、まさかあんた、はむこにヘンなこととかしてないでしょうね・・・！？</text:p>
          </table:table-cell>
          <table:table-cell table:style-name="ce0" table:number-columns-repeated="3"/>
        </table:table-row>
        <table:table-row table:style-name="ro1">
          <table:table-cell table:style-name="ce0" office:value-type="string" calcext:value-type="string">
            <text:p>もぅだめ・・・もぅだめ・・・もぅだめ・・・っ！！</text:p>
          </table:table-cell>
          <table:table-cell table:style-name="ce0" table:number-columns-repeated="3"/>
        </table:table-row>
        <table:table-row table:style-name="ro1">
          <table:table-cell table:style-name="ce0" office:value-type="string" calcext:value-type="string">
            <text:p>ちょ、ちょっと済ませてくるからっ！ここで待ってなさいよ・・・っ！！</text:p>
          </table:table-cell>
          <table:table-cell table:style-name="ce0" table:number-columns-repeated="3"/>
        </table:table-row>
        <table:table-row table:style-name="ro1">
          <table:table-cell table:style-name="ce0" office:value-type="string" calcext:value-type="string">
            <text:p>（ヤバい・・・っ　すごくオシッコしたいっ！）</text:p>
          </table:table-cell>
          <table:table-cell table:style-name="ce0" table:number-columns-repeated="3"/>
        </table:table-row>
        <table:table-row table:style-name="ro1">
          <table:table-cell table:style-name="ce0" office:value-type="string" calcext:value-type="string">
            <text:p>（早く・・・トイレ行かないとっ！）</text:p>
          </table:table-cell>
          <table:table-cell table:style-name="ce0" table:number-columns-repeated="3"/>
        </table:table-row>
        <table:table-row table:style-name="ro1">
          <table:table-cell table:style-name="ce0" office:value-type="string" calcext:value-type="string">
            <text:p>の、のぞかないって約束するなら・・・行ってあげてもいいけど・・・っ！</text:p>
          </table:table-cell>
          <table:table-cell table:style-name="ce0" table:number-columns-repeated="3"/>
        </table:table-row>
        <table:table-row table:style-name="ro1">
          <table:table-cell table:style-name="ce0" office:value-type="string" calcext:value-type="string">
            <text:p>そ、そ、それほど切羽詰まってないから・・・っ大丈夫・・・よ・・・っ！！</text:p>
          </table:table-cell>
          <table:table-cell table:style-name="ce0" table:number-columns-repeated="3"/>
        </table:table-row>
        <table:table-row table:style-name="ro1">
          <table:table-cell table:style-name="ce0" office:value-type="string" calcext:value-type="string">
            <text:p>ね・・・トイレ行かせてもらえない・・・？</text:p>
          </table:table-cell>
          <table:table-cell table:style-name="ce0" table:number-columns-repeated="3"/>
        </table:table-row>
        <table:table-row table:style-name="ro1">
          <table:table-cell table:style-name="ce0" office:value-type="string" calcext:value-type="string">
            <text:p>や、やめてよ！　そんな話し・・・っ！</text:p>
          </table:table-cell>
          <table:table-cell table:style-name="ce0" table:number-columns-repeated="3"/>
        </table:table-row>
        <table:table-row table:style-name="ro1">
          <table:table-cell table:style-name="ce0" office:value-type="string" calcext:value-type="string">
            <text:p>ね、ねえ・・・その・・・</text:p>
          </table:table-cell>
          <table:table-cell table:style-name="ce0" table:number-columns-repeated="3"/>
        </table:table-row>
        <table:table-row table:style-name="ro1">
          <table:table-cell table:style-name="ce0" office:value-type="string" calcext:value-type="string">
            <text:p>無理にってわけじゃないけど、トイレ・・・寄ってもらえると助かるわね・・・</text:p>
          </table:table-cell>
          <table:table-cell table:style-name="ce0" table:number-columns-repeated="3"/>
        </table:table-row>
        <table:table-row table:style-name="ro1">
          <table:table-cell table:style-name="ce0" office:value-type="string" calcext:value-type="string">
            <text:p>あ、あんたねえ！　女の子に対して言っていい事と悪い事があんでしょ！！　ばか！！</text:p>
          </table:table-cell>
          <table:table-cell table:style-name="ce0" table:number-columns-repeated="3"/>
        </table:table-row>
        <table:table-row table:style-name="ro1">
          <table:table-cell table:style-name="ce0" office:value-type="string" calcext:value-type="string">
            <text:p>ねえ・・・ちょっとトイレに行きたいんだけど・・・</text:p>
          </table:table-cell>
          <table:table-cell table:style-name="ce0" table:number-columns-repeated="3"/>
        </table:table-row>
        <table:table-row table:style-name="ro1">
          <table:table-cell table:style-name="ce0" office:value-type="string" calcext:value-type="string">
            <text:p>早乙女・・・あの・・・</text:p>
          </table:table-cell>
          <table:table-cell table:style-name="ce0" table:number-columns-repeated="3"/>
        </table:table-row>
        <table:table-row table:style-name="ro1">
          <table:table-cell table:style-name="ce0" office:value-type="string" calcext:value-type="string">
            <text:p>や、やっぱ何でもない・・・</text:p>
          </table:table-cell>
          <table:table-cell table:style-name="ce0" table:number-columns-repeated="3"/>
        </table:table-row>
        <table:table-row table:style-name="ro1">
          <table:table-cell table:style-name="ce0" office:value-type="string" calcext:value-type="string">
            <text:p>あ、あたしのせいじゃないわよ！単純に、我慢できなかっただけなのっ！！</text:p>
          </table:table-cell>
          <table:table-cell table:style-name="ce0" table:number-columns-repeated="3"/>
        </table:table-row>
        <table:table-row table:style-name="ro1">
          <table:table-cell table:style-name="ce0" office:value-type="string" calcext:value-type="string">
            <text:p>な、何よ！　ただ周りの景色を見てただけじゃない！</text:p>
          </table:table-cell>
          <table:table-cell table:style-name="ce0" table:number-columns-repeated="3"/>
        </table:table-row>
        <table:table-row table:style-name="ro1">
          <table:table-cell table:style-name="ce0" office:value-type="string" calcext:value-type="string">
            <text:p>あんた、そんなもやしみたいな体で山なんか歩いて大丈夫なの？</text:p>
          </table:table-cell>
          <table:table-cell table:style-name="ce0" table:number-columns-repeated="3"/>
        </table:table-row>
        <table:table-row table:style-name="ro1">
          <table:table-cell table:style-name="ce0" office:value-type="string" calcext:value-type="string">
            <text:p>別に・・・心配なんかしてるわけじゃないけど、もし倒れたりしたら、まあ、どうしようかなって・・・</text:p>
          </table:table-cell>
          <table:table-cell table:style-name="ce0" table:number-columns-repeated="3"/>
        </table:table-row>
        <table:table-row table:style-name="ro1">
          <table:table-cell table:style-name="ce0" office:value-type="string" calcext:value-type="string">
            <text:p>だから、その・・・め、迷惑かけないようにしなさいって話よっ！</text:p>
          </table:table-cell>
          <table:table-cell table:style-name="ce0" table:number-columns-repeated="3"/>
        </table:table-row>
        <table:table-row table:style-name="ro1">
          <table:table-cell table:style-name="ce0" office:value-type="string" calcext:value-type="string">
            <text:p>ねえ、早乙女ってさ・・・</text:p>
          </table:table-cell>
          <table:table-cell table:style-name="ce0" table:number-columns-repeated="3"/>
        </table:table-row>
        <table:table-row table:style-name="ro1">
          <table:table-cell table:style-name="ce0" office:value-type="string" calcext:value-type="string">
            <text:p>なんで常夏のこと“はむこ”って呼んでんの？</text:p>
          </table:table-cell>
          <table:table-cell table:style-name="ce0" table:number-columns-repeated="3"/>
        </table:table-row>
        <table:table-row table:style-name="ro1">
          <table:table-cell table:style-name="ce0" office:value-type="string" calcext:value-type="string">
            <text:p>はあ！？　ち、違うわよ！　別にあたしのこともにゃんこって呼んでほしいわけじゃなくて！！</text:p>
          </table:table-cell>
          <table:table-cell table:style-name="ce0" table:number-columns-repeated="3"/>
        </table:table-row>
        <table:table-row table:style-name="ro1">
          <table:table-cell table:style-name="ce0" office:value-type="string" calcext:value-type="string">
            <text:p>はむこに対して馴れ馴れしいっていうか、遠慮が無いっていうか・・・</text:p>
          </table:table-cell>
          <table:table-cell table:style-name="ce0" table:number-columns-repeated="3"/>
        </table:table-row>
        <table:table-row table:style-name="ro1">
          <table:table-cell table:style-name="ce0" office:value-type="string" calcext:value-type="string">
            <text:p>まあ、はむこも嫌がってないみたいだから別にいいんだけど・・・っ！</text:p>
          </table:table-cell>
          <table:table-cell table:style-name="ce0" table:number-columns-repeated="3"/>
        </table:table-row>
        <table:table-row table:style-name="ro1">
          <table:table-cell table:style-name="ce0" office:value-type="string" calcext:value-type="string">
            <text:p>ふ・・・ぅ・・・っ！　と、トイレ・・・行きたい・・・っ！</text:p>
          </table:table-cell>
          <table:table-cell table:style-name="ce0" table:number-columns-repeated="3"/>
        </table:table-row>
        <table:table-row table:style-name="ro1">
          <table:table-cell table:style-name="ce0" office:value-type="string" calcext:value-type="string">
            <text:p>ぜ・・・絶対のぞかないでよねっ！！</text:p>
          </table:table-cell>
          <table:table-cell table:style-name="ce0" table:number-columns-repeated="3"/>
        </table:table-row>
        <table:table-row table:style-name="ro1">
          <table:table-cell table:style-name="ce0" office:value-type="string" calcext:value-type="string">
            <text:p>く・・・で、でも・・・っ！！　こんな・・・っ！</text:p>
          </table:table-cell>
          <table:table-cell table:style-name="ce0" table:number-columns-repeated="3"/>
        </table:table-row>
        <table:table-row table:style-name="ro1">
          <table:table-cell table:style-name="ce0" office:value-type="string" calcext:value-type="string">
            <text:p>はぅっ！　ぁ・・・っ</text:p>
          </table:table-cell>
          <table:table-cell table:style-name="ce0" table:number-columns-repeated="3"/>
        </table:table-row>
        <table:table-row table:style-name="ro1">
          <table:table-cell table:style-name="ce0" office:value-type="string" calcext:value-type="string">
            <text:p>ねぇ、ちょっと・・・っ！　トイレに行きたいんだけど・・・！</text:p>
          </table:table-cell>
          <table:table-cell table:style-name="ce0" table:number-columns-repeated="3"/>
        </table:table-row>
        <table:table-row table:style-name="ro1">
          <table:table-cell table:style-name="ce0" office:value-type="string" calcext:value-type="string">
            <text:p>ひ・・・非常事態なんだから・・・っ！</text:p>
          </table:table-cell>
          <table:table-cell table:style-name="ce0" table:number-columns-repeated="3"/>
        </table:table-row>
        <table:table-row table:style-name="ro1">
          <table:table-cell table:style-name="ce0" office:value-type="string" calcext:value-type="string">
            <text:p>な、なんでこんなとこでっ！</text:p>
          </table:table-cell>
          <table:table-cell table:style-name="ce0" table:number-columns-repeated="3"/>
        </table:table-row>
        <table:table-row table:style-name="ro1">
          <table:table-cell table:style-name="ce0" office:value-type="string" calcext:value-type="string">
            <text:p>ここでするくらいなら・・・が、ガマンするわよ・・・っ！！</text:p>
          </table:table-cell>
          <table:table-cell table:style-name="ce0" table:number-columns-repeated="3"/>
        </table:table-row>
        <table:table-row table:style-name="ro1">
          <table:table-cell table:style-name="ce0" office:value-type="string" calcext:value-type="string">
            <text:p>早乙女・・・トイレ・・・</text:p>
          </table:table-cell>
          <table:table-cell table:style-name="ce0" table:number-columns-repeated="3"/>
        </table:table-row>
        <table:table-row table:style-name="ro1">
          <table:table-cell table:style-name="ce0" office:value-type="string" calcext:value-type="string">
            <text:p>い、いやよ・・・こんなとこで・・・！</text:p>
          </table:table-cell>
          <table:table-cell table:style-name="ce0" table:number-columns-repeated="3"/>
        </table:table-row>
        <table:table-row table:style-name="ro1">
          <table:table-cell table:style-name="ce0" office:value-type="string" calcext:value-type="string">
            <text:p>ねえ、そ、そろそろ休憩しない・・・？</text:p>
          </table:table-cell>
          <table:table-cell table:style-name="ce0" table:number-columns-repeated="3"/>
        </table:table-row>
        <table:table-row table:style-name="ro1">
          <table:table-cell table:style-name="ce0" office:value-type="string" calcext:value-type="string">
            <text:p>トイレにも・・・行っておきたいし・・・</text:p>
          </table:table-cell>
          <table:table-cell table:style-name="ce0" table:number-columns-repeated="3"/>
        </table:table-row>
        <table:table-row table:style-name="ro1">
          <table:table-cell table:style-name="ce0" office:value-type="string" calcext:value-type="string">
            <text:p>はあ！？　な、なにバカ言ってんのよあんた！！</text:p>
          </table:table-cell>
          <table:table-cell table:style-name="ce0" table:number-columns-repeated="3"/>
        </table:table-row>
        <table:table-row table:style-name="ro1">
          <table:table-cell table:style-name="ce0" office:value-type="string" calcext:value-type="string">
            <text:p>蹴るわよ！？</text:p>
          </table:table-cell>
          <table:table-cell table:style-name="ce0" table:number-columns-repeated="3"/>
        </table:table-row>
        <table:table-row table:style-name="ro1">
          <table:table-cell table:style-name="ce0" office:value-type="string" calcext:value-type="string">
            <text:p>な、なんでもないわ・・・</text:p>
          </table:table-cell>
          <table:table-cell table:style-name="ce0" table:number-columns-repeated="3"/>
        </table:table-row>
        <table:table-row table:style-name="ro1">
          <table:table-cell table:style-name="ce0" office:value-type="string" calcext:value-type="string">
            <text:p>（そわ・・・そわ・・・）</text:p>
          </table:table-cell>
          <table:table-cell table:style-name="ce0" table:number-columns-repeated="3"/>
        </table:table-row>
        <table:table-row table:style-name="ro1">
          <table:table-cell table:style-name="ce0" office:value-type="string" calcext:value-type="string">
            <text:p>え？　別に焦ってるわけじゃないわよ！あ、あの子のために急がなくちゃって・・・！</text:p>
          </table:table-cell>
          <table:table-cell table:style-name="ce0" table:number-columns-repeated="3"/>
        </table:table-row>
        <table:table-row table:style-name="ro1">
          <table:table-cell table:style-name="ce0" office:value-type="string" calcext:value-type="string">
            <text:p>こ、こっち見ないでよ・・・っ！</text:p>
          </table:table-cell>
          <table:table-cell table:style-name="ce0" table:number-columns-repeated="3"/>
        </table:table-row>
        <table:table-row table:style-name="ro1">
          <table:table-cell table:style-name="ce0" office:value-type="string" calcext:value-type="string">
            <text:p>え？　あたし？</text:p>
          </table:table-cell>
          <table:table-cell table:style-name="ce0" table:number-columns-repeated="3"/>
        </table:table-row>
        <table:table-row table:style-name="ro1">
          <table:table-cell table:style-name="ce0" office:value-type="string" calcext:value-type="string">
            <text:p>べ、別にぼーっとなんかしてないわよ！</text:p>
          </table:table-cell>
          <table:table-cell table:style-name="ce0" table:number-columns-repeated="3"/>
        </table:table-row>
        <table:table-row table:style-name="ro1">
          <table:table-cell table:style-name="ce0" office:value-type="string" calcext:value-type="string">
            <text:p>ま、少しはあんたのこと見直したわ。</text:p>
          </table:table-cell>
          <table:table-cell table:style-name="ce0" table:number-columns-repeated="3"/>
        </table:table-row>
        <table:table-row table:style-name="ro1">
          <table:table-cell table:style-name="ce0" office:value-type="string" calcext:value-type="string">
            <text:p>で、でも、だからって調子に乗らないでよね！</text:p>
          </table:table-cell>
          <table:table-cell table:style-name="ce0" table:number-columns-repeated="3"/>
        </table:table-row>
        <table:table-row table:style-name="ro1">
          <table:table-cell table:style-name="ce0" office:value-type="string" calcext:value-type="string">
            <text:p>早乙女、あんたがリーダーなの？</text:p>
          </table:table-cell>
          <table:table-cell table:style-name="ce0" table:number-columns-repeated="3"/>
        </table:table-row>
        <table:table-row table:style-name="ro1">
          <table:table-cell table:style-name="ce0" office:value-type="string" calcext:value-type="string">
            <text:p>ちゃんと務まるんでしょうね・・・？</text:p>
          </table:table-cell>
          <table:table-cell table:style-name="ce0" table:number-columns-repeated="3"/>
        </table:table-row>
        <table:table-row table:style-name="ro1">
          <table:table-cell table:style-name="ce0" office:value-type="string" calcext:value-type="string">
            <text:p>一応信じてあげるけど、危なくなったらあんた置いて逃げるからね！</text:p>
          </table:table-cell>
          <table:table-cell table:style-name="ce0" table:number-columns-repeated="3"/>
        </table:table-row>
        <table:table-row table:style-name="ro1">
          <table:table-cell table:style-name="ce0" office:value-type="string" calcext:value-type="string">
            <text:p>オシッコ、オ、オシッコぉっ！！　もれちゃうぅ！</text:p>
          </table:table-cell>
          <table:table-cell table:style-name="ce0" table:number-columns-repeated="3"/>
        </table:table-row>
        <table:table-row table:style-name="ro1">
          <table:table-cell table:style-name="ce0" office:value-type="string" calcext:value-type="string">
            <text:p>も、もうあそこがひくひくして・・・力が入らないよぉっ！！</text:p>
          </table:table-cell>
          <table:table-cell table:style-name="ce0" table:number-columns-repeated="3"/>
        </table:table-row>
        <table:table-row table:style-name="ro1">
          <table:table-cell table:style-name="ce0" office:value-type="string" calcext:value-type="string">
            <text:p>ここでしないと、で、出ちゃう・・・ほんとにでちゃううぅっ！！</text:p>
          </table:table-cell>
          <table:table-cell table:style-name="ce0" table:number-columns-repeated="3"/>
        </table:table-row>
        <table:table-row table:style-name="ro1">
          <table:table-cell table:style-name="ce0" office:value-type="string" calcext:value-type="string">
            <text:p>野しょんを許可しない</text:p>
          </table:table-cell>
          <table:table-cell table:style-name="ce0"/>
          <table:table-cell table:style-name="ce0" office:value-type="string" calcext:value-type="string">
            <text:p>System</text:p>
          </table:table-cell>
          <table:table-cell table:style-name="ce0" office:value-type="string" calcext:value-type="string">
            <text:p>Don’t allow her to pee outside</text:p>
          </table:table-cell>
        </table:table-row>
        <table:table-row table:style-name="ro1">
          <table:table-cell table:style-name="ce0" office:value-type="string" calcext:value-type="string">
            <text:p>野しょんを許可する</text:p>
          </table:table-cell>
          <table:table-cell table:style-name="ce0"/>
          <table:table-cell table:style-name="ce0" office:value-type="string" calcext:value-type="string">
            <text:p>System</text:p>
          </table:table-cell>
          <table:table-cell table:style-name="ce0" office:value-type="string" calcext:value-type="string">
            <text:p>Allow her to pee outside</text:p>
          </table:table-cell>
        </table:table-row>
        <table:table-row table:style-name="ro1">
          <table:table-cell table:style-name="ce0" office:value-type="string" calcext:value-type="string">
            <text:p>だめ、ど、どうしてもガマン・・・でき、なぃ・・・っ！</text:p>
          </table:table-cell>
          <table:table-cell table:style-name="ce0" table:number-columns-repeated="3"/>
        </table:table-row>
        <table:table-row table:style-name="ro1">
          <table:table-cell table:style-name="ce0" office:value-type="string" calcext:value-type="string">
            <text:p>もれちゃうっ、出ちゃうっ、オシッコおぉぉっ！！</text:p>
          </table:table-cell>
          <table:table-cell table:style-name="ce0" table:number-columns-repeated="3"/>
        </table:table-row>
        <table:table-row table:style-name="ro1">
          <table:table-cell table:style-name="ce0" office:value-type="string" calcext:value-type="string">
            <text:p>もう！！　トイレに行きたいんだってばぁ！！</text:p>
          </table:table-cell>
          <table:table-cell table:style-name="ce0" table:number-columns-repeated="3"/>
        </table:table-row>
        <table:table-row table:style-name="ro1">
          <table:table-cell table:style-name="ce0" office:value-type="string" calcext:value-type="string">
            <text:p>ここでもらしちゃってもいいのっ！？</text:p>
          </table:table-cell>
          <table:table-cell table:style-name="ce0" table:number-columns-repeated="3"/>
        </table:table-row>
        <table:table-row table:style-name="ro1">
          <table:table-cell table:style-name="ce0" office:value-type="string" calcext:value-type="string">
            <text:p>ていうか、むしろここで野ションしちゃってもいいなら・・・</text:p>
          </table:table-cell>
          <table:table-cell table:style-name="ce0" table:number-columns-repeated="3"/>
        </table:table-row>
        <table:table-row table:style-name="ro1">
          <table:table-cell table:style-name="ce0" office:value-type="string" calcext:value-type="string">
            <text:p>よ、よくないことだってのは分かってるけどっ！ガマンできないよぉ！！</text:p>
          </table:table-cell>
          <table:table-cell table:style-name="ce0" table:number-columns-repeated="3"/>
        </table:table-row>
        <table:table-row table:style-name="ro1">
          <table:table-cell table:style-name="ce0" office:value-type="string" calcext:value-type="string">
            <text:p>そうだよね！　このままじゃガマンできないしっ！</text:p>
          </table:table-cell>
          <table:table-cell table:style-name="ce0" table:number-columns-repeated="3"/>
        </table:table-row>
        <table:table-row table:style-name="ro1">
          <table:table-cell table:style-name="ce0" office:value-type="string" calcext:value-type="string">
            <text:p>ううぅ～～！　トイレ、トイレ！！　はやく！</text:p>
          </table:table-cell>
          <table:table-cell table:style-name="ce0" table:number-columns-repeated="3"/>
        </table:table-row>
        <table:table-row table:style-name="ro1">
          <table:table-cell table:style-name="ce0" office:value-type="string" calcext:value-type="string">
            <text:p>あたしがあんまり長くオシッコガマンできないの知ってるでしょ！？</text:p>
          </table:table-cell>
          <table:table-cell table:style-name="ce0" table:number-columns-repeated="3"/>
        </table:table-row>
        <table:table-row table:style-name="ro1">
          <table:table-cell table:style-name="ce0" office:value-type="string" calcext:value-type="string">
            <text:p>せ、背に腹は代えられない・・・か・・・</text:p>
          </table:table-cell>
          <table:table-cell table:style-name="ce0" table:number-columns-repeated="3"/>
        </table:table-row>
        <table:table-row table:style-name="ro1">
          <table:table-cell table:style-name="ce0" office:value-type="string" calcext:value-type="string">
            <text:p>ねー、のど渇いたよぉ～！　もうフラフラなんだけど・・・！</text:p>
          </table:table-cell>
          <table:table-cell table:style-name="ce0" table:number-columns-repeated="3"/>
        </table:table-row>
        <table:table-row table:style-name="ro1">
          <table:table-cell table:style-name="ce0" office:value-type="string" calcext:value-type="string">
            <text:p>ねえ、トイレまだ？</text:p>
          </table:table-cell>
          <table:table-cell table:style-name="ce0" table:number-columns-repeated="3"/>
        </table:table-row>
        <table:table-row table:style-name="ro1">
          <table:table-cell table:style-name="ce0" office:value-type="string" calcext:value-type="string">
            <text:p>遠いんだったら、ちょっと急ごうよ・・・！</text:p>
          </table:table-cell>
          <table:table-cell table:style-name="ce0" table:number-columns-repeated="3"/>
        </table:table-row>
        <table:table-row table:style-name="ro1">
          <table:table-cell table:style-name="ce0" office:value-type="string" calcext:value-type="string">
            <text:p>そ、そんなに見られたら、あたしだって恥ずかしいよ・・・</text:p>
          </table:table-cell>
          <table:table-cell table:style-name="ce0" table:number-columns-repeated="3"/>
        </table:table-row>
        <table:table-row table:style-name="ro1">
          <table:table-cell table:style-name="ce0" office:value-type="string" calcext:value-type="string">
            <text:p>トイレに行きたいひとー！　はーい！！</text:p>
          </table:table-cell>
          <table:table-cell table:style-name="ce0" table:number-columns-repeated="3"/>
        </table:table-row>
        <table:table-row table:style-name="ro1">
          <table:table-cell table:style-name="ce0" office:value-type="string" calcext:value-type="string">
            <text:p>あれ・・・？　あたしだけ？</text:p>
          </table:table-cell>
          <table:table-cell table:style-name="ce0" table:number-columns-repeated="3"/>
        </table:table-row>
        <table:table-row table:style-name="ro1">
          <table:table-cell table:style-name="ce0" office:value-type="string" calcext:value-type="string">
            <text:p>いよいよラストダンジョーン！！</text:p>
          </table:table-cell>
          <table:table-cell table:style-name="ce0" table:number-columns-repeated="3"/>
        </table:table-row>
        <table:table-row table:style-name="ro1">
          <table:table-cell table:style-name="ce0" office:value-type="string" calcext:value-type="string">
            <text:p>最後まで元気よく行くぞー！！突き進めーー！！</text:p>
          </table:table-cell>
          <table:table-cell table:style-name="ce0" table:number-columns-repeated="3"/>
        </table:table-row>
        <table:table-row table:style-name="ro1">
          <table:table-cell table:style-name="ce0" office:value-type="string" calcext:value-type="string">
            <text:p>灼熱の洞窟の後は、極寒の森かぁ・・・</text:p>
          </table:table-cell>
          <table:table-cell table:style-name="ce0" table:number-columns-repeated="3"/>
        </table:table-row>
        <table:table-row table:style-name="ro1">
          <table:table-cell table:style-name="ce0" office:value-type="string" calcext:value-type="string">
            <text:p>か、風邪ひきそう・・・</text:p>
          </table:table-cell>
          <table:table-cell table:style-name="ce0" table:number-columns-repeated="3"/>
        </table:table-row>
        <table:table-row table:style-name="ro1">
          <table:table-cell table:style-name="ce0" office:value-type="string" calcext:value-type="string">
            <text:p>も、もう死神との戦いはこりごり・・・</text:p>
          </table:table-cell>
          <table:table-cell table:style-name="ce0" table:number-columns-repeated="3"/>
        </table:table-row>
        <table:table-row table:style-name="ro1">
          <table:table-cell table:style-name="ce0" office:value-type="string" calcext:value-type="string">
            <text:p>だって、速いし痛いし怖いし、気がついたらすっごいダメージ受けてるし・・・</text:p>
          </table:table-cell>
          <table:table-cell table:style-name="ce0" table:number-columns-repeated="3"/>
        </table:table-row>
        <table:table-row table:style-name="ro1">
          <table:table-cell table:style-name="ce0" office:value-type="string" calcext:value-type="string">
            <text:p>やっぱ南部は暑いね～・・・</text:p>
          </table:table-cell>
          <table:table-cell table:style-name="ce0" table:number-columns-repeated="3"/>
        </table:table-row>
        <table:table-row table:style-name="ro1">
          <table:table-cell table:style-name="ce0" office:value-type="string" calcext:value-type="string">
            <text:p>制服、脱ぎたくなっちゃう・・・！</text:p>
          </table:table-cell>
          <table:table-cell table:style-name="ce0" table:number-columns-repeated="3"/>
        </table:table-row>
        <table:table-row table:style-name="ro1">
          <table:table-cell table:style-name="ce0" office:value-type="string" calcext:value-type="string">
            <text:p>おっと、イケナイ想像させちゃったかな～・・・？</text:p>
          </table:table-cell>
          <table:table-cell table:style-name="ce0" table:number-columns-repeated="3"/>
        </table:table-row>
        <table:table-row table:style-name="ro1">
          <table:table-cell table:style-name="ce0" office:value-type="string" calcext:value-type="string">
            <text:p>結局、白カラット用に作った“干渉剤”、まだ使う機会ないよね。</text:p>
          </table:table-cell>
          <table:table-cell table:style-name="ce0" table:number-columns-repeated="3"/>
        </table:table-row>
        <table:table-row table:style-name="ro1">
          <table:table-cell table:style-name="ce0" office:value-type="string" calcext:value-type="string">
            <text:p>もし急に白カラットが現れても、使うの忘れちゃいそう・・・ｗｗ</text:p>
          </table:table-cell>
          <table:table-cell table:style-name="ce0" table:number-columns-repeated="3"/>
        </table:table-row>
        <table:table-row table:style-name="ro1">
          <table:table-cell table:style-name="ce0" office:value-type="string" calcext:value-type="string">
            <text:p>オシッコ・・・でちゃう・・・っ、だめ・・・っ！</text:p>
          </table:table-cell>
          <table:table-cell table:style-name="ce0" table:number-columns-repeated="3"/>
        </table:table-row>
        <table:table-row table:style-name="ro1">
          <table:table-cell table:style-name="ce0" office:value-type="string" calcext:value-type="string">
            <text:p>ぱ・・・ぱんつ・・・ぬれちゃうよぉ・・・っ！！</text:p>
          </table:table-cell>
          <table:table-cell table:style-name="ce0" table:number-columns-repeated="3"/>
        </table:table-row>
        <table:table-row table:style-name="ro1">
          <table:table-cell table:style-name="ce0" office:value-type="string" calcext:value-type="string">
            <text:p>あああっ！　も、もぅげんかいっ！！　そこでしてくるぅっ！！</text:p>
          </table:table-cell>
          <table:table-cell table:style-name="ce0" table:number-columns-repeated="3"/>
        </table:table-row>
        <table:table-row table:style-name="ro1">
          <table:table-cell table:style-name="ce0" office:value-type="string" calcext:value-type="string">
            <text:p>だって、も、もぉほんとに・・・もれちゃうよぉ・・・っ</text:p>
          </table:table-cell>
          <table:table-cell table:style-name="ce0" table:number-columns-repeated="3"/>
        </table:table-row>
        <table:table-row table:style-name="ro1">
          <table:table-cell table:style-name="ce0" office:value-type="string" calcext:value-type="string">
            <text:p>あっ！　あっ！！　出るっ！！　あ、あっち行っててっ！！！</text:p>
          </table:table-cell>
          <table:table-cell table:style-name="ce0" table:number-columns-repeated="3"/>
        </table:table-row>
        <table:table-row table:style-name="ro1">
          <table:table-cell table:style-name="ce0" office:value-type="string" calcext:value-type="string">
            <text:p>もれちゃう！！　ねえ、ガマンできないよ！！</text:p>
          </table:table-cell>
          <table:table-cell table:style-name="ce0" table:number-columns-repeated="3"/>
        </table:table-row>
        <table:table-row table:style-name="ro1">
          <table:table-cell table:style-name="ce0" office:value-type="string" calcext:value-type="string">
            <text:p>もうオシッコでパンパン・・・っ！　トイレ行かせてっ！！</text:p>
          </table:table-cell>
          <table:table-cell table:style-name="ce0" table:number-columns-repeated="3"/>
        </table:table-row>
        <table:table-row table:style-name="ro1">
          <table:table-cell table:style-name="ce0" office:value-type="string" calcext:value-type="string">
            <text:p>そ、それか・・・この辺で・・・っ！</text:p>
          </table:table-cell>
          <table:table-cell table:style-name="ce0" table:number-columns-repeated="3"/>
        </table:table-row>
        <table:table-row table:style-name="ro1">
          <table:table-cell table:style-name="ce0" office:value-type="string" calcext:value-type="string">
            <text:p>なんで！？　だ、大丈夫だよここなら！　ねえ！</text:p>
          </table:table-cell>
          <table:table-cell table:style-name="ce0" table:number-columns-repeated="3"/>
        </table:table-row>
        <table:table-row table:style-name="ro1">
          <table:table-cell table:style-name="ce0" office:value-type="string" calcext:value-type="string">
            <text:p>やばいやばい、もうオシッコやばいって！</text:p>
          </table:table-cell>
          <table:table-cell table:style-name="ce0" table:number-columns-repeated="3"/>
        </table:table-row>
        <table:table-row table:style-name="ro1">
          <table:table-cell table:style-name="ce0" office:value-type="string" calcext:value-type="string">
            <text:p>トイレ行こ？　ね？　お願い！</text:p>
          </table:table-cell>
          <table:table-cell table:style-name="ce0" table:number-columns-repeated="3"/>
        </table:table-row>
        <table:table-row table:style-name="ro1">
          <table:table-cell table:style-name="ce0" office:value-type="string" calcext:value-type="string">
            <text:p>で、できれば野ションはしたくないんだけどなぁ・・・</text:p>
          </table:table-cell>
          <table:table-cell table:style-name="ce0" table:number-columns-repeated="3"/>
        </table:table-row>
        <table:table-row table:style-name="ro1">
          <table:table-cell table:style-name="ce0" office:value-type="string" calcext:value-type="string">
            <text:p>トイレ行きたくなっちゃった・・・</text:p>
          </table:table-cell>
          <table:table-cell table:style-name="ce0" office:value-type="string" calcext:value-type="string">
            <text:p>Chat - L4 A</text:p>
          </table:table-cell>
          <table:table-cell table:style-name="ce0" office:value-type="string" calcext:value-type="string">
            <text:p>Tomocchi</text:p>
          </table:table-cell>
          <table:table-cell table:style-name="ce0" office:value-type="string" calcext:value-type="string">
            <text:p>I kinda wanna go to the toilet now...</text:p>
          </table:table-cell>
        </table:table-row>
        <table:table-row table:style-name="ro1">
          <table:table-cell table:style-name="ce0" office:value-type="string" calcext:value-type="string">
            <text:p>どこかで一度休憩入れようよ？　ガマンは体に良くないでしょ？</text:p>
          </table:table-cell>
          <table:table-cell table:style-name="ce0" table:number-columns-repeated="3"/>
        </table:table-row>
        <table:table-row table:style-name="ro1">
          <table:table-cell table:style-name="ce0" office:value-type="string" calcext:value-type="string">
            <text:p>こ、今回は油断したの！　ほんとはガマンできたんだもん！</text:p>
          </table:table-cell>
          <table:table-cell table:style-name="ce0" table:number-columns-repeated="3"/>
        </table:table-row>
        <table:table-row table:style-name="ro1">
          <table:table-cell table:style-name="ce0" office:value-type="string" calcext:value-type="string">
            <text:p>（うーん・・・ちょっぴりトイレ行きたいかな？）</text:p>
          </table:table-cell>
          <table:table-cell table:style-name="ce0" table:number-columns-repeated="3"/>
        </table:table-row>
        <table:table-row table:style-name="ro1">
          <table:table-cell table:style-name="ce0" office:value-type="string" calcext:value-type="string">
            <text:p>（ま、いっか。　まだぜんぜん平気だし。）</text:p>
          </table:table-cell>
          <table:table-cell table:style-name="ce0" table:number-columns-repeated="3"/>
        </table:table-row>
        <table:table-row table:style-name="ro1">
          <table:table-cell table:style-name="ce0" office:value-type="string" calcext:value-type="string">
            <text:p>それにしてもあの死神の強さ、反則だよね。</text:p>
          </table:table-cell>
          <table:table-cell table:style-name="ce0" table:number-columns-repeated="3"/>
        </table:table-row>
        <table:table-row table:style-name="ro1">
          <table:table-cell table:style-name="ce0" office:value-type="string" calcext:value-type="string">
            <text:p>だって動きが見えないんだもん！　気がついたら体中がすっごい痛いし、もう何が起きたのが全然分かんなかったよ！</text:p>
          </table:table-cell>
          <table:table-cell table:style-name="ce0" table:number-columns-repeated="3"/>
        </table:table-row>
        <table:table-row table:style-name="ro1">
          <table:table-cell table:style-name="ce0" office:value-type="string" calcext:value-type="string">
            <text:p>ねえねえ、霊峰ってなに？　普通の山とどう違うの？</text:p>
          </table:table-cell>
          <table:table-cell table:style-name="ce0" table:number-columns-repeated="3"/>
        </table:table-row>
        <table:table-row table:style-name="ro1">
          <table:table-cell table:style-name="ce0" office:value-type="string" calcext:value-type="string">
            <text:p>“霊”が付くくらいだから心霊スポットなのかな？</text:p>
          </table:table-cell>
          <table:table-cell table:style-name="ce0" table:number-columns-repeated="3"/>
        </table:table-row>
        <table:table-row table:style-name="ro1">
          <table:table-cell table:style-name="ce0" office:value-type="string" calcext:value-type="string">
            <text:p>・・・あ、そう考えるとイヤだな・・・</text:p>
          </table:table-cell>
          <table:table-cell table:style-name="ce0" table:number-columns-repeated="3"/>
        </table:table-row>
        <table:table-row table:style-name="ro1">
          <table:table-cell table:style-name="ce0" office:value-type="string" calcext:value-type="string">
            <text:p>やっぱりゼリーちゃんの魅力は世界最強だね！</text:p>
          </table:table-cell>
          <table:table-cell table:style-name="ce0" table:number-columns-repeated="3"/>
        </table:table-row>
        <table:table-row table:style-name="ro1">
          <table:table-cell table:style-name="ce0" office:value-type="string" calcext:value-type="string">
            <text:p>これってラスボスにも効くんじゃない？最強チートアイテムじゃん！！</text:p>
          </table:table-cell>
          <table:table-cell table:style-name="ce0" table:number-columns-repeated="3"/>
        </table:table-row>
        <table:table-row table:style-name="ro1">
          <table:table-cell table:style-name="ce0" office:value-type="string" calcext:value-type="string">
            <text:p>よーし！！　あとはレリグ・イアスをゼリーちゃんの魅力でメロメロにしておびき寄せるだけだね！</text:p>
          </table:table-cell>
          <table:table-cell table:style-name="ce0" table:number-columns-repeated="3"/>
        </table:table-row>
        <table:table-row table:style-name="ro1">
          <table:table-cell table:style-name="ce0" office:value-type="string" calcext:value-type="string">
            <text:p>大丈夫大丈夫！　ゼリーちゃんこんなにかわいいんだから、絶対うまくいくよ！！</text:p>
          </table:table-cell>
          <table:table-cell table:style-name="ce0" table:number-columns-repeated="3"/>
        </table:table-row>
        <table:table-row table:style-name="ro1">
          <table:table-cell table:style-name="ce0" office:value-type="string" calcext:value-type="string">
            <text:p>ゼリーちゃん連れてくるのはいいけど、言葉分かるかな？</text:p>
          </table:table-cell>
          <table:table-cell table:style-name="ce0" table:number-columns-repeated="3"/>
        </table:table-row>
        <table:table-row table:style-name="ro1">
          <table:table-cell table:style-name="ce0" office:value-type="string" calcext:value-type="string">
            <text:p>それに、ゼリーちゃんが嫌がったら無理に連れていくわけにもいかないよね・・・</text:p>
          </table:table-cell>
          <table:table-cell table:style-name="ce0" table:number-columns-repeated="3"/>
        </table:table-row>
        <table:table-row table:style-name="ro1">
          <table:table-cell table:style-name="ce0" office:value-type="string" calcext:value-type="string">
            <text:p>あたしは蛾とか全然平気だよ？</text:p>
          </table:table-cell>
          <table:table-cell table:style-name="ce0" table:number-columns-repeated="3"/>
        </table:table-row>
        <table:table-row table:style-name="ro1">
          <table:table-cell table:style-name="ce0" office:value-type="string" calcext:value-type="string">
            <text:p>むしろ好きだよ！</text:p>
          </table:table-cell>
          <table:table-cell table:style-name="ce0" table:number-columns-repeated="3"/>
        </table:table-row>
        <table:table-row table:style-name="ro1">
          <table:table-cell table:style-name="ce0" office:value-type="string" calcext:value-type="string">
            <text:p>だって、よく見ると頭や体がふわふわの毛でモッコモコなんだもん！　かわいいよ～！</text:p>
          </table:table-cell>
          <table:table-cell table:style-name="ce0" table:number-columns-repeated="3"/>
        </table:table-row>
        <table:table-row table:style-name="ro1">
          <table:table-cell table:style-name="ce0" office:value-type="string" calcext:value-type="string">
            <text:p>は、はむちゃん・・・ちょっとは手加減してよ・・・</text:p>
          </table:table-cell>
          <table:table-cell table:style-name="ce0" table:number-columns-repeated="3"/>
        </table:table-row>
        <table:table-row table:style-name="ro1">
          <table:table-cell table:style-name="ce0" office:value-type="string" calcext:value-type="string">
            <text:p>早乙女くん、軟膏とか持ってない・・・？</text:p>
          </table:table-cell>
          <table:table-cell table:style-name="ce0" table:number-columns-repeated="3"/>
        </table:table-row>
        <table:table-row table:style-name="ro1">
          <table:table-cell table:style-name="ce0" office:value-type="string" calcext:value-type="string">
            <text:p>おおー！　これが榴鉱石かあ！</text:p>
          </table:table-cell>
          <table:table-cell table:style-name="ce0" table:number-columns-repeated="3"/>
        </table:table-row>
        <table:table-row table:style-name="ro1">
          <table:table-cell table:style-name="ce0" office:value-type="string" calcext:value-type="string">
            <text:p>綺麗な石だねー！！</text:p>
          </table:table-cell>
          <table:table-cell table:style-name="ce0" table:number-columns-repeated="3"/>
        </table:table-row>
        <table:table-row table:style-name="ro1">
          <table:table-cell table:style-name="ce0" office:value-type="string" calcext:value-type="string">
            <text:p>装置の材料になっちゃうのが残念だなー。余ったら、少し分けてもらおっかな～？</text:p>
          </table:table-cell>
          <table:table-cell table:style-name="ce0" table:number-columns-repeated="3"/>
        </table:table-row>
        <table:table-row table:style-name="ro1">
          <table:table-cell table:style-name="ce0" office:value-type="string" calcext:value-type="string">
            <text:p>突然ですが、ここでともちゃんクーーイズ！！</text:p>
          </table:table-cell>
          <table:table-cell table:style-name="ce0" table:number-columns-repeated="3"/>
        </table:table-row>
        <table:table-row table:style-name="ro1">
          <table:table-cell table:style-name="ce0" office:value-type="string" calcext:value-type="string">
            <text:p>連続で入れるとすっごく気持ちイイ穴があって、やるにはカタい棒とタマが必要です。これなーんだ？？</text:p>
          </table:table-cell>
          <table:table-cell table:style-name="ce0" table:number-columns-repeated="3"/>
        </table:table-row>
        <table:table-row table:style-name="ro1">
          <table:table-cell table:style-name="ce0" office:value-type="string" calcext:value-type="string">
            <text:p>はい！　答えはビリヤードでした～！！</text:p>
          </table:table-cell>
          <table:table-cell table:style-name="ce0" table:number-columns-repeated="3"/>
        </table:table-row>
        <table:table-row table:style-name="ro1">
          <table:table-cell table:style-name="ce0" office:value-type="string" calcext:value-type="string">
            <text:p>おっと～？　いったいなんて答えるつもりだったのかな～？</text:p>
          </table:table-cell>
          <table:table-cell table:style-name="ce0" table:number-columns-repeated="3"/>
        </table:table-row>
        <table:table-row table:style-name="ro1">
          <table:table-cell table:style-name="ce0" office:value-type="string" calcext:value-type="string">
            <text:p>ダスプ沼だっけ？</text:p>
          </table:table-cell>
          <table:table-cell table:style-name="ce0" table:number-columns-repeated="3"/>
        </table:table-row>
        <table:table-row table:style-name="ro1">
          <table:table-cell table:style-name="ce0" office:value-type="string" calcext:value-type="string">
            <text:p>どんなところなのかな？　やっぱ底なし沼とかあるのかな？</text:p>
          </table:table-cell>
          <table:table-cell table:style-name="ce0" table:number-columns-repeated="3"/>
        </table:table-row>
        <table:table-row table:style-name="ro1">
          <table:table-cell table:style-name="ce0" office:value-type="string" calcext:value-type="string">
            <text:p>あ、これ笑い事じゃないわ。</text:p>
          </table:table-cell>
          <table:table-cell table:style-name="ce0" table:number-columns-repeated="3"/>
        </table:table-row>
        <table:table-row table:style-name="ro1">
          <table:table-cell table:style-name="ce0" office:value-type="string" calcext:value-type="string">
            <text:p>さ、さ、最終警告・・・っ！！　ともちゃんの・・・にょ、にょうい・・・がっ！！</text:p>
          </table:table-cell>
          <table:table-cell table:style-name="ce0" table:number-columns-repeated="3"/>
        </table:table-row>
        <table:table-row table:style-name="ro1">
          <table:table-cell table:style-name="ce0" office:value-type="string" calcext:value-type="string">
            <text:p>もぅ・・・げ、げんかい・・・で、すっ！！</text:p>
          </table:table-cell>
          <table:table-cell table:style-name="ce0" table:number-columns-repeated="3"/>
        </table:table-row>
        <table:table-row table:style-name="ro1">
          <table:table-cell table:style-name="ce0" office:value-type="string" calcext:value-type="string">
            <text:p>だめ、ぉ、おしっこ・・・っ！　もう、ここでさせて・・・っ！！　おねがい！！</text:p>
          </table:table-cell>
          <table:table-cell table:style-name="ce0" table:number-columns-repeated="3"/>
        </table:table-row>
        <table:table-row table:style-name="ro1">
          <table:table-cell table:style-name="ce0" office:value-type="string" calcext:value-type="string">
            <text:p>ほんとに、でちゃぅ・・・っ、うそじゃないのにっ！！</text:p>
          </table:table-cell>
          <table:table-cell table:style-name="ce0" table:number-columns-repeated="3"/>
        </table:table-row>
        <table:table-row table:style-name="ro1">
          <table:table-cell table:style-name="ce0" office:value-type="string" calcext:value-type="string">
            <text:p>は、はいすいを・・・かいしっ、しますっ！！</text:p>
          </table:table-cell>
          <table:table-cell table:style-name="ce0" table:number-columns-repeated="3"/>
        </table:table-row>
        <table:table-row table:style-name="ro1">
          <table:table-cell table:style-name="ce0" office:value-type="string" calcext:value-type="string">
            <text:p>け、警告を繰り返します・・・っ！　ともちゃんの尿意が限界ですっ！</text:p>
          </table:table-cell>
          <table:table-cell table:style-name="ce0" table:number-columns-repeated="3"/>
        </table:table-row>
        <table:table-row table:style-name="ro1">
          <table:table-cell table:style-name="ce0" office:value-type="string" calcext:value-type="string">
            <text:p>早急に排水措置を講じてくださいっ！！</text:p>
          </table:table-cell>
          <table:table-cell table:style-name="ce0" table:number-columns-repeated="3"/>
        </table:table-row>
        <table:table-row table:style-name="ro1">
          <table:table-cell table:style-name="ce0" office:value-type="string" calcext:value-type="string">
            <text:p>なんなら、こ、ここで緊急退避という手段も・・・</text:p>
          </table:table-cell>
          <table:table-cell table:style-name="ce0" table:number-columns-repeated="3"/>
        </table:table-row>
        <table:table-row table:style-name="ro1">
          <table:table-cell table:style-name="ce0" office:value-type="string" calcext:value-type="string">
            <text:p>じ、事態は急を要する状況なんです・・・っ！！</text:p>
          </table:table-cell>
          <table:table-cell table:style-name="ce0" table:number-columns-repeated="3"/>
        </table:table-row>
        <table:table-row table:style-name="ro1">
          <table:table-cell table:style-name="ce0" office:value-type="string" calcext:value-type="string">
            <text:p>きょ、協力に感謝しますっ！！</text:p>
          </table:table-cell>
          <table:table-cell table:style-name="ce0" table:number-columns-repeated="3"/>
        </table:table-row>
        <table:table-row table:style-name="ro1">
          <table:table-cell table:style-name="ce0" office:value-type="string" calcext:value-type="string">
            <text:p>け、警告！！　ともちゃんの尿意が危険水域に達しました！！</text:p>
          </table:table-cell>
          <table:table-cell table:style-name="ce0" table:number-columns-repeated="3"/>
        </table:table-row>
        <table:table-row table:style-name="ro1">
          <table:table-cell table:style-name="ce0" office:value-type="string" calcext:value-type="string">
            <text:p>緊急退避も考慮に入れて、すみやかに尿意解消の措置を講じてください！！</text:p>
          </table:table-cell>
          <table:table-cell table:style-name="ce0" table:number-columns-repeated="3"/>
        </table:table-row>
        <table:table-row table:style-name="ro1">
          <table:table-cell table:style-name="ce0" office:value-type="string" calcext:value-type="string">
            <text:p>緊急退避要請を受諾します！　排水の間、危険ですので近隣住民の方は近くに寄らないよう、お願いします！！</text:p>
          </table:table-cell>
          <table:table-cell table:style-name="ce0" table:number-columns-repeated="3"/>
        </table:table-row>
        <table:table-row table:style-name="ro1">
          <table:table-cell table:style-name="ce0" office:value-type="string" calcext:value-type="string">
            <text:p>続報！　ともちゃんの尿意増幅を確認・・・！</text:p>
          </table:table-cell>
          <table:table-cell table:style-name="ce0" table:number-columns-repeated="3"/>
        </table:table-row>
        <table:table-row table:style-name="ro1">
          <table:table-cell table:style-name="ce0" office:value-type="string" calcext:value-type="string">
            <text:p>近隣にトイレを発見した方は、すみやかに報告ねがいます・・・！</text:p>
          </table:table-cell>
          <table:table-cell table:style-name="ce0" table:number-columns-repeated="3"/>
        </table:table-row>
        <table:table-row table:style-name="ro1">
          <table:table-cell table:style-name="ce0" office:value-type="string" calcext:value-type="string">
            <text:p>学校では、おもらしなんかしたこと無いのに・・・信じてくれる？</text:p>
          </table:table-cell>
          <table:table-cell table:style-name="ce0" table:number-columns-repeated="3"/>
        </table:table-row>
        <table:table-row table:style-name="ro1">
          <table:table-cell table:style-name="ce0" office:value-type="string" calcext:value-type="string">
            <text:p>速報！　ともちゃんに微尿警報！</text:p>
          </table:table-cell>
          <table:table-cell table:style-name="ce0" table:number-columns-repeated="3"/>
        </table:table-row>
        <table:table-row table:style-name="ro1">
          <table:table-cell table:style-name="ce0" office:value-type="string" calcext:value-type="string">
            <text:p>早めのトイレ対策を推奨します！</text:p>
          </table:table-cell>
          <table:table-cell table:style-name="ce0" table:number-columns-repeated="3"/>
        </table:table-row>
        <table:table-row table:style-name="ro1">
          <table:table-cell table:style-name="ce0" office:value-type="string" calcext:value-type="string">
            <text:p>事件が絶えないね。　まあ、敵勢力が3つもあれば仕方ないのかな。</text:p>
          </table:table-cell>
          <table:table-cell table:style-name="ce0" table:number-columns-repeated="3"/>
        </table:table-row>
        <table:table-row table:style-name="ro1">
          <table:table-cell table:style-name="ce0" office:value-type="string" calcext:value-type="string">
            <text:p>ん？　青カラットと白カラットは協力してるから、今は赤カラットと青白カラット2つの敵勢力になるのかな？</text:p>
          </table:table-cell>
          <table:table-cell table:style-name="ce0" table:number-columns-repeated="3"/>
        </table:table-row>
        <table:table-row table:style-name="ro1">
          <table:table-cell table:style-name="ce0" office:value-type="string" calcext:value-type="string">
            <text:p>まあどっちでもいいか！　どうせ全部やっつけるんだし！！</text:p>
          </table:table-cell>
          <table:table-cell table:style-name="ce0" table:number-columns-repeated="3"/>
        </table:table-row>
        <table:table-row table:style-name="ro1">
          <table:table-cell table:style-name="ce0" office:value-type="string" calcext:value-type="string">
            <text:p>さすがに騎士団長だけあって、タフだね～！</text:p>
          </table:table-cell>
          <table:table-cell table:style-name="ce0" table:number-columns-repeated="3"/>
        </table:table-row>
        <table:table-row table:style-name="ro1">
          <table:table-cell table:style-name="ce0" office:value-type="string" calcext:value-type="string">
            <text:p>普段、どんなトレーニングしてるのかな？</text:p>
          </table:table-cell>
          <table:table-cell table:style-name="ce0" table:number-columns-repeated="3"/>
        </table:table-row>
        <table:table-row table:style-name="ro1">
          <table:table-cell table:style-name="ce0" office:value-type="string" calcext:value-type="string">
            <text:p>・・・おっと、想像したらヨダレが・・・</text:p>
          </table:table-cell>
          <table:table-cell table:style-name="ce0" table:number-columns-repeated="3"/>
        </table:table-row>
        <table:table-row table:style-name="ro1">
          <table:table-cell table:style-name="ce0" office:value-type="string" calcext:value-type="string">
            <text:p>よし！！　あたしも何かのアイドルやる！！決めた！！</text:p>
          </table:table-cell>
          <table:table-cell table:style-name="ce0" table:number-columns-repeated="3"/>
        </table:table-row>
        <table:table-row table:style-name="ro1">
          <table:table-cell table:style-name="ce0" office:value-type="string" calcext:value-type="string">
            <text:p>そうだね～、あたしのトレードマークと言えばツインテかな？</text:p>
          </table:table-cell>
          <table:table-cell table:style-name="ce0" table:number-columns-repeated="3"/>
        </table:table-row>
        <table:table-row table:style-name="ro1">
          <table:table-cell table:style-name="ce0" office:value-type="string" calcext:value-type="string">
            <text:p>“ツインテ☆アイドル”・・・</text:p>
          </table:table-cell>
          <table:table-cell table:style-name="ce0" table:number-columns-repeated="3"/>
        </table:table-row>
        <table:table-row table:style-name="ro1">
          <table:table-cell table:style-name="ce0" office:value-type="string" calcext:value-type="string">
            <text:p>うーん・・・なんかフツーだね・・・</text:p>
          </table:table-cell>
          <table:table-cell table:style-name="ce0" table:number-columns-repeated="3"/>
        </table:table-row>
        <table:table-row table:style-name="ro1">
          <table:table-cell table:style-name="ce0" office:value-type="string" calcext:value-type="string">
            <text:p>それにしても、あっついね～・・・！</text:p>
          </table:table-cell>
          <table:table-cell table:style-name="ce0" table:number-columns-repeated="3"/>
        </table:table-row>
        <table:table-row table:style-name="ro1">
          <table:table-cell table:style-name="ce0" office:value-type="string" calcext:value-type="string">
            <text:p>日陰にいても水辺にいても、どこにいても暑いから参っちゃうよ・・・</text:p>
          </table:table-cell>
          <table:table-cell table:style-name="ce0" table:number-columns-repeated="3"/>
        </table:table-row>
        <table:table-row table:style-name="ro1">
          <table:table-cell table:style-name="ce0" office:value-type="string" calcext:value-type="string">
            <text:p>ルミィさんのエッチボイス『あぁあんっ////』が頭から離れないや・・・</text:p>
          </table:table-cell>
          <table:table-cell table:style-name="ce0" table:number-columns-repeated="3"/>
        </table:table-row>
        <table:table-row table:style-name="ro1">
          <table:table-cell table:style-name="ce0" office:value-type="string" calcext:value-type="string">
            <text:p>わ・・・忘れてください・・・///////</text:p>
          </table:table-cell>
          <table:table-cell table:style-name="ce0" table:number-columns-repeated="3"/>
        </table:table-row>
        <table:table-row table:style-name="ro1">
          <table:table-cell table:style-name="ce0" office:value-type="string" calcext:value-type="string">
            <text:p>ルミィさんの秘密のメモってさ、あたしが盗賊団に誘拐された時に生徒手帳を落とした方法とおんなじだよね！！</text:p>
          </table:table-cell>
          <table:table-cell table:style-name="ce0" table:number-columns-repeated="3"/>
        </table:table-row>
        <table:table-row table:style-name="ro1">
          <table:table-cell table:style-name="ce0" office:value-type="string" calcext:value-type="string">
            <text:p>やっぱあたしの機転ってすごくない！？ね？　ね！？</text:p>
          </table:table-cell>
          <table:table-cell table:style-name="ce0" table:number-columns-repeated="3"/>
        </table:table-row>
        <table:table-row table:style-name="ro1">
          <table:table-cell table:style-name="ce0" office:value-type="string" calcext:value-type="string">
            <text:p>名探偵ひめちゃんの推理によれば、大陸南部のどこかに青白カラットの隠れ家があるんだよね？</text:p>
          </table:table-cell>
          <table:table-cell table:style-name="ce0" table:number-columns-repeated="3"/>
        </table:table-row>
        <table:table-row table:style-name="ro1">
          <table:table-cell table:style-name="ce0" office:value-type="string" calcext:value-type="string">
            <text:p>ぷぷぷぷ！　自分で言っててなんだけど、青白カラットって、なんか不健康そうだよね！うへへ！</text:p>
          </table:table-cell>
          <table:table-cell table:style-name="ce0" table:number-columns-repeated="3"/>
        </table:table-row>
        <table:table-row table:style-name="ro1">
          <table:table-cell table:style-name="ce0" office:value-type="string" calcext:value-type="string">
            <text:p>オッシーも、犬くらい小さければペットにしたいんだけどな～。</text:p>
          </table:table-cell>
          <table:table-cell table:style-name="ce0" table:number-columns-repeated="3"/>
        </table:table-row>
        <table:table-row table:style-name="ro1">
          <table:table-cell table:style-name="ce0" office:value-type="string" calcext:value-type="string">
            <text:p>犬くらい小さくて、毛がもふもふしてて、飼い主の言うことをちゃんと聞くいい子だったら・・・</text:p>
          </table:table-cell>
          <table:table-cell table:style-name="ce0" table:number-columns-repeated="3"/>
        </table:table-row>
        <table:table-row table:style-name="ro1">
          <table:table-cell table:style-name="ce0" office:value-type="string" calcext:value-type="string">
            <text:p>あれ？　じゃあ犬でよくない？</text:p>
          </table:table-cell>
          <table:table-cell table:style-name="ce0" table:number-columns-repeated="3"/>
        </table:table-row>
        <table:table-row table:style-name="ro1">
          <table:table-cell table:style-name="ce0" office:value-type="string" calcext:value-type="string">
            <text:p>たこちゃんの持ってる銃、かっこいいよね！</text:p>
          </table:table-cell>
          <table:table-cell table:style-name="ce0" table:number-columns-repeated="3"/>
        </table:table-row>
        <table:table-row table:style-name="ro1">
          <table:table-cell table:style-name="ce0" office:value-type="string" calcext:value-type="string">
            <text:p>でも、お願いしても撃たせてもらえなかったよ。あたしって、危なっかしいイメージだからかな？</text:p>
          </table:table-cell>
          <table:table-cell table:style-name="ce0" table:number-columns-repeated="3"/>
        </table:table-row>
        <table:table-row table:style-name="ro1">
          <table:table-cell table:style-name="ce0" office:value-type="string" calcext:value-type="string">
            <text:p>これがほんとの“無鉄砲”なんちゃって・・・</text:p>
          </table:table-cell>
          <table:table-cell table:style-name="ce0" table:number-columns-repeated="3"/>
        </table:table-row>
        <table:table-row table:style-name="ro1">
          <table:table-cell table:style-name="ce0" office:value-type="string" calcext:value-type="string">
            <text:p>赤カラットの四天王、4人とも全部やっつけたね！</text:p>
          </table:table-cell>
          <table:table-cell table:style-name="ce0" table:number-columns-repeated="3"/>
        </table:table-row>
        <table:table-row table:style-name="ro1">
          <table:table-cell table:style-name="ce0" office:value-type="string" calcext:value-type="string">
            <text:p>側近のほうも、簡単に倒せるといいんだけど・・・</text:p>
          </table:table-cell>
          <table:table-cell table:style-name="ce0" table:number-columns-repeated="3"/>
        </table:table-row>
        <table:table-row table:style-name="ro1">
          <table:table-cell table:style-name="ce0" office:value-type="string" calcext:value-type="string">
            <text:p>ふ・・・あぁっ、やだ、もぉ・・・オシッコ・・・っ！！</text:p>
          </table:table-cell>
          <table:table-cell table:style-name="ce0" office:value-type="string" calcext:value-type="string">
            <text:p>Chat - L7 A</text:p>
          </table:table-cell>
          <table:table-cell table:style-name="ce0" office:value-type="string" calcext:value-type="string">
            <text:p>Tomocchi</text:p>
          </table:table-cell>
          <table:table-cell table:style-name="ce0" office:value-type="string" calcext:value-type="string">
            <text:p>Fu... aah, no more... pee... nh!!</text:p>
          </table:table-cell>
        </table:table-row>
        <table:table-row table:style-name="ro1">
          <table:table-cell table:style-name="ce0" office:value-type="string" calcext:value-type="string">
            <text:p>オシッコが・・・で、でる・・・もぉ出ちゃう・・・っ！！</text:p>
          </table:table-cell>
          <table:table-cell table:style-name="ce0" office:value-type="string" calcext:value-type="string">
            <text:p>Chat - L7 B</text:p>
          </table:table-cell>
          <table:table-cell table:style-name="ce0" office:value-type="string" calcext:value-type="string">
            <text:p>Tomocchi</text:p>
          </table:table-cell>
          <table:table-cell table:style-name="ce0" office:value-type="string" calcext:value-type="string">
            <text:p>My pee'll... come out... it's coming out...!!</text:p>
          </table:table-cell>
        </table:table-row>
        <table:table-row table:style-name="ro1">
          <table:table-cell table:style-name="ce0" office:value-type="string" calcext:value-type="string">
            <text:p>お願い・・・さ、させて・・・ここでっ！！</text:p>
          </table:table-cell>
          <table:table-cell table:style-name="ce0" office:value-type="string" calcext:value-type="string">
            <text:p>Outdoor pee (asking) - L7</text:p>
          </table:table-cell>
          <table:table-cell table:style-name="ce0" office:value-type="string" calcext:value-type="string">
            <text:p>Tomocchi</text:p>
          </table:table-cell>
          <table:table-cell table:style-name="ce0" office:value-type="string" calcext:value-type="string">
            <text:p>I'm begging you... l-let me go... here!!</text:p>
          </table:table-cell>
        </table:table-row>
        <table:table-row table:style-name="ro1">
          <table:table-cell table:style-name="ce0" office:value-type="string" calcext:value-type="string">
            <text:p>そんなこと・・・言っても・・・っ！！　で、出ちゃうってば・・・ぁ・・・・っ！！</text:p>
          </table:table-cell>
          <table:table-cell table:style-name="ce0" office:value-type="string" calcext:value-type="string">
            <text:p>Outdoor pee (refused) - L7</text:p>
          </table:table-cell>
          <table:table-cell table:style-name="ce0" office:value-type="string" calcext:value-type="string">
            <text:p>Tomocchi</text:p>
          </table:table-cell>
          <table:table-cell table:style-name="ce0" office:value-type="string" calcext:value-type="string">
            <text:p>Even if you... say that...!! I'm tellin' ya...I'll pee...ee...!!</text:p>
          </table:table-cell>
        </table:table-row>
        <table:table-row table:style-name="ro1">
          <table:table-cell table:style-name="ce0" office:value-type="string" calcext:value-type="string">
            <text:p>も、もっちゃうもっちゃうううぅぅーーーっ！！！</text:p>
          </table:table-cell>
          <table:table-cell table:style-name="ce0" office:value-type="string" calcext:value-type="string">
            <text:p>Outdoor pee (allowed) - L7</text:p>
          </table:table-cell>
          <table:table-cell table:style-name="ce0" office:value-type="string" calcext:value-type="string">
            <text:p>Tomocchi</text:p>
          </table:table-cell>
          <table:table-cell table:style-name="ce0" office:value-type="string" calcext:value-type="string">
            <text:p>I, I'm-peeeing-I'm-peeeeeeeeiiing!!!</text:p>
          </table:table-cell>
        </table:table-row>
        <table:table-row table:style-name="ro1">
          <table:table-cell table:style-name="ce0" office:value-type="string" calcext:value-type="string">
            <text:p>み、見てよ！　もうこんなに膀胱パンパンなの！！</text:p>
          </table:table-cell>
          <table:table-cell table:style-name="ce0" office:value-type="string" calcext:value-type="string">
            <text:p>Chat - L6 A</text:p>
          </table:table-cell>
          <table:table-cell table:style-name="ce0" office:value-type="string" calcext:value-type="string">
            <text:p>Tomocchi</text:p>
          </table:table-cell>
          <table:table-cell table:style-name="ce0" office:value-type="string" calcext:value-type="string">
            <text:p>L-look! My bladder's already bulging this much!!</text:p>
          </table:table-cell>
        </table:table-row>
        <table:table-row table:style-name="ro1">
          <table:table-cell table:style-name="ce0" office:value-type="string" calcext:value-type="string">
            <text:p>我慢限界だよぉ！！</text:p>
          </table:table-cell>
          <table:table-cell table:style-name="ce0" office:value-type="string" calcext:value-type="string">
            <text:p>Chat - L6 B</text:p>
          </table:table-cell>
          <table:table-cell table:style-name="ce0" office:value-type="string" calcext:value-type="string">
            <text:p>Tomocchi</text:p>
          </table:table-cell>
          <table:table-cell table:style-name="ce0" office:value-type="string" calcext:value-type="string">
            <text:p>I can't hold it any mooore!!</text:p>
          </table:table-cell>
        </table:table-row>
        <table:table-row table:style-name="ro1">
          <table:table-cell table:style-name="ce0" office:value-type="string" calcext:value-type="string">
            <text:p>近くにトイレなさそうだし、ちょっと、そこで・・・！</text:p>
          </table:table-cell>
          <table:table-cell table:style-name="ce0" office:value-type="string" calcext:value-type="string">
            <text:p>Outdoor pee (asking) - L6</text:p>
          </table:table-cell>
          <table:table-cell table:style-name="ce0" office:value-type="string" calcext:value-type="string">
            <text:p>Tomocchi</text:p>
          </table:table-cell>
          <table:table-cell table:style-name="ce0" office:value-type="string" calcext:value-type="string">
            <text:p>There are no toilets nearby, so just let me goover there...!</text:p>
          </table:table-cell>
        </table:table-row>
        <table:table-row table:style-name="ro1">
          <table:table-cell table:style-name="ce0" office:value-type="string" calcext:value-type="string">
            <text:p>こ、これ以上我慢できないってばぁ・・・っ！！</text:p>
          </table:table-cell>
          <table:table-cell table:style-name="ce0" office:value-type="string" calcext:value-type="string">
            <text:p>Outdoor pee (refused) - L6</text:p>
          </table:table-cell>
          <table:table-cell table:style-name="ce0" office:value-type="string" calcext:value-type="string">
            <text:p>Tomocchi</text:p>
          </table:table-cell>
          <table:table-cell table:style-name="ce0" office:value-type="string" calcext:value-type="string">
            <text:p>I'm tellin' ya, I can't hold it anymore...!!</text:p>
          </table:table-cell>
        </table:table-row>
        <table:table-row table:style-name="ro1">
          <table:table-cell table:style-name="ce0" office:value-type="string" calcext:value-type="string">
            <text:p>生理現象だからしょうがないよねっ！！</text:p>
          </table:table-cell>
          <table:table-cell table:style-name="ce0" office:value-type="string" calcext:value-type="string">
            <text:p>Outdoor pee (allowed) - L6</text:p>
          </table:table-cell>
          <table:table-cell table:style-name="ce0" office:value-type="string" calcext:value-type="string">
            <text:p>Tomocchi</text:p>
          </table:table-cell>
          <table:table-cell table:style-name="ce0" office:value-type="string" calcext:value-type="string">
            <text:p>It's totally natural, so I can't help it, you know!!</text:p>
          </table:table-cell>
        </table:table-row>
        <table:table-row table:style-name="ro1">
          <table:table-cell table:style-name="ce0" office:value-type="string" calcext:value-type="string">
            <text:p>ねえ、もうオシッコ我慢するのキツいよ！</text:p>
          </table:table-cell>
          <table:table-cell table:style-name="ce0" office:value-type="string" calcext:value-type="string">
            <text:p>Chat - L5 A</text:p>
          </table:table-cell>
          <table:table-cell table:style-name="ce0" office:value-type="string" calcext:value-type="string">
            <text:p>Tomocchi</text:p>
          </table:table-cell>
          <table:table-cell table:style-name="ce0" office:value-type="string" calcext:value-type="string">
            <text:p>Hey, I can't hold my pee much longer!</text:p>
          </table:table-cell>
        </table:table-row>
        <table:table-row table:style-name="ro1">
          <table:table-cell table:style-name="ce0" office:value-type="string" calcext:value-type="string">
            <text:p>このままじゃチビっちゃう・・・！</text:p>
          </table:table-cell>
          <table:table-cell table:style-name="ce0" office:value-type="string" calcext:value-type="string">
            <text:p>Chat - L5 B</text:p>
          </table:table-cell>
          <table:table-cell table:style-name="ce0" office:value-type="string" calcext:value-type="string">
            <text:p>Tomocchi</text:p>
          </table:table-cell>
          <table:table-cell table:style-name="ce0" office:value-type="string" calcext:value-type="string">
            <text:p>At this rate, I'll pee myself...!</text:p>
          </table:table-cell>
        </table:table-row>
        <table:table-row table:style-name="ro1">
          <table:table-cell table:style-name="ce0" office:value-type="string" calcext:value-type="string">
            <text:p>今回は仕方ないけど、こういうのはあんまり好きじゃないなぁ・・・////</text:p>
          </table:table-cell>
          <table:table-cell table:style-name="ce0" office:value-type="string" calcext:value-type="string">
            <text:p>Outdoor pee - L5</text:p>
          </table:table-cell>
          <table:table-cell table:style-name="ce0" office:value-type="string" calcext:value-type="string">
            <text:p>Tomocchi</text:p>
          </table:table-cell>
          <table:table-cell table:style-name="ce0" office:value-type="string" calcext:value-type="string">
            <text:p>It's just this once, 'kay? I don't really like doing this kindof thing... ////</text:p>
          </table:table-cell>
        </table:table-row>
        <table:table-row table:style-name="ro1">
          <table:table-cell table:style-name="ce0" office:value-type="string" calcext:value-type="string">
            <text:p>できれば早めに・・・済ませたいんだけど・・・</text:p>
          </table:table-cell>
          <table:table-cell table:style-name="ce0" office:value-type="string" calcext:value-type="string">
            <text:p>Chat - L4 B</text:p>
          </table:table-cell>
          <table:table-cell table:style-name="ce0" office:value-type="string" calcext:value-type="string">
            <text:p>Tomocchi</text:p>
          </table:table-cell>
          <table:table-cell table:style-name="ce0" office:value-type="string" calcext:value-type="string">
            <text:p>If I can... I'd like to take care of it pretty soon...</text:p>
          </table:table-cell>
        </table:table-row>
        <table:table-row table:style-name="ro1">
          <table:table-cell table:style-name="ce0" office:value-type="string" calcext:value-type="string">
            <text:p>つ、次はきっと最後まで我慢するもんっ！！</text:p>
          </table:table-cell>
          <table:table-cell table:style-name="ce0" office:value-type="string" calcext:value-type="string">
            <text:p>Chat (wet)</text:p>
          </table:table-cell>
          <table:table-cell table:style-name="ce0" office:value-type="string" calcext:value-type="string">
            <text:p>Tomocchi</text:p>
          </table:table-cell>
          <table:table-cell table:style-name="ce0" office:value-type="string" calcext:value-type="string">
            <text:p>I'll d-definitely hold it in 'til the end, next time!!</text:p>
          </table:table-cell>
        </table:table-row>
        <table:table-row table:style-name="ro1">
          <table:table-cell table:style-name="ce0" office:value-type="string" calcext:value-type="string">
            <text:p>ここいらで、ちょっと休憩とシャレ込もうよ！</text:p>
          </table:table-cell>
          <table:table-cell table:style-name="ce0" office:value-type="string" calcext:value-type="string">
            <text:p>Chat - L3 A</text:p>
          </table:table-cell>
          <table:table-cell table:style-name="ce0" office:value-type="string" calcext:value-type="string">
            <text:p>Tomocchi</text:p>
          </table:table-cell>
          <table:table-cell table:style-name="ce0" office:value-type="string" calcext:value-type="string">
            <text:p>Guys, let's stop here and chat!</text:p>
          </table:table-cell>
        </table:table-row>
        <table:table-row table:style-name="ro1">
          <table:table-cell table:style-name="ce0" office:value-type="string" calcext:value-type="string">
            <text:p>・・・だ、だめ？</text:p>
          </table:table-cell>
          <table:table-cell table:style-name="ce0" office:value-type="string" calcext:value-type="string">
            <text:p>Chat - L3 B</text:p>
          </table:table-cell>
          <table:table-cell table:style-name="ce0" office:value-type="string" calcext:value-type="string">
            <text:p>Tomocchi</text:p>
          </table:table-cell>
          <table:table-cell table:style-name="ce0" office:value-type="string" calcext:value-type="string">
            <text:p>...G-guys?</text:p>
          </table:table-cell>
        </table:table-row>
        <table:table-row table:style-name="ro1">
          <table:table-cell table:style-name="ce0" office:value-type="string" calcext:value-type="string">
            <text:p>オンドレラ邸の中、なんかお化け屋敷みたいでちょっと苦手かも・・・</text:p>
          </table:table-cell>
          <table:table-cell table:style-name="ce0" table:number-columns-repeated="3"/>
        </table:table-row>
        <table:table-row table:style-name="ro1">
          <table:table-cell table:style-name="ce0" office:value-type="string" calcext:value-type="string">
            <text:p>もし本当にお化けが出たら、逃げるか気絶するから、あとはヨロシク！！</text:p>
          </table:table-cell>
          <table:table-cell table:style-name="ce0" table:number-columns-repeated="3"/>
        </table:table-row>
        <table:table-row table:style-name="ro1">
          <table:table-cell table:style-name="ce0" office:value-type="string" calcext:value-type="string">
            <text:p>騎士団長さんが言ってた「ホールから先へ進めない」ってセリフが気になるよね・・・</text:p>
          </table:table-cell>
          <table:table-cell table:style-name="ce0" table:number-columns-repeated="3"/>
        </table:table-row>
        <table:table-row table:style-name="ro1">
          <table:table-cell table:style-name="ce0" office:value-type="string" calcext:value-type="string">
            <text:p>ものすっごいツルツルの上り坂で、足が滑っちゃうとか・・・？</text:p>
          </table:table-cell>
          <table:table-cell table:style-name="ce0" table:number-columns-repeated="3"/>
        </table:table-row>
        <table:table-row table:style-name="ro1">
          <table:table-cell table:style-name="ce0" office:value-type="string" calcext:value-type="string">
            <text:p>あたしとひめちゃんの馴れ初め、気になるの？</text:p>
          </table:table-cell>
          <table:table-cell table:style-name="ce0" table:number-columns-repeated="3"/>
        </table:table-row>
        <table:table-row table:style-name="ro1">
          <table:table-cell table:style-name="ce0" office:value-type="string" calcext:value-type="string">
            <text:p>どうしよっかな～？　チョコレートパフェおごってくれたら、話してあげよっかな～？</text:p>
          </table:table-cell>
          <table:table-cell table:style-name="ce0" table:number-columns-repeated="3"/>
        </table:table-row>
        <table:table-row table:style-name="ro1">
          <table:table-cell table:style-name="ce0" office:value-type="string" calcext:value-type="string">
            <text:p>水鉄砲持ってくればよかったな～！</text:p>
          </table:table-cell>
          <table:table-cell table:style-name="ce0" table:number-columns-repeated="3"/>
        </table:table-row>
        <table:table-row table:style-name="ro1">
          <table:table-cell table:style-name="ce0" office:value-type="string" calcext:value-type="string">
            <text:p>みんなでサバイバル・イン・オンセンやりたかったな～！</text:p>
          </table:table-cell>
          <table:table-cell table:style-name="ce0" table:number-columns-repeated="3"/>
        </table:table-row>
        <table:table-row table:style-name="ro1">
          <table:table-cell table:style-name="ce0" office:value-type="string" calcext:value-type="string">
            <text:p>温泉、男女混浴じゃなかったね・・・</text:p>
          </table:table-cell>
          <table:table-cell table:style-name="ce0" table:number-columns-repeated="3"/>
        </table:table-row>
        <table:table-row table:style-name="ro1">
          <table:table-cell table:style-name="ce0" office:value-type="string" calcext:value-type="string">
            <text:p>しょうがない、イメージで脳内保管しよう・・・</text:p>
          </table:table-cell>
          <table:table-cell table:style-name="ce0" table:number-columns-repeated="3"/>
        </table:table-row>
        <table:table-row table:style-name="ro1">
          <table:table-cell table:style-name="ce0" office:value-type="string" calcext:value-type="string">
            <text:p>温泉でのマナー３カ条といえば、１．まず体をよく洗う２．タオルを浴槽に入れない３．ええと・・・</text:p>
          </table:table-cell>
          <table:table-cell table:style-name="ce0" table:number-columns-repeated="3"/>
        </table:table-row>
        <table:table-row table:style-name="ro1">
          <table:table-cell table:style-name="ce0" office:value-type="string" calcext:value-type="string">
            <text:p>あれ？　３つ目って何だっけ？</text:p>
          </table:table-cell>
          <table:table-cell table:style-name="ce0" table:number-columns-repeated="3"/>
        </table:table-row>
        <table:table-row table:style-name="ro1">
          <table:table-cell table:style-name="ce0" office:value-type="string" calcext:value-type="string">
            <text:p>先に言っておくけどね！！</text:p>
          </table:table-cell>
          <table:table-cell table:style-name="ce0" table:number-columns-repeated="3"/>
        </table:table-row>
        <table:table-row table:style-name="ro1">
          <table:table-cell table:style-name="ce0" office:value-type="string" calcext:value-type="string">
            <text:p>あたし、温泉は混浴以外認めないから！！！</text:p>
          </table:table-cell>
          <table:table-cell table:style-name="ce0" table:number-columns-repeated="3"/>
        </table:table-row>
        <table:table-row table:style-name="ro1">
          <table:table-cell table:style-name="ce0" office:value-type="string" calcext:value-type="string">
            <text:p>（ただしイケメンに限る）</text:p>
          </table:table-cell>
          <table:table-cell table:style-name="ce0" table:number-columns-repeated="3"/>
        </table:table-row>
        <table:table-row table:style-name="ro1">
          <table:table-cell table:style-name="ce0" office:value-type="string" calcext:value-type="string">
            <text:p>運も実力のうちだよ！　隕石だってあたし達の味方だもんね！</text:p>
          </table:table-cell>
          <table:table-cell table:style-name="ce0" table:number-columns-repeated="3"/>
        </table:table-row>
        <table:table-row table:style-name="ro1">
          <table:table-cell table:style-name="ce0" office:value-type="string" calcext:value-type="string">
            <text:p>この調子で、何もかも運だけで勝っちゃったりして！</text:p>
          </table:table-cell>
          <table:table-cell table:style-name="ce0" table:number-columns-repeated="3"/>
        </table:table-row>
        <table:table-row table:style-name="ro1">
          <table:table-cell table:style-name="ce0" office:value-type="string" calcext:value-type="string">
            <text:p>なんか、そういうマンガあったよね！</text:p>
          </table:table-cell>
          <table:table-cell table:style-name="ce0" table:number-columns-repeated="3"/>
        </table:table-row>
        <table:table-row table:style-name="ro1">
          <table:table-cell table:style-name="ce0" office:value-type="string" calcext:value-type="string">
            <text:p>ねえねえ、電力ジェネレーター室に落ちてきたでっかいモノって何かな？</text:p>
          </table:table-cell>
          <table:table-cell table:style-name="ce0" table:number-columns-repeated="3"/>
        </table:table-row>
        <table:table-row table:style-name="ro1">
          <table:table-cell table:style-name="ce0" office:value-type="string" calcext:value-type="string">
            <text:p>隕石かな？　割ったら宇宙人入ってるかな！？</text:p>
          </table:table-cell>
          <table:table-cell table:style-name="ce0" table:number-columns-repeated="3"/>
        </table:table-row>
        <table:table-row table:style-name="ro1">
          <table:table-cell table:style-name="ce0" office:value-type="string" calcext:value-type="string">
            <text:p>き、気のせいかな？</text:p>
          </table:table-cell>
          <table:table-cell table:style-name="ce0" table:number-columns-repeated="3"/>
        </table:table-row>
        <table:table-row table:style-name="ro1">
          <table:table-cell table:style-name="ce0" office:value-type="string" calcext:value-type="string">
            <text:p>みんな、あたしの方を見てない・・・？</text:p>
          </table:table-cell>
          <table:table-cell table:style-name="ce0" table:number-columns-repeated="3"/>
        </table:table-row>
        <table:table-row table:style-name="ro1">
          <table:table-cell table:style-name="ce0" office:value-type="string" calcext:value-type="string">
            <text:p>側近たちと戦うことになっちゃうのかなぁ・・・</text:p>
          </table:table-cell>
          <table:table-cell table:style-name="ce0" table:number-columns-repeated="3"/>
        </table:table-row>
        <table:table-row table:style-name="ro1">
          <table:table-cell table:style-name="ce0" office:value-type="string" calcext:value-type="string">
            <text:p>話を聞く限りだと、勝てる気がしないんだけど・・・</text:p>
          </table:table-cell>
          <table:table-cell table:style-name="ce0" table:number-columns-repeated="3"/>
        </table:table-row>
        <table:table-row table:style-name="ro1">
          <table:table-cell table:style-name="ce0" office:value-type="string" calcext:value-type="string">
            <text:p>無理っむりっ！！　もう無理出ちゃうっ！！ぁああっ、あ、もう・・・っ！！　あ！</text:p>
          </table:table-cell>
          <table:table-cell table:style-name="ce0" table:number-columns-repeated="3"/>
        </table:table-row>
        <table:table-row table:style-name="ro1">
          <table:table-cell table:style-name="ce0" office:value-type="string" calcext:value-type="string">
            <text:p>お願いっ、む、向こう・・・行って・・・っ！！</text:p>
          </table:table-cell>
          <table:table-cell table:style-name="ce0" table:number-columns-repeated="3"/>
        </table:table-row>
        <table:table-row table:style-name="ro1">
          <table:table-cell table:style-name="ce0" office:value-type="string" calcext:value-type="string">
            <text:p>が、我慢できないって・・・言ってるのにぃっ！！</text:p>
          </table:table-cell>
          <table:table-cell table:style-name="ce0" table:number-columns-repeated="3"/>
        </table:table-row>
        <table:table-row table:style-name="ro1">
          <table:table-cell table:style-name="ce0" office:value-type="string" calcext:value-type="string">
            <text:p>はやくっ！！　はやくさせて！！　はやくぅうっ！</text:p>
          </table:table-cell>
          <table:table-cell table:style-name="ce0" table:number-columns-repeated="3"/>
        </table:table-row>
        <table:table-row table:style-name="ro1">
          <table:table-cell table:style-name="ce0" office:value-type="string" calcext:value-type="string">
            <text:p>ねえ、なんでトイレ行かせてくれないの！？ずっと我慢してるのにっ！！</text:p>
          </table:table-cell>
          <table:table-cell table:style-name="ce0" table:number-columns-repeated="3"/>
        </table:table-row>
        <table:table-row table:style-name="ro1">
          <table:table-cell table:style-name="ce0" office:value-type="string" calcext:value-type="string">
            <text:p>もう・・・そ、その辺でしてきちゃうよっ！？</text:p>
          </table:table-cell>
          <table:table-cell table:style-name="ce0" table:number-columns-repeated="3"/>
        </table:table-row>
        <table:table-row table:style-name="ro1">
          <table:table-cell table:style-name="ce0" office:value-type="string" calcext:value-type="string">
            <text:p>じゃ、じゃあトイレ行かせてよぉっ！！</text:p>
          </table:table-cell>
          <table:table-cell table:style-name="ce0" table:number-columns-repeated="3"/>
        </table:table-row>
        <table:table-row table:style-name="ro1">
          <table:table-cell table:style-name="ce0" office:value-type="string" calcext:value-type="string">
            <text:p>あ、あたしだって・・・外でするの恥ずかしいんだから！！</text:p>
          </table:table-cell>
          <table:table-cell table:style-name="ce0" table:number-columns-repeated="3"/>
        </table:table-row>
        <table:table-row table:style-name="ro1">
          <table:table-cell table:style-name="ce0" office:value-type="string" calcext:value-type="string">
            <text:p>やばいやばい！　もうオシッコやばいんだってば！！</text:p>
          </table:table-cell>
          <table:table-cell table:style-name="ce0" table:number-columns-repeated="3"/>
        </table:table-row>
        <table:table-row table:style-name="ro1">
          <table:table-cell table:style-name="ce0" office:value-type="string" calcext:value-type="string">
            <text:p>あんま余裕無いんだけどっ！！</text:p>
          </table:table-cell>
          <table:table-cell table:style-name="ce0" table:number-columns-repeated="3"/>
        </table:table-row>
        <table:table-row table:style-name="ro1">
          <table:table-cell table:style-name="ce0" office:value-type="string" calcext:value-type="string">
            <text:p>えー・・・？　し、したいけど・・・待っててくれる？</text:p>
          </table:table-cell>
          <table:table-cell table:style-name="ce0" table:number-columns-repeated="3"/>
        </table:table-row>
        <table:table-row table:style-name="ro1">
          <table:table-cell table:style-name="ce0" office:value-type="string" calcext:value-type="string">
            <text:p>じゃあ、ちょっと行ってくるね・・・！</text:p>
          </table:table-cell>
          <table:table-cell table:style-name="ce0" table:number-columns-repeated="3"/>
        </table:table-row>
        <table:table-row table:style-name="ro1">
          <table:table-cell table:style-name="ce0" office:value-type="string" calcext:value-type="string">
            <text:p>トイレ行きたい・・・ねえ、トイレ・・・だめ？</text:p>
          </table:table-cell>
          <table:table-cell table:style-name="ce0" table:number-columns-repeated="3"/>
        </table:table-row>
        <table:table-row table:style-name="ro1">
          <table:table-cell table:style-name="ce0" office:value-type="string" calcext:value-type="string">
            <text:p>（あー・・・オシッコしたい・・・）</text:p>
          </table:table-cell>
          <table:table-cell table:style-name="ce0" table:number-columns-repeated="3"/>
        </table:table-row>
        <table:table-row table:style-name="ro1">
          <table:table-cell table:style-name="ce0" office:value-type="string" calcext:value-type="string">
            <text:p>（はやくトイレ休憩にならないかなぁ・・・）</text:p>
          </table:table-cell>
          <table:table-cell table:style-name="ce0" table:number-columns-repeated="3"/>
        </table:table-row>
        <table:table-row table:style-name="ro1">
          <table:table-cell table:style-name="ce0" office:value-type="string" calcext:value-type="string">
            <text:p>あの・・・ご、ごめん・・・</text:p>
          </table:table-cell>
          <table:table-cell table:style-name="ce0" table:number-columns-repeated="3"/>
        </table:table-row>
        <table:table-row table:style-name="ro1">
          <table:table-cell table:style-name="ce0" office:value-type="string" calcext:value-type="string">
            <text:p>謝るから許してよ・・・</text:p>
          </table:table-cell>
          <table:table-cell table:style-name="ce0" table:number-columns-repeated="3"/>
        </table:table-row>
        <table:table-row table:style-name="ro1">
          <table:table-cell table:style-name="ce0" office:value-type="string" calcext:value-type="string">
            <text:p>みんな、トイレ行きたくない？　大丈夫？</text:p>
          </table:table-cell>
          <table:table-cell table:style-name="ce0" table:number-columns-repeated="3"/>
        </table:table-row>
        <table:table-row table:style-name="ro1">
          <table:table-cell table:style-name="ce0" office:value-type="string" calcext:value-type="string">
            <text:p>ちなみに、あたし行きたいんだけど・・・</text:p>
          </table:table-cell>
          <table:table-cell table:style-name="ce0" table:number-columns-repeated="3"/>
        </table:table-row>
        <table:table-row table:style-name="ro1">
          <table:table-cell table:style-name="ce0" office:value-type="string" calcext:value-type="string">
            <text:p>それにしても、カラットの側近たちってものすごく強いらしいね。</text:p>
          </table:table-cell>
          <table:table-cell table:style-name="ce0" table:number-columns-repeated="3"/>
        </table:table-row>
        <table:table-row table:style-name="ro1">
          <table:table-cell table:style-name="ce0" office:value-type="string" calcext:value-type="string">
            <text:p>まあ、それ以上にあたし達が強くなっちゃえば問題ないけど！！</text:p>
          </table:table-cell>
          <table:table-cell table:style-name="ce0" table:number-columns-repeated="3"/>
        </table:table-row>
        <table:table-row table:style-name="ro1">
          <table:table-cell table:style-name="ce0" office:value-type="string" calcext:value-type="string">
            <text:p>さっきの砂嵐、すごかったね～！</text:p>
          </table:table-cell>
          <table:table-cell table:style-name="ce0" table:number-columns-repeated="3"/>
        </table:table-row>
        <table:table-row table:style-name="ro1">
          <table:table-cell table:style-name="ce0" office:value-type="string" calcext:value-type="string">
            <text:p>大自然の前では、人間は無力なんだねぇ・・・</text:p>
          </table:table-cell>
          <table:table-cell table:style-name="ce0" table:number-columns-repeated="3"/>
        </table:table-row>
        <table:table-row table:style-name="ro1">
          <table:table-cell table:style-name="ce0" office:value-type="string" calcext:value-type="string">
            <text:p>ふえええ・・・こりゃしっかり水分補給しておかないと、すぐ干からびちゃいそう・・・</text:p>
          </table:table-cell>
          <table:table-cell table:style-name="ce0" table:number-columns-repeated="3"/>
        </table:table-row>
        <table:table-row table:style-name="ro1">
          <table:table-cell table:style-name="ce0" office:value-type="string" calcext:value-type="string">
            <text:p>早乙女くん、どこかに日傘売ってたら買って～！！</text:p>
          </table:table-cell>
          <table:table-cell table:style-name="ce0" table:number-columns-repeated="3"/>
        </table:table-row>
        <table:table-row table:style-name="ro1">
          <table:table-cell table:style-name="ce0" office:value-type="string" calcext:value-type="string">
            <text:p>うへぇ、あっついね～！</text:p>
          </table:table-cell>
          <table:table-cell table:style-name="ce0" table:number-columns-repeated="3"/>
        </table:table-row>
        <table:table-row table:style-name="ro1">
          <table:table-cell table:style-name="ce0" office:value-type="string" calcext:value-type="string">
            <text:p>はやいとこ蜃気楼の谷の場所知ってる人探して、涼しいとこ行こうよ～！</text:p>
          </table:table-cell>
          <table:table-cell table:style-name="ce0" table:number-columns-repeated="3"/>
        </table:table-row>
        <table:table-row table:style-name="ro1">
          <table:table-cell table:style-name="ce0" office:value-type="string" calcext:value-type="string">
            <text:p>青い髪のカラット、「ライバルを邪魔してやる～」とか言ってたけど、そんなことしたって完全にひとりよがりだよね・・・</text:p>
          </table:table-cell>
          <table:table-cell table:style-name="ce0" table:number-columns-repeated="3"/>
        </table:table-row>
        <table:table-row table:style-name="ro1">
          <table:table-cell table:style-name="ce0" office:value-type="string" calcext:value-type="string">
            <text:p>あ、ねえねえ！　前から思ってたんだけど、“ひとりよがり”って言葉・・・なんかちょっとエッチじゃない？</text:p>
          </table:table-cell>
          <table:table-cell table:style-name="ce0" table:number-columns-repeated="3"/>
        </table:table-row>
        <table:table-row table:style-name="ro1">
          <table:table-cell table:style-name="ce0" office:value-type="string" calcext:value-type="string">
            <text:p>もし、飲めばどんな人でも熾天少女になれる薬が開発されたらさ、</text:p>
          </table:table-cell>
          <table:table-cell table:style-name="ce0" table:number-columns-repeated="3"/>
        </table:table-row>
        <table:table-row table:style-name="ro1">
          <table:table-cell table:style-name="ce0" office:value-type="string" calcext:value-type="string">
            <text:p>早乙女くん少女デビューできちゃうね！</text:p>
          </table:table-cell>
          <table:table-cell table:style-name="ce0" table:number-columns-repeated="3"/>
        </table:table-row>
        <table:table-row table:style-name="ro1">
          <table:table-cell table:style-name="ce0" office:value-type="string" calcext:value-type="string">
            <text:p>どんな服を着せちゃおっかな～？ふふふ・・・！</text:p>
          </table:table-cell>
          <table:table-cell table:style-name="ce0" table:number-columns-repeated="3"/>
        </table:table-row>
        <table:table-row table:style-name="ro1">
          <table:table-cell table:style-name="ce0" office:value-type="string" calcext:value-type="string">
            <text:p>熾力研究、ちゃんと完成してるかな？</text:p>
          </table:table-cell>
          <table:table-cell table:style-name="ce0" table:number-columns-repeated="3"/>
        </table:table-row>
        <table:table-row table:style-name="ro1">
          <table:table-cell table:style-name="ce0" office:value-type="string" calcext:value-type="string">
            <text:p>もしまだ途中だったら、みんなで手伝っちゃう？</text:p>
          </table:table-cell>
          <table:table-cell table:style-name="ce0" table:number-columns-repeated="3"/>
        </table:table-row>
        <table:table-row table:style-name="ro1">
          <table:table-cell table:style-name="ce0" office:value-type="string" calcext:value-type="string">
            <text:p>あたしは足引っ張りそうだから、おとなしくしてよっかな・・・</text:p>
          </table:table-cell>
          <table:table-cell table:style-name="ce0" table:number-columns-repeated="3"/>
        </table:table-row>
        <table:table-row table:style-name="ro1">
          <table:table-cell table:style-name="ce0" office:value-type="string" calcext:value-type="string">
            <text:p>今度こそ、お城へ戻れるよね！</text:p>
          </table:table-cell>
          <table:table-cell table:style-name="ce0" table:number-columns-repeated="3"/>
        </table:table-row>
        <table:table-row table:style-name="ro1">
          <table:table-cell table:style-name="ce0" office:value-type="string" calcext:value-type="string">
            <text:p>四天王を一人撃破するたびに、特別ボーナスみたいなの出ないかなぁ～！</text:p>
          </table:table-cell>
          <table:table-cell table:style-name="ce0" table:number-columns-repeated="3"/>
        </table:table-row>
        <table:table-row table:style-name="ro1">
          <table:table-cell table:style-name="ce0" office:value-type="string" calcext:value-type="string">
            <text:p>もう、だめ・・・っ！　オシッコ・・・もれそうっ！</text:p>
          </table:table-cell>
          <table:table-cell table:style-name="ce0" table:number-columns-repeated="3"/>
        </table:table-row>
        <table:table-row table:style-name="ro1">
          <table:table-cell table:style-name="ce0" office:value-type="string" calcext:value-type="string">
            <text:p>お花摘み行ってくるねっ！！</text:p>
          </table:table-cell>
          <table:table-cell table:style-name="ce0" table:number-columns-repeated="3"/>
        </table:table-row>
        <table:table-row table:style-name="ro1">
          <table:table-cell table:style-name="ce0" office:value-type="string" calcext:value-type="string">
            <text:p>で、でもっ！　でもぉっ！！</text:p>
          </table:table-cell>
          <table:table-cell table:style-name="ce0" table:number-columns-repeated="3"/>
        </table:table-row>
        <table:table-row table:style-name="ro1">
          <table:table-cell table:style-name="ce0" office:value-type="string" calcext:value-type="string">
            <text:p>これにて失礼っ！！</text:p>
          </table:table-cell>
          <table:table-cell table:style-name="ce0" table:number-columns-repeated="3"/>
        </table:table-row>
        <table:table-row table:style-name="ro1">
          <table:table-cell table:style-name="ce0" office:value-type="string" calcext:value-type="string">
            <text:p>あ、あの！　これは、いよいよ・・・ぴ、ぴんちかも！！</text:p>
          </table:table-cell>
          <table:table-cell table:style-name="ce0" table:number-columns-repeated="3"/>
        </table:table-row>
        <table:table-row table:style-name="ro1">
          <table:table-cell table:style-name="ce0" office:value-type="string" calcext:value-type="string">
            <text:p>マジで・・・オシッコしたい・・・っ！</text:p>
          </table:table-cell>
          <table:table-cell table:style-name="ce0" table:number-columns-repeated="3"/>
        </table:table-row>
        <table:table-row table:style-name="ro1">
          <table:table-cell table:style-name="ce0" office:value-type="string" calcext:value-type="string">
            <text:p>なんか、ゴメンね！　少し待っててね！</text:p>
          </table:table-cell>
          <table:table-cell table:style-name="ce0" table:number-columns-repeated="3"/>
        </table:table-row>
        <table:table-row table:style-name="ro1">
          <table:table-cell table:style-name="ce0" office:value-type="string" calcext:value-type="string">
            <text:p>（オシッコ・・・ちょっとキツくなってきちゃった　なぁ・・・）</text:p>
          </table:table-cell>
          <table:table-cell table:style-name="ce0" table:number-columns-repeated="3"/>
        </table:table-row>
        <table:table-row table:style-name="ro1">
          <table:table-cell table:style-name="ce0" office:value-type="string" calcext:value-type="string">
            <text:p>（だ、大丈夫だよね？　そのうち出られるよね？）</text:p>
          </table:table-cell>
          <table:table-cell table:style-name="ce0" table:number-columns-repeated="3"/>
        </table:table-row>
        <table:table-row table:style-name="ro1">
          <table:table-cell table:style-name="ce0" office:value-type="string" calcext:value-type="string">
            <text:p>悲報、ともちゃんオシッコしたくなる・・・</text:p>
          </table:table-cell>
          <table:table-cell table:style-name="ce0" table:number-columns-repeated="3"/>
        </table:table-row>
        <table:table-row table:style-name="ro1">
          <table:table-cell table:style-name="ce0" office:value-type="string" calcext:value-type="string">
            <text:p>いや、まだ余裕あるから平気だけど・・・</text:p>
          </table:table-cell>
          <table:table-cell table:style-name="ce0" table:number-columns-repeated="3"/>
        </table:table-row>
        <table:table-row table:style-name="ro1">
          <table:table-cell table:style-name="ce0" office:value-type="string" calcext:value-type="string">
            <text:p>ね、ねえ、これ大丈夫？</text:p>
          </table:table-cell>
          <table:table-cell table:style-name="ce0" table:number-columns-repeated="3"/>
        </table:table-row>
        <table:table-row table:style-name="ro1">
          <table:table-cell table:style-name="ce0" office:value-type="string" calcext:value-type="string">
            <text:p>閉じ込められたままで誰も助けに来ないってパターンだったらヤバくない・・・？</text:p>
          </table:table-cell>
          <table:table-cell table:style-name="ce0" table:number-columns-repeated="3"/>
        </table:table-row>
        <table:table-row table:style-name="ro1">
          <table:table-cell table:style-name="ce0" office:value-type="string" calcext:value-type="string">
            <text:p>四天王にも年齢みたいなのがあるっぽいね？</text:p>
          </table:table-cell>
          <table:table-cell table:style-name="ce0" table:number-columns-repeated="3"/>
        </table:table-row>
        <table:table-row table:style-name="ro1">
          <table:table-cell table:style-name="ce0" office:value-type="string" calcext:value-type="string">
            <text:p>もしかして性別もあるのかな？</text:p>
          </table:table-cell>
          <table:table-cell table:style-name="ce0" table:number-columns-repeated="3"/>
        </table:table-row>
        <table:table-row table:style-name="ro1">
          <table:table-cell table:style-name="ce0" office:value-type="string" calcext:value-type="string">
            <text:p>性別があるってことは・・・つまりそういうことだよね・・・？　えへへ・・・</text:p>
          </table:table-cell>
          <table:table-cell table:style-name="ce0" table:number-columns-repeated="3"/>
        </table:table-row>
        <table:table-row table:style-name="ro1">
          <table:table-cell table:style-name="ce0" office:value-type="string" calcext:value-type="string">
            <text:p>敵の四天王って、やっぱテストとかで選抜されるのかな？</text:p>
          </table:table-cell>
          <table:table-cell table:style-name="ce0" table:number-columns-repeated="3"/>
        </table:table-row>
        <table:table-row table:style-name="ro1">
          <table:table-cell table:style-name="ce0" office:value-type="string" calcext:value-type="string">
            <text:p>あと少し成績が足りなかったヤツとか、次期四天王みたいな感じで予備軍がいたりして・・・</text:p>
          </table:table-cell>
          <table:table-cell table:style-name="ce0" table:number-columns-repeated="3"/>
        </table:table-row>
        <table:table-row table:style-name="ro1">
          <table:table-cell table:style-name="ce0" office:value-type="string" calcext:value-type="string">
            <text:p>大阪のおばちゃんって、何で髪を紫に染めたがるんだろうね？</text:p>
          </table:table-cell>
          <table:table-cell table:style-name="ce0" table:number-columns-repeated="3"/>
        </table:table-row>
        <table:table-row table:style-name="ro1">
          <table:table-cell table:style-name="ce0" office:value-type="string" calcext:value-type="string">
            <text:p>あ、今の状況とはぜんぜん関係ない話だから忘れていいよ♪</text:p>
          </table:table-cell>
          <table:table-cell table:style-name="ce0" table:number-columns-repeated="3"/>
        </table:table-row>
        <table:table-row table:style-name="ro1">
          <table:table-cell table:style-name="ce0" office:value-type="string" calcext:value-type="string">
            <text:p>で、る・・・でちゃう・・・っ、はぁ・・・はぁ・・・っ！</text:p>
          </table:table-cell>
          <table:table-cell table:style-name="ce0" table:number-columns-repeated="3"/>
        </table:table-row>
        <table:table-row table:style-name="ro1">
          <table:table-cell table:style-name="ce0" office:value-type="string" calcext:value-type="string">
            <text:p>オシッコ・・・げんかい・・・ぃ・・・っ！！</text:p>
          </table:table-cell>
          <table:table-cell table:style-name="ce0" table:number-columns-repeated="3"/>
        </table:table-row>
        <table:table-row table:style-name="ro1">
          <table:table-cell table:style-name="ce0" office:value-type="string" calcext:value-type="string">
            <text:p>もう、こ、ここで・・・させてぇっ！！</text:p>
          </table:table-cell>
          <table:table-cell table:style-name="ce0" table:number-columns-repeated="3"/>
        </table:table-row>
        <table:table-row table:style-name="ro1">
          <table:table-cell table:style-name="ce0" office:value-type="string" calcext:value-type="string">
            <text:p>だめ、ほんとに・・・っ、だめ、なのぉ・・・っ！！</text:p>
          </table:table-cell>
          <table:table-cell table:style-name="ce0" table:number-columns-repeated="3"/>
        </table:table-row>
        <table:table-row table:style-name="ro1">
          <table:table-cell table:style-name="ce0" office:value-type="string" calcext:value-type="string">
            <text:p>ああああーーっ、出ちゃうううぅぅっ！！！</text:p>
          </table:table-cell>
          <table:table-cell table:style-name="ce0" table:number-columns-repeated="3"/>
        </table:table-row>
        <table:table-row table:style-name="ro1">
          <table:table-cell table:style-name="ce0" office:value-type="string" calcext:value-type="string">
            <text:p>だ、だめ・・・っ　オシッコしたくて限界っ！！</text:p>
          </table:table-cell>
          <table:table-cell table:style-name="ce0" table:number-columns-repeated="3"/>
        </table:table-row>
        <table:table-row table:style-name="ro1">
          <table:table-cell table:style-name="ce0" office:value-type="string" calcext:value-type="string">
            <text:p>このままじゃもっちゃうよおぉっ！！</text:p>
          </table:table-cell>
          <table:table-cell table:style-name="ce0" table:number-columns-repeated="3"/>
        </table:table-row>
        <table:table-row table:style-name="ro1">
          <table:table-cell table:style-name="ce0" office:value-type="string" calcext:value-type="string">
            <text:p>もうだめ、ちょ、ちょっといいかなっ！？</text:p>
          </table:table-cell>
          <table:table-cell table:style-name="ce0" table:number-columns-repeated="3"/>
        </table:table-row>
        <table:table-row table:style-name="ro1">
          <table:table-cell table:style-name="ce0" office:value-type="string" calcext:value-type="string">
            <text:p>そんなぁ！　出ちゃうよっ！</text:p>
          </table:table-cell>
          <table:table-cell table:style-name="ce0" table:number-columns-repeated="3"/>
        </table:table-row>
        <table:table-row table:style-name="ro1">
          <table:table-cell table:style-name="ce0" office:value-type="string" calcext:value-type="string">
            <text:p>うん、すぐ戻るね！！</text:p>
          </table:table-cell>
          <table:table-cell table:style-name="ce0" table:number-columns-repeated="3"/>
        </table:table-row>
        <table:table-row table:style-name="ro1">
          <table:table-cell table:style-name="ce0" office:value-type="string" calcext:value-type="string">
            <text:p>ど、どっかトイレ見つけたら行こうよ！！</text:p>
          </table:table-cell>
          <table:table-cell table:style-name="ce0" table:number-columns-repeated="3"/>
        </table:table-row>
        <table:table-row table:style-name="ro1">
          <table:table-cell table:style-name="ce0" office:value-type="string" calcext:value-type="string">
            <text:p>ああぁ、はやくオシッコしたいぃ・・・！！</text:p>
          </table:table-cell>
          <table:table-cell table:style-name="ce0" table:number-columns-repeated="3"/>
        </table:table-row>
        <table:table-row table:style-name="ro1">
          <table:table-cell table:style-name="ce0" office:value-type="string" calcext:value-type="string">
            <text:p>しょ、しょうがないなぁ・・・もう・・・</text:p>
          </table:table-cell>
          <table:table-cell table:style-name="ce0" table:number-columns-repeated="3"/>
        </table:table-row>
        <table:table-row table:style-name="ro1">
          <table:table-cell table:style-name="ce0" office:value-type="string" calcext:value-type="string">
            <text:p>ほ、ほんとはイヤだけど・・・まあ、しょうがないかな・・・</text:p>
          </table:table-cell>
          <table:table-cell table:style-name="ce0" table:number-columns-repeated="3"/>
        </table:table-row>
        <table:table-row table:style-name="ro1">
          <table:table-cell table:style-name="ce0" office:value-type="string" calcext:value-type="string">
            <text:p>も、もれちゃった・・・。　けっこう頑張って我慢したんだよ・・・？</text:p>
          </table:table-cell>
          <table:table-cell table:style-name="ce0" table:number-columns-repeated="3"/>
        </table:table-row>
        <table:table-row table:style-name="ro1">
          <table:table-cell table:style-name="ce0" office:value-type="string" calcext:value-type="string">
            <text:p>あー、悪いんだけどさ、トイレ行きたくなってきちゃったんだけど・・・</text:p>
          </table:table-cell>
          <table:table-cell table:style-name="ce0" table:number-columns-repeated="3"/>
        </table:table-row>
        <table:table-row table:style-name="ro1">
          <table:table-cell table:style-name="ce0" office:value-type="string" calcext:value-type="string">
            <text:p>他の四天王ってどんなヤツなんだろうね？</text:p>
          </table:table-cell>
          <table:table-cell table:style-name="ce0" table:number-columns-repeated="3"/>
        </table:table-row>
        <table:table-row table:style-name="ro1">
          <table:table-cell table:style-name="ce0" office:value-type="string" calcext:value-type="string">
            <text:p>あたしの予想だと、めっちゃテンション高いのとか、常に敬語使うヤツとか、そういうのがいると思うんだよね！</text:p>
          </table:table-cell>
          <table:table-cell table:style-name="ce0" table:number-columns-repeated="3"/>
        </table:table-row>
        <table:table-row table:style-name="ro1">
          <table:table-cell table:style-name="ce0" office:value-type="string" calcext:value-type="string">
            <text:p>なんだろう？　な～んか恥ずかしいハプニングのニオイがするんだよね～・・・</text:p>
          </table:table-cell>
          <table:table-cell table:style-name="ce0" table:number-columns-repeated="3"/>
        </table:table-row>
        <table:table-row table:style-name="ro1">
          <table:table-cell table:style-name="ce0" office:value-type="string" calcext:value-type="string">
            <text:p>だんだん、戦う相手が強くなってくるね・・・</text:p>
          </table:table-cell>
          <table:table-cell table:style-name="ce0" table:number-columns-repeated="3"/>
        </table:table-row>
        <table:table-row table:style-name="ro1">
          <table:table-cell table:style-name="ce0" office:value-type="string" calcext:value-type="string">
            <text:p>ま、その分こっちも強くなっていけばいいんだけど！</text:p>
          </table:table-cell>
          <table:table-cell table:style-name="ce0" table:number-columns-repeated="3"/>
        </table:table-row>
        <table:table-row table:style-name="ro1">
          <table:table-cell table:style-name="ce0" office:value-type="string" calcext:value-type="string">
            <text:p>ねえねえ！　城下町あたりで、あたし達のオリジナルグッズとか出したら結構儲かりそうじゃない？</text:p>
          </table:table-cell>
          <table:table-cell table:style-name="ce0" table:number-columns-repeated="3"/>
        </table:table-row>
        <table:table-row table:style-name="ro1">
          <table:table-cell table:style-name="ce0" office:value-type="string" calcext:value-type="string">
            <text:p>手始めに魔除けハンカチとか、あと破魔ジュースとかどうかな！？</text:p>
          </table:table-cell>
          <table:table-cell table:style-name="ce0" table:number-columns-repeated="3"/>
        </table:table-row>
        <table:table-row table:style-name="ro1">
          <table:table-cell table:style-name="ce0" office:value-type="string" calcext:value-type="string">
            <text:p>港の北にある公道を道なりに進めば、炭鉱のある山に辿り着くんだよね？</text:p>
          </table:table-cell>
          <table:table-cell table:style-name="ce0" table:number-columns-repeated="3"/>
        </table:table-row>
        <table:table-row table:style-name="ro1">
          <table:table-cell table:style-name="ce0" office:value-type="string" calcext:value-type="string">
            <text:p>あ！　あたしが目的地ガイドするのって新鮮でしょ！？</text:p>
          </table:table-cell>
          <table:table-cell table:style-name="ce0" table:number-columns-repeated="3"/>
        </table:table-row>
        <table:table-row table:style-name="ro1">
          <table:table-cell table:style-name="ce0" office:value-type="string" calcext:value-type="string">
            <text:p>ねえねえ！　炭鉱で取れる上質な鉱石ってどんなんだと思う！？</text:p>
          </table:table-cell>
          <table:table-cell table:style-name="ce0" table:number-columns-repeated="3"/>
        </table:table-row>
        <table:table-row table:style-name="ro1">
          <table:table-cell table:style-name="ce0" office:value-type="string" calcext:value-type="string">
            <text:p>宝石の原石とかだったら、一個くらい持って帰ってもいいよね！？　ね！？</text:p>
          </table:table-cell>
          <table:table-cell table:style-name="ce0" table:number-columns-repeated="3"/>
        </table:table-row>
        <table:table-row table:style-name="ro1">
          <table:table-cell table:style-name="ce0" office:value-type="string" calcext:value-type="string">
            <text:p>ねえ、念のために神社でお祓いとかしてもらったほうがいいかな？</text:p>
          </table:table-cell>
          <table:table-cell table:style-name="ce0" table:number-columns-repeated="3"/>
        </table:table-row>
        <table:table-row table:style-name="ro1">
          <table:table-cell table:style-name="ce0" office:value-type="string" calcext:value-type="string">
            <text:p>あ・・・。　こっちの世界に神社とか無いか・・・</text:p>
          </table:table-cell>
          <table:table-cell table:style-name="ce0" table:number-columns-repeated="3"/>
        </table:table-row>
        <table:table-row table:style-name="ro1">
          <table:table-cell table:style-name="ce0" office:value-type="string" calcext:value-type="string">
            <text:p>ぁあ、あっ、も、も、もぅ・・・っ！！</text:p>
          </table:table-cell>
          <table:table-cell table:style-name="ce0" table:number-columns-repeated="3"/>
        </table:table-row>
        <table:table-row table:style-name="ro1">
          <table:table-cell table:style-name="ce0" office:value-type="string" calcext:value-type="string">
            <text:p>もぅ・・・む、むりぃ・・・っ！！</text:p>
          </table:table-cell>
          <table:table-cell table:style-name="ce0" table:number-columns-repeated="3"/>
        </table:table-row>
        <table:table-row table:style-name="ro1">
          <table:table-cell table:style-name="ce0" office:value-type="string" calcext:value-type="string">
            <text:p>ぜ、絶対に・・・近くにいてねっ！　絶対だよっ！</text:p>
          </table:table-cell>
          <table:table-cell table:style-name="ce0" table:number-columns-repeated="3"/>
        </table:table-row>
        <table:table-row table:style-name="ro1">
          <table:table-cell table:style-name="ce0" office:value-type="string" calcext:value-type="string">
            <text:p>はうぅ・・・っ！　もっちゃう・・・っ！</text:p>
          </table:table-cell>
          <table:table-cell table:style-name="ce0" table:number-columns-repeated="3"/>
        </table:table-row>
        <table:table-row table:style-name="ro1">
          <table:table-cell table:style-name="ce0" office:value-type="string" calcext:value-type="string">
            <text:p>も、もう・・・ちびりそうだよぉっ！</text:p>
          </table:table-cell>
          <table:table-cell table:style-name="ce0" table:number-columns-repeated="3"/>
        </table:table-row>
        <table:table-row table:style-name="ro1">
          <table:table-cell table:style-name="ce0" office:value-type="string" calcext:value-type="string">
            <text:p>む、無理！　無理無理ぃ！</text:p>
          </table:table-cell>
          <table:table-cell table:style-name="ce0" table:number-columns-repeated="3"/>
        </table:table-row>
        <table:table-row table:style-name="ro1">
          <table:table-cell table:style-name="ce0" office:value-type="string" calcext:value-type="string">
            <text:p>ゆ、幽霊が出るんだよ！？　一人にしちゃやだぁ！！</text:p>
          </table:table-cell>
          <table:table-cell table:style-name="ce0" table:number-columns-repeated="3"/>
        </table:table-row>
        <table:table-row table:style-name="ro1">
          <table:table-cell table:style-name="ce0" office:value-type="string" calcext:value-type="string">
            <text:p>オシッコしたいっ！　でも、トイレ怖い・・・っ！</text:p>
          </table:table-cell>
          <table:table-cell table:style-name="ce0" table:number-columns-repeated="3"/>
        </table:table-row>
        <table:table-row table:style-name="ro1">
          <table:table-cell table:style-name="ce0" office:value-type="string" calcext:value-type="string">
            <text:p>でも・・・でもオシッコ・・・っ！　うぅ～っ！</text:p>
          </table:table-cell>
          <table:table-cell table:style-name="ce0" table:number-columns-repeated="3"/>
        </table:table-row>
        <table:table-row table:style-name="ro1">
          <table:table-cell table:style-name="ce0" office:value-type="string" calcext:value-type="string">
            <text:p>や、やだよぉ！　こ、怖いもん・・・っ！！</text:p>
          </table:table-cell>
          <table:table-cell table:style-name="ce0" table:number-columns-repeated="3"/>
        </table:table-row>
        <table:table-row table:style-name="ro1">
          <table:table-cell table:style-name="ce0" office:value-type="string" calcext:value-type="string">
            <text:p>トイレに行きたいけど・・・こ、こわいよぉ・・・</text:p>
          </table:table-cell>
          <table:table-cell table:style-name="ce0" table:number-columns-repeated="3"/>
        </table:table-row>
        <table:table-row table:style-name="ro1">
          <table:table-cell table:style-name="ce0" office:value-type="string" calcext:value-type="string">
            <text:p>あうう・・・どうしよう・・・オシッコ・・・っ！</text:p>
          </table:table-cell>
          <table:table-cell table:style-name="ce0" table:number-columns-repeated="3"/>
        </table:table-row>
        <table:table-row table:style-name="ro1">
          <table:table-cell table:style-name="ce0" office:value-type="string" calcext:value-type="string">
            <text:p>ぜ、全部幽霊のせいなんだから・・・っ！！</text:p>
          </table:table-cell>
          <table:table-cell table:style-name="ce0" table:number-columns-repeated="3"/>
        </table:table-row>
        <table:table-row table:style-name="ro1">
          <table:table-cell table:style-name="ce0" office:value-type="string" calcext:value-type="string">
            <text:p>ま、またトイレ行きたくなってきちゃった・・・</text:p>
          </table:table-cell>
          <table:table-cell table:style-name="ce0" table:number-columns-repeated="3"/>
        </table:table-row>
        <table:table-row table:style-name="ro1">
          <table:table-cell table:style-name="ce0" office:value-type="string" calcext:value-type="string">
            <text:p>やだなぁ・・・</text:p>
          </table:table-cell>
          <table:table-cell table:style-name="ce0" table:number-columns-repeated="3"/>
        </table:table-row>
        <table:table-row table:style-name="ro1">
          <table:table-cell table:style-name="ce0" office:value-type="string" calcext:value-type="string">
            <text:p>ほ、ほんとに出たの！　白いワンピースの女の子の幽霊が！！</text:p>
          </table:table-cell>
          <table:table-cell table:style-name="ce0" table:number-columns-repeated="3"/>
        </table:table-row>
        <table:table-row table:style-name="ro1">
          <table:table-cell table:style-name="ce0" office:value-type="string" calcext:value-type="string">
            <text:p>お・・・追っかけてきたらどうしよう・・・っ！</text:p>
          </table:table-cell>
          <table:table-cell table:style-name="ce0" table:number-columns-repeated="3"/>
        </table:table-row>
        <table:table-row table:style-name="ro1">
          <table:table-cell table:style-name="ce0" office:value-type="string" calcext:value-type="string">
            <text:p>も、もれちゃった・・・けっこう頑張って我慢したんだよ・・・？</text:p>
          </table:table-cell>
          <table:table-cell table:style-name="ce0" table:number-columns-repeated="3"/>
        </table:table-row>
        <table:table-row table:style-name="ro1">
          <table:table-cell table:style-name="ce0" office:value-type="string" calcext:value-type="string">
            <text:p>このパーティに船酔いしやすい人がいなくてよかったね！</text:p>
          </table:table-cell>
          <table:table-cell table:style-name="ce0" table:number-columns-repeated="3"/>
        </table:table-row>
        <table:table-row table:style-name="ro1">
          <table:table-cell table:style-name="ce0" office:value-type="string" calcext:value-type="string">
            <text:p>あたしは特に乗り物に強いし！　ジェットコースターとか余裕だよ！　えっへん！</text:p>
          </table:table-cell>
          <table:table-cell table:style-name="ce0" table:number-columns-repeated="3"/>
        </table:table-row>
        <table:table-row table:style-name="ro1">
          <table:table-cell table:style-name="ce0" office:value-type="string" calcext:value-type="string">
            <text:p>館長さんの言うとおり、熾力をドドドドド！って出せたらおもしろいのにね！</text:p>
          </table:table-cell>
          <table:table-cell table:style-name="ce0" table:number-columns-repeated="3"/>
        </table:table-row>
        <table:table-row table:style-name="ro1">
          <table:table-cell table:style-name="ce0" office:value-type="string" calcext:value-type="string">
            <text:p>やってみたら意外と出るかも？　ドドドドドド！！</text:p>
          </table:table-cell>
          <table:table-cell table:style-name="ce0" table:number-columns-repeated="3"/>
        </table:table-row>
        <table:table-row table:style-name="ro1">
          <table:table-cell table:style-name="ce0" office:value-type="string" calcext:value-type="string">
            <text:p>天の使いの力を、科学で解明かあ・・・</text:p>
          </table:table-cell>
          <table:table-cell table:style-name="ce0" table:number-columns-repeated="3"/>
        </table:table-row>
        <table:table-row table:style-name="ro1">
          <table:table-cell table:style-name="ce0" office:value-type="string" calcext:value-type="string">
            <text:p>なんか難しい話になってきたら、早乙女くんヨロシク！</text:p>
          </table:table-cell>
          <table:table-cell table:style-name="ce0" table:number-columns-repeated="3"/>
        </table:table-row>
        <table:table-row table:style-name="ro1">
          <table:table-cell table:style-name="ce0" office:value-type="string" calcext:value-type="string">
            <text:p>話題に困ったときに天気の話をするのは王道だけどさ、</text:p>
          </table:table-cell>
          <table:table-cell table:style-name="ce0" table:number-columns-repeated="3"/>
        </table:table-row>
        <table:table-row table:style-name="ro1">
          <table:table-cell table:style-name="ce0" office:value-type="string" calcext:value-type="string">
            <text:p>天気の無い宇宙空間で会話のネタに困ったらどうするんだろうね？</text:p>
          </table:table-cell>
          <table:table-cell table:style-name="ce0" table:number-columns-repeated="3"/>
        </table:table-row>
        <table:table-row table:style-name="ro1">
          <table:table-cell table:style-name="ce0" office:value-type="string" calcext:value-type="string">
            <text:p>ねえねえ聞いてよ！　すっごいヘンな虫見つけたんだよ！</text:p>
          </table:table-cell>
          <table:table-cell table:style-name="ce0" table:number-columns-repeated="3"/>
        </table:table-row>
        <table:table-row table:style-name="ro1">
          <table:table-cell table:style-name="ce0" office:value-type="string" calcext:value-type="string">
            <text:p>石をどかしたら、しっぽの先が扇子みたいな形したナメクジがバックしながら這ってたの！</text:p>
          </table:table-cell>
          <table:table-cell table:style-name="ce0" table:number-columns-repeated="3"/>
        </table:table-row>
        <table:table-row table:style-name="ro1">
          <table:table-cell table:style-name="ce0" office:value-type="string" calcext:value-type="string">
            <text:p>へ？　コウガイビル・・・？</text:p>
          </table:table-cell>
          <table:table-cell table:style-name="ce0" table:number-columns-repeated="3"/>
        </table:table-row>
        <table:table-row table:style-name="ro1">
          <table:table-cell table:style-name="ce0" office:value-type="string" calcext:value-type="string">
            <text:p>何事もなく船旅終了！</text:p>
          </table:table-cell>
          <table:table-cell table:style-name="ce0" table:number-columns-repeated="3"/>
        </table:table-row>
        <table:table-row table:style-name="ro1">
          <table:table-cell table:style-name="ce0" office:value-type="string" calcext:value-type="string">
            <text:p>（ちょっぴりハプニングを期待してたのって、　あたしだけかな？）</text:p>
          </table:table-cell>
          <table:table-cell table:style-name="ce0" table:number-columns-repeated="3"/>
        </table:table-row>
        <table:table-row table:style-name="ro1">
          <table:table-cell table:style-name="ce0" office:value-type="string" calcext:value-type="string">
            <text:p>でちゃう、でちゃうっ、でちゃううぅっ！！</text:p>
          </table:table-cell>
          <table:table-cell table:style-name="ce0" table:number-columns-repeated="3"/>
        </table:table-row>
        <table:table-row table:style-name="ro1">
          <table:table-cell table:style-name="ce0" office:value-type="string" calcext:value-type="string">
            <text:p>オシッコでちゃうっ、でちゃうよぉっ！！</text:p>
          </table:table-cell>
          <table:table-cell table:style-name="ce0" table:number-columns-repeated="3"/>
        </table:table-row>
        <table:table-row table:style-name="ro1">
          <table:table-cell table:style-name="ce0" office:value-type="string" calcext:value-type="string">
            <text:p>も、もう限界なのっ、そこでさせてっ！！</text:p>
          </table:table-cell>
          <table:table-cell table:style-name="ce0" table:number-columns-repeated="3"/>
        </table:table-row>
        <table:table-row table:style-name="ro1">
          <table:table-cell table:style-name="ce0" office:value-type="string" calcext:value-type="string">
            <text:p>そ、そんなこと・・・言ったってぇ・・・っ！！</text:p>
          </table:table-cell>
          <table:table-cell table:style-name="ce0" table:number-columns-repeated="3"/>
        </table:table-row>
        <table:table-row table:style-name="ro1">
          <table:table-cell table:style-name="ce0" office:value-type="string" calcext:value-type="string">
            <text:p>～～～っ！！！</text:p>
          </table:table-cell>
          <table:table-cell table:style-name="ce0" table:number-columns-repeated="3"/>
        </table:table-row>
        <table:table-row table:style-name="ro1">
          <table:table-cell table:style-name="ce0" office:value-type="string" calcext:value-type="string">
            <text:p>あぁ、ど、どうしよ・・・も、もう我慢できないよっ！</text:p>
          </table:table-cell>
          <table:table-cell table:style-name="ce0" table:number-columns-repeated="3"/>
        </table:table-row>
        <table:table-row table:style-name="ro1">
          <table:table-cell table:style-name="ce0" office:value-type="string" calcext:value-type="string">
            <text:p>もう無理、出ちゃうぅっ！！</text:p>
          </table:table-cell>
          <table:table-cell table:style-name="ce0" table:number-columns-repeated="3"/>
        </table:table-row>
        <table:table-row table:style-name="ro1">
          <table:table-cell table:style-name="ce0" office:value-type="string" calcext:value-type="string">
            <text:p>ごめん、そ、その辺でやってきちゃうから！</text:p>
          </table:table-cell>
          <table:table-cell table:style-name="ce0" table:number-columns-repeated="3"/>
        </table:table-row>
        <table:table-row table:style-name="ro1">
          <table:table-cell table:style-name="ce0" office:value-type="string" calcext:value-type="string">
            <text:p>危ないのは分かるけど、で、でも・・・っ！</text:p>
          </table:table-cell>
          <table:table-cell table:style-name="ce0" table:number-columns-repeated="3"/>
        </table:table-row>
        <table:table-row table:style-name="ro1">
          <table:table-cell table:style-name="ce0" office:value-type="string" calcext:value-type="string">
            <text:p>み、見ちゃダメだからねっ！</text:p>
          </table:table-cell>
          <table:table-cell table:style-name="ce0" table:number-columns-repeated="3"/>
        </table:table-row>
        <table:table-row table:style-name="ro1">
          <table:table-cell table:style-name="ce0" office:value-type="string" calcext:value-type="string">
            <text:p>オシッコ行きたいっ、ねえ、ちょっと行かせてよ！</text:p>
          </table:table-cell>
          <table:table-cell table:style-name="ce0" table:number-columns-repeated="3"/>
        </table:table-row>
        <table:table-row table:style-name="ro1">
          <table:table-cell table:style-name="ce0" office:value-type="string" calcext:value-type="string">
            <text:p>うぅ～・・・ねえ、はやくぅ！</text:p>
          </table:table-cell>
          <table:table-cell table:style-name="ce0" table:number-columns-repeated="3"/>
        </table:table-row>
        <table:table-row table:style-name="ro1">
          <table:table-cell table:style-name="ce0" office:value-type="string" calcext:value-type="string">
            <text:p>早乙女くん、近くにトイレあったら寄ってよぉ！</text:p>
          </table:table-cell>
          <table:table-cell table:style-name="ce0" table:number-columns-repeated="3"/>
        </table:table-row>
        <table:table-row table:style-name="ro1">
          <table:table-cell table:style-name="ce0" office:value-type="string" calcext:value-type="string">
            <text:p>さっきから我慢してるんだけど・・・！</text:p>
          </table:table-cell>
          <table:table-cell table:style-name="ce0" table:number-columns-repeated="3"/>
        </table:table-row>
        <table:table-row table:style-name="ro1">
          <table:table-cell table:style-name="ce0" office:value-type="string" calcext:value-type="string">
            <text:p>うぅ・・・最初は温かかったけど、どんどん寒くなっちゃう・・・</text:p>
          </table:table-cell>
          <table:table-cell table:style-name="ce0" table:number-columns-repeated="3"/>
        </table:table-row>
        <table:table-row table:style-name="ro1">
          <table:table-cell table:style-name="ce0" office:value-type="string" calcext:value-type="string">
            <text:p>ねえ、トイレ行かない？</text:p>
          </table:table-cell>
          <table:table-cell table:style-name="ce0" table:number-columns-repeated="3"/>
        </table:table-row>
        <table:table-row table:style-name="ro1">
          <table:table-cell table:style-name="ce0" office:value-type="string" calcext:value-type="string">
            <text:p>あたし、ちょっぴり催してきちゃった・・・</text:p>
          </table:table-cell>
          <table:table-cell table:style-name="ce0" table:number-columns-repeated="3"/>
        </table:table-row>
        <table:table-row table:style-name="ro1">
          <table:table-cell table:style-name="ce0" office:value-type="string" calcext:value-type="string">
            <text:p>船のトイレ、ちゃんと直ってるかな？</text:p>
          </table:table-cell>
          <table:table-cell table:style-name="ce0" table:number-columns-repeated="3"/>
        </table:table-row>
        <table:table-row table:style-name="ro1">
          <table:table-cell table:style-name="ce0" office:value-type="string" calcext:value-type="string">
            <text:p>またオシッコ我慢地獄はいやだよね！</text:p>
          </table:table-cell>
          <table:table-cell table:style-name="ce0" table:number-columns-repeated="3"/>
        </table:table-row>
        <table:table-row table:style-name="ro1">
          <table:table-cell table:style-name="ce0" office:value-type="string" calcext:value-type="string">
            <text:p>さっきのカニ、ゆでたら食べられるのかな？</text:p>
          </table:table-cell>
          <table:table-cell table:style-name="ce0" table:number-columns-repeated="3"/>
        </table:table-row>
        <table:table-row table:style-name="ro1">
          <table:table-cell table:style-name="ce0" office:value-type="string" calcext:value-type="string">
            <text:p>大味でおいしくなさそうだけどね！</text:p>
          </table:table-cell>
          <table:table-cell table:style-name="ce0" table:number-columns-repeated="3"/>
        </table:table-row>
        <table:table-row table:style-name="ro1">
          <table:table-cell table:style-name="ce0" office:value-type="string" calcext:value-type="string">
            <text:p>ねえ、そう言えば魔族ってどんな外見なのかな？</text:p>
          </table:table-cell>
          <table:table-cell table:style-name="ce0" table:number-columns-repeated="3"/>
        </table:table-row>
        <table:table-row table:style-name="ro1">
          <table:table-cell table:style-name="ce0" office:value-type="string" calcext:value-type="string">
            <text:p>普通にあたし達と同じ見た目だったり？</text:p>
          </table:table-cell>
          <table:table-cell table:style-name="ce0" table:number-columns-repeated="3"/>
        </table:table-row>
        <table:table-row table:style-name="ro1">
          <table:table-cell table:style-name="ce0" office:value-type="string" calcext:value-type="string">
            <text:p>それとも身長3メートルを超える巨人だったりして！　・・・まさかね。</text:p>
          </table:table-cell>
          <table:table-cell table:style-name="ce0" table:number-columns-repeated="3"/>
        </table:table-row>
        <table:table-row table:style-name="ro1">
          <table:table-cell table:style-name="ce0" office:value-type="string" calcext:value-type="string">
            <text:p>あれだね！　ついにラスボスと対面できるかもね！</text:p>
          </table:table-cell>
          <table:table-cell table:style-name="ce0" table:number-columns-repeated="3"/>
        </table:table-row>
        <table:table-row table:style-name="ro1">
          <table:table-cell table:style-name="ce0" office:value-type="string" calcext:value-type="string">
            <text:p>なんか“姫君”って聞くと超ナイスバディなイメージだよね！！</text:p>
          </table:table-cell>
          <table:table-cell table:style-name="ce0" table:number-columns-repeated="3"/>
        </table:table-row>
        <table:table-row table:style-name="ro1">
          <table:table-cell table:style-name="ce0" office:value-type="string" calcext:value-type="string">
            <text:p>・・・え、そうでもない？</text:p>
          </table:table-cell>
          <table:table-cell table:style-name="ce0" table:number-columns-repeated="3"/>
        </table:table-row>
        <table:table-row table:style-name="ro1">
          <table:table-cell table:style-name="ce0" office:value-type="string" calcext:value-type="string">
            <text:p>て言うかさ、こんだけ寒いんじゃさすがの煉絶の姫君も凍えちゃって、どっかで遭難してるんじゃない？</text:p>
          </table:table-cell>
          <table:table-cell table:style-name="ce0" table:number-columns-repeated="3"/>
        </table:table-row>
        <table:table-row table:style-name="ro1">
          <table:table-cell table:style-name="ce0" office:value-type="string" calcext:value-type="string">
            <text:p>・・・それはそれで、ちょっと可哀そうかも・・・？</text:p>
          </table:table-cell>
          <table:table-cell table:style-name="ce0" table:number-columns-repeated="3"/>
        </table:table-row>
        <table:table-row table:style-name="ro1">
          <table:table-cell table:style-name="ce0" office:value-type="string" calcext:value-type="string">
            <text:p>それにしても寒いね～！　さすが北部だよね！</text:p>
          </table:table-cell>
          <table:table-cell table:style-name="ce0" table:number-columns-repeated="3"/>
        </table:table-row>
        <table:table-row table:style-name="ro1">
          <table:table-cell table:style-name="ce0" office:value-type="string" calcext:value-type="string">
            <text:p>こんだけ寒いと、バナナで釘が打てちゃうんじゃない？</text:p>
          </table:table-cell>
          <table:table-cell table:style-name="ce0" table:number-columns-repeated="3"/>
        </table:table-row>
        <table:table-row table:style-name="ro1">
          <table:table-cell table:style-name="ce0" office:value-type="string" calcext:value-type="string">
            <text:p>うへへ・・・かたぁいバナナで、ね♪</text:p>
          </table:table-cell>
          <table:table-cell table:style-name="ce0" table:number-columns-repeated="3"/>
        </table:table-row>
        <table:table-row table:style-name="ro1">
          <table:table-cell table:style-name="ce0" office:value-type="string" calcext:value-type="string">
            <text:p>ビオラちゃん、なかなかかわいい人だったね！</text:p>
          </table:table-cell>
          <table:table-cell table:style-name="ce0" table:number-columns-repeated="3"/>
        </table:table-row>
        <table:table-row table:style-name="ro1">
          <table:table-cell table:style-name="ce0" office:value-type="string" calcext:value-type="string">
            <text:p>でもちょっとはしゃぎすぎかな？　もう少し落ち着きを持ったほうがいいと思わない？</text:p>
          </table:table-cell>
          <table:table-cell table:style-name="ce0" table:number-columns-repeated="3"/>
        </table:table-row>
        <table:table-row table:style-name="ro1">
          <table:table-cell table:style-name="ce0" office:value-type="string" calcext:value-type="string">
            <text:p>・・・あれ？　なんでそんな冷たい目であたしを見てるの・・・？</text:p>
          </table:table-cell>
          <table:table-cell table:style-name="ce0" table:number-columns-repeated="3"/>
        </table:table-row>
        <table:table-row table:style-name="ro1">
          <table:table-cell table:style-name="ce0" office:value-type="string" calcext:value-type="string">
            <text:p>はぁ～～、寒いね～～！</text:p>
          </table:table-cell>
          <table:table-cell table:style-name="ce0" table:number-columns-repeated="3"/>
        </table:table-row>
        <table:table-row table:style-name="ro1">
          <table:table-cell table:style-name="ce0" office:value-type="string" calcext:value-type="string">
            <text:p>女の子はお腹を冷やさないように気をつけなきゃ！</text:p>
          </table:table-cell>
          <table:table-cell table:style-name="ce0" table:number-columns-repeated="3"/>
        </table:table-row>
        <table:table-row table:style-name="ro1">
          <table:table-cell table:style-name="ce0" office:value-type="string" calcext:value-type="string">
            <text:p>はぁ、はぁ・・・っ！　ぅ・・・だ・・・だめ・・・かもっ！</text:p>
          </table:table-cell>
          <table:table-cell table:style-name="ce0" table:number-columns-repeated="3"/>
        </table:table-row>
        <table:table-row table:style-name="ro1">
          <table:table-cell table:style-name="ce0" office:value-type="string" calcext:value-type="string">
            <text:p>もぅ・・・げ、げんかいぃ・・・っ！！</text:p>
          </table:table-cell>
          <table:table-cell table:style-name="ce0" table:number-columns-repeated="3"/>
        </table:table-row>
        <table:table-row table:style-name="ro1">
          <table:table-cell table:style-name="ce0" office:value-type="string" calcext:value-type="string">
            <text:p>お願いだから、そ、そのへんで・・・っ！！</text:p>
          </table:table-cell>
          <table:table-cell table:style-name="ce0" table:number-columns-repeated="3"/>
        </table:table-row>
        <table:table-row table:style-name="ro1">
          <table:table-cell table:style-name="ce0" office:value-type="string" calcext:value-type="string">
            <text:p>ううっ、い、いじわる・・・しないでぇ！！</text:p>
          </table:table-cell>
          <table:table-cell table:style-name="ce0" table:number-columns-repeated="3"/>
        </table:table-row>
        <table:table-row table:style-name="ro1">
          <table:table-cell table:style-name="ce0" office:value-type="string" calcext:value-type="string">
            <text:p>うっく、もうちょっと・・・ガ、ガマ・・・ン！！</text:p>
          </table:table-cell>
          <table:table-cell table:style-name="ce0" table:number-columns-repeated="3"/>
        </table:table-row>
        <table:table-row table:style-name="ro1">
          <table:table-cell table:style-name="ce0" office:value-type="string" calcext:value-type="string">
            <text:p>オシッコ・・・！　オシッコ・・・っ！！</text:p>
          </table:table-cell>
          <table:table-cell table:style-name="ce0" table:number-columns-repeated="3"/>
        </table:table-row>
        <table:table-row table:style-name="ro1">
          <table:table-cell table:style-name="ce0" office:value-type="string" calcext:value-type="string">
            <text:p>も、もうお腹キツキツだよ！！　うぅ・・・っ</text:p>
          </table:table-cell>
          <table:table-cell table:style-name="ce0" table:number-columns-repeated="3"/>
        </table:table-row>
        <table:table-row table:style-name="ro1">
          <table:table-cell table:style-name="ce0" office:value-type="string" calcext:value-type="string">
            <text:p>ね、その辺で出してきちゃっていい！？</text:p>
          </table:table-cell>
          <table:table-cell table:style-name="ce0" table:number-columns-repeated="3"/>
        </table:table-row>
        <table:table-row table:style-name="ro1">
          <table:table-cell table:style-name="ce0" office:value-type="string" calcext:value-type="string">
            <text:p>うぅ・・・っ、で、でもぉ・・・っ！</text:p>
          </table:table-cell>
          <table:table-cell table:style-name="ce0" table:number-columns-repeated="3"/>
        </table:table-row>
        <table:table-row table:style-name="ro1">
          <table:table-cell table:style-name="ce0" office:value-type="string" calcext:value-type="string">
            <text:p>あ、ありがと！　すぐしてきちゃうね！！</text:p>
          </table:table-cell>
          <table:table-cell table:style-name="ce0" table:number-columns-repeated="3"/>
        </table:table-row>
        <table:table-row table:style-name="ro1">
          <table:table-cell table:style-name="ce0" office:value-type="string" calcext:value-type="string">
            <text:p>うぅ、オシッコしたいよぉ・・・！！</text:p>
          </table:table-cell>
          <table:table-cell table:style-name="ce0" table:number-columns-repeated="3"/>
        </table:table-row>
        <table:table-row table:style-name="ro1">
          <table:table-cell table:style-name="ce0" office:value-type="string" calcext:value-type="string">
            <text:p>は、はやくトイレしないとヤバいよぉっ！！</text:p>
          </table:table-cell>
          <table:table-cell table:style-name="ce0" table:number-columns-repeated="3"/>
        </table:table-row>
        <table:table-row table:style-name="ro1">
          <table:table-cell table:style-name="ce0" office:value-type="string" calcext:value-type="string">
            <text:p>うん、じゃあちょっと待っててね・・・！</text:p>
          </table:table-cell>
          <table:table-cell table:style-name="ce0" table:number-columns-repeated="3"/>
        </table:table-row>
        <table:table-row table:style-name="ro1">
          <table:table-cell table:style-name="ce0" office:value-type="string" calcext:value-type="string">
            <text:p>ね、トイレ行きたいよ・・・！</text:p>
          </table:table-cell>
          <table:table-cell table:style-name="ce0" table:number-columns-repeated="3"/>
        </table:table-row>
        <table:table-row table:style-name="ro1">
          <table:table-cell table:style-name="ce0" office:value-type="string" calcext:value-type="string">
            <text:p>少し飲み過ぎちゃったのかな？　ご、ごめんね。</text:p>
          </table:table-cell>
          <table:table-cell table:style-name="ce0" table:number-columns-repeated="3"/>
        </table:table-row>
        <table:table-row table:style-name="ro1">
          <table:table-cell table:style-name="ce0" office:value-type="string" calcext:value-type="string">
            <text:p>ご、ごめん・・・やっちゃった・・・</text:p>
          </table:table-cell>
          <table:table-cell table:style-name="ce0" table:number-columns-repeated="3"/>
        </table:table-row>
        <table:table-row table:style-name="ro1">
          <table:table-cell table:style-name="ce0" office:value-type="string" calcext:value-type="string">
            <text:p>ちょっとだけトイレ行きたいなぁ・・・</text:p>
          </table:table-cell>
          <table:table-cell table:style-name="ce0" table:number-columns-repeated="3"/>
        </table:table-row>
        <table:table-row table:style-name="ro1">
          <table:table-cell table:style-name="ce0" office:value-type="string" calcext:value-type="string">
            <text:p>まだ大丈夫だけど・・・そのうち、ね？</text:p>
          </table:table-cell>
          <table:table-cell table:style-name="ce0" table:number-columns-repeated="3"/>
        </table:table-row>
        <table:table-row table:style-name="ro1">
          <table:table-cell table:style-name="ce0" office:value-type="string" calcext:value-type="string">
            <text:p>自治警団長かぁ～・・・</text:p>
          </table:table-cell>
          <table:table-cell table:style-name="ce0" table:number-columns-repeated="3"/>
        </table:table-row>
        <table:table-row table:style-name="ro1">
          <table:table-cell table:style-name="ce0" office:value-type="string" calcext:value-type="string">
            <text:p>お城の騎士団長さんみたいにシブメンなのかな？</text:p>
          </table:table-cell>
          <table:table-cell table:style-name="ce0" table:number-columns-repeated="3"/>
        </table:table-row>
        <table:table-row table:style-name="ro1">
          <table:table-cell table:style-name="ce0" office:value-type="string" calcext:value-type="string">
            <text:p>引き締まった肉体美にはじける汗・・・っ</text:p>
          </table:table-cell>
          <table:table-cell table:style-name="ce0" table:number-columns-repeated="3"/>
        </table:table-row>
        <table:table-row table:style-name="ro1">
          <table:table-cell table:style-name="ce0" office:value-type="string" calcext:value-type="string">
            <text:p>えへ・・・えへへっ！</text:p>
          </table:table-cell>
          <table:table-cell table:style-name="ce0" table:number-columns-repeated="3"/>
        </table:table-row>
        <table:table-row table:style-name="ro1">
          <table:table-cell table:style-name="ce0" office:value-type="string" calcext:value-type="string">
            <text:p>ねえねえ！　時間があったら雪合戦しようよ！あと、かまくらも作ろっ！！</text:p>
          </table:table-cell>
          <table:table-cell table:style-name="ce0" table:number-columns-repeated="3"/>
        </table:table-row>
        <table:table-row table:style-name="ro1">
          <table:table-cell table:style-name="ce0" office:value-type="string" calcext:value-type="string">
            <text:p>や・・・やだな、冗談だってば・・・</text:p>
          </table:table-cell>
          <table:table-cell table:style-name="ce0" table:number-columns-repeated="3"/>
        </table:table-row>
        <table:table-row table:style-name="ro1">
          <table:table-cell table:style-name="ce0" office:value-type="string" calcext:value-type="string">
            <text:p>ねえねえ、先代さんからもらった能力って、何なんだろうね？</text:p>
          </table:table-cell>
          <table:table-cell table:style-name="ce0" table:number-columns-repeated="3"/>
        </table:table-row>
        <table:table-row table:style-name="ro1">
          <table:table-cell table:style-name="ce0" office:value-type="string" calcext:value-type="string">
            <text:p>あーもう、気になるーっ！！</text:p>
          </table:table-cell>
          <table:table-cell table:style-name="ce0" table:number-columns-repeated="3"/>
        </table:table-row>
        <table:table-row table:style-name="ro1">
          <table:table-cell table:style-name="ce0" office:value-type="string" calcext:value-type="string">
            <text:p>先代さん、声だけで姿が見えないんだね。</text:p>
          </table:table-cell>
          <table:table-cell table:style-name="ce0" table:number-columns-repeated="3"/>
        </table:table-row>
        <table:table-row table:style-name="ro1">
          <table:table-cell table:style-name="ce0" office:value-type="string" calcext:value-type="string">
            <text:p>声から想像すると、めっちゃ美人っぽいのにね！</text:p>
          </table:table-cell>
          <table:table-cell table:style-name="ce0" table:number-columns-repeated="3"/>
        </table:table-row>
        <table:table-row table:style-name="ro1">
          <table:table-cell table:style-name="ce0" office:value-type="string" calcext:value-type="string">
            <text:p>ひめちゃんも加わって、にぎやかにぎやか！！</text:p>
          </table:table-cell>
          <table:table-cell table:style-name="ce0" table:number-columns-repeated="3"/>
        </table:table-row>
        <table:table-row table:style-name="ro1">
          <table:table-cell table:style-name="ce0" office:value-type="string" calcext:value-type="string">
            <text:p>あ、一応言っておくけど、ひめちゃんはあんまりおしゃべりしない子だからね！</text:p>
          </table:table-cell>
          <table:table-cell table:style-name="ce0" table:number-columns-repeated="3"/>
        </table:table-row>
        <table:table-row table:style-name="ro1">
          <table:table-cell table:style-name="ce0" office:value-type="string" calcext:value-type="string">
            <text:p>おとなしいからって、強引にアプローチしちゃNGだぞ～？</text:p>
          </table:table-cell>
          <table:table-cell table:style-name="ce0" table:number-columns-repeated="3"/>
        </table:table-row>
        <table:table-row table:style-name="ro1">
          <table:table-cell table:style-name="ce0" office:value-type="string" calcext:value-type="string">
            <text:p>ああ、あっ、もっちゃう！！　もっちゃうっ！！</text:p>
          </table:table-cell>
          <table:table-cell table:style-name="ce0" table:number-columns-repeated="3"/>
        </table:table-row>
        <table:table-row table:style-name="ro1">
          <table:table-cell table:style-name="ce0" office:value-type="string" calcext:value-type="string">
            <text:p>ガ、ガマンできないっ！！</text:p>
          </table:table-cell>
          <table:table-cell table:style-name="ce0" table:number-columns-repeated="3"/>
        </table:table-row>
        <table:table-row table:style-name="ro1">
          <table:table-cell table:style-name="ce0" office:value-type="string" calcext:value-type="string">
            <text:p>もうだめっ、そ、そこでオシッコさせてっ！！</text:p>
          </table:table-cell>
          <table:table-cell table:style-name="ce0" table:number-columns-repeated="3"/>
        </table:table-row>
        <table:table-row table:style-name="ro1">
          <table:table-cell table:style-name="ce0" office:value-type="string" calcext:value-type="string">
            <text:p>ち、ちがうの！！　ほんとにもうダメなのぉっ！！</text:p>
          </table:table-cell>
          <table:table-cell table:style-name="ce0" table:number-columns-repeated="3"/>
        </table:table-row>
        <table:table-row table:style-name="ro1">
          <table:table-cell table:style-name="ce0" office:value-type="string" calcext:value-type="string">
            <text:p>あーっ！で、で、でちゃうぅうっ！！</text:p>
          </table:table-cell>
          <table:table-cell table:style-name="ce0" table:number-columns-repeated="3"/>
        </table:table-row>
        <table:table-row table:style-name="ro1">
          <table:table-cell table:style-name="ce0" office:value-type="string" calcext:value-type="string">
            <text:p>さ、早乙女くんっ！　あたし、オ、オシッコっ！！</text:p>
          </table:table-cell>
          <table:table-cell table:style-name="ce0" table:number-columns-repeated="3"/>
        </table:table-row>
        <table:table-row table:style-name="ro1">
          <table:table-cell table:style-name="ce0" office:value-type="string" calcext:value-type="string">
            <text:p>も、もう膀胱パンパンだよっ！！</text:p>
          </table:table-cell>
          <table:table-cell table:style-name="ce0" table:number-columns-repeated="3"/>
        </table:table-row>
        <table:table-row table:style-name="ro1">
          <table:table-cell table:style-name="ce0" office:value-type="string" calcext:value-type="string">
            <text:p>ちょっとそこでしてきてもいい！？</text:p>
          </table:table-cell>
          <table:table-cell table:style-name="ce0" table:number-columns-repeated="3"/>
        </table:table-row>
        <table:table-row table:style-name="ro1">
          <table:table-cell table:style-name="ce0" office:value-type="string" calcext:value-type="string">
            <text:p>そんな・・・で、でちゃうよぉっ！！</text:p>
          </table:table-cell>
          <table:table-cell table:style-name="ce0" table:number-columns-repeated="3"/>
        </table:table-row>
        <table:table-row table:style-name="ro1">
          <table:table-cell table:style-name="ce0" office:value-type="string" calcext:value-type="string">
            <text:p>い、1分で終わらせるから！！</text:p>
          </table:table-cell>
          <table:table-cell table:style-name="ce0" table:number-columns-repeated="3"/>
        </table:table-row>
        <table:table-row table:style-name="ro1">
          <table:table-cell table:style-name="ce0" office:value-type="string" calcext:value-type="string">
            <text:p>い、一分で終わらせるから！！</text:p>
          </table:table-cell>
          <table:table-cell table:style-name="ce0" table:number-columns-repeated="3"/>
        </table:table-row>
        <table:table-row table:style-name="ro1">
          <table:table-cell table:style-name="ce0" office:value-type="string" calcext:value-type="string">
            <text:p>ね、ねえ！　ちょっともうムリ！　トイレっ！！</text:p>
          </table:table-cell>
          <table:table-cell table:style-name="ce0" table:number-columns-repeated="3"/>
        </table:table-row>
        <table:table-row table:style-name="ro1">
          <table:table-cell table:style-name="ce0" office:value-type="string" calcext:value-type="string">
            <text:p>このままじゃもれちゃうかも・・・っ！！</text:p>
          </table:table-cell>
          <table:table-cell table:style-name="ce0" table:number-columns-repeated="3"/>
        </table:table-row>
        <table:table-row table:style-name="ro1">
          <table:table-cell table:style-name="ce0" office:value-type="string" calcext:value-type="string">
            <text:p>りょ、りょーかい！　ちょっと待っててね！</text:p>
          </table:table-cell>
          <table:table-cell table:style-name="ce0" table:number-columns-repeated="3"/>
        </table:table-row>
        <table:table-row table:style-name="ro1">
          <table:table-cell table:style-name="ce0" office:value-type="string" calcext:value-type="string">
            <text:p>トイレ・・・トイレ・・・！</text:p>
          </table:table-cell>
          <table:table-cell table:style-name="ce0" table:number-columns-repeated="3"/>
        </table:table-row>
        <table:table-row table:style-name="ro1">
          <table:table-cell table:style-name="ce0" office:value-type="string" calcext:value-type="string">
            <text:p>早くトイレ～・・・！</text:p>
          </table:table-cell>
          <table:table-cell table:style-name="ce0" table:number-columns-repeated="3"/>
        </table:table-row>
        <table:table-row table:style-name="ro1">
          <table:table-cell table:style-name="ce0" office:value-type="string" calcext:value-type="string">
            <text:p>えと・・・こ、これはまあ、その・・・</text:p>
          </table:table-cell>
          <table:table-cell table:style-name="ce0" table:number-columns-repeated="3"/>
        </table:table-row>
        <table:table-row table:style-name="ro1">
          <table:table-cell table:style-name="ce0" office:value-type="string" calcext:value-type="string">
            <text:p>ねえ早乙女くん～、あたしトイレに行きたくなっちゃったんだけど・・・</text:p>
          </table:table-cell>
          <table:table-cell table:style-name="ce0" table:number-columns-repeated="3"/>
        </table:table-row>
        <table:table-row table:style-name="ro1">
          <table:table-cell table:style-name="ce0" office:value-type="string" calcext:value-type="string">
            <text:p>地下道と言えば、暗くてヌルヌル！</text:p>
          </table:table-cell>
          <table:table-cell table:style-name="ce0" table:number-columns-repeated="3"/>
        </table:table-row>
        <table:table-row table:style-name="ro1">
          <table:table-cell table:style-name="ce0" office:value-type="string" calcext:value-type="string">
            <text:p>なんか、ヘンな想像しちゃわない・・・？</text:p>
          </table:table-cell>
          <table:table-cell table:style-name="ce0" table:number-columns-repeated="3"/>
        </table:table-row>
        <table:table-row table:style-name="ro1">
          <table:table-cell table:style-name="ce0" office:value-type="string" calcext:value-type="string">
            <text:p>昨日のパーティ料理、おいしかったね～！</text:p>
          </table:table-cell>
          <table:table-cell table:style-name="ce0" table:number-columns-repeated="3"/>
        </table:table-row>
        <table:table-row table:style-name="ro1">
          <table:table-cell table:style-name="ce0" office:value-type="string" calcext:value-type="string">
            <text:p>何ていう食べ物なのかな？</text:p>
          </table:table-cell>
          <table:table-cell table:style-name="ce0" table:number-columns-repeated="3"/>
        </table:table-row>
        <table:table-row table:style-name="ro1">
          <table:table-cell table:style-name="ce0" office:value-type="string" calcext:value-type="string">
            <text:p>ま、おいしければ何でもいっか～！</text:p>
          </table:table-cell>
          <table:table-cell table:style-name="ce0" table:number-columns-repeated="3"/>
        </table:table-row>
        <table:table-row table:style-name="ro1">
          <table:table-cell table:style-name="ce0" office:value-type="string" calcext:value-type="string">
            <text:p>お城、確か町の北側にあるんだっけ。</text:p>
          </table:table-cell>
          <table:table-cell table:style-name="ce0" table:number-columns-repeated="3"/>
        </table:table-row>
        <table:table-row table:style-name="ro1">
          <table:table-cell table:style-name="ce0" office:value-type="string" calcext:value-type="string">
            <text:p>いったい、どんなおもてなしが待ってるんだろうね？　ｼﾞｭﾙﾘ・・・</text:p>
          </table:table-cell>
          <table:table-cell table:style-name="ce0" table:number-columns-repeated="3"/>
        </table:table-row>
        <table:table-row table:style-name="ro1">
          <table:table-cell table:style-name="ce0" office:value-type="string" calcext:value-type="string">
            <text:p>さっきのカッコいい人、騎士団で一番エラい人なんでしょ？</text:p>
          </table:table-cell>
          <table:table-cell table:style-name="ce0" table:number-columns-repeated="3"/>
        </table:table-row>
        <table:table-row table:style-name="ro1">
          <table:table-cell table:style-name="ce0" office:value-type="string" calcext:value-type="string">
            <text:p>サインとかお願いしたらくれるかな～？</text:p>
          </table:table-cell>
          <table:table-cell table:style-name="ce0" table:number-columns-repeated="3"/>
        </table:table-row>
        <table:table-row table:style-name="ro1">
          <table:table-cell table:style-name="ce0" office:value-type="string" calcext:value-type="string">
            <text:p>ああ、あ、あ！　もぅムリぃ！！</text:p>
          </table:table-cell>
          <table:table-cell table:style-name="ce0" table:number-columns-repeated="3"/>
        </table:table-row>
        <table:table-row table:style-name="ro1">
          <table:table-cell table:style-name="ce0" office:value-type="string" calcext:value-type="string">
            <text:p>そ、そこの隅っこでしちゃうから、見張ってて！！</text:p>
          </table:table-cell>
          <table:table-cell table:style-name="ce0" table:number-columns-repeated="3"/>
        </table:table-row>
        <table:table-row table:style-name="ro1">
          <table:table-cell table:style-name="ce0" office:value-type="string" calcext:value-type="string">
            <text:p>そんなっ！　もうオシッコもっちゃうよぉっ！！</text:p>
          </table:table-cell>
          <table:table-cell table:style-name="ce0" table:number-columns-repeated="3"/>
        </table:table-row>
        <table:table-row table:style-name="ro1">
          <table:table-cell table:style-name="ce0" office:value-type="string" calcext:value-type="string">
            <text:p>あ、あ、ありがとっ！</text:p>
          </table:table-cell>
          <table:table-cell table:style-name="ce0" table:number-columns-repeated="3"/>
        </table:table-row>
        <table:table-row table:style-name="ro1">
          <table:table-cell table:style-name="ce0" office:value-type="string" calcext:value-type="string">
            <text:p>こ、これ、ホントにやばいかも・・・！</text:p>
          </table:table-cell>
          <table:table-cell table:style-name="ce0" table:number-columns-repeated="3"/>
        </table:table-row>
        <table:table-row table:style-name="ro1">
          <table:table-cell table:style-name="ce0" office:value-type="string" calcext:value-type="string">
            <text:p>うぅ・・・っ、ね、ちょっと見張りお願いしてもいい？</text:p>
          </table:table-cell>
          <table:table-cell table:style-name="ce0" table:number-columns-repeated="3"/>
        </table:table-row>
        <table:table-row table:style-name="ro1">
          <table:table-cell table:style-name="ce0" office:value-type="string" calcext:value-type="string">
            <text:p>き、危険なのは分かるけどさぁ！あたし、もぅ・・・っ！</text:p>
          </table:table-cell>
          <table:table-cell table:style-name="ce0" table:number-columns-repeated="3"/>
        </table:table-row>
        <table:table-row table:style-name="ro1">
          <table:table-cell table:style-name="ce0" office:value-type="string" calcext:value-type="string">
            <text:p>ごめん、すぐ終わらせるね！</text:p>
          </table:table-cell>
          <table:table-cell table:style-name="ce0" table:number-columns-repeated="3"/>
        </table:table-row>
        <table:table-row table:style-name="ro1">
          <table:table-cell table:style-name="ce0" office:value-type="string" calcext:value-type="string">
            <text:p>や、やば・・・すっごいオシッコしたい・・・！</text:p>
          </table:table-cell>
          <table:table-cell table:style-name="ce0" table:number-columns-repeated="3"/>
        </table:table-row>
        <table:table-row table:style-name="ro1">
          <table:table-cell table:style-name="ce0" office:value-type="string" calcext:value-type="string">
            <text:p>トイレ・・・どこぉ・・・？</text:p>
          </table:table-cell>
          <table:table-cell table:style-name="ce0" table:number-columns-repeated="3"/>
        </table:table-row>
        <table:table-row table:style-name="ro1">
          <table:table-cell table:style-name="ce0" office:value-type="string" calcext:value-type="string">
            <text:p>うう・・・や、やっぱそうなるよね・・・？</text:p>
          </table:table-cell>
          <table:table-cell table:style-name="ce0" office:value-type="string" calcext:value-type="string">
            <text:p>Telling her to pee outside A</text:p>
          </table:table-cell>
          <table:table-cell table:style-name="ce0" office:value-type="string" calcext:value-type="string">
            <text:p>Tomocchi</text:p>
          </table:table-cell>
          <table:table-cell table:style-name="ce0" office:value-type="string" calcext:value-type="string">
            <text:p>Eep… so that’s what it’s come to, huh?</text:p>
          </table:table-cell>
        </table:table-row>
        <table:table-row table:style-name="ro1">
          <table:table-cell table:style-name="ce0" office:value-type="string" calcext:value-type="string">
            <text:p>じゃ、ちょっとタイム！</text:p>
          </table:table-cell>
          <table:table-cell table:style-name="ce0" office:value-type="string" calcext:value-type="string">
            <text:p>Telling her to pee outside B</text:p>
          </table:table-cell>
          <table:table-cell table:style-name="ce0" office:value-type="string" calcext:value-type="string">
            <text:p>Tomocchi</text:p>
          </table:table-cell>
          <table:table-cell table:style-name="ce0" office:value-type="string" calcext:value-type="string">
            <text:p>'kay, Time Out!</text:p>
          </table:table-cell>
        </table:table-row>
        <table:table-row table:style-name="ro1">
          <table:table-cell table:style-name="ce0" office:value-type="string" calcext:value-type="string">
            <text:p>またトイレ行きたくなっちゃったよ・・・</text:p>
          </table:table-cell>
          <table:table-cell table:style-name="ce0" table:number-columns-repeated="3"/>
        </table:table-row>
        <table:table-row table:style-name="ro1">
          <table:table-cell table:style-name="ce0" office:value-type="string" calcext:value-type="string">
            <text:p>ま、まだガマンできるけど・・・</text:p>
          </table:table-cell>
          <table:table-cell table:style-name="ce0" table:number-columns-repeated="3"/>
        </table:table-row>
        <table:table-row table:style-name="ro1">
          <table:table-cell table:style-name="ce0" office:value-type="string" calcext:value-type="string">
            <text:p>あ～・・・トイレ行きたい・・・</text:p>
          </table:table-cell>
          <table:table-cell table:style-name="ce0" office:value-type="string" calcext:value-type="string">
            <text:p>Chat – L4 A</text:p>
          </table:table-cell>
          <table:table-cell table:style-name="ce0" office:value-type="string" calcext:value-type="string">
            <text:p>Tomocchi</text:p>
          </table:table-cell>
          <table:table-cell table:style-name="ce0" office:value-type="string" calcext:value-type="string">
            <text:p>Ah~… I wanna go pee…</text:p>
          </table:table-cell>
        </table:table-row>
        <table:table-row table:style-name="ro1">
          <table:table-cell table:style-name="ce0" office:value-type="string" calcext:value-type="string">
            <text:p>どっかにトイレ無いかなぁ・・・？</text:p>
          </table:table-cell>
          <table:table-cell table:style-name="ce0" office:value-type="string" calcext:value-type="string">
            <text:p>Chat – L4 B</text:p>
          </table:table-cell>
          <table:table-cell table:style-name="ce0" office:value-type="string" calcext:value-type="string">
            <text:p>Tomocchi</text:p>
          </table:table-cell>
          <table:table-cell table:style-name="ce0" office:value-type="string" calcext:value-type="string">
            <text:p>Shouldn’t there be a bathroom around here…?</text:p>
          </table:table-cell>
        </table:table-row>
        <table:table-row table:style-name="ro1">
          <table:table-cell table:style-name="ce0" office:value-type="string" calcext:value-type="string">
            <text:p>た、たまにはこういうこともあるよ・・・</text:p>
          </table:table-cell>
          <table:table-cell table:style-name="ce0" table:number-columns-repeated="3"/>
        </table:table-row>
        <table:table-row table:style-name="ro1">
          <table:table-cell table:style-name="ce0" office:value-type="string" calcext:value-type="string">
            <text:p>あはは、トイレ行きたくなってきちゃった。</text:p>
          </table:table-cell>
          <table:table-cell table:style-name="ce0" table:number-columns-repeated="3"/>
        </table:table-row>
        <table:table-row table:style-name="ro1">
          <table:table-cell table:style-name="ce0" office:value-type="string" calcext:value-type="string">
            <text:p>でも、ここじゃガマンだよね～。</text:p>
          </table:table-cell>
          <table:table-cell table:style-name="ce0" table:number-columns-repeated="3"/>
        </table:table-row>
        <table:table-row table:style-name="ro1">
          <table:table-cell table:style-name="ce0" office:value-type="string" calcext:value-type="string">
            <text:p>ねえねえ、ここの盗賊たちって、なにげにイケメン率高いと思わない？</text:p>
          </table:table-cell>
          <table:table-cell table:style-name="ce0" table:number-columns-repeated="3"/>
        </table:table-row>
        <table:table-row table:style-name="ro1">
          <table:table-cell table:style-name="ce0" office:value-type="string" calcext:value-type="string">
            <text:p>あと、適度に引き締まった筋肉！　いいよね～！</text:p>
          </table:table-cell>
          <table:table-cell table:style-name="ce0" table:number-columns-repeated="3"/>
        </table:table-row>
        <table:table-row table:style-name="ro1">
          <table:table-cell table:style-name="ce0" office:value-type="string" calcext:value-type="string">
            <text:p>も、げんかいっ！　だめ、でちゃう、オシッコ！！</text:p>
          </table:table-cell>
          <table:table-cell table:style-name="ce0" office:value-type="string" calcext:value-type="string">
            <text:p>Chat – L7 A</text:p>
          </table:table-cell>
          <table:table-cell table:style-name="ce0" office:value-type="string" calcext:value-type="string">
            <text:p>Tomocchi</text:p>
          </table:table-cell>
          <table:table-cell table:style-name="ce0" office:value-type="string" calcext:value-type="string">
            <text:p>It's already... I can't! My pee, it's going to come out!!</text:p>
          </table:table-cell>
        </table:table-row>
        <table:table-row table:style-name="ro1">
          <table:table-cell table:style-name="ce0" office:value-type="string" calcext:value-type="string">
            <text:p>ちょっと待っててっ、してきちゃうから！！</text:p>
          </table:table-cell>
          <table:table-cell table:style-name="ce0" office:value-type="string" calcext:value-type="string">
            <text:p>Chat – L7 B</text:p>
          </table:table-cell>
          <table:table-cell table:style-name="ce0" office:value-type="string" calcext:value-type="string">
            <text:p>Tomocchi</text:p>
          </table:table-cell>
          <table:table-cell table:style-name="ce0" office:value-type="string" calcext:value-type="string">
            <text:p>Wait for me, I'm going to do it right here!!</text:p>
          </table:table-cell>
        </table:table-row>
        <table:table-row table:style-name="ro1">
          <table:table-cell table:style-name="ce0" office:value-type="string" calcext:value-type="string">
            <text:p>なんでぇっ！　さ、させて・・・お願いぃ・・・っ！！</text:p>
          </table:table-cell>
          <table:table-cell table:style-name="ce0" office:value-type="string" calcext:value-type="string">
            <text:p>Outside pee (refused)</text:p>
          </table:table-cell>
          <table:table-cell table:style-name="ce0" office:value-type="string" calcext:value-type="string">
            <text:p>Tomocchi</text:p>
          </table:table-cell>
          <table:table-cell table:style-name="ce0" office:value-type="string" calcext:value-type="string">
            <text:p>Why!? Let me do it... please...!!</text:p>
          </table:table-cell>
        </table:table-row>
        <table:table-row table:style-name="ro1">
          <table:table-cell table:style-name="ce0" office:value-type="string" calcext:value-type="string">
            <text:p>あ、ああ、は・・・はやくぅ・・・っ！！</text:p>
          </table:table-cell>
          <table:table-cell table:style-name="ce0" office:value-type="string" calcext:value-type="string">
            <text:p>Outside pee (allowed)</text:p>
          </table:table-cell>
          <table:table-cell table:style-name="ce0" office:value-type="string" calcext:value-type="string">
            <text:p>Tomocchi</text:p>
          </table:table-cell>
          <table:table-cell table:style-name="ce0" office:value-type="string" calcext:value-type="string">
            <text:p>Ah, ahh... Quickly...!!</text:p>
          </table:table-cell>
        </table:table-row>
        <table:table-row table:style-name="ro1">
          <table:table-cell table:style-name="ce0" office:value-type="string" calcext:value-type="string">
            <text:p>あ、あたし・・・オシッコ・・・したいんだけどっ！！</text:p>
          </table:table-cell>
          <table:table-cell table:style-name="ce0" office:value-type="string" calcext:value-type="string">
            <text:p>Chat – L6 A</text:p>
          </table:table-cell>
          <table:table-cell table:style-name="ce0" office:value-type="string" calcext:value-type="string">
            <text:p>Tomocchi</text:p>
          </table:table-cell>
          <table:table-cell table:style-name="ce0" office:value-type="string" calcext:value-type="string">
            <text:p>I, I need... to pee!!</text:p>
          </table:table-cell>
        </table:table-row>
        <table:table-row table:style-name="ro1">
          <table:table-cell table:style-name="ce0" office:value-type="string" calcext:value-type="string">
            <text:p>もも、もう限界っ！！</text:p>
          </table:table-cell>
          <table:table-cell table:style-name="ce0" office:value-type="string" calcext:value-type="string">
            <text:p>Chat – L6 B</text:p>
          </table:table-cell>
          <table:table-cell table:style-name="ce0" office:value-type="string" calcext:value-type="string">
            <text:p>Tomocchi</text:p>
          </table:table-cell>
          <table:table-cell table:style-name="ce0" office:value-type="string" calcext:value-type="string">
            <text:p>I'm at my limit already!!</text:p>
          </table:table-cell>
        </table:table-row>
        <table:table-row table:style-name="ro1">
          <table:table-cell table:style-name="ce0" office:value-type="string" calcext:value-type="string">
            <text:p>その辺でしてくるから、待ってて！！</text:p>
          </table:table-cell>
          <table:table-cell table:style-name="ce0" office:value-type="string" calcext:value-type="string">
            <text:p>Chat – L6 C</text:p>
          </table:table-cell>
          <table:table-cell table:style-name="ce0" office:value-type="string" calcext:value-type="string">
            <text:p>Tomocchi</text:p>
          </table:table-cell>
          <table:table-cell table:style-name="ce0" office:value-type="string" calcext:value-type="string">
            <text:p>Just wait while I go over there!!</text:p>
          </table:table-cell>
        </table:table-row>
        <table:table-row table:style-name="ro1">
          <table:table-cell table:style-name="ce0" office:value-type="string" calcext:value-type="string">
            <text:p>え！　で、でも・・・！</text:p>
          </table:table-cell>
          <table:table-cell table:style-name="ce0" office:value-type="string" calcext:value-type="string">
            <text:p>Outside pee (refused)</text:p>
          </table:table-cell>
          <table:table-cell table:style-name="ce0" office:value-type="string" calcext:value-type="string">
            <text:p>Tomocchi</text:p>
          </table:table-cell>
          <table:table-cell table:style-name="ce0" office:value-type="string" calcext:value-type="string">
            <text:p>Ehh! But...!</text:p>
          </table:table-cell>
        </table:table-row>
        <table:table-row table:style-name="ro1">
          <table:table-cell table:style-name="ce0" office:value-type="string" calcext:value-type="string">
            <text:p>ちょちょっと済ませてくるから！！</text:p>
          </table:table-cell>
          <table:table-cell table:style-name="ce0" office:value-type="string" calcext:value-type="string">
            <text:p>Outside pee (allowed)</text:p>
          </table:table-cell>
          <table:table-cell table:style-name="ce0" office:value-type="string" calcext:value-type="string">
            <text:p>Tomocchi</text:p>
          </table:table-cell>
          <table:table-cell table:style-name="ce0" office:value-type="string" calcext:value-type="string">
            <text:p>I'll be done in no time!!</text:p>
          </table:table-cell>
        </table:table-row>
        <table:table-row table:style-name="ro1">
          <table:table-cell table:style-name="ce0" office:value-type="string" calcext:value-type="string">
            <text:p>ト、トイレ！　ねえ、もうガマンできないよっ！</text:p>
          </table:table-cell>
          <table:table-cell table:style-name="ce0" office:value-type="string" calcext:value-type="string">
            <text:p>Chat – L5 A</text:p>
          </table:table-cell>
          <table:table-cell table:style-name="ce0" office:value-type="string" calcext:value-type="string">
            <text:p>Tomocchi</text:p>
          </table:table-cell>
          <table:table-cell table:style-name="ce0" office:value-type="string" calcext:value-type="string">
            <text:p>T-Toilet! C'mon, I can't hold it much longer!</text:p>
          </table:table-cell>
        </table:table-row>
        <table:table-row table:style-name="ro1">
          <table:table-cell table:style-name="ce0" office:value-type="string" calcext:value-type="string">
            <text:p>ごめん、トイレ行きたいんだけど・・・。</text:p>
          </table:table-cell>
          <table:table-cell table:style-name="ce0" office:value-type="string" calcext:value-type="string">
            <text:p>Chat – L4 A</text:p>
          </table:table-cell>
          <table:table-cell table:style-name="ce0" office:value-type="string" calcext:value-type="string">
            <text:p>Tomocchi</text:p>
          </table:table-cell>
          <table:table-cell table:style-name="ce0" office:value-type="string" calcext:value-type="string">
            <text:p>Sorry, I have to go to the bathroom...</text:p>
          </table:table-cell>
        </table:table-row>
        <table:table-row table:style-name="ro1">
          <table:table-cell table:style-name="ce0" office:value-type="string" calcext:value-type="string">
            <text:p>みんなも行きたいよね？　ね？</text:p>
          </table:table-cell>
          <table:table-cell table:style-name="ce0" office:value-type="string" calcext:value-type="string">
            <text:p>Chat – L4 B</text:p>
          </table:table-cell>
          <table:table-cell table:style-name="ce0" office:value-type="string" calcext:value-type="string">
            <text:p>Tomocchi</text:p>
          </table:table-cell>
          <table:table-cell table:style-name="ce0" office:value-type="string" calcext:value-type="string">
            <text:p>Does everyone else have to go too? Yeah?</text:p>
          </table:table-cell>
        </table:table-row>
        <table:table-row table:style-name="ro1">
          <table:table-cell table:style-name="ce0" office:value-type="string" calcext:value-type="string">
            <text:p>ふ、普段はちゃんとガマンできるんだよ？今回は、ちょっと・・・油断しちゃったかな・・・</text:p>
          </table:table-cell>
          <table:table-cell table:style-name="ce0" office:value-type="string" calcext:value-type="string">
            <text:p>Chat – Wet Panties</text:p>
          </table:table-cell>
          <table:table-cell table:style-name="ce0" office:value-type="string" calcext:value-type="string">
            <text:p>Tomocchi</text:p>
          </table:table-cell>
          <table:table-cell table:style-name="ce0" office:value-type="string" calcext:value-type="string">
            <text:p>Normally I don't have any problem holding it. Today was... I was just caught a little off-guard, yeah...</text:p>
          </table:table-cell>
        </table:table-row>
        <table:table-row table:style-name="ro1">
          <table:table-cell table:style-name="ce0" office:value-type="string" calcext:value-type="string">
            <text:p>ちょっぴりトイレに行きたくなってきたな～。</text:p>
          </table:table-cell>
          <table:table-cell table:style-name="ce0" office:value-type="string" calcext:value-type="string">
            <text:p>Chat – L3 A</text:p>
          </table:table-cell>
          <table:table-cell table:style-name="ce0" office:value-type="string" calcext:value-type="string">
            <text:p>Tomocchi</text:p>
          </table:table-cell>
          <table:table-cell table:style-name="ce0" office:value-type="string" calcext:value-type="string">
            <text:p>I kinda feel like I have to go~.</text:p>
          </table:table-cell>
        </table:table-row>
        <table:table-row table:style-name="ro1">
          <table:table-cell table:style-name="ce0" office:value-type="string" calcext:value-type="string">
            <text:p>トイレがあったら寄ってこうね。</text:p>
          </table:table-cell>
          <table:table-cell table:style-name="ce0" office:value-type="string" calcext:value-type="string">
            <text:p>Chat – L3 B</text:p>
          </table:table-cell>
          <table:table-cell table:style-name="ce0" office:value-type="string" calcext:value-type="string">
            <text:p>Tomocchi</text:p>
          </table:table-cell>
          <table:table-cell table:style-name="ce0" office:value-type="string" calcext:value-type="string">
            <text:p>Let's stop at a bathroom if we find one.</text:p>
          </table:table-cell>
        </table:table-row>
        <table:table-row table:style-name="ro1">
          <table:table-cell table:style-name="ce0" office:value-type="string" calcext:value-type="string">
            <text:p>んーと、早乙女くんがパーティリーダーってことでいいのかな？</text:p>
          </table:table-cell>
          <table:table-cell table:style-name="ce0" office:value-type="string" calcext:value-type="string">
            <text:p>Chat – Lost Forest A</text:p>
          </table:table-cell>
          <table:table-cell table:style-name="ce0" office:value-type="string" calcext:value-type="string">
            <text:p>Tomocchi</text:p>
          </table:table-cell>
          <table:table-cell table:style-name="ce0" office:value-type="string" calcext:value-type="string">
            <text:p>Hmm, so Saotome is the party leader?</text:p>
          </table:table-cell>
        </table:table-row>
        <table:table-row table:style-name="ro1">
          <table:table-cell table:style-name="ce0" office:value-type="string" calcext:value-type="string">
            <text:p>完全にハーレム状態だね～！　うれしい？</text:p>
          </table:table-cell>
          <table:table-cell table:style-name="ce0" office:value-type="string" calcext:value-type="string">
            <text:p>Chat – Lost Forest B</text:p>
          </table:table-cell>
          <table:table-cell table:style-name="ce0" office:value-type="string" calcext:value-type="string">
            <text:p>Tomocchi</text:p>
          </table:table-cell>
          <table:table-cell table:style-name="ce0" office:value-type="string" calcext:value-type="string">
            <text:p>You got yourself a complete harem~! Aren't you lucky?</text:p>
          </table:table-cell>
        </table:table-row>
        <table:table-row table:style-name="ro1">
          <table:table-cell table:style-name="ce0" office:value-type="string" calcext:value-type="string">
            <text:p>（くねくねっ、もじもじっ、きゅううぅぅっ！）</text:p>
          </table:table-cell>
          <table:table-cell table:style-name="ce0" table:number-columns-repeated="3"/>
        </table:table-row>
        <table:table-row table:style-name="ro1">
          <table:table-cell table:style-name="ce0" office:value-type="string" calcext:value-type="string">
            <text:p>あ、あうぅぅ・・・っ！　も、もぅ・・・だめ・・・ぇ・・・っ！</text:p>
          </table:table-cell>
          <table:table-cell table:style-name="ce0" table:number-columns-repeated="3"/>
        </table:table-row>
        <table:table-row table:style-name="ro1">
          <table:table-cell table:style-name="ce0" office:value-type="string" calcext:value-type="string">
            <text:p>いやあぁっ！　すみ、ませんっ！　も、もう限界ですぅぅっ！！</text:p>
          </table:table-cell>
          <table:table-cell table:style-name="ce0" table:number-columns-repeated="3"/>
        </table:table-row>
        <table:table-row table:style-name="ro1">
          <table:table-cell table:style-name="ce0" office:value-type="string" calcext:value-type="string">
            <text:p>（お手洗い・・・っ、お手洗い・・・っ、お手洗い・・・）</text:p>
          </table:table-cell>
          <table:table-cell table:style-name="ce0" table:number-columns-repeated="3"/>
        </table:table-row>
        <table:table-row table:style-name="ro1">
          <table:table-cell table:style-name="ce0" office:value-type="string" calcext:value-type="string">
            <text:p>（お・・・お、おしっこ・・・したい・・・っ！）</text:p>
          </table:table-cell>
          <table:table-cell table:style-name="ce0" table:number-columns-repeated="3"/>
        </table:table-row>
        <table:table-row table:style-name="ro1">
          <table:table-cell table:style-name="ce0" office:value-type="string" calcext:value-type="string">
            <text:p>いえ、そ、その！！　あの、ええと・・・だ、だ、大丈夫・・・です・・・っ！！</text:p>
          </table:table-cell>
          <table:table-cell table:style-name="ce0" table:number-columns-repeated="3"/>
        </table:table-row>
        <table:table-row table:style-name="ro1">
          <table:table-cell table:style-name="ce0" office:value-type="string" calcext:value-type="string">
            <text:p>（どうしよう・・・お手洗いに行きたくて・・・　もじもじしちゃう・・・っ）</text:p>
          </table:table-cell>
          <table:table-cell table:style-name="ce0" table:number-columns-repeated="3"/>
        </table:table-row>
        <table:table-row table:style-name="ro1">
          <table:table-cell table:style-name="ce0" office:value-type="string" calcext:value-type="string">
            <text:p>（じっとしてるの辛いよぉ・・・）</text:p>
          </table:table-cell>
          <table:table-cell table:style-name="ce0" table:number-columns-repeated="3"/>
        </table:table-row>
        <table:table-row table:style-name="ro1">
          <table:table-cell table:style-name="ce0" office:value-type="string" calcext:value-type="string">
            <text:p>ひゃいっ！？！　な、な、なんですかっ？！？</text:p>
          </table:table-cell>
          <table:table-cell table:style-name="ce0" table:number-columns-repeated="3"/>
        </table:table-row>
        <table:table-row table:style-name="ro1">
          <table:table-cell table:style-name="ce0" office:value-type="string" calcext:value-type="string">
            <text:p>あ、あの・・・すみません・・・</text:p>
          </table:table-cell>
          <table:table-cell table:style-name="ce0" office:value-type="string" calcext:value-type="string">
            <text:p>After outdoor pee - L6 A</text:p>
          </table:table-cell>
          <table:table-cell table:style-name="ce0" office:value-type="string" calcext:value-type="string">
            <text:p>Komu</text:p>
          </table:table-cell>
          <table:table-cell table:style-name="ce0" office:value-type="string" calcext:value-type="string">
            <text:p>U-um... sorry...</text:p>
          </table:table-cell>
        </table:table-row>
        <table:table-row table:style-name="ro1">
          <table:table-cell table:style-name="ce0" office:value-type="string" calcext:value-type="string">
            <text:p>何か飲み物とかもらえると、うれしいです・・・</text:p>
          </table:table-cell>
          <table:table-cell table:style-name="ce0" table:number-columns-repeated="3"/>
        </table:table-row>
        <table:table-row table:style-name="ro1">
          <table:table-cell table:style-name="ce0" office:value-type="string" calcext:value-type="string">
            <text:p>うぅ・・・すみません・・・っ</text:p>
          </table:table-cell>
          <table:table-cell table:style-name="ce0" table:number-columns-repeated="3"/>
        </table:table-row>
        <table:table-row table:style-name="ro1">
          <table:table-cell table:style-name="ce0" office:value-type="string" calcext:value-type="string">
            <text:p>近づくと、におうから・・・は、離れて歩きます・・・ぐすん・・・っ</text:p>
          </table:table-cell>
          <table:table-cell table:style-name="ce0" table:number-columns-repeated="3"/>
        </table:table-row>
        <table:table-row table:style-name="ro1">
          <table:table-cell table:style-name="ce0" office:value-type="string" calcext:value-type="string">
            <text:p>す、すみません・・・あの・・・その・・・</text:p>
          </table:table-cell>
          <table:table-cell table:style-name="ce0" table:number-columns-repeated="3"/>
        </table:table-row>
        <table:table-row table:style-name="ro1">
          <table:table-cell table:style-name="ce0" office:value-type="string" calcext:value-type="string">
            <text:p>きゅ、休憩は・・・まだ先・・・ですよね？</text:p>
          </table:table-cell>
          <table:table-cell table:style-name="ce0" table:number-columns-repeated="3"/>
        </table:table-row>
        <table:table-row table:style-name="ro1">
          <table:table-cell table:style-name="ce0" office:value-type="string" calcext:value-type="string">
            <text:p>（さっきお手洗いに寄っておけばよかったかも　・・・）</text:p>
          </table:table-cell>
          <table:table-cell table:style-name="ce0" table:number-columns-repeated="3"/>
        </table:table-row>
        <table:table-row table:style-name="ro1">
          <table:table-cell table:style-name="ce0" office:value-type="string" calcext:value-type="string">
            <text:p>（し・・・したくなってきちゃった・・・）</text:p>
          </table:table-cell>
          <table:table-cell table:style-name="ce0" table:number-columns-repeated="3"/>
        </table:table-row>
        <table:table-row table:style-name="ro1">
          <table:table-cell table:style-name="ce0" office:value-type="string" calcext:value-type="string">
            <text:p>正直、とっても怖いです・・・</text:p>
          </table:table-cell>
          <table:table-cell table:style-name="ce0" table:number-columns-repeated="3"/>
        </table:table-row>
        <table:table-row table:style-name="ro1">
          <table:table-cell table:style-name="ce0" office:value-type="string" calcext:value-type="string">
            <text:p>でも、みなさんと一緒なら、これまでのようにうまく行ける・・・そんな気がします・・・！</text:p>
          </table:table-cell>
          <table:table-cell table:style-name="ce0" table:number-columns-repeated="3"/>
        </table:table-row>
        <table:table-row table:style-name="ro1">
          <table:table-cell table:style-name="ce0" office:value-type="string" calcext:value-type="string">
            <text:p>時空玉って、最後に自爆するんですよね。</text:p>
          </table:table-cell>
          <table:table-cell table:style-name="ce0" table:number-columns-repeated="3"/>
        </table:table-row>
        <table:table-row table:style-name="ro1">
          <table:table-cell table:style-name="ce0" office:value-type="string" calcext:value-type="string">
            <text:p>でも、もし爆破の衝撃でも門が壊れなかったらどうしましょう・・・？</text:p>
          </table:table-cell>
          <table:table-cell table:style-name="ce0" table:number-columns-repeated="3"/>
        </table:table-row>
        <table:table-row table:style-name="ro1">
          <table:table-cell table:style-name="ce0" office:value-type="string" calcext:value-type="string">
            <text:p>一応、ハンマーみたいなのを持っていったほうが良いでしょうか？</text:p>
          </table:table-cell>
          <table:table-cell table:style-name="ce0" table:number-columns-repeated="3"/>
        </table:table-row>
        <table:table-row table:style-name="ro1">
          <table:table-cell table:style-name="ce0" office:value-type="string" calcext:value-type="string">
            <text:p>私にも体が4つあれば、あんなふうに強くなれるんでしょうか・・・</text:p>
          </table:table-cell>
          <table:table-cell table:style-name="ce0" table:number-columns-repeated="3"/>
        </table:table-row>
        <table:table-row table:style-name="ro1">
          <table:table-cell table:style-name="ce0" office:value-type="string" calcext:value-type="string">
            <text:p>あ、そうしたら、制服を4着そろえないとですね。</text:p>
          </table:table-cell>
          <table:table-cell table:style-name="ce0" table:number-columns-repeated="3"/>
        </table:table-row>
        <table:table-row table:style-name="ro1">
          <table:table-cell table:style-name="ce0" office:value-type="string" calcext:value-type="string">
            <text:p>マ、マ、マグマに落ちないように、足元に気をつけないと・・・っ！！</text:p>
          </table:table-cell>
          <table:table-cell table:style-name="ce0" table:number-columns-repeated="3"/>
        </table:table-row>
        <table:table-row table:style-name="ro1">
          <table:table-cell table:style-name="ce0" office:value-type="string" calcext:value-type="string">
            <text:p>落ちたらヤケドしちゃいますっ！！</text:p>
          </table:table-cell>
          <table:table-cell table:style-name="ce0" table:number-columns-repeated="3"/>
        </table:table-row>
        <table:table-row table:style-name="ro1">
          <table:table-cell table:style-name="ce0" office:value-type="string" calcext:value-type="string">
            <text:p>時空のひずみを安定させる“時空玉”って・・・</text:p>
          </table:table-cell>
          <table:table-cell table:style-name="ce0" table:number-columns-repeated="3"/>
        </table:table-row>
        <table:table-row table:style-name="ro1">
          <table:table-cell table:style-name="ce0" office:value-type="string" calcext:value-type="string">
            <text:p>いったいどういう構造なんでしょう・・・？</text:p>
          </table:table-cell>
          <table:table-cell table:style-name="ce0" table:number-columns-repeated="3"/>
        </table:table-row>
        <table:table-row table:style-name="ro1">
          <table:table-cell table:style-name="ce0" office:value-type="string" calcext:value-type="string">
            <text:p>あの、私・・・も、もぅ、お手洗い・・・っ！</text:p>
          </table:table-cell>
          <table:table-cell table:style-name="ce0" table:number-columns-repeated="3"/>
        </table:table-row>
        <table:table-row table:style-name="ro1">
          <table:table-cell table:style-name="ce0" office:value-type="string" calcext:value-type="string">
            <text:p>これ以上・・・が、我慢・・・でき・・・ません・・・っ！ぅああっ・・・/////</text:p>
          </table:table-cell>
          <table:table-cell table:style-name="ce0" table:number-columns-repeated="3"/>
        </table:table-row>
        <table:table-row table:style-name="ro1">
          <table:table-cell table:style-name="ce0" office:value-type="string" calcext:value-type="string">
            <text:p>（おしっこっ！！　もう・・・でちゃうぅぅっ！！）</text:p>
          </table:table-cell>
          <table:table-cell table:style-name="ce0" table:number-columns-repeated="3"/>
        </table:table-row>
        <table:table-row table:style-name="ro1">
          <table:table-cell table:style-name="ce0" office:value-type="string" calcext:value-type="string">
            <text:p>（もじもじ・・・っ、もじもじ・・・っ！）</text:p>
          </table:table-cell>
          <table:table-cell table:style-name="ce0" table:number-columns-repeated="3"/>
        </table:table-row>
        <table:table-row table:style-name="ro1">
          <table:table-cell table:style-name="ce0" office:value-type="string" calcext:value-type="string">
            <text:p>さ、さ・・・早乙女さん・・・っ////あの・・・あの・・・っ！</text:p>
          </table:table-cell>
          <table:table-cell table:style-name="ce0" table:number-columns-repeated="3"/>
        </table:table-row>
        <table:table-row table:style-name="ro1">
          <table:table-cell table:style-name="ce0" office:value-type="string" calcext:value-type="string">
            <text:p>や・・・そ、そういうこと言わないでくださいっ////</text:p>
          </table:table-cell>
          <table:table-cell table:style-name="ce0" table:number-columns-repeated="3"/>
        </table:table-row>
        <table:table-row table:style-name="ro1">
          <table:table-cell table:style-name="ce0" office:value-type="string" calcext:value-type="string">
            <text:p>ご・・・ごめんなさい・・・私・・・私・・・</text:p>
          </table:table-cell>
          <table:table-cell table:style-name="ce0" table:number-columns-repeated="3"/>
        </table:table-row>
        <table:table-row table:style-name="ro1">
          <table:table-cell table:style-name="ce0" office:value-type="string" calcext:value-type="string">
            <text:p>休憩が・・・したいです・・・っ////</text:p>
          </table:table-cell>
          <table:table-cell table:style-name="ce0" table:number-columns-repeated="3"/>
        </table:table-row>
        <table:table-row table:style-name="ro1">
          <table:table-cell table:style-name="ce0" office:value-type="string" calcext:value-type="string">
            <text:p>あわわわわわっ！！　そ、そうじゃなくてっ////</text:p>
          </table:table-cell>
          <table:table-cell table:style-name="ce0" table:number-columns-repeated="3"/>
        </table:table-row>
        <table:table-row table:style-name="ro1">
          <table:table-cell table:style-name="ce0" office:value-type="string" calcext:value-type="string">
            <text:p>うわあぁぁん・・・ごめんなさい！　も、もうしません・・・ちゃんと我慢しますから・・・許してくださいぃ・・・っ！</text:p>
          </table:table-cell>
          <table:table-cell table:style-name="ce0" table:number-columns-repeated="3"/>
        </table:table-row>
        <table:table-row table:style-name="ro1">
          <table:table-cell table:style-name="ce0" office:value-type="string" calcext:value-type="string">
            <text:p>あの・・・い、言いにくいんですけど・・・</text:p>
          </table:table-cell>
          <table:table-cell table:style-name="ce0" table:number-columns-repeated="3"/>
        </table:table-row>
        <table:table-row table:style-name="ro1">
          <table:table-cell table:style-name="ce0" office:value-type="string" calcext:value-type="string">
            <text:p>その・・・お、お手洗いに・・・行きたくなってしまいまして・・・</text:p>
          </table:table-cell>
          <table:table-cell table:style-name="ce0" table:number-columns-repeated="3"/>
        </table:table-row>
        <table:table-row table:style-name="ro1">
          <table:table-cell table:style-name="ce0" office:value-type="string" calcext:value-type="string">
            <text:p>・・・あ・・・</text:p>
          </table:table-cell>
          <table:table-cell table:style-name="ce0" table:number-columns-repeated="3"/>
        </table:table-row>
        <table:table-row table:style-name="ro1">
          <table:table-cell table:style-name="ce0" office:value-type="string" calcext:value-type="string">
            <text:p>い、いえ・・・なんでも・・・</text:p>
          </table:table-cell>
          <table:table-cell table:style-name="ce0" table:number-columns-repeated="3"/>
        </table:table-row>
        <table:table-row table:style-name="ro1">
          <table:table-cell table:style-name="ce0" office:value-type="string" calcext:value-type="string">
            <text:p>そう言えば、山の頂上にあった赤カラットの隠れ家・・・</text:p>
          </table:table-cell>
          <table:table-cell table:style-name="ce0" table:number-columns-repeated="3"/>
        </table:table-row>
        <table:table-row table:style-name="ro1">
          <table:table-cell table:style-name="ce0" office:value-type="string" calcext:value-type="string">
            <text:p>肝心の赤カラット本人がいませんでしたね。</text:p>
          </table:table-cell>
          <table:table-cell table:style-name="ce0" table:number-columns-repeated="3"/>
        </table:table-row>
        <table:table-row table:style-name="ro1">
          <table:table-cell table:style-name="ce0" office:value-type="string" calcext:value-type="string">
            <text:p>・・・お出かけ中だったんでしょうか？</text:p>
          </table:table-cell>
          <table:table-cell table:style-name="ce0" table:number-columns-repeated="3"/>
        </table:table-row>
        <table:table-row table:style-name="ro1">
          <table:table-cell table:style-name="ce0" office:value-type="string" calcext:value-type="string">
            <text:p>ルミィさんが作ってくれた干渉剤、注射器に入ってます。</text:p>
          </table:table-cell>
          <table:table-cell table:style-name="ce0" table:number-columns-repeated="3"/>
        </table:table-row>
        <table:table-row table:style-name="ro1">
          <table:table-cell table:style-name="ce0" office:value-type="string" calcext:value-type="string">
            <text:p>つまり、これをどうにかして白カラットに注入しないと効果を発揮しないんですよね。</text:p>
          </table:table-cell>
          <table:table-cell table:style-name="ce0" table:number-columns-repeated="3"/>
        </table:table-row>
        <table:table-row table:style-name="ro1">
          <table:table-cell table:style-name="ce0" office:value-type="string" calcext:value-type="string">
            <text:p>やっぱり問題はそこですよね・・・</text:p>
          </table:table-cell>
          <table:table-cell table:style-name="ce0" table:number-columns-repeated="3"/>
        </table:table-row>
        <table:table-row table:style-name="ro1">
          <table:table-cell table:style-name="ce0" office:value-type="string" calcext:value-type="string">
            <text:p>うう・・・服にも鱗粉が付いちゃいました・・・</text:p>
          </table:table-cell>
          <table:table-cell table:style-name="ce0" table:number-columns-repeated="3"/>
        </table:table-row>
        <table:table-row table:style-name="ro1">
          <table:table-cell table:style-name="ce0" office:value-type="string" calcext:value-type="string">
            <text:p>あとでお洗濯しないと・・・</text:p>
          </table:table-cell>
          <table:table-cell table:style-name="ce0" table:number-columns-repeated="3"/>
        </table:table-row>
        <table:table-row table:style-name="ro1">
          <table:table-cell table:style-name="ce0" office:value-type="string" calcext:value-type="string">
            <text:p>わ・・・私も・・・私もゼリーちゃんとお話ししてみたいな・・・！</text:p>
          </table:table-cell>
          <table:table-cell table:style-name="ce0" table:number-columns-repeated="3"/>
        </table:table-row>
        <table:table-row table:style-name="ro1">
          <table:table-cell table:style-name="ce0" office:value-type="string" calcext:value-type="string">
            <text:p>うずうず・・・</text:p>
          </table:table-cell>
          <table:table-cell table:style-name="ce0" table:number-columns-repeated="3"/>
        </table:table-row>
        <table:table-row table:style-name="ro1">
          <table:table-cell table:style-name="ce0" office:value-type="string" calcext:value-type="string">
            <text:p>結局のところ、ゼリーちゃんって何者なんでしょう・・・？</text:p>
          </table:table-cell>
          <table:table-cell table:style-name="ce0" table:number-columns-repeated="3"/>
        </table:table-row>
        <table:table-row table:style-name="ro1">
          <table:table-cell table:style-name="ce0" office:value-type="string" calcext:value-type="string">
            <text:p>人でも魔物でもない、不思議な生き物ですよね。</text:p>
          </table:table-cell>
          <table:table-cell table:style-name="ce0" table:number-columns-repeated="3"/>
        </table:table-row>
        <table:table-row table:style-name="ro1">
          <table:table-cell table:style-name="ce0" office:value-type="string" calcext:value-type="string">
            <text:p>遺跡って、何のためにあったものなんでしょう？</text:p>
          </table:table-cell>
          <table:table-cell table:style-name="ce0" table:number-columns-repeated="3"/>
        </table:table-row>
        <table:table-row table:style-name="ro1">
          <table:table-cell table:style-name="ce0" office:value-type="string" calcext:value-type="string">
            <text:p>大昔の人々が、何かの儀式に使ったり、神仏を祭ったりしていたのでしょうか・・・？</text:p>
          </table:table-cell>
          <table:table-cell table:style-name="ce0" table:number-columns-repeated="3"/>
        </table:table-row>
        <table:table-row table:style-name="ro1">
          <table:table-cell table:style-name="ce0" office:value-type="string" calcext:value-type="string">
            <text:p>すみません、あまりこういうことに詳しくなくて・・・</text:p>
          </table:table-cell>
          <table:table-cell table:style-name="ce0" table:number-columns-repeated="3"/>
        </table:table-row>
        <table:table-row table:style-name="ro1">
          <table:table-cell table:style-name="ce0" office:value-type="string" calcext:value-type="string">
            <text:p>わ・・・私、その・・・つい・・・あまりにも、そのかわいすぎて・・・/////</text:p>
          </table:table-cell>
          <table:table-cell table:style-name="ce0" table:number-columns-repeated="3"/>
        </table:table-row>
        <table:table-row table:style-name="ro1">
          <table:table-cell table:style-name="ce0" office:value-type="string" calcext:value-type="string">
            <text:p>は、恥ずかしいところを・・・っ////</text:p>
          </table:table-cell>
          <table:table-cell table:style-name="ce0" table:number-columns-repeated="3"/>
        </table:table-row>
        <table:table-row table:style-name="ro1">
          <table:table-cell table:style-name="ce0" office:value-type="string" calcext:value-type="string">
            <text:p>い、石重くないですか？　大丈夫ですか？</text:p>
          </table:table-cell>
          <table:table-cell table:style-name="ce0" table:number-columns-repeated="3"/>
        </table:table-row>
        <table:table-row table:style-name="ro1">
          <table:table-cell table:style-name="ce0" office:value-type="string" calcext:value-type="string">
            <text:p>疲れたら言ってくださいね？　台車を探してきますから！</text:p>
          </table:table-cell>
          <table:table-cell table:style-name="ce0" table:number-columns-repeated="3"/>
        </table:table-row>
        <table:table-row table:style-name="ro1">
          <table:table-cell table:style-name="ce0" office:value-type="string" calcext:value-type="string">
            <text:p>そういえば、赤カラット達ってどうなったんでしょうか・・・？</text:p>
          </table:table-cell>
          <table:table-cell table:style-name="ce0" table:number-columns-repeated="3"/>
        </table:table-row>
        <table:table-row table:style-name="ro1">
          <table:table-cell table:style-name="ce0" office:value-type="string" calcext:value-type="string">
            <text:p>あれから何もアクションを起こしてきてないようですし、ちょっと気がかりですね・・・</text:p>
          </table:table-cell>
          <table:table-cell table:style-name="ce0" table:number-columns-repeated="3"/>
        </table:table-row>
        <table:table-row table:style-name="ro1">
          <table:table-cell table:style-name="ce0" office:value-type="string" calcext:value-type="string">
            <text:p>ルミィさん、いろいろな物を作れてすごいですね。</text:p>
          </table:table-cell>
          <table:table-cell table:style-name="ce0" table:number-columns-repeated="3"/>
        </table:table-row>
        <table:table-row table:style-name="ro1">
          <table:table-cell table:style-name="ce0" office:value-type="string" calcext:value-type="string">
            <text:p>私にも発明の才能があれば、もっとみなさんのお役に立てるのに・・・</text:p>
          </table:table-cell>
          <table:table-cell table:style-name="ce0" table:number-columns-repeated="3"/>
        </table:table-row>
        <table:table-row table:style-name="ro1">
          <table:table-cell table:style-name="ce0" office:value-type="string" calcext:value-type="string">
            <text:p>も、もぅ・・・だめ・・・っ</text:p>
          </table:table-cell>
          <table:table-cell table:style-name="ce0" table:number-columns-repeated="3"/>
        </table:table-row>
        <table:table-row table:style-name="ro1">
          <table:table-cell table:style-name="ce0" office:value-type="string" calcext:value-type="string">
            <text:p>はぁ・・・はぁ・・・っ、も、もれちゃう・・・おしっこ・・・</text:p>
          </table:table-cell>
          <table:table-cell table:style-name="ce0" table:number-columns-repeated="3"/>
        </table:table-row>
        <table:table-row table:style-name="ro1">
          <table:table-cell table:style-name="ce0" office:value-type="string" calcext:value-type="string">
            <text:p>ううぅぅっ！！！////</text:p>
          </table:table-cell>
          <table:table-cell table:style-name="ce0" table:number-columns-repeated="3"/>
        </table:table-row>
        <table:table-row table:style-name="ro1">
          <table:table-cell table:style-name="ce0" office:value-type="string" calcext:value-type="string">
            <text:p>（お手洗い行きたい・・・っ、お手洗い・・・っ！）</text:p>
          </table:table-cell>
          <table:table-cell table:style-name="ce0" table:number-columns-repeated="3"/>
        </table:table-row>
        <table:table-row table:style-name="ro1">
          <table:table-cell table:style-name="ce0" office:value-type="string" calcext:value-type="string">
            <text:p>（どうしよう、もう、我慢が・・・っ！）</text:p>
          </table:table-cell>
          <table:table-cell table:style-name="ce0" table:number-columns-repeated="3"/>
        </table:table-row>
        <table:table-row table:style-name="ro1">
          <table:table-cell table:style-name="ce0" office:value-type="string" calcext:value-type="string">
            <text:p>だ、大丈夫ですっ！　大丈夫じゃないけど、だいじょうぶ・・・です・・・っ！！</text:p>
          </table:table-cell>
          <table:table-cell table:style-name="ce0" table:number-columns-repeated="3"/>
        </table:table-row>
        <table:table-row table:style-name="ro1">
          <table:table-cell table:style-name="ce0" office:value-type="string" calcext:value-type="string">
            <text:p>す、すみません・・・あ、あの・・・</text:p>
          </table:table-cell>
          <table:table-cell table:style-name="ce0" table:number-columns-repeated="3"/>
        </table:table-row>
        <table:table-row table:style-name="ro1">
          <table:table-cell table:style-name="ce0" office:value-type="string" calcext:value-type="string">
            <text:p>どこかに、その・・・お、お手洗いは・・・っ////</text:p>
          </table:table-cell>
          <table:table-cell table:style-name="ce0" table:number-columns-repeated="3"/>
        </table:table-row>
        <table:table-row table:style-name="ro1">
          <table:table-cell table:style-name="ce0" office:value-type="string" calcext:value-type="string">
            <text:p>それは、お、お、お手洗いじゃありません・・・っ！</text:p>
          </table:table-cell>
          <table:table-cell table:style-name="ce0" table:number-columns-repeated="3"/>
        </table:table-row>
        <table:table-row table:style-name="ro1">
          <table:table-cell table:style-name="ce0" office:value-type="string" calcext:value-type="string">
            <text:p>うぅ・・・っ、ひっく、ぐすん・・・っ////</text:p>
          </table:table-cell>
          <table:table-cell table:style-name="ce0" table:number-columns-repeated="3"/>
        </table:table-row>
        <table:table-row table:style-name="ro1">
          <table:table-cell table:style-name="ce0" office:value-type="string" calcext:value-type="string">
            <text:p>早乙女さん・・・あの・・・</text:p>
          </table:table-cell>
          <table:table-cell table:style-name="ce0" table:number-columns-repeated="3"/>
        </table:table-row>
        <table:table-row table:style-name="ro1">
          <table:table-cell table:style-name="ce0" office:value-type="string" calcext:value-type="string">
            <text:p>もし、近くに休憩できる場所があったら、その・・・</text:p>
          </table:table-cell>
          <table:table-cell table:style-name="ce0" table:number-columns-repeated="3"/>
        </table:table-row>
        <table:table-row table:style-name="ro1">
          <table:table-cell table:style-name="ce0" office:value-type="string" calcext:value-type="string">
            <text:p>（ちょっと休憩したい・・・かも・・・）</text:p>
          </table:table-cell>
          <table:table-cell table:style-name="ce0" table:number-columns-repeated="3"/>
        </table:table-row>
        <table:table-row table:style-name="ro1">
          <table:table-cell table:style-name="ce0" office:value-type="string" calcext:value-type="string">
            <text:p>今のところ、赤カラットは沈黙を守っていますね。</text:p>
          </table:table-cell>
          <table:table-cell table:style-name="ce0" table:number-columns-repeated="3"/>
        </table:table-row>
        <table:table-row table:style-name="ro1">
          <table:table-cell table:style-name="ce0" office:value-type="string" calcext:value-type="string">
            <text:p>この騒ぎに乗じて、奇襲をかけてくるんじゃないかと、ちょっと心配です・・・</text:p>
          </table:table-cell>
          <table:table-cell table:style-name="ce0" table:number-columns-repeated="3"/>
        </table:table-row>
        <table:table-row table:style-name="ro1">
          <table:table-cell table:style-name="ce0" office:value-type="string" calcext:value-type="string">
            <text:p>（そ、そういえば、ジャングルの隠れ家に潜入　したとき・・・）</text:p>
          </table:table-cell>
          <table:table-cell table:style-name="ce0" table:number-columns-repeated="3"/>
        </table:table-row>
        <table:table-row table:style-name="ro1">
          <table:table-cell table:style-name="ce0" office:value-type="string" calcext:value-type="string">
            <text:p>（通路の奥でしちゃったおしっこ・・・い、今頃　誰かに見つかっちゃったかな・・・？）</text:p>
          </table:table-cell>
          <table:table-cell table:style-name="ce0" table:number-columns-repeated="3"/>
        </table:table-row>
        <table:table-row table:style-name="ro1">
          <table:table-cell table:style-name="ce0" office:value-type="string" calcext:value-type="string">
            <text:p>（あわわわわ・・・っ/////　片付けてくれば　よかったぁっ！/////）</text:p>
          </table:table-cell>
          <table:table-cell table:style-name="ce0" table:number-columns-repeated="3"/>
        </table:table-row>
        <table:table-row table:style-name="ro1">
          <table:table-cell table:style-name="ce0" office:value-type="string" calcext:value-type="string">
            <text:p>（空気が重い・・・っ！）</text:p>
          </table:table-cell>
          <table:table-cell table:style-name="ce0" table:number-columns-repeated="3"/>
        </table:table-row>
        <table:table-row table:style-name="ro1">
          <table:table-cell table:style-name="ce0" office:value-type="string" calcext:value-type="string">
            <text:p>暑い地域に適応した魔物には、きっと冷気が有効だと思います。</text:p>
          </table:table-cell>
          <table:table-cell table:style-name="ce0" table:number-columns-repeated="3"/>
        </table:table-row>
        <table:table-row table:style-name="ro1">
          <table:table-cell table:style-name="ce0" office:value-type="string" calcext:value-type="string">
            <text:p>あれ？　でも、温度変化に強いってことは低温にも強いのかな？わかんなくなってきちゃいました・・・</text:p>
          </table:table-cell>
          <table:table-cell table:style-name="ce0" table:number-columns-repeated="3"/>
        </table:table-row>
        <table:table-row table:style-name="ro1">
          <table:table-cell table:style-name="ce0" office:value-type="string" calcext:value-type="string">
            <text:p>（よく考えてみれば、私・・・大勢の男の人の　前で、素っ裸で行動してたんだ・・・/////）</text:p>
          </table:table-cell>
          <table:table-cell table:style-name="ce0" table:number-columns-repeated="3"/>
        </table:table-row>
        <table:table-row table:style-name="ro1">
          <table:table-cell table:style-name="ce0" office:value-type="string" calcext:value-type="string">
            <text:p>（うわああぁぁ・・・/////）</text:p>
          </table:table-cell>
          <table:table-cell table:style-name="ce0" table:number-columns-repeated="3"/>
        </table:table-row>
        <table:table-row table:style-name="ro1">
          <table:table-cell table:style-name="ce0" office:value-type="string" calcext:value-type="string">
            <text:p>ひぇっくしゅっ！！</text:p>
          </table:table-cell>
          <table:table-cell table:style-name="ce0" table:number-columns-repeated="3"/>
        </table:table-row>
        <table:table-row table:style-name="ro1">
          <table:table-cell table:style-name="ce0" office:value-type="string" calcext:value-type="string">
            <text:p>うぅ・・・太陽がまぶしくて、くしゃみが・・・</text:p>
          </table:table-cell>
          <table:table-cell table:style-name="ce0" table:number-columns-repeated="3"/>
        </table:table-row>
        <table:table-row table:style-name="ro1">
          <table:table-cell table:style-name="ce0" office:value-type="string" calcext:value-type="string">
            <text:p>え！？　わ、わ、私、またぼーっとしてました！？</text:p>
          </table:table-cell>
          <table:table-cell table:style-name="ce0" table:number-columns-repeated="3"/>
        </table:table-row>
        <table:table-row table:style-name="ro1">
          <table:table-cell table:style-name="ce0" office:value-type="string" calcext:value-type="string">
            <text:p>ううぅ・・・気を抜くと、どうしてもぼーっとしちゃう悪い癖なんです・・・ごめんなさい・・・////</text:p>
          </table:table-cell>
          <table:table-cell table:style-name="ce0" table:number-columns-repeated="3"/>
        </table:table-row>
        <table:table-row table:style-name="ro1">
          <table:table-cell table:style-name="ce0" office:value-type="string" calcext:value-type="string">
            <text:p>ああ・・・オッシー、かわいかったなぁ・・・</text:p>
          </table:table-cell>
          <table:table-cell table:style-name="ce0" table:number-columns-repeated="3"/>
        </table:table-row>
        <table:table-row table:style-name="ro1">
          <table:table-cell table:style-name="ce0" office:value-type="string" calcext:value-type="string">
            <text:p>ゴハンは何を食べるのかな？　水草かな？お魚かな？</text:p>
          </table:table-cell>
          <table:table-cell table:style-name="ce0" table:number-columns-repeated="3"/>
        </table:table-row>
        <table:table-row table:style-name="ro1">
          <table:table-cell table:style-name="ce0" office:value-type="string" calcext:value-type="string">
            <text:p>え！？　こ、声に出てました！？ひいいぃぃ//////</text:p>
          </table:table-cell>
          <table:table-cell table:style-name="ce0" table:number-columns-repeated="3"/>
        </table:table-row>
        <table:table-row table:style-name="ro1">
          <table:table-cell table:style-name="ce0" office:value-type="string" calcext:value-type="string">
            <text:p>そう言えば、オッシーを見つけることができたとして、どうやって鱗を取ればいいんでしょうか？</text:p>
          </table:table-cell>
          <table:table-cell table:style-name="ce0" table:number-columns-repeated="3"/>
        </table:table-row>
        <table:table-row table:style-name="ro1">
          <table:table-cell table:style-name="ce0" office:value-type="string" calcext:value-type="string">
            <text:p>え、えっと！　手荒なことはしちゃだめですよ？</text:p>
          </table:table-cell>
          <table:table-cell table:style-name="ce0" table:number-columns-repeated="3"/>
        </table:table-row>
        <table:table-row table:style-name="ro1">
          <table:table-cell table:style-name="ce0" office:value-type="string" calcext:value-type="string">
            <text:p>さっきの四天王、“熾力の源は精神力”って言ってましたね。</text:p>
          </table:table-cell>
          <table:table-cell table:style-name="ce0" table:number-columns-repeated="3"/>
        </table:table-row>
        <table:table-row table:style-name="ro1">
          <table:table-cell table:style-name="ce0" office:value-type="string" calcext:value-type="string">
            <text:p>あながち間違ってはいないと思いますけど、あの作戦は、ちょっとどうかと思います・・・</text:p>
          </table:table-cell>
          <table:table-cell table:style-name="ce0" table:number-columns-repeated="3"/>
        </table:table-row>
        <table:table-row table:style-name="ro1">
          <table:table-cell table:style-name="ce0" office:value-type="string" calcext:value-type="string">
            <text:p>ぉしっこ・・・お、しっこ・・・ぅぅぅ・・・っ！</text:p>
          </table:table-cell>
          <table:table-cell table:style-name="ce0" office:value-type="string" calcext:value-type="string">
            <text:p>Chat - L7 A</text:p>
          </table:table-cell>
          <table:table-cell table:style-name="ce0" office:value-type="string" calcext:value-type="string">
            <text:p>Hime</text:p>
          </table:table-cell>
          <table:table-cell table:style-name="ce0" office:value-type="string" calcext:value-type="string">
            <text:p>Pee... pee... uuuh...!</text:p>
          </table:table-cell>
        </table:table-row>
        <table:table-row table:style-name="ro1">
          <table:table-cell table:style-name="ce0" office:value-type="string" calcext:value-type="string">
            <text:p>た、たすけ・・・て・・・ぇ・・・っ！！</text:p>
          </table:table-cell>
          <table:table-cell table:style-name="ce0" office:value-type="string" calcext:value-type="string">
            <text:p>Chat - L7 B</text:p>
          </table:table-cell>
          <table:table-cell table:style-name="ce0" office:value-type="string" calcext:value-type="string">
            <text:p>Hime</text:p>
          </table:table-cell>
          <table:table-cell table:style-name="ce0" office:value-type="string" calcext:value-type="string">
            <text:p>H-help... mee...ee!!</text:p>
          </table:table-cell>
        </table:table-row>
        <table:table-row table:style-name="ro1">
          <table:table-cell table:style-name="ce0" office:value-type="string" calcext:value-type="string">
            <text:p>み、み、見ないでぇぇっ！！//////</text:p>
          </table:table-cell>
          <table:table-cell table:style-name="ce0" office:value-type="string" calcext:value-type="string">
            <text:p>Outdoor pee - L7</text:p>
          </table:table-cell>
          <table:table-cell table:style-name="ce0" office:value-type="string" calcext:value-type="string">
            <text:p>Hime</text:p>
          </table:table-cell>
          <table:table-cell table:style-name="ce0" office:value-type="string" calcext:value-type="string">
            <text:p>D-d-don't looook!! //////</text:p>
          </table:table-cell>
        </table:table-row>
        <table:table-row table:style-name="ro1">
          <table:table-cell table:style-name="ce0" office:value-type="string" calcext:value-type="string">
            <text:p>は、・・・ぁぅ・・・っ</text:p>
          </table:table-cell>
          <table:table-cell table:style-name="ce0" office:value-type="string" calcext:value-type="string">
            <text:p>Chat - L6 A</text:p>
          </table:table-cell>
          <table:table-cell table:style-name="ce0" office:value-type="string" calcext:value-type="string">
            <text:p>Hime</text:p>
          </table:table-cell>
          <table:table-cell table:style-name="ce0" office:value-type="string" calcext:value-type="string">
            <text:p>Hah... aau..</text:p>
          </table:table-cell>
        </table:table-row>
        <table:table-row table:style-name="ro1">
          <table:table-cell table:style-name="ce0" office:value-type="string" calcext:value-type="string">
            <text:p>あの、そのっ、あの・・・私・・・あ、あの・・・っ////</text:p>
          </table:table-cell>
          <table:table-cell table:style-name="ce0" office:value-type="string" calcext:value-type="string">
            <text:p>Chat - L6 B</text:p>
          </table:table-cell>
          <table:table-cell table:style-name="ce0" office:value-type="string" calcext:value-type="string">
            <text:p>Hime</text:p>
          </table:table-cell>
          <table:table-cell table:style-name="ce0" office:value-type="string" calcext:value-type="string">
            <text:p>Um, uhh, umm... I... u-um... ////</text:p>
          </table:table-cell>
        </table:table-row>
        <table:table-row table:style-name="ro1">
          <table:table-cell table:style-name="ce0" office:value-type="string" calcext:value-type="string">
            <text:p>ま、ま、まだ何も言ってません・・・っ！！/////</text:p>
          </table:table-cell>
          <table:table-cell table:style-name="ce0" office:value-type="string" calcext:value-type="string">
            <text:p>Outdoor pee - L6</text:p>
          </table:table-cell>
          <table:table-cell table:style-name="ce0" office:value-type="string" calcext:value-type="string">
            <text:p>Hime</text:p>
          </table:table-cell>
          <table:table-cell table:style-name="ce0" office:value-type="string" calcext:value-type="string">
            <text:p>I, I, I haven't said anything...!! /////</text:p>
          </table:table-cell>
        </table:table-row>
        <table:table-row table:style-name="ro1">
          <table:table-cell table:style-name="ce0" office:value-type="string" calcext:value-type="string">
            <text:p>（がんばれ、私・・・！！）</text:p>
          </table:table-cell>
          <table:table-cell table:style-name="ce0" office:value-type="string" calcext:value-type="string">
            <text:p>Chat - L5 A</text:p>
          </table:table-cell>
          <table:table-cell table:style-name="ce0" office:value-type="string" calcext:value-type="string">
            <text:p>Hime</text:p>
          </table:table-cell>
          <table:table-cell table:style-name="ce0" office:value-type="string" calcext:value-type="string">
            <text:p>(Keep fighting, Hime...!!)</text:p>
          </table:table-cell>
        </table:table-row>
        <table:table-row table:style-name="ro1">
          <table:table-cell table:style-name="ce0" office:value-type="string" calcext:value-type="string">
            <text:p>（きっと、もうすぐお手洗いに・・・！）</text:p>
          </table:table-cell>
          <table:table-cell table:style-name="ce0" office:value-type="string" calcext:value-type="string">
            <text:p>Chat - L5 B</text:p>
          </table:table-cell>
          <table:table-cell table:style-name="ce0" office:value-type="string" calcext:value-type="string">
            <text:p>Hime</text:p>
          </table:table-cell>
          <table:table-cell table:style-name="ce0" office:value-type="string" calcext:value-type="string">
            <text:p>(We'll definitely find a restroom sometime soon...!)</text:p>
          </table:table-cell>
        </table:table-row>
        <table:table-row table:style-name="ro1">
          <table:table-cell table:style-name="ce0" office:value-type="string" calcext:value-type="string">
            <text:p>ひゃぁう！！　な、な、な、何のことですかっ！？</text:p>
          </table:table-cell>
          <table:table-cell table:style-name="ce0" office:value-type="string" calcext:value-type="string">
            <text:p>Outdoor pee - L5</text:p>
          </table:table-cell>
          <table:table-cell table:style-name="ce0" office:value-type="string" calcext:value-type="string">
            <text:p>Hime</text:p>
          </table:table-cell>
          <table:table-cell table:style-name="ce0" office:value-type="string" calcext:value-type="string">
            <text:p>Hyaau!! Wh-wh-what are you saying?!</text:p>
          </table:table-cell>
        </table:table-row>
        <table:table-row table:style-name="ro1">
          <table:table-cell table:style-name="ce0" office:value-type="string" calcext:value-type="string">
            <text:p>（パンツが張り付いて・・・気持ちわるいよぉ・・・）</text:p>
          </table:table-cell>
          <table:table-cell table:style-name="ce0" office:value-type="string" calcext:value-type="string">
            <text:p>Chat (wet) - B</text:p>
          </table:table-cell>
          <table:table-cell table:style-name="ce0" office:value-type="string" calcext:value-type="string">
            <text:p>Hime</text:p>
          </table:table-cell>
          <table:table-cell table:style-name="ce0" office:value-type="string" calcext:value-type="string">
            <text:p>(My panties are sticking to me... it feels so gross...)</text:p>
          </table:table-cell>
        </table:table-row>
        <table:table-row table:style-name="ro1">
          <table:table-cell table:style-name="ce0" office:value-type="string" calcext:value-type="string">
            <text:p>お手洗い・・・（ボソッ）</text:p>
          </table:table-cell>
          <table:table-cell table:style-name="ce0" office:value-type="string" calcext:value-type="string">
            <text:p>Chat - L4 A</text:p>
          </table:table-cell>
          <table:table-cell table:style-name="ce0" office:value-type="string" calcext:value-type="string">
            <text:p>Hime</text:p>
          </table:table-cell>
          <table:table-cell table:style-name="ce0" office:value-type="string" calcext:value-type="string">
            <text:p>Restroom... (mutter)</text:p>
          </table:table-cell>
        </table:table-row>
        <table:table-row table:style-name="ro1">
          <table:table-cell table:style-name="ce0" office:value-type="string" calcext:value-type="string">
            <text:p>・・・はっ！　な、な、なんでもないですっ/////</text:p>
          </table:table-cell>
          <table:table-cell table:style-name="ce0" office:value-type="string" calcext:value-type="string">
            <text:p>Chat - L4 B</text:p>
          </table:table-cell>
          <table:table-cell table:style-name="ce0" office:value-type="string" calcext:value-type="string">
            <text:p>Hime</text:p>
          </table:table-cell>
          <table:table-cell table:style-name="ce0" office:value-type="string" calcext:value-type="string">
            <text:p>...Ah! N-n-nothing! /////</text:p>
          </table:table-cell>
        </table:table-row>
        <table:table-row table:style-name="ro1">
          <table:table-cell table:style-name="ce0" office:value-type="string" calcext:value-type="string">
            <text:p>（お手洗いがあったら寄ってほしいけど・・・）</text:p>
          </table:table-cell>
          <table:table-cell table:style-name="ce0" office:value-type="string" calcext:value-type="string">
            <text:p>Chat - L3 A</text:p>
          </table:table-cell>
          <table:table-cell table:style-name="ce0" office:value-type="string" calcext:value-type="string">
            <text:p>Hime</text:p>
          </table:table-cell>
          <table:table-cell table:style-name="ce0" office:value-type="string" calcext:value-type="string">
            <text:p>(It would be nice to stop by a restroom, if there'sone nearby...)</text:p>
          </table:table-cell>
        </table:table-row>
        <table:table-row table:style-name="ro1">
          <table:table-cell table:style-name="ce0" office:value-type="string" calcext:value-type="string">
            <text:p>（自分から言うの、恥ずかしいなぁ・・・）</text:p>
          </table:table-cell>
          <table:table-cell table:style-name="ce0" office:value-type="string" calcext:value-type="string">
            <text:p>Chat - L3 B</text:p>
          </table:table-cell>
          <table:table-cell table:style-name="ce0" office:value-type="string" calcext:value-type="string">
            <text:p>Hime</text:p>
          </table:table-cell>
          <table:table-cell table:style-name="ce0" office:value-type="string" calcext:value-type="string">
            <text:p>(It's too embarrassing for me to be the one to say it,though...)</text:p>
          </table:table-cell>
        </table:table-row>
        <table:table-row table:style-name="ro1">
          <table:table-cell table:style-name="ce0" office:value-type="string" calcext:value-type="string">
            <text:p>お屋敷のどこかに、誘拐された子供がいるんですよね。</text:p>
          </table:table-cell>
          <table:table-cell table:style-name="ce0" table:number-columns-repeated="3"/>
        </table:table-row>
        <table:table-row table:style-name="ro1">
          <table:table-cell table:style-name="ce0" office:value-type="string" calcext:value-type="string">
            <text:p>もしかしたら誘拐犯と一緒かもしれません。注意して進みましょう・・・！</text:p>
          </table:table-cell>
          <table:table-cell table:style-name="ce0" table:number-columns-repeated="3"/>
        </table:table-row>
        <table:table-row table:style-name="ro1">
          <table:table-cell table:style-name="ce0" office:value-type="string" calcext:value-type="string">
            <text:p>とりあえず、怪しい屋敷の中を調べてみましょう。</text:p>
          </table:table-cell>
          <table:table-cell table:style-name="ce0" table:number-columns-repeated="3"/>
        </table:table-row>
        <table:table-row table:style-name="ro1">
          <table:table-cell table:style-name="ce0" office:value-type="string" calcext:value-type="string">
            <text:p>何か分かるかもしれません。</text:p>
          </table:table-cell>
          <table:table-cell table:style-name="ce0" table:number-columns-repeated="3"/>
        </table:table-row>
        <table:table-row table:style-name="ro1">
          <table:table-cell table:style-name="ce0" office:value-type="string" calcext:value-type="string">
            <text:p>お城に戻って、今後の行動について話し合うんですよね？</text:p>
          </table:table-cell>
          <table:table-cell table:style-name="ce0" table:number-columns-repeated="3"/>
        </table:table-row>
        <table:table-row table:style-name="ro1">
          <table:table-cell table:style-name="ce0" office:value-type="string" calcext:value-type="string">
            <text:p>（なんか、いつもこの流れの途中で　事件が起こるような・・・）</text:p>
          </table:table-cell>
          <table:table-cell table:style-name="ce0" table:number-columns-repeated="3"/>
        </table:table-row>
        <table:table-row table:style-name="ro1">
          <table:table-cell table:style-name="ce0" office:value-type="string" calcext:value-type="string">
            <text:p>（うちの家系はシャワー派だから、お風呂ってこういう時じゃないと滅多に入らないんだよね。）</text:p>
          </table:table-cell>
          <table:table-cell table:style-name="ce0" table:number-columns-repeated="3"/>
        </table:table-row>
        <table:table-row table:style-name="ro1">
          <table:table-cell table:style-name="ce0" office:value-type="string" calcext:value-type="string">
            <text:p>そう言えば・・・私たちの世界とこちらの世界で、お風呂の入り方のマナーが違ってたりしないでしょうか？</text:p>
          </table:table-cell>
          <table:table-cell table:style-name="ce0" table:number-columns-repeated="3"/>
        </table:table-row>
        <table:table-row table:style-name="ro1">
          <table:table-cell table:style-name="ce0" office:value-type="string" calcext:value-type="string">
            <text:p>だ、大丈夫ですよね？</text:p>
          </table:table-cell>
          <table:table-cell table:style-name="ce0" table:number-columns-repeated="3"/>
        </table:table-row>
        <table:table-row table:style-name="ro1">
          <table:table-cell table:style-name="ce0" office:value-type="string" calcext:value-type="string">
            <text:p>温泉で疲れを癒せる、って思ったら・・・</text:p>
          </table:table-cell>
          <table:table-cell table:style-name="ce0" table:number-columns-repeated="3"/>
        </table:table-row>
        <table:table-row table:style-name="ro1">
          <table:table-cell table:style-name="ce0" office:value-type="string" calcext:value-type="string">
            <text:p>なんだか急に疲れてきたように思います。</text:p>
          </table:table-cell>
          <table:table-cell table:style-name="ce0" table:number-columns-repeated="3"/>
        </table:table-row>
        <table:table-row table:style-name="ro1">
          <table:table-cell table:style-name="ce0" office:value-type="string" calcext:value-type="string">
            <text:p>今まで、こんなにあちこち歩き回った事なんてありませんでしたから・・・</text:p>
          </table:table-cell>
          <table:table-cell table:style-name="ce0" table:number-columns-repeated="3"/>
        </table:table-row>
        <table:table-row table:style-name="ro1">
          <table:table-cell table:style-name="ce0" office:value-type="string" calcext:value-type="string">
            <text:p>あんまり熱いのは苦手ですけど、温泉は大好きです。</text:p>
          </table:table-cell>
          <table:table-cell table:style-name="ce0" table:number-columns-repeated="3"/>
        </table:table-row>
        <table:table-row table:style-name="ro1">
          <table:table-cell table:style-name="ce0" office:value-type="string" calcext:value-type="string">
            <text:p>あと、温泉の後のコーヒー牛乳は外せませんよね・・・！</text:p>
          </table:table-cell>
          <table:table-cell table:style-name="ce0" table:number-columns-repeated="3"/>
        </table:table-row>
        <table:table-row table:style-name="ro1">
          <table:table-cell table:style-name="ce0" office:value-type="string" calcext:value-type="string">
            <text:p>あの・・・すごくどうでもいい事なんですけど・・・</text:p>
          </table:table-cell>
          <table:table-cell table:style-name="ce0" table:number-columns-repeated="3"/>
        </table:table-row>
        <table:table-row table:style-name="ro1">
          <table:table-cell table:style-name="ce0" office:value-type="string" calcext:value-type="string">
            <text:p>普通、あれだけ大きな隕石だったら、もっとすごい衝撃でこのあたり一面クレーターになってると思うんですけど・・・</text:p>
          </table:table-cell>
          <table:table-cell table:style-name="ce0" table:number-columns-repeated="3"/>
        </table:table-row>
        <table:table-row table:style-name="ro1">
          <table:table-cell table:style-name="ce0" office:value-type="string" calcext:value-type="string">
            <text:p>あ！　わ、忘れてください！　すみません本当にどうでもいい話で・・・！</text:p>
          </table:table-cell>
          <table:table-cell table:style-name="ce0" table:number-columns-repeated="3"/>
        </table:table-row>
        <table:table-row table:style-name="ro1">
          <table:table-cell table:style-name="ce0" office:value-type="string" calcext:value-type="string">
            <text:p>館長さん、頼れるいい人だと思ってました・・・</text:p>
          </table:table-cell>
          <table:table-cell table:style-name="ce0" table:number-columns-repeated="3"/>
        </table:table-row>
        <table:table-row table:style-name="ro1">
          <table:table-cell table:style-name="ce0" office:value-type="string" calcext:value-type="string">
            <text:p>でも、最初から私たちを利用していたんですね・・・</text:p>
          </table:table-cell>
          <table:table-cell table:style-name="ce0" table:number-columns-repeated="3"/>
        </table:table-row>
        <table:table-row table:style-name="ro1">
          <table:table-cell table:style-name="ce0" office:value-type="string" calcext:value-type="string">
            <text:p>（目を合わせてくれない・・・）</text:p>
          </table:table-cell>
          <table:table-cell table:style-name="ce0" table:number-columns-repeated="3"/>
        </table:table-row>
        <table:table-row table:style-name="ro1">
          <table:table-cell table:style-name="ce0" office:value-type="string" calcext:value-type="string">
            <text:p>また熾力研究、間に合いませんでしたね・・・</text:p>
          </table:table-cell>
          <table:table-cell table:style-name="ce0" table:number-columns-repeated="3"/>
        </table:table-row>
        <table:table-row table:style-name="ro1">
          <table:table-cell table:style-name="ce0" office:value-type="string" calcext:value-type="string">
            <text:p>い、いえ！　決して館長さんを責めているわけでは・・・！！</text:p>
          </table:table-cell>
          <table:table-cell table:style-name="ce0" table:number-columns-repeated="3"/>
        </table:table-row>
        <table:table-row table:style-name="ro1">
          <table:table-cell table:style-name="ce0" office:value-type="string" calcext:value-type="string">
            <text:p>（もう・・・っ、だ、だめ・・・かも・・・っ！！）</text:p>
          </table:table-cell>
          <table:table-cell table:style-name="ce0" table:number-columns-repeated="3"/>
        </table:table-row>
        <table:table-row table:style-name="ro1">
          <table:table-cell table:style-name="ce0" office:value-type="string" calcext:value-type="string">
            <text:p>（もれちゃうっ、おしっこが・・・っ、もれ・・・ちゃう　・・・っ！！）</text:p>
          </table:table-cell>
          <table:table-cell table:style-name="ce0" table:number-columns-repeated="3"/>
        </table:table-row>
        <table:table-row table:style-name="ro1">
          <table:table-cell table:style-name="ce0" office:value-type="string" calcext:value-type="string">
            <text:p>はぁぅっ！　あ、あ、ぁ、あっぁぁ！！</text:p>
          </table:table-cell>
          <table:table-cell table:style-name="ce0" table:number-columns-repeated="3"/>
        </table:table-row>
        <table:table-row table:style-name="ro1">
          <table:table-cell table:style-name="ce0" office:value-type="string" calcext:value-type="string">
            <text:p>（お手洗い・・・っ　お手洗い・・・っ！）</text:p>
          </table:table-cell>
          <table:table-cell table:style-name="ce0" table:number-columns-repeated="3"/>
        </table:table-row>
        <table:table-row table:style-name="ro1">
          <table:table-cell table:style-name="ce0" office:value-type="string" calcext:value-type="string">
            <text:p>（どこか、お手洗いぃ・・・っ！！）</text:p>
          </table:table-cell>
          <table:table-cell table:style-name="ce0" table:number-columns-repeated="3"/>
        </table:table-row>
        <table:table-row table:style-name="ro1">
          <table:table-cell table:style-name="ce0" office:value-type="string" calcext:value-type="string">
            <text:p>ま、まだ・・・少しなら・・・我慢できますっ////</text:p>
          </table:table-cell>
          <table:table-cell table:style-name="ce0" table:number-columns-repeated="3"/>
        </table:table-row>
        <table:table-row table:style-name="ro1">
          <table:table-cell table:style-name="ce0" office:value-type="string" calcext:value-type="string">
            <text:p>じ、実は私・・・さっきから・・・その・・・</text:p>
          </table:table-cell>
          <table:table-cell table:style-name="ce0" table:number-columns-repeated="3"/>
        </table:table-row>
        <table:table-row table:style-name="ro1">
          <table:table-cell table:style-name="ce0" office:value-type="string" calcext:value-type="string">
            <text:p>・・・がまん・・・してまして・・・だから・・・////</text:p>
          </table:table-cell>
          <table:table-cell table:style-name="ce0" table:number-columns-repeated="3"/>
        </table:table-row>
        <table:table-row table:style-name="ro1">
          <table:table-cell table:style-name="ce0" office:value-type="string" calcext:value-type="string">
            <text:p>いえ、べつに、そこまで我慢できないわけでは・・・！！</text:p>
          </table:table-cell>
          <table:table-cell table:style-name="ce0" table:number-columns-repeated="3"/>
        </table:table-row>
        <table:table-row table:style-name="ro1">
          <table:table-cell table:style-name="ce0" office:value-type="string" calcext:value-type="string">
            <text:p>ち、ちがうんです・・・っ！　普段は、こんな、粗相なんて・・・っ////</text:p>
          </table:table-cell>
          <table:table-cell table:style-name="ce0" table:number-columns-repeated="3"/>
        </table:table-row>
        <table:table-row table:style-name="ro1">
          <table:table-cell table:style-name="ce0" office:value-type="string" calcext:value-type="string">
            <text:p>早乙女さん・・・あ、あの・・・</text:p>
          </table:table-cell>
          <table:table-cell table:style-name="ce0" table:number-columns-repeated="3"/>
        </table:table-row>
        <table:table-row table:style-name="ro1">
          <table:table-cell table:style-name="ce0" office:value-type="string" calcext:value-type="string">
            <text:p>（もじもじ・・・////）</text:p>
          </table:table-cell>
          <table:table-cell table:style-name="ce0" table:number-columns-repeated="3"/>
        </table:table-row>
        <table:table-row table:style-name="ro1">
          <table:table-cell table:style-name="ce0" office:value-type="string" calcext:value-type="string">
            <text:p>（どこか・・・お手洗いないかしら・・・）</text:p>
          </table:table-cell>
          <table:table-cell table:style-name="ce0" table:number-columns-repeated="3"/>
        </table:table-row>
        <table:table-row table:style-name="ro1">
          <table:table-cell table:style-name="ce0" office:value-type="string" calcext:value-type="string">
            <text:p>（もしあれば、休憩する流れになるといいな・・・）</text:p>
          </table:table-cell>
          <table:table-cell table:style-name="ce0" table:number-columns-repeated="3"/>
        </table:table-row>
        <table:table-row table:style-name="ro1">
          <table:table-cell table:style-name="ce0" office:value-type="string" calcext:value-type="string">
            <text:p>こむさんが後方から援護射撃してくれるのはすごくありがたいんですけど・・・</text:p>
          </table:table-cell>
          <table:table-cell table:style-name="ce0" table:number-columns-repeated="3"/>
        </table:table-row>
        <table:table-row table:style-name="ro1">
          <table:table-cell table:style-name="ce0" office:value-type="string" calcext:value-type="string">
            <text:p>間違えて私たちに当たったりしないか、ちょっぴり不安だったりします・・・</text:p>
          </table:table-cell>
          <table:table-cell table:style-name="ce0" table:number-columns-repeated="3"/>
        </table:table-row>
        <table:table-row table:style-name="ro1">
          <table:table-cell table:style-name="ce0" office:value-type="string" calcext:value-type="string">
            <text:p>この谷底なら、日光が遮られて涼しいですね。</text:p>
          </table:table-cell>
          <table:table-cell table:style-name="ce0" table:number-columns-repeated="3"/>
        </table:table-row>
        <table:table-row table:style-name="ro1">
          <table:table-cell table:style-name="ce0" office:value-type="string" calcext:value-type="string">
            <text:p>も、もちろんいつまでもここにいるわけにはいきませんけど・・・</text:p>
          </table:table-cell>
          <table:table-cell table:style-name="ce0" table:number-columns-repeated="3"/>
        </table:table-row>
        <table:table-row table:style-name="ro1">
          <table:table-cell table:style-name="ce0" office:value-type="string" calcext:value-type="string">
            <text:p>あ、暑くて大変ですけど・・・頑張って蜃気楼の谷を見つけましょう・・・</text:p>
          </table:table-cell>
          <table:table-cell table:style-name="ce0" table:number-columns-repeated="3"/>
        </table:table-row>
        <table:table-row table:style-name="ro1">
          <table:table-cell table:style-name="ce0" office:value-type="string" calcext:value-type="string">
            <text:p>私も・・・努力しますぅ・・・</text:p>
          </table:table-cell>
          <table:table-cell table:style-name="ce0" table:number-columns-repeated="3"/>
        </table:table-row>
        <table:table-row table:style-name="ro1">
          <table:table-cell table:style-name="ce0" office:value-type="string" calcext:value-type="string">
            <text:p>に、日光が・・・まぶしいです・・・！（おろおろ）</text:p>
          </table:table-cell>
          <table:table-cell table:style-name="ce0" table:number-columns-repeated="3"/>
        </table:table-row>
        <table:table-row table:style-name="ro1">
          <table:table-cell table:style-name="ce0" office:value-type="string" calcext:value-type="string">
            <text:p>大陸の南部へ行くためには、途中にある“サンライズ大橋”を渡る必要があるんですよね。</text:p>
          </table:table-cell>
          <table:table-cell table:style-name="ce0" table:number-columns-repeated="3"/>
        </table:table-row>
        <table:table-row table:style-name="ro1">
          <table:table-cell table:style-name="ce0" office:value-type="string" calcext:value-type="string">
            <text:p>地図にも載ってますので、確認しながら目指しましょう。</text:p>
          </table:table-cell>
          <table:table-cell table:style-name="ce0" table:number-columns-repeated="3"/>
        </table:table-row>
        <table:table-row table:style-name="ro1">
          <table:table-cell table:style-name="ce0" office:value-type="string" calcext:value-type="string">
            <text:p>未知の力を研究するって、すごく大変だと思います。</text:p>
          </table:table-cell>
          <table:table-cell table:style-name="ce0" table:number-columns-repeated="3"/>
        </table:table-row>
        <table:table-row table:style-name="ro1">
          <table:table-cell table:style-name="ce0" office:value-type="string" calcext:value-type="string">
            <text:p>もし私たちが熾力の研究を任せられたとしたら、何から手をつけていいのかさっぱり分かりませんね・・・</text:p>
          </table:table-cell>
          <table:table-cell table:style-name="ce0" table:number-columns-repeated="3"/>
        </table:table-row>
        <table:table-row table:style-name="ro1">
          <table:table-cell table:style-name="ce0" office:value-type="string" calcext:value-type="string">
            <text:p>さっきお城で戦った男の子、小さいのにすごく戦い慣れしてましたね・・・</text:p>
          </table:table-cell>
          <table:table-cell table:style-name="ce0" table:number-columns-repeated="3"/>
        </table:table-row>
        <table:table-row table:style-name="ro1">
          <table:table-cell table:style-name="ce0" office:value-type="string" calcext:value-type="string">
            <text:p>魔界って怖いところです・・・</text:p>
          </table:table-cell>
          <table:table-cell table:style-name="ce0" table:number-columns-repeated="3"/>
        </table:table-row>
        <table:table-row table:style-name="ro1">
          <table:table-cell table:style-name="ce0" office:value-type="string" calcext:value-type="string">
            <text:p>あの・・・私の気のせいかもしれませんが・・・</text:p>
          </table:table-cell>
          <table:table-cell table:style-name="ce0" table:number-columns-repeated="3"/>
        </table:table-row>
        <table:table-row table:style-name="ro1">
          <table:table-cell table:style-name="ce0" office:value-type="string" calcext:value-type="string">
            <text:p>やっぱり盗賊団たちの体から、わずかに魔力のような力を感じたんです。</text:p>
          </table:table-cell>
          <table:table-cell table:style-name="ce0" table:number-columns-repeated="3"/>
        </table:table-row>
        <table:table-row table:style-name="ro1">
          <table:table-cell table:style-name="ce0" office:value-type="string" calcext:value-type="string">
            <text:p>でも相手は人間ですし、そんなはずは無いですよね・・・</text:p>
          </table:table-cell>
          <table:table-cell table:style-name="ce0" table:number-columns-repeated="3"/>
        </table:table-row>
        <table:table-row table:style-name="ro1">
          <table:table-cell table:style-name="ce0" office:value-type="string" calcext:value-type="string">
            <text:p>す・・・っ、すみま・・せん、私・・・も、もぅ・・・っ</text:p>
          </table:table-cell>
          <table:table-cell table:style-name="ce0" table:number-columns-repeated="3"/>
        </table:table-row>
        <table:table-row table:style-name="ro1">
          <table:table-cell table:style-name="ce0" office:value-type="string" calcext:value-type="string">
            <text:p>限界で・・す・・・っ！！////</text:p>
          </table:table-cell>
          <table:table-cell table:style-name="ce0" table:number-columns-repeated="3"/>
        </table:table-row>
        <table:table-row table:style-name="ro1">
          <table:table-cell table:style-name="ce0" office:value-type="string" calcext:value-type="string">
            <text:p>み、耳・・・っ　ふさいでて・・・くださ・・・っ、ぁあ！</text:p>
          </table:table-cell>
          <table:table-cell table:style-name="ce0" table:number-columns-repeated="3"/>
        </table:table-row>
        <table:table-row table:style-name="ro1">
          <table:table-cell table:style-name="ce0" office:value-type="string" calcext:value-type="string">
            <text:p>（ここにお手洗いが無いのは分かってる・・・っ）</text:p>
          </table:table-cell>
          <table:table-cell table:style-name="ce0" table:number-columns-repeated="3"/>
        </table:table-row>
        <table:table-row table:style-name="ro1">
          <table:table-cell table:style-name="ce0" office:value-type="string" calcext:value-type="string">
            <text:p>（分かってるけど、も、もう我慢が・・・できない　・・・っ！）</text:p>
          </table:table-cell>
          <table:table-cell table:style-name="ce0" table:number-columns-repeated="3"/>
        </table:table-row>
        <table:table-row table:style-name="ro1">
          <table:table-cell table:style-name="ce0" office:value-type="string" calcext:value-type="string">
            <text:p>（ふるふるっ！）</text:p>
          </table:table-cell>
          <table:table-cell table:style-name="ce0" table:number-columns-repeated="3"/>
        </table:table-row>
        <table:table-row table:style-name="ro1">
          <table:table-cell table:style-name="ce0" office:value-type="string" calcext:value-type="string">
            <text:p>（そ、そんなあからさまに言われたら・・・い、　行けないよぉ・・・っ！////）</text:p>
          </table:table-cell>
          <table:table-cell table:style-name="ce0" table:number-columns-repeated="3"/>
        </table:table-row>
        <table:table-row table:style-name="ro1">
          <table:table-cell table:style-name="ce0" office:value-type="string" calcext:value-type="string">
            <text:p>（あうぅ・・・お手洗い・・・お手洗い・・・っ）</text:p>
          </table:table-cell>
          <table:table-cell table:style-name="ce0" table:number-columns-repeated="3"/>
        </table:table-row>
        <table:table-row table:style-name="ro1">
          <table:table-cell table:style-name="ce0" office:value-type="string" calcext:value-type="string">
            <text:p>（はやく・・・はやく・・・っ！）</text:p>
          </table:table-cell>
          <table:table-cell table:style-name="ce0" table:number-columns-repeated="3"/>
        </table:table-row>
        <table:table-row table:style-name="ro1">
          <table:table-cell table:style-name="ce0" office:value-type="string" calcext:value-type="string">
            <text:p>ふ、えぁ！　な、な、何も言ってませんよっ！！</text:p>
          </table:table-cell>
          <table:table-cell table:style-name="ce0" table:number-columns-repeated="3"/>
        </table:table-row>
        <table:table-row table:style-name="ro1">
          <table:table-cell table:style-name="ce0" office:value-type="string" calcext:value-type="string">
            <text:p>（お、お手洗いに行きたいけど、言ったところで　どうにもならないし・・・）</text:p>
          </table:table-cell>
          <table:table-cell table:style-name="ce0" table:number-columns-repeated="3"/>
        </table:table-row>
        <table:table-row table:style-name="ro1">
          <table:table-cell table:style-name="ce0" office:value-type="string" calcext:value-type="string">
            <text:p>（我慢・・しなくちゃ・・・）</text:p>
          </table:table-cell>
          <table:table-cell table:style-name="ce0" table:number-columns-repeated="3"/>
        </table:table-row>
        <table:table-row table:style-name="ro1">
          <table:table-cell table:style-name="ce0" office:value-type="string" calcext:value-type="string">
            <text:p>（あたりまえだけど、ここから出られなくちゃ　お手洗いに行けないんだよね・・・）</text:p>
          </table:table-cell>
          <table:table-cell table:style-name="ce0" table:number-columns-repeated="3"/>
        </table:table-row>
        <table:table-row table:style-name="ro1">
          <table:table-cell table:style-name="ce0" office:value-type="string" calcext:value-type="string">
            <text:p>あの怪しい人たちから魔力を感じていた時点でもっと慎重になるべきでした。</text:p>
          </table:table-cell>
          <table:table-cell table:style-name="ce0" table:number-columns-repeated="3"/>
        </table:table-row>
        <table:table-row table:style-name="ro1">
          <table:table-cell table:style-name="ce0" office:value-type="string" calcext:value-type="string">
            <text:p>ごめんなさい・・・</text:p>
          </table:table-cell>
          <table:table-cell table:style-name="ce0" table:number-columns-repeated="3"/>
        </table:table-row>
        <table:table-row table:style-name="ro1">
          <table:table-cell table:style-name="ce0" office:value-type="string" calcext:value-type="string">
            <text:p>東部と西部にそれぞれ四天王がいたということは、</text:p>
          </table:table-cell>
          <table:table-cell table:style-name="ce0" table:number-columns-repeated="3"/>
        </table:table-row>
        <table:table-row table:style-name="ro1">
          <table:table-cell table:style-name="ce0" office:value-type="string" calcext:value-type="string">
            <text:p>残りの2体は北部と南部にいる可能性が高いと思います。</text:p>
          </table:table-cell>
          <table:table-cell table:style-name="ce0" table:number-columns-repeated="3"/>
        </table:table-row>
        <table:table-row table:style-name="ro1">
          <table:table-cell table:style-name="ce0" office:value-type="string" calcext:value-type="string">
            <text:p>・・・あ、でも北部には敵の本拠地があるから、残りの2体は中央部と南部にいるかもです・・・？</text:p>
          </table:table-cell>
          <table:table-cell table:style-name="ce0" table:number-columns-repeated="3"/>
        </table:table-row>
        <table:table-row table:style-name="ro1">
          <table:table-cell table:style-name="ce0" office:value-type="string" calcext:value-type="string">
            <text:p>私たちがこっちで過ごしている間、向こうの世界の時間も同じように進んでいるとしたら、</text:p>
          </table:table-cell>
          <table:table-cell table:style-name="ce0" table:number-columns-repeated="3"/>
        </table:table-row>
        <table:table-row table:style-name="ro1">
          <table:table-cell table:style-name="ce0" office:value-type="string" calcext:value-type="string">
            <text:p>きっとみんな、心配してるでしょうね・・・</text:p>
          </table:table-cell>
          <table:table-cell table:style-name="ce0" table:number-columns-repeated="3"/>
        </table:table-row>
        <table:table-row table:style-name="ro1">
          <table:table-cell table:style-name="ce0" office:value-type="string" calcext:value-type="string">
            <text:p>今回はたまたま、四天王の暴虐の場に私たちが遭遇しましたから、事は収まりましたけど・・・</text:p>
          </table:table-cell>
          <table:table-cell table:style-name="ce0" table:number-columns-repeated="3"/>
        </table:table-row>
        <table:table-row table:style-name="ro1">
          <table:table-cell table:style-name="ce0" office:value-type="string" calcext:value-type="string">
            <text:p>私たちの手の届かないところで人々が襲われてしまったら、大変なことになってしまいます。</text:p>
          </table:table-cell>
          <table:table-cell table:style-name="ce0" table:number-columns-repeated="3"/>
        </table:table-row>
        <table:table-row table:style-name="ro1">
          <table:table-cell table:style-name="ce0" office:value-type="string" calcext:value-type="string">
            <text:p>館長さんには、できるだけ研究を急いでほしいですね。</text:p>
          </table:table-cell>
          <table:table-cell table:style-name="ce0" table:number-columns-repeated="3"/>
        </table:table-row>
        <table:table-row table:style-name="ro1">
          <table:table-cell table:style-name="ce0" office:value-type="string" calcext:value-type="string">
            <text:p>さ、さお・・・とめ・・・さんっ！！</text:p>
          </table:table-cell>
          <table:table-cell table:style-name="ce0" table:number-columns-repeated="3"/>
        </table:table-row>
        <table:table-row table:style-name="ro1">
          <table:table-cell table:style-name="ce0" office:value-type="string" calcext:value-type="string">
            <text:p>ぁぁあ、あぁ・・・っ！！</text:p>
          </table:table-cell>
          <table:table-cell table:style-name="ce0" table:number-columns-repeated="3"/>
        </table:table-row>
        <table:table-row table:style-name="ro1">
          <table:table-cell table:style-name="ce0" office:value-type="string" calcext:value-type="string">
            <text:p>ごめんなさい、ごめんなさい！ごめんなさいっ！</text:p>
          </table:table-cell>
          <table:table-cell table:style-name="ce0" table:number-columns-repeated="3"/>
        </table:table-row>
        <table:table-row table:style-name="ro1">
          <table:table-cell table:style-name="ce0" office:value-type="string" calcext:value-type="string">
            <text:p>あ、あの・・・っ、私・・・っ！</text:p>
          </table:table-cell>
          <table:table-cell table:style-name="ce0" table:number-columns-repeated="3"/>
        </table:table-row>
        <table:table-row table:style-name="ro1">
          <table:table-cell table:style-name="ce0" office:value-type="string" calcext:value-type="string">
            <text:p>まだ・・・我慢しないと、だ、だめですか・・・っ！？</text:p>
          </table:table-cell>
          <table:table-cell table:style-name="ce0" table:number-columns-repeated="3"/>
        </table:table-row>
        <table:table-row table:style-name="ro1">
          <table:table-cell table:style-name="ce0" office:value-type="string" calcext:value-type="string">
            <text:p>そんなの、い、いけないことですよぉ・・・っ！</text:p>
          </table:table-cell>
          <table:table-cell table:style-name="ce0" table:number-columns-repeated="3"/>
        </table:table-row>
        <table:table-row table:style-name="ro1">
          <table:table-cell table:style-name="ce0" office:value-type="string" calcext:value-type="string">
            <text:p>すみません、私・・・あの・・・っ</text:p>
          </table:table-cell>
          <table:table-cell table:style-name="ce0" table:number-columns-repeated="3"/>
        </table:table-row>
        <table:table-row table:style-name="ro1">
          <table:table-cell table:style-name="ce0" office:value-type="string" calcext:value-type="string">
            <text:p>おて・・・きゅ、休憩がしたくて・・・っ！</text:p>
          </table:table-cell>
          <table:table-cell table:style-name="ce0" table:number-columns-repeated="3"/>
        </table:table-row>
        <table:table-row table:style-name="ro1">
          <table:table-cell table:style-name="ce0" office:value-type="string" calcext:value-type="string">
            <text:p>そ、そんなの・・・っ、そんなの・・・っ！！</text:p>
          </table:table-cell>
          <table:table-cell table:style-name="ce0" table:number-columns-repeated="3"/>
        </table:table-row>
        <table:table-row table:style-name="ro1">
          <table:table-cell table:style-name="ce0" office:value-type="string" calcext:value-type="string">
            <text:p>だ、だめ、こっち向かないでください・・・っ！</text:p>
          </table:table-cell>
          <table:table-cell table:style-name="ce0" table:number-columns-repeated="3"/>
        </table:table-row>
        <table:table-row table:style-name="ro1">
          <table:table-cell table:style-name="ce0" office:value-type="string" calcext:value-type="string">
            <text:p>す、すみません・・・無理を承知でお願いしたいのですが・・・</text:p>
          </table:table-cell>
          <table:table-cell table:style-name="ce0" table:number-columns-repeated="3"/>
        </table:table-row>
        <table:table-row table:style-name="ro1">
          <table:table-cell table:style-name="ce0" office:value-type="string" calcext:value-type="string">
            <text:p>できれば・・・その・・・お、お手あｒ（ごにょごにょ）</text:p>
          </table:table-cell>
          <table:table-cell table:style-name="ce0" table:number-columns-repeated="3"/>
        </table:table-row>
        <table:table-row table:style-name="ro1">
          <table:table-cell table:style-name="ce0" office:value-type="string" calcext:value-type="string">
            <text:p>その・・・</text:p>
          </table:table-cell>
          <table:table-cell table:style-name="ce0" table:number-columns-repeated="3"/>
        </table:table-row>
        <table:table-row table:style-name="ro1">
          <table:table-cell table:style-name="ce0" office:value-type="string" calcext:value-type="string">
            <text:p>がしゃこうべの牙を、熾力研究館の館長さんのところに持ち帰るんですよね？</text:p>
          </table:table-cell>
          <table:table-cell table:style-name="ce0" table:number-columns-repeated="3"/>
        </table:table-row>
        <table:table-row table:style-name="ro1">
          <table:table-cell table:style-name="ce0" office:value-type="string" calcext:value-type="string">
            <text:p>これで熾力を強力にする研究が成功すればうれしいです。</text:p>
          </table:table-cell>
          <table:table-cell table:style-name="ce0" table:number-columns-repeated="3"/>
        </table:table-row>
        <table:table-row table:style-name="ro1">
          <table:table-cell table:style-name="ce0" office:value-type="string" calcext:value-type="string">
            <text:p>ほ、ほんとに何もなかったですよぉ・・・！</text:p>
          </table:table-cell>
          <table:table-cell table:style-name="ce0" table:number-columns-repeated="3"/>
        </table:table-row>
        <table:table-row table:style-name="ro1">
          <table:table-cell table:style-name="ce0" office:value-type="string" calcext:value-type="string">
            <text:p>これが、がしゃこうべの牙・・・</text:p>
          </table:table-cell>
          <table:table-cell table:style-name="ce0" table:number-columns-repeated="3"/>
        </table:table-row>
        <table:table-row table:style-name="ro1">
          <table:table-cell table:style-name="ce0" office:value-type="string" calcext:value-type="string">
            <text:p>確かに、すごい魔力がびりびり伝わってきます。</text:p>
          </table:table-cell>
          <table:table-cell table:style-name="ce0" table:number-columns-repeated="3"/>
        </table:table-row>
        <table:table-row table:style-name="ro1">
          <table:table-cell table:style-name="ce0" office:value-type="string" calcext:value-type="string">
            <text:p>そういえば、熾天少女って私たち4人で全部なんでしょうか？</text:p>
          </table:table-cell>
          <table:table-cell table:style-name="ce0" table:number-columns-repeated="3"/>
        </table:table-row>
        <table:table-row table:style-name="ro1">
          <table:table-cell table:style-name="ce0" office:value-type="string" calcext:value-type="string">
            <text:p>このまま旅を続けていれば、5人、6人と増えていくのでしょうか？</text:p>
          </table:table-cell>
          <table:table-cell table:style-name="ce0" table:number-columns-repeated="3"/>
        </table:table-row>
        <table:table-row table:style-name="ro1">
          <table:table-cell table:style-name="ce0" office:value-type="string" calcext:value-type="string">
            <text:p>いっぱいいた方が安心ですよね。</text:p>
          </table:table-cell>
          <table:table-cell table:style-name="ce0" table:number-columns-repeated="3"/>
        </table:table-row>
        <table:table-row table:style-name="ro1">
          <table:table-cell table:style-name="ce0" office:value-type="string" calcext:value-type="string">
            <text:p>炭鉱ってすごく深いイメージがあるんですけど、道に迷わないようにしないといけませんね。</text:p>
          </table:table-cell>
          <table:table-cell table:style-name="ce0" table:number-columns-repeated="3"/>
        </table:table-row>
        <table:table-row table:style-name="ro1">
          <table:table-cell table:style-name="ce0" office:value-type="string" calcext:value-type="string">
            <text:p>村長さん、とってもうれしそうでしたね。</text:p>
          </table:table-cell>
          <table:table-cell table:style-name="ce0" table:number-columns-repeated="3"/>
        </table:table-row>
        <table:table-row table:style-name="ro1">
          <table:table-cell table:style-name="ce0" office:value-type="string" calcext:value-type="string">
            <text:p>きっと、私たちに心から期待してるんだと思います・・・</text:p>
          </table:table-cell>
          <table:table-cell table:style-name="ce0" table:number-columns-repeated="3"/>
        </table:table-row>
        <table:table-row table:style-name="ro1">
          <table:table-cell table:style-name="ce0" office:value-type="string" calcext:value-type="string">
            <text:p>じ、自分で言っておきながら・・・緊張してきました・・・っ！</text:p>
          </table:table-cell>
          <table:table-cell table:style-name="ce0" table:number-columns-repeated="3"/>
        </table:table-row>
        <table:table-row table:style-name="ro1">
          <table:table-cell table:style-name="ce0" office:value-type="string" calcext:value-type="string">
            <text:p>東部って、もしかしたら日本の文化にかなり近いのではないでしょうか。</text:p>
          </table:table-cell>
          <table:table-cell table:style-name="ce0" table:number-columns-repeated="3"/>
        </table:table-row>
        <table:table-row table:style-name="ro1">
          <table:table-cell table:style-name="ce0" office:value-type="string" calcext:value-type="string">
            <text:p>じ、実はちょっと・・・お醤油が恋しくて・・・</text:p>
          </table:table-cell>
          <table:table-cell table:style-name="ce0" table:number-columns-repeated="3"/>
        </table:table-row>
        <table:table-row table:style-name="ro1">
          <table:table-cell table:style-name="ce0" office:value-type="string" calcext:value-type="string">
            <text:p>うあぁ・・・っ、で、でちゃ・・・ぅ・・・っ！！</text:p>
          </table:table-cell>
          <table:table-cell table:style-name="ce0" table:number-columns-repeated="3"/>
        </table:table-row>
        <table:table-row table:style-name="ro1">
          <table:table-cell table:style-name="ce0" office:value-type="string" calcext:value-type="string">
            <text:p>だめ・・・もぅ・・・我慢がぁ・・・っ////</text:p>
          </table:table-cell>
          <table:table-cell table:style-name="ce0" table:number-columns-repeated="3"/>
        </table:table-row>
        <table:table-row table:style-name="ro1">
          <table:table-cell table:style-name="ce0" office:value-type="string" calcext:value-type="string">
            <text:p>み、耳をっ！　耳をふさいでくださいぃっ/////</text:p>
          </table:table-cell>
          <table:table-cell table:style-name="ce0" table:number-columns-repeated="3"/>
        </table:table-row>
        <table:table-row table:style-name="ro1">
          <table:table-cell table:style-name="ce0" office:value-type="string" calcext:value-type="string">
            <text:p>（おしっこが・・・っ、し、し・・・したい・・・っ！）</text:p>
          </table:table-cell>
          <table:table-cell table:style-name="ce0" table:number-columns-repeated="3"/>
        </table:table-row>
        <table:table-row table:style-name="ro1">
          <table:table-cell table:style-name="ce0" office:value-type="string" calcext:value-type="string">
            <text:p>（どこか・・・できるところ・・・っ////　うぅっ！）</text:p>
          </table:table-cell>
          <table:table-cell table:style-name="ce0" table:number-columns-repeated="3"/>
        </table:table-row>
        <table:table-row table:style-name="ro1">
          <table:table-cell table:style-name="ce0" office:value-type="string" calcext:value-type="string">
            <text:p>ま、まだ！　まだ大丈夫ですぅっ！！</text:p>
          </table:table-cell>
          <table:table-cell table:style-name="ce0" table:number-columns-repeated="3"/>
        </table:table-row>
        <table:table-row table:style-name="ro1">
          <table:table-cell table:style-name="ce0" office:value-type="string" calcext:value-type="string">
            <text:p>あの・・・じ、実は、その・・・そ、相談が・・・</text:p>
          </table:table-cell>
          <table:table-cell table:style-name="ce0" table:number-columns-repeated="3"/>
        </table:table-row>
        <table:table-row table:style-name="ro1">
          <table:table-cell table:style-name="ce0" office:value-type="string" calcext:value-type="string">
            <text:p>お、ぉ・・・ぉ・・・ぉ手洗ぃのこと・・・なんですけど・・・っ////</text:p>
          </table:table-cell>
          <table:table-cell table:style-name="ce0" table:number-columns-repeated="3"/>
        </table:table-row>
        <table:table-row table:style-name="ro1">
          <table:table-cell table:style-name="ce0" office:value-type="string" calcext:value-type="string">
            <text:p>い、いえ！　そ、そういう話じゃなくて・・・っ////</text:p>
          </table:table-cell>
          <table:table-cell table:style-name="ce0" table:number-columns-repeated="3"/>
        </table:table-row>
        <table:table-row table:style-name="ro1">
          <table:table-cell table:style-name="ce0" office:value-type="string" calcext:value-type="string">
            <text:p>こんな・・・大変な状況なのに・・・</text:p>
          </table:table-cell>
          <table:table-cell table:style-name="ce0" table:number-columns-repeated="3"/>
        </table:table-row>
        <table:table-row table:style-name="ro1">
          <table:table-cell table:style-name="ce0" office:value-type="string" calcext:value-type="string">
            <text:p>ご、ごめんなさい・・・っ！</text:p>
          </table:table-cell>
          <table:table-cell table:style-name="ce0" table:number-columns-repeated="3"/>
        </table:table-row>
        <table:table-row table:style-name="ro1">
          <table:table-cell table:style-name="ce0" office:value-type="string" calcext:value-type="string">
            <text:p>（きょろきょろ・・・そわそわ・・・）</text:p>
          </table:table-cell>
          <table:table-cell table:style-name="ce0" table:number-columns-repeated="3"/>
        </table:table-row>
        <table:table-row table:style-name="ro1">
          <table:table-cell table:style-name="ce0" office:value-type="string" calcext:value-type="string">
            <text:p>（もじもじもじ・・・）</text:p>
          </table:table-cell>
          <table:table-cell table:style-name="ce0" table:number-columns-repeated="3"/>
        </table:table-row>
        <table:table-row table:style-name="ro1">
          <table:table-cell table:style-name="ce0" office:value-type="string" calcext:value-type="string">
            <text:p>あの・・・ひ、ひとつ気になることが・・・</text:p>
          </table:table-cell>
          <table:table-cell table:style-name="ce0" table:number-columns-repeated="3"/>
        </table:table-row>
        <table:table-row table:style-name="ro1">
          <table:table-cell table:style-name="ce0" office:value-type="string" calcext:value-type="string">
            <text:p>このまま幽霊船に閉じ込められ続けたら・・・私たち、どうやって、その・・・////</text:p>
          </table:table-cell>
          <table:table-cell table:style-name="ce0" table:number-columns-repeated="3"/>
        </table:table-row>
        <table:table-row table:style-name="ro1">
          <table:table-cell table:style-name="ce0" office:value-type="string" calcext:value-type="string">
            <text:p>以前、とある偉大な教授が言っていました。「超常現象の一端はプラズマで説明がつく」と。</text:p>
          </table:table-cell>
          <table:table-cell table:style-name="ce0" table:number-columns-repeated="3"/>
        </table:table-row>
        <table:table-row table:style-name="ro1">
          <table:table-cell table:style-name="ce0" office:value-type="string" calcext:value-type="string">
            <text:p>今は全力でその説を信じたいです・・・</text:p>
          </table:table-cell>
          <table:table-cell table:style-name="ce0" table:number-columns-repeated="3"/>
        </table:table-row>
        <table:table-row table:style-name="ro1">
          <table:table-cell table:style-name="ce0" office:value-type="string" calcext:value-type="string">
            <text:p>この世界には大掛かりな建設機械なんて無いのに、どうやってこんな立派な船を組み立てるんでしょうね・・・</text:p>
          </table:table-cell>
          <table:table-cell table:style-name="ce0" table:number-columns-repeated="3"/>
        </table:table-row>
        <table:table-row table:style-name="ro1">
          <table:table-cell table:style-name="ce0" office:value-type="string" calcext:value-type="string">
            <text:p>助手のルミィさんの言葉・・・</text:p>
          </table:table-cell>
          <table:table-cell table:style-name="ce0" table:number-columns-repeated="3"/>
        </table:table-row>
        <table:table-row table:style-name="ro1">
          <table:table-cell table:style-name="ce0" office:value-type="string" calcext:value-type="string">
            <text:p>ちょっと気になります。　どういう意味なんでしょうか・・・</text:p>
          </table:table-cell>
          <table:table-cell table:style-name="ce0" table:number-columns-repeated="3"/>
        </table:table-row>
        <table:table-row table:style-name="ro1">
          <table:table-cell table:style-name="ce0" office:value-type="string" calcext:value-type="string">
            <text:p>今さらですけど、煉絶の姫君に付き従っているはずの側近はどこにいるんでしょうね？</text:p>
          </table:table-cell>
          <table:table-cell table:style-name="ce0" table:number-columns-repeated="3"/>
        </table:table-row>
        <table:table-row table:style-name="ro1">
          <table:table-cell table:style-name="ce0" office:value-type="string" calcext:value-type="string">
            <text:p>拠点の最深部では見かけませんでしたし・・・</text:p>
          </table:table-cell>
          <table:table-cell table:style-name="ce0" table:number-columns-repeated="3"/>
        </table:table-row>
        <table:table-row table:style-name="ro1">
          <table:table-cell table:style-name="ce0" office:value-type="string" calcext:value-type="string">
            <text:p>研究って、いったいどんな方法でやってるんでしょうね・・・？</text:p>
          </table:table-cell>
          <table:table-cell table:style-name="ce0" table:number-columns-repeated="3"/>
        </table:table-row>
        <table:table-row table:style-name="ro1">
          <table:table-cell table:style-name="ce0" office:value-type="string" calcext:value-type="string">
            <text:p>ちょっぴり楽しみです。</text:p>
          </table:table-cell>
          <table:table-cell table:style-name="ce0" table:number-columns-repeated="3"/>
        </table:table-row>
        <table:table-row table:style-name="ro1">
          <table:table-cell table:style-name="ce0" office:value-type="string" calcext:value-type="string">
            <text:p>（そう言えば、神官さんは北部に残ってるけど、　加護の儀式はどうなったんだろう・・・？）</text:p>
          </table:table-cell>
          <table:table-cell table:style-name="ce0" table:number-columns-repeated="3"/>
        </table:table-row>
        <table:table-row table:style-name="ro1">
          <table:table-cell table:style-name="ce0" office:value-type="string" calcext:value-type="string">
            <text:p>え！？　わ、私・・・ぼーっとしてました・・・！？</text:p>
          </table:table-cell>
          <table:table-cell table:style-name="ce0" table:number-columns-repeated="3"/>
        </table:table-row>
        <table:table-row table:style-name="ro1">
          <table:table-cell table:style-name="ce0" office:value-type="string" calcext:value-type="string">
            <text:p>すみません・・・・よ、よく言われます・・・////</text:p>
          </table:table-cell>
          <table:table-cell table:style-name="ce0" table:number-columns-repeated="3"/>
        </table:table-row>
        <table:table-row table:style-name="ro1">
          <table:table-cell table:style-name="ce0" office:value-type="string" calcext:value-type="string">
            <text:p>ぅ・・・っ、も、もぅ・・・私・・・もうっ！</text:p>
          </table:table-cell>
          <table:table-cell table:style-name="ce0" table:number-columns-repeated="3"/>
        </table:table-row>
        <table:table-row table:style-name="ro1">
          <table:table-cell table:style-name="ce0" office:value-type="string" calcext:value-type="string">
            <text:p>だ、だめ・・・ですぅ・・・っ！！</text:p>
          </table:table-cell>
          <table:table-cell table:style-name="ce0" table:number-columns-repeated="3"/>
        </table:table-row>
        <table:table-row table:style-name="ro1">
          <table:table-cell table:style-name="ce0" office:value-type="string" calcext:value-type="string">
            <text:p>す、すみませんっ！　い、い、行ってきます・・・っ！</text:p>
          </table:table-cell>
          <table:table-cell table:style-name="ce0" table:number-columns-repeated="3"/>
        </table:table-row>
        <table:table-row table:style-name="ro1">
          <table:table-cell table:style-name="ce0" office:value-type="string" calcext:value-type="string">
            <text:p>ご、ごめんなさい・・・っ、その、私・・・っ！</text:p>
          </table:table-cell>
          <table:table-cell table:style-name="ce0" table:number-columns-repeated="3"/>
        </table:table-row>
        <table:table-row table:style-name="ro1">
          <table:table-cell table:style-name="ce0" office:value-type="string" calcext:value-type="string">
            <text:p>あの、お手洗い・・・行きたくて・・・っ！</text:p>
          </table:table-cell>
          <table:table-cell table:style-name="ce0" table:number-columns-repeated="3"/>
        </table:table-row>
        <table:table-row table:style-name="ro1">
          <table:table-cell table:style-name="ce0" office:value-type="string" calcext:value-type="string">
            <text:p>い、いやですよぉっ！　そんな・・・こんなところで・・・っ！</text:p>
          </table:table-cell>
          <table:table-cell table:style-name="ce0" table:number-columns-repeated="3"/>
        </table:table-row>
        <table:table-row table:style-name="ro1">
          <table:table-cell table:style-name="ce0" office:value-type="string" calcext:value-type="string">
            <text:p>す、す、すみません・・・あの・・・あの・・・</text:p>
          </table:table-cell>
          <table:table-cell table:style-name="ce0" table:number-columns-repeated="3"/>
        </table:table-row>
        <table:table-row table:style-name="ro1">
          <table:table-cell table:style-name="ce0" office:value-type="string" calcext:value-type="string">
            <text:p>その・・・お、お・・・お手洗いに・・・</text:p>
          </table:table-cell>
          <table:table-cell table:style-name="ce0" table:number-columns-repeated="3"/>
        </table:table-row>
        <table:table-row table:style-name="ro1">
          <table:table-cell table:style-name="ce0" office:value-type="string" calcext:value-type="string">
            <text:p>ななななな、なな、な、何言ってるんですかっ！</text:p>
          </table:table-cell>
          <table:table-cell table:style-name="ce0" table:number-columns-repeated="3"/>
        </table:table-row>
        <table:table-row table:style-name="ro1">
          <table:table-cell table:style-name="ce0" office:value-type="string" calcext:value-type="string">
            <text:p>うぅ・・・は、早く着替えないと・・・</text:p>
          </table:table-cell>
          <table:table-cell table:style-name="ce0" table:number-columns-repeated="3"/>
        </table:table-row>
        <table:table-row table:style-name="ro1">
          <table:table-cell table:style-name="ce0" office:value-type="string" calcext:value-type="string">
            <text:p>え？　あ、いえ、その・・・なんでも・・・</text:p>
          </table:table-cell>
          <table:table-cell table:style-name="ce0" table:number-columns-repeated="3"/>
        </table:table-row>
        <table:table-row table:style-name="ro1">
          <table:table-cell table:style-name="ce0" office:value-type="string" calcext:value-type="string">
            <text:p>も、もしよければ、その・・・</text:p>
          </table:table-cell>
          <table:table-cell table:style-name="ce0" table:number-columns-repeated="3"/>
        </table:table-row>
        <table:table-row table:style-name="ro1">
          <table:table-cell table:style-name="ce0" office:value-type="string" calcext:value-type="string">
            <text:p>休憩を挟んでもらえるとうれしいです・・・</text:p>
          </table:table-cell>
          <table:table-cell table:style-name="ce0" table:number-columns-repeated="3"/>
        </table:table-row>
        <table:table-row table:style-name="ro1">
          <table:table-cell table:style-name="ce0" office:value-type="string" calcext:value-type="string">
            <text:p>やっと暖かい中央部に戻れますね・・・ほっ</text:p>
          </table:table-cell>
          <table:table-cell table:style-name="ce0" table:number-columns-repeated="3"/>
        </table:table-row>
        <table:table-row table:style-name="ro1">
          <table:table-cell table:style-name="ce0" office:value-type="string" calcext:value-type="string">
            <text:p>あの小さな女の子が煉絶の姫君だとしたら、魔族というのは、みんなすごく強いんですね。</text:p>
          </table:table-cell>
          <table:table-cell table:style-name="ce0" table:number-columns-repeated="3"/>
        </table:table-row>
        <table:table-row table:style-name="ro1">
          <table:table-cell table:style-name="ce0" office:value-type="string" calcext:value-type="string">
            <text:p>こ、怖いけど・・・頑張らなくちゃ・・・！</text:p>
          </table:table-cell>
          <table:table-cell table:style-name="ce0" table:number-columns-repeated="3"/>
        </table:table-row>
        <table:table-row table:style-name="ro1">
          <table:table-cell table:style-name="ce0" office:value-type="string" calcext:value-type="string">
            <text:p>私、早乙女さんの戦闘指示・・・信じてますから・・・っ！</text:p>
          </table:table-cell>
          <table:table-cell table:style-name="ce0" table:number-columns-repeated="3"/>
        </table:table-row>
        <table:table-row table:style-name="ro1">
          <table:table-cell table:style-name="ce0" office:value-type="string" calcext:value-type="string">
            <text:p>煉絶の姫君って人、ものすごく強そうです・・・</text:p>
          </table:table-cell>
          <table:table-cell table:style-name="ce0" table:number-columns-repeated="3"/>
        </table:table-row>
        <table:table-row table:style-name="ro1">
          <table:table-cell table:style-name="ce0" office:value-type="string" calcext:value-type="string">
            <text:p>勝てそうになかったら、逃げたほうがいいと思います・・・</text:p>
          </table:table-cell>
          <table:table-cell table:style-name="ce0" table:number-columns-repeated="3"/>
        </table:table-row>
        <table:table-row table:style-name="ro1">
          <table:table-cell table:style-name="ce0" office:value-type="string" calcext:value-type="string">
            <text:p>ごめんなさい・・・。　私、寒いのは苦手で・・・</text:p>
          </table:table-cell>
          <table:table-cell table:style-name="ce0" table:number-columns-repeated="3"/>
        </table:table-row>
        <table:table-row table:style-name="ro1">
          <table:table-cell table:style-name="ce0" office:value-type="string" calcext:value-type="string">
            <text:p>も、もっと運動して体を鍛えないとダメですよね・・・っ</text:p>
          </table:table-cell>
          <table:table-cell table:style-name="ce0" table:number-columns-repeated="3"/>
        </table:table-row>
        <table:table-row table:style-name="ro1">
          <table:table-cell table:style-name="ce0" office:value-type="string" calcext:value-type="string">
            <text:p>ビオラさんの言うとおり、吹雪が強まった時は動かずにじっとしていた方がいいと思います。</text:p>
          </table:table-cell>
          <table:table-cell table:style-name="ce0" table:number-columns-repeated="3"/>
        </table:table-row>
        <table:table-row table:style-name="ro1">
          <table:table-cell table:style-name="ce0" office:value-type="string" calcext:value-type="string">
            <text:p>もう遭難するのはイヤです・・・</text:p>
          </table:table-cell>
          <table:table-cell table:style-name="ce0" table:number-columns-repeated="3"/>
        </table:table-row>
        <table:table-row table:style-name="ro1">
          <table:table-cell table:style-name="ce0" office:value-type="string" calcext:value-type="string">
            <text:p>北の赤い光の柱が、もし本当に煉絶の姫君の復活の証だったら・・・</text:p>
          </table:table-cell>
          <table:table-cell table:style-name="ce0" table:number-columns-repeated="3"/>
        </table:table-row>
        <table:table-row table:style-name="ro1">
          <table:table-cell table:style-name="ce0" office:value-type="string" calcext:value-type="string">
            <text:p>こ、怖いけど・・・頑張ります・・・っ！</text:p>
          </table:table-cell>
          <table:table-cell table:style-name="ce0" table:number-columns-repeated="3"/>
        </table:table-row>
        <table:table-row table:style-name="ro1">
          <table:table-cell table:style-name="ce0" office:value-type="string" calcext:value-type="string">
            <text:p>洞窟の魔物が凶暴化してるって言ってましたけど、</text:p>
          </table:table-cell>
          <table:table-cell table:style-name="ce0" table:number-columns-repeated="3"/>
        </table:table-row>
        <table:table-row table:style-name="ro1">
          <table:table-cell table:style-name="ce0" office:value-type="string" calcext:value-type="string">
            <text:p>赤い光の柱と何か関係があるんでしょうか・・・？</text:p>
          </table:table-cell>
          <table:table-cell table:style-name="ce0" table:number-columns-repeated="3"/>
        </table:table-row>
        <table:table-row table:style-name="ro1">
          <table:table-cell table:style-name="ce0" office:value-type="string" calcext:value-type="string">
            <text:p>ふ・・・はぁ・・・っ　あぁ、あ・・・っ</text:p>
          </table:table-cell>
          <table:table-cell table:style-name="ce0" table:number-columns-repeated="3"/>
        </table:table-row>
        <table:table-row table:style-name="ro1">
          <table:table-cell table:style-name="ce0" office:value-type="string" calcext:value-type="string">
            <text:p>ご、ごめんなさぃ・・・おお、お手洗いにぃ・・・っ行きたいんですぅっ！！</text:p>
          </table:table-cell>
          <table:table-cell table:style-name="ce0" table:number-columns-repeated="3"/>
        </table:table-row>
        <table:table-row table:style-name="ro1">
          <table:table-cell table:style-name="ce0" office:value-type="string" calcext:value-type="string">
            <text:p>ほんとに・・・ご、ごめん・・・なさいっ！！</text:p>
          </table:table-cell>
          <table:table-cell table:style-name="ce0" table:number-columns-repeated="3"/>
        </table:table-row>
        <table:table-row table:style-name="ro1">
          <table:table-cell table:style-name="ce0" office:value-type="string" calcext:value-type="string">
            <text:p>ぅ・・・ぁ・・・っ</text:p>
          </table:table-cell>
          <table:table-cell table:style-name="ce0" table:number-columns-repeated="3"/>
        </table:table-row>
        <table:table-row table:style-name="ro1">
          <table:table-cell table:style-name="ce0" office:value-type="string" calcext:value-type="string">
            <text:p>さ、さ、早乙女さん・・・わ、私・・・その・・・っ///</text:p>
          </table:table-cell>
          <table:table-cell table:style-name="ce0" table:number-columns-repeated="3"/>
        </table:table-row>
        <table:table-row table:style-name="ro1">
          <table:table-cell table:style-name="ce0" office:value-type="string" calcext:value-type="string">
            <text:p>そそ、そ、そんなこと・・・っ！！</text:p>
          </table:table-cell>
          <table:table-cell table:style-name="ce0" table:number-columns-repeated="3"/>
        </table:table-row>
        <table:table-row table:style-name="ro1">
          <table:table-cell table:style-name="ce0" office:value-type="string" calcext:value-type="string">
            <text:p>できませんよぉっ！！</text:p>
          </table:table-cell>
          <table:table-cell table:style-name="ce0" table:number-columns-repeated="3"/>
        </table:table-row>
        <table:table-row table:style-name="ro1">
          <table:table-cell table:style-name="ce0" office:value-type="string" calcext:value-type="string">
            <text:p>・・・え・・・え？</text:p>
          </table:table-cell>
          <table:table-cell table:style-name="ce0" table:number-columns-repeated="3"/>
        </table:table-row>
        <table:table-row table:style-name="ro1">
          <table:table-cell table:style-name="ce0" office:value-type="string" calcext:value-type="string">
            <text:p>あの、い、今・・・何て・・・？</text:p>
          </table:table-cell>
          <table:table-cell table:style-name="ce0" table:number-columns-repeated="3"/>
        </table:table-row>
        <table:table-row table:style-name="ro1">
          <table:table-cell table:style-name="ce0" office:value-type="string" calcext:value-type="string">
            <text:p>ご、ご、ごめんなさい・・・ごめんなさい・・・！</text:p>
          </table:table-cell>
          <table:table-cell table:style-name="ce0" table:number-columns-repeated="3"/>
        </table:table-row>
        <table:table-row table:style-name="ro1">
          <table:table-cell table:style-name="ce0" office:value-type="string" calcext:value-type="string">
            <text:p>すみません、な、なんでもないです・・・！</text:p>
          </table:table-cell>
          <table:table-cell table:style-name="ce0" table:number-columns-repeated="3"/>
        </table:table-row>
        <table:table-row table:style-name="ro1">
          <table:table-cell table:style-name="ce0" office:value-type="string" calcext:value-type="string">
            <text:p>目的地までは、その・・・かなり遠いんでしたっけ・・・？</text:p>
          </table:table-cell>
          <table:table-cell table:style-name="ce0" table:number-columns-repeated="3"/>
        </table:table-row>
        <table:table-row table:style-name="ro1">
          <table:table-cell table:style-name="ce0" office:value-type="string" calcext:value-type="string">
            <text:p>（途中休憩とか、あるのかな・・・）</text:p>
          </table:table-cell>
          <table:table-cell table:style-name="ce0" table:number-columns-repeated="3"/>
        </table:table-row>
        <table:table-row table:style-name="ro1">
          <table:table-cell table:style-name="ce0" office:value-type="string" calcext:value-type="string">
            <text:p>いろんな組織があって、いろんな責任者がいるんですね・・・</text:p>
          </table:table-cell>
          <table:table-cell table:style-name="ce0" table:number-columns-repeated="3"/>
        </table:table-row>
        <table:table-row table:style-name="ro1">
          <table:table-cell table:style-name="ce0" office:value-type="string" calcext:value-type="string">
            <text:p>トップに立つのって、すごく大変そうです・・・</text:p>
          </table:table-cell>
          <table:table-cell table:style-name="ce0" table:number-columns-repeated="3"/>
        </table:table-row>
        <table:table-row table:style-name="ro1">
          <table:table-cell table:style-name="ce0" office:value-type="string" calcext:value-type="string">
            <text:p>寒いと指が動かなくなって、辛いです・・・</text:p>
          </table:table-cell>
          <table:table-cell table:style-name="ce0" table:number-columns-repeated="3"/>
        </table:table-row>
        <table:table-row table:style-name="ro1">
          <table:table-cell table:style-name="ce0" office:value-type="string" calcext:value-type="string">
            <text:p>あ、でも気になるほどじゃないので、大丈夫です。</text:p>
          </table:table-cell>
          <table:table-cell table:style-name="ce0" table:number-columns-repeated="3"/>
        </table:table-row>
        <table:table-row table:style-name="ro1">
          <table:table-cell table:style-name="ce0" office:value-type="string" calcext:value-type="string">
            <text:p>港町ってことは海が見えるんですよね？</text:p>
          </table:table-cell>
          <table:table-cell table:style-name="ce0" table:number-columns-repeated="3"/>
        </table:table-row>
        <table:table-row table:style-name="ro1">
          <table:table-cell table:style-name="ce0" office:value-type="string" calcext:value-type="string">
            <text:p>私、波の音が大好きなんですよ。　ちょっと楽しみです。</text:p>
          </table:table-cell>
          <table:table-cell table:style-name="ce0" table:number-columns-repeated="3"/>
        </table:table-row>
        <table:table-row table:style-name="ro1">
          <table:table-cell table:style-name="ce0" office:value-type="string" calcext:value-type="string">
            <text:p>（お城の姫さまって、どんな人なんだろう・・・？）</text:p>
          </table:table-cell>
          <table:table-cell table:style-name="ce0" table:number-columns-repeated="3"/>
        </table:table-row>
        <table:table-row table:style-name="ro1">
          <table:table-cell table:style-name="ce0" office:value-type="string" calcext:value-type="string">
            <text:p>こ、これからよろしくお願いします。</text:p>
          </table:table-cell>
          <table:table-cell table:style-name="ce0" table:number-columns-repeated="3"/>
        </table:table-row>
        <table:table-row table:style-name="ro1">
          <table:table-cell table:style-name="ce0" office:value-type="string" calcext:value-type="string">
            <text:p>できるだけ足を引っ張らないように・・・が、がんばります・・・！</text:p>
          </table:table-cell>
          <table:table-cell table:style-name="ce0" table:number-columns-repeated="3"/>
        </table:table-row>
        <table:table-row table:style-name="ro1">
          <table:table-cell table:style-name="ce0" office:value-type="string" calcext:value-type="string">
            <text:p>うあぁ、あ、あのぉっ、わた、私・・・っ、お、おしっこ・・・し、したくて、もぅ・・・っ！</text:p>
          </table:table-cell>
          <table:table-cell table:style-name="ce0" table:number-columns-repeated="3"/>
        </table:table-row>
        <table:table-row table:style-name="ro1">
          <table:table-cell table:style-name="ce0" office:value-type="string" calcext:value-type="string">
            <text:p>もぅ我慢、で、できま・・・せん・・・っ！！</text:p>
          </table:table-cell>
          <table:table-cell table:style-name="ce0" table:number-columns-repeated="3"/>
        </table:table-row>
        <table:table-row table:style-name="ro1">
          <table:table-cell table:style-name="ce0" office:value-type="string" calcext:value-type="string">
            <text:p>は、走ったら、で・・・でちゃ、ぅぅ・・・っ！！んあぁぁっ！！</text:p>
          </table:table-cell>
          <table:table-cell table:style-name="ce0" table:number-columns-repeated="3"/>
        </table:table-row>
        <table:table-row table:style-name="ro1">
          <table:table-cell table:style-name="ce0" office:value-type="string" calcext:value-type="string">
            <text:p>ト、トイレに行きたいですっ！　もう余裕・・・あんまり・・・無い、ですっ！</text:p>
          </table:table-cell>
          <table:table-cell table:style-name="ce0" table:number-columns-repeated="3"/>
        </table:table-row>
        <table:table-row table:style-name="ro1">
          <table:table-cell table:style-name="ce0" office:value-type="string" calcext:value-type="string">
            <text:p>すみません、こんな時に・・・っ！　/////</text:p>
          </table:table-cell>
          <table:table-cell table:style-name="ce0" table:number-columns-repeated="3"/>
        </table:table-row>
        <table:table-row table:style-name="ro1">
          <table:table-cell table:style-name="ce0" office:value-type="string" calcext:value-type="string">
            <text:p>うう・・・っ、そ、そうですよね・・・前もって済ませておかなかった私が悪いんですし・・・</text:p>
          </table:table-cell>
          <table:table-cell table:style-name="ce0" table:number-columns-repeated="3"/>
        </table:table-row>
        <table:table-row table:style-name="ro1">
          <table:table-cell table:style-name="ce0" office:value-type="string" calcext:value-type="string">
            <text:p>い、行ってきます・・・////</text:p>
          </table:table-cell>
          <table:table-cell table:style-name="ce0" table:number-columns-repeated="3"/>
        </table:table-row>
        <table:table-row table:style-name="ro1">
          <table:table-cell table:style-name="ce0" office:value-type="string" calcext:value-type="string">
            <text:p>早乙女さん、実は私・・・そ、その・・・</text:p>
          </table:table-cell>
          <table:table-cell table:style-name="ce0" table:number-columns-repeated="3"/>
        </table:table-row>
        <table:table-row table:style-name="ro1">
          <table:table-cell table:style-name="ce0" office:value-type="string" calcext:value-type="string">
            <text:p>ちょっと・・・トイレに行きたいんですけど・・・だ、だめでしょうか・・・？</text:p>
          </table:table-cell>
          <table:table-cell table:style-name="ce0" table:number-columns-repeated="3"/>
        </table:table-row>
        <table:table-row table:style-name="ro1">
          <table:table-cell table:style-name="ce0" office:value-type="string" calcext:value-type="string">
            <text:p>い、いやいや！　いくら何でも、それはちょっと・・・////</text:p>
          </table:table-cell>
          <table:table-cell table:style-name="ce0" table:number-columns-repeated="3"/>
        </table:table-row>
        <table:table-row table:style-name="ro1">
          <table:table-cell table:style-name="ce0" office:value-type="string" calcext:value-type="string">
            <text:p>ええと、何と言いますか、その・・・</text:p>
          </table:table-cell>
          <table:table-cell table:style-name="ce0" table:number-columns-repeated="3"/>
        </table:table-row>
        <table:table-row table:style-name="ro1">
          <table:table-cell table:style-name="ce0" office:value-type="string" calcext:value-type="string">
            <text:p>もし休憩を取るなら、ついでにトイレにも寄っていいでしょうか・・・？</text:p>
          </table:table-cell>
          <table:table-cell table:style-name="ce0" table:number-columns-repeated="3"/>
        </table:table-row>
        <table:table-row table:style-name="ro1">
          <table:table-cell table:style-name="ce0" office:value-type="string" calcext:value-type="string">
            <text:p>で、できれば早めに衣類を洗たくさせてください・・・ごめんなさい・・・////</text:p>
          </table:table-cell>
          <table:table-cell table:style-name="ce0" table:number-columns-repeated="3"/>
        </table:table-row>
        <table:table-row table:style-name="ro1">
          <table:table-cell table:style-name="ce0" office:value-type="string" calcext:value-type="string">
            <text:p>（誰かがトイレに寄ったら、私も便乗して　寄らせてもらおうかな・・・）</text:p>
          </table:table-cell>
          <table:table-cell table:style-name="ce0" table:number-columns-repeated="3"/>
        </table:table-row>
        <table:table-row table:style-name="ro1">
          <table:table-cell table:style-name="ce0" office:value-type="string" calcext:value-type="string">
            <text:p>ヴィスティもブロンシュも、一筋縄ではいかない相手です。</text:p>
          </table:table-cell>
          <table:table-cell table:style-name="ce0" table:number-columns-repeated="3"/>
        </table:table-row>
        <table:table-row table:style-name="ro1">
          <table:table-cell table:style-name="ce0" office:value-type="string" calcext:value-type="string">
            <text:p>でも、私たちが力を合わせれば必ず勝てます！</text:p>
          </table:table-cell>
          <table:table-cell table:style-name="ce0" table:number-columns-repeated="3"/>
        </table:table-row>
        <table:table-row table:style-name="ro1">
          <table:table-cell table:style-name="ce0" office:value-type="string" calcext:value-type="string">
            <text:p>何と言っても、先代の熾天少女であるノア様が見込んだ皆さんなんですから！</text:p>
          </table:table-cell>
          <table:table-cell table:style-name="ce0" table:number-columns-repeated="3"/>
        </table:table-row>
        <table:table-row table:style-name="ro1">
          <table:table-cell table:style-name="ce0" office:value-type="string" calcext:value-type="string">
            <text:p>もし白カラットと遭遇しても、ルミィさんが作ってくれた干渉剤があれば安心ですね。</text:p>
          </table:table-cell>
          <table:table-cell table:style-name="ce0" table:number-columns-repeated="3"/>
        </table:table-row>
        <table:table-row table:style-name="ro1">
          <table:table-cell table:style-name="ce0" office:value-type="string" calcext:value-type="string">
            <text:p>ただ、相手も黙って喰らってはくれないでしょうから、できるだけ不意打ちで干渉剤を打ちこみましょう・・・</text:p>
          </table:table-cell>
          <table:table-cell table:style-name="ce0" table:number-columns-repeated="3"/>
        </table:table-row>
        <table:table-row table:style-name="ro1">
          <table:table-cell table:style-name="ce0" office:value-type="string" calcext:value-type="string">
            <text:p>もし、またあの死神と戦うことになったら勝算はありません・・・可能な限り戦いは避けましょう・・・！</text:p>
          </table:table-cell>
          <table:table-cell table:style-name="ce0" table:number-columns-repeated="3"/>
        </table:table-row>
        <table:table-row table:style-name="ro1">
          <table:table-cell table:style-name="ce0" office:value-type="string" calcext:value-type="string">
            <text:p>さあ、頑張ってイオンマテルを探し出しましょう。</text:p>
          </table:table-cell>
          <table:table-cell table:style-name="ce0" table:number-columns-repeated="3"/>
        </table:table-row>
        <table:table-row table:style-name="ro1">
          <table:table-cell table:style-name="ce0" office:value-type="string" calcext:value-type="string">
            <text:p>煉獄洞には多くの魔物が住み着いていますが、ボスクラスの強力な個体はいないはずです。</text:p>
          </table:table-cell>
          <table:table-cell table:style-name="ce0" table:number-columns-repeated="3"/>
        </table:table-row>
        <table:table-row table:style-name="ro1">
          <table:table-cell table:style-name="ce0" office:value-type="string" calcext:value-type="string">
            <text:p>・・・・・・はず、です。　たぶん・・・</text:p>
          </table:table-cell>
          <table:table-cell table:style-name="ce0" table:number-columns-repeated="3"/>
        </table:table-row>
        <table:table-row table:style-name="ro1">
          <table:table-cell table:style-name="ce0" office:value-type="string" calcext:value-type="string">
            <text:p>煉獄洞と言えば、大陸南部の中でもトップクラスに危険な場所です。</text:p>
          </table:table-cell>
          <table:table-cell table:style-name="ce0" table:number-columns-repeated="3"/>
        </table:table-row>
        <table:table-row table:style-name="ro1">
          <table:table-cell table:style-name="ce0" office:value-type="string" calcext:value-type="string">
            <text:p>あちこちにマグマが噴き出していて、魔物も強力なものが・・・</text:p>
          </table:table-cell>
          <table:table-cell table:style-name="ce0" table:number-columns-repeated="3"/>
        </table:table-row>
        <table:table-row table:style-name="ro1">
          <table:table-cell table:style-name="ce0" office:value-type="string" calcext:value-type="string">
            <text:p>って、攻略する前から弱気になっていてはだめですよね・・・！</text:p>
          </table:table-cell>
          <table:table-cell table:style-name="ce0" table:number-columns-repeated="3"/>
        </table:table-row>
        <table:table-row table:style-name="ro1">
          <table:table-cell table:style-name="ce0" office:value-type="string" calcext:value-type="string">
            <text:p>おしっこ・・・でちゃいます・・・もう・・・もう・・・っ</text:p>
          </table:table-cell>
          <table:table-cell table:style-name="ce0" table:number-columns-repeated="3"/>
        </table:table-row>
        <table:table-row table:style-name="ro1">
          <table:table-cell table:style-name="ce0" office:value-type="string" calcext:value-type="string">
            <text:p>私、だめ・・・もれちゃうぅ・・・っ！！</text:p>
          </table:table-cell>
          <table:table-cell table:style-name="ce0" table:number-columns-repeated="3"/>
        </table:table-row>
        <table:table-row table:style-name="ro1">
          <table:table-cell table:style-name="ce0" office:value-type="string" calcext:value-type="string">
            <text:p>い、い、行ってきますぅっ！！</text:p>
          </table:table-cell>
          <table:table-cell table:style-name="ce0" table:number-columns-repeated="3"/>
        </table:table-row>
        <table:table-row table:style-name="ro1">
          <table:table-cell table:style-name="ce0" office:value-type="string" calcext:value-type="string">
            <text:p>うぅ・・・っ（もじもじそわそわ・・・）</text:p>
          </table:table-cell>
          <table:table-cell table:style-name="ce0" table:number-columns-repeated="3"/>
        </table:table-row>
        <table:table-row table:style-name="ro1">
          <table:table-cell table:style-name="ce0" office:value-type="string" calcext:value-type="string">
            <text:p>（どうしよう・・・が、我慢できなくなってきた・・・っ）</text:p>
          </table:table-cell>
          <table:table-cell table:style-name="ce0" table:number-columns-repeated="3"/>
        </table:table-row>
        <table:table-row table:style-name="ro1">
          <table:table-cell table:style-name="ce0" office:value-type="string" calcext:value-type="string">
            <text:p>で、ですよね・・・ここから戻るの、時間かかりますもんね・・・っ</text:p>
          </table:table-cell>
          <table:table-cell table:style-name="ce0" table:number-columns-repeated="3"/>
        </table:table-row>
        <table:table-row table:style-name="ro1">
          <table:table-cell table:style-name="ce0" office:value-type="string" calcext:value-type="string">
            <text:p>あ、あの・・・トイレ・・・まだでしょうか・・・？</text:p>
          </table:table-cell>
          <table:table-cell table:style-name="ce0" table:number-columns-repeated="3"/>
        </table:table-row>
        <table:table-row table:style-name="ro1">
          <table:table-cell table:style-name="ce0" office:value-type="string" calcext:value-type="string">
            <text:p>さっきから、行きたいの我慢してて・・・</text:p>
          </table:table-cell>
          <table:table-cell table:style-name="ce0" table:number-columns-repeated="3"/>
        </table:table-row>
        <table:table-row table:style-name="ro1">
          <table:table-cell table:style-name="ce0" office:value-type="string" calcext:value-type="string">
            <text:p>・・・え！？　そんな・・・こんなところでなんて・・・</text:p>
          </table:table-cell>
          <table:table-cell table:style-name="ce0" table:number-columns-repeated="3"/>
        </table:table-row>
        <table:table-row table:style-name="ro1">
          <table:table-cell table:style-name="ce0" office:value-type="string" calcext:value-type="string">
            <text:p>すみません、今さらの話で申し訳ないんですけど・・・</text:p>
          </table:table-cell>
          <table:table-cell table:style-name="ce0" table:number-columns-repeated="3"/>
        </table:table-row>
        <table:table-row table:style-name="ro1">
          <table:table-cell table:style-name="ce0" office:value-type="string" calcext:value-type="string">
            <text:p>その・・・トイレ・・・寄ってもらえたらなって・・・</text:p>
          </table:table-cell>
          <table:table-cell table:style-name="ce0" table:number-columns-repeated="3"/>
        </table:table-row>
        <table:table-row table:style-name="ro1">
          <table:table-cell table:style-name="ce0" office:value-type="string" calcext:value-type="string">
            <text:p>こ、これじゃ精霊王失格ですよね・・・ひっく・・・</text:p>
          </table:table-cell>
          <table:table-cell table:style-name="ce0" table:number-columns-repeated="3"/>
        </table:table-row>
        <table:table-row table:style-name="ro1">
          <table:table-cell table:style-name="ce0" office:value-type="string" calcext:value-type="string">
            <text:p>（しまった・・・トイレ行っておけばよかったかな。）</text:p>
          </table:table-cell>
          <table:table-cell table:style-name="ce0" table:number-columns-repeated="3"/>
        </table:table-row>
        <table:table-row table:style-name="ro1">
          <table:table-cell table:style-name="ce0" office:value-type="string" calcext:value-type="string">
            <text:p>（でも、私のためにみなさんを引きとめるのも　悪いし、少し様子を見よう・・・）</text:p>
          </table:table-cell>
          <table:table-cell table:style-name="ce0" table:number-columns-repeated="3"/>
        </table:table-row>
        <table:table-row table:style-name="ro1">
          <table:table-cell table:style-name="ce0" office:value-type="string" calcext:value-type="string">
            <text:p>魔界門についての知識は、ぜんぜんありません、ごめんなさい。</text:p>
          </table:table-cell>
          <table:table-cell table:style-name="ce0" table:number-columns-repeated="3"/>
        </table:table-row>
        <table:table-row table:style-name="ro1">
          <table:table-cell table:style-name="ce0" office:value-type="string" calcext:value-type="string">
            <text:p>でも、本当に魔界と人間界をつなぐゲートだとしたら、すぐに対策を取らないと危険です・・・！</text:p>
          </table:table-cell>
          <table:table-cell table:style-name="ce0" table:number-columns-repeated="3"/>
        </table:table-row>
        <table:table-row table:style-name="ro1">
          <table:table-cell table:style-name="ce0" office:value-type="string" calcext:value-type="string">
            <text:p>この世界にある山々の中でも、霊峰天土と言えばトップクラスの高度を誇る山です。</text:p>
          </table:table-cell>
          <table:table-cell table:style-name="ce0" table:number-columns-repeated="3"/>
        </table:table-row>
        <table:table-row table:style-name="ro1">
          <table:table-cell table:style-name="ce0" office:value-type="string" calcext:value-type="string">
            <text:p>そのあまりの高さに、昔の人々は“天に空いた穴からこぼれおちた土がつもってできた”と言い伝えられているほどです。</text:p>
          </table:table-cell>
          <table:table-cell table:style-name="ce0" table:number-columns-repeated="3"/>
        </table:table-row>
        <table:table-row table:style-name="ro1">
          <table:table-cell table:style-name="ce0" office:value-type="string" calcext:value-type="string">
            <text:p>さあ、2つの材料を持ってユーリャ教会の研究室へ急ぎましょう。</text:p>
          </table:table-cell>
          <table:table-cell table:style-name="ce0" table:number-columns-repeated="3"/>
        </table:table-row>
        <table:table-row table:style-name="ro1">
          <table:table-cell table:style-name="ce0" office:value-type="string" calcext:value-type="string">
            <text:p>これで敵の動向を探れる装置が完成するはずです。</text:p>
          </table:table-cell>
          <table:table-cell table:style-name="ce0" table:number-columns-repeated="3"/>
        </table:table-row>
        <table:table-row table:style-name="ro1">
          <table:table-cell table:style-name="ce0" office:value-type="string" calcext:value-type="string">
            <text:p>オッシーの鳴き声は解析できなかったけどゼリーちゃんの言語は解析できたということは、</text:p>
          </table:table-cell>
          <table:table-cell table:style-name="ce0" table:number-columns-repeated="3"/>
        </table:table-row>
        <table:table-row table:style-name="ro1">
          <table:table-cell table:style-name="ce0" office:value-type="string" calcext:value-type="string">
            <text:p>やっぱりゼリーちゃんは、ヒトに近い高度なコミュニケーション能力を持っているということですね？</text:p>
          </table:table-cell>
          <table:table-cell table:style-name="ce0" table:number-columns-repeated="3"/>
        </table:table-row>
        <table:table-row table:style-name="ro1">
          <table:table-cell table:style-name="ce0" office:value-type="string" calcext:value-type="string">
            <text:p>レリグ・イアスは、魔物の中でも幻と言われるほど珍しい存在です。</text:p>
          </table:table-cell>
          <table:table-cell table:style-name="ce0" table:number-columns-repeated="3"/>
        </table:table-row>
        <table:table-row table:style-name="ro1">
          <table:table-cell table:style-name="ce0" office:value-type="string" calcext:value-type="string">
            <text:p>当初は、見ることさえ難しいと思っていましたがこんなに簡単に見つかるなんて、運がいいです。</text:p>
          </table:table-cell>
          <table:table-cell table:style-name="ce0" table:number-columns-repeated="3"/>
        </table:table-row>
        <table:table-row table:style-name="ro1">
          <table:table-cell table:style-name="ce0" office:value-type="string" calcext:value-type="string">
            <text:p>さっき逃げていった魔物がレリグ・イアスです！</text:p>
          </table:table-cell>
          <table:table-cell table:style-name="ce0" table:number-columns-repeated="3"/>
        </table:table-row>
        <table:table-row table:style-name="ro1">
          <table:table-cell table:style-name="ce0" office:value-type="string" calcext:value-type="string">
            <text:p>鱗粉を手に入れるためにも、どうにかして追い詰めましょう！</text:p>
          </table:table-cell>
          <table:table-cell table:style-name="ce0" table:number-columns-repeated="3"/>
        </table:table-row>
        <table:table-row table:style-name="ro1">
          <table:table-cell table:style-name="ce0" office:value-type="string" calcext:value-type="string">
            <text:p>春風さんがみなさんを目覚めさせてくれなかったら、今も萌えもだえて地面を転げまわっていたかもしれません。</text:p>
          </table:table-cell>
          <table:table-cell table:style-name="ce0" table:number-columns-repeated="3"/>
        </table:table-row>
        <table:table-row table:style-name="ro1">
          <table:table-cell table:style-name="ce0" office:value-type="string" calcext:value-type="string">
            <text:p>感謝しないとですね。</text:p>
          </table:table-cell>
          <table:table-cell table:style-name="ce0" table:number-columns-repeated="3"/>
        </table:table-row>
        <table:table-row table:style-name="ro1">
          <table:table-cell table:style-name="ce0" office:value-type="string" calcext:value-type="string">
            <text:p>危険種族のいる森は、木々の密度が高くて道がわかりにくいので、迷わないように注意しないといけませんね。</text:p>
          </table:table-cell>
          <table:table-cell table:style-name="ce0" table:number-columns-repeated="3"/>
        </table:table-row>
        <table:table-row table:style-name="ro1">
          <table:table-cell table:style-name="ce0" office:value-type="string" calcext:value-type="string">
            <text:p>で、できれば通りたくない場所のひとつです・・・</text:p>
          </table:table-cell>
          <table:table-cell table:style-name="ce0" table:number-columns-repeated="3"/>
        </table:table-row>
        <table:table-row table:style-name="ro1">
          <table:table-cell table:style-name="ce0" office:value-type="string" calcext:value-type="string">
            <text:p>榴鉱石は、紫色で金属質な輝きをしている鉱物です。</text:p>
          </table:table-cell>
          <table:table-cell table:style-name="ce0" table:number-columns-repeated="3"/>
        </table:table-row>
        <table:table-row table:style-name="ro1">
          <table:table-cell table:style-name="ce0" office:value-type="string" calcext:value-type="string">
            <text:p>魔力と敏感に反応しますので、ルミィさんの言うとおり、うまく加工できれば魔力の発生地点を特定する装置を作れるかもしれません。</text:p>
          </table:table-cell>
          <table:table-cell table:style-name="ce0" table:number-columns-repeated="3"/>
        </table:table-row>
        <table:table-row table:style-name="ro1">
          <table:table-cell table:style-name="ce0" office:value-type="string" calcext:value-type="string">
            <text:p>え？　危険種族についてですか？</text:p>
          </table:table-cell>
          <table:table-cell table:style-name="ce0" table:number-columns-repeated="3"/>
        </table:table-row>
        <table:table-row table:style-name="ro1">
          <table:table-cell table:style-name="ce0" office:value-type="string" calcext:value-type="string">
            <text:p>そうですね。　実は心当たりが無いわけではないのですが・・・</text:p>
          </table:table-cell>
          <table:table-cell table:style-name="ce0" table:number-columns-repeated="3"/>
        </table:table-row>
        <table:table-row table:style-name="ro1">
          <table:table-cell table:style-name="ce0" office:value-type="string" calcext:value-type="string">
            <text:p>なんというか、ある意味危険と言うべきか・・・すみません、うまく説明できないです。</text:p>
          </table:table-cell>
          <table:table-cell table:style-name="ce0" table:number-columns-repeated="3"/>
        </table:table-row>
        <table:table-row table:style-name="ro1">
          <table:table-cell table:style-name="ce0" office:value-type="string" calcext:value-type="string">
            <text:p>は、ぁ・・・ぅっ・・・</text:p>
          </table:table-cell>
          <table:table-cell table:style-name="ce0" table:number-columns-repeated="3"/>
        </table:table-row>
        <table:table-row table:style-name="ro1">
          <table:table-cell table:style-name="ce0" office:value-type="string" calcext:value-type="string">
            <text:p>トイレ・・・っ、トイレ・・・っ、ぁああ・・・トイレっ！！</text:p>
          </table:table-cell>
          <table:table-cell table:style-name="ce0" table:number-columns-repeated="3"/>
        </table:table-row>
        <table:table-row table:style-name="ro1">
          <table:table-cell table:style-name="ce0" office:value-type="string" calcext:value-type="string">
            <text:p>も、もぅ・・・っ、限界ですぅっ！！！</text:p>
          </table:table-cell>
          <table:table-cell table:style-name="ce0" table:number-columns-repeated="3"/>
        </table:table-row>
        <table:table-row table:style-name="ro1">
          <table:table-cell table:style-name="ce0" office:value-type="string" calcext:value-type="string">
            <text:p>お願いです、トイレに・・・っ！　トイレに行かせてくださいっ！</text:p>
          </table:table-cell>
          <table:table-cell table:style-name="ce0" table:number-columns-repeated="3"/>
        </table:table-row>
        <table:table-row table:style-name="ro1">
          <table:table-cell table:style-name="ce0" office:value-type="string" calcext:value-type="string">
            <text:p>ほんとに、もう、我慢できないんです・・・////</text:p>
          </table:table-cell>
          <table:table-cell table:style-name="ce0" table:number-columns-repeated="3"/>
        </table:table-row>
        <table:table-row table:style-name="ro1">
          <table:table-cell table:style-name="ce0" office:value-type="string" calcext:value-type="string">
            <text:p>ううう・・・っ、わ、わかりました・・・</text:p>
          </table:table-cell>
          <table:table-cell table:style-name="ce0" table:number-columns-repeated="3"/>
        </table:table-row>
        <table:table-row table:style-name="ro1">
          <table:table-cell table:style-name="ce0" office:value-type="string" calcext:value-type="string">
            <text:p>絶対にこっちこないでくださいね・・・っ////</text:p>
          </table:table-cell>
          <table:table-cell table:style-name="ce0" table:number-columns-repeated="3"/>
        </table:table-row>
        <table:table-row table:style-name="ro1">
          <table:table-cell table:style-name="ce0" office:value-type="string" calcext:value-type="string">
            <text:p>すみません、トイレ・・・そろそろ・・・っ！</text:p>
          </table:table-cell>
          <table:table-cell table:style-name="ce0" table:number-columns-repeated="3"/>
        </table:table-row>
        <table:table-row table:style-name="ro1">
          <table:table-cell table:style-name="ce0" office:value-type="string" calcext:value-type="string">
            <text:p>トイレに行きたいです・・・っ////</text:p>
          </table:table-cell>
          <table:table-cell table:style-name="ce0" table:number-columns-repeated="3"/>
        </table:table-row>
        <table:table-row table:style-name="ro1">
          <table:table-cell table:style-name="ce0" office:value-type="string" calcext:value-type="string">
            <text:p>そ、それは、そのっ、は、恥ずかしくて無理です・・・////</text:p>
          </table:table-cell>
          <table:table-cell table:style-name="ce0" table:number-columns-repeated="3"/>
        </table:table-row>
        <table:table-row table:style-name="ro1">
          <table:table-cell table:style-name="ce0" office:value-type="string" calcext:value-type="string">
            <text:p>あの・・・進行の邪魔をするつもりは無いんですけど・・・</text:p>
          </table:table-cell>
          <table:table-cell table:style-name="ce0" table:number-columns-repeated="3"/>
        </table:table-row>
        <table:table-row table:style-name="ro1">
          <table:table-cell table:style-name="ce0" office:value-type="string" calcext:value-type="string">
            <text:p>もしトイレが近くにあったら、寄ってもらいたいです・・・////</text:p>
          </table:table-cell>
          <table:table-cell table:style-name="ce0" table:number-columns-repeated="3"/>
        </table:table-row>
        <table:table-row table:style-name="ro1">
          <table:table-cell table:style-name="ce0" office:value-type="string" calcext:value-type="string">
            <text:p>が、がんばって我慢したんですけど・・・</text:p>
          </table:table-cell>
          <table:table-cell table:style-name="ce0" table:number-columns-repeated="3"/>
        </table:table-row>
        <table:table-row table:style-name="ro1">
          <table:table-cell table:style-name="ce0" office:value-type="string" calcext:value-type="string">
            <text:p>ごめんなさい、ダメでした・・・っ////</text:p>
          </table:table-cell>
          <table:table-cell table:style-name="ce0" table:number-columns-repeated="3"/>
        </table:table-row>
        <table:table-row table:style-name="ro1">
          <table:table-cell table:style-name="ce0" office:value-type="string" calcext:value-type="string">
            <text:p>（少し・・・少しだけ、トイレに行きたいかも・・・）</text:p>
          </table:table-cell>
          <table:table-cell table:style-name="ce0" table:number-columns-repeated="3"/>
        </table:table-row>
        <table:table-row table:style-name="ro1">
          <table:table-cell table:style-name="ce0" office:value-type="string" calcext:value-type="string">
            <text:p>（でも言いだしづらいし・・・もうちょっと我慢　しよう・・・）</text:p>
          </table:table-cell>
          <table:table-cell table:style-name="ce0" table:number-columns-repeated="3"/>
        </table:table-row>
        <table:table-row table:style-name="ro1">
          <table:table-cell table:style-name="ce0" office:value-type="string" calcext:value-type="string">
            <text:p>熾天宮は、熾力の起源となった聖なる神殿です。</text:p>
          </table:table-cell>
          <table:table-cell table:style-name="ce0" table:number-columns-repeated="3"/>
        </table:table-row>
        <table:table-row table:style-name="ro1">
          <table:table-cell table:style-name="ce0" office:value-type="string" calcext:value-type="string">
            <text:p>一説には、神が熾天使に命じて造らせたと言われるほどです。</text:p>
          </table:table-cell>
          <table:table-cell table:style-name="ce0" table:number-columns-repeated="3"/>
        </table:table-row>
        <table:table-row table:style-name="ro1">
          <table:table-cell table:style-name="ce0" office:value-type="string" calcext:value-type="string">
            <text:p>なんとしてでも守りましょう！</text:p>
          </table:table-cell>
          <table:table-cell table:style-name="ce0" table:number-columns-repeated="3"/>
        </table:table-row>
        <table:table-row table:style-name="ro1">
          <table:table-cell table:style-name="ce0" office:value-type="string" calcext:value-type="string">
            <text:p>ユーリャ教会の内部なら、先代の熾天少女だったノア様の力が働いていて、並大抵の魔物では近づけないはずです。</text:p>
          </table:table-cell>
          <table:table-cell table:style-name="ce0" table:number-columns-repeated="3"/>
        </table:table-row>
        <table:table-row table:style-name="ro1">
          <table:table-cell table:style-name="ce0" office:value-type="string" calcext:value-type="string">
            <text:p>ただ、ヴィスティやブロンシュクラスの魔族となると、完全に進入を拒むことは難しいかもしれません・・・</text:p>
          </table:table-cell>
          <table:table-cell table:style-name="ce0" table:number-columns-repeated="3"/>
        </table:table-row>
        <table:table-row table:style-name="ro1">
          <table:table-cell table:style-name="ce0" office:value-type="string" calcext:value-type="string">
            <text:p>まさか、“破邪の光”があのような女性のことだったとは知りませんでした。</text:p>
          </table:table-cell>
          <table:table-cell table:style-name="ce0" table:number-columns-repeated="3"/>
        </table:table-row>
        <table:table-row table:style-name="ro1">
          <table:table-cell table:style-name="ce0" office:value-type="string" calcext:value-type="string">
            <text:p>箱の中で眠りについていた様子を見る限り、私のように精霊に近い存在なのかもしれませんね・・・</text:p>
          </table:table-cell>
          <table:table-cell table:style-name="ce0" table:number-columns-repeated="3"/>
        </table:table-row>
        <table:table-row table:style-name="ro1">
          <table:table-cell table:style-name="ce0" office:value-type="string" calcext:value-type="string">
            <text:p>金字塔の内部は、侵入者を拒むために様々な罠が設置されているはずです。</text:p>
          </table:table-cell>
          <table:table-cell table:style-name="ce0" table:number-columns-repeated="3"/>
        </table:table-row>
        <table:table-row table:style-name="ro1">
          <table:table-cell table:style-name="ce0" office:value-type="string" calcext:value-type="string">
            <text:p>慎重に進みましょう・・・</text:p>
          </table:table-cell>
          <table:table-cell table:style-name="ce0" table:number-columns-repeated="3"/>
        </table:table-row>
        <table:table-row table:style-name="ro1">
          <table:table-cell table:style-name="ce0" office:value-type="string" calcext:value-type="string">
            <text:p>金字塔に行くには、まず蜃気楼の谷にある隠し通路を通らないといけません。</text:p>
          </table:table-cell>
          <table:table-cell table:style-name="ce0" table:number-columns-repeated="3"/>
        </table:table-row>
        <table:table-row table:style-name="ro1">
          <table:table-cell table:style-name="ce0" office:value-type="string" calcext:value-type="string">
            <text:p>私が眠っていた祭壇を目指しましょう！</text:p>
          </table:table-cell>
          <table:table-cell table:style-name="ce0" table:number-columns-repeated="3"/>
        </table:table-row>
        <table:table-row table:style-name="ro1">
          <table:table-cell table:style-name="ce0" office:value-type="string" calcext:value-type="string">
            <text:p>ジャングルは木々が生い茂って道が分かりづらいので、進むには注意が必要ですね。</text:p>
          </table:table-cell>
          <table:table-cell table:style-name="ce0" table:number-columns-repeated="3"/>
        </table:table-row>
        <table:table-row table:style-name="ro1">
          <table:table-cell table:style-name="ce0" office:value-type="string" calcext:value-type="string">
            <text:p>敵としては、その地形を有利に利用した隠れ家と言えるでしょう。　なかなか考えましたね。</text:p>
          </table:table-cell>
          <table:table-cell table:style-name="ce0" table:number-columns-repeated="3"/>
        </table:table-row>
        <table:table-row table:style-name="ro1">
          <table:table-cell table:style-name="ce0" office:value-type="string" calcext:value-type="string">
            <text:p>大陸南部の地形なら、ある程度把握していますので、何かあったら聞いてください。</text:p>
          </table:table-cell>
          <table:table-cell table:style-name="ce0" table:number-columns-repeated="3"/>
        </table:table-row>
        <table:table-row table:style-name="ro1">
          <table:table-cell table:style-name="ce0" office:value-type="string" calcext:value-type="string">
            <text:p>ちなみに、特産品はスパイスです。</text:p>
          </table:table-cell>
          <table:table-cell table:style-name="ce0" table:number-columns-repeated="3"/>
        </table:table-row>
        <table:table-row table:style-name="ro1">
          <table:table-cell table:style-name="ce0" office:value-type="string" calcext:value-type="string">
            <text:p>あ、すみません。　今のはどうでもいい情報でしたね・・・</text:p>
          </table:table-cell>
          <table:table-cell table:style-name="ce0" table:number-columns-repeated="3"/>
        </table:table-row>
        <table:table-row table:style-name="ro1">
          <table:table-cell table:style-name="ce0" office:value-type="string" calcext:value-type="string">
            <text:p>長く生きていますが、古代竜族を生で見たのは初めてです！</text:p>
          </table:table-cell>
          <table:table-cell table:style-name="ce0" table:number-columns-repeated="3"/>
        </table:table-row>
        <table:table-row table:style-name="ro1">
          <table:table-cell table:style-name="ce0" office:value-type="string" calcext:value-type="string">
            <text:p>人も精霊も、日々勉強ですね！</text:p>
          </table:table-cell>
          <table:table-cell table:style-name="ce0" table:number-columns-repeated="3"/>
        </table:table-row>
        <table:table-row table:style-name="ro1">
          <table:table-cell table:style-name="ce0" office:value-type="string" calcext:value-type="string">
            <text:p>一口に銃と言っても、長距離用、中距離用、近距離用、制圧用、防衛用などいろいろ種類があるんですよ。</text:p>
          </table:table-cell>
          <table:table-cell table:style-name="ce0" table:number-columns-repeated="3"/>
        </table:table-row>
        <table:table-row table:style-name="ro1">
          <table:table-cell table:style-name="ce0" office:value-type="string" calcext:value-type="string">
            <text:p>たこやきさんが持ってるイオンガンは・・・</text:p>
          </table:table-cell>
          <table:table-cell table:style-name="ce0" table:number-columns-repeated="3"/>
        </table:table-row>
        <table:table-row table:style-name="ro1">
          <table:table-cell table:style-name="ce0" office:value-type="string" calcext:value-type="string">
            <text:p>あんまり連射はできないようですし、オートエイム機能が付いている上に弾速もすごく速いようですから、長距離用のハンドガンという珍しいタイプですね。</text:p>
          </table:table-cell>
          <table:table-cell table:style-name="ce0" table:number-columns-repeated="3"/>
        </table:table-row>
        <table:table-row table:style-name="ro1">
          <table:table-cell table:style-name="ce0" office:value-type="string" calcext:value-type="string">
            <text:p>今後の活動方針・・・いったいどうなるんでしょうね？</text:p>
          </table:table-cell>
          <table:table-cell table:style-name="ce0" table:number-columns-repeated="3"/>
        </table:table-row>
        <table:table-row table:style-name="ro1">
          <table:table-cell table:style-name="ce0" office:value-type="string" calcext:value-type="string">
            <text:p>これまでのように、地道に敵戦力を少しずつ削っていくしかないと思うんですけど・・・</text:p>
          </table:table-cell>
          <table:table-cell table:style-name="ce0" table:number-columns-repeated="3"/>
        </table:table-row>
        <table:table-row table:style-name="ro1">
          <table:table-cell table:style-name="ce0" office:value-type="string" calcext:value-type="string">
            <text:p>む、むり、むりです・・・ぁ、もぉ・・・だめ・・・</text:p>
          </table:table-cell>
          <table:table-cell table:style-name="ce0" office:value-type="string" calcext:value-type="string">
            <text:p>Chat - L7 A</text:p>
          </table:table-cell>
          <table:table-cell table:style-name="ce0" office:value-type="string" calcext:value-type="string">
            <text:p>Komu</text:p>
          </table:table-cell>
          <table:table-cell table:style-name="ce0" office:value-type="string" calcext:value-type="string">
            <text:p>O-oh, oh no... ah, I'm going to... lose it...</text:p>
          </table:table-cell>
        </table:table-row>
        <table:table-row table:style-name="ro1">
          <table:table-cell table:style-name="ce0" office:value-type="string" calcext:value-type="string">
            <text:p>でちゃぅ・・・おしっこ・・・っ、もぉでちゃうぅっ！！</text:p>
          </table:table-cell>
          <table:table-cell table:style-name="ce0" office:value-type="string" calcext:value-type="string">
            <text:p>Chat - L7 B</text:p>
          </table:table-cell>
          <table:table-cell table:style-name="ce0" office:value-type="string" calcext:value-type="string">
            <text:p>Komu</text:p>
          </table:table-cell>
          <table:table-cell table:style-name="ce0" office:value-type="string" calcext:value-type="string">
            <text:p>It's coming out... I'm... gonna pee myseeelf!!</text:p>
          </table:table-cell>
        </table:table-row>
        <table:table-row table:style-name="ro1">
          <table:table-cell table:style-name="ce0" office:value-type="string" calcext:value-type="string">
            <text:p>ああぁぁ、だ、だめぇえぇっ！！</text:p>
          </table:table-cell>
          <table:table-cell table:style-name="ce0" office:value-type="string" calcext:value-type="string">
            <text:p>Outdoor pee - L7</text:p>
          </table:table-cell>
          <table:table-cell table:style-name="ce0" office:value-type="string" calcext:value-type="string">
            <text:p>Komu</text:p>
          </table:table-cell>
          <table:table-cell table:style-name="ce0" office:value-type="string" calcext:value-type="string">
            <text:p>Aaaaaaahh, n-nooooooo!!</text:p>
          </table:table-cell>
        </table:table-row>
        <table:table-row table:style-name="ro1">
          <table:table-cell table:style-name="ce0" office:value-type="string" calcext:value-type="string">
            <text:p>す、すみません・・・っ、あの、私・・・</text:p>
          </table:table-cell>
          <table:table-cell table:style-name="ce0" office:value-type="string" calcext:value-type="string">
            <text:p>Chat - L6 A</text:p>
          </table:table-cell>
          <table:table-cell table:style-name="ce0" office:value-type="string" calcext:value-type="string">
            <text:p>Komu</text:p>
          </table:table-cell>
          <table:table-cell table:style-name="ce0" office:value-type="string" calcext:value-type="string">
            <text:p>E-excuse me... umm, I...</text:p>
          </table:table-cell>
        </table:table-row>
        <table:table-row table:style-name="ro1">
          <table:table-cell table:style-name="ce0" office:value-type="string" calcext:value-type="string">
            <text:p>ト、トイレ・・・もう、限界で・・・だから・・・っ！</text:p>
          </table:table-cell>
          <table:table-cell table:style-name="ce0" office:value-type="string" calcext:value-type="string">
            <text:p>Chat - L6 B</text:p>
          </table:table-cell>
          <table:table-cell table:style-name="ce0" office:value-type="string" calcext:value-type="string">
            <text:p>Komu</text:p>
          </table:table-cell>
          <table:table-cell table:style-name="ce0" office:value-type="string" calcext:value-type="string">
            <text:p>I can't... hold it any more... so, please...!</text:p>
          </table:table-cell>
        </table:table-row>
        <table:table-row table:style-name="ro1">
          <table:table-cell table:style-name="ce0" office:value-type="string" calcext:value-type="string">
            <text:p>うう・・・っ、じゃ、じゃあ・・・あの・・・っ</text:p>
          </table:table-cell>
          <table:table-cell table:style-name="ce0" office:value-type="string" calcext:value-type="string">
            <text:p>Outdoor pee - L6 A</text:p>
          </table:table-cell>
          <table:table-cell table:style-name="ce0" office:value-type="string" calcext:value-type="string">
            <text:p>Komu</text:p>
          </table:table-cell>
          <table:table-cell table:style-name="ce0" office:value-type="string" calcext:value-type="string">
            <text:p>Uuuh... w-well then... um...</text:p>
          </table:table-cell>
        </table:table-row>
        <table:table-row table:style-name="ro1">
          <table:table-cell table:style-name="ce0" office:value-type="string" calcext:value-type="string">
            <text:p>少し、待っててください・・・っ////</text:p>
          </table:table-cell>
          <table:table-cell table:style-name="ce0" office:value-type="string" calcext:value-type="string">
            <text:p>Outdoor pee - L6 B</text:p>
          </table:table-cell>
          <table:table-cell table:style-name="ce0" office:value-type="string" calcext:value-type="string">
            <text:p>Komu</text:p>
          </table:table-cell>
          <table:table-cell table:style-name="ce0" office:value-type="string" calcext:value-type="string">
            <text:p>Please wait here a minute... ////</text:p>
          </table:table-cell>
        </table:table-row>
        <table:table-row table:style-name="ro1">
          <table:table-cell table:style-name="ce0" office:value-type="string" calcext:value-type="string">
            <text:p>あの・・・その・・・っ</text:p>
          </table:table-cell>
          <table:table-cell table:style-name="ce0" office:value-type="string" calcext:value-type="string">
            <text:p>Chat - L5 A</text:p>
          </table:table-cell>
          <table:table-cell table:style-name="ce0" office:value-type="string" calcext:value-type="string">
            <text:p>Komu</text:p>
          </table:table-cell>
          <table:table-cell table:style-name="ce0" office:value-type="string" calcext:value-type="string">
            <text:p>Um... uhhm...</text:p>
          </table:table-cell>
        </table:table-row>
        <table:table-row table:style-name="ro1">
          <table:table-cell table:style-name="ce0" office:value-type="string" calcext:value-type="string">
            <text:p>こ、この近くに、その・・・</text:p>
          </table:table-cell>
          <table:table-cell table:style-name="ce0" office:value-type="string" calcext:value-type="string">
            <text:p>Chat - L5 B</text:p>
          </table:table-cell>
          <table:table-cell table:style-name="ce0" office:value-type="string" calcext:value-type="string">
            <text:p>Komu</text:p>
          </table:table-cell>
          <table:table-cell table:style-name="ce0" office:value-type="string" calcext:value-type="string">
            <text:p>I-is there... umm...</text:p>
          </table:table-cell>
        </table:table-row>
        <table:table-row table:style-name="ro1">
          <table:table-cell table:style-name="ce0" office:value-type="string" calcext:value-type="string">
            <text:p>ト、ト、トイレ・・・ありませんか・・・？</text:p>
          </table:table-cell>
          <table:table-cell table:style-name="ce0" office:value-type="string" calcext:value-type="string">
            <text:p>Chat - L5 C</text:p>
          </table:table-cell>
          <table:table-cell table:style-name="ce0" office:value-type="string" calcext:value-type="string">
            <text:p>Komu</text:p>
          </table:table-cell>
          <table:table-cell table:style-name="ce0" office:value-type="string" calcext:value-type="string">
            <text:p>A t-t-toilet... around here...?</text:p>
          </table:table-cell>
        </table:table-row>
        <table:table-row table:style-name="ro1">
          <table:table-cell table:style-name="ce0" office:value-type="string" calcext:value-type="string">
            <text:p>え、え・・・！？</text:p>
          </table:table-cell>
          <table:table-cell table:style-name="ce0" office:value-type="string" calcext:value-type="string">
            <text:p>Outdoor pee - L5 A</text:p>
          </table:table-cell>
          <table:table-cell table:style-name="ce0" office:value-type="string" calcext:value-type="string">
            <text:p>Komu</text:p>
          </table:table-cell>
          <table:table-cell table:style-name="ce0" office:value-type="string" calcext:value-type="string">
            <text:p>E, eh...?!</text:p>
          </table:table-cell>
        </table:table-row>
        <table:table-row table:style-name="ro1">
          <table:table-cell table:style-name="ce0" office:value-type="string" calcext:value-type="string">
            <text:p>だ、だ、だめですよ、そんなの・・・っ////</text:p>
          </table:table-cell>
          <table:table-cell table:style-name="ce0" office:value-type="string" calcext:value-type="string">
            <text:p>Outdoor pee - L5 B</text:p>
          </table:table-cell>
          <table:table-cell table:style-name="ce0" office:value-type="string" calcext:value-type="string">
            <text:p>Komu</text:p>
          </table:table-cell>
          <table:table-cell table:style-name="ce0" office:value-type="string" calcext:value-type="string">
            <text:p>Y-y-you can't just do that...! ////</text:p>
          </table:table-cell>
        </table:table-row>
        <table:table-row table:style-name="ro1">
          <table:table-cell table:style-name="ce0" office:value-type="string" calcext:value-type="string">
            <text:p>え、ええと・・・あの・・・</text:p>
          </table:table-cell>
          <table:table-cell table:style-name="ce0" office:value-type="string" calcext:value-type="string">
            <text:p>Chat - L4 A</text:p>
          </table:table-cell>
          <table:table-cell table:style-name="ce0" office:value-type="string" calcext:value-type="string">
            <text:p>Komu</text:p>
          </table:table-cell>
          <table:table-cell table:style-name="ce0" office:value-type="string" calcext:value-type="string">
            <text:p>Uhh... umm...</text:p>
          </table:table-cell>
        </table:table-row>
        <table:table-row table:style-name="ro1">
          <table:table-cell table:style-name="ce0" office:value-type="string" calcext:value-type="string">
            <text:p>次の休憩って、いつ頃の予定ですか・・・？（そわそわ・・・）</text:p>
          </table:table-cell>
          <table:table-cell table:style-name="ce0" office:value-type="string" calcext:value-type="string">
            <text:p>Chat - L4 B</text:p>
          </table:table-cell>
          <table:table-cell table:style-name="ce0" office:value-type="string" calcext:value-type="string">
            <text:p>Komu</text:p>
          </table:table-cell>
          <table:table-cell table:style-name="ce0" office:value-type="string" calcext:value-type="string">
            <text:p>When do you think we'll take another break?(Rustle, rustle...)</text:p>
          </table:table-cell>
        </table:table-row>
        <table:table-row table:style-name="ro1">
          <table:table-cell table:style-name="ce0" office:value-type="string" calcext:value-type="string">
            <text:p>そ、その・・・あの・・・っ</text:p>
          </table:table-cell>
          <table:table-cell table:style-name="ce0" office:value-type="string" calcext:value-type="string">
            <text:p>Chat (wet) - A</text:p>
          </table:table-cell>
          <table:table-cell table:style-name="ce0" office:value-type="string" calcext:value-type="string">
            <text:p>Komu</text:p>
          </table:table-cell>
          <table:table-cell table:style-name="ce0" office:value-type="string" calcext:value-type="string">
            <text:p>U-umm... uhhm...</text:p>
          </table:table-cell>
        </table:table-row>
        <table:table-row table:style-name="ro1">
          <table:table-cell table:style-name="ce0" office:value-type="string" calcext:value-type="string">
            <text:p>あんまり・・・見ないでください・・・っ////</text:p>
          </table:table-cell>
          <table:table-cell table:style-name="ce0" office:value-type="string" calcext:value-type="string">
            <text:p>Chat (wet) - B</text:p>
          </table:table-cell>
          <table:table-cell table:style-name="ce0" office:value-type="string" calcext:value-type="string">
            <text:p>Komu</text:p>
          </table:table-cell>
          <table:table-cell table:style-name="ce0" office:value-type="string" calcext:value-type="string">
            <text:p>Please... don't look at me... ////</text:p>
          </table:table-cell>
        </table:table-row>
        <table:table-row table:style-name="ro1">
          <table:table-cell table:style-name="ce0" office:value-type="string" calcext:value-type="string">
            <text:p>（す、少しだけ・・・トイレ・・・行きたいな・・・）</text:p>
          </table:table-cell>
          <table:table-cell table:style-name="ce0" office:value-type="string" calcext:value-type="string">
            <text:p>Chat - L3 A</text:p>
          </table:table-cell>
          <table:table-cell table:style-name="ce0" office:value-type="string" calcext:value-type="string">
            <text:p>Komu</text:p>
          </table:table-cell>
          <table:table-cell table:style-name="ce0" office:value-type="string" calcext:value-type="string">
            <text:p>(I need... the toilet... just a little...)</text:p>
          </table:table-cell>
        </table:table-row>
        <table:table-row table:style-name="ro1">
          <table:table-cell table:style-name="ce0" office:value-type="string" calcext:value-type="string">
            <text:p>（休憩にならないかな・・・）</text:p>
          </table:table-cell>
          <table:table-cell table:style-name="ce0" office:value-type="string" calcext:value-type="string">
            <text:p>Chat - L3 B</text:p>
          </table:table-cell>
          <table:table-cell table:style-name="ce0" office:value-type="string" calcext:value-type="string">
            <text:p>Komu</text:p>
          </table:table-cell>
          <table:table-cell table:style-name="ce0" office:value-type="string" calcext:value-type="string">
            <text:p>(Maybe we could take a break...)</text:p>
          </table:table-cell>
        </table:table-row>
        <table:table-row table:style-name="ro1">
          <table:table-cell table:style-name="ce0" office:value-type="string" calcext:value-type="string">
            <text:p>宇宙の技術って、すごいんですね・・・！私には、もはや魔法にしか見えません。</text:p>
          </table:table-cell>
          <table:table-cell table:style-name="ce0" table:number-columns-repeated="3"/>
        </table:table-row>
        <table:table-row table:style-name="ro1">
          <table:table-cell table:style-name="ce0" office:value-type="string" calcext:value-type="string">
            <text:p>あ、今のは何だか精霊王らしくない発言でしたね・・・えへへ・・・</text:p>
          </table:table-cell>
          <table:table-cell table:style-name="ce0" table:number-columns-repeated="3"/>
        </table:table-row>
        <table:table-row table:style-name="ro1">
          <table:table-cell table:style-name="ce0" office:value-type="string" calcext:value-type="string">
            <text:p>仮に、今回の誘拐（？）事件が赤か青のどちらかのカラットの仕業だったとして、</text:p>
          </table:table-cell>
          <table:table-cell table:style-name="ce0" table:number-columns-repeated="3"/>
        </table:table-row>
        <table:table-row table:style-name="ro1">
          <table:table-cell table:style-name="ce0" office:value-type="string" calcext:value-type="string">
            <text:p>その子を誘拐してどうするつもりなんでしょうか・・・？</text:p>
          </table:table-cell>
          <table:table-cell table:style-name="ce0" table:number-columns-repeated="3"/>
        </table:table-row>
        <table:table-row table:style-name="ro1">
          <table:table-cell table:style-name="ce0" office:value-type="string" calcext:value-type="string">
            <text:p>私が入ったぬるめのお湯は、みなさんが入った浴場の隣にありました。</text:p>
          </table:table-cell>
          <table:table-cell table:style-name="ce0" table:number-columns-repeated="3"/>
        </table:table-row>
        <table:table-row table:style-name="ro1">
          <table:table-cell table:style-name="ce0" office:value-type="string" calcext:value-type="string">
            <text:p>で、みなさんの所から、あの宇宙人さんの声が聞こえてきたんですけど・・・気のせいじゃないですよね？</text:p>
          </table:table-cell>
          <table:table-cell table:style-name="ce0" table:number-columns-repeated="3"/>
        </table:table-row>
        <table:table-row table:style-name="ro1">
          <table:table-cell table:style-name="ce0" office:value-type="string" calcext:value-type="string">
            <text:p>これで無事、温泉が復活するはずですね。</text:p>
          </table:table-cell>
          <table:table-cell table:style-name="ce0" table:number-columns-repeated="3"/>
        </table:table-row>
        <table:table-row table:style-name="ro1">
          <table:table-cell table:style-name="ce0" office:value-type="string" calcext:value-type="string">
            <text:p>秘湯施設へ戻って、確認しましょう。</text:p>
          </table:table-cell>
          <table:table-cell table:style-name="ce0" table:number-columns-repeated="3"/>
        </table:table-row>
        <table:table-row table:style-name="ro1">
          <table:table-cell table:style-name="ce0" office:value-type="string" calcext:value-type="string">
            <text:p>“吸割の滝”といえば、けっこう有名な観光スポットですね。</text:p>
          </table:table-cell>
          <table:table-cell table:style-name="ce0" table:number-columns-repeated="3"/>
        </table:table-row>
        <table:table-row table:style-name="ro1">
          <table:table-cell table:style-name="ce0" office:value-type="string" calcext:value-type="string">
            <text:p>でも、その地下洞窟の奥に温泉の湧き出し口があるなんて知りませんでした。</text:p>
          </table:table-cell>
          <table:table-cell table:style-name="ce0" table:number-columns-repeated="3"/>
        </table:table-row>
        <table:table-row table:style-name="ro1">
          <table:table-cell table:style-name="ce0" office:value-type="string" calcext:value-type="string">
            <text:p>秘湯なら、イズモ村に入ってから西の方へ向かえばいいはずです。</text:p>
          </table:table-cell>
          <table:table-cell table:style-name="ce0" table:number-columns-repeated="3"/>
        </table:table-row>
        <table:table-row table:style-name="ro1">
          <table:table-cell table:style-name="ce0" office:value-type="string" calcext:value-type="string">
            <text:p>実際に行くのは初めてなので、どんな所かは分かりませんが。</text:p>
          </table:table-cell>
          <table:table-cell table:style-name="ce0" table:number-columns-repeated="3"/>
        </table:table-row>
        <table:table-row table:style-name="ro1">
          <table:table-cell table:style-name="ce0" office:value-type="string" calcext:value-type="string">
            <text:p>東部の秘湯、話には聞いたことがありますけど、実際に行くのは初めてです。</text:p>
          </table:table-cell>
          <table:table-cell table:style-name="ce0" table:number-columns-repeated="3"/>
        </table:table-row>
        <table:table-row table:style-name="ro1">
          <table:table-cell table:style-name="ce0" office:value-type="string" calcext:value-type="string">
            <text:p>せっかくですから、思いっきり楽しんでください！</text:p>
          </table:table-cell>
          <table:table-cell table:style-name="ce0" table:number-columns-repeated="3"/>
        </table:table-row>
        <table:table-row table:style-name="ro1">
          <table:table-cell table:style-name="ce0" office:value-type="string" calcext:value-type="string">
            <text:p>私、なんと言いますか・・・</text:p>
          </table:table-cell>
          <table:table-cell table:style-name="ce0" table:number-columns-repeated="3"/>
        </table:table-row>
        <table:table-row table:style-name="ro1">
          <table:table-cell table:style-name="ce0" office:value-type="string" calcext:value-type="string">
            <text:p>館長さんのような、掴みどころのない性格の方って、どうも苦手でして・・・</text:p>
          </table:table-cell>
          <table:table-cell table:style-name="ce0" table:number-columns-repeated="3"/>
        </table:table-row>
        <table:table-row table:style-name="ro1">
          <table:table-cell table:style-name="ce0" office:value-type="string" calcext:value-type="string">
            <text:p>人間が魔力を扱えるようにする研究なんて・・・</text:p>
          </table:table-cell>
          <table:table-cell table:style-name="ce0" table:number-columns-repeated="3"/>
        </table:table-row>
        <table:table-row table:style-name="ro1">
          <table:table-cell table:style-name="ce0" office:value-type="string" calcext:value-type="string">
            <text:p>それを成功させて、どうするつもりなんでしょうか・・・？</text:p>
          </table:table-cell>
          <table:table-cell table:style-name="ce0" table:number-columns-repeated="3"/>
        </table:table-row>
        <table:table-row table:style-name="ro1">
          <table:table-cell table:style-name="ce0" office:value-type="string" calcext:value-type="string">
            <text:p>み、みなさん・・・頑張ってください・・・！</text:p>
          </table:table-cell>
          <table:table-cell table:style-name="ce0" table:number-columns-repeated="3"/>
        </table:table-row>
        <table:table-row table:style-name="ro1">
          <table:table-cell table:style-name="ce0" office:value-type="string" calcext:value-type="string">
            <text:p>（今回ばかりは、熾力持ってなくて良かったぁ！）</text:p>
          </table:table-cell>
          <table:table-cell table:style-name="ce0" table:number-columns-repeated="3"/>
        </table:table-row>
        <table:table-row table:style-name="ro1">
          <table:table-cell table:style-name="ce0" office:value-type="string" calcext:value-type="string">
            <text:p>どうやら、お知り合いの方がピンチのようですね。</text:p>
          </table:table-cell>
          <table:table-cell table:style-name="ce0" table:number-columns-repeated="3"/>
        </table:table-row>
        <table:table-row table:style-name="ro1">
          <table:table-cell table:style-name="ce0" office:value-type="string" calcext:value-type="string">
            <text:p>助けに行きましょう！　私も力をお貸しします！</text:p>
          </table:table-cell>
          <table:table-cell table:style-name="ce0" table:number-columns-repeated="3"/>
        </table:table-row>
        <table:table-row table:style-name="ro1">
          <table:table-cell table:style-name="ce0" office:value-type="string" calcext:value-type="string">
            <text:p>改めて、よろしくお願いします。</text:p>
          </table:table-cell>
          <table:table-cell table:style-name="ce0" table:number-columns-repeated="3"/>
        </table:table-row>
        <table:table-row table:style-name="ro1">
          <table:table-cell table:style-name="ce0" office:value-type="string" calcext:value-type="string">
            <text:p>カラットや側近のことで何か気になることがあれば、いつでも聞いてくださいね。</text:p>
          </table:table-cell>
          <table:table-cell table:style-name="ce0" table:number-columns-repeated="3"/>
        </table:table-row>
        <table:table-row table:style-name="ro1">
          <table:table-cell table:style-name="ce0" office:value-type="string" calcext:value-type="string">
            <text:p>・・・知らないことや、忘れちゃったこともありますけど・・・</text:p>
          </table:table-cell>
          <table:table-cell table:style-name="ce0" table:number-columns-repeated="3"/>
        </table:table-row>
        <table:table-row table:style-name="ro1">
          <table:table-cell table:style-name="ce0" office:value-type="string" calcext:value-type="string">
            <text:p>レ、レグマぁっ！　もうおしっこが出ちゃうっ！！どうしても我慢できないヨォォ！！！</text:p>
          </table:table-cell>
          <table:table-cell table:style-name="ce0" table:number-columns-repeated="3"/>
        </table:table-row>
        <table:table-row table:style-name="ro1">
          <table:table-cell table:style-name="ce0" office:value-type="string" calcext:value-type="string">
            <text:p>あ、あっ！！！　あーーっ！！！　無理、無理・・・限界だヨォーーッ！！！</text:p>
          </table:table-cell>
          <table:table-cell table:style-name="ce0" table:number-columns-repeated="3"/>
        </table:table-row>
        <table:table-row table:style-name="ro1">
          <table:table-cell table:style-name="ce0" office:value-type="string" calcext:value-type="string">
            <text:p>ぎゅってしながら・・・あ、あの物陰まで・・・が・・・がまん・・・っ！！</text:p>
          </table:table-cell>
          <table:table-cell table:style-name="ce0" table:number-columns-repeated="3"/>
        </table:table-row>
        <table:table-row table:style-name="ro1">
          <table:table-cell table:style-name="ce0" office:value-type="string" calcext:value-type="string">
            <text:p>な、なあ・・・！　いくらワタシが優秀でも我慢の限界があるネー・・・！！</text:p>
          </table:table-cell>
          <table:table-cell table:style-name="ce0" table:number-columns-repeated="3"/>
        </table:table-row>
        <table:table-row table:style-name="ro1">
          <table:table-cell table:style-name="ce0" office:value-type="string" calcext:value-type="string">
            <text:p>おしっこ、本当にもう満タンでやばいヨーっ！！</text:p>
          </table:table-cell>
          <table:table-cell table:style-name="ce0" table:number-columns-repeated="3"/>
        </table:table-row>
        <table:table-row table:style-name="ro1">
          <table:table-cell table:style-name="ce0" office:value-type="string" calcext:value-type="string">
            <text:p>せ、生理現象だから仕方ないネ・・・</text:p>
          </table:table-cell>
          <table:table-cell table:style-name="ce0" table:number-columns-repeated="3"/>
        </table:table-row>
        <table:table-row table:style-name="ro1">
          <table:table-cell table:style-name="ce0" office:value-type="string" calcext:value-type="string">
            <text:p>レグマー！　トイレに行かせてほしいヨー！！もしかして、わざと我慢させて、おもしろがっているのカー！？</text:p>
          </table:table-cell>
          <table:table-cell table:style-name="ce0" table:number-columns-repeated="3"/>
        </table:table-row>
        <table:table-row table:style-name="ro1">
          <table:table-cell table:style-name="ce0" office:value-type="string" calcext:value-type="string">
            <text:p>レグマはヘンタイだナー！！</text:p>
          </table:table-cell>
          <table:table-cell table:style-name="ce0" table:number-columns-repeated="3"/>
        </table:table-row>
        <table:table-row table:style-name="ro1">
          <table:table-cell table:style-name="ce0" office:value-type="string" calcext:value-type="string">
            <text:p>や、やっぱりレグマはヘンタイだヨー！！</text:p>
          </table:table-cell>
          <table:table-cell table:style-name="ce0" table:number-columns-repeated="3"/>
        </table:table-row>
        <table:table-row table:style-name="ro1">
          <table:table-cell table:style-name="ce0" office:value-type="string" calcext:value-type="string">
            <text:p>お、おしっこ・・・もらしちゃったヨー・・・</text:p>
          </table:table-cell>
          <table:table-cell table:style-name="ce0" table:number-columns-repeated="3"/>
        </table:table-row>
        <table:table-row table:style-name="ro1">
          <table:table-cell table:style-name="ce0" office:value-type="string" calcext:value-type="string">
            <text:p>ちゃんと我慢できなくて、ごめんナー・・・</text:p>
          </table:table-cell>
          <table:table-cell table:style-name="ce0" table:number-columns-repeated="3"/>
        </table:table-row>
        <table:table-row table:style-name="ro1">
          <table:table-cell table:style-name="ce0" office:value-type="string" calcext:value-type="string">
            <text:p>なあなあ、みんなトイレに行きたくないのカー？</text:p>
          </table:table-cell>
          <table:table-cell table:style-name="ce0" table:number-columns-repeated="3"/>
        </table:table-row>
        <table:table-row table:style-name="ro1">
          <table:table-cell table:style-name="ce0" office:value-type="string" calcext:value-type="string">
            <text:p>ワタシ、膀胱小さいのかナー？？</text:p>
          </table:table-cell>
          <table:table-cell table:style-name="ce0" table:number-columns-repeated="3"/>
        </table:table-row>
        <table:table-row table:style-name="ro1">
          <table:table-cell table:style-name="ce0" office:value-type="string" calcext:value-type="string">
            <text:p>アレー？　この辺にトイレって無かったカー？</text:p>
          </table:table-cell>
          <table:table-cell table:style-name="ce0" table:number-columns-repeated="3"/>
        </table:table-row>
        <table:table-row table:style-name="ro1">
          <table:table-cell table:style-name="ce0" office:value-type="string" calcext:value-type="string">
            <text:p>あったら行ってくるから、教えてほしいネー。</text:p>
          </table:table-cell>
          <table:table-cell table:style-name="ce0" table:number-columns-repeated="3"/>
        </table:table-row>
        <table:table-row table:style-name="ro1">
          <table:table-cell table:style-name="ce0" office:value-type="string" calcext:value-type="string">
            <text:p>この戦いが終わったら、ワタシ、お姉ちゃんに会いに行くんダ・・・</text:p>
          </table:table-cell>
          <table:table-cell table:style-name="ce0" table:number-columns-repeated="3"/>
        </table:table-row>
        <table:table-row table:style-name="ro1">
          <table:table-cell table:style-name="ce0" office:value-type="string" calcext:value-type="string">
            <text:p>ンー？　今のセリフ、そんなに変カー？何で言っちゃダメなんダー？</text:p>
          </table:table-cell>
          <table:table-cell table:style-name="ce0" table:number-columns-repeated="3"/>
        </table:table-row>
        <table:table-row table:style-name="ro1">
          <table:table-cell table:style-name="ce0" office:value-type="string" calcext:value-type="string">
            <text:p>ああーー！！　背中がかゆいヨー！！</text:p>
          </table:table-cell>
          <table:table-cell table:style-name="ce0" table:number-columns-repeated="3"/>
        </table:table-row>
        <table:table-row table:style-name="ro1">
          <table:table-cell table:style-name="ce0" office:value-type="string" calcext:value-type="string">
            <text:p>レグマー！！　かいテーー！！　もっと左ィ！！</text:p>
          </table:table-cell>
          <table:table-cell table:style-name="ce0" table:number-columns-repeated="3"/>
        </table:table-row>
        <table:table-row table:style-name="ro1">
          <table:table-cell table:style-name="ce0" office:value-type="string" calcext:value-type="string">
            <text:p>6個そろえば、時空玉もスターシップも充分動かせるエネルギーになるヨー！</text:p>
          </table:table-cell>
          <table:table-cell table:style-name="ce0" table:number-columns-repeated="3"/>
        </table:table-row>
        <table:table-row table:style-name="ro1">
          <table:table-cell table:style-name="ce0" office:value-type="string" calcext:value-type="string">
            <text:p>でも、もし万が一、足りなかったらどうするカー。</text:p>
          </table:table-cell>
          <table:table-cell table:style-name="ce0" table:number-columns-repeated="3"/>
        </table:table-row>
        <table:table-row table:style-name="ro1">
          <table:table-cell table:style-name="ce0" office:value-type="string" calcext:value-type="string">
            <text:p>ま、いいカー！</text:p>
          </table:table-cell>
          <table:table-cell table:style-name="ce0" table:number-columns-repeated="3"/>
        </table:table-row>
        <table:table-row table:style-name="ro1">
          <table:table-cell table:style-name="ce0" office:value-type="string" calcext:value-type="string">
            <text:p>あやしい岩石を見つけたら、すぐにバイザーでチェックだヨー！</text:p>
          </table:table-cell>
          <table:table-cell table:style-name="ce0" table:number-columns-repeated="3"/>
        </table:table-row>
        <table:table-row table:style-name="ro1">
          <table:table-cell table:style-name="ce0" office:value-type="string" calcext:value-type="string">
            <text:p>イオンクラスターエネルギーを検出すると、対象に青いリングが出て知らせてくれるネー！</text:p>
          </table:table-cell>
          <table:table-cell table:style-name="ce0" table:number-columns-repeated="3"/>
        </table:table-row>
        <table:table-row table:style-name="ro1">
          <table:table-cell table:style-name="ce0" office:value-type="string" calcext:value-type="string">
            <text:p>今回も、ワタシのディテクションバイザーが役に立ちそうだナー！</text:p>
          </table:table-cell>
          <table:table-cell table:style-name="ce0" table:number-columns-repeated="3"/>
        </table:table-row>
        <table:table-row table:style-name="ro1">
          <table:table-cell table:style-name="ce0" office:value-type="string" calcext:value-type="string">
            <text:p>感謝するがいいヨー！！</text:p>
          </table:table-cell>
          <table:table-cell table:style-name="ce0" table:number-columns-repeated="3"/>
        </table:table-row>
        <table:table-row table:style-name="ro1">
          <table:table-cell table:style-name="ce0" office:value-type="string" calcext:value-type="string">
            <text:p>も、もぅ・・・歩けないヨォ・・・っ！</text:p>
          </table:table-cell>
          <table:table-cell table:style-name="ce0" table:number-columns-repeated="3"/>
        </table:table-row>
        <table:table-row table:style-name="ro1">
          <table:table-cell table:style-name="ce0" office:value-type="string" calcext:value-type="string">
            <text:p>我慢・・・できない・・・ぁ、だめ・・・出そう・・・出ちゃう・・・ヨ・・・っ！</text:p>
          </table:table-cell>
          <table:table-cell table:style-name="ce0" table:number-columns-repeated="3"/>
        </table:table-row>
        <table:table-row table:style-name="ro1">
          <table:table-cell table:style-name="ce0" office:value-type="string" calcext:value-type="string">
            <text:p>はぁぁっ、ち、力を抜いたら・・・もれちゃうヨォっ！はやく・・・はやく・・・っ！！</text:p>
          </table:table-cell>
          <table:table-cell table:style-name="ce0" table:number-columns-repeated="3"/>
        </table:table-row>
        <table:table-row table:style-name="ro1">
          <table:table-cell table:style-name="ce0" office:value-type="string" calcext:value-type="string">
            <text:p>も、もれそうだヨー・・・っ！！　ずっとずっと我慢してて、もう限界ネー！！</text:p>
          </table:table-cell>
          <table:table-cell table:style-name="ce0" table:number-columns-repeated="3"/>
        </table:table-row>
        <table:table-row table:style-name="ro1">
          <table:table-cell table:style-name="ce0" office:value-type="string" calcext:value-type="string">
            <text:p>どこか・・・トイレ・・・トイレ・・・っ！！</text:p>
          </table:table-cell>
          <table:table-cell table:style-name="ce0" table:number-columns-repeated="3"/>
        </table:table-row>
        <table:table-row table:style-name="ro1">
          <table:table-cell table:style-name="ce0" office:value-type="string" calcext:value-type="string">
            <text:p>もういいヨー・・・ここがトイレの中だと思えばいいんだナー・・・！</text:p>
          </table:table-cell>
          <table:table-cell table:style-name="ce0" table:number-columns-repeated="3"/>
        </table:table-row>
        <table:table-row table:style-name="ro1">
          <table:table-cell table:style-name="ce0" office:value-type="string" calcext:value-type="string">
            <text:p>そろそろ我慢の限界が近いヨー・・・！トイレ行かせてほしいネー！</text:p>
          </table:table-cell>
          <table:table-cell table:style-name="ce0" table:number-columns-repeated="3"/>
        </table:table-row>
        <table:table-row table:style-name="ro1">
          <table:table-cell table:style-name="ce0" office:value-type="string" calcext:value-type="string">
            <text:p>前にトイレ行ってからずいぶん時間たってるヨー？</text:p>
          </table:table-cell>
          <table:table-cell table:style-name="ce0" table:number-columns-repeated="3"/>
        </table:table-row>
        <table:table-row table:style-name="ro1">
          <table:table-cell table:style-name="ce0" office:value-type="string" calcext:value-type="string">
            <text:p>いや・・・それはその・・・遠慮したいんだナー・・・</text:p>
          </table:table-cell>
          <table:table-cell table:style-name="ce0" table:number-columns-repeated="3"/>
        </table:table-row>
        <table:table-row table:style-name="ro1">
          <table:table-cell table:style-name="ce0" office:value-type="string" calcext:value-type="string">
            <text:p>ワタシは出すつもりなんてなかったヨー・・・おしっこが勝手に出てきちゃったのが悪いネー。</text:p>
          </table:table-cell>
          <table:table-cell table:style-name="ce0" table:number-columns-repeated="3"/>
        </table:table-row>
        <table:table-row table:style-name="ro1">
          <table:table-cell table:style-name="ce0" office:value-type="string" calcext:value-type="string">
            <text:p>おしっこ行きたい・・・トイレどこヨー？</text:p>
          </table:table-cell>
          <table:table-cell table:style-name="ce0" table:number-columns-repeated="3"/>
        </table:table-row>
        <table:table-row table:style-name="ro1">
          <table:table-cell table:style-name="ce0" office:value-type="string" calcext:value-type="string">
            <text:p>早くしないと銃の命中精度に影響出てくるネー・・・！</text:p>
          </table:table-cell>
          <table:table-cell table:style-name="ce0" table:number-columns-repeated="3"/>
        </table:table-row>
        <table:table-row table:style-name="ro1">
          <table:table-cell table:style-name="ce0" office:value-type="string" calcext:value-type="string">
            <text:p>ちょっとトイレに行きたくなってきたヨー。</text:p>
          </table:table-cell>
          <table:table-cell table:style-name="ce0" table:number-columns-repeated="3"/>
        </table:table-row>
        <table:table-row table:style-name="ro1">
          <table:table-cell table:style-name="ce0" office:value-type="string" calcext:value-type="string">
            <text:p>何かのついでにでも、トイレに寄りたいネー。</text:p>
          </table:table-cell>
          <table:table-cell table:style-name="ce0" table:number-columns-repeated="3"/>
        </table:table-row>
        <table:table-row table:style-name="ro1">
          <table:table-cell table:style-name="ce0" office:value-type="string" calcext:value-type="string">
            <text:p>魔界門を壊すなら、ワタシに任せてナー！</text:p>
          </table:table-cell>
          <table:table-cell table:style-name="ce0" table:number-columns-repeated="3"/>
        </table:table-row>
        <table:table-row table:style-name="ro1">
          <table:table-cell table:style-name="ce0" office:value-type="string" calcext:value-type="string">
            <text:p>撃って壊すのは、一番得意だヨー！！</text:p>
          </table:table-cell>
          <table:table-cell table:style-name="ce0" table:number-columns-repeated="3"/>
        </table:table-row>
        <table:table-row table:style-name="ro1">
          <table:table-cell table:style-name="ce0" office:value-type="string" calcext:value-type="string">
            <text:p>でも直すのは苦手だヨー！！</text:p>
          </table:table-cell>
          <table:table-cell table:style-name="ce0" table:number-columns-repeated="3"/>
        </table:table-row>
        <table:table-row table:style-name="ro1">
          <table:table-cell table:style-name="ce0" office:value-type="string" calcext:value-type="string">
            <text:p>霊峰カー！　いっぱい資源が眠ってそうだナー！</text:p>
          </table:table-cell>
          <table:table-cell table:style-name="ce0" table:number-columns-repeated="3"/>
        </table:table-row>
        <table:table-row table:style-name="ro1">
          <table:table-cell table:style-name="ce0" office:value-type="string" calcext:value-type="string">
            <text:p>なあなあ、白カラットをやっつけるついでに、イオンマテルも探さないカー？</text:p>
          </table:table-cell>
          <table:table-cell table:style-name="ce0" table:number-columns-repeated="3"/>
        </table:table-row>
        <table:table-row table:style-name="ro1">
          <table:table-cell table:style-name="ce0" office:value-type="string" calcext:value-type="string">
            <text:p>発展途上惑星を冒険するのって、おもしろいナー！</text:p>
          </table:table-cell>
          <table:table-cell table:style-name="ce0" table:number-columns-repeated="3"/>
        </table:table-row>
        <table:table-row table:style-name="ro1">
          <table:table-cell table:style-name="ce0" office:value-type="string" calcext:value-type="string">
            <text:p>統括局に知られたら処罰されちゃうけどナー。</text:p>
          </table:table-cell>
          <table:table-cell table:style-name="ce0" table:number-columns-repeated="3"/>
        </table:table-row>
        <table:table-row table:style-name="ro1">
          <table:table-cell table:style-name="ce0" office:value-type="string" calcext:value-type="string">
            <text:p>ゼリーちゃんが来たからには、もう安心！</text:p>
          </table:table-cell>
          <table:table-cell table:style-name="ce0" table:number-columns-repeated="3"/>
        </table:table-row>
        <table:table-row table:style-name="ro1">
          <table:table-cell table:style-name="ce0" office:value-type="string" calcext:value-type="string">
            <text:p>魔物をキュートなワナにはめるヨー！！</text:p>
          </table:table-cell>
          <table:table-cell table:style-name="ce0" table:number-columns-repeated="3"/>
        </table:table-row>
        <table:table-row table:style-name="ro1">
          <table:table-cell table:style-name="ce0" office:value-type="string" calcext:value-type="string">
            <text:p>ゼリーちゃん連れていくことになったら、ワタシが抱っこしていくヨー！！</text:p>
          </table:table-cell>
          <table:table-cell table:style-name="ce0" table:number-columns-repeated="3"/>
        </table:table-row>
        <table:table-row table:style-name="ro1">
          <table:table-cell table:style-name="ce0" office:value-type="string" calcext:value-type="string">
            <text:p>あのぷにぷにした感触、忘れられないネー！！</text:p>
          </table:table-cell>
          <table:table-cell table:style-name="ce0" table:number-columns-repeated="3"/>
        </table:table-row>
        <table:table-row table:style-name="ro1">
          <table:table-cell table:style-name="ce0" office:value-type="string" calcext:value-type="string">
            <text:p>宇宙にも、アレにそっくりな生き物がいるヨー。</text:p>
          </table:table-cell>
          <table:table-cell table:style-name="ce0" table:number-columns-repeated="3"/>
        </table:table-row>
        <table:table-row table:style-name="ro1">
          <table:table-cell table:style-name="ce0" office:value-type="string" calcext:value-type="string">
            <text:p>“アディゴーン”っていうんだけど、ワタシは苦手だナー。</text:p>
          </table:table-cell>
          <table:table-cell table:style-name="ce0" table:number-columns-repeated="3"/>
        </table:table-row>
        <table:table-row table:style-name="ro1">
          <table:table-cell table:style-name="ce0" office:value-type="string" calcext:value-type="string">
            <text:p>バルカド遺跡カー、どんなところなんダー？</text:p>
          </table:table-cell>
          <table:table-cell table:style-name="ce0" table:number-columns-repeated="3"/>
        </table:table-row>
        <table:table-row table:style-name="ro1">
          <table:table-cell table:style-name="ce0" office:value-type="string" calcext:value-type="string">
            <text:p>迷路みたいなのかナー？　それともバリアや重力フィールドで進めない系かナー？楽しみだナー！！</text:p>
          </table:table-cell>
          <table:table-cell table:style-name="ce0" table:number-columns-repeated="3"/>
        </table:table-row>
        <table:table-row table:style-name="ro1">
          <table:table-cell table:style-name="ce0" office:value-type="string" calcext:value-type="string">
            <text:p>汗かいたヨー！！　シャワー浴びたいヨー！！</text:p>
          </table:table-cell>
          <table:table-cell table:style-name="ce0" table:number-columns-repeated="3"/>
        </table:table-row>
        <table:table-row table:style-name="ro1">
          <table:table-cell table:style-name="ce0" office:value-type="string" calcext:value-type="string">
            <text:p>ンー？　どうしたんダー？</text:p>
          </table:table-cell>
          <table:table-cell table:style-name="ce0" table:number-columns-repeated="3"/>
        </table:table-row>
        <table:table-row table:style-name="ro1">
          <table:table-cell table:style-name="ce0" office:value-type="string" calcext:value-type="string">
            <text:p>ワタシに銃の撃ち方を教えてほしいのカー？</text:p>
          </table:table-cell>
          <table:table-cell table:style-name="ce0" table:number-columns-repeated="3"/>
        </table:table-row>
        <table:table-row table:style-name="ro1">
          <table:table-cell table:style-name="ce0" office:value-type="string" calcext:value-type="string">
            <text:p>そんなの、握ってトリガーを引くだけだヨー！ハエトリグサにだってできるヨー！！</text:p>
          </table:table-cell>
          <table:table-cell table:style-name="ce0" table:number-columns-repeated="3"/>
        </table:table-row>
        <table:table-row table:style-name="ro1">
          <table:table-cell table:style-name="ce0" office:value-type="string" calcext:value-type="string">
            <text:p>なあなあ、もうみんな覚えてないかもしれないけど、</text:p>
          </table:table-cell>
          <table:table-cell table:style-name="ce0" table:number-columns-repeated="3"/>
        </table:table-row>
        <table:table-row table:style-name="ro1">
          <table:table-cell table:style-name="ce0" office:value-type="string" calcext:value-type="string">
            <text:p>第一級イオンマテルを探すことも忘れないでほしいナー？</text:p>
          </table:table-cell>
          <table:table-cell table:style-name="ce0" table:number-columns-repeated="3"/>
        </table:table-row>
        <table:table-row table:style-name="ro1">
          <table:table-cell table:style-name="ce0" office:value-type="string" calcext:value-type="string">
            <text:p>で・・・で、でちゃうヨォ・・・っ</text:p>
          </table:table-cell>
          <table:table-cell table:style-name="ce0" table:number-columns-repeated="3"/>
        </table:table-row>
        <table:table-row table:style-name="ro1">
          <table:table-cell table:style-name="ce0" office:value-type="string" calcext:value-type="string">
            <text:p>もう、ほんとに・・・ワタシ・・・我慢の、限界・・・だ、ヨォ・・・っ！！</text:p>
          </table:table-cell>
          <table:table-cell table:style-name="ce0" table:number-columns-repeated="3"/>
        </table:table-row>
        <table:table-row table:style-name="ro1">
          <table:table-cell table:style-name="ce0" office:value-type="string" calcext:value-type="string">
            <text:p>の、のぞいたらダメだヨーっ！？</text:p>
          </table:table-cell>
          <table:table-cell table:style-name="ce0" table:number-columns-repeated="3"/>
        </table:table-row>
        <table:table-row table:style-name="ro1">
          <table:table-cell table:style-name="ce0" office:value-type="string" calcext:value-type="string">
            <text:p>おしっこ・・・もれちゃうヨォ！！</text:p>
          </table:table-cell>
          <table:table-cell table:style-name="ce0" table:number-columns-repeated="3"/>
        </table:table-row>
        <table:table-row table:style-name="ro1">
          <table:table-cell table:style-name="ce0" office:value-type="string" calcext:value-type="string">
            <text:p>ワタシもう我慢できないヨーーっ！！</text:p>
          </table:table-cell>
          <table:table-cell table:style-name="ce0" table:number-columns-repeated="3"/>
        </table:table-row>
        <table:table-row table:style-name="ro1">
          <table:table-cell table:style-name="ce0" office:value-type="string" calcext:value-type="string">
            <text:p>ト、トイレが無いんじゃ仕方ないネ・・・！</text:p>
          </table:table-cell>
          <table:table-cell table:style-name="ce0" table:number-columns-repeated="3"/>
        </table:table-row>
        <table:table-row table:style-name="ro1">
          <table:table-cell table:style-name="ce0" office:value-type="string" calcext:value-type="string">
            <text:p>ちょっと待っててほしいヨー・・・////</text:p>
          </table:table-cell>
          <table:table-cell table:style-name="ce0" table:number-columns-repeated="3"/>
        </table:table-row>
        <table:table-row table:style-name="ro1">
          <table:table-cell table:style-name="ce0" office:value-type="string" calcext:value-type="string">
            <text:p>うううー、おしっこがしたいヨー・・・！</text:p>
          </table:table-cell>
          <table:table-cell table:style-name="ce0" table:number-columns-repeated="3"/>
        </table:table-row>
        <table:table-row table:style-name="ro1">
          <table:table-cell table:style-name="ce0" office:value-type="string" calcext:value-type="string">
            <text:p>早くトイレに行かせてほしいネー・・・！</text:p>
          </table:table-cell>
          <table:table-cell table:style-name="ce0" table:number-columns-repeated="3"/>
        </table:table-row>
        <table:table-row table:style-name="ro1">
          <table:table-cell table:style-name="ce0" office:value-type="string" calcext:value-type="string">
            <text:p>こ、ここでカー？</text:p>
          </table:table-cell>
          <table:table-cell table:style-name="ce0" table:number-columns-repeated="3"/>
        </table:table-row>
        <table:table-row table:style-name="ro1">
          <table:table-cell table:style-name="ce0" office:value-type="string" calcext:value-type="string">
            <text:p>うう・・・それは恥ずかしいヨー・・・</text:p>
          </table:table-cell>
          <table:table-cell table:style-name="ce0" table:number-columns-repeated="3"/>
        </table:table-row>
        <table:table-row table:style-name="ro1">
          <table:table-cell table:style-name="ce0" office:value-type="string" calcext:value-type="string">
            <text:p>頑張って我慢したのに・・・情けないネー・・・</text:p>
          </table:table-cell>
          <table:table-cell table:style-name="ce0" table:number-columns-repeated="3"/>
        </table:table-row>
        <table:table-row table:style-name="ro1">
          <table:table-cell table:style-name="ce0" office:value-type="string" calcext:value-type="string">
            <text:p>なあなあ、トイレはまだなのカー？</text:p>
          </table:table-cell>
          <table:table-cell table:style-name="ce0" table:number-columns-repeated="3"/>
        </table:table-row>
        <table:table-row table:style-name="ro1">
          <table:table-cell table:style-name="ce0" office:value-type="string" calcext:value-type="string">
            <text:p>ワタシ、けっこう前から我慢してるヨー・・・</text:p>
          </table:table-cell>
          <table:table-cell table:style-name="ce0" table:number-columns-repeated="3"/>
        </table:table-row>
        <table:table-row table:style-name="ro1">
          <table:table-cell table:style-name="ce0" office:value-type="string" calcext:value-type="string">
            <text:p>トイレ行きたくなってきたナー。</text:p>
          </table:table-cell>
          <table:table-cell table:style-name="ce0" table:number-columns-repeated="3"/>
        </table:table-row>
        <table:table-row table:style-name="ro1">
          <table:table-cell table:style-name="ce0" office:value-type="string" calcext:value-type="string">
            <text:p>やっぱりスーツの機能が無いと不便ネー。</text:p>
          </table:table-cell>
          <table:table-cell table:style-name="ce0" table:number-columns-repeated="3"/>
        </table:table-row>
        <table:table-row table:style-name="ro1">
          <table:table-cell table:style-name="ce0" office:value-type="string" calcext:value-type="string">
            <text:p>この星って、いつもこんなに慌ただしく事件が起こってるのカー？</text:p>
          </table:table-cell>
          <table:table-cell table:style-name="ce0" table:number-columns-repeated="3"/>
        </table:table-row>
        <table:table-row table:style-name="ro1">
          <table:table-cell table:style-name="ce0" office:value-type="string" calcext:value-type="string">
            <text:p>統率取れてないんだナー・・・</text:p>
          </table:table-cell>
          <table:table-cell table:style-name="ce0" table:number-columns-repeated="3"/>
        </table:table-row>
        <table:table-row table:style-name="ro1">
          <table:table-cell table:style-name="ce0" office:value-type="string" calcext:value-type="string">
            <text:p>教会って、未開惑星の文化に多い、宗教関係の建物のことカー？</text:p>
          </table:table-cell>
          <table:table-cell table:style-name="ce0" table:number-columns-repeated="3"/>
        </table:table-row>
        <table:table-row table:style-name="ro1">
          <table:table-cell table:style-name="ce0" office:value-type="string" calcext:value-type="string">
            <text:p>ワタシの星では、お守りとかお祈りとか、そういう抽象的なモノはほとんど無いから興味あるヨー！</text:p>
          </table:table-cell>
          <table:table-cell table:style-name="ce0" table:number-columns-repeated="3"/>
        </table:table-row>
        <table:table-row table:style-name="ro1">
          <table:table-cell table:style-name="ce0" office:value-type="string" calcext:value-type="string">
            <text:p>なあなあなあ！！　さっきのホータイ女、なんで箱の中に住んでるんダー？？</text:p>
          </table:table-cell>
          <table:table-cell table:style-name="ce0" table:number-columns-repeated="3"/>
        </table:table-row>
        <table:table-row table:style-name="ro1">
          <table:table-cell table:style-name="ce0" office:value-type="string" calcext:value-type="string">
            <text:p>なんで体にホータイ巻いてるんダー？？服を買うお金がないのカー？？？</text:p>
          </table:table-cell>
          <table:table-cell table:style-name="ce0" table:number-columns-repeated="3"/>
        </table:table-row>
        <table:table-row table:style-name="ro1">
          <table:table-cell table:style-name="ce0" office:value-type="string" calcext:value-type="string">
            <text:p>（呪いに掛かってなくても、この娘の声は　耳に響くわ・・・）</text:p>
          </table:table-cell>
          <table:table-cell table:style-name="ce0" table:number-columns-repeated="3"/>
        </table:table-row>
        <table:table-row table:style-name="ro1">
          <table:table-cell table:style-name="ce0" office:value-type="string" calcext:value-type="string">
            <text:p>探索だナー？</text:p>
          </table:table-cell>
          <table:table-cell table:style-name="ce0" table:number-columns-repeated="3"/>
        </table:table-row>
        <table:table-row table:style-name="ro1">
          <table:table-cell table:style-name="ce0" office:value-type="string" calcext:value-type="string">
            <text:p>謎解きの準備はバッチリだヨー！！どーんと任せるがいいネー！！</text:p>
          </table:table-cell>
          <table:table-cell table:style-name="ce0" table:number-columns-repeated="3"/>
        </table:table-row>
        <table:table-row table:style-name="ro1">
          <table:table-cell table:style-name="ce0" office:value-type="string" calcext:value-type="string">
            <text:p>ぁん・・・っ！　み・・・耳元で大声・・・出さないでくださいっ！！</text:p>
          </table:table-cell>
          <table:table-cell table:style-name="ce0" table:number-columns-repeated="3"/>
        </table:table-row>
        <table:table-row table:style-name="ro1">
          <table:table-cell table:style-name="ce0" office:value-type="string" calcext:value-type="string">
            <text:p>なあなあ、体中がビンカンになるって、どういうことダー？</text:p>
          </table:table-cell>
          <table:table-cell table:style-name="ce0" table:number-columns-repeated="3"/>
        </table:table-row>
        <table:table-row table:style-name="ro1">
          <table:table-cell table:style-name="ce0" office:value-type="string" calcext:value-type="string">
            <text:p>神経が研ぎ澄まされて、戦いやすくなるんじゃないカー？</text:p>
          </table:table-cell>
          <table:table-cell table:style-name="ce0" table:number-columns-repeated="3"/>
        </table:table-row>
        <table:table-row table:style-name="ro1">
          <table:table-cell table:style-name="ce0" office:value-type="string" calcext:value-type="string">
            <text:p>あとで青カラットに頼んで、ワタシも掛けてもらうヨー！</text:p>
          </table:table-cell>
          <table:table-cell table:style-name="ce0" table:number-columns-repeated="3"/>
        </table:table-row>
        <table:table-row table:style-name="ro1">
          <table:table-cell table:style-name="ce0" office:value-type="string" calcext:value-type="string">
            <text:p>なあなあ、そろそろワタシのこと、たこやきって呼ぶのやめないカー？</text:p>
          </table:table-cell>
          <table:table-cell table:style-name="ce0" table:number-columns-repeated="3"/>
        </table:table-row>
        <table:table-row table:style-name="ro1">
          <table:table-cell table:style-name="ce0" office:value-type="string" calcext:value-type="string">
            <text:p>銀カラットとか、イオンカラットとか、そういうのでいいヨー？</text:p>
          </table:table-cell>
          <table:table-cell table:style-name="ce0" table:number-columns-repeated="3"/>
        </table:table-row>
        <table:table-row table:style-name="ro1">
          <table:table-cell table:style-name="ce0" office:value-type="string" calcext:value-type="string">
            <text:p>・・・だめカー・・・？</text:p>
          </table:table-cell>
          <table:table-cell table:style-name="ce0" table:number-columns-repeated="3"/>
        </table:table-row>
        <table:table-row table:style-name="ro1">
          <table:table-cell table:style-name="ce0" office:value-type="string" calcext:value-type="string">
            <text:p>大陸南部って、暑いんだよナー？</text:p>
          </table:table-cell>
          <table:table-cell table:style-name="ce0" table:number-columns-repeated="3"/>
        </table:table-row>
        <table:table-row table:style-name="ro1">
          <table:table-cell table:style-name="ce0" office:value-type="string" calcext:value-type="string">
            <text:p>スーツの分解消滅機能が壊れてるから、汗をかいたらお風呂に入らないといけないネー。</text:p>
          </table:table-cell>
          <table:table-cell table:style-name="ce0" table:number-columns-repeated="3"/>
        </table:table-row>
        <table:table-row table:style-name="ro1">
          <table:table-cell table:style-name="ce0" office:value-type="string" calcext:value-type="string">
            <text:p>ワタシの活躍、見たカー！？　オッシーと通じ合うことができたのは、ワタシのおかげだヨー！！</text:p>
          </table:table-cell>
          <table:table-cell table:style-name="ce0" table:number-columns-repeated="3"/>
        </table:table-row>
        <table:table-row table:style-name="ro1">
          <table:table-cell table:style-name="ce0" office:value-type="string" calcext:value-type="string">
            <text:p>レグマもオッシーと会話したいカー？</text:p>
          </table:table-cell>
          <table:table-cell table:style-name="ce0" table:number-columns-repeated="3"/>
        </table:table-row>
        <table:table-row table:style-name="ro1">
          <table:table-cell table:style-name="ce0" office:value-type="string" calcext:value-type="string">
            <text:p>じゃあこうだヨー！　こう！　もっと口を、きゅーーって、こうするんだヨー！</text:p>
          </table:table-cell>
          <table:table-cell table:style-name="ce0" table:number-columns-repeated="3"/>
        </table:table-row>
        <table:table-row table:style-name="ro1">
          <table:table-cell table:style-name="ce0" office:value-type="string" calcext:value-type="string">
            <text:p>みんなよろしくネー！</text:p>
          </table:table-cell>
          <table:table-cell table:style-name="ce0" table:number-columns-repeated="3"/>
        </table:table-row>
        <table:table-row table:style-name="ro1">
          <table:table-cell table:style-name="ce0" office:value-type="string" calcext:value-type="string">
            <text:p>戦闘では、ばんばん撃っちゃうから期待してて欲しいんだナー！</text:p>
          </table:table-cell>
          <table:table-cell table:style-name="ce0" table:number-columns-repeated="3"/>
        </table:table-row>
        <table:table-row table:style-name="ro1">
          <table:table-cell table:style-name="ce0" office:value-type="string" calcext:value-type="string">
            <text:p>店員「代金は\V[672]レンになりまーす！」</text:p>
          </table:table-cell>
          <table:table-cell table:style-name="ce0" table:number-columns-repeated="3"/>
        </table:table-row>
        <table:table-row table:style-name="ro1">
          <table:table-cell table:style-name="ce0" office:value-type="string" calcext:value-type="string">
            <text:p>回復してもらう</text:p>
          </table:table-cell>
          <table:table-cell table:style-name="ce0" table:number-columns-repeated="3"/>
        </table:table-row>
        <table:table-row table:style-name="ro1">
          <table:table-cell table:style-name="ce0" office:value-type="string" calcext:value-type="string">
            <text:p>店員「ではでは・・・ほいや～！」</text:p>
          </table:table-cell>
          <table:table-cell table:style-name="ce0" table:number-columns-repeated="3"/>
        </table:table-row>
        <table:table-row table:style-name="ro1">
          <table:table-cell table:style-name="ce0" office:value-type="string" calcext:value-type="string">
            <text:p>全員のHPが回復した！</text:p>
          </table:table-cell>
          <table:table-cell table:style-name="ce0" table:number-columns-repeated="3"/>
        </table:table-row>
        <table:table-row table:style-name="ro1">
          <table:table-cell table:style-name="ce0" office:value-type="string" calcext:value-type="string">
            <text:p>店員「残念ながらお金が足りませーん・・・。」</text:p>
          </table:table-cell>
          <table:table-cell table:style-name="ce0" table:number-columns-repeated="3"/>
        </table:table-row>
        <table:table-row table:style-name="ro1">
          <table:table-cell table:style-name="ce0" office:value-type="string" calcext:value-type="string">
            <text:p>店員「そーですかー。　またのお越しをー！」</text:p>
          </table:table-cell>
          <table:table-cell table:style-name="ce0" table:number-columns-repeated="3"/>
        </table:table-row>
        <table:table-row table:style-name="ro1">
          <table:table-cell table:style-name="ce0" office:value-type="string" calcext:value-type="string">
            <text:p>店員さん「あー、そうそう！　お買い物の前に、お客さんに　オイシイ話があるんですよー！」</text:p>
          </table:table-cell>
          <table:table-cell table:style-name="ce0" table:number-columns-repeated="3"/>
        </table:table-row>
        <table:table-row table:style-name="ro1">
          <table:table-cell table:style-name="ce0" office:value-type="string" calcext:value-type="string">
            <text:p>店員さん「今回の盗賊騒動で、船の往来がストップした　ことは知ってますよねー？」</text:p>
          </table:table-cell>
          <table:table-cell table:style-name="ce0" table:number-columns-repeated="3"/>
        </table:table-row>
        <table:table-row table:style-name="ro1">
          <table:table-cell table:style-name="ce0" office:value-type="string" calcext:value-type="string">
            <text:p>店員さん「いやーそりゃ参りましたよー！　こちとら　商売人は物流が生命線ですからねー。」</text:p>
          </table:table-cell>
          <table:table-cell table:style-name="ce0" table:number-columns-repeated="3"/>
        </table:table-row>
        <table:table-row table:style-name="ro1">
          <table:table-cell table:style-name="ce0" office:value-type="string" calcext:value-type="string">
            <text:p>店員さん「で、改めて実感したんです。　モノを買って　くれるお客様、モノを運んでくれる運送業者の　みさなまの大切さをですー！」</text:p>
          </table:table-cell>
          <table:table-cell table:style-name="ce0" table:number-columns-repeated="3"/>
        </table:table-row>
        <table:table-row table:style-name="ro1">
          <table:table-cell table:style-name="ce0" office:value-type="string" calcext:value-type="string">
            <text:p>店員さん「そこで今回、感謝の気持ちを込めて導入した　お買い物システム、その名も　“ありがとポイント”！」</text:p>
          </table:table-cell>
          <table:table-cell table:style-name="ce0" table:number-columns-repeated="3"/>
        </table:table-row>
        <table:table-row table:style-name="ro1">
          <table:table-cell table:style-name="ce0" office:value-type="string" calcext:value-type="string">
            <text:p>店員さん「要はポイントカードみたいなモノですねー。」</text:p>
          </table:table-cell>
          <table:table-cell table:style-name="ce0" table:number-columns-repeated="3"/>
        </table:table-row>
        <table:table-row table:style-name="ro1">
          <table:table-cell table:style-name="ce0" office:value-type="string" calcext:value-type="string">
            <text:p>店員さん「お買い物してもらうごとに、商品の値段に応じて　ありがとゲージが溜まっていきます。」</text:p>
          </table:table-cell>
          <table:table-cell table:style-name="ce0" table:number-columns-repeated="3"/>
        </table:table-row>
        <table:table-row table:style-name="ro1">
          <table:table-cell table:style-name="ce0" office:value-type="string" calcext:value-type="string">
            <text:p>店員さん「ゲージがいっぱいになったら、なんとステキな　プレゼントが！」</text:p>
          </table:table-cell>
          <table:table-cell table:style-name="ce0" table:number-columns-repeated="3"/>
        </table:table-row>
        <table:table-row table:style-name="ro1">
          <table:table-cell table:style-name="ce0" office:value-type="string" calcext:value-type="string">
            <text:p>店員さん「どうですー？　イイお話ですよねー！」</text:p>
          </table:table-cell>
          <table:table-cell table:style-name="ce0" table:number-columns-repeated="3"/>
        </table:table-row>
        <table:table-row table:style-name="ro1">
          <table:table-cell table:style-name="ce0" office:value-type="string" calcext:value-type="string">
            <text:p>店員さん「それでは早速、ごゆっくりお買い物を　どうぞー！」</text:p>
          </table:table-cell>
          <table:table-cell table:style-name="ce0" table:number-columns-repeated="3"/>
        </table:table-row>
        <table:table-row table:style-name="ro1">
          <table:table-cell table:style-name="ce0" office:value-type="string" calcext:value-type="string">
            <text:p>雑貨屋や行商人からは、お金（レン）を払ってアイテムを買うことができます。</text:p>
          </table:table-cell>
          <table:table-cell table:style-name="ce0" table:number-columns-repeated="3"/>
        </table:table-row>
        <table:table-row table:style-name="ro1">
          <table:table-cell table:style-name="ce0" office:value-type="string" calcext:value-type="string">
            <text:p>左側の「商品リスト」から欲しいアイテムを選択して、【C】キーで購入できます。</text:p>
          </table:table-cell>
          <table:table-cell table:style-name="ce0" table:number-columns-repeated="3"/>
        </table:table-row>
        <table:table-row table:style-name="ro1">
          <table:table-cell table:style-name="ce0" office:value-type="string" calcext:value-type="string">
            <text:p>お金が足りなかったり、所持アイテムがいっぱいの状態では買えません。</text:p>
          </table:table-cell>
          <table:table-cell table:style-name="ce0" table:number-columns-repeated="3"/>
        </table:table-row>
        <table:table-row table:style-name="ro1">
          <table:table-cell table:style-name="ce0" office:value-type="string" calcext:value-type="string">
            <text:p>また、店のアイテムを買うことはできても、自分の持っているアイテムを売ることはできません。　所持アイテムを減らすには使うか捨てるか、なので注意しましょう。</text:p>
          </table:table-cell>
          <table:table-cell table:style-name="ce0" table:number-columns-repeated="3"/>
        </table:table-row>
        <table:table-row table:style-name="ro1">
          <table:table-cell table:style-name="ce0" office:value-type="string" calcext:value-type="string">
            <text:p>店員「それ以上持てないみたいですよー？」</text:p>
          </table:table-cell>
          <table:table-cell table:style-name="ce0" table:number-columns-repeated="3"/>
        </table:table-row>
        <table:table-row table:style-name="ro1">
          <table:table-cell table:style-name="ce0" office:value-type="string" calcext:value-type="string">
            <text:p>店員「残念ですが、お金がたりませんねー。」</text:p>
          </table:table-cell>
          <table:table-cell table:style-name="ce0" table:number-columns-repeated="3"/>
        </table:table-row>
        <table:table-row table:style-name="ro1">
          <table:table-cell table:style-name="ce0" office:value-type="string" calcext:value-type="string">
            <text:p>店員さん「わあぁーい！！　いっぱいお買い物して　いただいて、感謝感激ですー！！」</text:p>
          </table:table-cell>
          <table:table-cell table:style-name="ce0" table:number-columns-repeated="3"/>
        </table:table-row>
        <table:table-row table:style-name="ro1">
          <table:table-cell table:style-name="ce0" office:value-type="string" calcext:value-type="string">
            <text:p>店員さん「ご覧のとおり、ありがとゲージがMAXに　なりましたので、【A】キーを押して景品　を選んでくださいですー！」</text:p>
          </table:table-cell>
          <table:table-cell table:style-name="ce0" table:number-columns-repeated="3"/>
        </table:table-row>
        <table:table-row table:style-name="ro1">
          <table:table-cell table:style-name="ce0" office:value-type="string" calcext:value-type="string">
            <text:p>店員さん「景品を選んでくださーい！」</text:p>
          </table:table-cell>
          <table:table-cell table:style-name="ce0" table:number-columns-repeated="3"/>
        </table:table-row>
        <table:table-row table:style-name="ro1">
          <table:table-cell table:style-name="ce0" office:value-type="string" calcext:value-type="string">
            <text:p>珠欠片×1</text:p>
          </table:table-cell>
          <table:table-cell table:style-name="ce0" table:number-columns-repeated="3"/>
        </table:table-row>
        <table:table-row table:style-name="ro1">
          <table:table-cell table:style-name="ce0" office:value-type="string" calcext:value-type="string">
            <text:p>ドーピングアイテム×2　（ランダム）</text:p>
          </table:table-cell>
          <table:table-cell table:style-name="ce0" table:number-columns-repeated="3"/>
        </table:table-row>
        <table:table-row table:style-name="ro1">
          <table:table-cell table:style-name="ce0" office:value-type="string" calcext:value-type="string">
            <text:p>利尿剤×1</text:p>
          </table:table-cell>
          <table:table-cell table:style-name="ce0" table:number-columns-repeated="3"/>
        </table:table-row>
        <table:table-row table:style-name="ro1">
          <table:table-cell table:style-name="ce0" office:value-type="string" calcext:value-type="string">
            <text:p>3つの珠欠片が1つになり、【霊珠】となった！</text:p>
          </table:table-cell>
          <table:table-cell table:style-name="ce0" table:number-columns-repeated="3"/>
        </table:table-row>
        <table:table-row table:style-name="ro1">
          <table:table-cell table:style-name="ce0" office:value-type="string" calcext:value-type="string">
            <text:p>店員さん「あー残念、持ち物がいっぱいですよー？」</text:p>
          </table:table-cell>
          <table:table-cell table:style-name="ce0" table:number-columns-repeated="3"/>
        </table:table-row>
        <table:table-row table:style-name="ro1">
          <table:table-cell table:style-name="ce0" office:value-type="string" calcext:value-type="string">
            <text:p>（次ページへ）</text:p>
          </table:table-cell>
          <table:table-cell table:style-name="ce0" table:number-columns-repeated="3"/>
        </table:table-row>
        <table:table-row table:style-name="ro1">
          <table:table-cell table:style-name="ce0" office:value-type="string" calcext:value-type="string">
            <text:p>店員「またどうぞー。」</text:p>
          </table:table-cell>
          <table:table-cell table:style-name="ce0" table:number-columns-repeated="3"/>
        </table:table-row>
        <table:table-row table:style-name="ro1">
          <table:table-cell table:style-name="ce0" office:value-type="string" calcext:value-type="string">
            <text:p>こむ</text:p>
          </table:table-cell>
          <table:table-cell table:style-name="ce0" table:number-columns-repeated="3"/>
        </table:table-row>
        <table:table-row table:style-name="ro1">
          <table:table-cell table:style-name="ce0" office:value-type="string" calcext:value-type="string">
            <text:p>たこやき</text:p>
          </table:table-cell>
          <table:table-cell table:style-name="ce0" table:number-columns-repeated="3"/>
        </table:table-row>
        <table:table-row table:style-name="ro1">
          <table:table-cell table:style-name="ce0" office:value-type="string" calcext:value-type="string">
            <text:p>（前ページへ）</text:p>
          </table:table-cell>
          <table:table-cell table:style-name="ce0" table:number-columns-repeated="3"/>
        </table:table-row>
        <table:table-row table:style-name="ro1">
          <table:table-cell table:style-name="ce0" office:value-type="string" calcext:value-type="string">
            <text:p>店員「えーっと・・・先にお手洗いを済ませて　おいては？」</text:p>
          </table:table-cell>
          <table:table-cell table:style-name="ce0" table:number-columns-repeated="3"/>
        </table:table-row>
        <table:table-row table:style-name="ro1">
          <table:table-cell table:style-name="ce0" office:value-type="string" calcext:value-type="string">
            <text:p>店員「あららー、派手にやっちゃいましたねー。」</text:p>
          </table:table-cell>
          <table:table-cell table:style-name="ce0" table:number-columns-repeated="3"/>
        </table:table-row>
        <table:table-row table:style-name="ro1">
          <table:table-cell table:style-name="ce0" office:value-type="string" calcext:value-type="string">
            <text:p>クリーニング代金は\V[702]レンになりまーす。」</text:p>
          </table:table-cell>
          <table:table-cell table:style-name="ce0" table:number-columns-repeated="3"/>
        </table:table-row>
        <table:table-row table:style-name="ro1">
          <table:table-cell table:style-name="ce0" office:value-type="string" calcext:value-type="string">
            <text:p>店員「はーい！　それでは、しばしお時間　いただきますねー。」</text:p>
          </table:table-cell>
          <table:table-cell table:style-name="ce0" table:number-columns-repeated="3"/>
        </table:table-row>
        <table:table-row table:style-name="ro1">
          <table:table-cell table:style-name="ce0" office:value-type="string" calcext:value-type="string">
            <text:p>店員「お待たせしましたー！　きれいになりましたよ　ー！」</text:p>
          </table:table-cell>
          <table:table-cell table:style-name="ce0" table:number-columns-repeated="3"/>
        </table:table-row>
        <table:table-row table:style-name="ro1">
          <table:table-cell table:style-name="ce0" office:value-type="string" calcext:value-type="string">
            <text:p>店員「残念ですが、お金が足りないですねー。」</text:p>
          </table:table-cell>
          <table:table-cell table:style-name="ce0" table:number-columns-repeated="3"/>
        </table:table-row>
        <table:table-row table:style-name="ro1">
          <table:table-cell table:style-name="ce0" office:value-type="string" calcext:value-type="string">
            <text:p>店員「おや、そのままじゃ風邪ひいちゃいますよー？」</text:p>
          </table:table-cell>
          <table:table-cell table:style-name="ce0" table:number-columns-repeated="3"/>
        </table:table-row>
        <table:table-row table:style-name="ro1">
          <table:table-cell table:style-name="ce0" office:value-type="string" calcext:value-type="string">
            <text:p>店員「おや、その方についてはクリーニングの　必要はなさそうですねー。」</text:p>
          </table:table-cell>
          <table:table-cell table:style-name="ce0" table:number-columns-repeated="3"/>
        </table:table-row>
        <table:table-row table:style-name="ro1">
          <table:table-cell table:style-name="ce0" office:value-type="string" calcext:value-type="string">
            <text:p>んっ、あ、ぁ・・・っ！　だ・・・め・・・っ！！</text:p>
          </table:table-cell>
          <table:table-cell table:style-name="ce0" office:value-type="string" calcext:value-type="string">
            <text:p>About to wet (field)</text:p>
          </table:table-cell>
          <table:table-cell table:style-name="ce0" office:value-type="string" calcext:value-type="string">
            <text:p>Hamuko</text:p>
          </table:table-cell>
          <table:table-cell table:style-name="ce0" office:value-type="string" calcext:value-type="string">
            <text:p>Nn, ah, aah...! N... no...!!</text:p>
          </table:table-cell>
        </table:table-row>
        <table:table-row table:style-name="ro1">
          <table:table-cell table:style-name="ce0" office:value-type="string" calcext:value-type="string">
            <text:p>はぅっ！　もぉ・・・限・・・っ界ぃっ！！</text:p>
          </table:table-cell>
          <table:table-cell table:style-name="ce0" office:value-type="string" calcext:value-type="string">
            <text:p>About to wet (field)</text:p>
          </table:table-cell>
          <table:table-cell table:style-name="ce0" office:value-type="string" calcext:value-type="string">
            <text:p>Hamuko</text:p>
          </table:table-cell>
          <table:table-cell table:style-name="ce0" office:value-type="string" calcext:value-type="string">
            <text:p>Hau! I'm at... my... limit!!</text:p>
          </table:table-cell>
        </table:table-row>
        <table:table-row table:style-name="ro1">
          <table:table-cell table:style-name="ce0" office:value-type="string" calcext:value-type="string">
            <text:p>あ、ぁあっ、だめ・・・だめぇ・・・っ！！</text:p>
          </table:table-cell>
          <table:table-cell table:style-name="ce0" office:value-type="string" calcext:value-type="string">
            <text:p>About to wet (field)</text:p>
          </table:table-cell>
          <table:table-cell table:style-name="ce0" office:value-type="string" calcext:value-type="string">
            <text:p>Hamuko</text:p>
          </table:table-cell>
          <table:table-cell table:style-name="ce0" office:value-type="string" calcext:value-type="string">
            <text:p>Ah, aah, no... noo...!!</text:p>
          </table:table-cell>
        </table:table-row>
        <table:table-row table:style-name="ro1">
          <table:table-cell table:style-name="ce0" office:value-type="string" calcext:value-type="string">
            <text:p>ふえぇ・・・っ　が、我慢できなかったよぉ・・・っ！</text:p>
          </table:table-cell>
          <table:table-cell table:style-name="ce0" office:value-type="string" calcext:value-type="string">
            <text:p>After wetting (field)</text:p>
          </table:table-cell>
          <table:table-cell table:style-name="ce0" office:value-type="string" calcext:value-type="string">
            <text:p>Hamuko</text:p>
          </table:table-cell>
          <table:table-cell table:style-name="ce0" office:value-type="string" calcext:value-type="string">
            <text:p>Fueeh... I, I couldn't hold iiit...!</text:p>
          </table:table-cell>
        </table:table-row>
        <table:table-row table:style-name="ro1">
          <table:table-cell table:style-name="ce0" office:value-type="string" calcext:value-type="string">
            <text:p>うう・・・ぐすっ・・・。</text:p>
          </table:table-cell>
          <table:table-cell table:style-name="ce0" office:value-type="string" calcext:value-type="string">
            <text:p>After wetting (field)</text:p>
          </table:table-cell>
          <table:table-cell table:style-name="ce0" office:value-type="string" calcext:value-type="string">
            <text:p>Hamuko</text:p>
          </table:table-cell>
          <table:table-cell table:style-name="ce0" office:value-type="string" calcext:value-type="string">
            <text:p>Uuuh... sniff...</text:p>
          </table:table-cell>
        </table:table-row>
        <table:table-row table:style-name="ro1">
          <table:table-cell table:style-name="ce0" office:value-type="string" calcext:value-type="string">
            <text:p>お・・・お漏らし・・・しちゃった・・・っ！ふえぇ・・・っ！</text:p>
          </table:table-cell>
          <table:table-cell table:style-name="ce0" office:value-type="string" calcext:value-type="string">
            <text:p>After wetting (field)</text:p>
          </table:table-cell>
          <table:table-cell table:style-name="ce0" office:value-type="string" calcext:value-type="string">
            <text:p>Hamuko</text:p>
          </table:table-cell>
          <table:table-cell table:style-name="ce0" office:value-type="string" calcext:value-type="string">
            <text:p>I... totally... wet myself...! Fweehh...!</text:p>
          </table:table-cell>
        </table:table-row>
        <table:table-row table:style-name="ro1">
          <table:table-cell table:style-name="ce0" office:value-type="string" calcext:value-type="string">
            <text:p>はむこの野しょんシーンを</text:p>
          </table:table-cell>
          <table:table-cell table:style-name="ce0"/>
          <table:table-cell table:style-name="ce0" office:value-type="string" calcext:value-type="string">
            <text:p>System</text:p>
          </table:table-cell>
          <table:table-cell table:style-name="ce0" office:value-type="string" calcext:value-type="string">
            <text:p>Watch Hamuko's outdoor scene?</text:p>
          </table:table-cell>
        </table:table-row>
        <table:table-row table:style-name="ro1">
          <table:table-cell table:style-name="ce0" office:value-type="string" calcext:value-type="string">
            <text:p>見る</text:p>
          </table:table-cell>
          <table:table-cell table:style-name="ce0" table:number-columns-repeated="3"/>
        </table:table-row>
        <table:table-row table:style-name="ro1">
          <table:table-cell table:style-name="ce0" office:value-type="string" calcext:value-type="string">
            <text:p>見ない</text:p>
          </table:table-cell>
          <table:table-cell table:style-name="ce0" table:number-columns-repeated="3"/>
        </table:table-row>
        <table:table-row table:style-name="ro1">
          <table:table-cell table:style-name="ce0" office:value-type="string" calcext:value-type="string">
            <text:p>その・・・お、お待たせ・・・</text:p>
          </table:table-cell>
          <table:table-cell table:style-name="ce0" office:value-type="string" calcext:value-type="string">
            <text:p>After outdoor pee - L5 (&amp; wet)</text:p>
          </table:table-cell>
          <table:table-cell table:style-name="ce0" office:value-type="string" calcext:value-type="string">
            <text:p>Hamuko</text:p>
          </table:table-cell>
          <table:table-cell table:style-name="ce0" office:value-type="string" calcext:value-type="string">
            <text:p>Umm... th-thanks for waiting...</text:p>
          </table:table-cell>
        </table:table-row>
        <table:table-row table:style-name="ro1">
          <table:table-cell table:style-name="ce0" office:value-type="string" calcext:value-type="string">
            <text:p>ふーっ・・・その・・・お、お待たせ・・・</text:p>
          </table:table-cell>
          <table:table-cell table:style-name="ce0" office:value-type="string" calcext:value-type="string">
            <text:p>After outdoor pee - L6</text:p>
          </table:table-cell>
          <table:table-cell table:style-name="ce0" office:value-type="string" calcext:value-type="string">
            <text:p>Hamuko</text:p>
          </table:table-cell>
          <table:table-cell table:style-name="ce0" office:value-type="string" calcext:value-type="string">
            <text:p>Phew... um... th-thanks for waiting...</text:p>
          </table:table-cell>
        </table:table-row>
        <table:table-row table:style-name="ro1">
          <table:table-cell table:style-name="ce0" office:value-type="string" calcext:value-type="string">
            <text:p>使用可能なスキルを覚えていない！</text:p>
          </table:table-cell>
          <table:table-cell table:style-name="ce0" office:value-type="string" calcext:value-type="string">
            <text:p>No skills available in battle</text:p>
          </table:table-cell>
          <table:table-cell table:style-name="ce0" office:value-type="string" calcext:value-type="string">
            <text:p>System</text:p>
          </table:table-cell>
          <table:table-cell table:style-name="ce0" office:value-type="string" calcext:value-type="string">
            <text:p>Haven't learned any usable skills!</text:p>
          </table:table-cell>
        </table:table-row>
        <table:table-row table:style-name="ro1">
          <table:table-cell table:style-name="ce0" office:value-type="string" calcext:value-type="string">
            <text:p>い・・・行くわよ・・・</text:p>
          </table:table-cell>
          <table:table-cell table:style-name="ce0" office:value-type="string" calcext:value-type="string">
            <text:p>After Bandits’ toilet (wet) – L7</text:p>
          </table:table-cell>
          <table:table-cell table:style-name="ce0" office:value-type="string" calcext:value-type="string">
            <text:p>Nyanko</text:p>
          </table:table-cell>
          <table:table-cell table:style-name="ce0" office:value-type="string" calcext:value-type="string">
            <text:p>L… Let’s get going…</text:p>
          </table:table-cell>
        </table:table-row>
        <table:table-row table:style-name="ro1">
          <table:table-cell table:style-name="ce0" office:value-type="string" calcext:value-type="string">
            <text:p>済んだわよ。</text:p>
          </table:table-cell>
          <table:table-cell table:style-name="ce0" table:number-columns-repeated="3"/>
        </table:table-row>
        <table:table-row table:style-name="ro1">
          <table:table-cell table:style-name="ce0" office:value-type="string" calcext:value-type="string">
            <text:p>はい、お待たせ。</text:p>
          </table:table-cell>
          <table:table-cell table:style-name="ce0" table:number-columns-repeated="3"/>
        </table:table-row>
        <table:table-row table:style-name="ro1">
          <table:table-cell table:style-name="ce0" office:value-type="string" calcext:value-type="string">
            <text:p>終わったわよ。</text:p>
          </table:table-cell>
          <table:table-cell table:style-name="ce0" table:number-columns-repeated="3"/>
        </table:table-row>
        <table:table-row table:style-name="ro1">
          <table:table-cell table:style-name="ce0" office:value-type="string" calcext:value-type="string">
            <text:p>じ、じろじろ見ないでよ・・・っ！</text:p>
          </table:table-cell>
          <table:table-cell table:style-name="ce0" table:number-columns-repeated="3"/>
        </table:table-row>
        <table:table-row table:style-name="ro1">
          <table:table-cell table:style-name="ce0" office:value-type="string" calcext:value-type="string">
            <text:p>（ほ・・・っ）</text:p>
          </table:table-cell>
          <table:table-cell table:style-name="ce0" table:number-columns-repeated="3"/>
        </table:table-row>
        <table:table-row table:style-name="ro1">
          <table:table-cell table:style-name="ce0" office:value-type="string" calcext:value-type="string">
            <text:p>お、お待たせ・・・っ！</text:p>
          </table:table-cell>
          <table:table-cell table:style-name="ce0" table:number-columns-repeated="3"/>
        </table:table-row>
        <table:table-row table:style-name="ro1">
          <table:table-cell table:style-name="ce0" office:value-type="string" calcext:value-type="string">
            <text:p>な、なによ！　別に切羽つまってたわけじゃないから・・・っ！</text:p>
          </table:table-cell>
          <table:table-cell table:style-name="ce0" table:number-columns-repeated="3"/>
        </table:table-row>
        <table:table-row table:style-name="ro1">
          <table:table-cell table:style-name="ce0" office:value-type="string" calcext:value-type="string">
            <text:p>な、なに見てんのよ・・・っ！</text:p>
          </table:table-cell>
          <table:table-cell table:style-name="ce0" table:number-columns-repeated="3"/>
        </table:table-row>
        <table:table-row table:style-name="ro1">
          <table:table-cell table:style-name="ce0" office:value-type="string" calcext:value-type="string">
            <text:p>ほ、ほら、終わったわよ・・・っ！</text:p>
          </table:table-cell>
          <table:table-cell table:style-name="ce0" table:number-columns-repeated="3"/>
        </table:table-row>
        <table:table-row table:style-name="ro1">
          <table:table-cell table:style-name="ce0" office:value-type="string" calcext:value-type="string">
            <text:p>し、仕方ないでしょ！　危なかったんだからっ！</text:p>
          </table:table-cell>
          <table:table-cell table:style-name="ce0" office:value-type="string" calcext:value-type="string">
            <text:p>After Bandits’ toilet – L7</text:p>
          </table:table-cell>
          <table:table-cell table:style-name="ce0" office:value-type="string" calcext:value-type="string">
            <text:p>Nyanko</text:p>
          </table:table-cell>
          <table:table-cell table:style-name="ce0" office:value-type="string" calcext:value-type="string">
            <text:p>Th-There was nothing I could do! I was really in danger!</text:p>
          </table:table-cell>
        </table:table-row>
        <table:table-row table:style-name="ro1">
          <table:table-cell table:style-name="ce0" office:value-type="string" calcext:value-type="string">
            <text:p>そ、そんなに見ないでよ・・・っ！</text:p>
          </table:table-cell>
          <table:table-cell table:style-name="ce0" office:value-type="string" calcext:value-type="string">
            <text:p>After Bandits’ toilet – L7</text:p>
          </table:table-cell>
          <table:table-cell table:style-name="ce0" office:value-type="string" calcext:value-type="string">
            <text:p>Nyanko</text:p>
          </table:table-cell>
          <table:table-cell table:style-name="ce0" office:value-type="string" calcext:value-type="string">
            <text:p>There’s n-no need to stare…!</text:p>
          </table:table-cell>
        </table:table-row>
        <table:table-row table:style-name="ro1">
          <table:table-cell table:style-name="ce0" office:value-type="string" calcext:value-type="string">
            <text:p>も、文句あるのっ？</text:p>
          </table:table-cell>
          <table:table-cell table:style-name="ce0" office:value-type="string" calcext:value-type="string">
            <text:p>After Bandits’ toilet – L7</text:p>
          </table:table-cell>
          <table:table-cell table:style-name="ce0" office:value-type="string" calcext:value-type="string">
            <text:p>Nyanko</text:p>
          </table:table-cell>
          <table:table-cell table:style-name="ce0" office:value-type="string" calcext:value-type="string">
            <text:p>What, you have something to say?</text:p>
          </table:table-cell>
        </table:table-row>
        <table:table-row table:style-name="ro1">
          <table:table-cell table:style-name="ce0" office:value-type="string" calcext:value-type="string">
            <text:p>うっ・・・あ、ぁ・・・・っ、だ・・・だめ・・・っ！！</text:p>
          </table:table-cell>
          <table:table-cell table:style-name="ce0" office:value-type="string" calcext:value-type="string">
            <text:p>About to wet (field)</text:p>
          </table:table-cell>
          <table:table-cell table:style-name="ce0" office:value-type="string" calcext:value-type="string">
            <text:p>Nyanko</text:p>
          </table:table-cell>
          <table:table-cell table:style-name="ce0" office:value-type="string" calcext:value-type="string">
            <text:p>Uu... ah, aa... I... I can't...!!</text:p>
          </table:table-cell>
        </table:table-row>
        <table:table-row table:style-name="ro1">
          <table:table-cell table:style-name="ce0" office:value-type="string" calcext:value-type="string">
            <text:p>ん・・・っ、はぁっ！　も、もぅ・・・でちゃ・・・っ！</text:p>
          </table:table-cell>
          <table:table-cell table:style-name="ce0" office:value-type="string" calcext:value-type="string">
            <text:p>About to wet (field)</text:p>
          </table:table-cell>
          <table:table-cell table:style-name="ce0" office:value-type="string" calcext:value-type="string">
            <text:p>Nyanko</text:p>
          </table:table-cell>
          <table:table-cell table:style-name="ce0" office:value-type="string" calcext:value-type="string">
            <text:p>Nn... haah! I-it's... coming...!</text:p>
          </table:table-cell>
        </table:table-row>
        <table:table-row table:style-name="ro1">
          <table:table-cell table:style-name="ce0" office:value-type="string" calcext:value-type="string">
            <text:p>あ、ぁ、あ・・・んっ！　あっち・・・向いてぇ・・・っ！</text:p>
          </table:table-cell>
          <table:table-cell table:style-name="ce0" office:value-type="string" calcext:value-type="string">
            <text:p>About to wet (field)</text:p>
          </table:table-cell>
          <table:table-cell table:style-name="ce0" office:value-type="string" calcext:value-type="string">
            <text:p>Nyanko</text:p>
          </table:table-cell>
          <table:table-cell table:style-name="ce0" office:value-type="string" calcext:value-type="string">
            <text:p>Ah, ah, aa...aaah! Look... away...!</text:p>
          </table:table-cell>
        </table:table-row>
        <table:table-row table:style-name="ro1">
          <table:table-cell table:style-name="ce0" office:value-type="string" calcext:value-type="string">
            <text:p>ば・・ばか・・・っ！　見るなぁ・・・っ！</text:p>
          </table:table-cell>
          <table:table-cell table:style-name="ce0" office:value-type="string" calcext:value-type="string">
            <text:p>After wetting (field)</text:p>
          </table:table-cell>
          <table:table-cell table:style-name="ce0" office:value-type="string" calcext:value-type="string">
            <text:p>Nyanko</text:p>
          </table:table-cell>
          <table:table-cell table:style-name="ce0" office:value-type="string" calcext:value-type="string">
            <text:p>I-idiot...! Don't look...!</text:p>
          </table:table-cell>
        </table:table-row>
        <table:table-row table:style-name="ro1">
          <table:table-cell table:style-name="ce0" office:value-type="string" calcext:value-type="string">
            <text:p>だ、だって・・・っ、だってぇ・・・っ！</text:p>
          </table:table-cell>
          <table:table-cell table:style-name="ce0" office:value-type="string" calcext:value-type="string">
            <text:p>After wetting (field)</text:p>
          </table:table-cell>
          <table:table-cell table:style-name="ce0" office:value-type="string" calcext:value-type="string">
            <text:p>Nyanko</text:p>
          </table:table-cell>
          <table:table-cell table:style-name="ce0" office:value-type="string" calcext:value-type="string">
            <text:p>I-It's 'cos... you know...!</text:p>
          </table:table-cell>
        </table:table-row>
        <table:table-row table:style-name="ro1">
          <table:table-cell table:style-name="ce0" office:value-type="string" calcext:value-type="string">
            <text:p>こ・・・こんなの・・・うそよぉ・・・っ！</text:p>
          </table:table-cell>
          <table:table-cell table:style-name="ce0" office:value-type="string" calcext:value-type="string">
            <text:p>After wetting (field)</text:p>
          </table:table-cell>
          <table:table-cell table:style-name="ce0" office:value-type="string" calcext:value-type="string">
            <text:p>Nyanko</text:p>
          </table:table-cell>
          <table:table-cell table:style-name="ce0" office:value-type="string" calcext:value-type="string">
            <text:p>Th... this can't be... happening...!</text:p>
          </table:table-cell>
        </table:table-row>
        <table:table-row table:style-name="ro1">
          <table:table-cell table:style-name="ce0" office:value-type="string" calcext:value-type="string">
            <text:p>にゃんこの野しょんシーンを</text:p>
          </table:table-cell>
          <table:table-cell table:style-name="ce0"/>
          <table:table-cell table:style-name="ce0" office:value-type="string" calcext:value-type="string">
            <text:p>System</text:p>
          </table:table-cell>
          <table:table-cell table:style-name="ce0" office:value-type="string" calcext:value-type="string">
            <text:p>Watch Nyanko's outdoor scene?</text:p>
          </table:table-cell>
        </table:table-row>
        <table:table-row table:style-name="ro1">
          <table:table-cell table:style-name="ce0" office:value-type="string" calcext:value-type="string">
            <text:p>・・・い、行くわよ。</text:p>
          </table:table-cell>
          <table:table-cell table:style-name="ce0" office:value-type="string" calcext:value-type="string">
            <text:p>After outdoor pee - L6</text:p>
          </table:table-cell>
          <table:table-cell table:style-name="ce0" office:value-type="string" calcext:value-type="string">
            <text:p>Nyanko</text:p>
          </table:table-cell>
          <table:table-cell table:style-name="ce0" office:value-type="string" calcext:value-type="string">
            <text:p>...Le-let's go.</text:p>
          </table:table-cell>
        </table:table-row>
        <table:table-row table:style-name="ro1">
          <table:table-cell table:style-name="ce0" office:value-type="string" calcext:value-type="string">
            <text:p>何よ・・・っ！　し、仕方なかったんだからねっ！</text:p>
          </table:table-cell>
          <table:table-cell table:style-name="ce0" office:value-type="string" calcext:value-type="string">
            <text:p>After outdoor pee - L7</text:p>
          </table:table-cell>
          <table:table-cell table:style-name="ce0" office:value-type="string" calcext:value-type="string">
            <text:p>Nyanko</text:p>
          </table:table-cell>
          <table:table-cell table:style-name="ce0" office:value-type="string" calcext:value-type="string">
            <text:p>What...?! Th-there was no other way, alright?!</text:p>
          </table:table-cell>
        </table:table-row>
        <table:table-row table:style-name="ro1">
          <table:table-cell table:style-name="ce0" office:value-type="string" calcext:value-type="string">
            <text:p>おトイレはもういいから・・・はやく着替えたいよ・・・</text:p>
          </table:table-cell>
          <table:table-cell table:style-name="ce0" table:number-columns-repeated="3"/>
        </table:table-row>
        <table:table-row table:style-name="ro1">
          <table:table-cell table:style-name="ce0" office:value-type="string" calcext:value-type="string">
            <text:p>今はおトイレよりも・・・服をなんとかしたいんだけど・・・</text:p>
          </table:table-cell>
          <table:table-cell table:style-name="ce0" table:number-columns-repeated="3"/>
        </table:table-row>
        <table:table-row table:style-name="ro1">
          <table:table-cell table:style-name="ce0" office:value-type="string" calcext:value-type="string">
            <text:p>着替える前に、ちょっとおトイレ済ませて来るね・・・</text:p>
          </table:table-cell>
          <table:table-cell table:style-name="ce0" table:number-columns-repeated="3"/>
        </table:table-row>
        <table:table-row table:style-name="ro1">
          <table:table-cell table:style-name="ce0" office:value-type="string" calcext:value-type="string">
            <text:p>ごめん、ちょっとおトイレ・・・</text:p>
          </table:table-cell>
          <table:table-cell table:style-name="ce0" table:number-columns-repeated="3"/>
        </table:table-row>
        <table:table-row table:style-name="ro1">
          <table:table-cell table:style-name="ce0" office:value-type="string" calcext:value-type="string">
            <text:p>お、おトイレさせて・・・！</text:p>
          </table:table-cell>
          <table:table-cell table:style-name="ce0" table:number-columns-repeated="3"/>
        </table:table-row>
        <table:table-row table:style-name="ro1">
          <table:table-cell table:style-name="ce0" office:value-type="string" calcext:value-type="string">
            <text:p>ごめん、さ、先におトイレ行かせてっ！</text:p>
          </table:table-cell>
          <table:table-cell table:style-name="ce0" table:number-columns-repeated="3"/>
        </table:table-row>
        <table:table-row table:style-name="ro1">
          <table:table-cell table:style-name="ce0" office:value-type="string" calcext:value-type="string">
            <text:p>うぅ・・・っ、お、おトイレぇっ！！</text:p>
          </table:table-cell>
          <table:table-cell table:style-name="ce0" table:number-columns-repeated="3"/>
        </table:table-row>
        <table:table-row table:style-name="ro1">
          <table:table-cell table:style-name="ce0" office:value-type="string" calcext:value-type="string">
            <text:p>え？　おトイレは別に大丈夫だよ。</text:p>
          </table:table-cell>
          <table:table-cell table:style-name="ce0" table:number-columns-repeated="3"/>
        </table:table-row>
        <table:table-row table:style-name="ro1">
          <table:table-cell table:style-name="ce0" office:value-type="string" calcext:value-type="string">
            <text:p>今は行きたくないから、平気だよ。</text:p>
          </table:table-cell>
          <table:table-cell table:style-name="ce0" table:number-columns-repeated="3"/>
        </table:table-row>
        <table:table-row table:style-name="ro1">
          <table:table-cell table:style-name="ce0" office:value-type="string" calcext:value-type="string">
            <text:p>わたしなら全然平気だから、心配しないで。</text:p>
          </table:table-cell>
          <table:table-cell table:style-name="ce0" table:number-columns-repeated="3"/>
        </table:table-row>
        <table:table-row table:style-name="ro1">
          <table:table-cell table:style-name="ce0" office:value-type="string" calcext:value-type="string">
            <text:p>別に行きたくないけど・・・一応行っておこうかな。</text:p>
          </table:table-cell>
          <table:table-cell table:style-name="ce0" table:number-columns-repeated="3"/>
        </table:table-row>
        <table:table-row table:style-name="ro1">
          <table:table-cell table:style-name="ce0" office:value-type="string" calcext:value-type="string">
            <text:p>念のためおトイレ済ませておくね。</text:p>
          </table:table-cell>
          <table:table-cell table:style-name="ce0" table:number-columns-repeated="3"/>
        </table:table-row>
        <table:table-row table:style-name="ro1">
          <table:table-cell table:style-name="ce0" office:value-type="string" calcext:value-type="string">
            <text:p>そうだね。　今のうちに行っておこうかな・・・</text:p>
          </table:table-cell>
          <table:table-cell table:style-name="ce0" table:number-columns-repeated="3"/>
        </table:table-row>
        <table:table-row table:style-name="ro1">
          <table:table-cell table:style-name="ce0" office:value-type="string" calcext:value-type="string">
            <text:p>あ、わたしちょっとおトイレ行って来るね。</text:p>
          </table:table-cell>
          <table:table-cell table:style-name="ce0" table:number-columns-repeated="3"/>
        </table:table-row>
        <table:table-row table:style-name="ro1">
          <table:table-cell table:style-name="ce0" office:value-type="string" calcext:value-type="string">
            <text:p>おトイレ行って来るから、ちょっと待っててね。</text:p>
          </table:table-cell>
          <table:table-cell table:style-name="ce0" table:number-columns-repeated="3"/>
        </table:table-row>
        <table:table-row table:style-name="ro1">
          <table:table-cell table:style-name="ce0" office:value-type="string" calcext:value-type="string">
            <text:p>ちょっとおトイレ済ませておくね。</text:p>
          </table:table-cell>
          <table:table-cell table:style-name="ce0" table:number-columns-repeated="3"/>
        </table:table-row>
        <table:table-row table:style-name="ro1">
          <table:table-cell table:style-name="ce0" office:value-type="string" calcext:value-type="string">
            <text:p>わたし、ちょっとおトイレ・・・</text:p>
          </table:table-cell>
          <table:table-cell table:style-name="ce0" table:number-columns-repeated="3"/>
        </table:table-row>
        <table:table-row table:style-name="ro1">
          <table:table-cell table:style-name="ce0" office:value-type="string" calcext:value-type="string">
            <text:p>ごめん、おトイレ行って来るね・・・</text:p>
          </table:table-cell>
          <table:table-cell table:style-name="ce0" table:number-columns-repeated="3"/>
        </table:table-row>
        <table:table-row table:style-name="ro1">
          <table:table-cell table:style-name="ce0" office:value-type="string" calcext:value-type="string">
            <text:p>あの、ちょっと待っててね・・・</text:p>
          </table:table-cell>
          <table:table-cell table:style-name="ce0" table:number-columns-repeated="3"/>
        </table:table-row>
        <table:table-row table:style-name="ro1">
          <table:table-cell table:style-name="ce0" office:value-type="string" calcext:value-type="string">
            <text:p>おトイレ、おトイレ・・・！</text:p>
          </table:table-cell>
          <table:table-cell table:style-name="ce0" table:number-columns-repeated="3"/>
        </table:table-row>
        <table:table-row table:style-name="ro1">
          <table:table-cell table:style-name="ce0" office:value-type="string" calcext:value-type="string">
            <text:p>お、おトイレ行くから、ちょっと待ってて！</text:p>
          </table:table-cell>
          <table:table-cell table:style-name="ce0" table:number-columns-repeated="3"/>
        </table:table-row>
        <table:table-row table:style-name="ro1">
          <table:table-cell table:style-name="ce0" office:value-type="string" calcext:value-type="string">
            <text:p>ほっ・・・間に合った・・・</text:p>
          </table:table-cell>
          <table:table-cell table:style-name="ce0" table:number-columns-repeated="3"/>
        </table:table-row>
        <table:table-row table:style-name="ro1">
          <table:table-cell table:style-name="ce0" office:value-type="string" calcext:value-type="string">
            <text:p>わ、わたしっ、おトイレっ！！</text:p>
          </table:table-cell>
          <table:table-cell table:style-name="ce0" table:number-columns-repeated="3"/>
        </table:table-row>
        <table:table-row table:style-name="ro1">
          <table:table-cell table:style-name="ce0" office:value-type="string" calcext:value-type="string">
            <text:p>おトイレ行きたいの・・・っ！　待ってて！！</text:p>
          </table:table-cell>
          <table:table-cell table:style-name="ce0" table:number-columns-repeated="3"/>
        </table:table-row>
        <table:table-row table:style-name="ro1">
          <table:table-cell table:style-name="ce0" office:value-type="string" calcext:value-type="string">
            <text:p>（うぅ・・・っ　おトイレ、もうちょっと・・・っ！）</text:p>
          </table:table-cell>
          <table:table-cell table:style-name="ce0" table:number-columns-repeated="3"/>
        </table:table-row>
        <table:table-row table:style-name="ro1">
          <table:table-cell table:style-name="ce0" office:value-type="string" calcext:value-type="string">
            <text:p>おトイレっ！　おトイレっ！！</text:p>
          </table:table-cell>
          <table:table-cell table:style-name="ce0" table:number-columns-repeated="3"/>
        </table:table-row>
        <table:table-row table:style-name="ro1">
          <table:table-cell table:style-name="ce0" office:value-type="string" calcext:value-type="string">
            <text:p>ご、ごめんっ！　我慢できないのっ！！</text:p>
          </table:table-cell>
          <table:table-cell table:style-name="ce0" table:number-columns-repeated="3"/>
        </table:table-row>
        <table:table-row table:style-name="ro1">
          <table:table-cell table:style-name="ce0" office:value-type="string" calcext:value-type="string">
            <text:p>やっと・・・っ　おトイレっ！！</text:p>
          </table:table-cell>
          <table:table-cell table:style-name="ce0" table:number-columns-repeated="3"/>
        </table:table-row>
        <table:table-row table:style-name="ro1">
          <table:table-cell table:style-name="ce0" office:value-type="string" calcext:value-type="string">
            <text:p>あ、あ、あ・・・っ！</text:p>
          </table:table-cell>
          <table:table-cell table:style-name="ce0" table:number-columns-repeated="3"/>
        </table:table-row>
        <table:table-row table:style-name="ro1">
          <table:table-cell table:style-name="ce0" office:value-type="string" calcext:value-type="string">
            <text:p>も、も、もれちゃぅっ！！</text:p>
          </table:table-cell>
          <table:table-cell table:style-name="ce0" table:number-columns-repeated="3"/>
        </table:table-row>
        <table:table-row table:style-name="ro1">
          <table:table-cell table:style-name="ce0" office:value-type="string" calcext:value-type="string">
            <text:p>出ちゃうっ！　は、早くぅ・・・っ！！</text:p>
          </table:table-cell>
          <table:table-cell table:style-name="ce0" table:number-columns-repeated="3"/>
        </table:table-row>
        <table:table-row table:style-name="ro1">
          <table:table-cell table:style-name="ce0" office:value-type="string" calcext:value-type="string">
            <text:p>トイレは後でいいから、早く着替えさせてよ・・・！</text:p>
          </table:table-cell>
          <table:table-cell table:style-name="ce0" table:number-columns-repeated="3"/>
        </table:table-row>
        <table:table-row table:style-name="ro1">
          <table:table-cell table:style-name="ce0" office:value-type="string" calcext:value-type="string">
            <text:p>今は先に着替えたいんだけど・・・</text:p>
          </table:table-cell>
          <table:table-cell table:style-name="ce0" table:number-columns-repeated="3"/>
        </table:table-row>
        <table:table-row table:style-name="ro1">
          <table:table-cell table:style-name="ce0" office:value-type="string" calcext:value-type="string">
            <text:p>そ、そんなにトイレ行きたいわけじゃないから、早く着替えさせてよ・・・っ！</text:p>
          </table:table-cell>
          <table:table-cell table:style-name="ce0" table:number-columns-repeated="3"/>
        </table:table-row>
        <table:table-row table:style-name="ro1">
          <table:table-cell table:style-name="ce0" office:value-type="string" calcext:value-type="string">
            <text:p>さ、先にトイレ行ってくるから・・・っ！</text:p>
          </table:table-cell>
          <table:table-cell table:style-name="ce0" table:number-columns-repeated="3"/>
        </table:table-row>
        <table:table-row table:style-name="ro1">
          <table:table-cell table:style-name="ce0" office:value-type="string" calcext:value-type="string">
            <text:p>きっ、着替える前に・・・ちょっと・・・っ！</text:p>
          </table:table-cell>
          <table:table-cell table:style-name="ce0" table:number-columns-repeated="3"/>
        </table:table-row>
        <table:table-row table:style-name="ro1">
          <table:table-cell table:style-name="ce0" office:value-type="string" calcext:value-type="string">
            <text:p>ぅうっ、ちょ、と、待ってて・・・っ！！</text:p>
          </table:table-cell>
          <table:table-cell table:style-name="ce0" table:number-columns-repeated="3"/>
        </table:table-row>
        <table:table-row table:style-name="ro1">
          <table:table-cell table:style-name="ce0" office:value-type="string" calcext:value-type="string">
            <text:p>トイレ？　別にあとでいいわよ。</text:p>
          </table:table-cell>
          <table:table-cell table:style-name="ce0" table:number-columns-repeated="3"/>
        </table:table-row>
        <table:table-row table:style-name="ro1">
          <table:table-cell table:style-name="ce0" office:value-type="string" calcext:value-type="string">
            <text:p>あたしは別にいいわよ。</text:p>
          </table:table-cell>
          <table:table-cell table:style-name="ce0" table:number-columns-repeated="3"/>
        </table:table-row>
        <table:table-row table:style-name="ro1">
          <table:table-cell table:style-name="ce0" office:value-type="string" calcext:value-type="string">
            <text:p>あたしは行きたくないわ。</text:p>
          </table:table-cell>
          <table:table-cell table:style-name="ce0" table:number-columns-repeated="3"/>
        </table:table-row>
        <table:table-row table:style-name="ro1">
          <table:table-cell table:style-name="ce0" office:value-type="string" calcext:value-type="string">
            <text:p>そんなに行きたくないから、あとでいいわよ。</text:p>
          </table:table-cell>
          <table:table-cell table:style-name="ce0" table:number-columns-repeated="3"/>
        </table:table-row>
        <table:table-row table:style-name="ro1">
          <table:table-cell table:style-name="ce0" office:value-type="string" calcext:value-type="string">
            <text:p>トイレなんて、あとでいいわよ・・・</text:p>
          </table:table-cell>
          <table:table-cell table:style-name="ce0" table:number-columns-repeated="3"/>
        </table:table-row>
        <table:table-row table:style-name="ro1">
          <table:table-cell table:style-name="ce0" office:value-type="string" calcext:value-type="string">
            <text:p>べ、別に行きたくないわよ・・・</text:p>
          </table:table-cell>
          <table:table-cell table:style-name="ce0" table:number-columns-repeated="3"/>
        </table:table-row>
        <table:table-row table:style-name="ro1">
          <table:table-cell table:style-name="ce0" office:value-type="string" calcext:value-type="string">
            <text:p>じゃあ・・・ちょっと行ってくる・・・</text:p>
          </table:table-cell>
          <table:table-cell table:style-name="ce0" table:number-columns-repeated="3"/>
        </table:table-row>
        <table:table-row table:style-name="ro1">
          <table:table-cell table:style-name="ce0" office:value-type="string" calcext:value-type="string">
            <text:p>お、音聞かないでよ・・・？</text:p>
          </table:table-cell>
          <table:table-cell table:style-name="ce0" table:number-columns-repeated="3"/>
        </table:table-row>
        <table:table-row table:style-name="ro1">
          <table:table-cell table:style-name="ce0" office:value-type="string" calcext:value-type="string">
            <text:p>トイレ行ってくるわ・・・</text:p>
          </table:table-cell>
          <table:table-cell table:style-name="ce0" table:number-columns-repeated="3"/>
        </table:table-row>
        <table:table-row table:style-name="ro1">
          <table:table-cell table:style-name="ce0" office:value-type="string" calcext:value-type="string">
            <text:p>べ、別にそんなに行きたくないけど・・・念のためよ！</text:p>
          </table:table-cell>
          <table:table-cell table:style-name="ce0" table:number-columns-repeated="3"/>
        </table:table-row>
        <table:table-row table:style-name="ro1">
          <table:table-cell table:style-name="ce0" office:value-type="string" calcext:value-type="string">
            <text:p>トイレ行くだけよ・・・っ！　じろじろ見ないで！</text:p>
          </table:table-cell>
          <table:table-cell table:style-name="ce0" table:number-columns-repeated="3"/>
        </table:table-row>
        <table:table-row table:style-name="ro1">
          <table:table-cell table:style-name="ce0" office:value-type="string" calcext:value-type="string">
            <text:p>い、行けって言うなら行ってあげるわよ・・・っ！</text:p>
          </table:table-cell>
          <table:table-cell table:style-name="ce0" table:number-columns-repeated="3"/>
        </table:table-row>
        <table:table-row table:style-name="ro1">
          <table:table-cell table:style-name="ce0" office:value-type="string" calcext:value-type="string">
            <text:p>トイレ・・・行ってくるからっ！</text:p>
          </table:table-cell>
          <table:table-cell table:style-name="ce0" table:number-columns-repeated="3"/>
        </table:table-row>
        <table:table-row table:style-name="ro1">
          <table:table-cell table:style-name="ce0" office:value-type="string" calcext:value-type="string">
            <text:p>ま、まだ余裕あるけど・・・一応済ませておくわ・・・っ！</text:p>
          </table:table-cell>
          <table:table-cell table:style-name="ce0" table:number-columns-repeated="3"/>
        </table:table-row>
        <table:table-row table:style-name="ro1">
          <table:table-cell table:style-name="ce0" office:value-type="string" calcext:value-type="string">
            <text:p>別にガマンなんてしてないけど、ね、念のため行っておくだけだからっ！</text:p>
          </table:table-cell>
          <table:table-cell table:style-name="ce0" table:number-columns-repeated="3"/>
        </table:table-row>
        <table:table-row table:style-name="ro1">
          <table:table-cell table:style-name="ce0" office:value-type="string" calcext:value-type="string">
            <text:p>ごめん、ちょっと・・・トイレ・・・っ！</text:p>
          </table:table-cell>
          <table:table-cell table:style-name="ce0" table:number-columns-repeated="3"/>
        </table:table-row>
        <table:table-row table:style-name="ro1">
          <table:table-cell table:style-name="ce0" office:value-type="string" calcext:value-type="string">
            <text:p>と、トイレ行ってくる・・・っ！</text:p>
          </table:table-cell>
          <table:table-cell table:style-name="ce0" table:number-columns-repeated="3"/>
        </table:table-row>
        <table:table-row table:style-name="ro1">
          <table:table-cell table:style-name="ce0" office:value-type="string" calcext:value-type="string">
            <text:p>な、なによ！　あたしだってトイレくらい行くわよ・・・っ！</text:p>
          </table:table-cell>
          <table:table-cell table:style-name="ce0" table:number-columns-repeated="3"/>
        </table:table-row>
        <table:table-row table:style-name="ro1">
          <table:table-cell table:style-name="ce0" office:value-type="string" calcext:value-type="string">
            <text:p>ちょ、ちょっと待ってて・・・っ！</text:p>
          </table:table-cell>
          <table:table-cell table:style-name="ce0" table:number-columns-repeated="3"/>
        </table:table-row>
        <table:table-row table:style-name="ro1">
          <table:table-cell table:style-name="ce0" office:value-type="string" calcext:value-type="string">
            <text:p>うぅ・・・トイレ・・・っ！</text:p>
          </table:table-cell>
          <table:table-cell table:style-name="ce0" table:number-columns-repeated="3"/>
        </table:table-row>
        <table:table-row table:style-name="ro1">
          <table:table-cell table:style-name="ce0" office:value-type="string" calcext:value-type="string">
            <text:p>と、トイレ・・・行かないとっ！</text:p>
          </table:table-cell>
          <table:table-cell table:style-name="ce0" table:number-columns-repeated="3"/>
        </table:table-row>
        <table:table-row table:style-name="ro1">
          <table:table-cell table:style-name="ce0" office:value-type="string" calcext:value-type="string">
            <text:p>く・・・ぅうっ！　あ・・・っ！</text:p>
          </table:table-cell>
          <table:table-cell table:style-name="ce0" table:number-columns-repeated="3"/>
        </table:table-row>
        <table:table-row table:style-name="ro1">
          <table:table-cell table:style-name="ce0" office:value-type="string" calcext:value-type="string">
            <text:p>は・・・早・・・く・・・っ！</text:p>
          </table:table-cell>
          <table:table-cell table:style-name="ce0" table:number-columns-repeated="3"/>
        </table:table-row>
        <table:table-row table:style-name="ro1">
          <table:table-cell table:style-name="ce0" office:value-type="string" calcext:value-type="string">
            <text:p>で・・・ちゃう・・・ぅっ！</text:p>
          </table:table-cell>
          <table:table-cell table:style-name="ce0" table:number-columns-repeated="3"/>
        </table:table-row>
        <table:table-row table:style-name="ro1">
          <table:table-cell table:style-name="ce0" office:value-type="string" calcext:value-type="string">
            <text:p>【癒し系クリスタル】調べると全員のHPが全快し、セーブもできる便利なクリスタルです。</text:p>
          </table:table-cell>
          <table:table-cell table:style-name="ce0" table:number-columns-repeated="3"/>
        </table:table-row>
        <table:table-row table:style-name="ro1">
          <table:table-cell table:style-name="ce0" office:value-type="string" calcext:value-type="string">
            <text:p>使用回数に制限はありませんので、安心してお使いください。</text:p>
          </table:table-cell>
          <table:table-cell table:style-name="ce0" table:number-columns-repeated="3"/>
        </table:table-row>
        <table:table-row table:style-name="ro1">
          <table:table-cell table:style-name="ce0" office:value-type="string" calcext:value-type="string">
            <text:p>ヴィスティ「ここは危険です。　カラット様は後方で大人しく　見物していてください。」</text:p>
          </table:table-cell>
          <table:table-cell table:style-name="ce0" table:number-columns-repeated="3"/>
        </table:table-row>
        <table:table-row table:style-name="ro1">
          <table:table-cell table:style-name="ce0" office:value-type="string" calcext:value-type="string">
            <text:p>赤カラット「開始1秒で戦力外通告かよ・・・」</text:p>
          </table:table-cell>
          <table:table-cell table:style-name="ce0" table:number-columns-repeated="3"/>
        </table:table-row>
        <table:table-row table:style-name="ro1">
          <table:table-cell table:style-name="ce0" office:value-type="string" calcext:value-type="string">
            <text:p>ブロンシュ「えへへ！　ぶっちゃけ、前に出られると邪魔に　なっちゃうんだよね！！　えへ！　えへ！！」</text:p>
          </table:table-cell>
          <table:table-cell table:style-name="ce0" table:number-columns-repeated="3"/>
        </table:table-row>
        <table:table-row table:style-name="ro1">
          <table:table-cell table:style-name="ce0" office:value-type="string" calcext:value-type="string">
            <text:p>はむこ「家臣からめっちゃディスられてる・・・」</text:p>
          </table:table-cell>
          <table:table-cell table:style-name="ce0" table:number-columns-repeated="3"/>
        </table:table-row>
        <table:table-row table:style-name="ro1">
          <table:table-cell table:style-name="ce0" office:value-type="string" calcext:value-type="string">
            <text:p>にゃんこ「実際弱いらしいし、仕方ないと思うけど・・・」</text:p>
          </table:table-cell>
          <table:table-cell table:style-name="ce0" table:number-columns-repeated="3"/>
        </table:table-row>
        <table:table-row table:style-name="ro1">
          <table:table-cell table:style-name="ce0" office:value-type="string" calcext:value-type="string">
            <text:p>ともっち「んじゃ、前の2人の隙を突いて、カラットを　総攻撃だね！」</text:p>
          </table:table-cell>
          <table:table-cell table:style-name="ce0" table:number-columns-repeated="3"/>
        </table:table-row>
        <table:table-row table:style-name="ro1">
          <table:table-cell table:style-name="ce0" office:value-type="string" calcext:value-type="string">
            <text:p>ヴィスティ「そうはいきません。　我々の魔力の一部を　シールド状に展開し、カラット様をお守り　します。」</text:p>
          </table:table-cell>
          <table:table-cell table:style-name="ce0" table:number-columns-repeated="3"/>
        </table:table-row>
        <table:table-row table:style-name="ro1">
          <table:table-cell table:style-name="ce0" office:value-type="string" calcext:value-type="string">
            <text:p>ブロンシュ「おお～！　それなら得意技だよ！　えへへ！」</text:p>
          </table:table-cell>
          <table:table-cell table:style-name="ce0" table:number-columns-repeated="3"/>
        </table:table-row>
        <table:table-row table:style-name="ro1">
          <table:table-cell table:style-name="ce0" office:value-type="string" calcext:value-type="string">
            <text:p>ひめ「そ、それじゃ・・・先にあの2人を何とかしないと　だめですね・・・」</text:p>
          </table:table-cell>
          <table:table-cell table:style-name="ce0" table:number-columns-repeated="3"/>
        </table:table-row>
        <table:table-row table:style-name="ro1">
          <table:table-cell table:style-name="ce0" office:value-type="string" calcext:value-type="string">
            <text:p>こむ「あの陣形は強固です。　うまくやらないと　突破するのは難しいでしょう・・・！」</text:p>
          </table:table-cell>
          <table:table-cell table:style-name="ce0" table:number-columns-repeated="3"/>
        </table:table-row>
        <table:table-row table:style-name="ro1">
          <table:table-cell table:style-name="ce0" office:value-type="string" calcext:value-type="string">
            <text:p>たこやき「難しいことは良く分からないから、戦略は　いつもどおりレグマに任せるヨー！」</text:p>
          </table:table-cell>
          <table:table-cell table:style-name="ce0" table:number-columns-repeated="3"/>
        </table:table-row>
        <table:table-row table:style-name="ro1">
          <table:table-cell table:style-name="ce0" office:value-type="string" calcext:value-type="string">
            <text:p>レグマ「よし。　全員、指示をよく聞いて落ちついて　行動するんだ。」</text:p>
          </table:table-cell>
          <table:table-cell table:style-name="ce0" table:number-columns-repeated="3"/>
        </table:table-row>
        <table:table-row table:style-name="ro1">
          <table:table-cell table:style-name="ce0" office:value-type="string" calcext:value-type="string">
            <text:p>レグマ「そして必ず・・・勝つぞ・・・！」</text:p>
          </table:table-cell>
          <table:table-cell table:style-name="ce0" table:number-columns-repeated="3"/>
        </table:table-row>
        <table:table-row table:style-name="ro1">
          <table:table-cell table:style-name="ce0" office:value-type="string" calcext:value-type="string">
            <text:p>全員「おおおおおおおおーーーーー！！！」</text:p>
          </table:table-cell>
          <table:table-cell table:style-name="ce0" table:number-columns-repeated="3"/>
        </table:table-row>
        <table:table-row table:style-name="ro1">
          <table:table-cell table:style-name="ce0" office:value-type="string" calcext:value-type="string">
            <text:p>ともっち「うわぁ・・・アレ絶対やばいヤツだ・・・」</text:p>
          </table:table-cell>
          <table:table-cell table:style-name="ce0" table:number-columns-repeated="3"/>
        </table:table-row>
        <table:table-row table:style-name="ro1">
          <table:table-cell table:style-name="ce0" office:value-type="string" calcext:value-type="string">
            <text:p>たこやき「未開惑星人にしては、なかなかいいセンス　してるナー。」</text:p>
          </table:table-cell>
          <table:table-cell table:style-name="ce0" table:number-columns-repeated="3"/>
        </table:table-row>
        <table:table-row table:style-name="ro1">
          <table:table-cell table:style-name="ce0" office:value-type="string" calcext:value-type="string">
            <text:p>ひめ「ど、ど、ど、ど、どうしましょうっ！？」</text:p>
          </table:table-cell>
          <table:table-cell table:style-name="ce0" table:number-columns-repeated="3"/>
        </table:table-row>
        <table:table-row table:style-name="ro1">
          <table:table-cell table:style-name="ce0" office:value-type="string" calcext:value-type="string">
            <text:p>レグマ「破壊力はこれまでの魔物と一線を画すものと　見込まれる。」</text:p>
          </table:table-cell>
          <table:table-cell table:style-name="ce0" table:number-columns-repeated="3"/>
        </table:table-row>
        <table:table-row table:style-name="ro1">
          <table:table-cell table:style-name="ce0" office:value-type="string" calcext:value-type="string">
            <text:p>レグマ「回復のタイミングを逃すと、一瞬で体力を　持って行かれるぞ。　気をつけろ。」</text:p>
          </table:table-cell>
          <table:table-cell table:style-name="ce0" table:number-columns-repeated="3"/>
        </table:table-row>
        <table:table-row table:style-name="ro1">
          <table:table-cell table:style-name="ce0" office:value-type="string" calcext:value-type="string">
            <text:p>はむこ「口の中にジュースを含んでおいて、攻撃を　喰らった瞬間に飲み込む作戦はどうかな？」</text:p>
          </table:table-cell>
          <table:table-cell table:style-name="ce0" table:number-columns-repeated="3"/>
        </table:table-row>
        <table:table-row table:style-name="ro1">
          <table:table-cell table:style-name="ce0" office:value-type="string" calcext:value-type="string">
            <text:p>にゃんこ「いや、絶対吹くでしょ・・・」</text:p>
          </table:table-cell>
          <table:table-cell table:style-name="ce0" table:number-columns-repeated="3"/>
        </table:table-row>
        <table:table-row table:style-name="ro1">
          <table:table-cell table:style-name="ce0" office:value-type="string" calcext:value-type="string">
            <text:p>青カラット「魔力増幅の効果はすでに切れているものの、　わたくし達の力を甘く見てはなりませんわ！」</text:p>
          </table:table-cell>
          <table:table-cell table:style-name="ce0" table:number-columns-repeated="3"/>
        </table:table-row>
        <table:table-row table:style-name="ro1">
          <table:table-cell table:style-name="ce0" office:value-type="string" calcext:value-type="string">
            <text:p>サッファ「熾天少女4人相手はさすがにキツいけど、　とりあえず全力で頑張るね。」</text:p>
          </table:table-cell>
          <table:table-cell table:style-name="ce0" table:number-columns-repeated="3"/>
        </table:table-row>
        <table:table-row table:style-name="ro1">
          <table:table-cell table:style-name="ce0" office:value-type="string" calcext:value-type="string">
            <text:p>レグマ「これは応戦する以外に手はなさそうだな。」</text:p>
          </table:table-cell>
          <table:table-cell table:style-name="ce0" table:number-columns-repeated="3"/>
        </table:table-row>
        <table:table-row table:style-name="ro1">
          <table:table-cell table:style-name="ce0" office:value-type="string" calcext:value-type="string">
            <text:p>はむこ「何だかよく分かんないけど、敵勢力を削る　チャンスだもんね！」</text:p>
          </table:table-cell>
          <table:table-cell table:style-name="ce0" table:number-columns-repeated="3"/>
        </table:table-row>
        <table:table-row table:style-name="ro1">
          <table:table-cell table:style-name="ce0" office:value-type="string" calcext:value-type="string">
            <text:p>こむ「迎え撃ちましょう！」</text:p>
          </table:table-cell>
          <table:table-cell table:style-name="ce0" table:number-columns-repeated="3"/>
        </table:table-row>
        <table:table-row table:style-name="ro1">
          <table:table-cell table:style-name="ce0" office:value-type="string" calcext:value-type="string">
            <text:p>こむ「ふう、やっと対峙できましたね・・・」</text:p>
          </table:table-cell>
          <table:table-cell table:style-name="ce0" table:number-columns-repeated="3"/>
        </table:table-row>
        <table:table-row table:style-name="ro1">
          <table:table-cell table:style-name="ce0" office:value-type="string" calcext:value-type="string">
            <text:p>レグマ「このチャンスを逃す手は無い。」</text:p>
          </table:table-cell>
          <table:table-cell table:style-name="ce0" table:number-columns-repeated="3"/>
        </table:table-row>
        <table:table-row table:style-name="ro1">
          <table:table-cell table:style-name="ce0" office:value-type="string" calcext:value-type="string">
            <text:p>レグマ「一気にケリを付けるぞ。」</text:p>
          </table:table-cell>
          <table:table-cell table:style-name="ce0" table:number-columns-repeated="3"/>
        </table:table-row>
        <table:table-row table:style-name="ro1">
          <table:table-cell table:style-name="ce0" office:value-type="string" calcext:value-type="string">
            <text:p>ともっち「ＯＫ！　こっから先はあたし達のお仕事　だね！」</text:p>
          </table:table-cell>
          <table:table-cell table:style-name="ce0" table:number-columns-repeated="3"/>
        </table:table-row>
        <table:table-row table:style-name="ro1">
          <table:table-cell table:style-name="ce0" office:value-type="string" calcext:value-type="string">
            <text:p>はむこ「全員突撃ーーー！！」</text:p>
          </table:table-cell>
          <table:table-cell table:style-name="ce0" table:number-columns-repeated="3"/>
        </table:table-row>
        <table:table-row table:style-name="ro1">
          <table:table-cell table:style-name="ce0" office:value-type="string" calcext:value-type="string">
            <text:p>にゃんこ「なんでインドア派なのに、わざわざ戦闘で力を　確かめる必要があるのよ・・・」</text:p>
          </table:table-cell>
          <table:table-cell table:style-name="ce0" table:number-columns-repeated="3"/>
        </table:table-row>
        <table:table-row table:style-name="ro1">
          <table:table-cell table:style-name="ce0" office:value-type="string" calcext:value-type="string">
            <text:p>はむこ「たぶん、しばらく引きこもった後に急に体を　動かしたくなるアレじゃないかな？」</text:p>
          </table:table-cell>
          <table:table-cell table:style-name="ce0" table:number-columns-repeated="3"/>
        </table:table-row>
        <table:table-row table:style-name="ro1">
          <table:table-cell table:style-name="ce0" office:value-type="string" calcext:value-type="string">
            <text:p>ともっち「よくわかんないけど、考えるのは苦手だから　お互いおもいっきり暴れちゃおう！」</text:p>
          </table:table-cell>
          <table:table-cell table:style-name="ce0" table:number-columns-repeated="3"/>
        </table:table-row>
        <table:table-row table:style-name="ro1">
          <table:table-cell table:style-name="ce0" office:value-type="string" calcext:value-type="string">
            <text:p>ひめ「（ちょっと秋空さんと似てるかも・・・）」</text:p>
          </table:table-cell>
          <table:table-cell table:style-name="ce0" table:number-columns-repeated="3"/>
        </table:table-row>
        <table:table-row table:style-name="ro1">
          <table:table-cell table:style-name="ce0" office:value-type="string" calcext:value-type="string">
            <text:p>ミララちゃん「よーーし、ミララちゃん頑張っちゃうよーー！」</text:p>
          </table:table-cell>
          <table:table-cell table:style-name="ce0" table:number-columns-repeated="3"/>
        </table:table-row>
        <table:table-row table:style-name="ro1">
          <table:table-cell table:style-name="ce0" office:value-type="string" calcext:value-type="string">
            <text:p>ミララちゃん「油断してると、グルグル巻きにしちゃうゾ☆」</text:p>
          </table:table-cell>
          <table:table-cell table:style-name="ce0" table:number-columns-repeated="3"/>
        </table:table-row>
        <table:table-row table:style-name="ro1">
          <table:table-cell table:style-name="ce0" office:value-type="string" calcext:value-type="string">
            <text:p>はむこ「ど、どうしよ・・・怒らせちゃったかな・・・？」</text:p>
          </table:table-cell>
          <table:table-cell table:style-name="ce0" table:number-columns-repeated="3"/>
        </table:table-row>
        <table:table-row table:style-name="ro1">
          <table:table-cell table:style-name="ce0" office:value-type="string" calcext:value-type="string">
            <text:p>こむ「もう完全に迎撃態勢に入っちゃいましたね・・・」</text:p>
          </table:table-cell>
          <table:table-cell table:style-name="ce0" table:number-columns-repeated="3"/>
        </table:table-row>
        <table:table-row table:style-name="ro1">
          <table:table-cell table:style-name="ce0" office:value-type="string" calcext:value-type="string">
            <text:p>レグマ「あまり手荒なマネはしたくないが、こうなっては　致し方ない。」</text:p>
          </table:table-cell>
          <table:table-cell table:style-name="ce0" table:number-columns-repeated="3"/>
        </table:table-row>
        <table:table-row table:style-name="ro1">
          <table:table-cell table:style-name="ce0" office:value-type="string" calcext:value-type="string">
            <text:p>レグマ「応戦して落ち着かせよう。」</text:p>
          </table:table-cell>
          <table:table-cell table:style-name="ce0" table:number-columns-repeated="3"/>
        </table:table-row>
        <table:table-row table:style-name="ro1">
          <table:table-cell table:style-name="ce0" office:value-type="string" calcext:value-type="string">
            <text:p>ともっち「こんな大きな相手と戦うのはキツいね・・・」</text:p>
          </table:table-cell>
          <table:table-cell table:style-name="ce0" table:number-columns-repeated="3"/>
        </table:table-row>
        <table:table-row table:style-name="ro1">
          <table:table-cell table:style-name="ce0" office:value-type="string" calcext:value-type="string">
            <text:p>はむこ「こういうときはアレだよ！　“突撃＆グッバイ”　で行くよ！！」</text:p>
          </table:table-cell>
          <table:table-cell table:style-name="ce0" table:number-columns-repeated="3"/>
        </table:table-row>
        <table:table-row table:style-name="ro1">
          <table:table-cell table:style-name="ce0" office:value-type="string" calcext:value-type="string">
            <text:p>にゃんこ「ヒット＆アウェイね。」</text:p>
          </table:table-cell>
          <table:table-cell table:style-name="ce0" table:number-columns-repeated="3"/>
        </table:table-row>
        <table:table-row table:style-name="ro1">
          <table:table-cell table:style-name="ce0" office:value-type="string" calcext:value-type="string">
            <text:p>四天王 灼天狂鬼「焼ッ！！　吾輩の名は、灼天狂鬼ッ！！」</text:p>
          </table:table-cell>
          <table:table-cell table:style-name="ce0" table:number-columns-repeated="3"/>
        </table:table-row>
        <table:table-row table:style-name="ro1">
          <table:table-cell table:style-name="ce0" office:value-type="string" calcext:value-type="string">
            <text:p>四天王 灼天狂鬼「熾天少女どもよッ！！　その身をすべて　焼き尽くしてくれようぞッ！！」</text:p>
          </table:table-cell>
          <table:table-cell table:style-name="ce0" table:number-columns-repeated="3"/>
        </table:table-row>
        <table:table-row table:style-name="ro1">
          <table:table-cell table:style-name="ce0" office:value-type="string" calcext:value-type="string">
            <text:p>四天王ディープブルー「ゎたしゎディープブルーだょ！」</text:p>
          </table:table-cell>
          <table:table-cell table:style-name="ce0" table:number-columns-repeated="3"/>
        </table:table-row>
        <table:table-row table:style-name="ro1">
          <table:table-cell table:style-name="ce0" office:value-type="string" calcext:value-type="string">
            <text:p>四天王ディープブルー「みんなずたずたにしちゃぅょ！」</text:p>
          </table:table-cell>
          <table:table-cell table:style-name="ce0" table:number-columns-repeated="3"/>
        </table:table-row>
        <table:table-row table:style-name="ro1">
          <table:table-cell table:style-name="ce0" office:value-type="string" calcext:value-type="string">
            <text:p>レグマ「（もはや、覚える気にもならん・・・）」</text:p>
          </table:table-cell>
          <table:table-cell table:style-name="ce0" table:number-columns-repeated="3"/>
        </table:table-row>
        <table:table-row table:style-name="ro1">
          <table:table-cell table:style-name="ce0" office:value-type="string" calcext:value-type="string">
            <text:p>はむこ「おわああ！！　急に出てきた！！」</text:p>
          </table:table-cell>
          <table:table-cell table:style-name="ce0" table:number-columns-repeated="3"/>
        </table:table-row>
        <table:table-row table:style-name="ro1">
          <table:table-cell table:style-name="ce0" office:value-type="string" calcext:value-type="string">
            <text:p>レグマ「透明化して潜んでいたのか。」</text:p>
          </table:table-cell>
          <table:table-cell table:style-name="ce0" table:number-columns-repeated="3"/>
        </table:table-row>
        <table:table-row table:style-name="ro1">
          <table:table-cell table:style-name="ce0" office:value-type="string" calcext:value-type="string">
            <text:p>にゃんこ「なんというか、これはキモカワの部類に入る　の？」</text:p>
          </table:table-cell>
          <table:table-cell table:style-name="ce0" table:number-columns-repeated="3"/>
        </table:table-row>
        <table:table-row table:style-name="ro1">
          <table:table-cell table:style-name="ce0" office:value-type="string" calcext:value-type="string">
            <text:p>はむこ「うーん、普通にキモいかな。」</text:p>
          </table:table-cell>
          <table:table-cell table:style-name="ce0" table:number-columns-repeated="3"/>
        </table:table-row>
        <table:table-row table:style-name="ro1">
          <table:table-cell table:style-name="ce0" office:value-type="string" calcext:value-type="string">
            <text:p>ひめ「あ、あの・・・戦闘を・・・」</text:p>
          </table:table-cell>
          <table:table-cell table:style-name="ce0" table:number-columns-repeated="3"/>
        </table:table-row>
        <table:table-row table:style-name="ro1">
          <table:table-cell table:style-name="ce0" office:value-type="string" calcext:value-type="string">
            <text:p>サッファ「小さいからって侮っちゃ駄目だよ。」</text:p>
          </table:table-cell>
          <table:table-cell table:style-name="ce0" table:number-columns-repeated="3"/>
        </table:table-row>
        <table:table-row table:style-name="ro1">
          <table:table-cell table:style-name="ce0" office:value-type="string" calcext:value-type="string">
            <text:p>サッファ「ま、せいぜい頑張ってね。」</text:p>
          </table:table-cell>
          <table:table-cell table:style-name="ce0" table:number-columns-repeated="3"/>
        </table:table-row>
        <table:table-row table:style-name="ro1">
          <table:table-cell table:style-name="ce0" office:value-type="string" calcext:value-type="string">
            <text:p>復讐のプリエラ「あの時は油断してたけどよぉ、今度のオレは　本気だぜ！！」</text:p>
          </table:table-cell>
          <table:table-cell table:style-name="ce0" table:number-columns-repeated="3"/>
        </table:table-row>
        <table:table-row table:style-name="ro1">
          <table:table-cell table:style-name="ce0" office:value-type="string" calcext:value-type="string">
            <text:p>復讐のプリエラ「そっちも全力でかかってきな！！！」</text:p>
          </table:table-cell>
          <table:table-cell table:style-name="ce0" table:number-columns-repeated="3"/>
        </table:table-row>
        <table:table-row table:style-name="ro1">
          <table:table-cell table:style-name="ce0" office:value-type="string" calcext:value-type="string">
            <text:p>レグマ「合成で生み出された強力な相手だろうが、　魔物は魔物。」</text:p>
          </table:table-cell>
          <table:table-cell table:style-name="ce0" table:number-columns-repeated="3"/>
        </table:table-row>
        <table:table-row table:style-name="ro1">
          <table:table-cell table:style-name="ce0" office:value-type="string" calcext:value-type="string">
            <text:p>レグマ「熾力をもってすれば必ず倒せるはずだ。」</text:p>
          </table:table-cell>
          <table:table-cell table:style-name="ce0" table:number-columns-repeated="3"/>
        </table:table-row>
        <table:table-row table:style-name="ro1">
          <table:table-cell table:style-name="ce0" office:value-type="string" calcext:value-type="string">
            <text:p>四天王Dr.FLASH「フォッフォッフォ！！　ワシの光術とルクスの　戦力を甘く見てはいかんぞ！」</text:p>
          </table:table-cell>
          <table:table-cell table:style-name="ce0" table:number-columns-repeated="3"/>
        </table:table-row>
        <table:table-row table:style-name="ro1">
          <table:table-cell table:style-name="ce0" office:value-type="string" calcext:value-type="string">
            <text:p>四天王Dr.FLASH「戦慄の多重コンボで塵にしてくれようぞ！！」</text:p>
          </table:table-cell>
          <table:table-cell table:style-name="ce0" table:number-columns-repeated="3"/>
        </table:table-row>
        <table:table-row table:style-name="ro1">
          <table:table-cell table:style-name="ce0" office:value-type="string" calcext:value-type="string">
            <text:p>レグマ「二刀流か。　いいセンスだ。」</text:p>
          </table:table-cell>
          <table:table-cell table:style-name="ce0" table:number-columns-repeated="3"/>
        </table:table-row>
        <table:table-row table:style-name="ro1">
          <table:table-cell table:style-name="ce0" office:value-type="string" calcext:value-type="string">
            <text:p>はむこ「これはアレだ、かの有名な剣豪のリスペクト　だね！！」</text:p>
          </table:table-cell>
          <table:table-cell table:style-name="ce0" table:number-columns-repeated="3"/>
        </table:table-row>
        <table:table-row table:style-name="ro1">
          <table:table-cell table:style-name="ce0" office:value-type="string" calcext:value-type="string">
            <text:p>はむこ「名前何て言ったっけ？　えーと、みや・・・宮本　・・・」</text:p>
          </table:table-cell>
          <table:table-cell table:style-name="ce0" table:number-columns-repeated="3"/>
        </table:table-row>
        <table:table-row table:style-name="ro1">
          <table:table-cell table:style-name="ce0" office:value-type="string" calcext:value-type="string">
            <text:p>はむこ「宮本・・・・・・あ！　『宮本まさし』だ！！」</text:p>
          </table:table-cell>
          <table:table-cell table:style-name="ce0" table:number-columns-repeated="3"/>
        </table:table-row>
        <table:table-row table:style-name="ro1">
          <table:table-cell table:style-name="ce0" office:value-type="string" calcext:value-type="string">
            <text:p>四天王としひこ「なんか違くね・・・？」</text:p>
          </table:table-cell>
          <table:table-cell table:style-name="ce0" table:number-columns-repeated="3"/>
        </table:table-row>
        <table:table-row table:style-name="ro1">
          <table:table-cell table:style-name="ce0" office:value-type="string" calcext:value-type="string">
            <text:p>はむこ「あ、がしゃこうべっぽい！」</text:p>
          </table:table-cell>
          <table:table-cell table:style-name="ce0" table:number-columns-repeated="3"/>
        </table:table-row>
        <table:table-row table:style-name="ro1">
          <table:table-cell table:style-name="ce0" office:value-type="string" calcext:value-type="string">
            <text:p>レグマ「ならば好都合。　迎え撃つぞ」</text:p>
          </table:table-cell>
          <table:table-cell table:style-name="ce0" table:number-columns-repeated="3"/>
        </table:table-row>
        <table:table-row table:style-name="ro1">
          <table:table-cell table:style-name="ce0" office:value-type="string" calcext:value-type="string">
            <text:p>にゃんこ「さっさと倒して、牙を頂くわよ！」</text:p>
          </table:table-cell>
          <table:table-cell table:style-name="ce0" table:number-columns-repeated="3"/>
        </table:table-row>
        <table:table-row table:style-name="ro1">
          <table:table-cell table:style-name="ce0" office:value-type="string" calcext:value-type="string">
            <text:p>ともっち「で、出たあああぁぁぁぁぁっ！！！！」</text:p>
          </table:table-cell>
          <table:table-cell table:style-name="ce0" table:number-columns-repeated="3"/>
        </table:table-row>
        <table:table-row table:style-name="ro1">
          <table:table-cell table:style-name="ce0" office:value-type="string" calcext:value-type="string">
            <text:p>にゃんこ「ともっち、落ち着いて！　これは幽霊じゃなくて　たぶん魔物よ！」</text:p>
          </table:table-cell>
          <table:table-cell table:style-name="ce0" table:number-columns-repeated="3"/>
        </table:table-row>
        <table:table-row table:style-name="ro1">
          <table:table-cell table:style-name="ce0" office:value-type="string" calcext:value-type="string">
            <text:p>ひめ「そうですね・・・魔物が持っている特有の　気配というか、そういうのを感じます・・・！」</text:p>
          </table:table-cell>
          <table:table-cell table:style-name="ce0" table:number-columns-repeated="3"/>
        </table:table-row>
        <table:table-row table:style-name="ro1">
          <table:table-cell table:style-name="ce0" office:value-type="string" calcext:value-type="string">
            <text:p>はむこ「どっちにしても、わたし達に友好的じゃない　っぽいけどね・・・」</text:p>
          </table:table-cell>
          <table:table-cell table:style-name="ce0" table:number-columns-repeated="3"/>
        </table:table-row>
        <table:table-row table:style-name="ro1">
          <table:table-cell table:style-name="ce0" office:value-type="string" calcext:value-type="string">
            <text:p>レグマ「熾力が通用する相手なら、この際どちらでも　構わない。」</text:p>
          </table:table-cell>
          <table:table-cell table:style-name="ce0" table:number-columns-repeated="3"/>
        </table:table-row>
        <table:table-row table:style-name="ro1">
          <table:table-cell table:style-name="ce0" office:value-type="string" calcext:value-type="string">
            <text:p>レグマ「乗客を返してもらうためにも、撃破するのみ　だ。　行くぞ。」</text:p>
          </table:table-cell>
          <table:table-cell table:style-name="ce0" table:number-columns-repeated="3"/>
        </table:table-row>
        <table:table-row table:style-name="ro1">
          <table:table-cell table:style-name="ce0" office:value-type="string" calcext:value-type="string">
            <text:p>ともっち「うわあぁ！　でっかいカニが出てきたよ！？」</text:p>
          </table:table-cell>
          <table:table-cell table:style-name="ce0" table:number-columns-repeated="3"/>
        </table:table-row>
        <table:table-row table:style-name="ro1">
          <table:table-cell table:style-name="ce0" office:value-type="string" calcext:value-type="string">
            <text:p>にゃんこ「とりあえず、ドラゴンじゃなさそうね・・・」</text:p>
          </table:table-cell>
          <table:table-cell table:style-name="ce0" table:number-columns-repeated="3"/>
        </table:table-row>
        <table:table-row table:style-name="ro1">
          <table:table-cell table:style-name="ce0" office:value-type="string" calcext:value-type="string">
            <text:p>煉絶の姫君カラット「いや、ち、ちがうぞ！　あたしはシャイニング　ドラゴンチック・クラブって言ったのだ！！」</text:p>
          </table:table-cell>
          <table:table-cell table:style-name="ce0" table:number-columns-repeated="3"/>
        </table:table-row>
        <table:table-row table:style-name="ro1">
          <table:table-cell table:style-name="ce0" office:value-type="string" calcext:value-type="string">
            <text:p>ひめ「す、すごく強そうです・・・！　みなさん油断　しないでください・・・！」</text:p>
          </table:table-cell>
          <table:table-cell table:style-name="ce0" table:number-columns-repeated="3"/>
        </table:table-row>
        <table:table-row table:style-name="ro1">
          <table:table-cell table:style-name="ce0" office:value-type="string" calcext:value-type="string">
            <text:p>はむこ「だね！　全力でやっつけるよ！！」</text:p>
          </table:table-cell>
          <table:table-cell table:style-name="ce0" table:number-columns-repeated="3"/>
        </table:table-row>
        <table:table-row table:style-name="ro1">
          <table:table-cell table:style-name="ce0" office:value-type="string" calcext:value-type="string">
            <text:p>煉絶の姫君カラット「こしゃくな熾天少女め！　余裕でいられる　のも、今のうちだぞ！！」</text:p>
          </table:table-cell>
          <table:table-cell table:style-name="ce0" table:number-columns-repeated="3"/>
        </table:table-row>
        <table:table-row table:style-name="ro1">
          <table:table-cell table:style-name="ce0" office:value-type="string" calcext:value-type="string">
            <text:p>煉絶の姫君カラット「やれ！！　シャイニングドラゴンチック　クラブ！！　ボコボコにしてやるのだ！！」</text:p>
          </table:table-cell>
          <table:table-cell table:style-name="ce0" table:number-columns-repeated="3"/>
        </table:table-row>
        <table:table-row table:style-name="ro1">
          <table:table-cell table:style-name="ce0" office:value-type="string" calcext:value-type="string">
            <text:p>レグマ「（よく見ると、カニでもないぞ・・・）」</text:p>
          </table:table-cell>
          <table:table-cell table:style-name="ce0" table:number-columns-repeated="3"/>
        </table:table-row>
        <table:table-row table:style-name="ro1">
          <table:table-cell table:style-name="ce0" office:value-type="string" calcext:value-type="string">
            <text:p>はむこ「お！　何か今までのとは一味違う感じ！」</text:p>
          </table:table-cell>
          <table:table-cell table:style-name="ce0" table:number-columns-repeated="3"/>
        </table:table-row>
        <table:table-row table:style-name="ro1">
          <table:table-cell table:style-name="ce0" office:value-type="string" calcext:value-type="string">
            <text:p>にゃんこ「最後の試練ってわけね。　上等じゃない。」</text:p>
          </table:table-cell>
          <table:table-cell table:style-name="ce0" table:number-columns-repeated="3"/>
        </table:table-row>
        <table:table-row table:style-name="ro1">
          <table:table-cell table:style-name="ce0" office:value-type="string" calcext:value-type="string">
            <text:p>ひめ「わ、私たちで勝てますでしょうか・・・？」</text:p>
          </table:table-cell>
          <table:table-cell table:style-name="ce0" table:number-columns-repeated="3"/>
        </table:table-row>
        <table:table-row table:style-name="ro1">
          <table:table-cell table:style-name="ce0" office:value-type="string" calcext:value-type="string">
            <text:p>ともっち「だいじょぶ！　“どかっ！”ってやって、　“むぎゅっ”ってやっちゃうから！」</text:p>
          </table:table-cell>
          <table:table-cell table:style-name="ce0" table:number-columns-repeated="3"/>
        </table:table-row>
        <table:table-row table:style-name="ro1">
          <table:table-cell table:style-name="ce0" office:value-type="string" calcext:value-type="string">
            <text:p>レグマ「各自指令通りに動くこと。　勝機は必ず　存在する。」</text:p>
          </table:table-cell>
          <table:table-cell table:style-name="ce0" table:number-columns-repeated="3"/>
        </table:table-row>
        <table:table-row table:style-name="ro1">
          <table:table-cell table:style-name="ce0" office:value-type="string" calcext:value-type="string">
            <text:p>レグマ「迎撃を開始するぞ。」</text:p>
          </table:table-cell>
          <table:table-cell table:style-name="ce0" table:number-columns-repeated="3"/>
        </table:table-row>
        <table:table-row table:style-name="ro1">
          <table:table-cell table:style-name="ce0" office:value-type="string" calcext:value-type="string">
            <text:p>はむこ「おおー！！」</text:p>
          </table:table-cell>
          <table:table-cell table:style-name="ce0" table:number-columns-repeated="3"/>
        </table:table-row>
        <table:table-row table:style-name="ro1">
          <table:table-cell table:style-name="ce0" office:value-type="string" calcext:value-type="string">
            <text:p>盗賊団長「アンタたちは実に幸運さ！」</text:p>
          </table:table-cell>
          <table:table-cell table:style-name="ce0" table:number-columns-repeated="3"/>
        </table:table-row>
        <table:table-row table:style-name="ro1">
          <table:table-cell table:style-name="ce0" office:value-type="string" calcext:value-type="string">
            <text:p>盗賊団長「この盗賊団長プリエラ様、自らが相手をして　あげるんだからね！」</text:p>
          </table:table-cell>
          <table:table-cell table:style-name="ce0" table:number-columns-repeated="3"/>
        </table:table-row>
        <table:table-row table:style-name="ro1">
          <table:table-cell table:style-name="ce0" office:value-type="string" calcext:value-type="string">
            <text:p>レグマ「我々はお前の前口上を聞きにここまで　来たんじゃない。」</text:p>
          </table:table-cell>
          <table:table-cell table:style-name="ce0" table:number-columns-repeated="3"/>
        </table:table-row>
        <table:table-row table:style-name="ro1">
          <table:table-cell table:style-name="ce0" office:value-type="string" calcext:value-type="string">
            <text:p>にゃんこ「あんたを倒して、シャルシャルさんを返して　もらうわ！」</text:p>
          </table:table-cell>
          <table:table-cell table:style-name="ce0" table:number-columns-repeated="3"/>
        </table:table-row>
        <table:table-row table:style-name="ro1">
          <table:table-cell table:style-name="ce0" office:value-type="string" calcext:value-type="string">
            <text:p>にゃんこ「そ、それと・・・（ごにょごにょ）の恨みぃっ！！」</text:p>
          </table:table-cell>
          <table:table-cell table:style-name="ce0" table:number-columns-repeated="3"/>
        </table:table-row>
        <table:table-row table:style-name="ro1">
          <table:table-cell table:style-name="ce0" office:value-type="string" calcext:value-type="string">
            <text:p>盗賊団長プリエラ「何でもいいさ！　オレを楽しませてくれるん　ならなぁ！！」</text:p>
          </table:table-cell>
          <table:table-cell table:style-name="ce0" table:number-columns-repeated="3"/>
        </table:table-row>
        <table:table-row table:style-name="ro1">
          <table:table-cell table:style-name="ce0" office:value-type="string" calcext:value-type="string">
            <text:p>盗賊団長プリエラ「いくぜオラァッ！！！」</text:p>
          </table:table-cell>
          <table:table-cell table:style-name="ce0" table:number-columns-repeated="3"/>
        </table:table-row>
        <table:table-row table:style-name="ro1">
          <table:table-cell table:style-name="ce0" office:value-type="string" calcext:value-type="string">
            <text:p>にゃんこ「な・・・なによコイツ・・・っ！？」</text:p>
          </table:table-cell>
          <table:table-cell table:style-name="ce0" table:number-columns-repeated="3"/>
        </table:table-row>
        <table:table-row table:style-name="ro1">
          <table:table-cell table:style-name="ce0" office:value-type="string" calcext:value-type="string">
            <text:p>はむこ「うえぇ、めちゃくちゃ強そうだよぉっ！！」</text:p>
          </table:table-cell>
          <table:table-cell table:style-name="ce0" table:number-columns-repeated="3"/>
        </table:table-row>
        <table:table-row table:style-name="ro1">
          <table:table-cell table:style-name="ce0" office:value-type="string" calcext:value-type="string">
            <text:p>レグマ「だが道をふさがれている以上、やるしか　あるまい。」</text:p>
          </table:table-cell>
          <table:table-cell table:style-name="ce0" table:number-columns-repeated="3"/>
        </table:table-row>
        <table:table-row table:style-name="ro1">
          <table:table-cell table:style-name="ce0" office:value-type="string" calcext:value-type="string">
            <text:p>レグマ「2人とも、俺の指示に従い的確に動け。」</text:p>
          </table:table-cell>
          <table:table-cell table:style-name="ce0" table:number-columns-repeated="3"/>
        </table:table-row>
        <table:table-row table:style-name="ro1">
          <table:table-cell table:style-name="ce0" office:value-type="string" calcext:value-type="string">
            <text:p>はむこ「わ、分かった・・・んじゃ、お願いね！」</text:p>
          </table:table-cell>
          <table:table-cell table:style-name="ce0" table:number-columns-repeated="3"/>
        </table:table-row>
        <table:table-row table:style-name="ro1">
          <table:table-cell table:style-name="ce0" office:value-type="string" calcext:value-type="string">
            <text:p>にゃんこ「命令されるのは納得いかないけど・・・　仕方ないわね・・・！」</text:p>
          </table:table-cell>
          <table:table-cell table:style-name="ce0" table:number-columns-repeated="3"/>
        </table:table-row>
        <table:table-row table:style-name="ro1">
          <table:table-cell table:style-name="ce0" office:value-type="string" calcext:value-type="string">
            <text:p>トイレより、この服装をどうにかしたいな～・・・</text:p>
          </table:table-cell>
          <table:table-cell table:style-name="ce0" table:number-columns-repeated="3"/>
        </table:table-row>
        <table:table-row table:style-name="ro1">
          <table:table-cell table:style-name="ce0" office:value-type="string" calcext:value-type="string">
            <text:p>先に着替えたい・・・かも。</text:p>
          </table:table-cell>
          <table:table-cell table:style-name="ce0" table:number-columns-repeated="3"/>
        </table:table-row>
        <table:table-row table:style-name="ro1">
          <table:table-cell table:style-name="ce0" office:value-type="string" calcext:value-type="string">
            <text:p>・・・トイレ行くね。</text:p>
          </table:table-cell>
          <table:table-cell table:style-name="ce0" table:number-columns-repeated="3"/>
        </table:table-row>
        <table:table-row table:style-name="ro1">
          <table:table-cell table:style-name="ce0" office:value-type="string" calcext:value-type="string">
            <text:p>ごめん、先にトイレ行かせて・・・！</text:p>
          </table:table-cell>
          <table:table-cell table:style-name="ce0" table:number-columns-repeated="3"/>
        </table:table-row>
        <table:table-row table:style-name="ro1">
          <table:table-cell table:style-name="ce0" office:value-type="string" calcext:value-type="string">
            <text:p>ま、またしたくなっちゃった・・・</text:p>
          </table:table-cell>
          <table:table-cell table:style-name="ce0" table:number-columns-repeated="3"/>
        </table:table-row>
        <table:table-row table:style-name="ro1">
          <table:table-cell table:style-name="ce0" office:value-type="string" calcext:value-type="string">
            <text:p>ト、トイレ行きたい・・・っ！　先にオシッコさせて・・・！</text:p>
          </table:table-cell>
          <table:table-cell table:style-name="ce0" table:number-columns-repeated="3"/>
        </table:table-row>
        <table:table-row table:style-name="ro1">
          <table:table-cell table:style-name="ce0" office:value-type="string" calcext:value-type="string">
            <text:p>オ、オシッコしてくるっ！　待ってて！！</text:p>
          </table:table-cell>
          <table:table-cell table:style-name="ce0" table:number-columns-repeated="3"/>
        </table:table-row>
        <table:table-row table:style-name="ro1">
          <table:table-cell table:style-name="ce0" office:value-type="string" calcext:value-type="string">
            <text:p>も、もれ・・・もれちゃうぅっ！！</text:p>
          </table:table-cell>
          <table:table-cell table:style-name="ce0" table:number-columns-repeated="3"/>
        </table:table-row>
        <table:table-row table:style-name="ro1">
          <table:table-cell table:style-name="ce0" office:value-type="string" calcext:value-type="string">
            <text:p>え？　トイレ？　行きたくないよ～！</text:p>
          </table:table-cell>
          <table:table-cell table:style-name="ce0" table:number-columns-repeated="3"/>
        </table:table-row>
        <table:table-row table:style-name="ro1">
          <table:table-cell table:style-name="ce0" office:value-type="string" calcext:value-type="string">
            <text:p>ぜんぜん行きたくないから、あとでいいよ。</text:p>
          </table:table-cell>
          <table:table-cell table:style-name="ce0" table:number-columns-repeated="3"/>
        </table:table-row>
        <table:table-row table:style-name="ro1">
          <table:table-cell table:style-name="ce0" office:value-type="string" calcext:value-type="string">
            <text:p>今はしたくないから平気だよ～！</text:p>
          </table:table-cell>
          <table:table-cell table:style-name="ce0" table:number-columns-repeated="3"/>
        </table:table-row>
        <table:table-row table:style-name="ro1">
          <table:table-cell table:style-name="ce0" office:value-type="string" calcext:value-type="string">
            <text:p>んじゃ、一応しとくね～。</text:p>
          </table:table-cell>
          <table:table-cell table:style-name="ce0" table:number-columns-repeated="3"/>
        </table:table-row>
        <table:table-row table:style-name="ro1">
          <table:table-cell table:style-name="ce0" office:value-type="string" calcext:value-type="string">
            <text:p>ま、今のうちに出しておくのもアリだね。</text:p>
          </table:table-cell>
          <table:table-cell table:style-name="ce0" table:number-columns-repeated="3"/>
        </table:table-row>
        <table:table-row table:style-name="ro1">
          <table:table-cell table:style-name="ce0" office:value-type="string" calcext:value-type="string">
            <text:p>のぞいちゃダメだぞ～？</text:p>
          </table:table-cell>
          <table:table-cell table:style-name="ce0" table:number-columns-repeated="3"/>
        </table:table-row>
        <table:table-row table:style-name="ro1">
          <table:table-cell table:style-name="ce0" office:value-type="string" calcext:value-type="string">
            <text:p>あ！　あたしトイレ行ってくるね。</text:p>
          </table:table-cell>
          <table:table-cell table:style-name="ce0" table:number-columns-repeated="3"/>
        </table:table-row>
        <table:table-row table:style-name="ro1">
          <table:table-cell table:style-name="ce0" office:value-type="string" calcext:value-type="string">
            <text:p>ごめん、ちょっとトイレタイムね。</text:p>
          </table:table-cell>
          <table:table-cell table:style-name="ce0" table:number-columns-repeated="3"/>
        </table:table-row>
        <table:table-row table:style-name="ro1">
          <table:table-cell table:style-name="ce0" office:value-type="string" calcext:value-type="string">
            <text:p>よかった～。　実はちょっとガマンしてたんだよね。</text:p>
          </table:table-cell>
          <table:table-cell table:style-name="ce0" table:number-columns-repeated="3"/>
        </table:table-row>
        <table:table-row table:style-name="ro1">
          <table:table-cell table:style-name="ce0" office:value-type="string" calcext:value-type="string">
            <text:p>ちょっとトイレ行ってくるね！</text:p>
          </table:table-cell>
          <table:table-cell table:style-name="ce0" table:number-columns-repeated="3"/>
        </table:table-row>
        <table:table-row table:style-name="ro1">
          <table:table-cell table:style-name="ce0" office:value-type="string" calcext:value-type="string">
            <text:p>トイレタイムいい？　したくなっちゃって・・・</text:p>
          </table:table-cell>
          <table:table-cell table:style-name="ce0" table:number-columns-repeated="3"/>
        </table:table-row>
        <table:table-row table:style-name="ro1">
          <table:table-cell table:style-name="ce0" office:value-type="string" calcext:value-type="string">
            <text:p>トイレ、トイレ！　ちょっと待っててね！</text:p>
          </table:table-cell>
          <table:table-cell table:style-name="ce0" table:number-columns-repeated="3"/>
        </table:table-row>
        <table:table-row table:style-name="ro1">
          <table:table-cell table:style-name="ce0" office:value-type="string" calcext:value-type="string">
            <text:p>ごめん、けっこうガマンしてたの！　してくる！</text:p>
          </table:table-cell>
          <table:table-cell table:style-name="ce0" table:number-columns-repeated="3"/>
        </table:table-row>
        <table:table-row table:style-name="ro1">
          <table:table-cell table:style-name="ce0" office:value-type="string" calcext:value-type="string">
            <text:p>た、助かった～！　やっとできるよ～！</text:p>
          </table:table-cell>
          <table:table-cell table:style-name="ce0" table:number-columns-repeated="3"/>
        </table:table-row>
        <table:table-row table:style-name="ro1">
          <table:table-cell table:style-name="ce0" office:value-type="string" calcext:value-type="string">
            <text:p>はっ、はやくトイレ！　オシッコ・・・っ！</text:p>
          </table:table-cell>
          <table:table-cell table:style-name="ce0" table:number-columns-repeated="3"/>
        </table:table-row>
        <table:table-row table:style-name="ro1">
          <table:table-cell table:style-name="ce0" office:value-type="string" calcext:value-type="string">
            <text:p>うー・・・、もっちゃう！　もっちゃう！</text:p>
          </table:table-cell>
          <table:table-cell table:style-name="ce0" table:number-columns-repeated="3"/>
        </table:table-row>
        <table:table-row table:style-name="ro1">
          <table:table-cell table:style-name="ce0" office:value-type="string" calcext:value-type="string">
            <text:p>ちょ、ちょっとオシッコさせて！　もうガマンできないよっ！</text:p>
          </table:table-cell>
          <table:table-cell table:style-name="ce0" table:number-columns-repeated="3"/>
        </table:table-row>
        <table:table-row table:style-name="ro1">
          <table:table-cell table:style-name="ce0" office:value-type="string" calcext:value-type="string">
            <text:p>や、やばぃっ、もれ・・・ちゃう・・・っ！！</text:p>
          </table:table-cell>
          <table:table-cell table:style-name="ce0" table:number-columns-repeated="3"/>
        </table:table-row>
        <table:table-row table:style-name="ro1">
          <table:table-cell table:style-name="ce0" office:value-type="string" calcext:value-type="string">
            <text:p>あ、あ、オシッコ出ちゃう！　出ちゃうぅ！</text:p>
          </table:table-cell>
          <table:table-cell table:style-name="ce0" table:number-columns-repeated="3"/>
        </table:table-row>
        <table:table-row table:style-name="ro1">
          <table:table-cell table:style-name="ce0" office:value-type="string" calcext:value-type="string">
            <text:p>あ、あ、あの、あたしっ、オ、オシッコっ！！</text:p>
          </table:table-cell>
          <table:table-cell table:style-name="ce0" table:number-columns-repeated="3"/>
        </table:table-row>
        <table:table-row table:style-name="ro1">
          <table:table-cell table:style-name="ce0" office:value-type="string" calcext:value-type="string">
            <text:p>・・・っ！　・・・っ！！　・・・っっ！！！！</text:p>
          </table:table-cell>
          <table:table-cell table:style-name="ce0" table:number-columns-repeated="3"/>
        </table:table-row>
        <table:table-row table:style-name="ro1">
          <table:table-cell table:style-name="ce0" office:value-type="string" calcext:value-type="string">
            <text:p>あと・・・ちょっと・・・・っ！　ォシッ・・・コ・・・！！</text:p>
          </table:table-cell>
          <table:table-cell table:style-name="ce0" table:number-columns-repeated="3"/>
        </table:table-row>
        <table:table-row table:style-name="ro1">
          <table:table-cell table:style-name="ce0" office:value-type="string" calcext:value-type="string">
            <text:p>トイレ・・・っ！　オシッコ・・・っ！　トイレ・・・っ！！オシッコ・・・っ！！　オシッコぉ・・・っ！！！</text:p>
          </table:table-cell>
          <table:table-cell table:style-name="ce0" table:number-columns-repeated="3"/>
        </table:table-row>
        <table:table-row table:style-name="ro1">
          <table:table-cell table:style-name="ce0" office:value-type="string" calcext:value-type="string">
            <text:p>はい、おまた～！</text:p>
          </table:table-cell>
          <table:table-cell table:style-name="ce0" table:number-columns-repeated="3"/>
        </table:table-row>
        <table:table-row table:style-name="ro1">
          <table:table-cell table:style-name="ce0" office:value-type="string" calcext:value-type="string">
            <text:p>お待たせ～！</text:p>
          </table:table-cell>
          <table:table-cell table:style-name="ce0" table:number-columns-repeated="3"/>
        </table:table-row>
        <table:table-row table:style-name="ro1">
          <table:table-cell table:style-name="ce0" office:value-type="string" calcext:value-type="string">
            <text:p>終了！　行こっか！</text:p>
          </table:table-cell>
          <table:table-cell table:style-name="ce0" table:number-columns-repeated="3"/>
        </table:table-row>
        <table:table-row table:style-name="ro1">
          <table:table-cell table:style-name="ce0" office:value-type="string" calcext:value-type="string">
            <text:p>ふ～、スッキリ！</text:p>
          </table:table-cell>
          <table:table-cell table:style-name="ce0" table:number-columns-repeated="3"/>
        </table:table-row>
        <table:table-row table:style-name="ro1">
          <table:table-cell table:style-name="ce0" office:value-type="string" calcext:value-type="string">
            <text:p>スッキリしちゃった♪</text:p>
          </table:table-cell>
          <table:table-cell table:style-name="ce0" table:number-columns-repeated="3"/>
        </table:table-row>
        <table:table-row table:style-name="ro1">
          <table:table-cell table:style-name="ce0" office:value-type="string" calcext:value-type="string">
            <text:p>ほっ、スッキリした～！</text:p>
          </table:table-cell>
          <table:table-cell table:style-name="ce0" table:number-columns-repeated="3"/>
        </table:table-row>
        <table:table-row table:style-name="ro1">
          <table:table-cell table:style-name="ce0" office:value-type="string" calcext:value-type="string">
            <text:p>ふぇ～、危なかった～！</text:p>
          </table:table-cell>
          <table:table-cell table:style-name="ce0" table:number-columns-repeated="3"/>
        </table:table-row>
        <table:table-row table:style-name="ro1">
          <table:table-cell table:style-name="ce0" office:value-type="string" calcext:value-type="string">
            <text:p>はふ～・・・スッキリしたぁ！</text:p>
          </table:table-cell>
          <table:table-cell table:style-name="ce0" office:value-type="string" calcext:value-type="string">
            <text:p>After Bandits’ toilet – L5</text:p>
          </table:table-cell>
          <table:table-cell table:style-name="ce0" office:value-type="string" calcext:value-type="string">
            <text:p>Tomocchi</text:p>
          </table:table-cell>
          <table:table-cell table:style-name="ce0" office:value-type="string" calcext:value-type="string">
            <text:p>Hafu~… What a relief!</text:p>
          </table:table-cell>
        </table:table-row>
        <table:table-row table:style-name="ro1">
          <table:table-cell table:style-name="ce0" office:value-type="string" calcext:value-type="string">
            <text:p>ほっ・・・もれちゃうかと思ったよ～・・・</text:p>
          </table:table-cell>
          <table:table-cell table:style-name="ce0" office:value-type="string" calcext:value-type="string">
            <text:p>After Bandits’ toilet – L5</text:p>
          </table:table-cell>
          <table:table-cell table:style-name="ce0" office:value-type="string" calcext:value-type="string">
            <text:p>Tomocchi</text:p>
          </table:table-cell>
          <table:table-cell table:style-name="ce0" office:value-type="string" calcext:value-type="string">
            <text:p>Whew… I think it was about to leak~…</text:p>
          </table:table-cell>
        </table:table-row>
        <table:table-row table:style-name="ro1">
          <table:table-cell table:style-name="ce0" office:value-type="string" calcext:value-type="string">
            <text:p>ほ・・・ほんとにもっちゃうとこだったよ～・・・</text:p>
          </table:table-cell>
          <table:table-cell table:style-name="ce0" office:value-type="string" calcext:value-type="string">
            <text:p>After Bandits’ toilet – L6</text:p>
          </table:table-cell>
          <table:table-cell table:style-name="ce0" office:value-type="string" calcext:value-type="string">
            <text:p>Tomocchi</text:p>
          </table:table-cell>
          <table:table-cell table:style-name="ce0" office:value-type="string" calcext:value-type="string">
            <text:p>...I was really on the verge of wetting myself~…</text:p>
          </table:table-cell>
        </table:table-row>
        <table:table-row table:style-name="ro1">
          <table:table-cell table:style-name="ce0" office:value-type="string" calcext:value-type="string">
            <text:p>はぁ～！　スッキリしたぁ～！！</text:p>
          </table:table-cell>
          <table:table-cell table:style-name="ce0" office:value-type="string" calcext:value-type="string">
            <text:p>After Bandits’ toilet – L6</text:p>
          </table:table-cell>
          <table:table-cell table:style-name="ce0" office:value-type="string" calcext:value-type="string">
            <text:p>Tomocchi</text:p>
          </table:table-cell>
          <table:table-cell table:style-name="ce0" office:value-type="string" calcext:value-type="string">
            <text:p>Haa~! I needed that~!!</text:p>
          </table:table-cell>
        </table:table-row>
        <table:table-row table:style-name="ro1">
          <table:table-cell table:style-name="ce0" office:value-type="string" calcext:value-type="string">
            <text:p>危うくガマンできなくなるとこだったぁ・・・！</text:p>
          </table:table-cell>
          <table:table-cell table:style-name="ce0" office:value-type="string" calcext:value-type="string">
            <text:p>After Bandits’ toilet – L6</text:p>
          </table:table-cell>
          <table:table-cell table:style-name="ce0" office:value-type="string" calcext:value-type="string">
            <text:p>Tomocchi</text:p>
          </table:table-cell>
          <table:table-cell table:style-name="ce0" office:value-type="string" calcext:value-type="string">
            <text:p>I almost couldn’t hold it anymore…!</text:p>
          </table:table-cell>
        </table:table-row>
        <table:table-row table:style-name="ro1">
          <table:table-cell table:style-name="ce0" office:value-type="string" calcext:value-type="string">
            <text:p>はぁ・・・はぁ・・・ま、間に合ったぁ～・・・！</text:p>
          </table:table-cell>
          <table:table-cell table:style-name="ce0" office:value-type="string" calcext:value-type="string">
            <text:p>After Bandits’ toilet – L7</text:p>
          </table:table-cell>
          <table:table-cell table:style-name="ce0" office:value-type="string" calcext:value-type="string">
            <text:p>Tomocchi</text:p>
          </table:table-cell>
          <table:table-cell table:style-name="ce2" office:value-type="string" calcext:value-type="string">
            <text:p>*pant* *pant* I-I made it just in time~…</text:p>
          </table:table-cell>
        </table:table-row>
        <table:table-row table:style-name="ro1">
          <table:table-cell table:style-name="ce0" office:value-type="string" calcext:value-type="string">
            <text:p>め、めちゃくちゃいっぱい出てビックリしたぁ！</text:p>
          </table:table-cell>
          <table:table-cell table:style-name="ce0" office:value-type="string" calcext:value-type="string">
            <text:p>After Bandits’ toilet – L7</text:p>
          </table:table-cell>
          <table:table-cell table:style-name="ce0" office:value-type="string" calcext:value-type="string">
            <text:p>Tomocchi</text:p>
          </table:table-cell>
          <table:table-cell table:style-name="ce0" office:value-type="string" calcext:value-type="string">
            <text:p>Wow, I can’t believe how much just came out!</text:p>
          </table:table-cell>
        </table:table-row>
        <table:table-row table:style-name="ro1">
          <table:table-cell table:style-name="ce0" office:value-type="string" calcext:value-type="string">
            <text:p>こ、こんなにガマンしたの、初めてかも・・・！</text:p>
          </table:table-cell>
          <table:table-cell table:style-name="ce0" office:value-type="string" calcext:value-type="string">
            <text:p>After Bandits’ toilet – L7</text:p>
          </table:table-cell>
          <table:table-cell table:style-name="ce0" office:value-type="string" calcext:value-type="string">
            <text:p>Tomocchi</text:p>
          </table:table-cell>
          <table:table-cell table:style-name="ce0" office:value-type="string" calcext:value-type="string">
            <text:p>Th-That might have been a new record hold for me…!</text:p>
          </table:table-cell>
        </table:table-row>
        <table:table-row table:style-name="ro1">
          <table:table-cell table:style-name="ce0" office:value-type="string" calcext:value-type="string">
            <text:p>あ・・・ま、また・・・っ！</text:p>
          </table:table-cell>
          <table:table-cell table:style-name="ce0" office:value-type="string" calcext:value-type="string">
            <text:p>About to wet again (field)</text:p>
          </table:table-cell>
          <table:table-cell table:style-name="ce0" office:value-type="string" calcext:value-type="string">
            <text:p>Tomocchi</text:p>
          </table:table-cell>
          <table:table-cell table:style-name="ce0" office:value-type="string" calcext:value-type="string">
            <text:p>Ah... n-not again...!</text:p>
          </table:table-cell>
        </table:table-row>
        <table:table-row table:style-name="ro1">
          <table:table-cell table:style-name="ce0" office:value-type="string" calcext:value-type="string">
            <text:p>も・・・ガマン・・・む、りぃ・・・っ！！</text:p>
          </table:table-cell>
          <table:table-cell table:style-name="ce0" office:value-type="string" calcext:value-type="string">
            <text:p>About to wet (field)</text:p>
          </table:table-cell>
          <table:table-cell table:style-name="ce0" office:value-type="string" calcext:value-type="string">
            <text:p>Tomocchi</text:p>
          </table:table-cell>
          <table:table-cell table:style-name="ce0" office:value-type="string" calcext:value-type="string">
            <text:p>Can't... hold it... anymooore...!!</text:p>
          </table:table-cell>
        </table:table-row>
        <table:table-row table:style-name="ro1">
          <table:table-cell table:style-name="ce0" office:value-type="string" calcext:value-type="string">
            <text:p>あ、あっ！　だ、だめだめぇ・・・っ！！</text:p>
          </table:table-cell>
          <table:table-cell table:style-name="ce0" office:value-type="string" calcext:value-type="string">
            <text:p>About to wet (field)</text:p>
          </table:table-cell>
          <table:table-cell table:style-name="ce0" office:value-type="string" calcext:value-type="string">
            <text:p>Tomocchi</text:p>
          </table:table-cell>
          <table:table-cell table:style-name="ce0" office:value-type="string" calcext:value-type="string">
            <text:p>Aa-aah! N-no, no, no...!!</text:p>
          </table:table-cell>
        </table:table-row>
        <table:table-row table:style-name="ro1">
          <table:table-cell table:style-name="ce0" office:value-type="string" calcext:value-type="string">
            <text:p>ご、ごめん・・・っ、もぅ・・・だめ・・・っ！！</text:p>
          </table:table-cell>
          <table:table-cell table:style-name="ce0" office:value-type="string" calcext:value-type="string">
            <text:p>About to wet (field)</text:p>
          </table:table-cell>
          <table:table-cell table:style-name="ce0" office:value-type="string" calcext:value-type="string">
            <text:p>Tomocchi</text:p>
          </table:table-cell>
          <table:table-cell table:style-name="ce0" office:value-type="string" calcext:value-type="string">
            <text:p>S-sorry... nh, I... can't...!!</text:p>
          </table:table-cell>
        </table:table-row>
        <table:table-row table:style-name="ro1">
          <table:table-cell table:style-name="ce0" office:value-type="string" calcext:value-type="string">
            <text:p>しょ、しょうがないよ・・・ずっとガマンしてたんだもん・・・</text:p>
          </table:table-cell>
          <table:table-cell table:style-name="ce0" office:value-type="string" calcext:value-type="string">
            <text:p>After wetting (field)</text:p>
          </table:table-cell>
          <table:table-cell table:style-name="ce0" office:value-type="string" calcext:value-type="string">
            <text:p>Tomocchi</text:p>
          </table:table-cell>
          <table:table-cell table:style-name="ce0" office:value-type="string" calcext:value-type="string">
            <text:p>I, I couldn't help it... I've been holding it forever...</text:p>
          </table:table-cell>
        </table:table-row>
        <table:table-row table:style-name="ro1">
          <table:table-cell table:style-name="ce0" office:value-type="string" calcext:value-type="string">
            <text:p>あうぅ・・・やっちゃったぁ・・・</text:p>
          </table:table-cell>
          <table:table-cell table:style-name="ce0" office:value-type="string" calcext:value-type="string">
            <text:p>After wetting (field)</text:p>
          </table:table-cell>
          <table:table-cell table:style-name="ce0" office:value-type="string" calcext:value-type="string">
            <text:p>Tomocchi</text:p>
          </table:table-cell>
          <table:table-cell table:style-name="ce0" office:value-type="string" calcext:value-type="string">
            <text:p>Au... I really did it...</text:p>
          </table:table-cell>
        </table:table-row>
        <table:table-row table:style-name="ro1">
          <table:table-cell table:style-name="ce0" office:value-type="string" calcext:value-type="string">
            <text:p>も・・・もれちゃったぁ・・・</text:p>
          </table:table-cell>
          <table:table-cell table:style-name="ce0" office:value-type="string" calcext:value-type="string">
            <text:p>After wetting (field)</text:p>
          </table:table-cell>
          <table:table-cell table:style-name="ce0" office:value-type="string" calcext:value-type="string">
            <text:p>Tomocchi</text:p>
          </table:table-cell>
          <table:table-cell table:style-name="ce0" office:value-type="string" calcext:value-type="string">
            <text:p>I... I peed myself...</text:p>
          </table:table-cell>
        </table:table-row>
        <table:table-row table:style-name="ro1">
          <table:table-cell table:style-name="ce0" office:value-type="string" calcext:value-type="string">
            <text:p>ともっちの野しょんシーンを</text:p>
          </table:table-cell>
          <table:table-cell table:style-name="ce0"/>
          <table:table-cell table:style-name="ce0" office:value-type="string" calcext:value-type="string">
            <text:p>System</text:p>
          </table:table-cell>
          <table:table-cell table:style-name="ce0" office:value-type="string" calcext:value-type="string">
            <text:p>Watch Tomocchi's outdoor scene?</text:p>
          </table:table-cell>
        </table:table-row>
        <table:table-row table:style-name="ro1">
          <table:table-cell table:style-name="ce0" office:value-type="string" calcext:value-type="string">
            <text:p>ふぅ～・・・スッキリした・・・</text:p>
          </table:table-cell>
          <table:table-cell table:style-name="ce0" office:value-type="string" calcext:value-type="string">
            <text:p>After outdoor pee - L5</text:p>
          </table:table-cell>
          <table:table-cell table:style-name="ce0" office:value-type="string" calcext:value-type="string">
            <text:p>Tomocchi</text:p>
          </table:table-cell>
          <table:table-cell table:style-name="ce0" office:value-type="string" calcext:value-type="string">
            <text:p>Fuu～... much better...</text:p>
          </table:table-cell>
        </table:table-row>
        <table:table-row table:style-name="ro1">
          <table:table-cell table:style-name="ce0" office:value-type="string" calcext:value-type="string">
            <text:p>ふぅ～・・・スッキリ♪</text:p>
          </table:table-cell>
          <table:table-cell table:style-name="ce0" office:value-type="string" calcext:value-type="string">
            <text:p>After outdoor pee - L6</text:p>
          </table:table-cell>
          <table:table-cell table:style-name="ce0" office:value-type="string" calcext:value-type="string">
            <text:p>Tomocchi</text:p>
          </table:table-cell>
          <table:table-cell table:style-name="ce0" office:value-type="string" calcext:value-type="string">
            <text:p>Fuu～... better ♪</text:p>
          </table:table-cell>
        </table:table-row>
        <table:table-row table:style-name="ro1">
          <table:table-cell table:style-name="ce0" office:value-type="string" calcext:value-type="string">
            <text:p>えっと・・・男の人のだよね・・・？</text:p>
          </table:table-cell>
          <table:table-cell table:style-name="ce0" office:value-type="string" calcext:value-type="string">
            <text:p>Bandits’ toilet (wet) – L1</text:p>
          </table:table-cell>
          <table:table-cell table:style-name="ce0" office:value-type="string" calcext:value-type="string">
            <text:p>Hamuko</text:p>
          </table:table-cell>
          <table:table-cell table:style-name="ce0" office:value-type="string" calcext:value-type="string">
            <text:p>Um… It’s the mens’ room…?</text:p>
          </table:table-cell>
        </table:table-row>
        <table:table-row table:style-name="ro1">
          <table:table-cell table:style-name="ce0" office:value-type="string" calcext:value-type="string">
            <text:p>えっと・・・お、男の人のだよね・・・？</text:p>
          </table:table-cell>
          <table:table-cell table:style-name="ce0" office:value-type="string" calcext:value-type="string">
            <text:p>Bandits’ toilet (wet) – L6</text:p>
          </table:table-cell>
          <table:table-cell table:style-name="ce0" office:value-type="string" calcext:value-type="string">
            <text:p>Hamuko</text:p>
          </table:table-cell>
          <table:table-cell table:style-name="ce0" office:value-type="string" calcext:value-type="string">
            <text:p>Um… It is the mens’ room, huh…?</text:p>
          </table:table-cell>
        </table:table-row>
        <table:table-row table:style-name="ro1">
          <table:table-cell table:style-name="ce0" office:value-type="string" calcext:value-type="string">
            <text:p>くぅ・・・っ、お、男の人のだけど・・・っ！</text:p>
          </table:table-cell>
          <table:table-cell table:style-name="ce0" office:value-type="string" calcext:value-type="string">
            <text:p>Bandits’ toilet (wet) – L7</text:p>
          </table:table-cell>
          <table:table-cell table:style-name="ce0" office:value-type="string" calcext:value-type="string">
            <text:p>Hamuko</text:p>
          </table:table-cell>
          <table:table-cell table:style-name="ce0" office:value-type="string" calcext:value-type="string">
            <text:p>Khh… E-Even though it’s the men’s room…!</text:p>
          </table:table-cell>
        </table:table-row>
        <table:table-row table:style-name="ro1">
          <table:table-cell table:style-name="ce0" office:value-type="string" calcext:value-type="string">
            <text:p>もも、もう我慢できないっ！！</text:p>
          </table:table-cell>
          <table:table-cell table:style-name="ce0" office:value-type="string" calcext:value-type="string">
            <text:p>Bandits’ toilet (wet) – L7</text:p>
          </table:table-cell>
          <table:table-cell table:style-name="ce0" office:value-type="string" calcext:value-type="string">
            <text:p>Hamuko</text:p>
          </table:table-cell>
          <table:table-cell table:style-name="ce0" office:value-type="string" calcext:value-type="string">
            <text:p>I-I-I can’t possibly hold it anymore!!</text:p>
          </table:table-cell>
        </table:table-row>
        <table:table-row table:style-name="ro1">
          <table:table-cell table:style-name="ce0" office:value-type="string" calcext:value-type="string">
            <text:p>いや、その・・・男の人のじゃ・・・ちょっと・・・</text:p>
          </table:table-cell>
          <table:table-cell table:style-name="ce0" office:value-type="string" calcext:value-type="string">
            <text:p>Bandits’ toilet – L4</text:p>
          </table:table-cell>
          <table:table-cell table:style-name="ce0" office:value-type="string" calcext:value-type="string">
            <text:p>Hamuko</text:p>
          </table:table-cell>
          <table:table-cell table:style-name="ce0" office:value-type="string" calcext:value-type="string">
            <text:p>Nope, I mean… in the mens’ room… that’s kinda…</text:p>
          </table:table-cell>
        </table:table-row>
        <table:table-row table:style-name="ro1">
          <table:table-cell table:style-name="ce0" office:value-type="string" calcext:value-type="string">
            <text:p>お、男の人のじゃ入れないよ・・・っ！</text:p>
          </table:table-cell>
          <table:table-cell table:style-name="ce0" office:value-type="string" calcext:value-type="string">
            <text:p>Bandits’ toilet – L5</text:p>
          </table:table-cell>
          <table:table-cell table:style-name="ce0" office:value-type="string" calcext:value-type="string">
            <text:p>Hamuko</text:p>
          </table:table-cell>
          <table:table-cell table:style-name="ce0" office:value-type="string" calcext:value-type="string">
            <text:p>O-Only men are supposed to go in there…!</text:p>
          </table:table-cell>
        </table:table-row>
        <table:table-row table:style-name="ro1">
          <table:table-cell table:style-name="ce0" office:value-type="string" calcext:value-type="string">
            <text:p>お、男の・・・人のじゃ・・・っ！　やだけど・・・っ！</text:p>
          </table:table-cell>
          <table:table-cell table:style-name="ce0" office:value-type="string" calcext:value-type="string">
            <text:p>Bandits’ toilet – L6</text:p>
          </table:table-cell>
          <table:table-cell table:style-name="ce0" office:value-type="string" calcext:value-type="string">
            <text:p>Hamuko</text:p>
          </table:table-cell>
          <table:table-cell table:style-name="ce0" office:value-type="string" calcext:value-type="string">
            <text:p>B-But… I’m not a… boy… so… shouldn’t…!</text:p>
          </table:table-cell>
        </table:table-row>
        <table:table-row table:style-name="ro1">
          <table:table-cell table:style-name="ce0" office:value-type="string" calcext:value-type="string">
            <text:p>あー・・・っ、だめ・・・もう我慢できない・・・っ！</text:p>
          </table:table-cell>
          <table:table-cell table:style-name="ce0" office:value-type="string" calcext:value-type="string">
            <text:p>Bandits’ toilet – L6</text:p>
          </table:table-cell>
          <table:table-cell table:style-name="ce0" office:value-type="string" calcext:value-type="string">
            <text:p>Hamuko</text:p>
          </table:table-cell>
          <table:table-cell table:style-name="ce0" office:value-type="string" calcext:value-type="string">
            <text:p>Ah— No… I can’t hold it anymore…!</text:p>
          </table:table-cell>
        </table:table-row>
        <table:table-row table:style-name="ro1">
          <table:table-cell table:style-name="ce0" office:value-type="string" calcext:value-type="string">
            <text:p>もうだめっ、もうだめぇっ！</text:p>
          </table:table-cell>
          <table:table-cell table:style-name="ce0" office:value-type="string" calcext:value-type="string">
            <text:p>Bandits’ toilet – L7</text:p>
          </table:table-cell>
          <table:table-cell table:style-name="ce0" office:value-type="string" calcext:value-type="string">
            <text:p>Hamuko</text:p>
          </table:table-cell>
          <table:table-cell table:style-name="ce0" office:value-type="string" calcext:value-type="string">
            <text:p>Oh no, it’s no use!</text:p>
          </table:table-cell>
        </table:table-row>
        <table:table-row table:style-name="ro1">
          <table:table-cell table:style-name="ce0" office:value-type="string" calcext:value-type="string">
            <text:p>な、なんでもいいからっ、おトイレ行かせてっ！</text:p>
          </table:table-cell>
          <table:table-cell table:style-name="ce0" office:value-type="string" calcext:value-type="string">
            <text:p>Bandits’ toilet – L7</text:p>
          </table:table-cell>
          <table:table-cell table:style-name="ce0" office:value-type="string" calcext:value-type="string">
            <text:p>Hamuko</text:p>
          </table:table-cell>
          <table:table-cell table:style-name="ce0" office:value-type="string" calcext:value-type="string">
            <text:p>Anything is okay at this point, let me in that bathroom!</text:p>
          </table:table-cell>
        </table:table-row>
        <table:table-row table:style-name="ro1">
          <table:table-cell table:style-name="ce0" office:value-type="string" calcext:value-type="string">
            <text:p>ここ、男子トイレじゃない！</text:p>
          </table:table-cell>
          <table:table-cell table:style-name="ce0" office:value-type="string" calcext:value-type="string">
            <text:p>Bandits’ toilet (wet) – L1</text:p>
          </table:table-cell>
          <table:table-cell table:style-name="ce0" office:value-type="string" calcext:value-type="string">
            <text:p>Nyanko</text:p>
          </table:table-cell>
          <table:table-cell table:style-name="ce0" office:value-type="string" calcext:value-type="string">
            <text:p>Not the men’s bathroom!</text:p>
          </table:table-cell>
        </table:table-row>
        <table:table-row table:style-name="ro1">
          <table:table-cell table:style-name="ce0" office:value-type="string" calcext:value-type="string">
            <text:p>だ、男子トイレに入れるわけないでしょ！</text:p>
          </table:table-cell>
          <table:table-cell table:style-name="ce0" office:value-type="string" calcext:value-type="string">
            <text:p>Bandits’ toilet (wet) – L4</text:p>
          </table:table-cell>
          <table:table-cell table:style-name="ce0" office:value-type="string" calcext:value-type="string">
            <text:p>Nyanko</text:p>
          </table:table-cell>
          <table:table-cell table:style-name="ce0" office:value-type="string" calcext:value-type="string">
            <text:p>Of course I w-won’t go in the mens’ bathroom!</text:p>
          </table:table-cell>
        </table:table-row>
        <table:table-row table:style-name="ro1">
          <table:table-cell table:style-name="ce0" office:value-type="string" calcext:value-type="string">
            <text:p>ちょっと、冗談でしょ？　なんで男子トイレなんかに・・・！</text:p>
          </table:table-cell>
          <table:table-cell table:style-name="ce0" office:value-type="string" calcext:value-type="string">
            <text:p>Bandits’ toilet (wet) – L5</text:p>
          </table:table-cell>
          <table:table-cell table:style-name="ce0" office:value-type="string" calcext:value-type="string">
            <text:p>Nyanko</text:p>
          </table:table-cell>
          <table:table-cell table:style-name="ce0" office:value-type="string" calcext:value-type="string">
            <text:p>Hey, you trying to be funny? Why the mens’ bathroom…!</text:p>
          </table:table-cell>
        </table:table-row>
        <table:table-row table:style-name="ro1">
          <table:table-cell table:style-name="ce0" office:value-type="string" calcext:value-type="string">
            <text:p>そ、そんな・・・無理よ・・・っ！</text:p>
          </table:table-cell>
          <table:table-cell table:style-name="ce0" office:value-type="string" calcext:value-type="string">
            <text:p>Bandits’ toilet (wet) – L6</text:p>
          </table:table-cell>
          <table:table-cell table:style-name="ce0" office:value-type="string" calcext:value-type="string">
            <text:p>Nyanko</text:p>
          </table:table-cell>
          <table:table-cell table:style-name="ce0" office:value-type="string" calcext:value-type="string">
            <text:p>Th-there’s… no way I could…!</text:p>
          </table:table-cell>
        </table:table-row>
        <table:table-row table:style-name="ro1">
          <table:table-cell table:style-name="ce0" office:value-type="string" calcext:value-type="string">
            <text:p>男子トイレに入るくらいなら・・・が、我慢するわ・・・っ！</text:p>
          </table:table-cell>
          <table:table-cell table:style-name="ce0" office:value-type="string" calcext:value-type="string">
            <text:p>Bandits’ toilet (wet) – L6</text:p>
          </table:table-cell>
          <table:table-cell table:style-name="ce0" office:value-type="string" calcext:value-type="string">
            <text:p>Nyanko</text:p>
          </table:table-cell>
          <table:table-cell table:style-name="ce0" office:value-type="string" calcext:value-type="string">
            <text:p>If you want me to use the mens’ bathroom… I-I will hold it…!</text:p>
          </table:table-cell>
        </table:table-row>
        <table:table-row table:style-name="ro1">
          <table:table-cell table:style-name="ce0" office:value-type="string" calcext:value-type="string">
            <text:p>ふぅっ、ん・・・っ！　ごめんなさい、あ、あたし・・・</text:p>
          </table:table-cell>
          <table:table-cell table:style-name="ce0" office:value-type="string" calcext:value-type="string">
            <text:p>Bandits’ toilet (wet) – L7</text:p>
          </table:table-cell>
          <table:table-cell table:style-name="ce0" office:value-type="string" calcext:value-type="string">
            <text:p>Nyanko</text:p>
          </table:table-cell>
          <table:table-cell table:style-name="ce0" office:value-type="string" calcext:value-type="string">
            <text:p>Ngh…! Sorry, I… I…</text:p>
          </table:table-cell>
        </table:table-row>
        <table:table-row table:style-name="ro1">
          <table:table-cell table:style-name="ce0" office:value-type="string" calcext:value-type="string">
            <text:p>も、もぅ・・・出ちゃう・・・っ！！</text:p>
          </table:table-cell>
          <table:table-cell table:style-name="ce0" office:value-type="string" calcext:value-type="string">
            <text:p>Bandits’ toilet (wet) – L7</text:p>
          </table:table-cell>
          <table:table-cell table:style-name="ce0" office:value-type="string" calcext:value-type="string">
            <text:p>Nyanko</text:p>
          </table:table-cell>
          <table:table-cell table:style-name="ce0" office:value-type="string" calcext:value-type="string">
            <text:p>I… It’s… coming…!!</text:p>
          </table:table-cell>
        </table:table-row>
        <table:table-row table:style-name="ro1">
          <table:table-cell table:style-name="ce0" office:value-type="string" calcext:value-type="string">
            <text:p>ちょっと早乙女、男子トイレであたしに何をしろって言うの？</text:p>
          </table:table-cell>
          <table:table-cell table:style-name="ce0" office:value-type="string" calcext:value-type="string">
            <text:p>Bandits’ toilet – L1</text:p>
          </table:table-cell>
          <table:table-cell table:style-name="ce0" office:value-type="string" calcext:value-type="string">
            <text:p>Nyanko</text:p>
          </table:table-cell>
          <table:table-cell table:style-name="ce0" office:value-type="string" calcext:value-type="string">
            <text:p>Saotome, what’s the big idea, pointing out the mens’ room to me?</text:p>
          </table:table-cell>
        </table:table-row>
        <table:table-row table:style-name="ro1">
          <table:table-cell table:style-name="ce0" office:value-type="string" calcext:value-type="string">
            <text:p>だ、男子トイレなんて使えるわけないでしょ！</text:p>
          </table:table-cell>
          <table:table-cell table:style-name="ce0" office:value-type="string" calcext:value-type="string">
            <text:p>Bandits’ toilet – L3</text:p>
          </table:table-cell>
          <table:table-cell table:style-name="ce0" office:value-type="string" calcext:value-type="string">
            <text:p>Nyanko</text:p>
          </table:table-cell>
          <table:table-cell table:style-name="ce0" office:value-type="string" calcext:value-type="string">
            <text:p>I have no intention of g-going into the mens’ bathroom!</text:p>
          </table:table-cell>
        </table:table-row>
        <table:table-row table:style-name="ro1">
          <table:table-cell table:style-name="ce0" office:value-type="string" calcext:value-type="string">
            <text:p>ば、ばか！　ここ男子トイレでしょ！</text:p>
          </table:table-cell>
          <table:table-cell table:style-name="ce0" office:value-type="string" calcext:value-type="string">
            <text:p>Bandits’ toilet – L4</text:p>
          </table:table-cell>
          <table:table-cell table:style-name="ce0" office:value-type="string" calcext:value-type="string">
            <text:p>Nyanko</text:p>
          </table:table-cell>
          <table:table-cell table:style-name="ce0" office:value-type="string" calcext:value-type="string">
            <text:p>I-Idiot! This is the mens’ bathroom!</text:p>
          </table:table-cell>
        </table:table-row>
        <table:table-row table:style-name="ro1">
          <table:table-cell table:style-name="ce0" office:value-type="string" calcext:value-type="string">
            <text:p>そ、そりゃトイレ・・・行きたい、けど・・・！</text:p>
          </table:table-cell>
          <table:table-cell table:style-name="ce0" office:value-type="string" calcext:value-type="string">
            <text:p>Bandits’ toilet – L4</text:p>
          </table:table-cell>
          <table:table-cell table:style-name="ce0" office:value-type="string" calcext:value-type="string">
            <text:p>Nyanko</text:p>
          </table:table-cell>
          <table:table-cell table:style-name="ce0" office:value-type="string" calcext:value-type="string">
            <text:p>Even if I d-do have to go, it’s kind of…!</text:p>
          </table:table-cell>
        </table:table-row>
        <table:table-row table:style-name="ro1">
          <table:table-cell table:style-name="ce0" office:value-type="string" calcext:value-type="string">
            <text:p>じょ、女子トイレ・・・無いの・・・っ？</text:p>
          </table:table-cell>
          <table:table-cell table:style-name="ce0" office:value-type="string" calcext:value-type="string">
            <text:p>Bandits’ toilet – L5</text:p>
          </table:table-cell>
          <table:table-cell table:style-name="ce0" office:value-type="string" calcext:value-type="string">
            <text:p>Nyanko</text:p>
          </table:table-cell>
          <table:table-cell table:style-name="ce0" office:value-type="string" calcext:value-type="string">
            <text:p>Is there not a… a girls’ bathroom…?</text:p>
          </table:table-cell>
        </table:table-row>
        <table:table-row table:style-name="ro1">
          <table:table-cell table:style-name="ce0" office:value-type="string" calcext:value-type="string">
            <text:p>いや、まあ、あっても入るのは危ないと思うけど・・・っ！</text:p>
          </table:table-cell>
          <table:table-cell table:style-name="ce0" office:value-type="string" calcext:value-type="string">
            <text:p>Bandits’ toilet – L5</text:p>
          </table:table-cell>
          <table:table-cell table:style-name="ce0" office:value-type="string" calcext:value-type="string">
            <text:p>Nyanko</text:p>
          </table:table-cell>
          <table:table-cell table:style-name="ce0" office:value-type="string" calcext:value-type="string">
            <text:p>No, I, I think it would be dangerous for me to risk going in…!</text:p>
          </table:table-cell>
        </table:table-row>
        <table:table-row table:style-name="ro1">
          <table:table-cell table:style-name="ce0" office:value-type="string" calcext:value-type="string">
            <text:p>トイレ・・・！　なんで女子トイレが無いのよ・・・！</text:p>
          </table:table-cell>
          <table:table-cell table:style-name="ce0" office:value-type="string" calcext:value-type="string">
            <text:p>Bandits’ toilet – L6</text:p>
          </table:table-cell>
          <table:table-cell table:style-name="ce0" office:value-type="string" calcext:value-type="string">
            <text:p>Nyanko</text:p>
          </table:table-cell>
          <table:table-cell table:style-name="ce0" office:value-type="string" calcext:value-type="string">
            <text:p>Toilet…! Why isn’t there a girls’ toilet here…!</text:p>
          </table:table-cell>
        </table:table-row>
        <table:table-row table:style-name="ro1">
          <table:table-cell table:style-name="ce0" office:value-type="string" calcext:value-type="string">
            <text:p>はぁ・・・っ、が、我慢しないと・・・っ！</text:p>
          </table:table-cell>
          <table:table-cell table:style-name="ce0" office:value-type="string" calcext:value-type="string">
            <text:p>Bandits’ toilet – L6</text:p>
          </table:table-cell>
          <table:table-cell table:style-name="ce0" office:value-type="string" calcext:value-type="string">
            <text:p>Nyanko</text:p>
          </table:table-cell>
          <table:table-cell table:style-name="ce0" office:value-type="string" calcext:value-type="string">
            <text:p>Hah… I-I can’t hold it…!</text:p>
          </table:table-cell>
        </table:table-row>
        <table:table-row table:style-name="ro1">
          <table:table-cell table:style-name="ce0" office:value-type="string" calcext:value-type="string">
            <text:p>んあぁっ！！　限・・・界・・・っ！</text:p>
          </table:table-cell>
          <table:table-cell table:style-name="ce0" office:value-type="string" calcext:value-type="string">
            <text:p>Bandits’ toilet – L7 </text:p>
          </table:table-cell>
          <table:table-cell table:style-name="ce0" office:value-type="string" calcext:value-type="string">
            <text:p>Nyanko</text:p>
          </table:table-cell>
          <table:table-cell table:style-name="ce0" office:value-type="string" calcext:value-type="string">
            <text:p>Nghhh!! No… more…!</text:p>
          </table:table-cell>
        </table:table-row>
        <table:table-row table:style-name="ro1">
          <table:table-cell table:style-name="ce0" office:value-type="string" calcext:value-type="string">
            <text:p>で、出ちゃう！　もうだめっ！！　トイレっ！！</text:p>
          </table:table-cell>
          <table:table-cell table:style-name="ce0" office:value-type="string" calcext:value-type="string">
            <text:p>Bandits’ toilet – L7 </text:p>
          </table:table-cell>
          <table:table-cell table:style-name="ce0" office:value-type="string" calcext:value-type="string">
            <text:p>Nyanko</text:p>
          </table:table-cell>
          <table:table-cell table:style-name="ce0" office:value-type="string" calcext:value-type="string">
            <text:p>I-I’m peeing! I can’t help it!! Toilet!!</text:p>
          </table:table-cell>
        </table:table-row>
        <table:table-row table:style-name="ro1">
          <table:table-cell table:style-name="ce0" office:value-type="string" calcext:value-type="string">
            <text:p>男子トイレは抵抗あるかな～・・・？</text:p>
          </table:table-cell>
          <table:table-cell table:style-name="ce0" office:value-type="string" calcext:value-type="string">
            <text:p>Bandits’ toilet (wet) – L1</text:p>
          </table:table-cell>
          <table:table-cell table:style-name="ce0" office:value-type="string" calcext:value-type="string">
            <text:p>Tomocchi</text:p>
          </table:table-cell>
          <table:table-cell table:style-name="ce0" office:value-type="string" calcext:value-type="string">
            <text:p>Shouldn’t I stay out of the mens’ bathroom~…?</text:p>
          </table:table-cell>
        </table:table-row>
        <table:table-row table:style-name="ro1">
          <table:table-cell table:style-name="ce0" office:value-type="string" calcext:value-type="string">
            <text:p>う～ん・・・だ、男子トイレかぁ・・・</text:p>
          </table:table-cell>
          <table:table-cell table:style-name="ce0" office:value-type="string" calcext:value-type="string">
            <text:p>Bandits’ toilet (wet) – L3</text:p>
          </table:table-cell>
          <table:table-cell table:style-name="ce0" office:value-type="string" calcext:value-type="string">
            <text:p>Tomocchi</text:p>
          </table:table-cell>
          <table:table-cell table:style-name="ce0" office:value-type="string" calcext:value-type="string">
            <text:p>Yup… Th-That’s the mens’ bathroom…</text:p>
          </table:table-cell>
        </table:table-row>
        <table:table-row table:style-name="ro1">
          <table:table-cell table:style-name="ce0" office:value-type="string" calcext:value-type="string">
            <text:p>男子トイレ・・・</text:p>
          </table:table-cell>
          <table:table-cell table:style-name="ce0" office:value-type="string" calcext:value-type="string">
            <text:p>Bandits’ toilet (wet) – L4</text:p>
          </table:table-cell>
          <table:table-cell table:style-name="ce0" office:value-type="string" calcext:value-type="string">
            <text:p>Tomocchi</text:p>
          </table:table-cell>
          <table:table-cell table:style-name="ce0" office:value-type="string" calcext:value-type="string">
            <text:p>Mens’ bathroom…</text:p>
          </table:table-cell>
        </table:table-row>
        <table:table-row table:style-name="ro1">
          <table:table-cell table:style-name="ce0" office:value-type="string" calcext:value-type="string">
            <text:p>ど、どうしよっかな・・・？</text:p>
          </table:table-cell>
          <table:table-cell table:style-name="ce0" office:value-type="string" calcext:value-type="string">
            <text:p>Bandits’ toilet (wet) – L4</text:p>
          </table:table-cell>
          <table:table-cell table:style-name="ce0" office:value-type="string" calcext:value-type="string">
            <text:p>Tomocchi</text:p>
          </table:table-cell>
          <table:table-cell table:style-name="ce0" office:value-type="string" calcext:value-type="string">
            <text:p>Should I, maybe…?</text:p>
          </table:table-cell>
        </table:table-row>
        <table:table-row table:style-name="ro1">
          <table:table-cell table:style-name="ce0" office:value-type="string" calcext:value-type="string">
            <text:p>うぅ・・・、も、もうこの際男子トイレでもいいよ！</text:p>
          </table:table-cell>
          <table:table-cell table:style-name="ce0" office:value-type="string" calcext:value-type="string">
            <text:p>Bandits’ toilet (wet) – L5</text:p>
          </table:table-cell>
          <table:table-cell table:style-name="ce0" office:value-type="string" calcext:value-type="string">
            <text:p>Tomocchi</text:p>
          </table:table-cell>
          <table:table-cell table:style-name="ce0" office:value-type="string" calcext:value-type="string">
            <text:p>Uu… Just this once, it’s okay even if it’s the mens’ room!</text:p>
          </table:table-cell>
        </table:table-row>
        <table:table-row table:style-name="ro1">
          <table:table-cell table:style-name="ce0" office:value-type="string" calcext:value-type="string">
            <text:p>ちょっと行ってくる！</text:p>
          </table:table-cell>
          <table:table-cell table:style-name="ce0" office:value-type="string" calcext:value-type="string">
            <text:p>Bandits’ toilet (wet) – L5</text:p>
          </table:table-cell>
          <table:table-cell table:style-name="ce0" office:value-type="string" calcext:value-type="string">
            <text:p>Tomocchi</text:p>
          </table:table-cell>
          <table:table-cell table:style-name="ce0" office:value-type="string" calcext:value-type="string">
            <text:p>I’ll be right back!</text:p>
          </table:table-cell>
        </table:table-row>
        <table:table-row table:style-name="ro1">
          <table:table-cell table:style-name="ce0" office:value-type="string" calcext:value-type="string">
            <text:p>え、男子トイレ？　べ、別にいいよ！</text:p>
          </table:table-cell>
          <table:table-cell table:style-name="ce0" office:value-type="string" calcext:value-type="string">
            <text:p>Bandits’ toilet (wet) – L6</text:p>
          </table:table-cell>
          <table:table-cell table:style-name="ce0" office:value-type="string" calcext:value-type="string">
            <text:p>Tomocchi</text:p>
          </table:table-cell>
          <table:table-cell table:style-name="ce0" office:value-type="string" calcext:value-type="string">
            <text:p>Eh, the mens’ bathroom? Th-that’s fine with me!</text:p>
          </table:table-cell>
        </table:table-row>
        <table:table-row table:style-name="ro1">
          <table:table-cell table:style-name="ce0" office:value-type="string" calcext:value-type="string">
            <text:p>オシッコしてくるっ！　待ってて！！</text:p>
          </table:table-cell>
          <table:table-cell table:style-name="ce0" office:value-type="string" calcext:value-type="string">
            <text:p>Bandits’ toilet (wet) – L6</text:p>
          </table:table-cell>
          <table:table-cell table:style-name="ce0" office:value-type="string" calcext:value-type="string">
            <text:p>Tomocchi</text:p>
          </table:table-cell>
          <table:table-cell table:style-name="ce0" office:value-type="string" calcext:value-type="string">
            <text:p>I’m gonna pee! Wait for me!!</text:p>
          </table:table-cell>
        </table:table-row>
        <table:table-row table:style-name="ro1">
          <table:table-cell table:style-name="ce0" office:value-type="string" calcext:value-type="string">
            <text:p>ト、トイレ！　トイレぇっ！！　もっちゃうぅっ！！</text:p>
          </table:table-cell>
          <table:table-cell table:style-name="ce0" office:value-type="string" calcext:value-type="string">
            <text:p>Bandits’ toilet (wet) – L7</text:p>
          </table:table-cell>
          <table:table-cell table:style-name="ce0" office:value-type="string" calcext:value-type="string">
            <text:p>Tomocchi</text:p>
          </table:table-cell>
          <table:table-cell table:style-name="ce0" office:value-type="string" calcext:value-type="string">
            <text:p>T-Toilet! Toilettt!! Gonna leak!!</text:p>
          </table:table-cell>
        </table:table-row>
        <table:table-row table:style-name="ro1">
          <table:table-cell table:style-name="ce0" office:value-type="string" calcext:value-type="string">
            <text:p>男子トイレかぁ・・・ちょっと抵抗あるかも。</text:p>
          </table:table-cell>
          <table:table-cell table:style-name="ce0" office:value-type="string" calcext:value-type="string">
            <text:p>Bandits’ toilet – L1</text:p>
          </table:table-cell>
          <table:table-cell table:style-name="ce0" office:value-type="string" calcext:value-type="string">
            <text:p>Tomocchi</text:p>
          </table:table-cell>
          <table:table-cell table:style-name="ce0" office:value-type="string" calcext:value-type="string">
            <text:p>Hm, the mens’ bathroom… I just might have a problem going in there.</text:p>
          </table:table-cell>
        </table:table-row>
        <table:table-row table:style-name="ro1">
          <table:table-cell table:style-name="ce0" office:value-type="string" calcext:value-type="string">
            <text:p>男子トイレかぁ・・・ちょっと抵抗あるけど、どうしよっかな・・・？</text:p>
          </table:table-cell>
          <table:table-cell table:style-name="ce0" office:value-type="string" calcext:value-type="string">
            <text:p>Bandits’ toilet – L3</text:p>
          </table:table-cell>
          <table:table-cell table:style-name="ce0" office:value-type="string" calcext:value-type="string">
            <text:p>Tomocchi</text:p>
          </table:table-cell>
          <table:table-cell table:style-name="ce0" office:value-type="string" calcext:value-type="string">
            <text:p>Hm, the mens’ bathroom… I’m a bit hesitant, what should I do…?</text:p>
          </table:table-cell>
        </table:table-row>
        <table:table-row table:style-name="ro1">
          <table:table-cell table:style-name="ce0" office:value-type="string" calcext:value-type="string">
            <text:p>トイレ、い、行きたいけど・・・男子トイレしか無いの・・・？</text:p>
          </table:table-cell>
          <table:table-cell table:style-name="ce0" office:value-type="string" calcext:value-type="string">
            <text:p>Bandits’ toilet – L4</text:p>
          </table:table-cell>
          <table:table-cell table:style-name="ce0" office:value-type="string" calcext:value-type="string">
            <text:p>Tomocchi</text:p>
          </table:table-cell>
          <table:table-cell table:style-name="ce0" office:value-type="string" calcext:value-type="string">
            <text:p>I, I do need the toilet but… is there only a mens’ toilet?</text:p>
          </table:table-cell>
        </table:table-row>
        <table:table-row table:style-name="ro1">
          <table:table-cell table:style-name="ce0" office:value-type="string" calcext:value-type="string">
            <text:p>男子トイレかぁ・・・うぅ・・・</text:p>
          </table:table-cell>
          <table:table-cell table:style-name="ce0" office:value-type="string" calcext:value-type="string">
            <text:p>Bandits’ toilet – L5</text:p>
          </table:table-cell>
          <table:table-cell table:style-name="ce0" office:value-type="string" calcext:value-type="string">
            <text:p>Tomocchi</text:p>
          </table:table-cell>
          <table:table-cell table:style-name="ce0" office:value-type="string" calcext:value-type="string">
            <text:p>The mens’ toilet, huh… err…</text:p>
          </table:table-cell>
        </table:table-row>
        <table:table-row table:style-name="ro1">
          <table:table-cell table:style-name="ce0" office:value-type="string" calcext:value-type="string">
            <text:p>い、いいや！　ちょっとガマンできないし・・・！</text:p>
          </table:table-cell>
          <table:table-cell table:style-name="ce0" office:value-type="string" calcext:value-type="string">
            <text:p>Bandits’ toilet – L5</text:p>
          </table:table-cell>
          <table:table-cell table:style-name="ce0" office:value-type="string" calcext:value-type="string">
            <text:p>Tomocchi</text:p>
          </table:table-cell>
          <table:table-cell table:style-name="ce0" office:value-type="string" calcext:value-type="string">
            <text:p>I’m afraid I can’t hold it much longer, so…!</text:p>
          </table:table-cell>
        </table:table-row>
        <table:table-row table:style-name="ro1">
          <table:table-cell table:style-name="ce0" office:value-type="string" calcext:value-type="string">
            <text:p>あぁ、もう男子トイレでも何でもいいよっ！！</text:p>
          </table:table-cell>
          <table:table-cell table:style-name="ce0" office:value-type="string" calcext:value-type="string">
            <text:p>Bandits’ toilet – L6</text:p>
          </table:table-cell>
          <table:table-cell table:style-name="ce0" office:value-type="string" calcext:value-type="string">
            <text:p>Tomocchi</text:p>
          </table:table-cell>
          <table:table-cell table:style-name="ce0" office:value-type="string" calcext:value-type="string">
            <text:p>Ah, I know it’s the men’s bathroom but I don’t care at this point!!</text:p>
          </table:table-cell>
        </table:table-row>
        <table:table-row table:style-name="ro1">
          <table:table-cell table:style-name="ce0" office:value-type="string" calcext:value-type="string">
            <text:p>オ、オシッコ行かせてっ！！！</text:p>
          </table:table-cell>
          <table:table-cell table:style-name="ce0" office:value-type="string" calcext:value-type="string">
            <text:p>Bandits’ toilet – L6</text:p>
          </table:table-cell>
          <table:table-cell table:style-name="ce0" office:value-type="string" calcext:value-type="string">
            <text:p>Tomocchi</text:p>
          </table:table-cell>
          <table:table-cell table:style-name="ce0" office:value-type="string" calcext:value-type="string">
            <text:p>Let me p-pee here!!!</text:p>
          </table:table-cell>
        </table:table-row>
        <table:table-row table:style-name="ro1">
          <table:table-cell table:style-name="ce0" office:value-type="string" calcext:value-type="string">
            <text:p>も、もっちゃうっ！！　トイレ！　もう何でもいいから行かせてっ！！！</text:p>
          </table:table-cell>
          <table:table-cell table:style-name="ce0" office:value-type="string" calcext:value-type="string">
            <text:p>Bandits’ toilet – L7 </text:p>
          </table:table-cell>
          <table:table-cell table:style-name="ce0" office:value-type="string" calcext:value-type="string">
            <text:p>Tomocchi</text:p>
          </table:table-cell>
          <table:table-cell table:style-name="ce0" office:value-type="string" calcext:value-type="string">
            <text:p>I-It’s coming out!! Toilet! Anywhere is fine, I’m going right now!!</text:p>
          </table:table-cell>
        </table:table-row>
        <table:table-row table:style-name="ro1">
          <table:table-cell table:style-name="ce0" office:value-type="string" calcext:value-type="string">
            <text:p>んん・・・っ、ぁ・・・ぁ・・・っ！！</text:p>
          </table:table-cell>
          <table:table-cell table:style-name="ce0" office:value-type="string" calcext:value-type="string">
            <text:p>About to wet (field)</text:p>
          </table:table-cell>
          <table:table-cell table:style-name="ce0" office:value-type="string" calcext:value-type="string">
            <text:p>Hime</text:p>
          </table:table-cell>
          <table:table-cell table:style-name="ce0" office:value-type="string" calcext:value-type="string">
            <text:p>Nnn... ah... ah...!!</text:p>
          </table:table-cell>
        </table:table-row>
        <table:table-row table:style-name="ro1">
          <table:table-cell table:style-name="ce0" office:value-type="string" calcext:value-type="string">
            <text:p>ご・・・ごめん・・・なさ・・・ぃ・・・っ！</text:p>
          </table:table-cell>
          <table:table-cell table:style-name="ce0" office:value-type="string" calcext:value-type="string">
            <text:p>About to wet (field)</text:p>
          </table:table-cell>
          <table:table-cell table:style-name="ce0" office:value-type="string" calcext:value-type="string">
            <text:p>Hime</text:p>
          </table:table-cell>
          <table:table-cell table:style-name="ce0" office:value-type="string" calcext:value-type="string">
            <text:p>I... I'm... sorr... ry...!</text:p>
          </table:table-cell>
        </table:table-row>
        <table:table-row table:style-name="ro1">
          <table:table-cell table:style-name="ce0" office:value-type="string" calcext:value-type="string">
            <text:p>も・・・もぅ・・・だ、め・・・っ！！</text:p>
          </table:table-cell>
          <table:table-cell table:style-name="ce0" office:value-type="string" calcext:value-type="string">
            <text:p>About to wet (field)</text:p>
          </table:table-cell>
          <table:table-cell table:style-name="ce0" office:value-type="string" calcext:value-type="string">
            <text:p>Hime</text:p>
          </table:table-cell>
          <table:table-cell table:style-name="ce0" office:value-type="string" calcext:value-type="string">
            <text:p>N-no... I... can't...!!</text:p>
          </table:table-cell>
        </table:table-row>
        <table:table-row table:style-name="ro1">
          <table:table-cell table:style-name="ce0" office:value-type="string" calcext:value-type="string">
            <text:p>お願い、です・・・見ないで・・・ください・・・っ！</text:p>
          </table:table-cell>
          <table:table-cell table:style-name="ce0" office:value-type="string" calcext:value-type="string">
            <text:p>After wetting (field)</text:p>
          </table:table-cell>
          <table:table-cell table:style-name="ce0" office:value-type="string" calcext:value-type="string">
            <text:p>Hime</text:p>
          </table:table-cell>
          <table:table-cell table:style-name="ce0" office:value-type="string" calcext:value-type="string">
            <text:p>Please, no... don't... look...!</text:p>
          </table:table-cell>
        </table:table-row>
        <table:table-row table:style-name="ro1">
          <table:table-cell table:style-name="ce0" office:value-type="string" calcext:value-type="string">
            <text:p>ぅ・・・ぐすっ・・・ひぐ・・・っ</text:p>
          </table:table-cell>
          <table:table-cell table:style-name="ce0" office:value-type="string" calcext:value-type="string">
            <text:p>After wetting (field)</text:p>
          </table:table-cell>
          <table:table-cell table:style-name="ce0" office:value-type="string" calcext:value-type="string">
            <text:p>Hime</text:p>
          </table:table-cell>
          <table:table-cell table:style-name="ce0" office:value-type="string" calcext:value-type="string">
            <text:p>Uu... sniff... sob...</text:p>
          </table:table-cell>
        </table:table-row>
        <table:table-row table:style-name="ro1">
          <table:table-cell table:style-name="ce0" office:value-type="string" calcext:value-type="string">
            <text:p>が・・・我慢・・・できなかったんです・・・ごめんなさい・・・っ！</text:p>
          </table:table-cell>
          <table:table-cell table:style-name="ce0" office:value-type="string" calcext:value-type="string">
            <text:p>After wetting (field)</text:p>
          </table:table-cell>
          <table:table-cell table:style-name="ce0" office:value-type="string" calcext:value-type="string">
            <text:p>Hime</text:p>
          </table:table-cell>
          <table:table-cell table:style-name="ce0" office:value-type="string" calcext:value-type="string">
            <text:p>I... couldn't... hold it anymore...I'm sorry...!</text:p>
          </table:table-cell>
        </table:table-row>
        <table:table-row table:style-name="ro1">
          <table:table-cell table:style-name="ce0" office:value-type="string" calcext:value-type="string">
            <text:p>あの・・・あの・・・お手洗いより、今は・・・</text:p>
          </table:table-cell>
          <table:table-cell table:style-name="ce0" table:number-columns-repeated="3"/>
        </table:table-row>
        <table:table-row table:style-name="ro1">
          <table:table-cell table:style-name="ce0" office:value-type="string" calcext:value-type="string">
            <text:p>お手洗い・・・行って来ます・・・</text:p>
          </table:table-cell>
          <table:table-cell table:style-name="ce0" table:number-columns-repeated="3"/>
        </table:table-row>
        <table:table-row table:style-name="ro1">
          <table:table-cell table:style-name="ce0" office:value-type="string" calcext:value-type="string">
            <text:p>す、すみません・・・私、ちょっと・・・！</text:p>
          </table:table-cell>
          <table:table-cell table:style-name="ce0" table:number-columns-repeated="3"/>
        </table:table-row>
        <table:table-row table:style-name="ro1">
          <table:table-cell table:style-name="ce0" office:value-type="string" calcext:value-type="string">
            <text:p>ごめんなさい、お手洗い・・・行きたいんですっ！</text:p>
          </table:table-cell>
          <table:table-cell table:style-name="ce0" table:number-columns-repeated="3"/>
        </table:table-row>
        <table:table-row table:style-name="ro1">
          <table:table-cell table:style-name="ce0" office:value-type="string" calcext:value-type="string">
            <text:p>くぅぅ・・・んっ！　あぁ・・・っ！</text:p>
          </table:table-cell>
          <table:table-cell table:style-name="ce0" table:number-columns-repeated="3"/>
        </table:table-row>
        <table:table-row table:style-name="ro1">
          <table:table-cell table:style-name="ce0" office:value-type="string" calcext:value-type="string">
            <text:p>お、お手洗いですか？　いえ・・・大丈夫です・・・</text:p>
          </table:table-cell>
          <table:table-cell table:style-name="ce0" table:number-columns-repeated="3"/>
        </table:table-row>
        <table:table-row table:style-name="ro1">
          <table:table-cell table:style-name="ce0" office:value-type="string" calcext:value-type="string">
            <text:p>わ、私は大丈夫ですから・・・！</text:p>
          </table:table-cell>
          <table:table-cell table:style-name="ce0" table:number-columns-repeated="3"/>
        </table:table-row>
        <table:table-row table:style-name="ro1">
          <table:table-cell table:style-name="ce0" office:value-type="string" calcext:value-type="string">
            <text:p>今は・・・行きたくないから大丈夫です・・・</text:p>
          </table:table-cell>
          <table:table-cell table:style-name="ce0" table:number-columns-repeated="3"/>
        </table:table-row>
        <table:table-row table:style-name="ro1">
          <table:table-cell table:style-name="ce0" office:value-type="string" calcext:value-type="string">
            <text:p>へ、平気です・・・！　大丈夫です・・・！</text:p>
          </table:table-cell>
          <table:table-cell table:style-name="ce0" table:number-columns-repeated="3"/>
        </table:table-row>
        <table:table-row table:style-name="ro1">
          <table:table-cell table:style-name="ce0" office:value-type="string" calcext:value-type="string">
            <text:p>お手洗い・・・行きたくないですから・・・</text:p>
          </table:table-cell>
          <table:table-cell table:style-name="ce0" table:number-columns-repeated="3"/>
        </table:table-row>
        <table:table-row table:style-name="ro1">
          <table:table-cell table:style-name="ce0" office:value-type="string" calcext:value-type="string">
            <text:p>わ、私なら後で大丈夫です・・・</text:p>
          </table:table-cell>
          <table:table-cell table:style-name="ce0" table:number-columns-repeated="3"/>
        </table:table-row>
        <table:table-row table:style-name="ro1">
          <table:table-cell table:style-name="ce0" office:value-type="string" calcext:value-type="string">
            <text:p>え、えと・・・それじゃあ・・・ちょっと・・・</text:p>
          </table:table-cell>
          <table:table-cell table:style-name="ce0" table:number-columns-repeated="3"/>
        </table:table-row>
        <table:table-row table:style-name="ro1">
          <table:table-cell table:style-name="ce0" office:value-type="string" calcext:value-type="string">
            <text:p>あ、あの・・・お手洗い、行って来ますね・・・</text:p>
          </table:table-cell>
          <table:table-cell table:style-name="ce0" table:number-columns-repeated="3"/>
        </table:table-row>
        <table:table-row table:style-name="ro1">
          <table:table-cell table:style-name="ce0" office:value-type="string" calcext:value-type="string">
            <text:p>ご、ごめんなさい・・・ちょっと行って来ます・・・</text:p>
          </table:table-cell>
          <table:table-cell table:style-name="ce0" table:number-columns-repeated="3"/>
        </table:table-row>
        <table:table-row table:style-name="ro1">
          <table:table-cell table:style-name="ce0" office:value-type="string" calcext:value-type="string">
            <text:p>ご、ごめんなさい・・・あの、ちょっといいですか？</text:p>
          </table:table-cell>
          <table:table-cell table:style-name="ce0" table:number-columns-repeated="3"/>
        </table:table-row>
        <table:table-row table:style-name="ro1">
          <table:table-cell table:style-name="ce0" office:value-type="string" calcext:value-type="string">
            <text:p>あの・・・お、お手洗いに・・・</text:p>
          </table:table-cell>
          <table:table-cell table:style-name="ce0" table:number-columns-repeated="3"/>
        </table:table-row>
        <table:table-row table:style-name="ro1">
          <table:table-cell table:style-name="ce0" office:value-type="string" calcext:value-type="string">
            <text:p>す、すみません、ちょっとだけ待ってもらっていいですか・・・？</text:p>
          </table:table-cell>
          <table:table-cell table:style-name="ce0" table:number-columns-repeated="3"/>
        </table:table-row>
        <table:table-row table:style-name="ro1">
          <table:table-cell table:style-name="ce0" office:value-type="string" calcext:value-type="string">
            <text:p>あの、その・・・っ、ごめんなさい・・・っ！</text:p>
          </table:table-cell>
          <table:table-cell table:style-name="ce0" table:number-columns-repeated="3"/>
        </table:table-row>
        <table:table-row table:style-name="ro1">
          <table:table-cell table:style-name="ce0" office:value-type="string" calcext:value-type="string">
            <text:p>わ、私・・・っ、ちょっとお手洗いに・・・っ！</text:p>
          </table:table-cell>
          <table:table-cell table:style-name="ce0" table:number-columns-repeated="3"/>
        </table:table-row>
        <table:table-row table:style-name="ro1">
          <table:table-cell table:style-name="ce0" office:value-type="string" calcext:value-type="string">
            <text:p>す、すみません・・・っ、少しだけ時間をください・・・っ！</text:p>
          </table:table-cell>
          <table:table-cell table:style-name="ce0" table:number-columns-repeated="3"/>
        </table:table-row>
        <table:table-row table:style-name="ro1">
          <table:table-cell table:style-name="ce0" office:value-type="string" calcext:value-type="string">
            <text:p>お、お、お手洗い・・・っ！　ごめんなさいっ！</text:p>
          </table:table-cell>
          <table:table-cell table:style-name="ce0" table:number-columns-repeated="3"/>
        </table:table-row>
        <table:table-row table:style-name="ro1">
          <table:table-cell table:style-name="ce0" office:value-type="string" calcext:value-type="string">
            <text:p>ぁ・・・は、はやく・・・っ！</text:p>
          </table:table-cell>
          <table:table-cell table:style-name="ce0" table:number-columns-repeated="3"/>
        </table:table-row>
        <table:table-row table:style-name="ro1">
          <table:table-cell table:style-name="ce0" office:value-type="string" calcext:value-type="string">
            <text:p>あの、あのっ！　お手洗いに・・・い、行ってきますっ！</text:p>
          </table:table-cell>
          <table:table-cell table:style-name="ce0" table:number-columns-repeated="3"/>
        </table:table-row>
        <table:table-row table:style-name="ro1">
          <table:table-cell table:style-name="ce0" office:value-type="string" calcext:value-type="string">
            <text:p>あぁ、あ・・・っ、ぁぁ・・・！</text:p>
          </table:table-cell>
          <table:table-cell table:style-name="ce0" table:number-columns-repeated="3"/>
        </table:table-row>
        <table:table-row table:style-name="ro1">
          <table:table-cell table:style-name="ce0" office:value-type="string" calcext:value-type="string">
            <text:p>（だめ・・・っ、もうだめぇ・・・っ！！　でちゃうぅ！）</text:p>
          </table:table-cell>
          <table:table-cell table:style-name="ce0" table:number-columns-repeated="3"/>
        </table:table-row>
        <table:table-row table:style-name="ro1">
          <table:table-cell table:style-name="ce0" office:value-type="string" calcext:value-type="string">
            <text:p>んぅっ！　ふ・・・ぁ・・・んっ！！</text:p>
          </table:table-cell>
          <table:table-cell table:style-name="ce0" table:number-columns-repeated="3"/>
        </table:table-row>
        <table:table-row table:style-name="ro1">
          <table:table-cell table:style-name="ce0" office:value-type="string" calcext:value-type="string">
            <text:p>す・・・すみませんでした・・・</text:p>
          </table:table-cell>
          <table:table-cell table:style-name="ce0" table:number-columns-repeated="3"/>
        </table:table-row>
        <table:table-row table:style-name="ro1">
          <table:table-cell table:style-name="ce0" office:value-type="string" calcext:value-type="string">
            <text:p>お、お待たせしました・・・</text:p>
          </table:table-cell>
          <table:table-cell table:style-name="ce0" table:number-columns-repeated="3"/>
        </table:table-row>
        <table:table-row table:style-name="ro1">
          <table:table-cell table:style-name="ce0" office:value-type="string" calcext:value-type="string">
            <text:p>お、終わりました・・・</text:p>
          </table:table-cell>
          <table:table-cell table:style-name="ce0" table:number-columns-repeated="3"/>
        </table:table-row>
        <table:table-row table:style-name="ro1">
          <table:table-cell table:style-name="ce0" office:value-type="string" calcext:value-type="string">
            <text:p>す、すみませんでした・・・</text:p>
          </table:table-cell>
          <table:table-cell table:style-name="ce0" table:number-columns-repeated="3"/>
        </table:table-row>
        <table:table-row table:style-name="ro1">
          <table:table-cell table:style-name="ce0" office:value-type="string" calcext:value-type="string">
            <text:p>えっと・・・お、終わりました・・・</text:p>
          </table:table-cell>
          <table:table-cell table:style-name="ce0" table:number-columns-repeated="3"/>
        </table:table-row>
        <table:table-row table:style-name="ro1">
          <table:table-cell table:style-name="ce0" office:value-type="string" calcext:value-type="string">
            <text:p>も、もう大丈夫です・・・。　ごめんなさい・・・</text:p>
          </table:table-cell>
          <table:table-cell table:style-name="ce0" table:number-columns-repeated="3"/>
        </table:table-row>
        <table:table-row table:style-name="ro1">
          <table:table-cell table:style-name="ce0" office:value-type="string" calcext:value-type="string">
            <text:p>き、き、聞こえて・・・なかったですよね・・・？</text:p>
          </table:table-cell>
          <table:table-cell table:style-name="ce0" table:number-columns-repeated="3"/>
        </table:table-row>
        <table:table-row table:style-name="ro1">
          <table:table-cell table:style-name="ce0" office:value-type="string" calcext:value-type="string">
            <text:p>お、お待たせしました・・・！</text:p>
          </table:table-cell>
          <table:table-cell table:style-name="ce0" table:number-columns-repeated="3"/>
        </table:table-row>
        <table:table-row table:style-name="ro1">
          <table:table-cell table:style-name="ce0" office:value-type="string" calcext:value-type="string">
            <text:p>あの、その、すみませんでした・・・！</text:p>
          </table:table-cell>
          <table:table-cell table:style-name="ce0" table:number-columns-repeated="3"/>
        </table:table-row>
        <table:table-row table:style-name="ro1">
          <table:table-cell table:style-name="ce0" office:value-type="string" calcext:value-type="string">
            <text:p>はぁ・・・もうだめかと思いました・・・</text:p>
          </table:table-cell>
          <table:table-cell table:style-name="ce0" table:number-columns-repeated="3"/>
        </table:table-row>
        <table:table-row table:style-name="ro1">
          <table:table-cell table:style-name="ce0" office:value-type="string" calcext:value-type="string">
            <text:p>あ、ありがとうございます。　なんとか・・・その・・・間に合いました・・・////</text:p>
          </table:table-cell>
          <table:table-cell table:style-name="ce0" table:number-columns-repeated="3"/>
        </table:table-row>
        <table:table-row table:style-name="ro1">
          <table:table-cell table:style-name="ce0" office:value-type="string" calcext:value-type="string">
            <text:p>すみません、み、見苦しいところを・・・っ！</text:p>
          </table:table-cell>
          <table:table-cell table:style-name="ce0" table:number-columns-repeated="3"/>
        </table:table-row>
        <table:table-row table:style-name="ro1">
          <table:table-cell table:style-name="ce0" office:value-type="string" calcext:value-type="string">
            <text:p>ひめの野しょんシーンを</text:p>
          </table:table-cell>
          <table:table-cell table:style-name="ce0"/>
          <table:table-cell table:style-name="ce0" office:value-type="string" calcext:value-type="string">
            <text:p>System</text:p>
          </table:table-cell>
          <table:table-cell table:style-name="ce0" office:value-type="string" calcext:value-type="string">
            <text:p>Watch Hime's outdoor scene?</text:p>
          </table:table-cell>
        </table:table-row>
        <table:table-row table:style-name="ro1">
          <table:table-cell table:style-name="ce0" office:value-type="string" calcext:value-type="string">
            <text:p>お・・・お待たせしました・・・っ/////</text:p>
          </table:table-cell>
          <table:table-cell table:style-name="ce0" office:value-type="string" calcext:value-type="string">
            <text:p>After pee (field) - L7</text:p>
          </table:table-cell>
          <table:table-cell table:style-name="ce0" office:value-type="string" calcext:value-type="string">
            <text:p>Hime</text:p>
          </table:table-cell>
          <table:table-cell table:style-name="ce0" office:value-type="string" calcext:value-type="string">
            <text:p>Th... thank you for waiting... /////</text:p>
          </table:table-cell>
        </table:table-row>
        <table:table-row table:style-name="ro1">
          <table:table-cell table:style-name="ce0" office:value-type="string" calcext:value-type="string">
            <text:p>あ～んな機能やこ～んな機能が解禁できるのよん♪</text:p>
          </table:table-cell>
          <table:table-cell table:style-name="ce0" table:number-columns-repeated="3"/>
        </table:table-row>
        <table:table-row table:style-name="ro1">
          <table:table-cell table:style-name="ce0" office:value-type="string" calcext:value-type="string">
            <text:p>解禁したい項目を↑↓で選んで、【C】キーを押してね！</text:p>
          </table:table-cell>
          <table:table-cell table:style-name="ce0" table:number-columns-repeated="3"/>
        </table:table-row>
        <table:table-row table:style-name="ro1">
          <table:table-cell table:style-name="ce0" office:value-type="string" calcext:value-type="string">
            <text:p>ひとつの項目につき霊珠を1つ消費するわよん！</text:p>
          </table:table-cell>
          <table:table-cell table:style-name="ce0" table:number-columns-repeated="3"/>
        </table:table-row>
        <table:table-row table:style-name="ro1">
          <table:table-cell table:style-name="ce0" office:value-type="string" calcext:value-type="string">
            <text:p>一度解禁した機能は元に戻せないから注意してね！</text:p>
          </table:table-cell>
          <table:table-cell table:style-name="ce0" table:number-columns-repeated="3"/>
        </table:table-row>
        <table:table-row table:style-name="ro1">
          <table:table-cell table:style-name="ce0" office:value-type="string" calcext:value-type="string">
            <text:p>画面を終了する時は【X】キーよん♪</text:p>
          </table:table-cell>
          <table:table-cell table:style-name="ce0" table:number-columns-repeated="3"/>
        </table:table-row>
        <table:table-row table:style-name="ro1">
          <table:table-cell table:style-name="ce0" office:value-type="string" calcext:value-type="string">
            <text:p>霊珠を1つ消費して、はむこのフェイスアイコン機能を解禁しますか？</text:p>
          </table:table-cell>
          <table:table-cell table:style-name="ce0" table:number-columns-repeated="3"/>
        </table:table-row>
        <table:table-row table:style-name="ro1">
          <table:table-cell table:style-name="ce0" office:value-type="string" calcext:value-type="string">
            <text:p>はむこのフェイスアイコンが表示されるようになりました！</text:p>
          </table:table-cell>
          <table:table-cell table:style-name="ce0" table:number-columns-repeated="3"/>
        </table:table-row>
        <table:table-row table:style-name="ro1">
          <table:table-cell table:style-name="ce0" office:value-type="string" calcext:value-type="string">
            <text:p>霊珠を1つ消費して、にゃんこのフェイスアイコン機能を解禁しますか？</text:p>
          </table:table-cell>
          <table:table-cell table:style-name="ce0" table:number-columns-repeated="3"/>
        </table:table-row>
        <table:table-row table:style-name="ro1">
          <table:table-cell table:style-name="ce0" office:value-type="string" calcext:value-type="string">
            <text:p>にゃんこのフェイスアイコンが表示されるようになりました！</text:p>
          </table:table-cell>
          <table:table-cell table:style-name="ce0" table:number-columns-repeated="3"/>
        </table:table-row>
        <table:table-row table:style-name="ro1">
          <table:table-cell table:style-name="ce0" office:value-type="string" calcext:value-type="string">
            <text:p>霊珠を1つ消費して、ともっちのフェイスアイコン機能を解禁しますか？</text:p>
          </table:table-cell>
          <table:table-cell table:style-name="ce0" table:number-columns-repeated="3"/>
        </table:table-row>
        <table:table-row table:style-name="ro1">
          <table:table-cell table:style-name="ce0" office:value-type="string" calcext:value-type="string">
            <text:p>ともっちのフェイスアイコンが表示されるようになりました！</text:p>
          </table:table-cell>
          <table:table-cell table:style-name="ce0" table:number-columns-repeated="3"/>
        </table:table-row>
        <table:table-row table:style-name="ro1">
          <table:table-cell table:style-name="ce0" office:value-type="string" calcext:value-type="string">
            <text:p>霊珠を1つ消費して、ひめのフェイスアイコン機能を解禁しますか？</text:p>
          </table:table-cell>
          <table:table-cell table:style-name="ce0" table:number-columns-repeated="3"/>
        </table:table-row>
        <table:table-row table:style-name="ro1">
          <table:table-cell table:style-name="ce0" office:value-type="string" calcext:value-type="string">
            <text:p>ひめのフェイスアイコンが表示されるようになりました！</text:p>
          </table:table-cell>
          <table:table-cell table:style-name="ce0" table:number-columns-repeated="3"/>
        </table:table-row>
        <table:table-row table:style-name="ro1">
          <table:table-cell table:style-name="ce0" office:value-type="string" calcext:value-type="string">
            <text:p>霊珠を1つ消費して、はむこのおもらしカット機能を解禁しますか？</text:p>
          </table:table-cell>
          <table:table-cell table:style-name="ce0" table:number-columns-repeated="3"/>
        </table:table-row>
        <table:table-row table:style-name="ro1">
          <table:table-cell table:style-name="ce0" office:value-type="string" calcext:value-type="string">
            <text:p>はむこのおもらしカットが挿入されるようになりました！</text:p>
          </table:table-cell>
          <table:table-cell table:style-name="ce0" table:number-columns-repeated="3"/>
        </table:table-row>
        <table:table-row table:style-name="ro1">
          <table:table-cell table:style-name="ce0" office:value-type="string" calcext:value-type="string">
            <text:p>霊珠を1つ消費して、にゃんこのおもらしカット機能を解禁しますか？</text:p>
          </table:table-cell>
          <table:table-cell table:style-name="ce0" table:number-columns-repeated="3"/>
        </table:table-row>
        <table:table-row table:style-name="ro1">
          <table:table-cell table:style-name="ce0" office:value-type="string" calcext:value-type="string">
            <text:p>にゃんこのおもらしカットが挿入されるようになりました！</text:p>
          </table:table-cell>
          <table:table-cell table:style-name="ce0" table:number-columns-repeated="3"/>
        </table:table-row>
        <table:table-row table:style-name="ro1">
          <table:table-cell table:style-name="ce0" office:value-type="string" calcext:value-type="string">
            <text:p>霊珠を1つ消費して、ともっちのおもらしカット機能を解禁しますか？</text:p>
          </table:table-cell>
          <table:table-cell table:style-name="ce0" table:number-columns-repeated="3"/>
        </table:table-row>
        <table:table-row table:style-name="ro1">
          <table:table-cell table:style-name="ce0" office:value-type="string" calcext:value-type="string">
            <text:p>ともっちのおもらしカットが挿入されるようになりました！</text:p>
          </table:table-cell>
          <table:table-cell table:style-name="ce0" table:number-columns-repeated="3"/>
        </table:table-row>
        <table:table-row table:style-name="ro1">
          <table:table-cell table:style-name="ce0" office:value-type="string" calcext:value-type="string">
            <text:p>霊珠を1つ消費して、ひめのおもらしカット機能を解禁しますか？</text:p>
          </table:table-cell>
          <table:table-cell table:style-name="ce0" table:number-columns-repeated="3"/>
        </table:table-row>
        <table:table-row table:style-name="ro1">
          <table:table-cell table:style-name="ce0" office:value-type="string" calcext:value-type="string">
            <text:p>ひめのおもらしカットが挿入されるようになりました！</text:p>
          </table:table-cell>
          <table:table-cell table:style-name="ce0" table:number-columns-repeated="3"/>
        </table:table-row>
        <table:table-row table:style-name="ro1">
          <table:table-cell table:style-name="ce0" office:value-type="string" calcext:value-type="string">
            <text:p>霊珠を1つ消費して、はむこのおトイレシーン機能を解禁しますか？</text:p>
          </table:table-cell>
          <table:table-cell table:style-name="ce0" table:number-columns-repeated="3"/>
        </table:table-row>
        <table:table-row table:style-name="ro1">
          <table:table-cell table:style-name="ce0" office:value-type="string" calcext:value-type="string">
            <text:p>はむこのおトイレシーンが見られるようになりました！</text:p>
          </table:table-cell>
          <table:table-cell table:style-name="ce0" table:number-columns-repeated="3"/>
        </table:table-row>
        <table:table-row table:style-name="ro1">
          <table:table-cell table:style-name="ce0" office:value-type="string" calcext:value-type="string">
            <text:p>霊珠を1つ消費して、にゃんこのおトイレシーン機能を解禁しますか？</text:p>
          </table:table-cell>
          <table:table-cell table:style-name="ce0" table:number-columns-repeated="3"/>
        </table:table-row>
        <table:table-row table:style-name="ro1">
          <table:table-cell table:style-name="ce0" office:value-type="string" calcext:value-type="string">
            <text:p>にゃんこのおトイレシーンが見られるようになりました！</text:p>
          </table:table-cell>
          <table:table-cell table:style-name="ce0" table:number-columns-repeated="3"/>
        </table:table-row>
        <table:table-row table:style-name="ro1">
          <table:table-cell table:style-name="ce0" office:value-type="string" calcext:value-type="string">
            <text:p>霊珠を1つ消費して、ともっちのおトイレシーン機能を解禁しますか？</text:p>
          </table:table-cell>
          <table:table-cell table:style-name="ce0" table:number-columns-repeated="3"/>
        </table:table-row>
        <table:table-row table:style-name="ro1">
          <table:table-cell table:style-name="ce0" office:value-type="string" calcext:value-type="string">
            <text:p>ともっちのおトイレシーンが見られるようになりました！</text:p>
          </table:table-cell>
          <table:table-cell table:style-name="ce0" table:number-columns-repeated="3"/>
        </table:table-row>
        <table:table-row table:style-name="ro1">
          <table:table-cell table:style-name="ce0" office:value-type="string" calcext:value-type="string">
            <text:p>霊珠を1つ消費して、ひめのおトイレシーン機能を解禁しますか？</text:p>
          </table:table-cell>
          <table:table-cell table:style-name="ce0" table:number-columns-repeated="3"/>
        </table:table-row>
        <table:table-row table:style-name="ro1">
          <table:table-cell table:style-name="ce0" office:value-type="string" calcext:value-type="string">
            <text:p>ひめのおトイレシーンが見られるようになりました！</text:p>
          </table:table-cell>
          <table:table-cell table:style-name="ce0" table:number-columns-repeated="3"/>
        </table:table-row>
        <table:table-row table:style-name="ro1">
          <table:table-cell table:style-name="ce0" office:value-type="string" calcext:value-type="string">
            <text:p>霊珠を1つ消費して、はむこの野しょんシーン機能を解禁しますか？</text:p>
          </table:table-cell>
          <table:table-cell table:style-name="ce0" table:number-columns-repeated="3"/>
        </table:table-row>
        <table:table-row table:style-name="ro1">
          <table:table-cell table:style-name="ce0" office:value-type="string" calcext:value-type="string">
            <text:p>はむこの野しょんシーン（ドットアニメ）が見られるようになりました！</text:p>
          </table:table-cell>
          <table:table-cell table:style-name="ce0" table:number-columns-repeated="3"/>
        </table:table-row>
        <table:table-row table:style-name="ro1">
          <table:table-cell table:style-name="ce0" office:value-type="string" calcext:value-type="string">
            <text:p>霊珠を1つ消費して、にゃんこの野しょんシーン機能を解禁しますか？</text:p>
          </table:table-cell>
          <table:table-cell table:style-name="ce0" table:number-columns-repeated="3"/>
        </table:table-row>
        <table:table-row table:style-name="ro1">
          <table:table-cell table:style-name="ce0" office:value-type="string" calcext:value-type="string">
            <text:p>にゃんこの野しょんシーン（ドットアニメ）が見られるようになりました！</text:p>
          </table:table-cell>
          <table:table-cell table:style-name="ce0" table:number-columns-repeated="3"/>
        </table:table-row>
        <table:table-row table:style-name="ro1">
          <table:table-cell table:style-name="ce0" office:value-type="string" calcext:value-type="string">
            <text:p>霊珠を1つ消費して、ともっちの野しょんシーン機能を解禁しますか？</text:p>
          </table:table-cell>
          <table:table-cell table:style-name="ce0" table:number-columns-repeated="3"/>
        </table:table-row>
        <table:table-row table:style-name="ro1">
          <table:table-cell table:style-name="ce0" office:value-type="string" calcext:value-type="string">
            <text:p>ともっちの野しょんシーン（ドットアニメ）が見られるようになりました！</text:p>
          </table:table-cell>
          <table:table-cell table:style-name="ce0" table:number-columns-repeated="3"/>
        </table:table-row>
        <table:table-row table:style-name="ro1">
          <table:table-cell table:style-name="ce0" office:value-type="string" calcext:value-type="string">
            <text:p>霊珠を1つ消費して、ひめの野しょんシーン機能を解禁しますか？</text:p>
          </table:table-cell>
          <table:table-cell table:style-name="ce0" table:number-columns-repeated="3"/>
        </table:table-row>
        <table:table-row table:style-name="ro1">
          <table:table-cell table:style-name="ce0" office:value-type="string" calcext:value-type="string">
            <text:p>ひめの野しょんシーン（ドットアニメ）が見られるようになりました！</text:p>
          </table:table-cell>
          <table:table-cell table:style-name="ce0" table:number-columns-repeated="3"/>
        </table:table-row>
        <table:table-row table:style-name="ro1">
          <table:table-cell table:style-name="ce0" office:value-type="string" calcext:value-type="string">
            <text:p>霊珠が1つも無い・・・！</text:p>
          </table:table-cell>
          <table:table-cell table:style-name="ce0" table:number-columns-repeated="3"/>
        </table:table-row>
        <table:table-row table:style-name="ro1">
          <table:table-cell table:style-name="ce0" office:value-type="string" calcext:value-type="string">
            <text:p>クラスを【ノーマル】に変更しますか？</text:p>
          </table:table-cell>
          <table:table-cell table:style-name="ce0" table:number-columns-repeated="3"/>
        </table:table-row>
        <table:table-row table:style-name="ro1">
          <table:table-cell table:style-name="ce0" office:value-type="string" calcext:value-type="string">
            <text:p>クラスを【ファイター】に変更しますか？</text:p>
          </table:table-cell>
          <table:table-cell table:style-name="ce0" table:number-columns-repeated="3"/>
        </table:table-row>
        <table:table-row table:style-name="ro1">
          <table:table-cell table:style-name="ce0" office:value-type="string" calcext:value-type="string">
            <text:p>前に解放したクラスLv5以上にしないと、次のクラスを解放できません！</text:p>
          </table:table-cell>
          <table:table-cell table:style-name="ce0" table:number-columns-repeated="3"/>
        </table:table-row>
        <table:table-row table:style-name="ro1">
          <table:table-cell table:style-name="ce0" office:value-type="string" calcext:value-type="string">
            <text:p>クラスを【華龍】に変更しますか？</text:p>
          </table:table-cell>
          <table:table-cell table:style-name="ce0" table:number-columns-repeated="3"/>
        </table:table-row>
        <table:table-row table:style-name="ro1">
          <table:table-cell table:style-name="ce0" office:value-type="string" calcext:value-type="string">
            <text:p>クラスを【トロピカル】に変更しますか？</text:p>
          </table:table-cell>
          <table:table-cell table:style-name="ce0" table:number-columns-repeated="3"/>
        </table:table-row>
        <table:table-row table:style-name="ro1">
          <table:table-cell table:style-name="ce0" office:value-type="string" calcext:value-type="string">
            <text:p>クラスを【パイアン】に変更しますか？</text:p>
          </table:table-cell>
          <table:table-cell table:style-name="ce0" table:number-columns-repeated="3"/>
        </table:table-row>
        <table:table-row table:style-name="ro1">
          <table:table-cell table:style-name="ce0" office:value-type="string" calcext:value-type="string">
            <text:p>クラスを【タナトス】に変更しますか？</text:p>
          </table:table-cell>
          <table:table-cell table:style-name="ce0" table:number-columns-repeated="3"/>
        </table:table-row>
        <table:table-row table:style-name="ro1">
          <table:table-cell table:style-name="ce0" office:value-type="string" calcext:value-type="string">
            <text:p>クラスを【くノ一】に変更しますか？</text:p>
          </table:table-cell>
          <table:table-cell table:style-name="ce0" table:number-columns-repeated="3"/>
        </table:table-row>
        <table:table-row table:style-name="ro1">
          <table:table-cell table:style-name="ce0" office:value-type="string" calcext:value-type="string">
            <text:p>クラスを【チアリーダー】に変更しますか？</text:p>
          </table:table-cell>
          <table:table-cell table:style-name="ce0" table:number-columns-repeated="3"/>
        </table:table-row>
        <table:table-row table:style-name="ro1">
          <table:table-cell table:style-name="ce0" office:value-type="string" calcext:value-type="string">
            <text:p>【ノーマル】にクラスチェンジした！！</text:p>
          </table:table-cell>
          <table:table-cell table:style-name="ce0" table:number-columns-repeated="3"/>
        </table:table-row>
        <table:table-row table:style-name="ro1">
          <table:table-cell table:style-name="ce0" office:value-type="string" calcext:value-type="string">
            <text:p>【ファイター】にクラスチェンジした！！</text:p>
          </table:table-cell>
          <table:table-cell table:style-name="ce0" table:number-columns-repeated="3"/>
        </table:table-row>
        <table:table-row table:style-name="ro1">
          <table:table-cell table:style-name="ce0" office:value-type="string" calcext:value-type="string">
            <text:p>【華龍】にクラスチェンジした！！</text:p>
          </table:table-cell>
          <table:table-cell table:style-name="ce0" table:number-columns-repeated="3"/>
        </table:table-row>
        <table:table-row table:style-name="ro1">
          <table:table-cell table:style-name="ce0" office:value-type="string" calcext:value-type="string">
            <text:p>【トロピカル】にクラスチェンジした！！</text:p>
          </table:table-cell>
          <table:table-cell table:style-name="ce0" table:number-columns-repeated="3"/>
        </table:table-row>
        <table:table-row table:style-name="ro1">
          <table:table-cell table:style-name="ce0" office:value-type="string" calcext:value-type="string">
            <text:p>【パイアン】にクラスチェンジした！！</text:p>
          </table:table-cell>
          <table:table-cell table:style-name="ce0" table:number-columns-repeated="3"/>
        </table:table-row>
        <table:table-row table:style-name="ro1">
          <table:table-cell table:style-name="ce0" office:value-type="string" calcext:value-type="string">
            <text:p>【タナトス】にクラスチェンジした！！</text:p>
          </table:table-cell>
          <table:table-cell table:style-name="ce0" table:number-columns-repeated="3"/>
        </table:table-row>
        <table:table-row table:style-name="ro1">
          <table:table-cell table:style-name="ce0" office:value-type="string" calcext:value-type="string">
            <text:p>【くノ一】にクラスチェンジした！！</text:p>
          </table:table-cell>
          <table:table-cell table:style-name="ce0" table:number-columns-repeated="3"/>
        </table:table-row>
        <table:table-row table:style-name="ro1">
          <table:table-cell table:style-name="ce0" office:value-type="string" calcext:value-type="string">
            <text:p>【チアリーダー】にクラスチェンジした！！</text:p>
          </table:table-cell>
          <table:table-cell table:style-name="ce0" table:number-columns-repeated="3"/>
        </table:table-row>
        <table:table-row table:style-name="ro1">
          <table:table-cell table:style-name="ce0" office:value-type="string" calcext:value-type="string">
            <text:p>はむこのクラス【ファイター】がレベル\V[1186]になった！</text:p>
          </table:table-cell>
          <table:table-cell table:style-name="ce0" table:number-columns-repeated="3"/>
        </table:table-row>
        <table:table-row table:style-name="ro1">
          <table:table-cell table:style-name="ce0" office:value-type="string" calcext:value-type="string">
            <text:p>はむこは、スキル【パワースラッシュ】を習得した！</text:p>
          </table:table-cell>
          <table:table-cell table:style-name="ce0" table:number-columns-repeated="3"/>
        </table:table-row>
        <table:table-row table:style-name="ro1">
          <table:table-cell table:style-name="ce0" office:value-type="string" calcext:value-type="string">
            <text:p>はむこは、スキル【ソニックブレード】を習得した！</text:p>
          </table:table-cell>
          <table:table-cell table:style-name="ce0" table:number-columns-repeated="3"/>
        </table:table-row>
        <table:table-row table:style-name="ro1">
          <table:table-cell table:style-name="ce0" office:value-type="string" calcext:value-type="string">
            <text:p>はむこのクラスEXPが一定値に達した！ボーナスパラメータをゲット！</text:p>
          </table:table-cell>
          <table:table-cell table:style-name="ce0" table:number-columns-repeated="3"/>
        </table:table-row>
        <table:table-row table:style-name="ro1">
          <table:table-cell table:style-name="ce0" office:value-type="string" calcext:value-type="string">
            <text:p>はむこは、スキル【ヒートスラッシュ】を習得した！</text:p>
          </table:table-cell>
          <table:table-cell table:style-name="ce0" table:number-columns-repeated="3"/>
        </table:table-row>
        <table:table-row table:style-name="ro1">
          <table:table-cell table:style-name="ce0" office:value-type="string" calcext:value-type="string">
            <text:p>はむこは、スキル【コールドスラスト】を習得した！</text:p>
          </table:table-cell>
          <table:table-cell table:style-name="ce0" table:number-columns-repeated="3"/>
        </table:table-row>
        <table:table-row table:style-name="ro1">
          <table:table-cell table:style-name="ce0" office:value-type="string" calcext:value-type="string">
            <text:p>はむこのクラス【ファイター】がレベル\V[1186]になった！【ファイター】を極めた！！</text:p>
          </table:table-cell>
          <table:table-cell table:style-name="ce0" table:number-columns-repeated="3"/>
        </table:table-row>
        <table:table-row table:style-name="ro1">
          <table:table-cell table:style-name="ce0" office:value-type="string" calcext:value-type="string">
            <text:p>はむこは、スキル【バスターブレード】を習得した！</text:p>
          </table:table-cell>
          <table:table-cell table:style-name="ce0" table:number-columns-repeated="3"/>
        </table:table-row>
        <table:table-row table:style-name="ro1">
          <table:table-cell table:style-name="ce0" office:value-type="string" calcext:value-type="string">
            <text:p>はむこのクラス【華龍】がレベル\V[1187]になった！</text:p>
          </table:table-cell>
          <table:table-cell table:style-name="ce0" table:number-columns-repeated="3"/>
        </table:table-row>
        <table:table-row table:style-name="ro1">
          <table:table-cell table:style-name="ce0" office:value-type="string" calcext:value-type="string">
            <text:p>はむこは、スキル【炎龍撃】を習得した！</text:p>
          </table:table-cell>
          <table:table-cell table:style-name="ce0" table:number-columns-repeated="3"/>
        </table:table-row>
        <table:table-row table:style-name="ro1">
          <table:table-cell table:style-name="ce0" office:value-type="string" calcext:value-type="string">
            <text:p>はむこは、スキル【烈煌砕】を習得した！</text:p>
          </table:table-cell>
          <table:table-cell table:style-name="ce0" table:number-columns-repeated="3"/>
        </table:table-row>
        <table:table-row table:style-name="ro1">
          <table:table-cell table:style-name="ce0" office:value-type="string" calcext:value-type="string">
            <text:p>はむこは、スキル【天爆断】を習得した！</text:p>
          </table:table-cell>
          <table:table-cell table:style-name="ce0" table:number-columns-repeated="3"/>
        </table:table-row>
        <table:table-row table:style-name="ro1">
          <table:table-cell table:style-name="ce0" office:value-type="string" calcext:value-type="string">
            <text:p>はむこは、スキル【翔雷陣】を習得した！</text:p>
          </table:table-cell>
          <table:table-cell table:style-name="ce0" table:number-columns-repeated="3"/>
        </table:table-row>
        <table:table-row table:style-name="ro1">
          <table:table-cell table:style-name="ce0" office:value-type="string" calcext:value-type="string">
            <text:p>はむこのクラス【華龍】がレベル\V[1187]になった！【華龍】を極めた！！</text:p>
          </table:table-cell>
          <table:table-cell table:style-name="ce0" table:number-columns-repeated="3"/>
        </table:table-row>
        <table:table-row table:style-name="ro1">
          <table:table-cell table:style-name="ce0" office:value-type="string" calcext:value-type="string">
            <text:p>はむこは、スキル【朱雀凛】を習得した！</text:p>
          </table:table-cell>
          <table:table-cell table:style-name="ce0" table:number-columns-repeated="3"/>
        </table:table-row>
        <table:table-row table:style-name="ro1">
          <table:table-cell table:style-name="ce0" office:value-type="string" calcext:value-type="string">
            <text:p>はむこのクラス【トロピカル】がレベル\V[1188]になった！</text:p>
          </table:table-cell>
          <table:table-cell table:style-name="ce0" table:number-columns-repeated="3"/>
        </table:table-row>
        <table:table-row table:style-name="ro1">
          <table:table-cell table:style-name="ce0" office:value-type="string" calcext:value-type="string">
            <text:p>はむこは、スキル【スプラッシュ】を習得した！</text:p>
          </table:table-cell>
          <table:table-cell table:style-name="ce0" table:number-columns-repeated="3"/>
        </table:table-row>
        <table:table-row table:style-name="ro1">
          <table:table-cell table:style-name="ce0" office:value-type="string" calcext:value-type="string">
            <text:p>はむこは、スキル【サンシャイン】を習得した！</text:p>
          </table:table-cell>
          <table:table-cell table:style-name="ce0" table:number-columns-repeated="3"/>
        </table:table-row>
        <table:table-row table:style-name="ro1">
          <table:table-cell table:style-name="ce0" office:value-type="string" calcext:value-type="string">
            <text:p>はむこは、スキル【バーストバブル】を習得した！</text:p>
          </table:table-cell>
          <table:table-cell table:style-name="ce0" table:number-columns-repeated="3"/>
        </table:table-row>
        <table:table-row table:style-name="ro1">
          <table:table-cell table:style-name="ce0" office:value-type="string" calcext:value-type="string">
            <text:p>はむこは、スキル【レーザーブライト】を習得した！</text:p>
          </table:table-cell>
          <table:table-cell table:style-name="ce0" table:number-columns-repeated="3"/>
        </table:table-row>
        <table:table-row table:style-name="ro1">
          <table:table-cell table:style-name="ce0" office:value-type="string" calcext:value-type="string">
            <text:p>はむこのクラス【トロピカル】がレベル\V[1188]になった！【トロピカル】を極めた！！</text:p>
          </table:table-cell>
          <table:table-cell table:style-name="ce0" table:number-columns-repeated="3"/>
        </table:table-row>
        <table:table-row table:style-name="ro1">
          <table:table-cell table:style-name="ce0" office:value-type="string" calcext:value-type="string">
            <text:p>はむこは、スキル【ビッグウェーブ】を習得した！</text:p>
          </table:table-cell>
          <table:table-cell table:style-name="ce0" table:number-columns-repeated="3"/>
        </table:table-row>
        <table:table-row table:style-name="ro1">
          <table:table-cell table:style-name="ce0" office:value-type="string" calcext:value-type="string">
            <text:p>はむこのクラス【パイアン】がレベル\V[1189]になった！</text:p>
          </table:table-cell>
          <table:table-cell table:style-name="ce0" table:number-columns-repeated="3"/>
        </table:table-row>
        <table:table-row table:style-name="ro1">
          <table:table-cell table:style-name="ce0" office:value-type="string" calcext:value-type="string">
            <text:p>はむこは、スキル【イグニスフレア】を習得した！</text:p>
          </table:table-cell>
          <table:table-cell table:style-name="ce0" table:number-columns-repeated="3"/>
        </table:table-row>
        <table:table-row table:style-name="ro1">
          <table:table-cell table:style-name="ce0" office:value-type="string" calcext:value-type="string">
            <text:p>はむこは、スキル【プリズムリアクト】を習得した！</text:p>
          </table:table-cell>
          <table:table-cell table:style-name="ce0" table:number-columns-repeated="3"/>
        </table:table-row>
        <table:table-row table:style-name="ro1">
          <table:table-cell table:style-name="ce0" office:value-type="string" calcext:value-type="string">
            <text:p>はむこは、スキル【ラスアルゲティ】を習得した！</text:p>
          </table:table-cell>
          <table:table-cell table:style-name="ce0" table:number-columns-repeated="3"/>
        </table:table-row>
        <table:table-row table:style-name="ro1">
          <table:table-cell table:style-name="ce0" office:value-type="string" calcext:value-type="string">
            <text:p>はむこは、スキル【ケイオスドライヴ】を習得した！</text:p>
          </table:table-cell>
          <table:table-cell table:style-name="ce0" table:number-columns-repeated="3"/>
        </table:table-row>
        <table:table-row table:style-name="ro1">
          <table:table-cell table:style-name="ce0" office:value-type="string" calcext:value-type="string">
            <text:p>はむこのクラス【パイアン】がレベル\V[1189]になった！【パイアン】を極めた！！</text:p>
          </table:table-cell>
          <table:table-cell table:style-name="ce0" table:number-columns-repeated="3"/>
        </table:table-row>
        <table:table-row table:style-name="ro1">
          <table:table-cell table:style-name="ce0" office:value-type="string" calcext:value-type="string">
            <text:p>はむこは、スキル【イクリプス キッス】を習得した！</text:p>
          </table:table-cell>
          <table:table-cell table:style-name="ce0" table:number-columns-repeated="3"/>
        </table:table-row>
        <table:table-row table:style-name="ro1">
          <table:table-cell table:style-name="ce0" office:value-type="string" calcext:value-type="string">
            <text:p>はむこのクラス【タナトス】がレベル\V[1190]になった！</text:p>
          </table:table-cell>
          <table:table-cell table:style-name="ce0" table:number-columns-repeated="3"/>
        </table:table-row>
        <table:table-row table:style-name="ro1">
          <table:table-cell table:style-name="ce0" office:value-type="string" calcext:value-type="string">
            <text:p>はむこは、スキル【イビルエッジ】を習得した！</text:p>
          </table:table-cell>
          <table:table-cell table:style-name="ce0" table:number-columns-repeated="3"/>
        </table:table-row>
        <table:table-row table:style-name="ro1">
          <table:table-cell table:style-name="ce0" office:value-type="string" calcext:value-type="string">
            <text:p>はむこは、スキル【アサルトガッシュ】を習得した！</text:p>
          </table:table-cell>
          <table:table-cell table:style-name="ce0" table:number-columns-repeated="3"/>
        </table:table-row>
        <table:table-row table:style-name="ro1">
          <table:table-cell table:style-name="ce0" office:value-type="string" calcext:value-type="string">
            <text:p>はむこは、スキル【ダークグロリア】を習得した！</text:p>
          </table:table-cell>
          <table:table-cell table:style-name="ce0" table:number-columns-repeated="3"/>
        </table:table-row>
        <table:table-row table:style-name="ro1">
          <table:table-cell table:style-name="ce0" office:value-type="string" calcext:value-type="string">
            <text:p>はむこは、スキル【スケイルクリーヴァ】を習得した！</text:p>
          </table:table-cell>
          <table:table-cell table:style-name="ce0" table:number-columns-repeated="3"/>
        </table:table-row>
        <table:table-row table:style-name="ro1">
          <table:table-cell table:style-name="ce0" office:value-type="string" calcext:value-type="string">
            <text:p>はむこのクラス【タナトス】がレベル\V[1190]になった！【タナトス】を極めた！！</text:p>
          </table:table-cell>
          <table:table-cell table:style-name="ce0" table:number-columns-repeated="3"/>
        </table:table-row>
        <table:table-row table:style-name="ro1">
          <table:table-cell table:style-name="ce0" office:value-type="string" calcext:value-type="string">
            <text:p>はむこは、スキル【シュバルツローゼ】を習得した！</text:p>
          </table:table-cell>
          <table:table-cell table:style-name="ce0" table:number-columns-repeated="3"/>
        </table:table-row>
        <table:table-row table:style-name="ro1">
          <table:table-cell table:style-name="ce0" office:value-type="string" calcext:value-type="string">
            <text:p>はむこのクラス【くノ一】がレベル\V[1191]になった！</text:p>
          </table:table-cell>
          <table:table-cell table:style-name="ce0" table:number-columns-repeated="3"/>
        </table:table-row>
        <table:table-row table:style-name="ro1">
          <table:table-cell table:style-name="ce0" office:value-type="string" calcext:value-type="string">
            <text:p>はむこは、スキル【連翹・歪】を習得した！</text:p>
          </table:table-cell>
          <table:table-cell table:style-name="ce0" table:number-columns-repeated="3"/>
        </table:table-row>
        <table:table-row table:style-name="ro1">
          <table:table-cell table:style-name="ce0" office:value-type="string" calcext:value-type="string">
            <text:p>はむこは、スキル【冥焔】を習得した！</text:p>
          </table:table-cell>
          <table:table-cell table:style-name="ce0" table:number-columns-repeated="3"/>
        </table:table-row>
        <table:table-row table:style-name="ro1">
          <table:table-cell table:style-name="ce0" office:value-type="string" calcext:value-type="string">
            <text:p>はむこは、スキル【涅槃落念】を習得した！</text:p>
          </table:table-cell>
          <table:table-cell table:style-name="ce0" table:number-columns-repeated="3"/>
        </table:table-row>
        <table:table-row table:style-name="ro1">
          <table:table-cell table:style-name="ce0" office:value-type="string" calcext:value-type="string">
            <text:p>はむこは、スキル【飾千鳥】を習得した！</text:p>
          </table:table-cell>
          <table:table-cell table:style-name="ce0" table:number-columns-repeated="3"/>
        </table:table-row>
        <table:table-row table:style-name="ro1">
          <table:table-cell table:style-name="ce0" office:value-type="string" calcext:value-type="string">
            <text:p>はむこのクラス【くノ一】がレベル\V[1191]になった！【くノ一】を極めた！！</text:p>
          </table:table-cell>
          <table:table-cell table:style-name="ce0" table:number-columns-repeated="3"/>
        </table:table-row>
        <table:table-row table:style-name="ro1">
          <table:table-cell table:style-name="ce0" office:value-type="string" calcext:value-type="string">
            <text:p>はむこは、スキル【鬼脈ノ兇歌】を習得した！</text:p>
          </table:table-cell>
          <table:table-cell table:style-name="ce0" table:number-columns-repeated="3"/>
        </table:table-row>
        <table:table-row table:style-name="ro1">
          <table:table-cell table:style-name="ce0" office:value-type="string" calcext:value-type="string">
            <text:p>はむこのクラス【チアリーダー】がレベル\V[1192]になった！</text:p>
          </table:table-cell>
          <table:table-cell table:style-name="ce0" table:number-columns-repeated="3"/>
        </table:table-row>
        <table:table-row table:style-name="ro1">
          <table:table-cell table:style-name="ce0" office:value-type="string" calcext:value-type="string">
            <text:p>はむこは、スキル【パッションダンス】を習得した！</text:p>
          </table:table-cell>
          <table:table-cell table:style-name="ce0" table:number-columns-repeated="3"/>
        </table:table-row>
        <table:table-row table:style-name="ro1">
          <table:table-cell table:style-name="ce0" office:value-type="string" calcext:value-type="string">
            <text:p>はむこは、スキル【チリーダンス】を習得した！</text:p>
          </table:table-cell>
          <table:table-cell table:style-name="ce0" table:number-columns-repeated="3"/>
        </table:table-row>
        <table:table-row table:style-name="ro1">
          <table:table-cell table:style-name="ce0" office:value-type="string" calcext:value-type="string">
            <text:p>はむこは、スキル【シャイニングダンス】を習得した！</text:p>
          </table:table-cell>
          <table:table-cell table:style-name="ce0" table:number-columns-repeated="3"/>
        </table:table-row>
        <table:table-row table:style-name="ro1">
          <table:table-cell table:style-name="ce0" office:value-type="string" calcext:value-type="string">
            <text:p>はむこは、スキル【ナイトダンス】を習得した！</text:p>
          </table:table-cell>
          <table:table-cell table:style-name="ce0" table:number-columns-repeated="3"/>
        </table:table-row>
        <table:table-row table:style-name="ro1">
          <table:table-cell table:style-name="ce0" office:value-type="string" calcext:value-type="string">
            <text:p>はむこのクラス【チアリーダー】がレベル\V[1192]になった！【チアリーダー】を極めた！！</text:p>
          </table:table-cell>
          <table:table-cell table:style-name="ce0" table:number-columns-repeated="3"/>
        </table:table-row>
        <table:table-row table:style-name="ro1">
          <table:table-cell table:style-name="ce0" office:value-type="string" calcext:value-type="string">
            <text:p>はむこは、スキル【ルナティックダンス】を習得した！</text:p>
          </table:table-cell>
          <table:table-cell table:style-name="ce0" table:number-columns-repeated="3"/>
        </table:table-row>
        <table:table-row table:style-name="ro1">
          <table:table-cell table:style-name="ce0" office:value-type="string" calcext:value-type="string">
            <text:p>にゃんこのクラス【ファイター】がレベル\V[1193]になった！</text:p>
          </table:table-cell>
          <table:table-cell table:style-name="ce0" table:number-columns-repeated="3"/>
        </table:table-row>
        <table:table-row table:style-name="ro1">
          <table:table-cell table:style-name="ce0" office:value-type="string" calcext:value-type="string">
            <text:p>にゃんこは、スキル【パワースラッシュ】を習得した！</text:p>
          </table:table-cell>
          <table:table-cell table:style-name="ce0" table:number-columns-repeated="3"/>
        </table:table-row>
        <table:table-row table:style-name="ro1">
          <table:table-cell table:style-name="ce0" office:value-type="string" calcext:value-type="string">
            <text:p>にゃんこは、スキル【ソニックブレード】を習得した！</text:p>
          </table:table-cell>
          <table:table-cell table:style-name="ce0" table:number-columns-repeated="3"/>
        </table:table-row>
        <table:table-row table:style-name="ro1">
          <table:table-cell table:style-name="ce0" office:value-type="string" calcext:value-type="string">
            <text:p>にゃんこのクラスEXPが一定値に達した！ボーナスパラメータをゲット！</text:p>
          </table:table-cell>
          <table:table-cell table:style-name="ce0" table:number-columns-repeated="3"/>
        </table:table-row>
        <table:table-row table:style-name="ro1">
          <table:table-cell table:style-name="ce0" office:value-type="string" calcext:value-type="string">
            <text:p>にゃんこは、スキル【ヒートスラッシュ】を習得した！</text:p>
          </table:table-cell>
          <table:table-cell table:style-name="ce0" table:number-columns-repeated="3"/>
        </table:table-row>
        <table:table-row table:style-name="ro1">
          <table:table-cell table:style-name="ce0" office:value-type="string" calcext:value-type="string">
            <text:p>にゃんこは、スキル【コールドスラスト】を習得した！</text:p>
          </table:table-cell>
          <table:table-cell table:style-name="ce0" table:number-columns-repeated="3"/>
        </table:table-row>
        <table:table-row table:style-name="ro1">
          <table:table-cell table:style-name="ce0" office:value-type="string" calcext:value-type="string">
            <text:p>にゃんこのクラス【ファイター】がレベル\V[1193]になった！【ファイター】を極めた！！</text:p>
          </table:table-cell>
          <table:table-cell table:style-name="ce0" table:number-columns-repeated="3"/>
        </table:table-row>
        <table:table-row table:style-name="ro1">
          <table:table-cell table:style-name="ce0" office:value-type="string" calcext:value-type="string">
            <text:p>にゃんこは、スキル【バスターブレード】を習得した！</text:p>
          </table:table-cell>
          <table:table-cell table:style-name="ce0" table:number-columns-repeated="3"/>
        </table:table-row>
        <table:table-row table:style-name="ro1">
          <table:table-cell table:style-name="ce0" office:value-type="string" calcext:value-type="string">
            <text:p>にゃんこのクラス【華龍】がレベル\V[1194]になった！</text:p>
          </table:table-cell>
          <table:table-cell table:style-name="ce0" table:number-columns-repeated="3"/>
        </table:table-row>
        <table:table-row table:style-name="ro1">
          <table:table-cell table:style-name="ce0" office:value-type="string" calcext:value-type="string">
            <text:p>にゃんこは、スキル【炎龍撃】を習得した！</text:p>
          </table:table-cell>
          <table:table-cell table:style-name="ce0" table:number-columns-repeated="3"/>
        </table:table-row>
        <table:table-row table:style-name="ro1">
          <table:table-cell table:style-name="ce0" office:value-type="string" calcext:value-type="string">
            <text:p>にゃんこは、スキル【烈煌砕】を習得した！</text:p>
          </table:table-cell>
          <table:table-cell table:style-name="ce0" table:number-columns-repeated="3"/>
        </table:table-row>
        <table:table-row table:style-name="ro1">
          <table:table-cell table:style-name="ce0" office:value-type="string" calcext:value-type="string">
            <text:p>にゃんこは、スキル【天爆断】を習得した！</text:p>
          </table:table-cell>
          <table:table-cell table:style-name="ce0" table:number-columns-repeated="3"/>
        </table:table-row>
        <table:table-row table:style-name="ro1">
          <table:table-cell table:style-name="ce0" office:value-type="string" calcext:value-type="string">
            <text:p>にゃんこは、スキル【翔雷陣】を習得した！</text:p>
          </table:table-cell>
          <table:table-cell table:style-name="ce0" table:number-columns-repeated="3"/>
        </table:table-row>
        <table:table-row table:style-name="ro1">
          <table:table-cell table:style-name="ce0" office:value-type="string" calcext:value-type="string">
            <text:p>にゃんこのクラス【華龍】がレベル\V[1194]になった！【華龍】を極めた！！</text:p>
          </table:table-cell>
          <table:table-cell table:style-name="ce0" table:number-columns-repeated="3"/>
        </table:table-row>
        <table:table-row table:style-name="ro1">
          <table:table-cell table:style-name="ce0" office:value-type="string" calcext:value-type="string">
            <text:p>にゃんこは、スキル【朱雀凛】を習得した！</text:p>
          </table:table-cell>
          <table:table-cell table:style-name="ce0" table:number-columns-repeated="3"/>
        </table:table-row>
        <table:table-row table:style-name="ro1">
          <table:table-cell table:style-name="ce0" office:value-type="string" calcext:value-type="string">
            <text:p>にゃんこのクラス【トロピカル】がレベル\V[1195]になった！</text:p>
          </table:table-cell>
          <table:table-cell table:style-name="ce0" table:number-columns-repeated="3"/>
        </table:table-row>
        <table:table-row table:style-name="ro1">
          <table:table-cell table:style-name="ce0" office:value-type="string" calcext:value-type="string">
            <text:p>にゃんこは、スキル【スプラッシュ】を習得した！</text:p>
          </table:table-cell>
          <table:table-cell table:style-name="ce0" table:number-columns-repeated="3"/>
        </table:table-row>
        <table:table-row table:style-name="ro1">
          <table:table-cell table:style-name="ce0" office:value-type="string" calcext:value-type="string">
            <text:p>にゃんこは、スキル【サンシャイン】を習得した！</text:p>
          </table:table-cell>
          <table:table-cell table:style-name="ce0" table:number-columns-repeated="3"/>
        </table:table-row>
        <table:table-row table:style-name="ro1">
          <table:table-cell table:style-name="ce0" office:value-type="string" calcext:value-type="string">
            <text:p>にゃんこは、スキル【バーストバブル】を習得した！</text:p>
          </table:table-cell>
          <table:table-cell table:style-name="ce0" table:number-columns-repeated="3"/>
        </table:table-row>
        <table:table-row table:style-name="ro1">
          <table:table-cell table:style-name="ce0" office:value-type="string" calcext:value-type="string">
            <text:p>にゃんこは、スキル【レーザーブライト】を習得した！</text:p>
          </table:table-cell>
          <table:table-cell table:style-name="ce0" table:number-columns-repeated="3"/>
        </table:table-row>
        <table:table-row table:style-name="ro1">
          <table:table-cell table:style-name="ce0" office:value-type="string" calcext:value-type="string">
            <text:p>にゃんこのクラス【トロピカル】がレベル\V[1195]になった！【トロピカル】を極めた！！</text:p>
          </table:table-cell>
          <table:table-cell table:style-name="ce0" table:number-columns-repeated="3"/>
        </table:table-row>
        <table:table-row table:style-name="ro1">
          <table:table-cell table:style-name="ce0" office:value-type="string" calcext:value-type="string">
            <text:p>にゃんこは、スキル【ビッグウェーブ】を習得した！</text:p>
          </table:table-cell>
          <table:table-cell table:style-name="ce0" table:number-columns-repeated="3"/>
        </table:table-row>
        <table:table-row table:style-name="ro1">
          <table:table-cell table:style-name="ce0" office:value-type="string" calcext:value-type="string">
            <text:p>にゃんこのクラス【パイアン】がレベル\V[1196]になった！</text:p>
          </table:table-cell>
          <table:table-cell table:style-name="ce0" table:number-columns-repeated="3"/>
        </table:table-row>
        <table:table-row table:style-name="ro1">
          <table:table-cell table:style-name="ce0" office:value-type="string" calcext:value-type="string">
            <text:p>にゃんこは、スキル【イグニスフレア】を習得した！</text:p>
          </table:table-cell>
          <table:table-cell table:style-name="ce0" table:number-columns-repeated="3"/>
        </table:table-row>
        <table:table-row table:style-name="ro1">
          <table:table-cell table:style-name="ce0" office:value-type="string" calcext:value-type="string">
            <text:p>にゃんこは、スキル【プリズムリアクト】を習得した！</text:p>
          </table:table-cell>
          <table:table-cell table:style-name="ce0" table:number-columns-repeated="3"/>
        </table:table-row>
        <table:table-row table:style-name="ro1">
          <table:table-cell table:style-name="ce0" office:value-type="string" calcext:value-type="string">
            <text:p>にゃんこは、スキル【ラスアルゲティ】を習得した！</text:p>
          </table:table-cell>
          <table:table-cell table:style-name="ce0" table:number-columns-repeated="3"/>
        </table:table-row>
        <table:table-row table:style-name="ro1">
          <table:table-cell table:style-name="ce0" office:value-type="string" calcext:value-type="string">
            <text:p>にゃんこは、スキル【ケイオスドライヴ】を習得した！</text:p>
          </table:table-cell>
          <table:table-cell table:style-name="ce0" table:number-columns-repeated="3"/>
        </table:table-row>
        <table:table-row table:style-name="ro1">
          <table:table-cell table:style-name="ce0" office:value-type="string" calcext:value-type="string">
            <text:p>にゃんこのクラス【パイアン】がレベル\V[1196]になった！【パイアン】を極めた！！</text:p>
          </table:table-cell>
          <table:table-cell table:style-name="ce0" table:number-columns-repeated="3"/>
        </table:table-row>
        <table:table-row table:style-name="ro1">
          <table:table-cell table:style-name="ce0" office:value-type="string" calcext:value-type="string">
            <text:p>にゃんこは、スキル【イクリプス キッス】を習得した！</text:p>
          </table:table-cell>
          <table:table-cell table:style-name="ce0" table:number-columns-repeated="3"/>
        </table:table-row>
        <table:table-row table:style-name="ro1">
          <table:table-cell table:style-name="ce0" office:value-type="string" calcext:value-type="string">
            <text:p>にゃんこのクラス【タナトス】がレベル\V[1197]になった！</text:p>
          </table:table-cell>
          <table:table-cell table:style-name="ce0" table:number-columns-repeated="3"/>
        </table:table-row>
        <table:table-row table:style-name="ro1">
          <table:table-cell table:style-name="ce0" office:value-type="string" calcext:value-type="string">
            <text:p>にゃんこは、スキル【イビルエッジ】を習得した！</text:p>
          </table:table-cell>
          <table:table-cell table:style-name="ce0" table:number-columns-repeated="3"/>
        </table:table-row>
        <table:table-row table:style-name="ro1">
          <table:table-cell table:style-name="ce0" office:value-type="string" calcext:value-type="string">
            <text:p>にゃんこは、スキル【アサルトガッシュ】を習得した！</text:p>
          </table:table-cell>
          <table:table-cell table:style-name="ce0" table:number-columns-repeated="3"/>
        </table:table-row>
        <table:table-row table:style-name="ro1">
          <table:table-cell table:style-name="ce0" office:value-type="string" calcext:value-type="string">
            <text:p>にゃんこは、スキル【ダークグロリア】を習得した！</text:p>
          </table:table-cell>
          <table:table-cell table:style-name="ce0" table:number-columns-repeated="3"/>
        </table:table-row>
        <table:table-row table:style-name="ro1">
          <table:table-cell table:style-name="ce0" office:value-type="string" calcext:value-type="string">
            <text:p>にゃんこは、スキル【スケイルクリーヴァ】を習得した！</text:p>
          </table:table-cell>
          <table:table-cell table:style-name="ce0" table:number-columns-repeated="3"/>
        </table:table-row>
        <table:table-row table:style-name="ro1">
          <table:table-cell table:style-name="ce0" office:value-type="string" calcext:value-type="string">
            <text:p>にゃんこのクラス【タナトス】がレベル\V[1197]になった！【タナトス】を極めた！！</text:p>
          </table:table-cell>
          <table:table-cell table:style-name="ce0" table:number-columns-repeated="3"/>
        </table:table-row>
        <table:table-row table:style-name="ro1">
          <table:table-cell table:style-name="ce0" office:value-type="string" calcext:value-type="string">
            <text:p>にゃんこは、スキル【シュバルツローゼ】を習得した！</text:p>
          </table:table-cell>
          <table:table-cell table:style-name="ce0" table:number-columns-repeated="3"/>
        </table:table-row>
        <table:table-row table:style-name="ro1">
          <table:table-cell table:style-name="ce0" office:value-type="string" calcext:value-type="string">
            <text:p>にゃんこのクラス【くノ一】がレベル\V[1198]になった！</text:p>
          </table:table-cell>
          <table:table-cell table:style-name="ce0" table:number-columns-repeated="3"/>
        </table:table-row>
        <table:table-row table:style-name="ro1">
          <table:table-cell table:style-name="ce0" office:value-type="string" calcext:value-type="string">
            <text:p>にゃんこは、スキル【連翹・歪】を習得した！</text:p>
          </table:table-cell>
          <table:table-cell table:style-name="ce0" table:number-columns-repeated="3"/>
        </table:table-row>
        <table:table-row table:style-name="ro1">
          <table:table-cell table:style-name="ce0" office:value-type="string" calcext:value-type="string">
            <text:p>にゃんこは、スキル【冥焔】を習得した！</text:p>
          </table:table-cell>
          <table:table-cell table:style-name="ce0" table:number-columns-repeated="3"/>
        </table:table-row>
        <table:table-row table:style-name="ro1">
          <table:table-cell table:style-name="ce0" office:value-type="string" calcext:value-type="string">
            <text:p>にゃんこは、スキル【涅槃落念】を習得した！</text:p>
          </table:table-cell>
          <table:table-cell table:style-name="ce0" table:number-columns-repeated="3"/>
        </table:table-row>
        <table:table-row table:style-name="ro1">
          <table:table-cell table:style-name="ce0" office:value-type="string" calcext:value-type="string">
            <text:p>にゃんこは、スキル【飾千鳥】を習得した！</text:p>
          </table:table-cell>
          <table:table-cell table:style-name="ce0" table:number-columns-repeated="3"/>
        </table:table-row>
        <table:table-row table:style-name="ro1">
          <table:table-cell table:style-name="ce0" office:value-type="string" calcext:value-type="string">
            <text:p>にゃんこのクラス【くノ一】がレベル\V[1198]になった！【くノ一】を極めた！！</text:p>
          </table:table-cell>
          <table:table-cell table:style-name="ce0" table:number-columns-repeated="3"/>
        </table:table-row>
        <table:table-row table:style-name="ro1">
          <table:table-cell table:style-name="ce0" office:value-type="string" calcext:value-type="string">
            <text:p>にゃんこは、スキル【鬼脈ノ兇歌】を習得した！</text:p>
          </table:table-cell>
          <table:table-cell table:style-name="ce0" table:number-columns-repeated="3"/>
        </table:table-row>
        <table:table-row table:style-name="ro1">
          <table:table-cell table:style-name="ce0" office:value-type="string" calcext:value-type="string">
            <text:p>にゃんこのクラス【チアリーダー】がレベル\V[1199]になった！</text:p>
          </table:table-cell>
          <table:table-cell table:style-name="ce0" table:number-columns-repeated="3"/>
        </table:table-row>
        <table:table-row table:style-name="ro1">
          <table:table-cell table:style-name="ce0" office:value-type="string" calcext:value-type="string">
            <text:p>にゃんこは、スキル【パッションダンス】を習得した！</text:p>
          </table:table-cell>
          <table:table-cell table:style-name="ce0" table:number-columns-repeated="3"/>
        </table:table-row>
        <table:table-row table:style-name="ro1">
          <table:table-cell table:style-name="ce0" office:value-type="string" calcext:value-type="string">
            <text:p>にゃんこは、スキル【チリーダンス】を習得した！</text:p>
          </table:table-cell>
          <table:table-cell table:style-name="ce0" table:number-columns-repeated="3"/>
        </table:table-row>
        <table:table-row table:style-name="ro1">
          <table:table-cell table:style-name="ce0" office:value-type="string" calcext:value-type="string">
            <text:p>にゃんこは、スキル【シャイニングダンス】を習得した！</text:p>
          </table:table-cell>
          <table:table-cell table:style-name="ce0" table:number-columns-repeated="3"/>
        </table:table-row>
        <table:table-row table:style-name="ro1">
          <table:table-cell table:style-name="ce0" office:value-type="string" calcext:value-type="string">
            <text:p>にゃんこは、スキル【ナイトダンス】を習得した！</text:p>
          </table:table-cell>
          <table:table-cell table:style-name="ce0" table:number-columns-repeated="3"/>
        </table:table-row>
        <table:table-row table:style-name="ro1">
          <table:table-cell table:style-name="ce0" office:value-type="string" calcext:value-type="string">
            <text:p>にゃんこのクラス【チアリーダー】がレベル\V[1199]になった！【チアリーダー】を極めた！！</text:p>
          </table:table-cell>
          <table:table-cell table:style-name="ce0" table:number-columns-repeated="3"/>
        </table:table-row>
        <table:table-row table:style-name="ro1">
          <table:table-cell table:style-name="ce0" office:value-type="string" calcext:value-type="string">
            <text:p>にゃんこは、スキル【ルナティックダンス】を習得した！</text:p>
          </table:table-cell>
          <table:table-cell table:style-name="ce0" table:number-columns-repeated="3"/>
        </table:table-row>
        <table:table-row table:style-name="ro1">
          <table:table-cell table:style-name="ce0" office:value-type="string" calcext:value-type="string">
            <text:p>ともっちのクラス【ファイター】がレベル\V[1200]になった！</text:p>
          </table:table-cell>
          <table:table-cell table:style-name="ce0" table:number-columns-repeated="3"/>
        </table:table-row>
        <table:table-row table:style-name="ro1">
          <table:table-cell table:style-name="ce0" office:value-type="string" calcext:value-type="string">
            <text:p>ともっちは、スキル【パワースラッシュ】を習得した！</text:p>
          </table:table-cell>
          <table:table-cell table:style-name="ce0" table:number-columns-repeated="3"/>
        </table:table-row>
        <table:table-row table:style-name="ro1">
          <table:table-cell table:style-name="ce0" office:value-type="string" calcext:value-type="string">
            <text:p>ともっちは、スキル【ソニックブレード】を習得した！</text:p>
          </table:table-cell>
          <table:table-cell table:style-name="ce0" table:number-columns-repeated="3"/>
        </table:table-row>
        <table:table-row table:style-name="ro1">
          <table:table-cell table:style-name="ce0" office:value-type="string" calcext:value-type="string">
            <text:p>ともっちのクラスEXPが一定値に達した！ボーナスパラメータをゲット！</text:p>
          </table:table-cell>
          <table:table-cell table:style-name="ce0" table:number-columns-repeated="3"/>
        </table:table-row>
        <table:table-row table:style-name="ro1">
          <table:table-cell table:style-name="ce0" office:value-type="string" calcext:value-type="string">
            <text:p>ともっちは、スキル【ヒートスラッシュ】を習得した！</text:p>
          </table:table-cell>
          <table:table-cell table:style-name="ce0" table:number-columns-repeated="3"/>
        </table:table-row>
        <table:table-row table:style-name="ro1">
          <table:table-cell table:style-name="ce0" office:value-type="string" calcext:value-type="string">
            <text:p>ともっちは、スキル【コールドスラスト】を習得した！</text:p>
          </table:table-cell>
          <table:table-cell table:style-name="ce0" table:number-columns-repeated="3"/>
        </table:table-row>
        <table:table-row table:style-name="ro1">
          <table:table-cell table:style-name="ce0" office:value-type="string" calcext:value-type="string">
            <text:p>ともっちのクラス【ファイター】がレベル\V[1200]になった！【ファイター】を極めた！！</text:p>
          </table:table-cell>
          <table:table-cell table:style-name="ce0" table:number-columns-repeated="3"/>
        </table:table-row>
        <table:table-row table:style-name="ro1">
          <table:table-cell table:style-name="ce0" office:value-type="string" calcext:value-type="string">
            <text:p>ともっちは、スキル【バスターブレード】を習得した！</text:p>
          </table:table-cell>
          <table:table-cell table:style-name="ce0" table:number-columns-repeated="3"/>
        </table:table-row>
        <table:table-row table:style-name="ro1">
          <table:table-cell table:style-name="ce0" office:value-type="string" calcext:value-type="string">
            <text:p>ともっちのクラス【華龍】がレベル\V[1201]になった！</text:p>
          </table:table-cell>
          <table:table-cell table:style-name="ce0" table:number-columns-repeated="3"/>
        </table:table-row>
        <table:table-row table:style-name="ro1">
          <table:table-cell table:style-name="ce0" office:value-type="string" calcext:value-type="string">
            <text:p>ともっちは、スキル【炎龍撃】を習得した！</text:p>
          </table:table-cell>
          <table:table-cell table:style-name="ce0" table:number-columns-repeated="3"/>
        </table:table-row>
        <table:table-row table:style-name="ro1">
          <table:table-cell table:style-name="ce0" office:value-type="string" calcext:value-type="string">
            <text:p>ともっちは、スキル【烈煌砕】を習得した！</text:p>
          </table:table-cell>
          <table:table-cell table:style-name="ce0" table:number-columns-repeated="3"/>
        </table:table-row>
        <table:table-row table:style-name="ro1">
          <table:table-cell table:style-name="ce0" office:value-type="string" calcext:value-type="string">
            <text:p>ともっちは、スキル【天爆断】を習得した！</text:p>
          </table:table-cell>
          <table:table-cell table:style-name="ce0" table:number-columns-repeated="3"/>
        </table:table-row>
        <table:table-row table:style-name="ro1">
          <table:table-cell table:style-name="ce0" office:value-type="string" calcext:value-type="string">
            <text:p>ともっちは、スキル【翔雷陣】を習得した！</text:p>
          </table:table-cell>
          <table:table-cell table:style-name="ce0" table:number-columns-repeated="3"/>
        </table:table-row>
        <table:table-row table:style-name="ro1">
          <table:table-cell table:style-name="ce0" office:value-type="string" calcext:value-type="string">
            <text:p>ともっちのクラス【華龍】がレベル\V[1201]になった！【華龍】を極めた！！</text:p>
          </table:table-cell>
          <table:table-cell table:style-name="ce0" table:number-columns-repeated="3"/>
        </table:table-row>
        <table:table-row table:style-name="ro1">
          <table:table-cell table:style-name="ce0" office:value-type="string" calcext:value-type="string">
            <text:p>ともっちは、スキル【朱雀凛】を習得した！</text:p>
          </table:table-cell>
          <table:table-cell table:style-name="ce0" table:number-columns-repeated="3"/>
        </table:table-row>
        <table:table-row table:style-name="ro1">
          <table:table-cell table:style-name="ce0" office:value-type="string" calcext:value-type="string">
            <text:p>ともっちのクラス【トロピカル】がレベル\V[1202]になった！</text:p>
          </table:table-cell>
          <table:table-cell table:style-name="ce0" table:number-columns-repeated="3"/>
        </table:table-row>
        <table:table-row table:style-name="ro1">
          <table:table-cell table:style-name="ce0" office:value-type="string" calcext:value-type="string">
            <text:p>ともっちは、スキル【スプラッシュ】を習得した！</text:p>
          </table:table-cell>
          <table:table-cell table:style-name="ce0" table:number-columns-repeated="3"/>
        </table:table-row>
        <table:table-row table:style-name="ro1">
          <table:table-cell table:style-name="ce0" office:value-type="string" calcext:value-type="string">
            <text:p>ともっちは、スキル【サンシャイン】を習得した！</text:p>
          </table:table-cell>
          <table:table-cell table:style-name="ce0" table:number-columns-repeated="3"/>
        </table:table-row>
        <table:table-row table:style-name="ro1">
          <table:table-cell table:style-name="ce0" office:value-type="string" calcext:value-type="string">
            <text:p>ともっちは、スキル【バーストバブル】を習得した！</text:p>
          </table:table-cell>
          <table:table-cell table:style-name="ce0" table:number-columns-repeated="3"/>
        </table:table-row>
        <table:table-row table:style-name="ro1">
          <table:table-cell table:style-name="ce0" office:value-type="string" calcext:value-type="string">
            <text:p>ともっちは、スキル【レーザーブライト】を習得した！</text:p>
          </table:table-cell>
          <table:table-cell table:style-name="ce0" table:number-columns-repeated="3"/>
        </table:table-row>
        <table:table-row table:style-name="ro1">
          <table:table-cell table:style-name="ce0" office:value-type="string" calcext:value-type="string">
            <text:p>ともっちのクラス【トロピカル】がレベル\V[1202]になった！【トロピカル】を極めた！！</text:p>
          </table:table-cell>
          <table:table-cell table:style-name="ce0" table:number-columns-repeated="3"/>
        </table:table-row>
        <table:table-row table:style-name="ro1">
          <table:table-cell table:style-name="ce0" office:value-type="string" calcext:value-type="string">
            <text:p>ともっちは、スキル【ビッグウェーブ】を習得した！</text:p>
          </table:table-cell>
          <table:table-cell table:style-name="ce0" table:number-columns-repeated="3"/>
        </table:table-row>
        <table:table-row table:style-name="ro1">
          <table:table-cell table:style-name="ce0" office:value-type="string" calcext:value-type="string">
            <text:p>ともっちのクラス【パイアン】がレベル\V[1203]になった！</text:p>
          </table:table-cell>
          <table:table-cell table:style-name="ce0" table:number-columns-repeated="3"/>
        </table:table-row>
        <table:table-row table:style-name="ro1">
          <table:table-cell table:style-name="ce0" office:value-type="string" calcext:value-type="string">
            <text:p>ともっちは、スキル【イグニスフレア】を習得した！</text:p>
          </table:table-cell>
          <table:table-cell table:style-name="ce0" table:number-columns-repeated="3"/>
        </table:table-row>
        <table:table-row table:style-name="ro1">
          <table:table-cell table:style-name="ce0" office:value-type="string" calcext:value-type="string">
            <text:p>ともっちは、スキル【プリズムリアクト】を習得した！</text:p>
          </table:table-cell>
          <table:table-cell table:style-name="ce0" table:number-columns-repeated="3"/>
        </table:table-row>
        <table:table-row table:style-name="ro1">
          <table:table-cell table:style-name="ce0" office:value-type="string" calcext:value-type="string">
            <text:p>ともっちは、スキル【ラスアルゲティ】を習得した！</text:p>
          </table:table-cell>
          <table:table-cell table:style-name="ce0" table:number-columns-repeated="3"/>
        </table:table-row>
        <table:table-row table:style-name="ro1">
          <table:table-cell table:style-name="ce0" office:value-type="string" calcext:value-type="string">
            <text:p>ともっちは、スキル【ケイオスドライヴ】を習得した！</text:p>
          </table:table-cell>
          <table:table-cell table:style-name="ce0" table:number-columns-repeated="3"/>
        </table:table-row>
        <table:table-row table:style-name="ro1">
          <table:table-cell table:style-name="ce0" office:value-type="string" calcext:value-type="string">
            <text:p>ともっちのクラス【パイアン】がレベル\V[1203]になった！【パイアン】を極めた！！</text:p>
          </table:table-cell>
          <table:table-cell table:style-name="ce0" table:number-columns-repeated="3"/>
        </table:table-row>
        <table:table-row table:style-name="ro1">
          <table:table-cell table:style-name="ce0" office:value-type="string" calcext:value-type="string">
            <text:p>ともっちは、スキル【イクリプス キッス】を習得した！</text:p>
          </table:table-cell>
          <table:table-cell table:style-name="ce0" table:number-columns-repeated="3"/>
        </table:table-row>
        <table:table-row table:style-name="ro1">
          <table:table-cell table:style-name="ce0" office:value-type="string" calcext:value-type="string">
            <text:p>ともっちのクラス【タナトス】がレベル\V[1204]になった！</text:p>
          </table:table-cell>
          <table:table-cell table:style-name="ce0" table:number-columns-repeated="3"/>
        </table:table-row>
        <table:table-row table:style-name="ro1">
          <table:table-cell table:style-name="ce0" office:value-type="string" calcext:value-type="string">
            <text:p>ともっちは、スキル【イビルエッジ】を習得した！</text:p>
          </table:table-cell>
          <table:table-cell table:style-name="ce0" table:number-columns-repeated="3"/>
        </table:table-row>
        <table:table-row table:style-name="ro1">
          <table:table-cell table:style-name="ce0" office:value-type="string" calcext:value-type="string">
            <text:p>ともっちは、スキル【アサルトガッシュ】を習得した！</text:p>
          </table:table-cell>
          <table:table-cell table:style-name="ce0" table:number-columns-repeated="3"/>
        </table:table-row>
        <table:table-row table:style-name="ro1">
          <table:table-cell table:style-name="ce0" office:value-type="string" calcext:value-type="string">
            <text:p>ともっちは、スキル【ダークグロリア】を習得した！</text:p>
          </table:table-cell>
          <table:table-cell table:style-name="ce0" table:number-columns-repeated="3"/>
        </table:table-row>
        <table:table-row table:style-name="ro1">
          <table:table-cell table:style-name="ce0" office:value-type="string" calcext:value-type="string">
            <text:p>ともっちは、スキル【スケイルクリーヴァ】を習得した！</text:p>
          </table:table-cell>
          <table:table-cell table:style-name="ce0" table:number-columns-repeated="3"/>
        </table:table-row>
        <table:table-row table:style-name="ro1">
          <table:table-cell table:style-name="ce0" office:value-type="string" calcext:value-type="string">
            <text:p>ともっちのクラス【タナトス】がレベル\V[1204]になった！【タナトス】を極めた！！</text:p>
          </table:table-cell>
          <table:table-cell table:style-name="ce0" table:number-columns-repeated="3"/>
        </table:table-row>
        <table:table-row table:style-name="ro1">
          <table:table-cell table:style-name="ce0" office:value-type="string" calcext:value-type="string">
            <text:p>ともっちは、スキル【シュバルツローゼ】を習得した！</text:p>
          </table:table-cell>
          <table:table-cell table:style-name="ce0" table:number-columns-repeated="3"/>
        </table:table-row>
        <table:table-row table:style-name="ro1">
          <table:table-cell table:style-name="ce0" office:value-type="string" calcext:value-type="string">
            <text:p>ともっちのクラス【くノ一】がレベル\V[1205]になった！</text:p>
          </table:table-cell>
          <table:table-cell table:style-name="ce0" table:number-columns-repeated="3"/>
        </table:table-row>
        <table:table-row table:style-name="ro1">
          <table:table-cell table:style-name="ce0" office:value-type="string" calcext:value-type="string">
            <text:p>ともっちは、スキル【連翹・歪】を習得した！</text:p>
          </table:table-cell>
          <table:table-cell table:style-name="ce0" table:number-columns-repeated="3"/>
        </table:table-row>
        <table:table-row table:style-name="ro1">
          <table:table-cell table:style-name="ce0" office:value-type="string" calcext:value-type="string">
            <text:p>ともっちは、スキル【冥焔】を習得した！</text:p>
          </table:table-cell>
          <table:table-cell table:style-name="ce0" table:number-columns-repeated="3"/>
        </table:table-row>
        <table:table-row table:style-name="ro1">
          <table:table-cell table:style-name="ce0" office:value-type="string" calcext:value-type="string">
            <text:p>ともっちは、スキル【涅槃落念】を習得した！</text:p>
          </table:table-cell>
          <table:table-cell table:style-name="ce0" table:number-columns-repeated="3"/>
        </table:table-row>
        <table:table-row table:style-name="ro1">
          <table:table-cell table:style-name="ce0" office:value-type="string" calcext:value-type="string">
            <text:p>ともっちは、スキル【飾千鳥】を習得した！</text:p>
          </table:table-cell>
          <table:table-cell table:style-name="ce0" table:number-columns-repeated="3"/>
        </table:table-row>
        <table:table-row table:style-name="ro1">
          <table:table-cell table:style-name="ce0" office:value-type="string" calcext:value-type="string">
            <text:p>ともっちのクラス【くノ一】がレベル\V[1205]になった！【くノ一】を極めた！！</text:p>
          </table:table-cell>
          <table:table-cell table:style-name="ce0" table:number-columns-repeated="3"/>
        </table:table-row>
        <table:table-row table:style-name="ro1">
          <table:table-cell table:style-name="ce0" office:value-type="string" calcext:value-type="string">
            <text:p>ともっちは、スキル【鬼脈ノ兇歌】を習得した！</text:p>
          </table:table-cell>
          <table:table-cell table:style-name="ce0" table:number-columns-repeated="3"/>
        </table:table-row>
        <table:table-row table:style-name="ro1">
          <table:table-cell table:style-name="ce0" office:value-type="string" calcext:value-type="string">
            <text:p>ともっちのクラス【チアリーダー】がレベル\V[1206]になった！</text:p>
          </table:table-cell>
          <table:table-cell table:style-name="ce0" table:number-columns-repeated="3"/>
        </table:table-row>
        <table:table-row table:style-name="ro1">
          <table:table-cell table:style-name="ce0" office:value-type="string" calcext:value-type="string">
            <text:p>ともっちは、スキル【パッションダンス】を習得した！</text:p>
          </table:table-cell>
          <table:table-cell table:style-name="ce0" table:number-columns-repeated="3"/>
        </table:table-row>
        <table:table-row table:style-name="ro1">
          <table:table-cell table:style-name="ce0" office:value-type="string" calcext:value-type="string">
            <text:p>ともっちは、スキル【チリーダンス】を習得した！</text:p>
          </table:table-cell>
          <table:table-cell table:style-name="ce0" table:number-columns-repeated="3"/>
        </table:table-row>
        <table:table-row table:style-name="ro1">
          <table:table-cell table:style-name="ce0" office:value-type="string" calcext:value-type="string">
            <text:p>ともっちは、スキル【シャイニングダンス】を習得した！</text:p>
          </table:table-cell>
          <table:table-cell table:style-name="ce0" table:number-columns-repeated="3"/>
        </table:table-row>
        <table:table-row table:style-name="ro1">
          <table:table-cell table:style-name="ce0" office:value-type="string" calcext:value-type="string">
            <text:p>ともっちは、スキル【ナイトダンス】を習得した！</text:p>
          </table:table-cell>
          <table:table-cell table:style-name="ce0" table:number-columns-repeated="3"/>
        </table:table-row>
        <table:table-row table:style-name="ro1">
          <table:table-cell table:style-name="ce0" office:value-type="string" calcext:value-type="string">
            <text:p>ともっちのクラス【チアリーダー】がレベル\V[1206]になった！【チアリーダー】を極めた！！</text:p>
          </table:table-cell>
          <table:table-cell table:style-name="ce0" table:number-columns-repeated="3"/>
        </table:table-row>
        <table:table-row table:style-name="ro1">
          <table:table-cell table:style-name="ce0" office:value-type="string" calcext:value-type="string">
            <text:p>ともっちは、スキル【ルナティックダンス】を習得した！</text:p>
          </table:table-cell>
          <table:table-cell table:style-name="ce0" table:number-columns-repeated="3"/>
        </table:table-row>
        <table:table-row table:style-name="ro1">
          <table:table-cell table:style-name="ce0" office:value-type="string" calcext:value-type="string">
            <text:p>ひめのクラス【ファイター】がレベル\V[1207]になった！</text:p>
          </table:table-cell>
          <table:table-cell table:style-name="ce0" table:number-columns-repeated="3"/>
        </table:table-row>
        <table:table-row table:style-name="ro1">
          <table:table-cell table:style-name="ce0" office:value-type="string" calcext:value-type="string">
            <text:p>ひめは、スキル【パワースラッシュ】を習得した！</text:p>
          </table:table-cell>
          <table:table-cell table:style-name="ce0" table:number-columns-repeated="3"/>
        </table:table-row>
        <table:table-row table:style-name="ro1">
          <table:table-cell table:style-name="ce0" office:value-type="string" calcext:value-type="string">
            <text:p>ひめは、スキル【ソニックブレード】を習得した！</text:p>
          </table:table-cell>
          <table:table-cell table:style-name="ce0" table:number-columns-repeated="3"/>
        </table:table-row>
        <table:table-row table:style-name="ro1">
          <table:table-cell table:style-name="ce0" office:value-type="string" calcext:value-type="string">
            <text:p>ひめのクラスEXPが一定値に達した！ボーナスパラメータをゲット！</text:p>
          </table:table-cell>
          <table:table-cell table:style-name="ce0" table:number-columns-repeated="3"/>
        </table:table-row>
        <table:table-row table:style-name="ro1">
          <table:table-cell table:style-name="ce0" office:value-type="string" calcext:value-type="string">
            <text:p>ひめは、スキル【ヒートスラッシュ】を習得した！</text:p>
          </table:table-cell>
          <table:table-cell table:style-name="ce0" table:number-columns-repeated="3"/>
        </table:table-row>
        <table:table-row table:style-name="ro1">
          <table:table-cell table:style-name="ce0" office:value-type="string" calcext:value-type="string">
            <text:p>ひめは、スキル【コールドスラスト】を習得した！</text:p>
          </table:table-cell>
          <table:table-cell table:style-name="ce0" table:number-columns-repeated="3"/>
        </table:table-row>
        <table:table-row table:style-name="ro1">
          <table:table-cell table:style-name="ce0" office:value-type="string" calcext:value-type="string">
            <text:p>ひめのクラス【ファイター】がレベル\V[1207]になった！【ファイター】を極めた！！</text:p>
          </table:table-cell>
          <table:table-cell table:style-name="ce0" table:number-columns-repeated="3"/>
        </table:table-row>
        <table:table-row table:style-name="ro1">
          <table:table-cell table:style-name="ce0" office:value-type="string" calcext:value-type="string">
            <text:p>ひめは、スキル【バスターブレード】を習得した！</text:p>
          </table:table-cell>
          <table:table-cell table:style-name="ce0" table:number-columns-repeated="3"/>
        </table:table-row>
        <table:table-row table:style-name="ro1">
          <table:table-cell table:style-name="ce0" office:value-type="string" calcext:value-type="string">
            <text:p>ひめのクラス【華龍】がレベル\V[1208]になった！</text:p>
          </table:table-cell>
          <table:table-cell table:style-name="ce0" table:number-columns-repeated="3"/>
        </table:table-row>
        <table:table-row table:style-name="ro1">
          <table:table-cell table:style-name="ce0" office:value-type="string" calcext:value-type="string">
            <text:p>ひめは、スキル【炎龍撃】を習得した！</text:p>
          </table:table-cell>
          <table:table-cell table:style-name="ce0" table:number-columns-repeated="3"/>
        </table:table-row>
        <table:table-row table:style-name="ro1">
          <table:table-cell table:style-name="ce0" office:value-type="string" calcext:value-type="string">
            <text:p>ひめは、スキル【烈煌砕】を習得した！</text:p>
          </table:table-cell>
          <table:table-cell table:style-name="ce0" table:number-columns-repeated="3"/>
        </table:table-row>
        <table:table-row table:style-name="ro1">
          <table:table-cell table:style-name="ce0" office:value-type="string" calcext:value-type="string">
            <text:p>ひめは、スキル【天爆断】を習得した！</text:p>
          </table:table-cell>
          <table:table-cell table:style-name="ce0" table:number-columns-repeated="3"/>
        </table:table-row>
        <table:table-row table:style-name="ro1">
          <table:table-cell table:style-name="ce0" office:value-type="string" calcext:value-type="string">
            <text:p>ひめは、スキル【翔雷陣】を習得した！</text:p>
          </table:table-cell>
          <table:table-cell table:style-name="ce0" table:number-columns-repeated="3"/>
        </table:table-row>
        <table:table-row table:style-name="ro1">
          <table:table-cell table:style-name="ce0" office:value-type="string" calcext:value-type="string">
            <text:p>ひめのクラス【華龍】がレベル\V[1208]になった！【華龍】を極めた！！</text:p>
          </table:table-cell>
          <table:table-cell table:style-name="ce0" table:number-columns-repeated="3"/>
        </table:table-row>
        <table:table-row table:style-name="ro1">
          <table:table-cell table:style-name="ce0" office:value-type="string" calcext:value-type="string">
            <text:p>ひめは、スキル【朱雀凛】を習得した！</text:p>
          </table:table-cell>
          <table:table-cell table:style-name="ce0" table:number-columns-repeated="3"/>
        </table:table-row>
        <table:table-row table:style-name="ro1">
          <table:table-cell table:style-name="ce0" office:value-type="string" calcext:value-type="string">
            <text:p>ひめのクラス【トロピカル】がレベル\V[1209]になった！</text:p>
          </table:table-cell>
          <table:table-cell table:style-name="ce0" table:number-columns-repeated="3"/>
        </table:table-row>
        <table:table-row table:style-name="ro1">
          <table:table-cell table:style-name="ce0" office:value-type="string" calcext:value-type="string">
            <text:p>ひめは、スキル【スプラッシュ】を習得した！</text:p>
          </table:table-cell>
          <table:table-cell table:style-name="ce0" table:number-columns-repeated="3"/>
        </table:table-row>
        <table:table-row table:style-name="ro1">
          <table:table-cell table:style-name="ce0" office:value-type="string" calcext:value-type="string">
            <text:p>ひめは、スキル【サンシャイン】を習得した！</text:p>
          </table:table-cell>
          <table:table-cell table:style-name="ce0" table:number-columns-repeated="3"/>
        </table:table-row>
        <table:table-row table:style-name="ro1">
          <table:table-cell table:style-name="ce0" office:value-type="string" calcext:value-type="string">
            <text:p>ひめは、スキル【バーストバブル】を習得した！</text:p>
          </table:table-cell>
          <table:table-cell table:style-name="ce0" table:number-columns-repeated="3"/>
        </table:table-row>
        <table:table-row table:style-name="ro1">
          <table:table-cell table:style-name="ce0" office:value-type="string" calcext:value-type="string">
            <text:p>ひめは、スキル【レーザーブライト】を習得した！</text:p>
          </table:table-cell>
          <table:table-cell table:style-name="ce0" table:number-columns-repeated="3"/>
        </table:table-row>
        <table:table-row table:style-name="ro1">
          <table:table-cell table:style-name="ce0" office:value-type="string" calcext:value-type="string">
            <text:p>ひめのクラス【トロピカル】がレベル\V[1209]になった！【トロピカル】を極めた！！</text:p>
          </table:table-cell>
          <table:table-cell table:style-name="ce0" table:number-columns-repeated="3"/>
        </table:table-row>
        <table:table-row table:style-name="ro1">
          <table:table-cell table:style-name="ce0" office:value-type="string" calcext:value-type="string">
            <text:p>ひめは、スキル【ビッグウェーブ】を習得した！</text:p>
          </table:table-cell>
          <table:table-cell table:style-name="ce0" table:number-columns-repeated="3"/>
        </table:table-row>
        <table:table-row table:style-name="ro1">
          <table:table-cell table:style-name="ce0" office:value-type="string" calcext:value-type="string">
            <text:p>ひめのクラス【パイアン】がレベル\V[1210]になった！</text:p>
          </table:table-cell>
          <table:table-cell table:style-name="ce0" table:number-columns-repeated="3"/>
        </table:table-row>
        <table:table-row table:style-name="ro1">
          <table:table-cell table:style-name="ce0" office:value-type="string" calcext:value-type="string">
            <text:p>ひめは、スキル【イグニスフレア】を習得した！</text:p>
          </table:table-cell>
          <table:table-cell table:style-name="ce0" table:number-columns-repeated="3"/>
        </table:table-row>
        <table:table-row table:style-name="ro1">
          <table:table-cell table:style-name="ce0" office:value-type="string" calcext:value-type="string">
            <text:p>ひめは、スキル【プリズムリアクト】を習得した！</text:p>
          </table:table-cell>
          <table:table-cell table:style-name="ce0" table:number-columns-repeated="3"/>
        </table:table-row>
        <table:table-row table:style-name="ro1">
          <table:table-cell table:style-name="ce0" office:value-type="string" calcext:value-type="string">
            <text:p>ひめは、スキル【ラスアルゲティ】を習得した！</text:p>
          </table:table-cell>
          <table:table-cell table:style-name="ce0" table:number-columns-repeated="3"/>
        </table:table-row>
        <table:table-row table:style-name="ro1">
          <table:table-cell table:style-name="ce0" office:value-type="string" calcext:value-type="string">
            <text:p>ひめは、スキル【ケイオスドライヴ】を習得した！</text:p>
          </table:table-cell>
          <table:table-cell table:style-name="ce0" table:number-columns-repeated="3"/>
        </table:table-row>
        <table:table-row table:style-name="ro1">
          <table:table-cell table:style-name="ce0" office:value-type="string" calcext:value-type="string">
            <text:p>ひめのクラス【パイアン】がレベル\V[1210]になった！【パイアン】を極めた！！</text:p>
          </table:table-cell>
          <table:table-cell table:style-name="ce0" table:number-columns-repeated="3"/>
        </table:table-row>
        <table:table-row table:style-name="ro1">
          <table:table-cell table:style-name="ce0" office:value-type="string" calcext:value-type="string">
            <text:p>ひめは、スキル【イクリプス キッス】を習得した！</text:p>
          </table:table-cell>
          <table:table-cell table:style-name="ce0" table:number-columns-repeated="3"/>
        </table:table-row>
        <table:table-row table:style-name="ro1">
          <table:table-cell table:style-name="ce0" office:value-type="string" calcext:value-type="string">
            <text:p>ひめのクラス【タナトス】がレベル\V[1211]になった！</text:p>
          </table:table-cell>
          <table:table-cell table:style-name="ce0" table:number-columns-repeated="3"/>
        </table:table-row>
        <table:table-row table:style-name="ro1">
          <table:table-cell table:style-name="ce0" office:value-type="string" calcext:value-type="string">
            <text:p>ひめは、スキル【イビルエッジ】を習得した！</text:p>
          </table:table-cell>
          <table:table-cell table:style-name="ce0" table:number-columns-repeated="3"/>
        </table:table-row>
        <table:table-row table:style-name="ro1">
          <table:table-cell table:style-name="ce0" office:value-type="string" calcext:value-type="string">
            <text:p>ひめは、スキル【アサルトガッシュ】を習得した！</text:p>
          </table:table-cell>
          <table:table-cell table:style-name="ce0" table:number-columns-repeated="3"/>
        </table:table-row>
        <table:table-row table:style-name="ro1">
          <table:table-cell table:style-name="ce0" office:value-type="string" calcext:value-type="string">
            <text:p>ひめは、スキル【ダークグロリア】を習得した！</text:p>
          </table:table-cell>
          <table:table-cell table:style-name="ce0" table:number-columns-repeated="3"/>
        </table:table-row>
        <table:table-row table:style-name="ro1">
          <table:table-cell table:style-name="ce0" office:value-type="string" calcext:value-type="string">
            <text:p>ひめは、スキル【スケイルクリーヴァ】を習得した！</text:p>
          </table:table-cell>
          <table:table-cell table:style-name="ce0" table:number-columns-repeated="3"/>
        </table:table-row>
        <table:table-row table:style-name="ro1">
          <table:table-cell table:style-name="ce0" office:value-type="string" calcext:value-type="string">
            <text:p>ひめのクラス【タナトス】がレベル\V[1211]になった！【タナトス】を極めた！！</text:p>
          </table:table-cell>
          <table:table-cell table:style-name="ce0" table:number-columns-repeated="3"/>
        </table:table-row>
        <table:table-row table:style-name="ro1">
          <table:table-cell table:style-name="ce0" office:value-type="string" calcext:value-type="string">
            <text:p>ひめは、スキル【シュバルツローゼ】を習得した！</text:p>
          </table:table-cell>
          <table:table-cell table:style-name="ce0" table:number-columns-repeated="3"/>
        </table:table-row>
        <table:table-row table:style-name="ro1">
          <table:table-cell table:style-name="ce0" office:value-type="string" calcext:value-type="string">
            <text:p>ひめのクラス【くノ一】がレベル\V[1212]になった！</text:p>
          </table:table-cell>
          <table:table-cell table:style-name="ce0" table:number-columns-repeated="3"/>
        </table:table-row>
        <table:table-row table:style-name="ro1">
          <table:table-cell table:style-name="ce0" office:value-type="string" calcext:value-type="string">
            <text:p>ひめは、スキル【連翹・歪】を習得した！</text:p>
          </table:table-cell>
          <table:table-cell table:style-name="ce0" table:number-columns-repeated="3"/>
        </table:table-row>
        <table:table-row table:style-name="ro1">
          <table:table-cell table:style-name="ce0" office:value-type="string" calcext:value-type="string">
            <text:p>ひめは、スキル【冥焔】を習得した！</text:p>
          </table:table-cell>
          <table:table-cell table:style-name="ce0" table:number-columns-repeated="3"/>
        </table:table-row>
        <table:table-row table:style-name="ro1">
          <table:table-cell table:style-name="ce0" office:value-type="string" calcext:value-type="string">
            <text:p>ひめは、スキル【涅槃落念】を習得した！</text:p>
          </table:table-cell>
          <table:table-cell table:style-name="ce0" table:number-columns-repeated="3"/>
        </table:table-row>
        <table:table-row table:style-name="ro1">
          <table:table-cell table:style-name="ce0" office:value-type="string" calcext:value-type="string">
            <text:p>ひめは、スキル【飾千鳥】を習得した！</text:p>
          </table:table-cell>
          <table:table-cell table:style-name="ce0" table:number-columns-repeated="3"/>
        </table:table-row>
        <table:table-row table:style-name="ro1">
          <table:table-cell table:style-name="ce0" office:value-type="string" calcext:value-type="string">
            <text:p>ひめのクラス【くノ一】がレベル\V[1212]になった！【くノ一】を極めた！！</text:p>
          </table:table-cell>
          <table:table-cell table:style-name="ce0" table:number-columns-repeated="3"/>
        </table:table-row>
        <table:table-row table:style-name="ro1">
          <table:table-cell table:style-name="ce0" office:value-type="string" calcext:value-type="string">
            <text:p>ひめは、スキル【鬼脈ノ兇歌】を習得した！</text:p>
          </table:table-cell>
          <table:table-cell table:style-name="ce0" table:number-columns-repeated="3"/>
        </table:table-row>
        <table:table-row table:style-name="ro1">
          <table:table-cell table:style-name="ce0" office:value-type="string" calcext:value-type="string">
            <text:p>ひめのクラス【チアリーダー】がレベル\V[1213]になった！</text:p>
          </table:table-cell>
          <table:table-cell table:style-name="ce0" table:number-columns-repeated="3"/>
        </table:table-row>
        <table:table-row table:style-name="ro1">
          <table:table-cell table:style-name="ce0" office:value-type="string" calcext:value-type="string">
            <text:p>ひめは、スキル【パッションダンス】を習得した！</text:p>
          </table:table-cell>
          <table:table-cell table:style-name="ce0" table:number-columns-repeated="3"/>
        </table:table-row>
        <table:table-row table:style-name="ro1">
          <table:table-cell table:style-name="ce0" office:value-type="string" calcext:value-type="string">
            <text:p>ひめは、スキル【チリーダンス】を習得した！</text:p>
          </table:table-cell>
          <table:table-cell table:style-name="ce0" table:number-columns-repeated="3"/>
        </table:table-row>
        <table:table-row table:style-name="ro1">
          <table:table-cell table:style-name="ce0" office:value-type="string" calcext:value-type="string">
            <text:p>ひめは、スキル【シャイニングダンス】を習得した！</text:p>
          </table:table-cell>
          <table:table-cell table:style-name="ce0" table:number-columns-repeated="3"/>
        </table:table-row>
        <table:table-row table:style-name="ro1">
          <table:table-cell table:style-name="ce0" office:value-type="string" calcext:value-type="string">
            <text:p>ひめは、スキル【ナイトダンス】を習得した！</text:p>
          </table:table-cell>
          <table:table-cell table:style-name="ce0" table:number-columns-repeated="3"/>
        </table:table-row>
        <table:table-row table:style-name="ro1">
          <table:table-cell table:style-name="ce0" office:value-type="string" calcext:value-type="string">
            <text:p>ひめのクラス【チアリーダー】がレベル\V[1213]になった！【チアリーダー】を極めた！！</text:p>
          </table:table-cell>
          <table:table-cell table:style-name="ce0" table:number-columns-repeated="3"/>
        </table:table-row>
        <table:table-row table:style-name="ro1">
          <table:table-cell table:style-name="ce0" office:value-type="string" calcext:value-type="string">
            <text:p>ひめは、スキル【ルナティックダンス】を習得した！</text:p>
          </table:table-cell>
          <table:table-cell table:style-name="ce0" table:number-columns-repeated="3"/>
        </table:table-row>
        <table:table-row table:style-name="ro1">
          <table:table-cell table:style-name="ce0" office:value-type="string" calcext:value-type="string">
            <text:p>フィールドで黄金に輝くこのオブジェは【マネークリスタル】です。</text:p>
          </table:table-cell>
          <table:table-cell table:style-name="ce0" table:number-columns-repeated="3"/>
        </table:table-row>
        <table:table-row table:style-name="ro1">
          <table:table-cell table:style-name="ce0" office:value-type="string" calcext:value-type="string">
            <text:p>触れることで、その名の通りお金を入手することができます。見つけたら積極的にゲットしましょう。</text:p>
          </table:table-cell>
          <table:table-cell table:style-name="ce0" table:number-columns-repeated="3"/>
        </table:table-row>
        <table:table-row table:style-name="ro1">
          <table:table-cell table:style-name="ce0" office:value-type="string" calcext:value-type="string">
            <text:p>たまにレアアイテムが出てくることもあります。（ただし、持ち物がいっぱいだと拾えずに　消滅するアイテムもあるので注意です。）</text:p>
          </table:table-cell>
          <table:table-cell table:style-name="ce0" table:number-columns-repeated="3"/>
        </table:table-row>
        <table:table-row table:style-name="ro1">
          <table:table-cell table:style-name="ce0" office:value-type="string" calcext:value-type="string">
            <text:p>【珠欠片】×1を見つけたが、持ち物がいっぱいだ！残念ながら珠欠片は消滅してしまった！</text:p>
          </table:table-cell>
          <table:table-cell table:style-name="ce0" table:number-columns-repeated="3"/>
        </table:table-row>
        <table:table-row table:style-name="ro1">
          <table:table-cell table:style-name="ce0" office:value-type="string" calcext:value-type="string">
            <text:p>HPキャンディをすぐに使いますか？</text:p>
          </table:table-cell>
          <table:table-cell table:style-name="ce0" table:number-columns-repeated="3"/>
        </table:table-row>
        <table:table-row table:style-name="ro1">
          <table:table-cell table:style-name="ce0" office:value-type="string" calcext:value-type="string">
            <text:p>すぐに使う</text:p>
          </table:table-cell>
          <table:table-cell table:style-name="ce0" table:number-columns-repeated="3"/>
        </table:table-row>
        <table:table-row table:style-name="ro1">
          <table:table-cell table:style-name="ce0" office:value-type="string" calcext:value-type="string">
            <text:p>入手をあきらめる</text:p>
          </table:table-cell>
          <table:table-cell table:style-name="ce0" table:number-columns-repeated="3"/>
        </table:table-row>
        <table:table-row table:style-name="ro1">
          <table:table-cell table:style-name="ce0" office:value-type="string" calcext:value-type="string">
            <text:p>攻撃チョコをすぐに使いますか？</text:p>
          </table:table-cell>
          <table:table-cell table:style-name="ce0" table:number-columns-repeated="3"/>
        </table:table-row>
        <table:table-row table:style-name="ro1">
          <table:table-cell table:style-name="ce0" office:value-type="string" calcext:value-type="string">
            <text:p>防御クッキーをすぐに使いますか？</text:p>
          </table:table-cell>
          <table:table-cell table:style-name="ce0" table:number-columns-repeated="3"/>
        </table:table-row>
        <table:table-row table:style-name="ro1">
          <table:table-cell table:style-name="ce0" office:value-type="string" calcext:value-type="string">
            <text:p>技術チュロスをすぐに使いますか？</text:p>
          </table:table-cell>
          <table:table-cell table:style-name="ce0" table:number-columns-repeated="3"/>
        </table:table-row>
        <table:table-row table:style-name="ro1">
          <table:table-cell table:style-name="ce0" office:value-type="string" calcext:value-type="string">
            <text:p>敏捷チップスをすぐに使いますか？</text:p>
          </table:table-cell>
          <table:table-cell table:style-name="ce0" table:number-columns-repeated="3"/>
        </table:table-row>
        <table:table-row table:style-name="ro1">
          <table:table-cell table:style-name="ce0" office:value-type="string" calcext:value-type="string">
            <text:p>はむこはトイレに行かなかった・・・。</text:p>
          </table:table-cell>
          <table:table-cell table:style-name="ce0" table:number-columns-repeated="3"/>
        </table:table-row>
        <table:table-row table:style-name="ro1">
          <table:table-cell table:style-name="ce0" office:value-type="string" calcext:value-type="string">
            <text:p>はむこはトイレに入ってすっきりした♪</text:p>
          </table:table-cell>
          <table:table-cell table:style-name="ce0" table:number-columns-repeated="3"/>
        </table:table-row>
        <table:table-row table:style-name="ro1">
          <table:table-cell table:style-name="ce0" office:value-type="string" calcext:value-type="string">
            <text:p>はむこは慌ててトイレに入ってすっきりした♪</text:p>
          </table:table-cell>
          <table:table-cell table:style-name="ce0" table:number-columns-repeated="3"/>
        </table:table-row>
        <table:table-row table:style-name="ro1">
          <table:table-cell table:style-name="ce0" office:value-type="string" calcext:value-type="string">
            <text:p>はむこはなんとかトイレに間に合ってすっきりした♪</text:p>
          </table:table-cell>
          <table:table-cell table:style-name="ce0" table:number-columns-repeated="3"/>
        </table:table-row>
        <table:table-row table:style-name="ro1">
          <table:table-cell table:style-name="ce0" office:value-type="string" calcext:value-type="string">
            <text:p>はむこはギリギリトイレに間に合ってすっきりした♪</text:p>
          </table:table-cell>
          <table:table-cell table:style-name="ce0" table:number-columns-repeated="3"/>
        </table:table-row>
        <table:table-row table:style-name="ro1">
          <table:table-cell table:style-name="ce0" office:value-type="string" calcext:value-type="string">
            <text:p>にゃんこはトイレに行かなかった・・・。</text:p>
          </table:table-cell>
          <table:table-cell table:style-name="ce0" table:number-columns-repeated="3"/>
        </table:table-row>
        <table:table-row table:style-name="ro1">
          <table:table-cell table:style-name="ce0" office:value-type="string" calcext:value-type="string">
            <text:p>にゃんこはトイレに入ってすっきりした♪</text:p>
          </table:table-cell>
          <table:table-cell table:style-name="ce0" table:number-columns-repeated="3"/>
        </table:table-row>
        <table:table-row table:style-name="ro1">
          <table:table-cell table:style-name="ce0" office:value-type="string" calcext:value-type="string">
            <text:p>にゃんこは慌ててトイレに入ってすっきりした♪</text:p>
          </table:table-cell>
          <table:table-cell table:style-name="ce0" table:number-columns-repeated="3"/>
        </table:table-row>
        <table:table-row table:style-name="ro1">
          <table:table-cell table:style-name="ce0" office:value-type="string" calcext:value-type="string">
            <text:p>にゃんこはなんとかトイレに間に合ってすっきりした♪</text:p>
          </table:table-cell>
          <table:table-cell table:style-name="ce0" table:number-columns-repeated="3"/>
        </table:table-row>
        <table:table-row table:style-name="ro1">
          <table:table-cell table:style-name="ce0" office:value-type="string" calcext:value-type="string">
            <text:p>にゃんこはギリギリトイレに間に合ってすっきりした♪</text:p>
          </table:table-cell>
          <table:table-cell table:style-name="ce0" table:number-columns-repeated="3"/>
        </table:table-row>
        <table:table-row table:style-name="ro1">
          <table:table-cell table:style-name="ce0" office:value-type="string" calcext:value-type="string">
            <text:p>ともっちはトイレに行かなかった・・・。</text:p>
          </table:table-cell>
          <table:table-cell table:style-name="ce0" table:number-columns-repeated="3"/>
        </table:table-row>
        <table:table-row table:style-name="ro1">
          <table:table-cell table:style-name="ce0" office:value-type="string" calcext:value-type="string">
            <text:p>ともっちはトイレに入ってすっきりした♪</text:p>
          </table:table-cell>
          <table:table-cell table:style-name="ce0" table:number-columns-repeated="3"/>
        </table:table-row>
        <table:table-row table:style-name="ro1">
          <table:table-cell table:style-name="ce0" office:value-type="string" calcext:value-type="string">
            <text:p>ともっちは慌ててトイレに入ってすっきりした♪</text:p>
          </table:table-cell>
          <table:table-cell table:style-name="ce0" table:number-columns-repeated="3"/>
        </table:table-row>
        <table:table-row table:style-name="ro1">
          <table:table-cell table:style-name="ce0" office:value-type="string" calcext:value-type="string">
            <text:p>ともっちはなんとかトイレに間に合ってすっきりした♪</text:p>
          </table:table-cell>
          <table:table-cell table:style-name="ce0" table:number-columns-repeated="3"/>
        </table:table-row>
        <table:table-row table:style-name="ro1">
          <table:table-cell table:style-name="ce0" office:value-type="string" calcext:value-type="string">
            <text:p>ともっちはギリギリトイレに間に合ってすっきりした♪</text:p>
          </table:table-cell>
          <table:table-cell table:style-name="ce0" table:number-columns-repeated="3"/>
        </table:table-row>
        <table:table-row table:style-name="ro1">
          <table:table-cell table:style-name="ce0" office:value-type="string" calcext:value-type="string">
            <text:p>ひめはトイレに行かなかった・・・。</text:p>
          </table:table-cell>
          <table:table-cell table:style-name="ce0" table:number-columns-repeated="3"/>
        </table:table-row>
        <table:table-row table:style-name="ro1">
          <table:table-cell table:style-name="ce0" office:value-type="string" calcext:value-type="string">
            <text:p>ひめはトイレに入ってすっきりした♪</text:p>
          </table:table-cell>
          <table:table-cell table:style-name="ce0" table:number-columns-repeated="3"/>
        </table:table-row>
        <table:table-row table:style-name="ro1">
          <table:table-cell table:style-name="ce0" office:value-type="string" calcext:value-type="string">
            <text:p>ひめは慌ててトイレに入ってすっきりした♪</text:p>
          </table:table-cell>
          <table:table-cell table:style-name="ce0" table:number-columns-repeated="3"/>
        </table:table-row>
        <table:table-row table:style-name="ro1">
          <table:table-cell table:style-name="ce0" office:value-type="string" calcext:value-type="string">
            <text:p>ひめはなんとかトイレに間に合ってすっきりした♪</text:p>
          </table:table-cell>
          <table:table-cell table:style-name="ce0" table:number-columns-repeated="3"/>
        </table:table-row>
        <table:table-row table:style-name="ro1">
          <table:table-cell table:style-name="ce0" office:value-type="string" calcext:value-type="string">
            <text:p>ひめはギリギリトイレに間に合ってすっきりした♪</text:p>
          </table:table-cell>
          <table:table-cell table:style-name="ce0" table:number-columns-repeated="3"/>
        </table:table-row>
        <table:table-row table:style-name="ro1">
          <table:table-cell table:style-name="ce0" office:value-type="string" calcext:value-type="string">
            <text:p>こむはトイレに行かなかった・・・。</text:p>
          </table:table-cell>
          <table:table-cell table:style-name="ce0" table:number-columns-repeated="3"/>
        </table:table-row>
        <table:table-row table:style-name="ro1">
          <table:table-cell table:style-name="ce0" office:value-type="string" calcext:value-type="string">
            <text:p>こむはトイレに入ってすっきりした♪</text:p>
          </table:table-cell>
          <table:table-cell table:style-name="ce0" table:number-columns-repeated="3"/>
        </table:table-row>
        <table:table-row table:style-name="ro1">
          <table:table-cell table:style-name="ce0" office:value-type="string" calcext:value-type="string">
            <text:p>こむは慌ててトイレに入ってすっきりした♪</text:p>
          </table:table-cell>
          <table:table-cell table:style-name="ce0" table:number-columns-repeated="3"/>
        </table:table-row>
        <table:table-row table:style-name="ro1">
          <table:table-cell table:style-name="ce0" office:value-type="string" calcext:value-type="string">
            <text:p>こむはなんとかトイレに間に合ってすっきりした♪</text:p>
          </table:table-cell>
          <table:table-cell table:style-name="ce0" table:number-columns-repeated="3"/>
        </table:table-row>
        <table:table-row table:style-name="ro1">
          <table:table-cell table:style-name="ce0" office:value-type="string" calcext:value-type="string">
            <text:p>こむはギリギリトイレに間に合ってすっきりした♪</text:p>
          </table:table-cell>
          <table:table-cell table:style-name="ce0" table:number-columns-repeated="3"/>
        </table:table-row>
        <table:table-row table:style-name="ro1">
          <table:table-cell table:style-name="ce0" office:value-type="string" calcext:value-type="string">
            <text:p>たこやきはトイレに行かなかった・・・。</text:p>
          </table:table-cell>
          <table:table-cell table:style-name="ce0" table:number-columns-repeated="3"/>
        </table:table-row>
        <table:table-row table:style-name="ro1">
          <table:table-cell table:style-name="ce0" office:value-type="string" calcext:value-type="string">
            <text:p>たこやきはトイレに入ってすっきりした♪</text:p>
          </table:table-cell>
          <table:table-cell table:style-name="ce0" table:number-columns-repeated="3"/>
        </table:table-row>
        <table:table-row table:style-name="ro1">
          <table:table-cell table:style-name="ce0" office:value-type="string" calcext:value-type="string">
            <text:p>たこやきは慌ててトイレに入ってすっきりした♪</text:p>
          </table:table-cell>
          <table:table-cell table:style-name="ce0" table:number-columns-repeated="3"/>
        </table:table-row>
        <table:table-row table:style-name="ro1">
          <table:table-cell table:style-name="ce0" office:value-type="string" calcext:value-type="string">
            <text:p>たこやきはなんとかトイレに間に合ってすっきりした♪</text:p>
          </table:table-cell>
          <table:table-cell table:style-name="ce0" table:number-columns-repeated="3"/>
        </table:table-row>
        <table:table-row table:style-name="ro1">
          <table:table-cell table:style-name="ce0" office:value-type="string" calcext:value-type="string">
            <text:p>たこやきはギリギリトイレに間に合ってすっきりした♪</text:p>
          </table:table-cell>
          <table:table-cell table:style-name="ce0" table:number-columns-repeated="3"/>
        </table:table-row>
        <table:table-row table:style-name="ro1">
          <table:table-cell table:style-name="ce0" office:value-type="string" calcext:value-type="string">
            <text:p>クラスチェンジする</text:p>
          </table:table-cell>
          <table:table-cell table:style-name="ce0" table:number-columns-repeated="3"/>
        </table:table-row>
        <table:table-row table:style-name="ro1">
          <table:table-cell table:style-name="ce0" office:value-type="string" calcext:value-type="string">
            <text:p>クラスチェンジの説明を聞く</text:p>
          </table:table-cell>
          <table:table-cell table:style-name="ce0" table:number-columns-repeated="3"/>
        </table:table-row>
        <table:table-row table:style-name="ro1">
          <table:table-cell table:style-name="ce0" office:value-type="string" calcext:value-type="string">
            <text:p>憑依精霊</text:p>
          </table:table-cell>
          <table:table-cell table:style-name="ce0" table:number-columns-repeated="3"/>
        </table:table-row>
        <table:table-row table:style-name="ro1">
          <table:table-cell table:style-name="ce0" office:value-type="string" calcext:value-type="string">
            <text:p>霊水とアイテムを交換</text:p>
          </table:table-cell>
          <table:table-cell table:style-name="ce0" table:number-columns-repeated="3"/>
        </table:table-row>
        <table:table-row table:style-name="ro1">
          <table:table-cell table:style-name="ce0" office:value-type="string" calcext:value-type="string">
            <text:p>クラスとは？</text:p>
          </table:table-cell>
          <table:table-cell table:style-name="ce0" table:number-columns-repeated="3"/>
        </table:table-row>
        <table:table-row table:style-name="ro1">
          <table:table-cell table:style-name="ce0" office:value-type="string" calcext:value-type="string">
            <text:p>クラスレベルについて</text:p>
          </table:table-cell>
          <table:table-cell table:style-name="ce0" table:number-columns-repeated="3"/>
        </table:table-row>
        <table:table-row table:style-name="ro1">
          <table:table-cell table:style-name="ce0" office:value-type="string" calcext:value-type="string">
            <text:p>他のクラスにチェンジしたい</text:p>
          </table:table-cell>
          <table:table-cell table:style-name="ce0" table:number-columns-repeated="3"/>
        </table:table-row>
        <table:table-row table:style-name="ro1">
          <table:table-cell table:style-name="ce0" office:value-type="string" calcext:value-type="string">
            <text:p>どのクラスがオススメ？</text:p>
          </table:table-cell>
          <table:table-cell table:style-name="ce0" table:number-columns-repeated="3"/>
        </table:table-row>
        <table:table-row table:style-name="ro1">
          <table:table-cell table:style-name="ce0" office:value-type="string" calcext:value-type="string">
            <text:p>普段の自分とは異なる戦闘スタイル、それが【クラス】です。</text:p>
          </table:table-cell>
          <table:table-cell table:style-name="ce0" table:number-columns-repeated="3"/>
        </table:table-row>
        <table:table-row table:style-name="ro1">
          <table:table-cell table:style-name="ce0" office:value-type="string" calcext:value-type="string">
            <text:p>クラスを変更することによって、パラメータが増減したり、新たなスキルを使うことができるようになります。</text:p>
          </table:table-cell>
          <table:table-cell table:style-name="ce0" table:number-columns-repeated="3"/>
        </table:table-row>
        <table:table-row table:style-name="ro1">
          <table:table-cell table:style-name="ce0" office:value-type="string" calcext:value-type="string">
            <text:p>クラスは全部で7種類あります。よく考えて選択しましょう。</text:p>
          </table:table-cell>
          <table:table-cell table:style-name="ce0" table:number-columns-repeated="3"/>
        </table:table-row>
        <table:table-row table:style-name="ro1">
          <table:table-cell table:style-name="ce0" office:value-type="string" calcext:value-type="string">
            <text:p>各クラスには【クラスレベル】が存在します。</text:p>
          </table:table-cell>
          <table:table-cell table:style-name="ce0" table:number-columns-repeated="3"/>
        </table:table-row>
        <table:table-row table:style-name="ro1">
          <table:table-cell table:style-name="ce0" office:value-type="string" calcext:value-type="string">
            <text:p>クラスレベルは、そのクラスに就いた状態で魔物を倒すことによって手に入る【クラスEXP】を溜めることでレベルアップします。レベルは最大で9まで上がります。</text:p>
          </table:table-cell>
          <table:table-cell table:style-name="ce0" table:number-columns-repeated="3"/>
        </table:table-row>
        <table:table-row table:style-name="ro1">
          <table:table-cell table:style-name="ce0" office:value-type="string" calcext:value-type="string">
            <text:p>クラスEXPは目で確認することはできませんが、自分と同等以上の強さの魔物を倒すことで多くもらうことができます。</text:p>
          </table:table-cell>
          <table:table-cell table:style-name="ce0" table:number-columns-repeated="3"/>
        </table:table-row>
        <table:table-row table:style-name="ro1">
          <table:table-cell table:style-name="ce0" office:value-type="string" calcext:value-type="string">
            <text:p>クラスレベルが上がると、以下の利点があります。1.奇数レベルごとにスキルを習得できる。2.偶数レベルごとに任意の能力を強化可能。</text:p>
          </table:table-cell>
          <table:table-cell table:style-name="ce0" table:number-columns-repeated="3"/>
        </table:table-row>
        <table:table-row table:style-name="ro1">
          <table:table-cell table:style-name="ce0" office:value-type="string" calcext:value-type="string">
            <text:p>積極的にクラスレベルを上げておいて損はないでしょう。</text:p>
          </table:table-cell>
          <table:table-cell table:style-name="ce0" table:number-columns-repeated="3"/>
        </table:table-row>
        <table:table-row table:style-name="ro1">
          <table:table-cell table:style-name="ce0" office:value-type="string" calcext:value-type="string">
            <text:p>一度クラスチェンジをすると、すぐに新しいクラスを解放することはできません。（ノーマルや一度就いたクラスにはいつでも戻せます。）</text:p>
          </table:table-cell>
          <table:table-cell table:style-name="ce0" table:number-columns-repeated="3"/>
        </table:table-row>
        <table:table-row table:style-name="ro1">
          <table:table-cell table:style-name="ce0" office:value-type="string" calcext:value-type="string">
            <text:p>新しいクラスを解放するためには、直前に解放したクラスのレベルを5以上にしないといけません。</text:p>
          </table:table-cell>
          <table:table-cell table:style-name="ce0" table:number-columns-repeated="3"/>
        </table:table-row>
        <table:table-row table:style-name="ro1">
          <table:table-cell table:style-name="ce0" office:value-type="string" calcext:value-type="string">
            <text:p>まずはそのクラスで戦って、クラスレベルを5以上にしてから他のクラスを解放しましょう。</text:p>
          </table:table-cell>
          <table:table-cell table:style-name="ce0" table:number-columns-repeated="3"/>
        </table:table-row>
        <table:table-row table:style-name="ro1">
          <table:table-cell table:style-name="ce0" office:value-type="string" calcext:value-type="string">
            <text:p>各クラスにはすべて一長一短があり、どのクラスが最強であるとは言えません。</text:p>
          </table:table-cell>
          <table:table-cell table:style-name="ce0" table:number-columns-repeated="3"/>
        </table:table-row>
        <table:table-row table:style-name="ro1">
          <table:table-cell table:style-name="ce0" office:value-type="string" calcext:value-type="string">
            <text:p>伸びるパラメータや下がるパラメータ、覚えるスキルなどを考慮し、自分に合ったクラスに就く事が大事です。</text:p>
          </table:table-cell>
          <table:table-cell table:style-name="ce0" table:number-columns-repeated="3"/>
        </table:table-row>
        <table:table-row table:style-name="ro1">
          <table:table-cell table:style-name="ce0" office:value-type="string" calcext:value-type="string">
            <text:p>残念ながら、まだ霊水ビンが満タンではないようです。</text:p>
          </table:table-cell>
          <table:table-cell table:style-name="ce0" table:number-columns-repeated="3"/>
        </table:table-row>
        <table:table-row table:style-name="ro1">
          <table:table-cell table:style-name="ce0" office:value-type="string" calcext:value-type="string">
            <text:p>一度クラスチェンジをすると、すぐに他のクラスを解放することはできません。（ノーマルや一度就いたクラスにはいつでも戻せます。）</text:p>
          </table:table-cell>
          <table:table-cell table:style-name="ce0" table:number-columns-repeated="3"/>
        </table:table-row>
        <table:table-row table:style-name="ro1">
          <table:table-cell table:style-name="ce0" office:value-type="string" calcext:value-type="string">
            <text:p>新たなクラスを解放するためには、直前に解放したクラスのレベルを5以上にしないといけません。</text:p>
          </table:table-cell>
          <table:table-cell table:style-name="ce0" table:number-columns-repeated="3"/>
        </table:table-row>
        <table:table-row table:style-name="ro1">
          <table:table-cell table:style-name="ce0" office:value-type="string" calcext:value-type="string">
            <text:p>まずはそのクラスで戦って、クラスレベルを5以上にしてから他のクラスに変えましょう。</text:p>
          </table:table-cell>
          <table:table-cell table:style-name="ce0" table:number-columns-repeated="3"/>
        </table:table-row>
        <table:table-row table:style-name="ro1">
          <table:table-cell table:style-name="ce0" office:value-type="string" calcext:value-type="string">
            <text:p>能力を強化しますか？</text:p>
          </table:table-cell>
          <table:table-cell table:style-name="ce0" table:number-columns-repeated="3"/>
        </table:table-row>
        <table:table-row table:style-name="ro1">
          <table:table-cell table:style-name="ce0" office:value-type="string" calcext:value-type="string">
            <text:p>はむこの能力が強化された！攻撃力＋\V[1361]、　防御力＋\V[1362]、技術力＋\V[1363]、　敏捷性＋\V[1364]</text:p>
          </table:table-cell>
          <table:table-cell table:style-name="ce0" table:number-columns-repeated="3"/>
        </table:table-row>
        <table:table-row table:style-name="ro1">
          <table:table-cell table:style-name="ce0" office:value-type="string" calcext:value-type="string">
            <text:p>にゃんこの能力が強化された！攻撃力＋\V[1361]、　防御力＋\V[1362]、技術力＋\V[1363]、　敏捷性＋\V[1364]</text:p>
          </table:table-cell>
          <table:table-cell table:style-name="ce0" table:number-columns-repeated="3"/>
        </table:table-row>
        <table:table-row table:style-name="ro1">
          <table:table-cell table:style-name="ce0" office:value-type="string" calcext:value-type="string">
            <text:p>ともっちの能力が強化された！攻撃力＋\V[1361]、　防御力＋\V[1362]、技術力＋\V[1363]、　敏捷性＋\V[1364]</text:p>
          </table:table-cell>
          <table:table-cell table:style-name="ce0" table:number-columns-repeated="3"/>
        </table:table-row>
        <table:table-row table:style-name="ro1">
          <table:table-cell table:style-name="ce0" office:value-type="string" calcext:value-type="string">
            <text:p>ひめの能力が強化された！攻撃力＋\V[1361]、　防御力＋\V[1362]、技術力＋\V[1363]、　敏捷性＋\V[1364]</text:p>
          </table:table-cell>
          <table:table-cell table:style-name="ce0" table:number-columns-repeated="3"/>
        </table:table-row>
        <table:table-row table:style-name="ro1">
          <table:table-cell table:style-name="ce0" office:value-type="string" calcext:value-type="string">
            <text:p>ここで使うのは、ちょっと・・・</text:p>
          </table:table-cell>
          <table:table-cell table:style-name="ce0" table:number-columns-repeated="3"/>
        </table:table-row>
        <table:table-row table:style-name="ro1">
          <table:table-cell table:style-name="ce0" office:value-type="string" calcext:value-type="string">
            <text:p>はむこ「え？　別におトイレしたくないから平気なん　だけど・・・」</text:p>
          </table:table-cell>
          <table:table-cell table:style-name="ce0" table:number-columns-repeated="3"/>
        </table:table-row>
        <table:table-row table:style-name="ro1">
          <table:table-cell table:style-name="ce0" office:value-type="string" calcext:value-type="string">
            <text:p>はむこ「そ、そんなの使うほどじゃないから大丈夫　だよ・・・////」</text:p>
          </table:table-cell>
          <table:table-cell table:style-name="ce0" table:number-columns-repeated="3"/>
        </table:table-row>
        <table:table-row table:style-name="ro1">
          <table:table-cell table:style-name="ce0" office:value-type="string" calcext:value-type="string">
            <text:p>はむこ「う、うーん・・・近くにおトイレ無さそうだし・・・　じゃあ、ちょっと待っててくれる・・・？////」</text:p>
          </table:table-cell>
          <table:table-cell table:style-name="ce0" table:number-columns-repeated="3"/>
        </table:table-row>
        <table:table-row table:style-name="ro1">
          <table:table-cell table:style-name="ce0" office:value-type="string" calcext:value-type="string">
            <text:p>はむこ「あ、ありがと・・・っ！　ちょっと使ってくるから　待っててね・・・っ////」</text:p>
          </table:table-cell>
          <table:table-cell table:style-name="ce0" table:number-columns-repeated="3"/>
        </table:table-row>
        <table:table-row table:style-name="ro1">
          <table:table-cell table:style-name="ce0" office:value-type="string" calcext:value-type="string">
            <text:p>はむこ「く・・・ぅ・・・っ　やばい、もれちゃうぅっ！！」</text:p>
          </table:table-cell>
          <table:table-cell table:style-name="ce0" table:number-columns-repeated="3"/>
        </table:table-row>
        <table:table-row table:style-name="ro1">
          <table:table-cell table:style-name="ce0" office:value-type="string" calcext:value-type="string">
            <text:p>はむこ「ふー・・・スッキリしたぁ・・・」</text:p>
          </table:table-cell>
          <table:table-cell table:style-name="ce0" table:number-columns-repeated="3"/>
        </table:table-row>
        <table:table-row table:style-name="ro1">
          <table:table-cell table:style-name="ce0" office:value-type="string" calcext:value-type="string">
            <text:p>【\V[1366]mlのおしっこをした！】</text:p>
          </table:table-cell>
          <table:table-cell table:style-name="ce0" table:number-columns-repeated="3"/>
        </table:table-row>
        <table:table-row table:style-name="ro1">
          <table:table-cell table:style-name="ce0" office:value-type="string" calcext:value-type="string">
            <text:p>にゃんこ「トイレ？　今は別行きたくないわよ・・・！」</text:p>
          </table:table-cell>
          <table:table-cell table:style-name="ce0" table:number-columns-repeated="3"/>
        </table:table-row>
        <table:table-row table:style-name="ro1">
          <table:table-cell table:style-name="ce0" office:value-type="string" calcext:value-type="string">
            <text:p>にゃんこ「そんなの使うほどトイレ行きたくないってば！」</text:p>
          </table:table-cell>
          <table:table-cell table:style-name="ce0" table:number-columns-repeated="3"/>
        </table:table-row>
        <table:table-row table:style-name="ro1">
          <table:table-cell table:style-name="ce0" office:value-type="string" calcext:value-type="string">
            <text:p>にゃんこ「しょ・・・しょうがないわね・・・近くにトイレ　無いみたいだし・・・っ」</text:p>
          </table:table-cell>
          <table:table-cell table:style-name="ce0" table:number-columns-repeated="3"/>
        </table:table-row>
        <table:table-row table:style-name="ro1">
          <table:table-cell table:style-name="ce0" office:value-type="string" calcext:value-type="string">
            <text:p>にゃんこ「ま、まあ・・・使える物は使っておかないとね　・・・っ！////」</text:p>
          </table:table-cell>
          <table:table-cell table:style-name="ce0" table:number-columns-repeated="3"/>
        </table:table-row>
        <table:table-row table:style-name="ro1">
          <table:table-cell table:style-name="ce0" office:value-type="string" calcext:value-type="string">
            <text:p>にゃんこ「ぅあ、は、早く貸してぇっ！！」</text:p>
          </table:table-cell>
          <table:table-cell table:style-name="ce0" table:number-columns-repeated="3"/>
        </table:table-row>
        <table:table-row table:style-name="ro1">
          <table:table-cell table:style-name="ce0" office:value-type="string" calcext:value-type="string">
            <text:p>にゃんこ「はぁ・・・こ、こんなところでやっちゃうなんて　・・・////」</text:p>
          </table:table-cell>
          <table:table-cell table:style-name="ce0" table:number-columns-repeated="3"/>
        </table:table-row>
        <table:table-row table:style-name="ro1">
          <table:table-cell table:style-name="ce0" office:value-type="string" calcext:value-type="string">
            <text:p>ともっち「ほえ？　トイレは大丈夫だよ？」</text:p>
          </table:table-cell>
          <table:table-cell table:style-name="ce0" table:number-columns-repeated="3"/>
        </table:table-row>
        <table:table-row table:style-name="ro1">
          <table:table-cell table:style-name="ce0" office:value-type="string" calcext:value-type="string">
            <text:p>ともっち「やだなー！　そんなに切羽詰ってないよ・・・」</text:p>
          </table:table-cell>
          <table:table-cell table:style-name="ce0" table:number-columns-repeated="3"/>
        </table:table-row>
        <table:table-row table:style-name="ro1">
          <table:table-cell table:style-name="ce0" office:value-type="string" calcext:value-type="string">
            <text:p>ともっち「あ、そんないいモノがあるんだ！　使う使う！」</text:p>
          </table:table-cell>
          <table:table-cell table:style-name="ce0" table:number-columns-repeated="3"/>
        </table:table-row>
        <table:table-row table:style-name="ro1">
          <table:table-cell table:style-name="ce0" office:value-type="string" calcext:value-type="string">
            <text:p>ともっち「そ、それ使う！　もう我慢できないっ！！」</text:p>
          </table:table-cell>
          <table:table-cell table:style-name="ce0" table:number-columns-repeated="3"/>
        </table:table-row>
        <table:table-row table:style-name="ro1">
          <table:table-cell table:style-name="ce0" office:value-type="string" calcext:value-type="string">
            <text:p>ともっち「も、もっちゃうぅっ！　はや・・・く・・・っ！！」</text:p>
          </table:table-cell>
          <table:table-cell table:style-name="ce0" table:number-columns-repeated="3"/>
        </table:table-row>
        <table:table-row table:style-name="ro1">
          <table:table-cell table:style-name="ce0" office:value-type="string" calcext:value-type="string">
            <text:p>ともっち「ふー・・・気持ちよかったぁ・・・☆」</text:p>
          </table:table-cell>
          <table:table-cell table:style-name="ce0" table:number-columns-repeated="3"/>
        </table:table-row>
        <table:table-row table:style-name="ro1">
          <table:table-cell table:style-name="ce0" office:value-type="string" calcext:value-type="string">
            <text:p>ひめ「す、済ませてありますから・・・！////」</text:p>
          </table:table-cell>
          <table:table-cell table:style-name="ce0" table:number-columns-repeated="3"/>
        </table:table-row>
        <table:table-row table:style-name="ro1">
          <table:table-cell table:style-name="ce0" office:value-type="string" calcext:value-type="string">
            <text:p>ひめ「だ、だ、大丈夫ですぅ・・・っ////」</text:p>
          </table:table-cell>
          <table:table-cell table:style-name="ce0" table:number-columns-repeated="3"/>
        </table:table-row>
        <table:table-row table:style-name="ro1">
          <table:table-cell table:style-name="ce0" office:value-type="string" calcext:value-type="string">
            <text:p>ひめ「うぅ・・・早乙女さんが使えと言うなら・・・////」</text:p>
          </table:table-cell>
          <table:table-cell table:style-name="ce0" table:number-columns-repeated="3"/>
        </table:table-row>
        <table:table-row table:style-name="ro1">
          <table:table-cell table:style-name="ce0" office:value-type="string" calcext:value-type="string">
            <text:p>ひめ「わ・・・分かりました・・・////」</text:p>
          </table:table-cell>
          <table:table-cell table:style-name="ce0" table:number-columns-repeated="3"/>
        </table:table-row>
        <table:table-row table:style-name="ro1">
          <table:table-cell table:style-name="ce0" office:value-type="string" calcext:value-type="string">
            <text:p>ひめ「もぅ・・・だめ・・・ですぅ・・・////」</text:p>
          </table:table-cell>
          <table:table-cell table:style-name="ce0" table:number-columns-repeated="3"/>
        </table:table-row>
        <table:table-row table:style-name="ro1">
          <table:table-cell table:style-name="ce0" office:value-type="string" calcext:value-type="string">
            <text:p>ひめ「お、お、音・・・聞こえなかったかな・・・////」</text:p>
          </table:table-cell>
          <table:table-cell table:style-name="ce0" table:number-columns-repeated="3"/>
        </table:table-row>
        <table:table-row table:style-name="ro1">
          <table:table-cell table:style-name="ce0" office:value-type="string" calcext:value-type="string">
            <text:p>こむ「そ、それはトイレに行きたい人が使うもの　なのでは・・・？」</text:p>
          </table:table-cell>
          <table:table-cell table:style-name="ce0" table:number-columns-repeated="3"/>
        </table:table-row>
        <table:table-row table:style-name="ro1">
          <table:table-cell table:style-name="ce0" office:value-type="string" calcext:value-type="string">
            <text:p>こむ「いえ、わ、私はまだ、ぜんぜん・・・大丈夫　なので・・・////」</text:p>
          </table:table-cell>
          <table:table-cell table:style-name="ce0" table:number-columns-repeated="3"/>
        </table:table-row>
        <table:table-row table:style-name="ro1">
          <table:table-cell table:style-name="ce0" office:value-type="string" calcext:value-type="string">
            <text:p>こむ「そ、その・・・いいんですか？　それ、使っても　・・・？　ありがとうございます/////」</text:p>
          </table:table-cell>
          <table:table-cell table:style-name="ce0" table:number-columns-repeated="3"/>
        </table:table-row>
        <table:table-row table:style-name="ro1">
          <table:table-cell table:style-name="ce0" office:value-type="string" calcext:value-type="string">
            <text:p>こむ「はうっ、た、助かります・・・！　それでは　お言葉に甘えて・・・！」</text:p>
          </table:table-cell>
          <table:table-cell table:style-name="ce0" table:number-columns-repeated="3"/>
        </table:table-row>
        <table:table-row table:style-name="ro1">
          <table:table-cell table:style-name="ce0" office:value-type="string" calcext:value-type="string">
            <text:p>こむ「もれ・・るぅ・・・っ！　も、もうだめぇぇっ！！」</text:p>
          </table:table-cell>
          <table:table-cell table:style-name="ce0" table:number-columns-repeated="3"/>
        </table:table-row>
        <table:table-row table:style-name="ro1">
          <table:table-cell table:style-name="ce0" office:value-type="string" calcext:value-type="string">
            <text:p>こむ「はぁ・・・た、助かりましたぁ・・・」</text:p>
          </table:table-cell>
          <table:table-cell table:style-name="ce0" table:number-columns-repeated="3"/>
        </table:table-row>
        <table:table-row table:style-name="ro1">
          <table:table-cell table:style-name="ce0" office:value-type="string" calcext:value-type="string">
            <text:p>たこやき「なんだソレー？　今のワタシには不要　だヨー！」</text:p>
          </table:table-cell>
          <table:table-cell table:style-name="ce0" table:number-columns-repeated="3"/>
        </table:table-row>
        <table:table-row table:style-name="ro1">
          <table:table-cell table:style-name="ce0" office:value-type="string" calcext:value-type="string">
            <text:p>たこやき「それの中におしっこするのカー！？　ちょっと恥ずかしいから、まだいいヨー・・・」</text:p>
          </table:table-cell>
          <table:table-cell table:style-name="ce0" table:number-columns-repeated="3"/>
        </table:table-row>
        <table:table-row table:style-name="ro1">
          <table:table-cell table:style-name="ce0" office:value-type="string" calcext:value-type="string">
            <text:p>たこやき「我慢できなくなってきたヨ・・・そ、それ使っても　いいカー？」</text:p>
          </table:table-cell>
          <table:table-cell table:style-name="ce0" table:number-columns-repeated="3"/>
        </table:table-row>
        <table:table-row table:style-name="ro1">
          <table:table-cell table:style-name="ce0" office:value-type="string" calcext:value-type="string">
            <text:p>たこやき「あー！　それワタシ使うヨー！　そろそろ限界　だったネー！！」</text:p>
          </table:table-cell>
          <table:table-cell table:style-name="ce0" table:number-columns-repeated="3"/>
        </table:table-row>
        <table:table-row table:style-name="ro1">
          <table:table-cell table:style-name="ce0" office:value-type="string" calcext:value-type="string">
            <text:p>たこやき「やばいっ、で、出ちゃいそうだヨッ！！　はやく、　それ、はやく貸してエーッ！！」</text:p>
          </table:table-cell>
          <table:table-cell table:style-name="ce0" table:number-columns-repeated="3"/>
        </table:table-row>
        <table:table-row table:style-name="ro1">
          <table:table-cell table:style-name="ce0" office:value-type="string" calcext:value-type="string">
            <text:p>たこやき「ふー・・・！　おなかカラッポ！　すっきりした　ヨー！」</text:p>
          </table:table-cell>
          <table:table-cell table:style-name="ce0" table:number-columns-repeated="3"/>
        </table:table-row>
        <table:table-row table:style-name="ro1">
          <table:table-cell table:style-name="ce0" office:value-type="string" calcext:value-type="string">
            <text:p>人目につく所では、さすがに使えない////</text:p>
          </table:table-cell>
          <table:table-cell table:style-name="ce0" table:number-columns-repeated="3"/>
        </table:table-row>
        <table:table-row table:style-name="ro1">
          <table:table-cell table:style-name="ce0" office:value-type="string" calcext:value-type="string">
            <text:p>はむこ「ご、ごめん・・・っ、今は先におトイレ行きたい　のっ！！」</text:p>
          </table:table-cell>
          <table:table-cell table:style-name="ce0" table:number-columns-repeated="3"/>
        </table:table-row>
        <table:table-row table:style-name="ro1">
          <table:table-cell table:style-name="ce0" office:value-type="string" calcext:value-type="string">
            <text:p>はむこ「あ、ありがと・・・向こうで着替えてくるね・・・」</text:p>
          </table:table-cell>
          <table:table-cell table:style-name="ce0" table:number-columns-repeated="3"/>
        </table:table-row>
        <table:table-row table:style-name="ro1">
          <table:table-cell table:style-name="ce0" office:value-type="string" calcext:value-type="string">
            <text:p>はむこ「おもらしなんてしてないよ！　い、今はおトイレ　行きたいのっ！！」</text:p>
          </table:table-cell>
          <table:table-cell table:style-name="ce0" table:number-columns-repeated="3"/>
        </table:table-row>
        <table:table-row table:style-name="ro1">
          <table:table-cell table:style-name="ce0" office:value-type="string" calcext:value-type="string">
            <text:p>はむこ「お、おもらしなんてしてないよっ！」</text:p>
          </table:table-cell>
          <table:table-cell table:style-name="ce0" table:number-columns-repeated="3"/>
        </table:table-row>
        <table:table-row table:style-name="ro1">
          <table:table-cell table:style-name="ce0" office:value-type="string" calcext:value-type="string">
            <text:p>はむこ「はぅ・・・恥ずかしぃ・・・////」</text:p>
          </table:table-cell>
          <table:table-cell table:style-name="ce0" table:number-columns-repeated="3"/>
        </table:table-row>
        <table:table-row table:style-name="ro1">
          <table:table-cell table:style-name="ce0" office:value-type="string" calcext:value-type="string">
            <text:p>【はむこはお着替えを済ませた！】</text:p>
          </table:table-cell>
          <table:table-cell table:style-name="ce0" table:number-columns-repeated="3"/>
        </table:table-row>
        <table:table-row table:style-name="ro1">
          <table:table-cell table:style-name="ce0" office:value-type="string" calcext:value-type="string">
            <text:p>にゃんこ「さ、先にトイレ行かせて・・・っ！！」</text:p>
          </table:table-cell>
          <table:table-cell table:style-name="ce0" table:number-columns-repeated="3"/>
        </table:table-row>
        <table:table-row table:style-name="ro1">
          <table:table-cell table:style-name="ce0" office:value-type="string" calcext:value-type="string">
            <text:p>にゃんこ「ぜ、絶対にのぞかないでよね・・・っ！」</text:p>
          </table:table-cell>
          <table:table-cell table:style-name="ce0" table:number-columns-repeated="3"/>
        </table:table-row>
        <table:table-row table:style-name="ro1">
          <table:table-cell table:style-name="ce0" office:value-type="string" calcext:value-type="string">
            <text:p>にゃんこ「まだ漏らしてないしっ！！　そうなる前に　トイレ行かせてっ！！」</text:p>
          </table:table-cell>
          <table:table-cell table:style-name="ce0" table:number-columns-repeated="3"/>
        </table:table-row>
        <table:table-row table:style-name="ro1">
          <table:table-cell table:style-name="ce0" office:value-type="string" calcext:value-type="string">
            <text:p>にゃんこ「ちょっと！　漏らしてなんかないわよっ！！」</text:p>
          </table:table-cell>
          <table:table-cell table:style-name="ce0" table:number-columns-repeated="3"/>
        </table:table-row>
        <table:table-row table:style-name="ro1">
          <table:table-cell table:style-name="ce0" office:value-type="string" calcext:value-type="string">
            <text:p>にゃんこ「み、見られちゃう前に・・・早く・・・////」</text:p>
          </table:table-cell>
          <table:table-cell table:style-name="ce0" table:number-columns-repeated="3"/>
        </table:table-row>
        <table:table-row table:style-name="ro1">
          <table:table-cell table:style-name="ce0" office:value-type="string" calcext:value-type="string">
            <text:p>【にゃんこはお着替えを済ませた！】</text:p>
          </table:table-cell>
          <table:table-cell table:style-name="ce0" table:number-columns-repeated="3"/>
        </table:table-row>
        <table:table-row table:style-name="ro1">
          <table:table-cell table:style-name="ce0" office:value-type="string" calcext:value-type="string">
            <text:p>ともっち「だ、だめ・・・オシッコ出ちゃいそうだよぉっ！」</text:p>
          </table:table-cell>
          <table:table-cell table:style-name="ce0" table:number-columns-repeated="3"/>
        </table:table-row>
        <table:table-row table:style-name="ro1">
          <table:table-cell table:style-name="ce0" office:value-type="string" calcext:value-type="string">
            <text:p>ともっち「すぐ着替えてくるから待っててね・・・」</text:p>
          </table:table-cell>
          <table:table-cell table:style-name="ce0" table:number-columns-repeated="3"/>
        </table:table-row>
        <table:table-row table:style-name="ro1">
          <table:table-cell table:style-name="ce0" office:value-type="string" calcext:value-type="string">
            <text:p>ともっち「まだ出てないけど・・・はやくオシッコしないと　ほんとにもっちゃうよっ！！」</text:p>
          </table:table-cell>
          <table:table-cell table:style-name="ce0" table:number-columns-repeated="3"/>
        </table:table-row>
        <table:table-row table:style-name="ro1">
          <table:table-cell table:style-name="ce0" office:value-type="string" calcext:value-type="string">
            <text:p>ともっち「え？　おもらししてないんだけど・・・」</text:p>
          </table:table-cell>
          <table:table-cell table:style-name="ce0" table:number-columns-repeated="3"/>
        </table:table-row>
        <table:table-row table:style-name="ro1">
          <table:table-cell table:style-name="ce0" office:value-type="string" calcext:value-type="string">
            <text:p>ともっち「ふえぇ・・・パンツびしょびしょ・・・」</text:p>
          </table:table-cell>
          <table:table-cell table:style-name="ce0" table:number-columns-repeated="3"/>
        </table:table-row>
        <table:table-row table:style-name="ro1">
          <table:table-cell table:style-name="ce0" office:value-type="string" calcext:value-type="string">
            <text:p>【ともっちはお着替えを済ませた！】</text:p>
          </table:table-cell>
          <table:table-cell table:style-name="ce0" table:number-columns-repeated="3"/>
        </table:table-row>
        <table:table-row table:style-name="ro1">
          <table:table-cell table:style-name="ce0" office:value-type="string" calcext:value-type="string">
            <text:p>ひめ「できれば、お、お手洗いを先に・・・っ！////」</text:p>
          </table:table-cell>
          <table:table-cell table:style-name="ce0" table:number-columns-repeated="3"/>
        </table:table-row>
        <table:table-row table:style-name="ro1">
          <table:table-cell table:style-name="ce0" office:value-type="string" calcext:value-type="string">
            <text:p>ひめ「は・・・はぃ・・・////」</text:p>
          </table:table-cell>
          <table:table-cell table:style-name="ce0" table:number-columns-repeated="3"/>
        </table:table-row>
        <table:table-row table:style-name="ro1">
          <table:table-cell table:style-name="ce0" office:value-type="string" calcext:value-type="string">
            <text:p>ひめ「あの、あの・・・！　今はお手洗いに・・・っ////」</text:p>
          </table:table-cell>
          <table:table-cell table:style-name="ce0" table:number-columns-repeated="3"/>
        </table:table-row>
        <table:table-row table:style-name="ro1">
          <table:table-cell table:style-name="ce0" office:value-type="string" calcext:value-type="string">
            <text:p>ひめ「も、も、もも漏らしてなんか・・・っ！////」</text:p>
          </table:table-cell>
          <table:table-cell table:style-name="ce0" table:number-columns-repeated="3"/>
        </table:table-row>
        <table:table-row table:style-name="ro1">
          <table:table-cell table:style-name="ce0" office:value-type="string" calcext:value-type="string">
            <text:p>ひめ「は、早く済ませないと誰かに見られちゃう////」</text:p>
          </table:table-cell>
          <table:table-cell table:style-name="ce0" table:number-columns-repeated="3"/>
        </table:table-row>
        <table:table-row table:style-name="ro1">
          <table:table-cell table:style-name="ce0" office:value-type="string" calcext:value-type="string">
            <text:p>【ひめはお着替えを済ませた！】</text:p>
          </table:table-cell>
          <table:table-cell table:style-name="ce0" table:number-columns-repeated="3"/>
        </table:table-row>
        <table:table-row table:style-name="ro1">
          <table:table-cell table:style-name="ce0" office:value-type="string" calcext:value-type="string">
            <text:p>こむ「あ、あ、あの・・・言いづらいんですけど・・・っ　先にトイレ・・・行きたいですっ////」</text:p>
          </table:table-cell>
          <table:table-cell table:style-name="ce0" table:number-columns-repeated="3"/>
        </table:table-row>
        <table:table-row table:style-name="ro1">
          <table:table-cell table:style-name="ce0" office:value-type="string" calcext:value-type="string">
            <text:p>こむ「ご迷惑おかけして、本当にごめんなさい・・・」</text:p>
          </table:table-cell>
          <table:table-cell table:style-name="ce0" table:number-columns-repeated="3"/>
        </table:table-row>
        <table:table-row table:style-name="ro1">
          <table:table-cell table:style-name="ce0" office:value-type="string" calcext:value-type="string">
            <text:p>こむ「え！？　あの、私、まだおもらしなんて・・・っ！　それより、ト、トイレ・・・トイレに・・・っ！」</text:p>
          </table:table-cell>
          <table:table-cell table:style-name="ce0" table:number-columns-repeated="3"/>
        </table:table-row>
        <table:table-row table:style-name="ro1">
          <table:table-cell table:style-name="ce0" office:value-type="string" calcext:value-type="string">
            <text:p>こむ「いえ、あの、私・・・特にそういうのは必要　ないんですけど・・・」</text:p>
          </table:table-cell>
          <table:table-cell table:style-name="ce0" table:number-columns-repeated="3"/>
        </table:table-row>
        <table:table-row table:style-name="ro1">
          <table:table-cell table:style-name="ce0" office:value-type="string" calcext:value-type="string">
            <text:p>こむ「精霊王なのに・・・こんな、恥ずかしい・・・////」</text:p>
          </table:table-cell>
          <table:table-cell table:style-name="ce0" table:number-columns-repeated="3"/>
        </table:table-row>
        <table:table-row table:style-name="ro1">
          <table:table-cell table:style-name="ce0" office:value-type="string" calcext:value-type="string">
            <text:p>【こむはお着替えを済ませた！】</text:p>
          </table:table-cell>
          <table:table-cell table:style-name="ce0" table:number-columns-repeated="3"/>
        </table:table-row>
        <table:table-row table:style-name="ro1">
          <table:table-cell table:style-name="ce0" office:value-type="string" calcext:value-type="string">
            <text:p>たこやき「今着替えても、また漏らしちゃうヨーッ！！　トイレ！　トイレはどこなノーッ！？！？」</text:p>
          </table:table-cell>
          <table:table-cell table:style-name="ce0" table:number-columns-repeated="3"/>
        </table:table-row>
        <table:table-row table:style-name="ro1">
          <table:table-cell table:style-name="ce0" office:value-type="string" calcext:value-type="string">
            <text:p>たこやき「おー！　いいもの持ってるナー！！　パンツ換えてくるから待っててナー！」</text:p>
          </table:table-cell>
          <table:table-cell table:style-name="ce0" table:number-columns-repeated="3"/>
        </table:table-row>
        <table:table-row table:style-name="ro1">
          <table:table-cell table:style-name="ce0" office:value-type="string" calcext:value-type="string">
            <text:p>たこやき「ワタシがほしいのはトイレだヨー！！　あー！　もれちゃうヨォォ！！！」</text:p>
          </table:table-cell>
          <table:table-cell table:style-name="ce0" table:number-columns-repeated="3"/>
        </table:table-row>
        <table:table-row table:style-name="ro1">
          <table:table-cell table:style-name="ce0" office:value-type="string" calcext:value-type="string">
            <text:p>たこやき「ンー？　ワタシのパンツはキレイだゾー！　本当だゾ！　見てみるカー？」</text:p>
          </table:table-cell>
          <table:table-cell table:style-name="ce0" table:number-columns-repeated="3"/>
        </table:table-row>
        <table:table-row table:style-name="ro1">
          <table:table-cell table:style-name="ce0" office:value-type="string" calcext:value-type="string">
            <text:p>たこやき「ううー・・・装置さえ故障しなければ、こんな　ことにはならなかったのニー・・・！」</text:p>
          </table:table-cell>
          <table:table-cell table:style-name="ce0" table:number-columns-repeated="3"/>
        </table:table-row>
        <table:table-row table:style-name="ro1">
          <table:table-cell table:style-name="ce0" office:value-type="string" calcext:value-type="string">
            <text:p>【たこやきはお着替えを済ませた！】</text:p>
          </table:table-cell>
          <table:table-cell table:style-name="ce0" table:number-columns-repeated="3"/>
        </table:table-row>
        <table:table-row table:style-name="ro1">
          <table:table-cell table:style-name="ce0" office:value-type="string" calcext:value-type="string">
            <text:p>おトイレはもういいから・・・はやく着替えたいよ・・・。</text:p>
          </table:table-cell>
          <table:table-cell table:style-name="ce0" table:number-columns-repeated="3"/>
        </table:table-row>
        <table:table-row table:style-name="ro1">
          <table:table-cell table:style-name="ce0" office:value-type="string" calcext:value-type="string">
            <text:p>今はおトイレよりも・・・服をなんとかしたいんだけど・・・。</text:p>
          </table:table-cell>
          <table:table-cell table:style-name="ce0" table:number-columns-repeated="3"/>
        </table:table-row>
        <table:table-row table:style-name="ro1">
          <table:table-cell table:style-name="ce0" office:value-type="string" calcext:value-type="string">
            <text:p>い、行きたいのはやまやまだけど・・・</text:p>
          </table:table-cell>
          <table:table-cell table:style-name="ce0" table:number-columns-repeated="3"/>
        </table:table-row>
        <table:table-row table:style-name="ro1">
          <table:table-cell table:style-name="ce0" office:value-type="string" calcext:value-type="string">
            <text:p>ちょっと・・・こ、怖いし・・・</text:p>
          </table:table-cell>
          <table:table-cell table:style-name="ce0" table:number-columns-repeated="3"/>
        </table:table-row>
        <table:table-row table:style-name="ro1">
          <table:table-cell table:style-name="ce0" office:value-type="string" calcext:value-type="string">
            <text:p>で、でも・・・このおトイレ・・・</text:p>
          </table:table-cell>
          <table:table-cell table:style-name="ce0" table:number-columns-repeated="3"/>
        </table:table-row>
        <table:table-row table:style-name="ro1">
          <table:table-cell table:style-name="ce0" office:value-type="string" calcext:value-type="string">
            <text:p>ちょっと怖いから・・・が、我慢しよっかな・・・っ</text:p>
          </table:table-cell>
          <table:table-cell table:style-name="ce0" table:number-columns-repeated="3"/>
        </table:table-row>
        <table:table-row table:style-name="ro1">
          <table:table-cell table:style-name="ce0" office:value-type="string" calcext:value-type="string">
            <text:p>あぁー、だ、だめ・・・おトイレ行ってくるっ！</text:p>
          </table:table-cell>
          <table:table-cell table:style-name="ce0" table:number-columns-repeated="3"/>
        </table:table-row>
        <table:table-row table:style-name="ro1">
          <table:table-cell table:style-name="ce0" office:value-type="string" calcext:value-type="string">
            <text:p>そもそも、こんなとこのおトイレ使いたくないよ・・・</text:p>
          </table:table-cell>
          <table:table-cell table:style-name="ce0" table:number-columns-repeated="3"/>
        </table:table-row>
        <table:table-row table:style-name="ro1">
          <table:table-cell table:style-name="ce0" office:value-type="string" calcext:value-type="string">
            <text:p>えー・・・？　こんなとこのおトイレ使いたくないよ・・・</text:p>
          </table:table-cell>
          <table:table-cell table:style-name="ce0" table:number-columns-repeated="3"/>
        </table:table-row>
        <table:table-row table:style-name="ro1">
          <table:table-cell table:style-name="ce0" office:value-type="string" calcext:value-type="string">
            <text:p>おトイレ・・・ちょっと行きたいけど・・・</text:p>
          </table:table-cell>
          <table:table-cell table:style-name="ce0" table:number-columns-repeated="3"/>
        </table:table-row>
        <table:table-row table:style-name="ro1">
          <table:table-cell table:style-name="ce0" office:value-type="string" calcext:value-type="string">
            <text:p>こんなとこのおトイレ使いたくないよ・・・</text:p>
          </table:table-cell>
          <table:table-cell table:style-name="ce0" table:number-columns-repeated="3"/>
        </table:table-row>
        <table:table-row table:style-name="ro1">
          <table:table-cell table:style-name="ce0" office:value-type="string" calcext:value-type="string">
            <text:p>おトイレ・・・行きたいけど・・・</text:p>
          </table:table-cell>
          <table:table-cell table:style-name="ce0" table:number-columns-repeated="3"/>
        </table:table-row>
        <table:table-row table:style-name="ro1">
          <table:table-cell table:style-name="ce0" office:value-type="string" calcext:value-type="string">
            <text:p>でも、こ、怖いから・・・まだ我慢するよ・・・</text:p>
          </table:table-cell>
          <table:table-cell table:style-name="ce0" table:number-columns-repeated="3"/>
        </table:table-row>
        <table:table-row table:style-name="ro1">
          <table:table-cell table:style-name="ce0" office:value-type="string" calcext:value-type="string">
            <text:p>う・・・うん、おトイレ行きたいよっ？</text:p>
          </table:table-cell>
          <table:table-cell table:style-name="ce0" table:number-columns-repeated="3"/>
        </table:table-row>
        <table:table-row table:style-name="ro1">
          <table:table-cell table:style-name="ce0" office:value-type="string" calcext:value-type="string">
            <text:p>だけど・・・こ、こんなとこのおトイレ・・・怖いよ・・・っ！</text:p>
          </table:table-cell>
          <table:table-cell table:style-name="ce0" table:number-columns-repeated="3"/>
        </table:table-row>
        <table:table-row table:style-name="ro1">
          <table:table-cell table:style-name="ce0" office:value-type="string" calcext:value-type="string">
            <text:p>ほ、ほんとは・・・こんなとこのおトイレ使いたくないけど・・・っ！</text:p>
          </table:table-cell>
          <table:table-cell table:style-name="ce0" table:number-columns-repeated="3"/>
        </table:table-row>
        <table:table-row table:style-name="ro1">
          <table:table-cell table:style-name="ce0" office:value-type="string" calcext:value-type="string">
            <text:p>ちょっと、もう・・・我慢できない・・・っ！！</text:p>
          </table:table-cell>
          <table:table-cell table:style-name="ce0" table:number-columns-repeated="3"/>
        </table:table-row>
        <table:table-row table:style-name="ro1">
          <table:table-cell table:style-name="ce0" office:value-type="string" calcext:value-type="string">
            <text:p>今は先に着替えたいんだけど・・・。</text:p>
          </table:table-cell>
          <table:table-cell table:style-name="ce0" table:number-columns-repeated="3"/>
        </table:table-row>
        <table:table-row table:style-name="ro1">
          <table:table-cell table:style-name="ce0" office:value-type="string" calcext:value-type="string">
            <text:p>い、嫌よ・・・こんなトイレ・・・！</text:p>
          </table:table-cell>
          <table:table-cell table:style-name="ce0" table:number-columns-repeated="3"/>
        </table:table-row>
        <table:table-row table:style-name="ro1">
          <table:table-cell table:style-name="ce0" office:value-type="string" calcext:value-type="string">
            <text:p>しょ、しょうがないわね・・・ちょっと済ませてくるわ・・・</text:p>
          </table:table-cell>
          <table:table-cell table:style-name="ce0" table:number-columns-repeated="3"/>
        </table:table-row>
        <table:table-row table:style-name="ro1">
          <table:table-cell table:style-name="ce0" office:value-type="string" calcext:value-type="string">
            <text:p>くぅっ、しょうがないわね・・・ちょ、ちょっと済ませてくるわ・・・っ！</text:p>
          </table:table-cell>
          <table:table-cell table:style-name="ce0" table:number-columns-repeated="3"/>
        </table:table-row>
        <table:table-row table:style-name="ro1">
          <table:table-cell table:style-name="ce0" office:value-type="string" calcext:value-type="string">
            <text:p>て言うか、こんなボロボロのトイレ嫌だし・・・</text:p>
          </table:table-cell>
          <table:table-cell table:style-name="ce0" table:number-columns-repeated="3"/>
        </table:table-row>
        <table:table-row table:style-name="ro1">
          <table:table-cell table:style-name="ce0" office:value-type="string" calcext:value-type="string">
            <text:p>こ・・・こんなトイレ使うくらいなら、さっさとここを抜けましょう・・・！</text:p>
          </table:table-cell>
          <table:table-cell table:style-name="ce0" table:number-columns-repeated="3"/>
        </table:table-row>
        <table:table-row table:style-name="ro1">
          <table:table-cell table:style-name="ce0" office:value-type="string" calcext:value-type="string">
            <text:p>そ、そりゃ・・・ちょっとトイレ行きたいけど・・・</text:p>
          </table:table-cell>
          <table:table-cell table:style-name="ce0" table:number-columns-repeated="3"/>
        </table:table-row>
        <table:table-row table:style-name="ro1">
          <table:table-cell table:style-name="ce0" office:value-type="string" calcext:value-type="string">
            <text:p>これを使うくらいなら、まだ我慢するわ・・・！</text:p>
          </table:table-cell>
          <table:table-cell table:style-name="ce0" table:number-columns-repeated="3"/>
        </table:table-row>
        <table:table-row table:style-name="ro1">
          <table:table-cell table:style-name="ce0" office:value-type="string" calcext:value-type="string">
            <text:p>べ、別に怖くないし！　平気よ・・・っ！</text:p>
          </table:table-cell>
          <table:table-cell table:style-name="ce0" table:number-columns-repeated="3"/>
        </table:table-row>
        <table:table-row table:style-name="ro1">
          <table:table-cell table:style-name="ce0" office:value-type="string" calcext:value-type="string">
            <text:p>トイレより、この服装をどうにかしたいな～・・・。</text:p>
          </table:table-cell>
          <table:table-cell table:style-name="ce0" table:number-columns-repeated="3"/>
        </table:table-row>
        <table:table-row table:style-name="ro1">
          <table:table-cell table:style-name="ce0" office:value-type="string" calcext:value-type="string">
            <text:p>や、やだ・・・怖いもん・・・</text:p>
          </table:table-cell>
          <table:table-cell table:style-name="ce0" table:number-columns-repeated="3"/>
        </table:table-row>
        <table:table-row table:style-name="ro1">
          <table:table-cell table:style-name="ce0" office:value-type="string" calcext:value-type="string">
            <text:p>し、したいけど・・・やだ・・・怖いもん・・・！</text:p>
          </table:table-cell>
          <table:table-cell table:style-name="ce0" table:number-columns-repeated="3"/>
        </table:table-row>
        <table:table-row table:style-name="ro1">
          <table:table-cell table:style-name="ce0" office:value-type="string" calcext:value-type="string">
            <text:p>オシッコ・・・オシッコしたい・・・っ！</text:p>
          </table:table-cell>
          <table:table-cell table:style-name="ce0" table:number-columns-repeated="3"/>
        </table:table-row>
        <table:table-row table:style-name="ro1">
          <table:table-cell table:style-name="ce0" office:value-type="string" calcext:value-type="string">
            <text:p>で、でも・・・怖いから我慢する・・・っ！</text:p>
          </table:table-cell>
          <table:table-cell table:style-name="ce0" table:number-columns-repeated="3"/>
        </table:table-row>
        <table:table-row table:style-name="ro1">
          <table:table-cell table:style-name="ce0" office:value-type="string" calcext:value-type="string">
            <text:p>ふあぁっ、も、も、もっちゃううぅ・・・っ！！</text:p>
          </table:table-cell>
          <table:table-cell table:style-name="ce0" table:number-columns-repeated="3"/>
        </table:table-row>
        <table:table-row table:style-name="ro1">
          <table:table-cell table:style-name="ce0" office:value-type="string" calcext:value-type="string">
            <text:p>でもやだぁ！！　怖い！　怖いよぉっ！！</text:p>
          </table:table-cell>
          <table:table-cell table:style-name="ce0" table:number-columns-repeated="3"/>
        </table:table-row>
        <table:table-row table:style-name="ro1">
          <table:table-cell table:style-name="ce0" office:value-type="string" calcext:value-type="string">
            <text:p>こ、怖いっ！　もっちゃうぅっ！！　ああぁあっ！</text:p>
          </table:table-cell>
          <table:table-cell table:style-name="ce0" table:number-columns-repeated="3"/>
        </table:table-row>
        <table:table-row table:style-name="ro1">
          <table:table-cell table:style-name="ce0" office:value-type="string" calcext:value-type="string">
            <text:p>だめぇっ！　やっぱ怖いいぃっ！！</text:p>
          </table:table-cell>
          <table:table-cell table:style-name="ce0" table:number-columns-repeated="3"/>
        </table:table-row>
        <table:table-row table:style-name="ro1">
          <table:table-cell table:style-name="ce0" office:value-type="string" calcext:value-type="string">
            <text:p>トイレ？　行きたくないからいいよ・・・</text:p>
          </table:table-cell>
          <table:table-cell table:style-name="ce0" table:number-columns-repeated="3"/>
        </table:table-row>
        <table:table-row table:style-name="ro1">
          <table:table-cell table:style-name="ce0" office:value-type="string" calcext:value-type="string">
            <text:p>トイレ・・・行きたいけど・・・</text:p>
          </table:table-cell>
          <table:table-cell table:style-name="ce0" table:number-columns-repeated="3"/>
        </table:table-row>
        <table:table-row table:style-name="ro1">
          <table:table-cell table:style-name="ce0" office:value-type="string" calcext:value-type="string">
            <text:p>怖いから我慢する・・・</text:p>
          </table:table-cell>
          <table:table-cell table:style-name="ce0" table:number-columns-repeated="3"/>
        </table:table-row>
        <table:table-row table:style-name="ro1">
          <table:table-cell table:style-name="ce0" office:value-type="string" calcext:value-type="string">
            <text:p>ま、まだ平気だよ！　我慢できるもん・・・っ！</text:p>
          </table:table-cell>
          <table:table-cell table:style-name="ce0" table:number-columns-repeated="3"/>
        </table:table-row>
        <table:table-row table:style-name="ro1">
          <table:table-cell table:style-name="ce0" office:value-type="string" calcext:value-type="string">
            <text:p>大丈夫・・・っ、が、我慢する・・・から・・・っ！</text:p>
          </table:table-cell>
          <table:table-cell table:style-name="ce0" table:number-columns-repeated="3"/>
        </table:table-row>
        <table:table-row table:style-name="ro1">
          <table:table-cell table:style-name="ce0" office:value-type="string" calcext:value-type="string">
            <text:p>や、やだよぉ！　幽霊が出るんだよっ！？</text:p>
          </table:table-cell>
          <table:table-cell table:style-name="ce0" table:number-columns-repeated="3"/>
        </table:table-row>
        <table:table-row table:style-name="ro1">
          <table:table-cell table:style-name="ce0" office:value-type="string" calcext:value-type="string">
            <text:p>と、閉じ込められちゃうかもしれないしっ！！</text:p>
          </table:table-cell>
          <table:table-cell table:style-name="ce0" table:number-columns-repeated="3"/>
        </table:table-row>
        <table:table-row table:style-name="ro1">
          <table:table-cell table:style-name="ce0" office:value-type="string" calcext:value-type="string">
            <text:p>オシッコしたいっ、したいぃぃっ！！</text:p>
          </table:table-cell>
          <table:table-cell table:style-name="ce0" table:number-columns-repeated="3"/>
        </table:table-row>
        <table:table-row table:style-name="ro1">
          <table:table-cell table:style-name="ce0" office:value-type="string" calcext:value-type="string">
            <text:p>でも怖いっ！！　ぁあぁっ、したいけど怖いよおぉっ！！！</text:p>
          </table:table-cell>
          <table:table-cell table:style-name="ce0" table:number-columns-repeated="3"/>
        </table:table-row>
        <table:table-row table:style-name="ro1">
          <table:table-cell table:style-name="ce0" office:value-type="string" calcext:value-type="string">
            <text:p>こ、このお手洗いは・・・ちょっと・・・</text:p>
          </table:table-cell>
          <table:table-cell table:style-name="ce0" table:number-columns-repeated="3"/>
        </table:table-row>
        <table:table-row table:style-name="ro1">
          <table:table-cell table:style-name="ce0" office:value-type="string" calcext:value-type="string">
            <text:p>うう・・・す、すみません・・・私・・・ちょっと・・・</text:p>
          </table:table-cell>
          <table:table-cell table:style-name="ce0" table:number-columns-repeated="3"/>
        </table:table-row>
        <table:table-row table:style-name="ro1">
          <table:table-cell table:style-name="ce0" office:value-type="string" calcext:value-type="string">
            <text:p>わ、私は遠慮します・・・！</text:p>
          </table:table-cell>
          <table:table-cell table:style-name="ce0" table:number-columns-repeated="3"/>
        </table:table-row>
        <table:table-row table:style-name="ro1">
          <table:table-cell table:style-name="ce0" office:value-type="string" calcext:value-type="string">
            <text:p>で、でも・・・このお手洗いはちょっと、抵抗が・・・！</text:p>
          </table:table-cell>
          <table:table-cell table:style-name="ce0" table:number-columns-repeated="3"/>
        </table:table-row>
        <table:table-row table:style-name="ro1">
          <table:table-cell table:style-name="ce0" office:value-type="string" calcext:value-type="string">
            <text:p>（お、お手洗い・・・行きたい・・・っ！）</text:p>
          </table:table-cell>
          <table:table-cell table:style-name="ce0" table:number-columns-repeated="3"/>
        </table:table-row>
        <table:table-row table:style-name="ro1">
          <table:table-cell table:style-name="ce0" office:value-type="string" calcext:value-type="string">
            <text:p>（で、でも・・・でも・・・っ！）</text:p>
          </table:table-cell>
          <table:table-cell table:style-name="ce0" table:number-columns-repeated="3"/>
        </table:table-row>
        <table:table-row table:style-name="ro1">
          <table:table-cell table:style-name="ce0" office:value-type="string" calcext:value-type="string">
            <text:p>（お、お、お手洗い・・・っ！）</text:p>
          </table:table-cell>
          <table:table-cell table:style-name="ce0" table:number-columns-repeated="3"/>
        </table:table-row>
        <table:table-row table:style-name="ro1">
          <table:table-cell table:style-name="ce0" office:value-type="string" calcext:value-type="string">
            <text:p>（もう・・・我慢・・・できない・・・っ！）</text:p>
          </table:table-cell>
          <table:table-cell table:style-name="ce0" table:number-columns-repeated="3"/>
        </table:table-row>
        <table:table-row table:style-name="ro1">
          <table:table-cell table:style-name="ce0" office:value-type="string" calcext:value-type="string">
            <text:p>はむこはトイレを我慢している・・・</text:p>
          </table:table-cell>
          <table:table-cell table:style-name="ce0" table:number-columns-repeated="3"/>
        </table:table-row>
        <table:table-row table:style-name="ro1">
          <table:table-cell table:style-name="ce0" office:value-type="string" calcext:value-type="string">
            <text:p>はむこはトイレを必死に我慢している・・・</text:p>
          </table:table-cell>
          <table:table-cell table:style-name="ce0" table:number-columns-repeated="3"/>
        </table:table-row>
        <table:table-row table:style-name="ro1">
          <table:table-cell table:style-name="ce0" office:value-type="string" calcext:value-type="string">
            <text:p>にゃんこはトイレを我慢している・・・</text:p>
          </table:table-cell>
          <table:table-cell table:style-name="ce0" table:number-columns-repeated="3"/>
        </table:table-row>
        <table:table-row table:style-name="ro1">
          <table:table-cell table:style-name="ce0" office:value-type="string" calcext:value-type="string">
            <text:p>ともっちはトイレを我慢している・・・</text:p>
          </table:table-cell>
          <table:table-cell table:style-name="ce0" table:number-columns-repeated="3"/>
        </table:table-row>
        <table:table-row table:style-name="ro1">
          <table:table-cell table:style-name="ce0" office:value-type="string" calcext:value-type="string">
            <text:p>ともっちはトイレを必死に我慢している・・・</text:p>
          </table:table-cell>
          <table:table-cell table:style-name="ce0" table:number-columns-repeated="3"/>
        </table:table-row>
        <table:table-row table:style-name="ro1">
          <table:table-cell table:style-name="ce0" office:value-type="string" calcext:value-type="string">
            <text:p>ともっちはトイレに行きたくてたまらなそうだが、怖くて行けないようだ・・・</text:p>
          </table:table-cell>
          <table:table-cell table:style-name="ce0" table:number-columns-repeated="3"/>
        </table:table-row>
        <table:table-row table:style-name="ro1">
          <table:table-cell table:style-name="ce0" office:value-type="string" calcext:value-type="string">
            <text:p>ともっちは今にも漏れそうだが怖くてトイレに行けず、身をよじって我慢している・・・</text:p>
          </table:table-cell>
          <table:table-cell table:style-name="ce0" table:number-columns-repeated="3"/>
        </table:table-row>
        <table:table-row table:style-name="ro1">
          <table:table-cell table:style-name="ce0" office:value-type="string" calcext:value-type="string">
            <text:p>ひめはトイレを我慢している・・・</text:p>
          </table:table-cell>
          <table:table-cell table:style-name="ce0" table:number-columns-repeated="3"/>
        </table:table-row>
        <table:table-row table:style-name="ro1">
          <table:table-cell table:style-name="ce0" office:value-type="string" calcext:value-type="string">
            <text:p>ひめはトイレを必死に我慢している・・・</text:p>
          </table:table-cell>
          <table:table-cell table:style-name="ce0" table:number-columns-repeated="3"/>
        </table:table-row>
        <table:table-row table:style-name="ro1">
          <table:table-cell table:style-name="ce0" office:value-type="string" calcext:value-type="string">
            <text:p>まず、画面左に並んでいるのが各精霊のネームプレートです。</text:p>
          </table:table-cell>
          <table:table-cell table:style-name="ce0" table:number-columns-repeated="3"/>
        </table:table-row>
        <table:table-row table:style-name="ro1">
          <table:table-cell table:style-name="ce0" office:value-type="string" calcext:value-type="string">
            <text:p>今回、あなた方が入手したのは、一番下にある“ファントム”という精霊の結晶ですね。</text:p>
          </table:table-cell>
          <table:table-cell table:style-name="ce0" table:number-columns-repeated="3"/>
        </table:table-row>
        <table:table-row table:style-name="ro1">
          <table:table-cell table:style-name="ce0" office:value-type="string" calcext:value-type="string">
            <text:p>ネームプレートの右にあるアイコンをご覧ください。</text:p>
          </table:table-cell>
          <table:table-cell table:style-name="ce0" table:number-columns-repeated="3"/>
        </table:table-row>
        <table:table-row table:style-name="ro1">
          <table:table-cell table:style-name="ce0" office:value-type="string" calcext:value-type="string">
            <text:p>精霊結晶のアイコンが表示されていると思います。</text:p>
          </table:table-cell>
          <table:table-cell table:style-name="ce0" table:number-columns-repeated="3"/>
        </table:table-row>
        <table:table-row table:style-name="ro1">
          <table:table-cell table:style-name="ce0" office:value-type="string" calcext:value-type="string">
            <text:p>これは、「精霊結晶を入手したが、まだ封印を解放していない」という状態を表します。</text:p>
          </table:table-cell>
          <table:table-cell table:style-name="ce0" table:number-columns-repeated="3"/>
        </table:table-row>
        <table:table-row table:style-name="ro1">
          <table:table-cell table:style-name="ce0" office:value-type="string" calcext:value-type="string">
            <text:p>封印を解くためには、ネームプレートにカーソルを合わせて【Ｃ】キーを押します。</text:p>
          </table:table-cell>
          <table:table-cell table:style-name="ce0" table:number-columns-repeated="3"/>
        </table:table-row>
        <table:table-row table:style-name="ro1">
          <table:table-cell table:style-name="ce0" office:value-type="string" calcext:value-type="string">
            <text:p>実際にやってみてください。</text:p>
          </table:table-cell>
          <table:table-cell table:style-name="ce0" table:number-columns-repeated="3"/>
        </table:table-row>
        <table:table-row table:style-name="ro1">
          <table:table-cell table:style-name="ce0" office:value-type="string" calcext:value-type="string">
            <text:p>まだ精霊結晶を入手していません。</text:p>
          </table:table-cell>
          <table:table-cell table:style-name="ce0" table:number-columns-repeated="3"/>
        </table:table-row>
        <table:table-row table:style-name="ro1">
          <table:table-cell table:style-name="ce0" office:value-type="string" calcext:value-type="string">
            <text:p>霊珠を1つ消費してこの精霊を解放しますか？</text:p>
          </table:table-cell>
          <table:table-cell table:style-name="ce0" table:number-columns-repeated="3"/>
        </table:table-row>
        <table:table-row table:style-name="ro1">
          <table:table-cell table:style-name="ce0" office:value-type="string" calcext:value-type="string">
            <text:p>霊珠を持っていない！</text:p>
          </table:table-cell>
          <table:table-cell table:style-name="ce0" table:number-columns-repeated="3"/>
        </table:table-row>
        <table:table-row table:style-name="ro1">
          <table:table-cell table:style-name="ce0" office:value-type="string" calcext:value-type="string">
            <text:p>これで、精霊ファントムを憑依させることができました。</text:p>
          </table:table-cell>
          <table:table-cell table:style-name="ce0" table:number-columns-repeated="3"/>
        </table:table-row>
        <table:table-row table:style-name="ro1">
          <table:table-cell table:style-name="ce0" office:value-type="string" calcext:value-type="string">
            <text:p>憑依する際には霊珠を消費する必要はありませんので、何度でも憑依し直すことができます。</text:p>
          </table:table-cell>
          <table:table-cell table:style-name="ce0" table:number-columns-repeated="3"/>
        </table:table-row>
        <table:table-row table:style-name="ro1">
          <table:table-cell table:style-name="ce0" office:value-type="string" calcext:value-type="string">
            <text:p>さて、ここで重要なことを説明しますね。</text:p>
          </table:table-cell>
          <table:table-cell table:style-name="ce0" table:number-columns-repeated="3"/>
        </table:table-row>
        <table:table-row table:style-name="ro1">
          <table:table-cell table:style-name="ce0" office:value-type="string" calcext:value-type="string">
            <text:p>精霊はみな、時間とともに空気中の霊気を体内に取り込んで、“霊水”を蓄積していきます。</text:p>
          </table:table-cell>
          <table:table-cell table:style-name="ce0" table:number-columns-repeated="3"/>
        </table:table-row>
        <table:table-row table:style-name="ro1">
          <table:table-cell table:style-name="ce0" office:value-type="string" calcext:value-type="string">
            <text:p>人間に例えるなら、その・・・あの・・・</text:p>
          </table:table-cell>
          <table:table-cell table:style-name="ce0" table:number-columns-repeated="3"/>
        </table:table-row>
        <table:table-row table:style-name="ro1">
          <table:table-cell table:style-name="ce0" office:value-type="string" calcext:value-type="string">
            <text:p>お、ぉ小水・・・のような感じです・・・はい。</text:p>
          </table:table-cell>
          <table:table-cell table:style-name="ce0" table:number-columns-repeated="3"/>
        </table:table-row>
        <table:table-row table:style-name="ro1">
          <table:table-cell table:style-name="ce0" office:value-type="string" calcext:value-type="string">
            <text:p>これは精霊にとって力の源であり、蓄積量が多いほど、力が増していきます。</text:p>
          </table:table-cell>
          <table:table-cell table:style-name="ce0" table:number-columns-repeated="3"/>
        </table:table-row>
        <table:table-row table:style-name="ro1">
          <table:table-cell table:style-name="ce0" office:value-type="string" calcext:value-type="string">
            <text:p>さきほど、どのパラメータを強化するか選んでいただいたと思いますが、強化される数値は霊水の蓄積量に比例して大きくなっていくのです。</text:p>
          </table:table-cell>
          <table:table-cell table:style-name="ce0" table:number-columns-repeated="3"/>
        </table:table-row>
        <table:table-row table:style-name="ro1">
          <table:table-cell table:style-name="ce0" office:value-type="string" calcext:value-type="string">
            <text:p>つまり、憑依している精霊が霊水を我慢すればするほど、憑依者が大きな力を受け取ることができるのです。</text:p>
          </table:table-cell>
          <table:table-cell table:style-name="ce0" table:number-columns-repeated="3"/>
        </table:table-row>
        <table:table-row table:style-name="ro1">
          <table:table-cell table:style-name="ce0" office:value-type="string" calcext:value-type="string">
            <text:p>ただ、精霊にも我慢の限界があります。</text:p>
          </table:table-cell>
          <table:table-cell table:style-name="ce0" table:number-columns-repeated="3"/>
        </table:table-row>
        <table:table-row table:style-name="ro1">
          <table:table-cell table:style-name="ce0" office:value-type="string" calcext:value-type="string">
            <text:p>解説ウィンドウの【我慢力】を超える量の霊水が蓄積すると、我慢しきれずに霊水を漏らしてしまうでしょう。</text:p>
          </table:table-cell>
          <table:table-cell table:style-name="ce0" table:number-columns-repeated="3"/>
        </table:table-row>
        <table:table-row table:style-name="ro1">
          <table:table-cell table:style-name="ce0" office:value-type="string" calcext:value-type="string">
            <text:p>そうなれば、パラメータのボーナス値も最小に戻ってしまうので、ご注意ください。</text:p>
          </table:table-cell>
          <table:table-cell table:style-name="ce0" table:number-columns-repeated="3"/>
        </table:table-row>
        <table:table-row table:style-name="ro1">
          <table:table-cell table:style-name="ce0" office:value-type="string" calcext:value-type="string">
            <text:p>ちなみに、霊水の蓄積を繰り返せば、この我慢力は徐々に高くなっていきます。</text:p>
          </table:table-cell>
          <table:table-cell table:style-name="ce0" table:number-columns-repeated="3"/>
        </table:table-row>
        <table:table-row table:style-name="ro1">
          <table:table-cell table:style-name="ce0" office:value-type="string" calcext:value-type="string">
            <text:p>お気に入りの精霊がいれば、なるべく多くの時間憑依させ続けることによって、我慢力も高くなり、より高いパラメータボーナスを受けることが可能になるでしょう。</text:p>
          </table:table-cell>
          <table:table-cell table:style-name="ce0" table:number-columns-repeated="3"/>
        </table:table-row>
        <table:table-row table:style-name="ro1">
          <table:table-cell table:style-name="ce0" office:value-type="string" calcext:value-type="string">
            <text:p>とりあえず、私からの解説は以上です。</text:p>
          </table:table-cell>
          <table:table-cell table:style-name="ce0" table:number-columns-repeated="3"/>
        </table:table-row>
        <table:table-row table:style-name="ro1">
          <table:table-cell table:style-name="ce0" office:value-type="string" calcext:value-type="string">
            <text:p>メニューを終了するには、【Ｘ】キーを押してください。</text:p>
          </table:table-cell>
          <table:table-cell table:style-name="ce0" table:number-columns-repeated="3"/>
        </table:table-row>
        <table:table-row table:style-name="ro1">
          <table:table-cell table:style-name="ce0" office:value-type="string" calcext:value-type="string">
            <text:p>これで精霊ファントムが解放されました。</text:p>
          </table:table-cell>
          <table:table-cell table:style-name="ce0" table:number-columns-repeated="3"/>
        </table:table-row>
        <table:table-row table:style-name="ro1">
          <table:table-cell table:style-name="ce0" office:value-type="string" calcext:value-type="string">
            <text:p>下にある解説ウィンドウをご覧ください。</text:p>
          </table:table-cell>
          <table:table-cell table:style-name="ce0" table:number-columns-repeated="3"/>
        </table:table-row>
        <table:table-row table:style-name="ro1">
          <table:table-cell table:style-name="ce0" office:value-type="string" calcext:value-type="string">
            <text:p>【アビリティ】という項目に、その精霊を憑依させた時に受けることができる能力が表示されています。</text:p>
          </table:table-cell>
          <table:table-cell table:style-name="ce0" table:number-columns-repeated="3"/>
        </table:table-row>
        <table:table-row table:style-name="ro1">
          <table:table-cell table:style-name="ce0" office:value-type="string" calcext:value-type="string">
            <text:p>次に、この精霊を憑依させてみましょう。</text:p>
          </table:table-cell>
          <table:table-cell table:style-name="ce0" table:number-columns-repeated="3"/>
        </table:table-row>
        <table:table-row table:style-name="ro1">
          <table:table-cell table:style-name="ce0" office:value-type="string" calcext:value-type="string">
            <text:p>精霊のネームプレートにカーソルを合わせたまま、もう一度【Ｃ】キーを押します。</text:p>
          </table:table-cell>
          <table:table-cell table:style-name="ce0" table:number-columns-repeated="3"/>
        </table:table-row>
        <table:table-row table:style-name="ro1">
          <table:table-cell table:style-name="ce0" office:value-type="string" calcext:value-type="string">
            <text:p>そうすると、誰に憑依させるのか、どのパラメータを強化するのか選択肢が出ますので選んで【Ｃ】キーを押してください。</text:p>
          </table:table-cell>
          <table:table-cell table:style-name="ce0" table:number-columns-repeated="3"/>
        </table:table-row>
        <table:table-row table:style-name="ro1">
          <table:table-cell table:style-name="ce0" office:value-type="string" calcext:value-type="string">
            <text:p>憑依している精霊がいません。</text:p>
          </table:table-cell>
          <table:table-cell table:style-name="ce0" table:number-columns-repeated="3"/>
        </table:table-row>
        <table:table-row table:style-name="ro1">
          <table:table-cell table:style-name="ce0" office:value-type="string" calcext:value-type="string">
            <text:p>ビンに霊水を出させてあげる</text:p>
          </table:table-cell>
          <table:table-cell table:style-name="ce0" table:number-columns-repeated="3"/>
        </table:table-row>
        <table:table-row table:style-name="ro1">
          <table:table-cell table:style-name="ce0" office:value-type="string" calcext:value-type="string">
            <text:p>つんつんしちゃう</text:p>
          </table:table-cell>
          <table:table-cell table:style-name="ce0" table:number-columns-repeated="3"/>
        </table:table-row>
        <table:table-row table:style-name="ro1">
          <table:table-cell table:style-name="ce0" office:value-type="string" calcext:value-type="string">
            <text:p>憑依を解除する</text:p>
          </table:table-cell>
          <table:table-cell table:style-name="ce0" table:number-columns-repeated="3"/>
        </table:table-row>
        <table:table-row table:style-name="ro1">
          <table:table-cell table:style-name="ce0" office:value-type="string" calcext:value-type="string">
            <text:p>何もしない</text:p>
          </table:table-cell>
          <table:table-cell table:style-name="ce0" table:number-columns-repeated="3"/>
        </table:table-row>
        <table:table-row table:style-name="ro1">
          <table:table-cell table:style-name="ce0" office:value-type="string" calcext:value-type="string">
            <text:p>まだ出したくないようだ・・・</text:p>
          </table:table-cell>
          <table:table-cell table:style-name="ce0" table:number-columns-repeated="3"/>
        </table:table-row>
        <table:table-row table:style-name="ro1">
          <table:table-cell table:style-name="ce0" office:value-type="string" calcext:value-type="string">
            <text:p>霊水ビンがいっぱいで出せない・・・！</text:p>
          </table:table-cell>
          <table:table-cell table:style-name="ce0" table:number-columns-repeated="3"/>
        </table:table-row>
        <table:table-row table:style-name="ro1">
          <table:table-cell table:style-name="ce0" office:value-type="string" calcext:value-type="string">
            <text:p>憑依を解除しますか？（再び憑依させるにはシスターに頼む必要があります。）</text:p>
          </table:table-cell>
          <table:table-cell table:style-name="ce0" table:number-columns-repeated="3"/>
        </table:table-row>
        <table:table-row table:style-name="ro1">
          <table:table-cell table:style-name="ce0" office:value-type="string" calcext:value-type="string">
            <text:p>解除する</text:p>
          </table:table-cell>
          <table:table-cell table:style-name="ce0" table:number-columns-repeated="3"/>
        </table:table-row>
        <table:table-row table:style-name="ro1">
          <table:table-cell table:style-name="ce0" office:value-type="string" calcext:value-type="string">
            <text:p>やっぱり憑依させておく</text:p>
          </table:table-cell>
          <table:table-cell table:style-name="ce0" table:number-columns-repeated="3"/>
        </table:table-row>
        <table:table-row table:style-name="ro1">
          <table:table-cell table:style-name="ce0" office:value-type="string" calcext:value-type="string">
            <text:p>精霊が霊水をもらしてしまいました。</text:p>
          </table:table-cell>
          <table:table-cell table:style-name="ce0" table:number-columns-repeated="3"/>
        </table:table-row>
        <table:table-row table:style-name="ro1">
          <table:table-cell table:style-name="ce0" office:value-type="string" calcext:value-type="string">
            <text:p>精霊が霊水をもらしてしまいました。（霊水を少しビンに収めました。）</text:p>
          </table:table-cell>
          <table:table-cell table:style-name="ce0" table:number-columns-repeated="3"/>
        </table:table-row>
        <table:table-row table:style-name="ro1">
          <table:table-cell table:style-name="ce0" office:value-type="string" calcext:value-type="string">
            <text:p>精霊【ワルキューレ】の精霊結晶をゲット！</text:p>
          </table:table-cell>
          <table:table-cell table:style-name="ce0" table:number-columns-repeated="3"/>
        </table:table-row>
        <table:table-row table:style-name="ro1">
          <table:table-cell table:style-name="ce0" office:value-type="string" calcext:value-type="string">
            <text:p>精霊【フウラ】の精霊結晶をゲット！</text:p>
          </table:table-cell>
          <table:table-cell table:style-name="ce0" table:number-columns-repeated="3"/>
        </table:table-row>
        <table:table-row table:style-name="ro1">
          <table:table-cell table:style-name="ce0" office:value-type="string" calcext:value-type="string">
            <text:p>精霊【ペレ】の精霊結晶をゲット！</text:p>
          </table:table-cell>
          <table:table-cell table:style-name="ce0" table:number-columns-repeated="3"/>
        </table:table-row>
        <table:table-row table:style-name="ro1">
          <table:table-cell table:style-name="ce0" office:value-type="string" calcext:value-type="string">
            <text:p>精霊【ナナハ】の精霊結晶をゲット！</text:p>
          </table:table-cell>
          <table:table-cell table:style-name="ce0" table:number-columns-repeated="3"/>
        </table:table-row>
        <table:table-row table:style-name="ro1">
          <table:table-cell table:style-name="ce0" office:value-type="string" calcext:value-type="string">
            <text:p>精霊【アサヒ】の精霊結晶をゲット！</text:p>
          </table:table-cell>
          <table:table-cell table:style-name="ce0" table:number-columns-repeated="3"/>
        </table:table-row>
        <table:table-row table:style-name="ro1">
          <table:table-cell table:style-name="ce0" office:value-type="string" calcext:value-type="string">
            <text:p>精霊【ユウヒ】の精霊結晶をゲット！</text:p>
          </table:table-cell>
          <table:table-cell table:style-name="ce0" table:number-columns-repeated="3"/>
        </table:table-row>
        <table:table-row table:style-name="ro1">
          <table:table-cell table:style-name="ce0" office:value-type="string" calcext:value-type="string">
            <text:p>精霊【サンタ】の精霊結晶をゲット！</text:p>
          </table:table-cell>
          <table:table-cell table:style-name="ce0" table:number-columns-repeated="3"/>
        </table:table-row>
        <table:table-row table:style-name="ro1">
          <table:table-cell table:style-name="ce0" office:value-type="string" calcext:value-type="string">
            <text:p>精霊【プロメテウス】の精霊結晶をゲット！</text:p>
          </table:table-cell>
          <table:table-cell table:style-name="ce0" table:number-columns-repeated="3"/>
        </table:table-row>
        <table:table-row table:style-name="ro1">
          <table:table-cell table:style-name="ce0" office:value-type="string" calcext:value-type="string">
            <text:p>精霊【ネプチューン】の精霊結晶をゲット！</text:p>
          </table:table-cell>
          <table:table-cell table:style-name="ce0" table:number-columns-repeated="3"/>
        </table:table-row>
        <table:table-row table:style-name="ro1">
          <table:table-cell table:style-name="ce0" office:value-type="string" calcext:value-type="string">
            <text:p>精霊【リア】の精霊結晶をゲット！</text:p>
          </table:table-cell>
          <table:table-cell table:style-name="ce0" table:number-columns-repeated="3"/>
        </table:table-row>
        <table:table-row table:style-name="ro1">
          <table:table-cell table:style-name="ce0" office:value-type="string" calcext:value-type="string">
            <text:p>精霊【シイコ】の精霊結晶をゲット！</text:p>
          </table:table-cell>
          <table:table-cell table:style-name="ce0" table:number-columns-repeated="3"/>
        </table:table-row>
        <table:table-row table:style-name="ro1">
          <table:table-cell table:style-name="ce0" office:value-type="string" calcext:value-type="string">
            <text:p>精霊【フェアリー】の精霊結晶をゲット！</text:p>
          </table:table-cell>
          <table:table-cell table:style-name="ce0" table:number-columns-repeated="3"/>
        </table:table-row>
        <table:table-row table:style-name="ro1">
          <table:table-cell table:style-name="ce0" office:value-type="string" calcext:value-type="string">
            <text:p>精霊【マンドラゴラ】の精霊結晶をゲット！</text:p>
          </table:table-cell>
          <table:table-cell table:style-name="ce0" table:number-columns-repeated="3"/>
        </table:table-row>
        <table:table-row table:style-name="ro1">
          <table:table-cell table:style-name="ce0" office:value-type="string" calcext:value-type="string">
            <text:p>精霊【ネコマタ】の精霊結晶をゲット！</text:p>
          </table:table-cell>
          <table:table-cell table:style-name="ce0" table:number-columns-repeated="3"/>
        </table:table-row>
        <table:table-row table:style-name="ro1">
          <table:table-cell table:style-name="ce0" office:value-type="string" calcext:value-type="string">
            <text:p>精霊【フェニックス】の精霊結晶をゲット！</text:p>
          </table:table-cell>
          <table:table-cell table:style-name="ce0" table:number-columns-repeated="3"/>
        </table:table-row>
        <table:table-row table:style-name="ro1">
          <table:table-cell table:style-name="ce0" office:value-type="string" calcext:value-type="string">
            <text:p>精霊【オモリ】の精霊結晶をゲット！</text:p>
          </table:table-cell>
          <table:table-cell table:style-name="ce0" table:number-columns-repeated="3"/>
        </table:table-row>
        <table:table-row table:style-name="ro1">
          <table:table-cell table:style-name="ce0" office:value-type="string" calcext:value-type="string">
            <text:p>精霊【ペガサス】の精霊結晶をゲット！</text:p>
          </table:table-cell>
          <table:table-cell table:style-name="ce0" table:number-columns-repeated="3"/>
        </table:table-row>
        <table:table-row table:style-name="ro1">
          <table:table-cell table:style-name="ce0" office:value-type="string" calcext:value-type="string">
            <text:p>精霊【テクト】の精霊結晶をゲット！</text:p>
          </table:table-cell>
          <table:table-cell table:style-name="ce0" table:number-columns-repeated="3"/>
        </table:table-row>
        <table:table-row table:style-name="ro1">
          <table:table-cell table:style-name="ce0" office:value-type="string" calcext:value-type="string">
            <text:p>精霊【マジカル】の精霊結晶をゲット！</text:p>
          </table:table-cell>
          <table:table-cell table:style-name="ce0" table:number-columns-repeated="3"/>
        </table:table-row>
        <table:table-row table:style-name="ro1">
          <table:table-cell table:style-name="ce0" office:value-type="string" calcext:value-type="string">
            <text:p>精霊【コマイヌ】の精霊結晶をゲット！</text:p>
          </table:table-cell>
          <table:table-cell table:style-name="ce0" table:number-columns-repeated="3"/>
        </table:table-row>
        <table:table-row table:style-name="ro1">
          <table:table-cell table:style-name="ce0" office:value-type="string" calcext:value-type="string">
            <text:p>精霊【ミカン】の精霊結晶をゲット！</text:p>
          </table:table-cell>
          <table:table-cell table:style-name="ce0" table:number-columns-repeated="3"/>
        </table:table-row>
        <table:table-row table:style-name="ro1">
          <table:table-cell table:style-name="ce0" office:value-type="string" calcext:value-type="string">
            <text:p>精霊【ダンサー】の精霊結晶をゲット！</text:p>
          </table:table-cell>
          <table:table-cell table:style-name="ce0" table:number-columns-repeated="3"/>
        </table:table-row>
        <table:table-row table:style-name="ro1">
          <table:table-cell table:style-name="ce0" office:value-type="string" calcext:value-type="string">
            <text:p>精霊【マール】の精霊結晶をゲット！</text:p>
          </table:table-cell>
          <table:table-cell table:style-name="ce0" table:number-columns-repeated="3"/>
        </table:table-row>
        <table:table-row table:style-name="ro1">
          <table:table-cell table:style-name="ce0" office:value-type="string" calcext:value-type="string">
            <text:p>精霊【ハノン】の精霊結晶をゲット！</text:p>
          </table:table-cell>
          <table:table-cell table:style-name="ce0" table:number-columns-repeated="3"/>
        </table:table-row>
        <table:table-row table:style-name="ro1">
          <table:table-cell table:style-name="ce0" office:value-type="string" calcext:value-type="string">
            <text:p>精霊【コトブキ】の精霊結晶をゲット！</text:p>
          </table:table-cell>
          <table:table-cell table:style-name="ce0" table:number-columns-repeated="3"/>
        </table:table-row>
        <table:table-row table:style-name="ro1">
          <table:table-cell table:style-name="ce0" office:value-type="string" calcext:value-type="string">
            <text:p>精霊【サキュバス】の精霊結晶をゲット！</text:p>
          </table:table-cell>
          <table:table-cell table:style-name="ce0" table:number-columns-repeated="3"/>
        </table:table-row>
        <table:table-row table:style-name="ro1">
          <table:table-cell table:style-name="ce0" office:value-type="string" calcext:value-type="string">
            <text:p>精霊【カーマイン】の精霊結晶をゲット！</text:p>
          </table:table-cell>
          <table:table-cell table:style-name="ce0" table:number-columns-repeated="3"/>
        </table:table-row>
        <table:table-row table:style-name="ro1">
          <table:table-cell table:style-name="ce0" office:value-type="string" calcext:value-type="string">
            <text:p>精霊【イカホ】の精霊結晶をゲット！</text:p>
          </table:table-cell>
          <table:table-cell table:style-name="ce0" table:number-columns-repeated="3"/>
        </table:table-row>
        <table:table-row table:style-name="ro1">
          <table:table-cell table:style-name="ce0" office:value-type="string" calcext:value-type="string">
            <text:p>精霊【エンジェル】の精霊結晶をゲット！</text:p>
          </table:table-cell>
          <table:table-cell table:style-name="ce0" table:number-columns-repeated="3"/>
        </table:table-row>
        <table:table-row table:style-name="ro1">
          <table:table-cell table:style-name="ce0" office:value-type="string" calcext:value-type="string">
            <text:p>精霊【ファントム】の精霊結晶をゲット！</text:p>
          </table:table-cell>
          <table:table-cell table:style-name="ce0" table:number-columns-repeated="3"/>
        </table:table-row>
        <table:table-row table:style-name="ro1">
          <table:table-cell table:style-name="ce0" office:value-type="string" calcext:value-type="string">
            <text:p>はむこに憑依している精霊が霊水を我慢できなくなってもらしてしまいました。</text:p>
          </table:table-cell>
          <table:table-cell table:style-name="ce0" table:number-columns-repeated="3"/>
        </table:table-row>
        <table:table-row table:style-name="ro1">
          <table:table-cell table:style-name="ce0" office:value-type="string" calcext:value-type="string">
            <text:p>にゃんこに憑依している精霊が霊水を我慢できなくなってもらしてしまいました。</text:p>
          </table:table-cell>
          <table:table-cell table:style-name="ce0" table:number-columns-repeated="3"/>
        </table:table-row>
        <table:table-row table:style-name="ro1">
          <table:table-cell table:style-name="ce0" office:value-type="string" calcext:value-type="string">
            <text:p>ともっちに憑依している精霊が霊水を我慢できなくなってもらしてしまいました。</text:p>
          </table:table-cell>
          <table:table-cell table:style-name="ce0" table:number-columns-repeated="3"/>
        </table:table-row>
        <table:table-row table:style-name="ro1">
          <table:table-cell table:style-name="ce0" office:value-type="string" calcext:value-type="string">
            <text:p>ひめに憑依している精霊が霊水を我慢できなくなってもらしてしまいました。</text:p>
          </table:table-cell>
          <table:table-cell table:style-name="ce0" table:number-columns-repeated="3"/>
        </table:table-row>
        <table:table-row table:style-name="ro1">
          <table:table-cell table:style-name="ce0" office:value-type="string" calcext:value-type="string">
            <text:p>換金（500レン）</text:p>
          </table:table-cell>
          <table:table-cell table:style-name="ce0" table:number-columns-repeated="3"/>
        </table:table-row>
        <table:table-row table:style-name="ro1">
          <table:table-cell table:style-name="ce0" office:value-type="string" calcext:value-type="string">
            <text:p>失礼ながら、持ち物がいっぱいのようでお渡しできません。</text:p>
          </table:table-cell>
          <table:table-cell table:style-name="ce0" table:number-columns-repeated="3"/>
        </table:table-row>
        <table:table-row table:style-name="ro1">
          <table:table-cell table:style-name="ce0" office:value-type="string" calcext:value-type="string">
            <text:p>500レンを手に入れた！</text:p>
          </table:table-cell>
          <table:table-cell table:style-name="ce0" table:number-columns-repeated="3"/>
        </table:table-row>
        <table:table-row table:style-name="ro1">
          <table:table-cell table:style-name="ce0" office:value-type="string" calcext:value-type="string">
            <text:p>はむこの最大HPが2ポイント上がった！</text:p>
          </table:table-cell>
          <table:table-cell table:style-name="ce0" table:number-columns-repeated="3"/>
        </table:table-row>
        <table:table-row table:style-name="ro1">
          <table:table-cell table:style-name="ce0" office:value-type="string" calcext:value-type="string">
            <text:p>はむこの攻撃力が1ポイント上がった！</text:p>
          </table:table-cell>
          <table:table-cell table:style-name="ce0" table:number-columns-repeated="3"/>
        </table:table-row>
        <table:table-row table:style-name="ro1">
          <table:table-cell table:style-name="ce0" office:value-type="string" calcext:value-type="string">
            <text:p>はむこの防御力が1ポイント上がった！</text:p>
          </table:table-cell>
          <table:table-cell table:style-name="ce0" table:number-columns-repeated="3"/>
        </table:table-row>
        <table:table-row table:style-name="ro1">
          <table:table-cell table:style-name="ce0" office:value-type="string" calcext:value-type="string">
            <text:p>はむこの技術力が1ポイント上がった！</text:p>
          </table:table-cell>
          <table:table-cell table:style-name="ce0" table:number-columns-repeated="3"/>
        </table:table-row>
        <table:table-row table:style-name="ro1">
          <table:table-cell table:style-name="ce0" office:value-type="string" calcext:value-type="string">
            <text:p>はむこの敏捷性が1ポイント上がった！</text:p>
          </table:table-cell>
          <table:table-cell table:style-name="ce0" table:number-columns-repeated="3"/>
        </table:table-row>
        <table:table-row table:style-name="ro1">
          <table:table-cell table:style-name="ce0" office:value-type="string" calcext:value-type="string">
            <text:p>にゃんこの最大HPが2ポイント上がった！</text:p>
          </table:table-cell>
          <table:table-cell table:style-name="ce0" table:number-columns-repeated="3"/>
        </table:table-row>
        <table:table-row table:style-name="ro1">
          <table:table-cell table:style-name="ce0" office:value-type="string" calcext:value-type="string">
            <text:p>にゃんこの攻撃力が1ポイント上がった！</text:p>
          </table:table-cell>
          <table:table-cell table:style-name="ce0" table:number-columns-repeated="3"/>
        </table:table-row>
        <table:table-row table:style-name="ro1">
          <table:table-cell table:style-name="ce0" office:value-type="string" calcext:value-type="string">
            <text:p>にゃんこの防御力が1ポイント上がった！</text:p>
          </table:table-cell>
          <table:table-cell table:style-name="ce0" table:number-columns-repeated="3"/>
        </table:table-row>
        <table:table-row table:style-name="ro1">
          <table:table-cell table:style-name="ce0" office:value-type="string" calcext:value-type="string">
            <text:p>にゃんこの技術力が1ポイント上がった！</text:p>
          </table:table-cell>
          <table:table-cell table:style-name="ce0" table:number-columns-repeated="3"/>
        </table:table-row>
        <table:table-row table:style-name="ro1">
          <table:table-cell table:style-name="ce0" office:value-type="string" calcext:value-type="string">
            <text:p>にゃんこの敏捷性が1ポイント上がった！</text:p>
          </table:table-cell>
          <table:table-cell table:style-name="ce0" table:number-columns-repeated="3"/>
        </table:table-row>
        <table:table-row table:style-name="ro1">
          <table:table-cell table:style-name="ce0" office:value-type="string" calcext:value-type="string">
            <text:p>ともっちの最大HPが2ポイント上がった！</text:p>
          </table:table-cell>
          <table:table-cell table:style-name="ce0" table:number-columns-repeated="3"/>
        </table:table-row>
        <table:table-row table:style-name="ro1">
          <table:table-cell table:style-name="ce0" office:value-type="string" calcext:value-type="string">
            <text:p>ともっちの攻撃力が1ポイント上がった！</text:p>
          </table:table-cell>
          <table:table-cell table:style-name="ce0" table:number-columns-repeated="3"/>
        </table:table-row>
        <table:table-row table:style-name="ro1">
          <table:table-cell table:style-name="ce0" office:value-type="string" calcext:value-type="string">
            <text:p>ともっちの防御力が1ポイント上がった！</text:p>
          </table:table-cell>
          <table:table-cell table:style-name="ce0" table:number-columns-repeated="3"/>
        </table:table-row>
        <table:table-row table:style-name="ro1">
          <table:table-cell table:style-name="ce0" office:value-type="string" calcext:value-type="string">
            <text:p>ともっちの技術力が1ポイント上がった！</text:p>
          </table:table-cell>
          <table:table-cell table:style-name="ce0" table:number-columns-repeated="3"/>
        </table:table-row>
        <table:table-row table:style-name="ro1">
          <table:table-cell table:style-name="ce0" office:value-type="string" calcext:value-type="string">
            <text:p>ともっちの敏捷性が1ポイント上がった！</text:p>
          </table:table-cell>
          <table:table-cell table:style-name="ce0" table:number-columns-repeated="3"/>
        </table:table-row>
        <table:table-row table:style-name="ro1">
          <table:table-cell table:style-name="ce0" office:value-type="string" calcext:value-type="string">
            <text:p>ひめの最大HPが2ポイント上がった！</text:p>
          </table:table-cell>
          <table:table-cell table:style-name="ce0" table:number-columns-repeated="3"/>
        </table:table-row>
        <table:table-row table:style-name="ro1">
          <table:table-cell table:style-name="ce0" office:value-type="string" calcext:value-type="string">
            <text:p>ひめの攻撃力が1ポイント上がった！</text:p>
          </table:table-cell>
          <table:table-cell table:style-name="ce0" table:number-columns-repeated="3"/>
        </table:table-row>
        <table:table-row table:style-name="ro1">
          <table:table-cell table:style-name="ce0" office:value-type="string" calcext:value-type="string">
            <text:p>ひめの防御力が1ポイント上がった！</text:p>
          </table:table-cell>
          <table:table-cell table:style-name="ce0" table:number-columns-repeated="3"/>
        </table:table-row>
        <table:table-row table:style-name="ro1">
          <table:table-cell table:style-name="ce0" office:value-type="string" calcext:value-type="string">
            <text:p>ひめの技術力が1ポイント上がった！</text:p>
          </table:table-cell>
          <table:table-cell table:style-name="ce0" table:number-columns-repeated="3"/>
        </table:table-row>
        <table:table-row table:style-name="ro1">
          <table:table-cell table:style-name="ce0" office:value-type="string" calcext:value-type="string">
            <text:p>ひめの敏捷性が1ポイント上がった！</text:p>
          </table:table-cell>
          <table:table-cell table:style-name="ce0" table:number-columns-repeated="3"/>
        </table:table-row>
        <table:table-row table:style-name="ro1">
          <table:table-cell table:style-name="ce0" office:value-type="string" calcext:value-type="string">
            <text:p>こむの野しょんシーンを</text:p>
          </table:table-cell>
          <table:table-cell table:style-name="ce0"/>
          <table:table-cell table:style-name="ce0" office:value-type="string" calcext:value-type="string">
            <text:p>System</text:p>
          </table:table-cell>
          <table:table-cell table:style-name="ce0" office:value-type="string" calcext:value-type="string">
            <text:p>Watch Komu's outdoor scene?</text:p>
          </table:table-cell>
        </table:table-row>
        <table:table-row table:style-name="ro1">
          <table:table-cell table:style-name="ce0" office:value-type="string" calcext:value-type="string">
            <text:p>ご迷惑をおかけしました・・・っ////</text:p>
          </table:table-cell>
          <table:table-cell table:style-name="ce0" office:value-type="string" calcext:value-type="string">
            <text:p>After outdoor pee - L6 B</text:p>
          </table:table-cell>
          <table:table-cell table:style-name="ce0" office:value-type="string" calcext:value-type="string">
            <text:p>Komu</text:p>
          </table:table-cell>
          <table:table-cell table:style-name="ce0" office:value-type="string" calcext:value-type="string">
            <text:p>I'm such a bother... ////</text:p>
          </table:table-cell>
        </table:table-row>
        <table:table-row table:style-name="ro1">
          <table:table-cell table:style-name="ce0" office:value-type="string" calcext:value-type="string">
            <text:p>サポートキャラ“こむ”はメインキャラと違い、ターゲットをランダムに選び、自動で攻撃します。</text:p>
          </table:table-cell>
          <table:table-cell table:style-name="ce0" table:number-columns-repeated="3"/>
        </table:table-row>
        <table:table-row table:style-name="ro1">
          <table:table-cell table:style-name="ce0" office:value-type="string" calcext:value-type="string">
            <text:p>ただし、こむは熾天少女ではないので、敵のHPを減らすことはできても、トドメを刺すことはできません。</text:p>
          </table:table-cell>
          <table:table-cell table:style-name="ce0" table:number-columns-repeated="3"/>
        </table:table-row>
        <table:table-row table:style-name="ro1">
          <table:table-cell table:style-name="ce0" office:value-type="string" calcext:value-type="string">
            <text:p>また、後方支援なので敵の攻撃を受けることはありません。</text:p>
          </table:table-cell>
          <table:table-cell table:style-name="ce0" table:number-columns-repeated="3"/>
        </table:table-row>
        <table:table-row table:style-name="ro1">
          <table:table-cell table:style-name="ce0" office:value-type="string" calcext:value-type="string">
            <text:p>基本的に百発百中のスゴ腕ですが、コンディションが悪くなるにつれて命中率が落ちてきますので、注意しましょう。</text:p>
          </table:table-cell>
          <table:table-cell table:style-name="ce0" table:number-columns-repeated="3"/>
        </table:table-row>
        <table:table-row table:style-name="ro1">
          <table:table-cell table:style-name="ce0" office:value-type="string" calcext:value-type="string">
            <text:p>や、ぁ・・・あ・・・っ！</text:p>
          </table:table-cell>
          <table:table-cell table:style-name="ce0" office:value-type="string" calcext:value-type="string">
            <text:p>About to wet (field)</text:p>
          </table:table-cell>
          <table:table-cell table:style-name="ce0" office:value-type="string" calcext:value-type="string">
            <text:p>Komu</text:p>
          </table:table-cell>
          <table:table-cell table:style-name="ce0" office:value-type="string" calcext:value-type="string">
            <text:p>No, aa... aaah...!</text:p>
          </table:table-cell>
        </table:table-row>
        <table:table-row table:style-name="ro1">
          <table:table-cell table:style-name="ce0" office:value-type="string" calcext:value-type="string">
            <text:p>もぉ・・・げんかいぃ・・・っ！　だ、だめ・・・っ！</text:p>
          </table:table-cell>
          <table:table-cell table:style-name="ce0" office:value-type="string" calcext:value-type="string">
            <text:p>About to wet (field)</text:p>
          </table:table-cell>
          <table:table-cell table:style-name="ce0" office:value-type="string" calcext:value-type="string">
            <text:p>Komu</text:p>
          </table:table-cell>
          <table:table-cell table:style-name="ce0" office:value-type="string" calcext:value-type="string">
            <text:p>I'm... at my limit...! N-no...!</text:p>
          </table:table-cell>
        </table:table-row>
        <table:table-row table:style-name="ro1">
          <table:table-cell table:style-name="ce0" office:value-type="string" calcext:value-type="string">
            <text:p>ご・・・ごめん・・・な、さ・・・ぁ・・・っ！</text:p>
          </table:table-cell>
          <table:table-cell table:style-name="ce0" office:value-type="string" calcext:value-type="string">
            <text:p>About to wet (field)</text:p>
          </table:table-cell>
          <table:table-cell table:style-name="ce0" office:value-type="string" calcext:value-type="string">
            <text:p>Komu</text:p>
          </table:table-cell>
          <table:table-cell table:style-name="ce0" office:value-type="string" calcext:value-type="string">
            <text:p>I... I'm... really... sorr... ry...!</text:p>
          </table:table-cell>
        </table:table-row>
        <table:table-row table:style-name="ro1">
          <table:table-cell table:style-name="ce0" office:value-type="string" calcext:value-type="string">
            <text:p>す、す・・・すみませんっ、すみません・・・っ///</text:p>
          </table:table-cell>
          <table:table-cell table:style-name="ce0" office:value-type="string" calcext:value-type="string">
            <text:p>After wetting (field) 1</text:p>
          </table:table-cell>
          <table:table-cell table:style-name="ce0" office:value-type="string" calcext:value-type="string">
            <text:p>Komu</text:p>
          </table:table-cell>
          <table:table-cell table:style-name="ce0" office:value-type="string" calcext:value-type="string">
            <text:p>P-pl... please, forgive me...! ///</text:p>
          </table:table-cell>
        </table:table-row>
        <table:table-row table:style-name="ro1">
          <table:table-cell table:style-name="ce0" office:value-type="string" calcext:value-type="string">
            <text:p>う、ぅ・・・</text:p>
          </table:table-cell>
          <table:table-cell table:style-name="ce0" office:value-type="string" calcext:value-type="string">
            <text:p>After wetting (field) 2A</text:p>
          </table:table-cell>
          <table:table-cell table:style-name="ce0" office:value-type="string" calcext:value-type="string">
            <text:p>Komu</text:p>
          </table:table-cell>
          <table:table-cell table:style-name="ce0" office:value-type="string" calcext:value-type="string">
            <text:p>Uu, uuu...</text:p>
          </table:table-cell>
        </table:table-row>
        <table:table-row table:style-name="ro1">
          <table:table-cell table:style-name="ce0" office:value-type="string" calcext:value-type="string">
            <text:p>うわああぁぁぁああんっ///////</text:p>
          </table:table-cell>
          <table:table-cell table:style-name="ce0" office:value-type="string" calcext:value-type="string">
            <text:p>After wetting (field) 2B</text:p>
          </table:table-cell>
          <table:table-cell table:style-name="ce0" office:value-type="string" calcext:value-type="string">
            <text:p>Komu</text:p>
          </table:table-cell>
          <table:table-cell table:style-name="ce0" office:value-type="string" calcext:value-type="string">
            <text:p>Uwaaaaaaaaaaaaaaahhh! ///////</text:p>
          </table:table-cell>
        </table:table-row>
        <table:table-row table:style-name="ro1">
          <table:table-cell table:style-name="ce0" office:value-type="string" calcext:value-type="string">
            <text:p>ぐす・・・っ、が、がまん・・・できませんでした・・・うぅ・・・っ////</text:p>
          </table:table-cell>
          <table:table-cell table:style-name="ce0" office:value-type="string" calcext:value-type="string">
            <text:p>After wetting (field) 3</text:p>
          </table:table-cell>
          <table:table-cell table:style-name="ce0" office:value-type="string" calcext:value-type="string">
            <text:p>Komu</text:p>
          </table:table-cell>
          <table:table-cell table:style-name="ce0" office:value-type="string" calcext:value-type="string">
            <text:p>Sniff... I, I couldn't... hold it in... uuu... ////</text:p>
          </table:table-cell>
        </table:table-row>
        <table:table-row table:style-name="ro1">
          <table:table-cell table:style-name="ce0" office:value-type="string" calcext:value-type="string">
            <text:p>こむがおしっこを漏らしてしまいました・・・！</text:p>
          </table:table-cell>
          <table:table-cell table:style-name="ce0" table:number-columns-repeated="3"/>
        </table:table-row>
        <table:table-row table:style-name="ro1">
          <table:table-cell table:style-name="ce0" office:value-type="string" calcext:value-type="string">
            <text:p>できれば、先にこの服をきれいにしたいのですが・・・/////</text:p>
          </table:table-cell>
          <table:table-cell table:style-name="ce0" table:number-columns-repeated="3"/>
        </table:table-row>
        <table:table-row table:style-name="ro1">
          <table:table-cell table:style-name="ce0" office:value-type="string" calcext:value-type="string">
            <text:p>で、では・・・お言葉に甘えて・・・</text:p>
          </table:table-cell>
          <table:table-cell table:style-name="ce0" table:number-columns-repeated="3"/>
        </table:table-row>
        <table:table-row table:style-name="ro1">
          <table:table-cell table:style-name="ce0" office:value-type="string" calcext:value-type="string">
            <text:p>すみません、ちょ、ちょっとトイレに・・・////</text:p>
          </table:table-cell>
          <table:table-cell table:style-name="ce0" table:number-columns-repeated="3"/>
        </table:table-row>
        <table:table-row table:style-name="ro1">
          <table:table-cell table:style-name="ce0" office:value-type="string" calcext:value-type="string">
            <text:p>ト、トイレに行かせてください・・・っ////</text:p>
          </table:table-cell>
          <table:table-cell table:style-name="ce0" table:number-columns-repeated="3"/>
        </table:table-row>
        <table:table-row table:style-name="ro1">
          <table:table-cell table:style-name="ce0" office:value-type="string" calcext:value-type="string">
            <text:p>も、も、も・・・もれ・・・ちゃうぅ・・・っ！！</text:p>
          </table:table-cell>
          <table:table-cell table:style-name="ce0" table:number-columns-repeated="3"/>
        </table:table-row>
        <table:table-row table:style-name="ro1">
          <table:table-cell table:style-name="ce0" office:value-type="string" calcext:value-type="string">
            <text:p>あ、トイレなら大丈夫です。</text:p>
          </table:table-cell>
          <table:table-cell table:style-name="ce0" table:number-columns-repeated="3"/>
        </table:table-row>
        <table:table-row table:style-name="ro1">
          <table:table-cell table:style-name="ce0" office:value-type="string" calcext:value-type="string">
            <text:p>今は行きたくなので、けっこうですよ。</text:p>
          </table:table-cell>
          <table:table-cell table:style-name="ce0" table:number-columns-repeated="3"/>
        </table:table-row>
        <table:table-row table:style-name="ro1">
          <table:table-cell table:style-name="ce0" office:value-type="string" calcext:value-type="string">
            <text:p>私は大丈夫なので、他の方を優先してください。</text:p>
          </table:table-cell>
          <table:table-cell table:style-name="ce0" table:number-columns-repeated="3"/>
        </table:table-row>
        <table:table-row table:style-name="ro1">
          <table:table-cell table:style-name="ce0" office:value-type="string" calcext:value-type="string">
            <text:p>（念のため、今のうちに済ませておこうかな・・・）</text:p>
          </table:table-cell>
          <table:table-cell table:style-name="ce0" table:number-columns-repeated="3"/>
        </table:table-row>
        <table:table-row table:style-name="ro1">
          <table:table-cell table:style-name="ce0" office:value-type="string" calcext:value-type="string">
            <text:p>すみません、気を使っていただいて・・・</text:p>
          </table:table-cell>
          <table:table-cell table:style-name="ce0" table:number-columns-repeated="3"/>
        </table:table-row>
        <table:table-row table:style-name="ro1">
          <table:table-cell table:style-name="ce0" office:value-type="string" calcext:value-type="string">
            <text:p>長旅になりそうですからね。　行っておきます。</text:p>
          </table:table-cell>
          <table:table-cell table:style-name="ce0" table:number-columns-repeated="3"/>
        </table:table-row>
        <table:table-row table:style-name="ro1">
          <table:table-cell table:style-name="ce0" office:value-type="string" calcext:value-type="string">
            <text:p>あ、ちょっと行ってきます・・・///</text:p>
          </table:table-cell>
          <table:table-cell table:style-name="ce0" table:number-columns-repeated="3"/>
        </table:table-row>
        <table:table-row table:style-name="ro1">
          <table:table-cell table:style-name="ce0" office:value-type="string" calcext:value-type="string">
            <text:p>では、少し待っててくださいね。</text:p>
          </table:table-cell>
          <table:table-cell table:style-name="ce0" table:number-columns-repeated="3"/>
        </table:table-row>
        <table:table-row table:style-name="ro1">
          <table:table-cell table:style-name="ce0" office:value-type="string" calcext:value-type="string">
            <text:p>（トイレ・・・一応行っておこうかな。）</text:p>
          </table:table-cell>
          <table:table-cell table:style-name="ce0" table:number-columns-repeated="3"/>
        </table:table-row>
        <table:table-row table:style-name="ro1">
          <table:table-cell table:style-name="ce0" office:value-type="string" calcext:value-type="string">
            <text:p>あ、私・・・ちょっとトイレに・・・</text:p>
          </table:table-cell>
          <table:table-cell table:style-name="ce0" table:number-columns-repeated="3"/>
        </table:table-row>
        <table:table-row table:style-name="ro1">
          <table:table-cell table:style-name="ce0" office:value-type="string" calcext:value-type="string">
            <text:p>あ、あの・・・ちょっといいですか・・・？</text:p>
          </table:table-cell>
          <table:table-cell table:style-name="ce0" table:number-columns-repeated="3"/>
        </table:table-row>
        <table:table-row table:style-name="ro1">
          <table:table-cell table:style-name="ce0" office:value-type="string" calcext:value-type="string">
            <text:p>ええと、その・・・ちょっと失礼します////</text:p>
          </table:table-cell>
          <table:table-cell table:style-name="ce0" table:number-columns-repeated="3"/>
        </table:table-row>
        <table:table-row table:style-name="ro1">
          <table:table-cell table:style-name="ce0" office:value-type="string" calcext:value-type="string">
            <text:p>（よ、よかった・・・ちょっと我慢してんだ・・・）</text:p>
          </table:table-cell>
          <table:table-cell table:style-name="ce0" table:number-columns-repeated="3"/>
        </table:table-row>
        <table:table-row table:style-name="ro1">
          <table:table-cell table:style-name="ce0" office:value-type="string" calcext:value-type="string">
            <text:p>ごめんなさい、あの・・・トイレ行ってきていいですか？</text:p>
          </table:table-cell>
          <table:table-cell table:style-name="ce0" table:number-columns-repeated="3"/>
        </table:table-row>
        <table:table-row table:style-name="ro1">
          <table:table-cell table:style-name="ce0" office:value-type="string" calcext:value-type="string">
            <text:p>すみません、トイレに行かせてください・・・////</text:p>
          </table:table-cell>
          <table:table-cell table:style-name="ce0" table:number-columns-repeated="3"/>
        </table:table-row>
        <table:table-row table:style-name="ro1">
          <table:table-cell table:style-name="ce0" office:value-type="string" calcext:value-type="string">
            <text:p>あ！　わ、私、その・・・トイレに・・・っ////</text:p>
          </table:table-cell>
          <table:table-cell table:style-name="ce0" table:number-columns-repeated="3"/>
        </table:table-row>
        <table:table-row table:style-name="ro1">
          <table:table-cell table:style-name="ce0" office:value-type="string" calcext:value-type="string">
            <text:p>ト、トイレ・・・い、行ってきますっ////</text:p>
          </table:table-cell>
          <table:table-cell table:style-name="ce0" table:number-columns-repeated="3"/>
        </table:table-row>
        <table:table-row table:style-name="ro1">
          <table:table-cell table:style-name="ce0" office:value-type="string" calcext:value-type="string">
            <text:p>（ああ、よかった・・・助かったぁ////）</text:p>
          </table:table-cell>
          <table:table-cell table:style-name="ce0" table:number-columns-repeated="3"/>
        </table:table-row>
        <table:table-row table:style-name="ro1">
          <table:table-cell table:style-name="ce0" office:value-type="string" calcext:value-type="string">
            <text:p>ご、ご、ごめんなさい、トイレに・・・トイレにぃっ！</text:p>
          </table:table-cell>
          <table:table-cell table:style-name="ce0" table:number-columns-repeated="3"/>
        </table:table-row>
        <table:table-row table:style-name="ro1">
          <table:table-cell table:style-name="ce0" office:value-type="string" calcext:value-type="string">
            <text:p>その、あの、わ、私・・・っが、我慢してたんです・・・っ////</text:p>
          </table:table-cell>
          <table:table-cell table:style-name="ce0" table:number-columns-repeated="3"/>
        </table:table-row>
        <table:table-row table:style-name="ro1">
          <table:table-cell table:style-name="ce0" office:value-type="string" calcext:value-type="string">
            <text:p>（ぁぁあ、も、もっ、もれるぅ・・・っ！！）</text:p>
          </table:table-cell>
          <table:table-cell table:style-name="ce0" table:number-columns-repeated="3"/>
        </table:table-row>
        <table:table-row table:style-name="ro1">
          <table:table-cell table:style-name="ce0" office:value-type="string" calcext:value-type="string">
            <text:p>で、出ちゃう・・・出ちゃいますぅぅっ！！！</text:p>
          </table:table-cell>
          <table:table-cell table:style-name="ce0" table:number-columns-repeated="3"/>
        </table:table-row>
        <table:table-row table:style-name="ro1">
          <table:table-cell table:style-name="ce0" office:value-type="string" calcext:value-type="string">
            <text:p>ああぁっ、だめ、も、もれ・・・もれちゃうぅっ！！</text:p>
          </table:table-cell>
          <table:table-cell table:style-name="ce0" table:number-columns-repeated="3"/>
        </table:table-row>
        <table:table-row table:style-name="ro1">
          <table:table-cell table:style-name="ce0" office:value-type="string" calcext:value-type="string">
            <text:p>あと、すこし・・・がまん・・・がま、ん・・・っ/////</text:p>
          </table:table-cell>
          <table:table-cell table:style-name="ce0" table:number-columns-repeated="3"/>
        </table:table-row>
        <table:table-row table:style-name="ro1">
          <table:table-cell table:style-name="ce0" office:value-type="string" calcext:value-type="string">
            <text:p>では、行きましょうか。</text:p>
          </table:table-cell>
          <table:table-cell table:style-name="ce0" table:number-columns-repeated="3"/>
        </table:table-row>
        <table:table-row table:style-name="ro1">
          <table:table-cell table:style-name="ce0" office:value-type="string" calcext:value-type="string">
            <text:p>すみませんでした・・・</text:p>
          </table:table-cell>
          <table:table-cell table:style-name="ce0" table:number-columns-repeated="3"/>
        </table:table-row>
        <table:table-row table:style-name="ro1">
          <table:table-cell table:style-name="ce0" office:value-type="string" calcext:value-type="string">
            <text:p>お待たせしました。</text:p>
          </table:table-cell>
          <table:table-cell table:style-name="ce0" table:number-columns-repeated="3"/>
        </table:table-row>
        <table:table-row table:style-name="ro1">
          <table:table-cell table:style-name="ce0" office:value-type="string" calcext:value-type="string">
            <text:p>も、もう大丈夫です・・・////</text:p>
          </table:table-cell>
          <table:table-cell table:style-name="ce0" table:number-columns-repeated="3"/>
        </table:table-row>
        <table:table-row table:style-name="ro1">
          <table:table-cell table:style-name="ce0" office:value-type="string" calcext:value-type="string">
            <text:p>（すっきりしました・・・♪）</text:p>
          </table:table-cell>
          <table:table-cell table:style-name="ce0" table:number-columns-repeated="3"/>
        </table:table-row>
        <table:table-row table:style-name="ro1">
          <table:table-cell table:style-name="ce0" office:value-type="string" calcext:value-type="string">
            <text:p>お、お待たせしました////</text:p>
          </table:table-cell>
          <table:table-cell table:style-name="ce0" table:number-columns-repeated="3"/>
        </table:table-row>
        <table:table-row table:style-name="ro1">
          <table:table-cell table:style-name="ce0" office:value-type="string" calcext:value-type="string">
            <text:p>すみません、ご迷惑を・・・////</text:p>
          </table:table-cell>
          <table:table-cell table:style-name="ce0" table:number-columns-repeated="3"/>
        </table:table-row>
        <table:table-row table:style-name="ro1">
          <table:table-cell table:style-name="ce0" office:value-type="string" calcext:value-type="string">
            <text:p>（はぁ・・・すっきりした・・・////）</text:p>
          </table:table-cell>
          <table:table-cell table:style-name="ce0" table:number-columns-repeated="3"/>
        </table:table-row>
        <table:table-row table:style-name="ro1">
          <table:table-cell table:style-name="ce0" office:value-type="string" calcext:value-type="string">
            <text:p>あ、あの・・・お待たせしてすみません////</text:p>
          </table:table-cell>
          <table:table-cell table:style-name="ce0" table:number-columns-repeated="3"/>
        </table:table-row>
        <table:table-row table:style-name="ro1">
          <table:table-cell table:style-name="ce0" office:value-type="string" calcext:value-type="string">
            <text:p>・・・・・・//////っ　あ、大丈夫でした・・・っ</text:p>
          </table:table-cell>
          <table:table-cell table:style-name="ce0" table:number-columns-repeated="3"/>
        </table:table-row>
        <table:table-row table:style-name="ro1">
          <table:table-cell table:style-name="ce0" office:value-type="string" calcext:value-type="string">
            <text:p>（ふう・・・もうダメかと思った・・・）</text:p>
          </table:table-cell>
          <table:table-cell table:style-name="ce0" table:number-columns-repeated="3"/>
        </table:table-row>
        <table:table-row table:style-name="ro1">
          <table:table-cell table:style-name="ce0" office:value-type="string" calcext:value-type="string">
            <text:p>な、なんとか間に合いました・・・えへへ////</text:p>
          </table:table-cell>
          <table:table-cell table:style-name="ce0" table:number-columns-repeated="3"/>
        </table:table-row>
        <table:table-row table:style-name="ro1">
          <table:table-cell table:style-name="ce0" office:value-type="string" calcext:value-type="string">
            <text:p>い、一時はどうなるかと・・・/////</text:p>
          </table:table-cell>
          <table:table-cell table:style-name="ce0" table:number-columns-repeated="3"/>
        </table:table-row>
        <table:table-row table:style-name="ro1">
          <table:table-cell table:style-name="ce0" office:value-type="string" calcext:value-type="string">
            <text:p>（あぁぁ・・・すっきりしたぁ・・・♪）</text:p>
          </table:table-cell>
          <table:table-cell table:style-name="ce0" table:number-columns-repeated="3"/>
        </table:table-row>
        <table:table-row table:style-name="ro1">
          <table:table-cell table:style-name="ce0" office:value-type="string" calcext:value-type="string">
            <text:p>ちゃ、ちゃんと間に合いました！　ち、ち、ちびったりなんかしてませんよ・・・っ/////</text:p>
          </table:table-cell>
          <table:table-cell table:style-name="ce0" table:number-columns-repeated="3"/>
        </table:table-row>
        <table:table-row table:style-name="ro1">
          <table:table-cell table:style-name="ce0" office:value-type="string" calcext:value-type="string">
            <text:p>たこやきの野しょんシーンを</text:p>
          </table:table-cell>
          <table:table-cell table:style-name="ce0" table:number-columns-repeated="3"/>
        </table:table-row>
        <table:table-row table:style-name="ro1">
          <table:table-cell table:style-name="ce0" office:value-type="string" calcext:value-type="string">
            <text:p>あ、危ないところだったヨー・・・</text:p>
          </table:table-cell>
          <table:table-cell table:style-name="ce0" table:number-columns-repeated="3"/>
        </table:table-row>
        <table:table-row table:style-name="ro1">
          <table:table-cell table:style-name="ce0" office:value-type="string" calcext:value-type="string">
            <text:p>でもこれですっきりしたネー////</text:p>
          </table:table-cell>
          <table:table-cell table:style-name="ce0" table:number-columns-repeated="3"/>
        </table:table-row>
        <table:table-row table:style-name="ro1">
          <table:table-cell table:style-name="ce0" office:value-type="string" calcext:value-type="string">
            <text:p>う、ぅ・・・く、も、もう・・・もうだめェ・・・っ！！</text:p>
          </table:table-cell>
          <table:table-cell table:style-name="ce0" table:number-columns-repeated="3"/>
        </table:table-row>
        <table:table-row table:style-name="ro1">
          <table:table-cell table:style-name="ce0" office:value-type="string" calcext:value-type="string">
            <text:p>あああ、ぁ、ぁああああぁぁっ！！！</text:p>
          </table:table-cell>
          <table:table-cell table:style-name="ce0" table:number-columns-repeated="3"/>
        </table:table-row>
        <table:table-row table:style-name="ro1">
          <table:table-cell table:style-name="ce0" office:value-type="string" calcext:value-type="string">
            <text:p>もれ・・・もれちゃ、ぅ・・・ぁ、あ、あっ！！！</text:p>
          </table:table-cell>
          <table:table-cell table:style-name="ce0" table:number-columns-repeated="3"/>
        </table:table-row>
        <table:table-row table:style-name="ro1">
          <table:table-cell table:style-name="ce0" office:value-type="string" calcext:value-type="string">
            <text:p>こ、これは、その・・・な、何かの間違いネー・・・</text:p>
          </table:table-cell>
          <table:table-cell table:style-name="ce0" table:number-columns-repeated="3"/>
        </table:table-row>
        <table:table-row table:style-name="ro1">
          <table:table-cell table:style-name="ce0" office:value-type="string" calcext:value-type="string">
            <text:p>うううぅ・・・やってしまったヨー・・・我慢できなかったヨー・・・////</text:p>
          </table:table-cell>
          <table:table-cell table:style-name="ce0" table:number-columns-repeated="3"/>
        </table:table-row>
        <table:table-row table:style-name="ro1">
          <table:table-cell table:style-name="ce0" office:value-type="string" calcext:value-type="string">
            <text:p>だ、だって・・・ずっとずっと我慢してたんだヨー・・・！</text:p>
          </table:table-cell>
          <table:table-cell table:style-name="ce0" table:number-columns-repeated="3"/>
        </table:table-row>
        <table:table-row table:style-name="ro1">
          <table:table-cell table:style-name="ce0" office:value-type="string" calcext:value-type="string">
            <text:p>たこやきがおしっこを漏らしてしまいました・・・！</text:p>
          </table:table-cell>
          <table:table-cell table:style-name="ce0" table:number-columns-repeated="3"/>
        </table:table-row>
        <table:table-row table:style-name="ro1">
          <table:table-cell table:style-name="ce0" office:value-type="string" calcext:value-type="string">
            <text:p>今は濡れたパンツを換えるのが先だヨー・・・</text:p>
          </table:table-cell>
          <table:table-cell table:style-name="ce0" table:number-columns-repeated="3"/>
        </table:table-row>
        <table:table-row table:style-name="ro1">
          <table:table-cell table:style-name="ce0" office:value-type="string" calcext:value-type="string">
            <text:p>パンツがおしりに張り付いて気持ちわるいヨー！</text:p>
          </table:table-cell>
          <table:table-cell table:style-name="ce0" table:number-columns-repeated="3"/>
        </table:table-row>
        <table:table-row table:style-name="ro1">
          <table:table-cell table:style-name="ce0" office:value-type="string" calcext:value-type="string">
            <text:p>おもらしの後処理を優先したいんだけど・・・だ、だめカー・・・？</text:p>
          </table:table-cell>
          <table:table-cell table:style-name="ce0" table:number-columns-repeated="3"/>
        </table:table-row>
        <table:table-row table:style-name="ro1">
          <table:table-cell table:style-name="ce0" office:value-type="string" calcext:value-type="string">
            <text:p>してくるヨー・・・</text:p>
          </table:table-cell>
          <table:table-cell table:style-name="ce0" table:number-columns-repeated="3"/>
        </table:table-row>
        <table:table-row table:style-name="ro1">
          <table:table-cell table:style-name="ce0" office:value-type="string" calcext:value-type="string">
            <text:p>ト、トイレに行きたいネー・・・</text:p>
          </table:table-cell>
          <table:table-cell table:style-name="ce0" table:number-columns-repeated="3"/>
        </table:table-row>
        <table:table-row table:style-name="ro1">
          <table:table-cell table:style-name="ce0" office:value-type="string" calcext:value-type="string">
            <text:p>おしっこしたいヨォっ！　着替えるのは後ネー！</text:p>
          </table:table-cell>
          <table:table-cell table:style-name="ce0" table:number-columns-repeated="3"/>
        </table:table-row>
        <table:table-row table:style-name="ro1">
          <table:table-cell table:style-name="ce0" office:value-type="string" calcext:value-type="string">
            <text:p>だめっ、もれちゃうヨォっ！　先におしっこさせてほしいヨォっ！！</text:p>
          </table:table-cell>
          <table:table-cell table:style-name="ce0" table:number-columns-repeated="3"/>
        </table:table-row>
        <table:table-row table:style-name="ro1">
          <table:table-cell table:style-name="ce0" office:value-type="string" calcext:value-type="string">
            <text:p>ンー？　トイレには行きたくないヨー？</text:p>
          </table:table-cell>
          <table:table-cell table:style-name="ce0" table:number-columns-repeated="3"/>
        </table:table-row>
        <table:table-row table:style-name="ro1">
          <table:table-cell table:style-name="ce0" office:value-type="string" calcext:value-type="string">
            <text:p>トイレなら、まだ平気ネー。</text:p>
          </table:table-cell>
          <table:table-cell table:style-name="ce0" table:number-columns-repeated="3"/>
        </table:table-row>
        <table:table-row table:style-name="ro1">
          <table:table-cell table:style-name="ce0" office:value-type="string" calcext:value-type="string">
            <text:p>おしっこは大丈夫だヨー。</text:p>
          </table:table-cell>
          <table:table-cell table:style-name="ce0" table:number-columns-repeated="3"/>
        </table:table-row>
        <table:table-row table:style-name="ro1">
          <table:table-cell table:style-name="ce0" office:value-type="string" calcext:value-type="string">
            <text:p>そんなにしたくないけど、一応行っておくネー。</text:p>
          </table:table-cell>
          <table:table-cell table:style-name="ce0" table:number-columns-repeated="3"/>
        </table:table-row>
        <table:table-row table:style-name="ro1">
          <table:table-cell table:style-name="ce0" office:value-type="string" calcext:value-type="string">
            <text:p>おしっこするのカー？　分かったヨー。</text:p>
          </table:table-cell>
          <table:table-cell table:style-name="ce0" table:number-columns-repeated="3"/>
        </table:table-row>
        <table:table-row table:style-name="ro1">
          <table:table-cell table:style-name="ce0" office:value-type="string" calcext:value-type="string">
            <text:p>トイレが無いと困るから、今のうちに行っておくネー。</text:p>
          </table:table-cell>
          <table:table-cell table:style-name="ce0" table:number-columns-repeated="3"/>
        </table:table-row>
        <table:table-row table:style-name="ro1">
          <table:table-cell table:style-name="ce0" office:value-type="string" calcext:value-type="string">
            <text:p>ちょっと待ってほしいネー。　おしっこタイムだヨー。</text:p>
          </table:table-cell>
          <table:table-cell table:style-name="ce0" table:number-columns-repeated="3"/>
        </table:table-row>
        <table:table-row table:style-name="ro1">
          <table:table-cell table:style-name="ce0" office:value-type="string" calcext:value-type="string">
            <text:p>トイレ行ってくるヨー！</text:p>
          </table:table-cell>
          <table:table-cell table:style-name="ce0" table:number-columns-repeated="3"/>
        </table:table-row>
        <table:table-row table:style-name="ro1">
          <table:table-cell table:style-name="ce0" office:value-type="string" calcext:value-type="string">
            <text:p>放尿してくるネー！</text:p>
          </table:table-cell>
          <table:table-cell table:style-name="ce0" table:number-columns-repeated="3"/>
        </table:table-row>
        <table:table-row table:style-name="ro1">
          <table:table-cell table:style-name="ce0" office:value-type="string" calcext:value-type="string">
            <text:p>いいタイミングネー、ちょうどトイレに行きたかったんだナー！</text:p>
          </table:table-cell>
          <table:table-cell table:style-name="ce0" table:number-columns-repeated="3"/>
        </table:table-row>
        <table:table-row table:style-name="ro1">
          <table:table-cell table:style-name="ce0" office:value-type="string" calcext:value-type="string">
            <text:p>あ、ワタシおしっこしたいヨー！</text:p>
          </table:table-cell>
          <table:table-cell table:style-name="ce0" table:number-columns-repeated="3"/>
        </table:table-row>
        <table:table-row table:style-name="ro1">
          <table:table-cell table:style-name="ce0" office:value-type="string" calcext:value-type="string">
            <text:p>ちょっとトイレに行きたいから、待っててほしいネー！</text:p>
          </table:table-cell>
          <table:table-cell table:style-name="ce0" table:number-columns-repeated="3"/>
        </table:table-row>
        <table:table-row table:style-name="ro1">
          <table:table-cell table:style-name="ce0" office:value-type="string" calcext:value-type="string">
            <text:p>ふー、いい所にトイレがあったネー！</text:p>
          </table:table-cell>
          <table:table-cell table:style-name="ce0" table:number-columns-repeated="3"/>
        </table:table-row>
        <table:table-row table:style-name="ro1">
          <table:table-cell table:style-name="ce0" office:value-type="string" calcext:value-type="string">
            <text:p>実はちょっと我慢してたんだナー！してくるヨー！</text:p>
          </table:table-cell>
          <table:table-cell table:style-name="ce0" table:number-columns-repeated="3"/>
        </table:table-row>
        <table:table-row table:style-name="ro1">
          <table:table-cell table:style-name="ce0" office:value-type="string" calcext:value-type="string">
            <text:p>よかったヨー、トイレ探してたとこネー！</text:p>
          </table:table-cell>
          <table:table-cell table:style-name="ce0" table:number-columns-repeated="3"/>
        </table:table-row>
        <table:table-row table:style-name="ro1">
          <table:table-cell table:style-name="ce0" office:value-type="string" calcext:value-type="string">
            <text:p>あ！　ずっとおしっこしたかったんだヨー！行ってくるネー！</text:p>
          </table:table-cell>
          <table:table-cell table:style-name="ce0" table:number-columns-repeated="3"/>
        </table:table-row>
        <table:table-row table:style-name="ro1">
          <table:table-cell table:style-name="ce0" office:value-type="string" calcext:value-type="string">
            <text:p>トイレ行きたいヨー！　ワタシずっと我慢してたネー！</text:p>
          </table:table-cell>
          <table:table-cell table:style-name="ce0" table:number-columns-repeated="3"/>
        </table:table-row>
        <table:table-row table:style-name="ro1">
          <table:table-cell table:style-name="ce0" office:value-type="string" calcext:value-type="string">
            <text:p>もうおなかパンパンでどうしようかと思ってたヨー！　危なかったネー！</text:p>
          </table:table-cell>
          <table:table-cell table:style-name="ce0" table:number-columns-repeated="3"/>
        </table:table-row>
        <table:table-row table:style-name="ro1">
          <table:table-cell table:style-name="ce0" office:value-type="string" calcext:value-type="string">
            <text:p>は、はやくおしっこしたいヨ・・・っ！　もう我慢できないヨー！！</text:p>
          </table:table-cell>
          <table:table-cell table:style-name="ce0" table:number-columns-repeated="3"/>
        </table:table-row>
        <table:table-row table:style-name="ro1">
          <table:table-cell table:style-name="ce0" office:value-type="string" calcext:value-type="string">
            <text:p>トイレ！！　トイレ行きたいネ！！　ずっと我慢してたヨー！</text:p>
          </table:table-cell>
          <table:table-cell table:style-name="ce0" table:number-columns-repeated="3"/>
        </table:table-row>
        <table:table-row table:style-name="ro1">
          <table:table-cell table:style-name="ce0" office:value-type="string" calcext:value-type="string">
            <text:p>も、もれちゃうヨーっ！！　おしっこーーっ！！</text:p>
          </table:table-cell>
          <table:table-cell table:style-name="ce0" table:number-columns-repeated="3"/>
        </table:table-row>
        <table:table-row table:style-name="ro1">
          <table:table-cell table:style-name="ce0" office:value-type="string" calcext:value-type="string">
            <text:p>も、も、もうだめ・・・っ、限界だヨォ・・・っ！！</text:p>
          </table:table-cell>
          <table:table-cell table:style-name="ce0" table:number-columns-repeated="3"/>
        </table:table-row>
        <table:table-row table:style-name="ro1">
          <table:table-cell table:style-name="ce0" office:value-type="string" calcext:value-type="string">
            <text:p>もうちょっと、で、お、おしっこ・・・でき、る・・・ヨ・・・っ！！</text:p>
          </table:table-cell>
          <table:table-cell table:style-name="ce0" table:number-columns-repeated="3"/>
        </table:table-row>
        <table:table-row table:style-name="ro1">
          <table:table-cell table:style-name="ce0" office:value-type="string" calcext:value-type="string">
            <text:p>あぁーーっ！　でちゃう！！　もうでちゃうヨォ！！</text:p>
          </table:table-cell>
          <table:table-cell table:style-name="ce0" table:number-columns-repeated="3"/>
        </table:table-row>
        <table:table-row table:style-name="ro1">
          <table:table-cell table:style-name="ce0" office:value-type="string" calcext:value-type="string">
            <text:p>おわったヨー・・・</text:p>
          </table:table-cell>
          <table:table-cell table:style-name="ce0" table:number-columns-repeated="3"/>
        </table:table-row>
        <table:table-row table:style-name="ro1">
          <table:table-cell table:style-name="ce0" office:value-type="string" calcext:value-type="string">
            <text:p>時間を取らせたネー！</text:p>
          </table:table-cell>
          <table:table-cell table:style-name="ce0" table:number-columns-repeated="3"/>
        </table:table-row>
        <table:table-row table:style-name="ro1">
          <table:table-cell table:style-name="ce0" office:value-type="string" calcext:value-type="string">
            <text:p>さあ、出発するヨー！</text:p>
          </table:table-cell>
          <table:table-cell table:style-name="ce0" table:number-columns-repeated="3"/>
        </table:table-row>
        <table:table-row table:style-name="ro1">
          <table:table-cell table:style-name="ce0" office:value-type="string" calcext:value-type="string">
            <text:p>おわったヨー！</text:p>
          </table:table-cell>
          <table:table-cell table:style-name="ce0" table:number-columns-repeated="3"/>
        </table:table-row>
        <table:table-row table:style-name="ro1">
          <table:table-cell table:style-name="ce0" office:value-type="string" calcext:value-type="string">
            <text:p>ふー、すっきりしてきたヨー！</text:p>
          </table:table-cell>
          <table:table-cell table:style-name="ce0" table:number-columns-repeated="3"/>
        </table:table-row>
        <table:table-row table:style-name="ro1">
          <table:table-cell table:style-name="ce0" office:value-type="string" calcext:value-type="string">
            <text:p>これでもう大丈夫ネー！</text:p>
          </table:table-cell>
          <table:table-cell table:style-name="ce0" table:number-columns-repeated="3"/>
        </table:table-row>
        <table:table-row table:style-name="ro1">
          <table:table-cell table:style-name="ce0" office:value-type="string" calcext:value-type="string">
            <text:p>おしっこ完了だヨー！</text:p>
          </table:table-cell>
          <table:table-cell table:style-name="ce0" table:number-columns-repeated="3"/>
        </table:table-row>
        <table:table-row table:style-name="ro1">
          <table:table-cell table:style-name="ce0" office:value-type="string" calcext:value-type="string">
            <text:p>ふー・・・ちょっと危なかったけど、間に合ったヨー！</text:p>
          </table:table-cell>
          <table:table-cell table:style-name="ce0" table:number-columns-repeated="3"/>
        </table:table-row>
        <table:table-row table:style-name="ro1">
          <table:table-cell table:style-name="ce0" office:value-type="string" calcext:value-type="string">
            <text:p>なんとかセーフだったヨー！　頑張ったヨー！</text:p>
          </table:table-cell>
          <table:table-cell table:style-name="ce0" table:number-columns-repeated="3"/>
        </table:table-row>
        <table:table-row table:style-name="ro1">
          <table:table-cell table:style-name="ce0" office:value-type="string" calcext:value-type="string">
            <text:p>やばかったネー・・・でもこれで一安心だヨー！</text:p>
          </table:table-cell>
          <table:table-cell table:style-name="ce0" table:number-columns-repeated="3"/>
        </table:table-row>
        <table:table-row table:style-name="ro1">
          <table:table-cell table:style-name="ce0" office:value-type="string" calcext:value-type="string">
            <text:p>こ、今回はもうダメかと思ったヨー・・・！</text:p>
          </table:table-cell>
          <table:table-cell table:style-name="ce0" table:number-columns-repeated="3"/>
        </table:table-row>
        <table:table-row table:style-name="ro1">
          <table:table-cell table:style-name="ce0" office:value-type="string" calcext:value-type="string">
            <text:p>はー！　ここにトイレが無かったら、アウトだったネー・・・！</text:p>
          </table:table-cell>
          <table:table-cell table:style-name="ce0" table:number-columns-repeated="3"/>
        </table:table-row>
        <table:table-row table:style-name="ro1">
          <table:table-cell table:style-name="ce0" office:value-type="string" calcext:value-type="string">
            <text:p>あー、すっきりしたヨー！　ほとんど我慢の限界だったネー！</text:p>
          </table:table-cell>
          <table:table-cell table:style-name="ce0" table:number-columns-repeated="3"/>
        </table:table-row>
        <table:table-row table:style-name="ro1">
          <table:table-cell table:style-name="ce0" office:value-type="string" calcext:value-type="string">
            <text:p>ちょ・・・ちょっぴりパンツぬらしちゃったヨー・・・</text:p>
          </table:table-cell>
          <table:table-cell table:style-name="ce0" table:number-columns-repeated="3"/>
        </table:table-row>
        <table:table-row table:style-name="ro1">
          <table:table-cell table:style-name="ce0" office:value-type="string" calcext:value-type="string">
            <text:p>は、恥ずかしいほど取り乱しちゃったネー！忘れてほしいヨー！！</text:p>
          </table:table-cell>
          <table:table-cell table:style-name="ce0" table:number-columns-repeated="3"/>
        </table:table-row>
        <table:table-row table:style-name="ro1">
          <table:table-cell table:style-name="ce0" office:value-type="string" calcext:value-type="string">
            <text:p>（限界からのおしっこ・・・けっこう気持ちよかった　ネー・・・////）</text:p>
          </table:table-cell>
          <table:table-cell table:style-name="ce0" table:number-columns-repeated="3"/>
        </table:table-row>
        <table:table-row table:style-name="ro1">
          <table:table-cell table:style-name="ce0" office:value-type="string" calcext:value-type="string">
            <text:p>1杯汲む</text:p>
          </table:table-cell>
          <table:table-cell table:style-name="ce0"/>
          <table:table-cell table:style-name="ce0" office:value-type="string" calcext:value-type="string">
            <text:p>System</text:p>
          </table:table-cell>
          <table:table-cell table:style-name="ce0" office:value-type="string" calcext:value-type="string">
            <text:p>Take 1 cup</text:p>
          </table:table-cell>
        </table:table-row>
        <table:table-row table:style-name="ro1">
          <table:table-cell table:style-name="ce0" office:value-type="string" calcext:value-type="string">
            <text:p>4杯汲む</text:p>
          </table:table-cell>
          <table:table-cell table:style-name="ce0"/>
          <table:table-cell table:style-name="ce0" office:value-type="string" calcext:value-type="string">
            <text:p>System</text:p>
          </table:table-cell>
          <table:table-cell table:style-name="ce0" office:value-type="string" calcext:value-type="string">
            <text:p>Take 4 cups</text:p>
          </table:table-cell>
        </table:table-row>
        <table:table-row table:style-name="ro1">
          <table:table-cell table:style-name="ce0" office:value-type="string" calcext:value-type="string">
            <text:p>【水】×4を手に入れた！</text:p>
          </table:table-cell>
          <table:table-cell table:style-name="ce0"/>
          <table:table-cell table:style-name="ce0" office:value-type="string" calcext:value-type="string">
            <text:p>System</text:p>
          </table:table-cell>
          <table:table-cell table:style-name="ce0" office:value-type="string" calcext:value-type="string">
            <text:p>Obtained 【Water】 x4!</text:p>
          </table:table-cell>
        </table:table-row>
        <table:table-row table:style-name="ro1">
          <table:table-cell table:style-name="ce0" office:value-type="string" calcext:value-type="string">
            <text:p>【イオンマテル】×1を手に入れた！</text:p>
          </table:table-cell>
          <table:table-cell table:style-name="ce0" table:number-columns-repeated="3"/>
        </table:table-row>
        <table:table-row table:style-name="ro1">
          <table:table-cell table:style-name="ce0" office:value-type="string" calcext:value-type="string">
            <text:p>時空層の向こう側から、すさまじい強敵の気配を感じる・・・</text:p>
          </table:table-cell>
          <table:table-cell table:style-name="ce0" table:number-columns-repeated="3"/>
        </table:table-row>
        <table:table-row table:style-name="ro1">
          <table:table-cell table:style-name="ce0" office:value-type="string" calcext:value-type="string">
            <text:p>※注意！！　この戦いは圧倒的な強敵とバトルするおまけ要素です！　強制ではありません！負けるとＧＡＭＥ ＯＶＥＲになります！勝っても特にごほうびはありません！</text:p>
          </table:table-cell>
          <table:table-cell table:style-name="ce0" table:number-columns-repeated="3"/>
        </table:table-row>
        <table:table-row table:style-name="ro1">
          <table:table-cell table:style-name="ce0" office:value-type="string" calcext:value-type="string">
            <text:p>時空層の強敵と戦いますか？</text:p>
          </table:table-cell>
          <table:table-cell table:style-name="ce0" table:number-columns-repeated="3"/>
        </table:table-row>
        <table:table-row table:style-name="ro1">
          <table:table-cell table:style-name="ce0" office:value-type="string" calcext:value-type="string">
            <text:p>本当に戦いますか？</text:p>
          </table:table-cell>
          <table:table-cell table:style-name="ce0" table:number-columns-repeated="3"/>
        </table:table-row>
        <table:table-row table:style-name="ro1">
          <table:table-cell table:style-name="ce0" office:value-type="string" calcext:value-type="string">
            <text:p>難易度を選んでください。</text:p>
          </table:table-cell>
          <table:table-cell table:style-name="ce0" table:number-columns-repeated="3"/>
        </table:table-row>
        <table:table-row table:style-name="ro1">
          <table:table-cell table:style-name="ce0" office:value-type="string" calcext:value-type="string">
            <text:p>強い</text:p>
          </table:table-cell>
          <table:table-cell table:style-name="ce0" table:number-columns-repeated="3"/>
        </table:table-row>
        <table:table-row table:style-name="ro1">
          <table:table-cell table:style-name="ce0" office:value-type="string" calcext:value-type="string">
            <text:p>強すぎる</text:p>
          </table:table-cell>
          <table:table-cell table:style-name="ce0" table:number-columns-repeated="3"/>
        </table:table-row>
        <table:table-row table:style-name="ro1">
          <table:table-cell table:style-name="ce0" office:value-type="string" calcext:value-type="string">
            <text:p>青くらげおまえ</text:p>
          </table:table-cell>
          <table:table-cell table:style-name="ce0" table:number-columns-repeated="3"/>
        </table:table-row>
        <table:table-row table:style-name="ro1">
          <table:table-cell table:style-name="ce0" office:value-type="string" calcext:value-type="string">
            <text:p>はむこのおトイレシーンを</text:p>
          </table:table-cell>
          <table:table-cell table:style-name="ce0" table:number-columns-repeated="3"/>
        </table:table-row>
        <table:table-row table:style-name="ro1">
          <table:table-cell table:style-name="ce0" office:value-type="string" calcext:value-type="string">
            <text:p>にゃんこのおトイレシーンを</text:p>
          </table:table-cell>
          <table:table-cell table:style-name="ce0" table:number-columns-repeated="3"/>
        </table:table-row>
        <table:table-row table:style-name="ro1">
          <table:table-cell table:style-name="ce0" office:value-type="string" calcext:value-type="string">
            <text:p>ともっちのおトイレシーンを</text:p>
          </table:table-cell>
          <table:table-cell table:style-name="ce0" table:number-columns-repeated="3"/>
        </table:table-row>
        <table:table-row table:style-name="ro1">
          <table:table-cell table:style-name="ce0" office:value-type="string" calcext:value-type="string">
            <text:p>ひめのおトイレシーンを</text:p>
          </table:table-cell>
          <table:table-cell table:style-name="ce0" table:number-columns-repeated="3"/>
        </table:table-row>
        <table:table-row table:style-name="ro1">
          <table:table-cell table:style-name="ce0" office:value-type="string" calcext:value-type="string">
            <text:p>こむのおトイレシーンを</text:p>
          </table:table-cell>
          <table:table-cell table:style-name="ce0" table:number-columns-repeated="3"/>
        </table:table-row>
        <table:table-row table:style-name="ro1">
          <table:table-cell table:style-name="ce0" office:value-type="string" calcext:value-type="string">
            <text:p>たこやきのおトイレシーンを</text:p>
          </table:table-cell>
          <table:table-cell table:style-name="ce0" table:number-columns-repeated="3"/>
        </table:table-row>
        <table:table-row table:style-name="ro1">
          <table:table-cell table:style-name="ce0" office:value-type="string" calcext:value-type="string">
            <text:p>霊珠1コで、好きなモノと交換してあげる♪</text:p>
          </table:table-cell>
          <table:table-cell table:style-name="ce0" table:number-columns-repeated="3"/>
        </table:table-row>
        <table:table-row table:style-name="ro1">
          <table:table-cell table:style-name="ce0" office:value-type="string" calcext:value-type="string">
            <text:p>ドーピングアイテム×4　（ランダム）</text:p>
          </table:table-cell>
          <table:table-cell table:style-name="ce0" table:number-columns-repeated="3"/>
        </table:table-row>
        <table:table-row table:style-name="ro1">
          <table:table-cell table:style-name="ce0" office:value-type="string" calcext:value-type="string">
            <text:p>利尿剤×2</text:p>
          </table:table-cell>
          <table:table-cell table:style-name="ce0" table:number-columns-repeated="3"/>
        </table:table-row>
        <table:table-row table:style-name="ro1">
          <table:table-cell table:style-name="ce0" office:value-type="string" calcext:value-type="string">
            <text:p>換金（1000レン）</text:p>
          </table:table-cell>
          <table:table-cell table:style-name="ce0" table:number-columns-repeated="3"/>
        </table:table-row>
        <table:table-row table:style-name="ro1">
          <table:table-cell table:style-name="ce0" office:value-type="string" calcext:value-type="string">
            <text:p>あぁ～ん！　持ち物がいっぱいみたいよん？？</text:p>
          </table:table-cell>
          <table:table-cell table:style-name="ce0" table:number-columns-repeated="3"/>
        </table:table-row>
        <table:table-row table:style-name="ro1">
          <table:table-cell table:style-name="ce0" office:value-type="string" calcext:value-type="string">
            <text:p>あぁ～ん！　霊珠が1コも無いみたいよん？？</text:p>
          </table:table-cell>
          <table:table-cell table:style-name="ce0" table:number-columns-repeated="3"/>
        </table:table-row>
        <table:table-row table:style-name="ro1">
          <table:table-cell table:style-name="ce0" office:value-type="string" calcext:value-type="string">
            <text:p>【利尿剤】×2を手に入れた！</text:p>
          </table:table-cell>
          <table:table-cell table:style-name="ce0" table:number-columns-repeated="3"/>
        </table:table-row>
        <table:table-row table:style-name="ro1">
          <table:table-cell table:style-name="ce0" office:value-type="string" calcext:value-type="string">
            <text:p>1000レンを手に入れた！</text:p>
          </table:table-cell>
          <table:table-cell table:style-name="ce0" table:number-columns-repeated="3"/>
        </table:table-row>
        <table:table-row table:style-name="ro1">
          <table:table-cell table:style-name="ce0" office:value-type="string" calcext:value-type="string">
            <text:p>シャルシャルのおまけイベントを</text:p>
          </table:table-cell>
          <table:table-cell table:style-name="ce0" table:number-columns-repeated="3"/>
        </table:table-row>
        <table:table-row table:style-name="ro1">
          <table:table-cell table:style-name="ce0" office:value-type="string" calcext:value-type="string">
            <text:p>最初から見る</text:p>
          </table:table-cell>
          <table:table-cell table:style-name="ce0" table:number-columns-repeated="3"/>
        </table:table-row>
        <table:table-row table:style-name="ro1">
          <table:table-cell table:style-name="ce0" office:value-type="string" calcext:value-type="string">
            <text:p>選択肢の直前から見る</text:p>
          </table:table-cell>
          <table:table-cell table:style-name="ce0" table:number-columns-repeated="3"/>
        </table:table-row>
        <table:table-row table:style-name="ro1">
          <table:table-cell table:style-name="ce0" office:value-type="string" calcext:value-type="string">
            <text:p>プリエラのおまけイベントを</text:p>
          </table:table-cell>
          <table:table-cell table:style-name="ce0" table:number-columns-repeated="3"/>
        </table:table-row>
        <table:table-row table:style-name="ro1">
          <table:table-cell table:style-name="ce0" office:value-type="string" calcext:value-type="string">
            <text:p>カルーナのおまけイベントを</text:p>
          </table:table-cell>
          <table:table-cell table:style-name="ce0" table:number-columns-repeated="3"/>
        </table:table-row>
        <table:table-row table:style-name="ro1">
          <table:table-cell table:style-name="ce0" office:value-type="string" calcext:value-type="string">
            <text:p>ビオラのおまけイベントを</text:p>
          </table:table-cell>
          <table:table-cell table:style-name="ce0" table:number-columns-repeated="3"/>
        </table:table-row>
        <table:table-row table:style-name="ro1">
          <table:table-cell table:style-name="ce0" office:value-type="string" calcext:value-type="string">
            <text:p>カラット=ダジェルバージのおまけイベントを</text:p>
          </table:table-cell>
          <table:table-cell table:style-name="ce0" table:number-columns-repeated="3"/>
        </table:table-row>
        <table:table-row table:style-name="ro1">
          <table:table-cell table:style-name="ce0" office:value-type="string" calcext:value-type="string">
            <text:p>ヴィスティのおまけイベントを</text:p>
          </table:table-cell>
          <table:table-cell table:style-name="ce0" table:number-columns-repeated="3"/>
        </table:table-row>
        <table:table-row table:style-name="ro1">
          <table:table-cell table:style-name="ce0" office:value-type="string" calcext:value-type="string">
            <text:p>ブロンシュのおまけイベントを</text:p>
          </table:table-cell>
          <table:table-cell table:style-name="ce0" table:number-columns-repeated="3"/>
        </table:table-row>
        <table:table-row table:style-name="ro1">
          <table:table-cell table:style-name="ce0" office:value-type="string" calcext:value-type="string">
            <text:p>選択肢の途中から見る</text:p>
          </table:table-cell>
          <table:table-cell table:style-name="ce0" table:number-columns-repeated="3"/>
        </table:table-row>
        <table:table-row table:style-name="ro1">
          <table:table-cell table:style-name="ce0" office:value-type="string" calcext:value-type="string">
            <text:p>カラット=パンギーニのおまけイベントを</text:p>
          </table:table-cell>
          <table:table-cell table:style-name="ce0" table:number-columns-repeated="3"/>
        </table:table-row>
        <table:table-row table:style-name="ro1">
          <table:table-cell table:style-name="ce0" office:value-type="string" calcext:value-type="string">
            <text:p>サッファのおまけイベントを</text:p>
          </table:table-cell>
          <table:table-cell table:style-name="ce0" table:number-columns-repeated="3"/>
        </table:table-row>
        <table:table-row table:style-name="ro1">
          <table:table-cell table:style-name="ce0" office:value-type="string" calcext:value-type="string">
            <text:p>カラット=ポーライゼンのおまけイベントを</text:p>
          </table:table-cell>
          <table:table-cell table:style-name="ce0" table:number-columns-repeated="3"/>
        </table:table-row>
        <table:table-row table:style-name="ro1">
          <table:table-cell table:style-name="ce0" office:value-type="string" calcext:value-type="string">
            <text:p>我慢シーンから見る</text:p>
          </table:table-cell>
          <table:table-cell table:style-name="ce0" table:number-columns-repeated="3"/>
        </table:table-row>
        <table:table-row table:style-name="ro1">
          <table:table-cell table:style-name="ce0" office:value-type="string" calcext:value-type="string">
            <text:p>ルミィのおまけイベントを</text:p>
          </table:table-cell>
          <table:table-cell table:style-name="ce0" table:number-columns-repeated="3"/>
        </table:table-row>
        <table:table-row table:style-name="ro1">
          <table:table-cell table:style-name="ce0" office:value-type="string" calcext:value-type="string">
            <text:p>死神のおまけイベント【前編】を</text:p>
          </table:table-cell>
          <table:table-cell table:style-name="ce0" table:number-columns-repeated="3"/>
        </table:table-row>
        <table:table-row table:style-name="ro1">
          <table:table-cell table:style-name="ce0" office:value-type="string" calcext:value-type="string">
            <text:p>死神のおまけイベント【後編】を</text:p>
          </table:table-cell>
          <table:table-cell table:style-name="ce0" table:number-columns-repeated="3"/>
        </table:table-row>
        <table:table-row table:style-name="ro1">
          <table:table-cell table:style-name="ce0" office:value-type="string" calcext:value-type="string">
            <text:p>冒険者ミナのおまけイベントを</text:p>
          </table:table-cell>
          <table:table-cell table:style-name="ce0" table:number-columns-repeated="3"/>
        </table:table-row>
        <table:table-row table:style-name="ro1">
          <table:table-cell table:style-name="ce0" office:value-type="string" calcext:value-type="string">
            <text:p>セーブする？</text:p>
          </table:table-cell>
          <table:table-cell table:style-name="ce0"/>
          <table:table-cell table:style-name="ce0" office:value-type="string" calcext:value-type="string">
            <text:p>System</text:p>
          </table:table-cell>
          <table:table-cell table:style-name="ce0" office:value-type="string" calcext:value-type="string">
            <text:p>Save?</text:p>
          </table:table-cell>
        </table:table-row>
        <table:table-row table:style-name="ro1">
          <table:table-cell table:style-name="ce0" office:value-type="string" calcext:value-type="string">
            <text:p>セーブする</text:p>
          </table:table-cell>
          <table:table-cell table:style-name="ce0" table:number-columns-repeated="3"/>
        </table:table-row>
        <table:table-row table:style-name="ro1">
          <table:table-cell table:style-name="ce0" office:value-type="string" calcext:value-type="string">
            <text:p>Pメモリーを見る</text:p>
          </table:table-cell>
          <table:table-cell table:style-name="ce0" table:number-columns-repeated="3"/>
        </table:table-row>
        <table:table-row table:style-name="ro1">
          <table:table-cell table:style-name="ce0" office:value-type="string" calcext:value-type="string">
            <text:p>【衛兵ちゃん】のPメモリーを見つけた！</text:p>
          </table:table-cell>
          <table:table-cell table:style-name="ce0" table:number-columns-repeated="3"/>
        </table:table-row>
        <table:table-row table:style-name="ro1">
          <table:table-cell table:style-name="ce0" office:value-type="string" calcext:value-type="string">
            <text:p>【デートちゃん】のPメモリーを見つけた！</text:p>
          </table:table-cell>
          <table:table-cell table:style-name="ce0" table:number-columns-repeated="3"/>
        </table:table-row>
        <table:table-row table:style-name="ro1">
          <table:table-cell table:style-name="ce0" office:value-type="string" calcext:value-type="string">
            <text:p>【怪談ちゃん】のPメモリーを見つけた！</text:p>
          </table:table-cell>
          <table:table-cell table:style-name="ce0" table:number-columns-repeated="3"/>
        </table:table-row>
        <table:table-row table:style-name="ro1">
          <table:table-cell table:style-name="ce0" office:value-type="string" calcext:value-type="string">
            <text:p>【メイドちゃん】のPメモリーを見つけた！</text:p>
          </table:table-cell>
          <table:table-cell table:style-name="ce0" table:number-columns-repeated="3"/>
        </table:table-row>
        <table:table-row table:style-name="ro1">
          <table:table-cell table:style-name="ce0" office:value-type="string" calcext:value-type="string">
            <text:p>【シーフちゃん】のPメモリーを見つけた！</text:p>
          </table:table-cell>
          <table:table-cell table:style-name="ce0" table:number-columns-repeated="3"/>
        </table:table-row>
        <table:table-row table:style-name="ro1">
          <table:table-cell table:style-name="ce0" office:value-type="string" calcext:value-type="string">
            <text:p>【ハニーちゃん】のPメモリーを見つけた！</text:p>
          </table:table-cell>
          <table:table-cell table:style-name="ce0" table:number-columns-repeated="3"/>
        </table:table-row>
        <table:table-row table:style-name="ro1">
          <table:table-cell table:style-name="ce0" office:value-type="string" calcext:value-type="string">
            <text:p>【ガテンちゃん】のPメモリーを見つけた！</text:p>
          </table:table-cell>
          <table:table-cell table:style-name="ce0" table:number-columns-repeated="3"/>
        </table:table-row>
        <table:table-row table:style-name="ro1">
          <table:table-cell table:style-name="ce0" office:value-type="string" calcext:value-type="string">
            <text:p>【チェルシーナちゃん】のPメモリーを見つけた！</text:p>
          </table:table-cell>
          <table:table-cell table:style-name="ce0" table:number-columns-repeated="3"/>
        </table:table-row>
        <table:table-row table:style-name="ro1">
          <table:table-cell table:style-name="ce0" office:value-type="string" calcext:value-type="string">
            <text:p>【厚着ちゃん】のPメモリーを見つけた！</text:p>
          </table:table-cell>
          <table:table-cell table:style-name="ce0" table:number-columns-repeated="3"/>
        </table:table-row>
        <table:table-row table:style-name="ro1">
          <table:table-cell table:style-name="ce0" office:value-type="string" calcext:value-type="string">
            <text:p>【スケートちゃん】のPメモリーを見つけた！</text:p>
          </table:table-cell>
          <table:table-cell table:style-name="ce0" table:number-columns-repeated="3"/>
        </table:table-row>
        <table:table-row table:style-name="ro1">
          <table:table-cell table:style-name="ce0" office:value-type="string" calcext:value-type="string">
            <text:p>【虚勢ちゃん】のPメモリーを見つけた！</text:p>
          </table:table-cell>
          <table:table-cell table:style-name="ce0" table:number-columns-repeated="3"/>
        </table:table-row>
        <table:table-row table:style-name="ro1">
          <table:table-cell table:style-name="ce0" office:value-type="string" calcext:value-type="string">
            <text:p>【キディデビルちゃん】のPメモリーを見つけた！</text:p>
          </table:table-cell>
          <table:table-cell table:style-name="ce0" table:number-columns-repeated="3"/>
        </table:table-row>
        <table:table-row table:style-name="ro1">
          <table:table-cell table:style-name="ce0" office:value-type="string" calcext:value-type="string">
            <text:p>【踊り子ちゃん】のPメモリーを見つけた！</text:p>
          </table:table-cell>
          <table:table-cell table:style-name="ce0" table:number-columns-repeated="3"/>
        </table:table-row>
        <table:table-row table:style-name="ro1">
          <table:table-cell table:style-name="ce0" office:value-type="string" calcext:value-type="string">
            <text:p>【おてんばちゃん】のPメモリーを見つけた！</text:p>
          </table:table-cell>
          <table:table-cell table:style-name="ce0" table:number-columns-repeated="3"/>
        </table:table-row>
        <table:table-row table:style-name="ro1">
          <table:table-cell table:style-name="ce0" office:value-type="string" calcext:value-type="string">
            <text:p>【ミララちゃん】のPメモリーを見つけた！</text:p>
          </table:table-cell>
          <table:table-cell table:style-name="ce0" table:number-columns-repeated="3"/>
        </table:table-row>
        <table:table-row table:style-name="ro1">
          <table:table-cell table:style-name="ce0" office:value-type="string" calcext:value-type="string">
            <text:p>【パレオちゃん】のPメモリーを見つけた！</text:p>
          </table:table-cell>
          <table:table-cell table:style-name="ce0" table:number-columns-repeated="3"/>
        </table:table-row>
        <table:table-row table:style-name="ro1">
          <table:table-cell table:style-name="ce0" office:value-type="string" calcext:value-type="string">
            <text:p>【入浴ちゃん】のPメモリーを見つけた！</text:p>
          </table:table-cell>
          <table:table-cell table:style-name="ce0" table:number-columns-repeated="3"/>
        </table:table-row>
        <table:table-row table:style-name="ro1">
          <table:table-cell table:style-name="ce0" office:value-type="string" calcext:value-type="string">
            <text:p>【シノビちゃん】のPメモリーを見つけた！</text:p>
          </table:table-cell>
          <table:table-cell table:style-name="ce0" table:number-columns-repeated="3"/>
        </table:table-row>
        <table:table-row table:style-name="ro1">
          <table:table-cell table:style-name="ce0" office:value-type="string" calcext:value-type="string">
            <text:p>【河童娘ちゃん】のPメモリーを見つけた！</text:p>
          </table:table-cell>
          <table:table-cell table:style-name="ce0" table:number-columns-repeated="3"/>
        </table:table-row>
        <table:table-row table:style-name="ro1">
          <table:table-cell table:style-name="ce0" office:value-type="string" calcext:value-type="string">
            <text:p>【うらめしちゃん】のPメモリーを見つけた！</text:p>
          </table:table-cell>
          <table:table-cell table:style-name="ce0" table:number-columns-repeated="3"/>
        </table:table-row>
        <table:table-row table:style-name="ro1">
          <table:table-cell table:style-name="ce0" office:value-type="string" calcext:value-type="string">
            <text:p>【観光ちゃん】のPメモリーを見つけた！</text:p>
          </table:table-cell>
          <table:table-cell table:style-name="ce0" table:number-columns-repeated="3"/>
        </table:table-row>
        <table:table-row table:style-name="ro1">
          <table:table-cell table:style-name="ce0" office:value-type="string" calcext:value-type="string">
            <text:p>【学者ちゃん】のPメモリーを見つけた！</text:p>
          </table:table-cell>
          <table:table-cell table:style-name="ce0" table:number-columns-repeated="3"/>
        </table:table-row>
        <table:table-row table:style-name="ro1">
          <table:table-cell table:style-name="ce0" office:value-type="string" calcext:value-type="string">
            <text:p>【迷子ちゃん】のPメモリーを見つけた！</text:p>
          </table:table-cell>
          <table:table-cell table:style-name="ce0" table:number-columns-repeated="3"/>
        </table:table-row>
        <table:table-row table:style-name="ro1">
          <table:table-cell table:style-name="ce0" office:value-type="string" calcext:value-type="string">
            <text:p>【夢中ちゃん】のPメモリーを見つけた！</text:p>
          </table:table-cell>
          <table:table-cell table:style-name="ce0" table:number-columns-repeated="3"/>
        </table:table-row>
        <table:table-row table:style-name="ro1">
          <table:table-cell table:style-name="ce0" office:value-type="string" calcext:value-type="string">
            <text:p>ここで見ますか？</text:p>
          </table:table-cell>
          <table:table-cell table:style-name="ce0" table:number-columns-repeated="3"/>
        </table:table-row>
        <table:table-row table:style-name="ro1">
          <table:table-cell table:style-name="ce0" office:value-type="string" calcext:value-type="string">
            <text:p>今は見ない</text:p>
          </table:table-cell>
          <table:table-cell table:style-name="ce0" table:number-columns-repeated="3"/>
        </table:table-row>
        <table:table-row table:style-name="ro1">
          <table:table-cell table:style-name="ce0" office:value-type="string" calcext:value-type="string">
            <text:p>入手したPメモリーは、ポストからいつでも閲覧できます。</text:p>
          </table:table-cell>
          <table:table-cell table:style-name="ce0" table:number-columns-repeated="3"/>
        </table:table-row>
        <table:table-row table:style-name="ro1">
          <table:table-cell table:style-name="ce0" office:value-type="string" calcext:value-type="string">
            <text:p>さてと、まずは床のお掃除からですね。</text:p>
          </table:table-cell>
          <table:table-cell table:style-name="ce0" table:number-columns-repeated="3"/>
        </table:table-row>
        <table:table-row table:style-name="ro1">
          <table:table-cell table:style-name="ce0" office:value-type="string" calcext:value-type="string">
            <text:p>ええと、モップ・・・モップ・・・は・・・</text:p>
          </table:table-cell>
          <table:table-cell table:style-name="ce0" table:number-columns-repeated="3"/>
        </table:table-row>
        <table:table-row table:style-name="ro1">
          <table:table-cell table:style-name="ce0" office:value-type="string" calcext:value-type="string">
            <text:p>あら？　いつもの掃除用具入れにモップが無いですね。</text:p>
          </table:table-cell>
          <table:table-cell table:style-name="ce0" table:number-columns-repeated="3"/>
        </table:table-row>
        <table:table-row table:style-name="ro1">
          <table:table-cell table:style-name="ce0" office:value-type="string" calcext:value-type="string">
            <text:p>ああ、そういえば、古くなったから新しいモップに取り替える予定でした。</text:p>
          </table:table-cell>
          <table:table-cell table:style-name="ce0" table:number-columns-repeated="3"/>
        </table:table-row>
        <table:table-row table:style-name="ro1">
          <table:table-cell table:style-name="ce0" office:value-type="string" calcext:value-type="string">
            <text:p>新しいモップはこっちの倉庫に保管してあったはずです。</text:p>
          </table:table-cell>
          <table:table-cell table:style-name="ce0" table:number-columns-repeated="3"/>
        </table:table-row>
        <table:table-row table:style-name="ro1">
          <table:table-cell table:style-name="ce0" office:value-type="string" calcext:value-type="string">
            <text:p>確か、この辺りに・・・</text:p>
          </table:table-cell>
          <table:table-cell table:style-name="ce0" table:number-columns-repeated="3"/>
        </table:table-row>
        <table:table-row table:style-name="ro1">
          <table:table-cell table:style-name="ce0" office:value-type="string" calcext:value-type="string">
            <text:p>あ！　ありました♪　おニューのモップで床をいつも以上にキレイにできます♪</text:p>
          </table:table-cell>
          <table:table-cell table:style-name="ce0" table:number-columns-repeated="3"/>
        </table:table-row>
        <table:table-row table:style-name="ro1">
          <table:table-cell table:style-name="ce0" office:value-type="string" calcext:value-type="string">
            <text:p>・・・あら？　倉庫の扉が・・・あ、開きません・・・</text:p>
          </table:table-cell>
          <table:table-cell table:style-name="ce0" table:number-columns-repeated="3"/>
        </table:table-row>
        <table:table-row table:style-name="ro1">
          <table:table-cell table:style-name="ce0" office:value-type="string" calcext:value-type="string">
            <text:p>最近、協会のあちこちの立て付けが悪くなっていますから、</text:p>
          </table:table-cell>
          <table:table-cell table:style-name="ce0" table:number-columns-repeated="3"/>
        </table:table-row>
        <table:table-row table:style-name="ro1">
          <table:table-cell table:style-name="ce0" office:value-type="string" calcext:value-type="string">
            <text:p>近いうちに修理をしないといけませんね。</text:p>
          </table:table-cell>
          <table:table-cell table:style-name="ce0" table:number-columns-repeated="3"/>
        </table:table-row>
        <table:table-row table:style-name="ro1">
          <table:table-cell table:style-name="ce0" office:value-type="string" calcext:value-type="string">
            <text:p>とりあえず、少し力を入れて強引に・・・</text:p>
          </table:table-cell>
          <table:table-cell table:style-name="ce0" table:number-columns-repeated="3"/>
        </table:table-row>
        <table:table-row table:style-name="ro1">
          <table:table-cell table:style-name="ce0" office:value-type="string" calcext:value-type="string">
            <text:p>・・・えい！　（バキィッ！！）</text:p>
          </table:table-cell>
          <table:table-cell table:style-name="ce0" table:number-columns-repeated="3"/>
        </table:table-row>
        <table:table-row table:style-name="ro1">
          <table:table-cell table:style-name="ce0" office:value-type="string" calcext:value-type="string">
            <text:p>・・・あっ！！　ド、ドアノブがっ！！</text:p>
          </table:table-cell>
          <table:table-cell table:style-name="ce0" table:number-columns-repeated="3"/>
        </table:table-row>
        <table:table-row table:style-name="ro1">
          <table:table-cell table:style-name="ce0" office:value-type="string" calcext:value-type="string">
            <text:p>す、すみませんーー！　誰かいらっしゃいませんかーーー！！</text:p>
          </table:table-cell>
          <table:table-cell table:style-name="ce0" table:number-columns-repeated="3"/>
        </table:table-row>
        <table:table-row table:style-name="ro1">
          <table:table-cell table:style-name="ce0" office:value-type="string" calcext:value-type="string">
            <text:p>倉庫に閉じ込められてしまったのですーーー！助けてくださいーーーー！！</text:p>
          </table:table-cell>
          <table:table-cell table:style-name="ce0" table:number-columns-repeated="3"/>
        </table:table-row>
        <table:table-row table:style-name="ro1">
          <table:table-cell table:style-name="ce0" office:value-type="string" calcext:value-type="string">
            <text:p>うう・・・あれから誰も来ません・・・</text:p>
          </table:table-cell>
          <table:table-cell table:style-name="ce0" table:number-columns-repeated="3"/>
        </table:table-row>
        <table:table-row table:style-name="ro1">
          <table:table-cell table:style-name="ce0" office:value-type="string" calcext:value-type="string">
            <text:p>他のシスターが担当しているホールのお掃除が終われば、</text:p>
          </table:table-cell>
          <table:table-cell table:style-name="ce0" table:number-columns-repeated="3"/>
        </table:table-row>
        <table:table-row table:style-name="ro1">
          <table:table-cell table:style-name="ce0" office:value-type="string" calcext:value-type="string">
            <text:p>こっちの様子を見に来てくれると思いますけど・・・</text:p>
          </table:table-cell>
          <table:table-cell table:style-name="ce0" table:number-columns-repeated="3"/>
        </table:table-row>
        <table:table-row table:style-name="ro1">
          <table:table-cell table:style-name="ce0" office:value-type="string" calcext:value-type="string">
            <text:p>ホールは広いから、終わるまでまだまだ時間がかかるでしょうし・・・</text:p>
          </table:table-cell>
          <table:table-cell table:style-name="ce0" table:number-columns-repeated="3"/>
        </table:table-row>
        <table:table-row table:style-name="ro1">
          <table:table-cell table:style-name="ce0" office:value-type="string" calcext:value-type="string">
            <text:p>もしかしたら、夕方まで誰も来ない可能性も・・・</text:p>
          </table:table-cell>
          <table:table-cell table:style-name="ce0" table:number-columns-repeated="3"/>
        </table:table-row>
        <table:table-row table:style-name="ro1">
          <table:table-cell table:style-name="ce0" office:value-type="string" calcext:value-type="string">
            <text:p>ああ・・・ど、どうしましょう・・・（もじもじ・・・・）</text:p>
          </table:table-cell>
          <table:table-cell table:style-name="ce0" table:number-columns-repeated="3"/>
        </table:table-row>
        <table:table-row table:style-name="ro1">
          <table:table-cell table:style-name="ce0" office:value-type="string" calcext:value-type="string">
            <text:p>こ、このままでは、お手洗いにも行けないです・・・っ</text:p>
          </table:table-cell>
          <table:table-cell table:style-name="ce0" table:number-columns-repeated="3"/>
        </table:table-row>
        <table:table-row table:style-name="ro1">
          <table:table-cell table:style-name="ce0" office:value-type="string" calcext:value-type="string">
            <text:p>そ、そう言えば、今日は朝起きてから一度もお手洗いに行っていません・・・っ！</text:p>
          </table:table-cell>
          <table:table-cell table:style-name="ce0" table:number-columns-repeated="3"/>
        </table:table-row>
        <table:table-row table:style-name="ro1">
          <table:table-cell table:style-name="ce0" office:value-type="string" calcext:value-type="string">
            <text:p>ううう・・・お願いです・・・誰か・・・早く気付いてください・・・っ！</text:p>
          </table:table-cell>
          <table:table-cell table:style-name="ce0" table:number-columns-repeated="3"/>
        </table:table-row>
        <table:table-row table:style-name="ro1">
          <table:table-cell table:style-name="ce0" office:value-type="string" calcext:value-type="string">
            <text:p>あああ・・・か、神よ・・・どうか慈悲を・・・っ！！</text:p>
          </table:table-cell>
          <table:table-cell table:style-name="ce0" table:number-columns-repeated="3"/>
        </table:table-row>
        <table:table-row table:style-name="ro1">
          <table:table-cell table:style-name="ce0" office:value-type="string" calcext:value-type="string">
            <text:p>私、も、もう・・・これ以上は・・・っ！！</text:p>
          </table:table-cell>
          <table:table-cell table:style-name="ce0" table:number-columns-repeated="3"/>
        </table:table-row>
        <table:table-row table:style-name="ro1">
          <table:table-cell table:style-name="ce0" office:value-type="string" calcext:value-type="string">
            <text:p>お手洗いを・・・我慢することが・・・で、できそうにありませんっ！！</text:p>
          </table:table-cell>
          <table:table-cell table:style-name="ce0" table:number-columns-repeated="3"/>
        </table:table-row>
        <table:table-row table:style-name="ro1">
          <table:table-cell table:style-name="ce0" office:value-type="string" calcext:value-type="string">
            <text:p>下品な願いであることは承知ですっ！！で、でも・・・私・・・私・・・っ////</text:p>
          </table:table-cell>
          <table:table-cell table:style-name="ce0" table:number-columns-repeated="3"/>
        </table:table-row>
        <table:table-row table:style-name="ro1">
          <table:table-cell table:style-name="ce0" office:value-type="string" calcext:value-type="string">
            <text:p>あああ・・・お手洗いに行きたい・・・っ////お手洗いに行かせてくださいっ！！</text:p>
          </table:table-cell>
          <table:table-cell table:style-name="ce0" table:number-columns-repeated="3"/>
        </table:table-row>
        <table:table-row table:style-name="ro1">
          <table:table-cell table:style-name="ce0" office:value-type="string" calcext:value-type="string">
            <text:p>どうか・・・どうかぁ・・・っ！　うううぅぅ・・・/////</text:p>
          </table:table-cell>
          <table:table-cell table:style-name="ce0" table:number-columns-repeated="3"/>
        </table:table-row>
        <table:table-row table:style-name="ro1">
          <table:table-cell table:style-name="ce0" office:value-type="string" calcext:value-type="string">
            <text:p>だ・・・め・・・、もう・・・げ、限界・・・です・・・っ</text:p>
          </table:table-cell>
          <table:table-cell table:style-name="ce0" table:number-columns-repeated="3"/>
        </table:table-row>
        <table:table-row table:style-name="ro1">
          <table:table-cell table:style-name="ce0" office:value-type="string" calcext:value-type="string">
            <text:p>もはや、このバケツに・・・す、するしか・・・////</text:p>
          </table:table-cell>
          <table:table-cell table:style-name="ce0" table:number-columns-repeated="3"/>
        </table:table-row>
        <table:table-row table:style-name="ro1">
          <table:table-cell table:style-name="ce0" office:value-type="string" calcext:value-type="string">
            <text:p>んうぅぅっ！　か、神よ・・・お許しくださいぃっ！！</text:p>
          </table:table-cell>
          <table:table-cell table:style-name="ce0" table:number-columns-repeated="3"/>
        </table:table-row>
        <table:table-row table:style-name="ro1">
          <table:table-cell table:style-name="ce0" office:value-type="string" calcext:value-type="string">
            <text:p>（ジョボボボボボボボボボボボボッ！！！）あ、あ、あ！！　こんな、大きな音・・・っ////</text:p>
          </table:table-cell>
          <table:table-cell table:style-name="ce0" table:number-columns-repeated="3"/>
        </table:table-row>
        <table:table-row table:style-name="ro1">
          <table:table-cell table:style-name="ce0" office:value-type="string" calcext:value-type="string">
            <text:p>やだ・・・私・・・はしたない・・・っ////////でも・・・ああぁぁ・・・やっと・・・おしっこ・・・////</text:p>
          </table:table-cell>
          <table:table-cell table:style-name="ce0" table:number-columns-repeated="3"/>
        </table:table-row>
        <table:table-row table:style-name="ro1">
          <table:table-cell table:style-name="ce0" office:value-type="string" calcext:value-type="string">
            <text:p>いええぇぇい！！　かんぱーーーーい！！</text:p>
          </table:table-cell>
          <table:table-cell table:style-name="ce0" table:number-columns-repeated="3"/>
        </table:table-row>
        <table:table-row table:style-name="ro1">
          <table:table-cell table:style-name="ce0" office:value-type="string" calcext:value-type="string">
            <text:p>今日は遠慮せず、じゃんっじゃん飲んで行ってね！！　別におごりじゃないけど！！</text:p>
          </table:table-cell>
          <table:table-cell table:style-name="ce0" table:number-columns-repeated="3"/>
        </table:table-row>
        <table:table-row table:style-name="ro1">
          <table:table-cell table:style-name="ce0" office:value-type="string" calcext:value-type="string">
            <text:p>ねえねえ、アタシこれ頼んでいい？？</text:p>
          </table:table-cell>
          <table:table-cell table:style-name="ce0" table:number-columns-repeated="3"/>
        </table:table-row>
        <table:table-row table:style-name="ro1">
          <table:table-cell table:style-name="ce0" office:value-type="string" calcext:value-type="string">
            <text:p>え？　アルコール度数高すぎるって？えーーー？　こんなの水だよ水！！</text:p>
          </table:table-cell>
          <table:table-cell table:style-name="ce0" table:number-columns-repeated="3"/>
        </table:table-row>
        <table:table-row table:style-name="ro1">
          <table:table-cell table:style-name="ce0" office:value-type="string" calcext:value-type="string">
            <text:p>あ、信じてないな～？　はい、注文決～定～！</text:p>
          </table:table-cell>
          <table:table-cell table:style-name="ce0" table:number-columns-repeated="3"/>
        </table:table-row>
        <table:table-row table:style-name="ro1">
          <table:table-cell table:style-name="ce0" office:value-type="string" calcext:value-type="string">
            <text:p>自分で言うのもなんだけど、アタシざるだから！すんごい目の粗いザル！！</text:p>
          </table:table-cell>
          <table:table-cell table:style-name="ce0" table:number-columns-repeated="3"/>
        </table:table-row>
        <table:table-row table:style-name="ro1">
          <table:table-cell table:style-name="ce0" office:value-type="string" calcext:value-type="string">
            <text:p>今から証明しちゃうぞー☆　まばたき厳禁♪</text:p>
          </table:table-cell>
          <table:table-cell table:style-name="ce0" table:number-columns-repeated="3"/>
        </table:table-row>
        <table:table-row table:style-name="ro1">
          <table:table-cell table:style-name="ce0" office:value-type="string" calcext:value-type="string">
            <text:p>うっひひ～！　ね？　ね？　もう4杯目だけどぜんぜんへっちゃららら～♪♪</text:p>
          </table:table-cell>
          <table:table-cell table:style-name="ce0" table:number-columns-repeated="3"/>
        </table:table-row>
        <table:table-row table:style-name="ro1">
          <table:table-cell table:style-name="ce0" office:value-type="string" calcext:value-type="string">
            <text:p>まだまだ飲めるし、トイレとかいらないしっ☆うんうん！　みんなアタシをあがめたまえ～！！</text:p>
          </table:table-cell>
          <table:table-cell table:style-name="ce0" table:number-columns-repeated="3"/>
        </table:table-row>
        <table:table-row table:style-name="ro1">
          <table:table-cell table:style-name="ce0" office:value-type="string" calcext:value-type="string">
            <text:p>あ！　店員さーん！　さっきのやつおかわり～！ひっく！！</text:p>
          </table:table-cell>
          <table:table-cell table:style-name="ce0" table:number-columns-repeated="3"/>
        </table:table-row>
        <table:table-row table:style-name="ro1">
          <table:table-cell table:style-name="ce0" office:value-type="string" calcext:value-type="string">
            <text:p>わわわーー！　また団体さん御来店～！！ほらほら座って座って～！</text:p>
          </table:table-cell>
          <table:table-cell table:style-name="ce0" table:number-columns-repeated="3"/>
        </table:table-row>
        <table:table-row table:style-name="ro1">
          <table:table-cell table:style-name="ce0" office:value-type="string" calcext:value-type="string">
            <text:p>みんなで盛り上がろうよー！！　うっへへー！！</text:p>
          </table:table-cell>
          <table:table-cell table:style-name="ce0" table:number-columns-repeated="3"/>
        </table:table-row>
        <table:table-row table:style-name="ro1">
          <table:table-cell table:style-name="ce0" office:value-type="string" calcext:value-type="string">
            <text:p>（ぶるるっ！　きゅううぅぅぅんっ！！）</text:p>
          </table:table-cell>
          <table:table-cell table:style-name="ce0" table:number-columns-repeated="3"/>
        </table:table-row>
        <table:table-row table:style-name="ro1">
          <table:table-cell table:style-name="ce0" office:value-type="string" calcext:value-type="string">
            <text:p>はふう・・・お、おしっこ・・・</text:p>
          </table:table-cell>
          <table:table-cell table:style-name="ce0" table:number-columns-repeated="3"/>
        </table:table-row>
        <table:table-row table:style-name="ro1">
          <table:table-cell table:style-name="ce0" office:value-type="string" calcext:value-type="string">
            <text:p>・・・え？　な、なんでもないよー！！　あ！おかわり来たー！！　さんきゅー！！</text:p>
          </table:table-cell>
          <table:table-cell table:style-name="ce0" table:number-columns-repeated="3"/>
        </table:table-row>
        <table:table-row table:style-name="ro1">
          <table:table-cell table:style-name="ce0" office:value-type="string" calcext:value-type="string">
            <text:p>さあみなの衆、ありがたいバニーの神飲み、とくとご覧あれ～～！！　ぐいいぃぃっ！！</text:p>
          </table:table-cell>
          <table:table-cell table:style-name="ce0" table:number-columns-repeated="3"/>
        </table:table-row>
        <table:table-row table:style-name="ro1">
          <table:table-cell table:style-name="ce0" office:value-type="string" calcext:value-type="string">
            <text:p>（おしっこ、おしっこ、おしっこ、おしっこぉ！！）</text:p>
          </table:table-cell>
          <table:table-cell table:style-name="ce0" table:number-columns-repeated="3"/>
        </table:table-row>
        <table:table-row table:style-name="ro1">
          <table:table-cell table:style-name="ce0" office:value-type="string" calcext:value-type="string">
            <text:p>（おしっこしたいいいいぃぃぃっ！！！！）</text:p>
          </table:table-cell>
          <table:table-cell table:style-name="ce0" table:number-columns-repeated="3"/>
        </table:table-row>
        <table:table-row table:style-name="ro1">
          <table:table-cell table:style-name="ce0" office:value-type="string" calcext:value-type="string">
            <text:p>（あ、あ、あぁぁぁっ！！　だめ・・・我慢できない　っ！！　もう出ちゃいそぉぉっ！！）</text:p>
          </table:table-cell>
          <table:table-cell table:style-name="ce0" table:number-columns-repeated="3"/>
        </table:table-row>
        <table:table-row table:style-name="ro1">
          <table:table-cell table:style-name="ce0" office:value-type="string" calcext:value-type="string">
            <text:p>ご、ごご、ごごごごごめん！！！　もうだめおしっこ行かせてええぇぇぇっ！！！！</text:p>
          </table:table-cell>
          <table:table-cell table:style-name="ce0" table:number-columns-repeated="3"/>
        </table:table-row>
        <table:table-row table:style-name="ro1">
          <table:table-cell table:style-name="ce0" office:value-type="string" calcext:value-type="string">
            <text:p>漏れる！！　さすがに我慢しすぎたあぁっ！！漏れるううぅぅぅっ！！！！</text:p>
          </table:table-cell>
          <table:table-cell table:style-name="ce0" table:number-columns-repeated="3"/>
        </table:table-row>
        <table:table-row table:style-name="ro1">
          <table:table-cell table:style-name="ce0" office:value-type="string" calcext:value-type="string">
            <text:p>って！！　ト、トイレ使用中うぅ！？</text:p>
          </table:table-cell>
          <table:table-cell table:style-name="ce0" table:number-columns-repeated="3"/>
        </table:table-row>
        <table:table-row table:style-name="ro1">
          <table:table-cell table:style-name="ce0" office:value-type="string" calcext:value-type="string">
            <text:p>あああーーん、は、早くしてぇっ！！　もう限界なのおおぉぉっ！！！</text:p>
          </table:table-cell>
          <table:table-cell table:style-name="ce0" table:number-columns-repeated="3"/>
        </table:table-row>
        <table:table-row table:style-name="ro1">
          <table:table-cell table:style-name="ce0" office:value-type="string" calcext:value-type="string">
            <text:p>（ドンドンドンドン！！！）</text:p>
          </table:table-cell>
          <table:table-cell table:style-name="ce0" table:number-columns-repeated="3"/>
        </table:table-row>
        <table:table-row table:style-name="ro1">
          <table:table-cell table:style-name="ce0" office:value-type="string" calcext:value-type="string">
            <text:p>お願いぃっ！！　出ちゃうぅっ！！　ね、ねえ！少しだけでいいから、さ、先にさせてぇっ！！</text:p>
          </table:table-cell>
          <table:table-cell table:style-name="ce0" table:number-columns-repeated="3"/>
        </table:table-row>
        <table:table-row table:style-name="ro1">
          <table:table-cell table:style-name="ce0" office:value-type="string" calcext:value-type="string">
            <text:p>（ドンドンドン・・・ドンドン・・・！）</text:p>
          </table:table-cell>
          <table:table-cell table:style-name="ce0" table:number-columns-repeated="3"/>
        </table:table-row>
        <table:table-row table:style-name="ro1">
          <table:table-cell table:style-name="ce0" office:value-type="string" calcext:value-type="string">
            <text:p>本当にもう限界ぃぃ・・・っ/////　も、も、も・・・もれ・・・ちゃぅぅぅ・・・っ！！！</text:p>
          </table:table-cell>
          <table:table-cell table:style-name="ce0" table:number-columns-repeated="3"/>
        </table:table-row>
        <table:table-row table:style-name="ro1">
          <table:table-cell table:style-name="ce0" office:value-type="string" calcext:value-type="string">
            <text:p>だめぇ・・・が、我慢・・・できないのおぉぉっ！！はああぁぁぁぁぁぁああああんっ！！！！</text:p>
          </table:table-cell>
          <table:table-cell table:style-name="ce0" table:number-columns-repeated="3"/>
        </table:table-row>
        <table:table-row table:style-name="ro1">
          <table:table-cell table:style-name="ce0" office:value-type="string" calcext:value-type="string">
            <text:p>うえええぇぇぇぇえんっ！！！　お、おしっこ出ちゃったよおぉぉっ///////////</text:p>
          </table:table-cell>
          <table:table-cell table:style-name="ce0" table:number-columns-repeated="3"/>
        </table:table-row>
        <table:table-row table:style-name="ro1">
          <table:table-cell table:style-name="ce0" office:value-type="string" calcext:value-type="string">
            <text:p>ずっとずっと我慢してたのにぃ・・・っ！！ふえええぇぇぇぇん///////</text:p>
          </table:table-cell>
          <table:table-cell table:style-name="ce0" table:number-columns-repeated="3"/>
        </table:table-row>
        <table:table-row table:style-name="ro1">
          <table:table-cell table:style-name="ce0" office:value-type="string" calcext:value-type="string">
            <text:p>ほうほう。　この飲み物が、行商人連盟で今回から導入される新商品なのですねー。</text:p>
          </table:table-cell>
          <table:table-cell table:style-name="ce0" table:number-columns-repeated="3"/>
        </table:table-row>
        <table:table-row table:style-name="ro1">
          <table:table-cell table:style-name="ce0" office:value-type="string" calcext:value-type="string">
            <text:p>"イッパツドリンク"ですかー。　どんな味なのかこっそり試飲してみましょうー。</text:p>
          </table:table-cell>
          <table:table-cell table:style-name="ce0" table:number-columns-repeated="3"/>
        </table:table-row>
        <table:table-row table:style-name="ro1">
          <table:table-cell table:style-name="ce0" office:value-type="string" calcext:value-type="string">
            <text:p>ごくん・・・</text:p>
          </table:table-cell>
          <table:table-cell table:style-name="ce0" table:number-columns-repeated="3"/>
        </table:table-row>
        <table:table-row table:style-name="ro1">
          <table:table-cell table:style-name="ce0" office:value-type="string" calcext:value-type="string">
            <text:p>おおおーー！　こ、これは・・・</text:p>
          </table:table-cell>
          <table:table-cell table:style-name="ce0" table:number-columns-repeated="3"/>
        </table:table-row>
        <table:table-row table:style-name="ro1">
          <table:table-cell table:style-name="ce0" office:value-type="string" calcext:value-type="string">
            <text:p>おいしい・・・のでしょうか・・・？　なんだか不思議な味ですねー。</text:p>
          </table:table-cell>
          <table:table-cell table:style-name="ce0" table:number-columns-repeated="3"/>
        </table:table-row>
        <table:table-row table:style-name="ro1">
          <table:table-cell table:style-name="ce0" office:value-type="string" calcext:value-type="string">
            <text:p>でも、なんとなくもう一口飲みたくなるような・・・</text:p>
          </table:table-cell>
          <table:table-cell table:style-name="ce0" table:number-columns-repeated="3"/>
        </table:table-row>
        <table:table-row table:style-name="ro1">
          <table:table-cell table:style-name="ce0" office:value-type="string" calcext:value-type="string">
            <text:p>ぐび・・・ぐび・・・ぐび・・・ぐび・・・ぷは！</text:p>
          </table:table-cell>
          <table:table-cell table:style-name="ce0" table:number-columns-repeated="3"/>
        </table:table-row>
        <table:table-row table:style-name="ro1">
          <table:table-cell table:style-name="ce0" office:value-type="string" calcext:value-type="string">
            <text:p>むむむぅ・・・！　これはクセになりますー！飲めば飲むほど・・・ハマりますー！</text:p>
          </table:table-cell>
          <table:table-cell table:style-name="ce0" table:number-columns-repeated="3"/>
        </table:table-row>
        <table:table-row table:style-name="ro1">
          <table:table-cell table:style-name="ce0" office:value-type="string" calcext:value-type="string">
            <text:p>もう一本！　ぐび・・・ぐび・・・ぐび・・・ぐび・・・ぐび・・・ぐび・・・！</text:p>
          </table:table-cell>
          <table:table-cell table:style-name="ce0" table:number-columns-repeated="3"/>
        </table:table-row>
        <table:table-row table:style-name="ro1">
          <table:table-cell table:style-name="ce0" office:value-type="string" calcext:value-type="string">
            <text:p>・・・ぷふぅ！　さすがは行商人連盟の商品開発部・・・これは売れます、売れますよ！</text:p>
          </table:table-cell>
          <table:table-cell table:style-name="ce0" table:number-columns-repeated="3"/>
        </table:table-row>
        <table:table-row table:style-name="ro1">
          <table:table-cell table:style-name="ce0" office:value-type="string" calcext:value-type="string">
            <text:p>・・・あ、お客様ですかー？　どうぞどうぞ、見ていってくださいー！</text:p>
          </table:table-cell>
          <table:table-cell table:style-name="ce0" table:number-columns-repeated="3"/>
        </table:table-row>
        <table:table-row table:style-name="ro1">
          <table:table-cell table:style-name="ce0" office:value-type="string" calcext:value-type="string">
            <text:p>毎度ありがとうございますー！</text:p>
          </table:table-cell>
          <table:table-cell table:style-name="ce0" table:number-columns-repeated="3"/>
        </table:table-row>
        <table:table-row table:style-name="ro1">
          <table:table-cell table:style-name="ce0" office:value-type="string" calcext:value-type="string">
            <text:p>次のお客様どうぞー！</text:p>
          </table:table-cell>
          <table:table-cell table:style-name="ce0" table:number-columns-repeated="3"/>
        </table:table-row>
        <table:table-row table:style-name="ro1">
          <table:table-cell table:style-name="ce0" office:value-type="string" calcext:value-type="string">
            <text:p>（今日はずいぶんとお客様が多いですねー。）</text:p>
          </table:table-cell>
          <table:table-cell table:style-name="ce0" table:number-columns-repeated="3"/>
        </table:table-row>
        <table:table-row table:style-name="ro1">
          <table:table-cell table:style-name="ce0" office:value-type="string" calcext:value-type="string">
            <text:p>（あ、そう言えば、オシル湖で何やら未確認　生物が目撃されたとか言ってましたね。）</text:p>
          </table:table-cell>
          <table:table-cell table:style-name="ce0" table:number-columns-repeated="3"/>
        </table:table-row>
        <table:table-row table:style-name="ro1">
          <table:table-cell table:style-name="ce0" office:value-type="string" calcext:value-type="string">
            <text:p>（そのせいで観光客が普段の10倍くらい　来ているんでした・・・）</text:p>
          </table:table-cell>
          <table:table-cell table:style-name="ce0" table:number-columns-repeated="3"/>
        </table:table-row>
        <table:table-row table:style-name="ro1">
          <table:table-cell table:style-name="ce0" office:value-type="string" calcext:value-type="string">
            <text:p>（うわー！　お客様ですごい行列になってる！　これは商売がはかどりますよー！）</text:p>
          </table:table-cell>
          <table:table-cell table:style-name="ce0" table:number-columns-repeated="3"/>
        </table:table-row>
        <table:table-row table:style-name="ro1">
          <table:table-cell table:style-name="ce0" office:value-type="string" calcext:value-type="string">
            <text:p>（さっきからおトイレ行きたいのですが、これは　しばらく我慢ですね・・・）</text:p>
          </table:table-cell>
          <table:table-cell table:style-name="ce0" table:number-columns-repeated="3"/>
        </table:table-row>
        <table:table-row table:style-name="ro1">
          <table:table-cell table:style-name="ce0" office:value-type="string" calcext:value-type="string">
            <text:p>あ、こちらをお買い上げですかー？ありがとうございますー！</text:p>
          </table:table-cell>
          <table:table-cell table:style-name="ce0" table:number-columns-repeated="3"/>
        </table:table-row>
        <table:table-row table:style-name="ro1">
          <table:table-cell table:style-name="ce0" office:value-type="string" calcext:value-type="string">
            <text:p>こ、こちらがお釣りのお返しですぅ！　またよろしくですー・・・！</text:p>
          </table:table-cell>
          <table:table-cell table:style-name="ce0" table:number-columns-repeated="3"/>
        </table:table-row>
        <table:table-row table:style-name="ro1">
          <table:table-cell table:style-name="ce0" office:value-type="string" calcext:value-type="string">
            <text:p>はぅ・・・つ、次のお客様・・・どうぞぉー・・・</text:p>
          </table:table-cell>
          <table:table-cell table:style-name="ce0" table:number-columns-repeated="3"/>
        </table:table-row>
        <table:table-row table:style-name="ro1">
          <table:table-cell table:style-name="ce0" office:value-type="string" calcext:value-type="string">
            <text:p>（い、いけません・・・膀胱が・・・膀胱が　インフレスパイラルですぅっ！！）</text:p>
          </table:table-cell>
          <table:table-cell table:style-name="ce0" table:number-columns-repeated="3"/>
        </table:table-row>
        <table:table-row table:style-name="ro1">
          <table:table-cell table:style-name="ce0" office:value-type="string" calcext:value-type="string">
            <text:p>（新商品のイッパツドリンク・・・）</text:p>
          </table:table-cell>
          <table:table-cell table:style-name="ce0" table:number-columns-repeated="3"/>
        </table:table-row>
        <table:table-row table:style-name="ro1">
          <table:table-cell table:style-name="ce0" office:value-type="string" calcext:value-type="string">
            <text:p>（よく見たら、利尿効果がめちゃくちゃ高いって　注意書きに書いてあるじゃないですかー！）</text:p>
          </table:table-cell>
          <table:table-cell table:style-name="ce0" table:number-columns-repeated="3"/>
        </table:table-row>
        <table:table-row table:style-name="ro1">
          <table:table-cell table:style-name="ce0" office:value-type="string" calcext:value-type="string">
            <text:p>（あぁぁ・・・こんなことなら、2本も飲まなければ　よかったですぅ・・・っ！）</text:p>
          </table:table-cell>
          <table:table-cell table:style-name="ce0" table:number-columns-repeated="3"/>
        </table:table-row>
        <table:table-row table:style-name="ro1">
          <table:table-cell table:style-name="ce0" office:value-type="string" calcext:value-type="string">
            <text:p>（お客様の行列が途絶えるまで・・・我慢できる　でしょうか・・・っ？）</text:p>
          </table:table-cell>
          <table:table-cell table:style-name="ce0" table:number-columns-repeated="3"/>
        </table:table-row>
        <table:table-row table:style-name="ro1">
          <table:table-cell table:style-name="ce0" office:value-type="string" calcext:value-type="string">
            <text:p>（いえ・・・例え途絶えたとしても、この近くに　おトイレは無いし、）</text:p>
          </table:table-cell>
          <table:table-cell table:style-name="ce0" table:number-columns-repeated="3"/>
        </table:table-row>
        <table:table-row table:style-name="ro1">
          <table:table-cell table:style-name="ce0" office:value-type="string" calcext:value-type="string">
            <text:p>（城下町まではかなり距離がありますぅっ！！）</text:p>
          </table:table-cell>
          <table:table-cell table:style-name="ce0" table:number-columns-repeated="3"/>
        </table:table-row>
        <table:table-row table:style-name="ro1">
          <table:table-cell table:style-name="ce0" office:value-type="string" calcext:value-type="string">
            <text:p>（あぅぅっ、強烈な・・・波が・・・っ！！！　んうううぅぅぅっ！！）</text:p>
          </table:table-cell>
          <table:table-cell table:style-name="ce0" table:number-columns-repeated="3"/>
        </table:table-row>
        <table:table-row table:style-name="ro1">
          <table:table-cell table:style-name="ce0" office:value-type="string" calcext:value-type="string">
            <text:p>だめ・・・が、我慢・・・で、き、な・・・っ！！はううぅぅぅぅっ！！！！</text:p>
          </table:table-cell>
          <table:table-cell table:style-name="ce0" table:number-columns-repeated="3"/>
        </table:table-row>
        <table:table-row table:style-name="ro1">
          <table:table-cell table:style-name="ce0" office:value-type="string" calcext:value-type="string">
            <text:p>あわわわわっ！！　だ、だめです！！お、お客様・・これは違うんですーっ！！</text:p>
          </table:table-cell>
          <table:table-cell table:style-name="ce0" table:number-columns-repeated="3"/>
        </table:table-row>
        <table:table-row table:style-name="ro1">
          <table:table-cell table:style-name="ce0" office:value-type="string" calcext:value-type="string">
            <text:p>あの・・・っ！　これは、その、あの・・・へ、閉店！今日はもう閉店ですううぅぅーーっ//////</text:p>
          </table:table-cell>
          <table:table-cell table:style-name="ce0" table:number-columns-repeated="3"/>
        </table:table-row>
        <table:table-row table:style-name="ro1">
          <table:table-cell table:style-name="ce0" office:value-type="string" calcext:value-type="string">
            <text:p>村のみんなが恐れる"危険種族"の集落・・・</text:p>
          </table:table-cell>
          <table:table-cell table:style-name="ce0" table:number-columns-repeated="3"/>
        </table:table-row>
        <table:table-row table:style-name="ro1">
          <table:table-cell table:style-name="ce0" office:value-type="string" calcext:value-type="string">
            <text:p>ご先祖様が書き残した書物が本当なら、名前は"是利威（ぜりぃ）"って言うらしいわ。</text:p>
          </table:table-cell>
          <table:table-cell table:style-name="ce0" table:number-columns-repeated="3"/>
        </table:table-row>
        <table:table-row table:style-name="ro1">
          <table:table-cell table:style-name="ce0" office:value-type="string" calcext:value-type="string">
            <text:p>もし実在するのなら、この森を抜けた先にあるはずなんだけど・・・</text:p>
          </table:table-cell>
          <table:table-cell table:style-name="ce0" table:number-columns-repeated="3"/>
        </table:table-row>
        <table:table-row table:style-name="ro1">
          <table:table-cell table:style-name="ce0" office:value-type="string" calcext:value-type="string">
            <text:p>ど、どうしよう・・・？　興味本位でここまで来てみたけど、怖くなってきちゃった・・・</text:p>
          </table:table-cell>
          <table:table-cell table:style-name="ce0" table:number-columns-repeated="3"/>
        </table:table-row>
        <table:table-row table:style-name="ro1">
          <table:table-cell table:style-name="ce0" office:value-type="string" calcext:value-type="string">
            <text:p>・・・あ！　木々の向こうに・・・い、家らしきものが見えるわ・・・！</text:p>
          </table:table-cell>
          <table:table-cell table:style-name="ce0" table:number-columns-repeated="3"/>
        </table:table-row>
        <table:table-row table:style-name="ro1">
          <table:table-cell table:style-name="ce0" office:value-type="string" calcext:value-type="string">
            <text:p>まさか・・・あ、あれが危険種族の集落・・・！？</text:p>
          </table:table-cell>
          <table:table-cell table:style-name="ce0" table:number-columns-repeated="3"/>
        </table:table-row>
        <table:table-row table:style-name="ro1">
          <table:table-cell table:style-name="ce0" office:value-type="string" calcext:value-type="string">
            <text:p>きゃあああぁああぁぁぁぁぁぁーーーーーっ！！ゼリーちゅわああああぁぁーーーーーん！！</text:p>
          </table:table-cell>
          <table:table-cell table:style-name="ce0" table:number-columns-repeated="3"/>
        </table:table-row>
        <table:table-row table:style-name="ro1">
          <table:table-cell table:style-name="ce0" office:value-type="string" calcext:value-type="string">
            <text:p>あああぁぁん、かわいい！！　かわいい！！かわいいいいいいぃぃぃぃん！！！！！</text:p>
          </table:table-cell>
          <table:table-cell table:style-name="ce0" table:number-columns-repeated="3"/>
        </table:table-row>
        <table:table-row table:style-name="ro1">
          <table:table-cell table:style-name="ce0" office:value-type="string" calcext:value-type="string">
            <text:p>危険種族って言うから、いったいどんなケダモノかと思ったら、なにこれええぇ！！！</text:p>
          </table:table-cell>
          <table:table-cell table:style-name="ce0" table:number-columns-repeated="3"/>
        </table:table-row>
        <table:table-row table:style-name="ro1">
          <table:table-cell table:style-name="ce0" office:value-type="string" calcext:value-type="string">
            <text:p>ぷにっぷにの、ぽにゃっぽにゃの、きゅるっきゅるじゃないのおおぉぉぉ！！！</text:p>
          </table:table-cell>
          <table:table-cell table:style-name="ce0" table:number-columns-repeated="3"/>
        </table:table-row>
        <table:table-row table:style-name="ro1">
          <table:table-cell table:style-name="ce0" office:value-type="string" calcext:value-type="string">
            <text:p>ハァ・・・ハァ・・・い、いけない・・・この魔性に引き込まれたら最後・・・</text:p>
          </table:table-cell>
          <table:table-cell table:style-name="ce0" table:number-columns-repeated="3"/>
        </table:table-row>
        <table:table-row table:style-name="ro1">
          <table:table-cell table:style-name="ce0" office:value-type="string" calcext:value-type="string">
            <text:p>生理現象さえも弾き飛ばして萌え悶え続けてしまうわっ！！！！</text:p>
          </table:table-cell>
          <table:table-cell table:style-name="ce0" table:number-columns-repeated="3"/>
        </table:table-row>
        <table:table-row table:style-name="ro1">
          <table:table-cell table:style-name="ce0" office:value-type="string" calcext:value-type="string">
            <text:p>い、一度トイレを済ませてこないと・・・そろそろ・・・（もじもじっ）</text:p>
          </table:table-cell>
          <table:table-cell table:style-name="ce0" table:number-columns-repeated="3"/>
        </table:table-row>
        <table:table-row table:style-name="ro1">
          <table:table-cell table:style-name="ce0" office:value-type="string" calcext:value-type="string">
            <text:p>ゼリーちゃん「ho-？？」</text:p>
          </table:table-cell>
          <table:table-cell table:style-name="ce0" table:number-columns-repeated="3"/>
        </table:table-row>
        <table:table-row table:style-name="ro1">
          <table:table-cell table:style-name="ce0" office:value-type="string" calcext:value-type="string">
            <text:p>いやああぁぁぁん！！　無理無理無理ぃぃ！！</text:p>
          </table:table-cell>
          <table:table-cell table:style-name="ce0" table:number-columns-repeated="3"/>
        </table:table-row>
        <table:table-row table:style-name="ro1">
          <table:table-cell table:style-name="ce0" office:value-type="string" calcext:value-type="string">
            <text:p>ほんの数秒でもこの子から離れたくなああぁぁぁいいいいぃぃぃっ！！！！</text:p>
          </table:table-cell>
          <table:table-cell table:style-name="ce0" table:number-columns-repeated="3"/>
        </table:table-row>
        <table:table-row table:style-name="ro1">
          <table:table-cell table:style-name="ce0" office:value-type="string" calcext:value-type="string">
            <text:p>ゼリーちゅわあああああぁぁぁぁぁぁんんん！！</text:p>
          </table:table-cell>
          <table:table-cell table:style-name="ce0" table:number-columns-repeated="3"/>
        </table:table-row>
        <table:table-row table:style-name="ro1">
          <table:table-cell table:style-name="ce0" office:value-type="string" calcext:value-type="string">
            <text:p>あ、あ、ぁ、さ、さ、さすがに・・・さすがに限界ぃぃっ！！</text:p>
          </table:table-cell>
          <table:table-cell table:style-name="ce0" table:number-columns-repeated="3"/>
        </table:table-row>
        <table:table-row table:style-name="ro1">
          <table:table-cell table:style-name="ce0" office:value-type="string" calcext:value-type="string">
            <text:p>おしっこ！！　おしっこ！！　おしっこおぉ！！</text:p>
          </table:table-cell>
          <table:table-cell table:style-name="ce0" table:number-columns-repeated="3"/>
        </table:table-row>
        <table:table-row table:style-name="ro1">
          <table:table-cell table:style-name="ce0" office:value-type="string" calcext:value-type="string">
            <text:p>ごめんね、ぜりーちゃん！！　あ、あたし、もうおしっこ漏れちゃううぅぅっ！！！！</text:p>
          </table:table-cell>
          <table:table-cell table:style-name="ce0" table:number-columns-repeated="3"/>
        </table:table-row>
        <table:table-row table:style-name="ro1">
          <table:table-cell table:style-name="ce0" office:value-type="string" calcext:value-type="string">
            <text:p>トイレ行ったらすぐに戻ってくるからねっ！！待っててねっ！！！　はあぁぅぅぅっ！！</text:p>
          </table:table-cell>
          <table:table-cell table:style-name="ce0" table:number-columns-repeated="3"/>
        </table:table-row>
        <table:table-row table:style-name="ro1">
          <table:table-cell table:style-name="ce0" office:value-type="string" calcext:value-type="string">
            <text:p>トイレ・・・トイレ・・・っ、ト、トイレ・・・っ！！</text:p>
          </table:table-cell>
          <table:table-cell table:style-name="ce0" table:number-columns-repeated="3"/>
        </table:table-row>
        <table:table-row table:style-name="ro1">
          <table:table-cell table:style-name="ce0" office:value-type="string" calcext:value-type="string">
            <text:p>・・・あ、あれ？</text:p>
          </table:table-cell>
          <table:table-cell table:style-name="ce0" table:number-columns-repeated="3"/>
        </table:table-row>
        <table:table-row table:style-name="ro1">
          <table:table-cell table:style-name="ce0" office:value-type="string" calcext:value-type="string">
            <text:p>この村・・・</text:p>
          </table:table-cell>
          <table:table-cell table:style-name="ce0" table:number-columns-repeated="3"/>
        </table:table-row>
        <table:table-row table:style-name="ro1">
          <table:table-cell table:style-name="ce0" office:value-type="string" calcext:value-type="string">
            <text:p>どこにもトイレが・・・無いぃぃっ！？！？</text:p>
          </table:table-cell>
          <table:table-cell table:style-name="ce0" table:number-columns-repeated="3"/>
        </table:table-row>
        <table:table-row table:style-name="ro1">
          <table:table-cell table:style-name="ce0" office:value-type="string" calcext:value-type="string">
            <text:p>うそ、でしょっ！？　なんで！？　もしかしてゼリーちゃんって、トイレしないの！？</text:p>
          </table:table-cell>
          <table:table-cell table:style-name="ce0" table:number-columns-repeated="3"/>
        </table:table-row>
        <table:table-row table:style-name="ro1">
          <table:table-cell table:style-name="ce0" office:value-type="string" calcext:value-type="string">
            <text:p>そ、そんな・・・もう・・・我慢が・・・</text:p>
          </table:table-cell>
          <table:table-cell table:style-name="ce0" table:number-columns-repeated="3"/>
        </table:table-row>
        <table:table-row table:style-name="ro1">
          <table:table-cell table:style-name="ce0" office:value-type="string" calcext:value-type="string">
            <text:p>ハッ！！　み、店に携帯トイレが売ってる！！</text:p>
          </table:table-cell>
          <table:table-cell table:style-name="ce0" table:number-columns-repeated="3"/>
        </table:table-row>
        <table:table-row table:style-name="ro1">
          <table:table-cell table:style-name="ce0" office:value-type="string" calcext:value-type="string">
            <text:p>すみませんっ！！　ひ、ひとつください！！お釣りはいりません！！！　は、はやくぅ！！</text:p>
          </table:table-cell>
          <table:table-cell table:style-name="ce0" table:number-columns-repeated="3"/>
        </table:table-row>
        <table:table-row table:style-name="ro1">
          <table:table-cell table:style-name="ce0" office:value-type="string" calcext:value-type="string">
            <text:p>くうぅぅっ！！　家の裏へ回って・・・この中に・・・っ！！！</text:p>
          </table:table-cell>
          <table:table-cell table:style-name="ce0" table:number-columns-repeated="3"/>
        </table:table-row>
        <table:table-row table:style-name="ro1">
          <table:table-cell table:style-name="ce0" office:value-type="string" calcext:value-type="string">
            <text:p>お願い間に合ってえぇぇっ！！！</text:p>
          </table:table-cell>
          <table:table-cell table:style-name="ce0" table:number-columns-repeated="3"/>
        </table:table-row>
        <table:table-row table:style-name="ro1">
          <table:table-cell table:style-name="ce0" office:value-type="string" calcext:value-type="string">
            <text:p>セ・・・セーーーーーフ・・・ッ！！　ちょっとこぼれちゃったけど、ぜんぜんセーーーフ！！</text:p>
          </table:table-cell>
          <table:table-cell table:style-name="ce0" table:number-columns-repeated="3"/>
        </table:table-row>
        <table:table-row table:style-name="ro1">
          <table:table-cell table:style-name="ce0" office:value-type="string" calcext:value-type="string">
            <text:p>ゼリーちゃんに夢中で気付かなかったけど・・・めちゃくちゃおしっこ溜まってたみたい・・・////</text:p>
          </table:table-cell>
          <table:table-cell table:style-name="ce0" table:number-columns-repeated="3"/>
        </table:table-row>
        <table:table-row table:style-name="ro1">
          <table:table-cell table:style-name="ce0" office:value-type="string" calcext:value-type="string">
            <text:p>うﾞうﾞうﾞぅﾞぅﾞぅﾞうﾞうﾞ～～！　マキを拾いに来ただけなに、迷子になっちゃったよおﾞぉﾞぉﾞ～！</text:p>
          </table:table-cell>
          <table:table-cell table:style-name="ce0" table:number-columns-repeated="3"/>
        </table:table-row>
        <table:table-row table:style-name="ro1">
          <table:table-cell table:style-name="ce0" office:value-type="string" calcext:value-type="string">
            <text:p>なんで私、いつもこんなに方向音痴なんだろう・・・はぁ。</text:p>
          </table:table-cell>
          <table:table-cell table:style-name="ce0" table:number-columns-repeated="3"/>
        </table:table-row>
        <table:table-row table:style-name="ro1">
          <table:table-cell table:style-name="ce0" office:value-type="string" calcext:value-type="string">
            <text:p>村への公道はどっちなのおﾞおﾞぉﾞぉﾞぉﾞ～～？</text:p>
          </table:table-cell>
          <table:table-cell table:style-name="ce0" table:number-columns-repeated="3"/>
        </table:table-row>
        <table:table-row table:style-name="ro1">
          <table:table-cell table:style-name="ce0" office:value-type="string" calcext:value-type="string">
            <text:p>こ、こうなったら適当に進んでみるしかないっぽい・・・はぁ。</text:p>
          </table:table-cell>
          <table:table-cell table:style-name="ce0" table:number-columns-repeated="3"/>
        </table:table-row>
        <table:table-row table:style-name="ro1">
          <table:table-cell table:style-name="ce0" office:value-type="string" calcext:value-type="string">
            <text:p>・・・お？　お？　おおお？　あそこに見えるは、沼の出口！！　つまり公道へ出られる！！</text:p>
          </table:table-cell>
          <table:table-cell table:style-name="ce0" table:number-columns-repeated="3"/>
        </table:table-row>
        <table:table-row table:style-name="ro1">
          <table:table-cell table:style-name="ce0" office:value-type="string" calcext:value-type="string">
            <text:p>よかったあﾞぁﾞぁﾞぁﾞ～！　助かったよぉﾞぉﾞぉﾞ！</text:p>
          </table:table-cell>
          <table:table-cell table:style-name="ce0" table:number-columns-repeated="3"/>
        </table:table-row>
        <table:table-row table:style-name="ro1">
          <table:table-cell table:style-name="ce0" office:value-type="string" calcext:value-type="string">
            <text:p>う、でも・・・目の前の沼を渡らないと向こう側へたどり着けない・・・はぁ。</text:p>
          </table:table-cell>
          <table:table-cell table:style-name="ce0" table:number-columns-repeated="3"/>
        </table:table-row>
        <table:table-row table:style-name="ro1">
          <table:table-cell table:style-name="ce0" office:value-type="string" calcext:value-type="string">
            <text:p>迂回したら、また迷子になっちゃいそうだし、</text:p>
          </table:table-cell>
          <table:table-cell table:style-name="ce0" table:number-columns-repeated="3"/>
        </table:table-row>
        <table:table-row table:style-name="ro1">
          <table:table-cell table:style-name="ce0" office:value-type="string" calcext:value-type="string">
            <text:p>すこし脚が汚れちゃうけど、思い切って沼の中を渡っちゃおうかな・・・はぁ。</text:p>
          </table:table-cell>
          <table:table-cell table:style-name="ce0" table:number-columns-repeated="3"/>
        </table:table-row>
        <table:table-row table:style-name="ro1">
          <table:table-cell table:style-name="ce0" office:value-type="string" calcext:value-type="string">
            <text:p>ぎゃあﾞぁﾞぁﾞぁﾞぁﾞぁﾞ～～！！　思ったより沼が深いいﾞぃﾞぃﾞぃﾞぃﾞ～～～！！！</text:p>
          </table:table-cell>
          <table:table-cell table:style-name="ce0" table:number-columns-repeated="3"/>
        </table:table-row>
        <table:table-row table:style-name="ro1">
          <table:table-cell table:style-name="ce0" office:value-type="string" calcext:value-type="string">
            <text:p>や、やば・・・脚が沈んで・・・う、う、動けない・・・っ！？！？</text:p>
          </table:table-cell>
          <table:table-cell table:style-name="ce0" table:number-columns-repeated="3"/>
        </table:table-row>
        <table:table-row table:style-name="ro1">
          <table:table-cell table:style-name="ce0" office:value-type="string" calcext:value-type="string">
            <text:p>うそ・・・私、こ、こんなとこで立ち往生だなんて・・・はぁ。</text:p>
          </table:table-cell>
          <table:table-cell table:style-name="ce0" table:number-columns-repeated="3"/>
        </table:table-row>
        <table:table-row table:style-name="ro1">
          <table:table-cell table:style-name="ce0" office:value-type="string" calcext:value-type="string">
            <text:p>いったいどうしたらいいの？　誰かがここを通りかかるまで、待つしかないの？？</text:p>
          </table:table-cell>
          <table:table-cell table:style-name="ce0" table:number-columns-repeated="3"/>
        </table:table-row>
        <table:table-row table:style-name="ro1">
          <table:table-cell table:style-name="ce0" office:value-type="string" calcext:value-type="string">
            <text:p>まあ、公道の近くだから、そのうち誰かが通りかかると思うけど・・・</text:p>
          </table:table-cell>
          <table:table-cell table:style-name="ce0" table:number-columns-repeated="3"/>
        </table:table-row>
        <table:table-row table:style-name="ro1">
          <table:table-cell table:style-name="ce0" office:value-type="string" calcext:value-type="string">
            <text:p>迷子になったあげく、沼にハマって動けないなんて、めちゃくちゃかっこ悪いし・・・</text:p>
          </table:table-cell>
          <table:table-cell table:style-name="ce0" table:number-columns-repeated="3"/>
        </table:table-row>
        <table:table-row table:style-name="ro1">
          <table:table-cell table:style-name="ce0" office:value-type="string" calcext:value-type="string">
            <text:p>さっきからトイレに行きたいの我慢してるんだけど・・・はぁ。</text:p>
          </table:table-cell>
          <table:table-cell table:style-name="ce0" table:number-columns-repeated="3"/>
        </table:table-row>
        <table:table-row table:style-name="ro1">
          <table:table-cell table:style-name="ce0" office:value-type="string" calcext:value-type="string">
            <text:p>だ、だだだだ誰かあﾞぁﾞぁﾞぁﾞぁﾞぁﾞ～～～っ！！誰かいませんかあﾞぁﾞぁﾞぁﾞぁﾞぁﾞ～～～っ！？</text:p>
          </table:table-cell>
          <table:table-cell table:style-name="ce0" table:number-columns-repeated="3"/>
        </table:table-row>
        <table:table-row table:style-name="ro1">
          <table:table-cell table:style-name="ce0" office:value-type="string" calcext:value-type="string">
            <text:p>うﾞぅﾞぅﾞ～～！！　あ、あれからずっと待ってるのに、誰も・・・誰も通らないﾞいﾞぃﾞぃﾞぃﾞっ！！</text:p>
          </table:table-cell>
          <table:table-cell table:style-name="ce0" table:number-columns-repeated="3"/>
        </table:table-row>
        <table:table-row table:style-name="ro1">
          <table:table-cell table:style-name="ce0" office:value-type="string" calcext:value-type="string">
            <text:p>にょ、にょ、尿意が！！　もう尿意がやばいんですうﾞうﾞぅﾞぅﾞぅﾞぅﾞ～～～っ！！！</text:p>
          </table:table-cell>
          <table:table-cell table:style-name="ce0" table:number-columns-repeated="3"/>
        </table:table-row>
        <table:table-row table:style-name="ro1">
          <table:table-cell table:style-name="ce0" office:value-type="string" calcext:value-type="string">
            <text:p>このままじゃ私、もれちゃうﾞうﾞぅﾞぅﾞぅﾞ～～っ！！おしっこがもれちゃいますうﾞうﾞぅﾞぅﾞぅﾞ～～っ！！</text:p>
          </table:table-cell>
          <table:table-cell table:style-name="ce0" table:number-columns-repeated="3"/>
        </table:table-row>
        <table:table-row table:style-name="ro1">
          <table:table-cell table:style-name="ce0" office:value-type="string" calcext:value-type="string">
            <text:p>はぁ・・・はぁ・・・ど、ど、どうすればいいのっ？？私はどうすればいいのっ！？！？</text:p>
          </table:table-cell>
          <table:table-cell table:style-name="ce0" table:number-columns-repeated="3"/>
        </table:table-row>
        <table:table-row table:style-name="ro1">
          <table:table-cell table:style-name="ce0" office:value-type="string" calcext:value-type="string">
            <text:p>もう我慢できないよおぉﾞぉﾞぉﾞぉﾞ～～っ！！</text:p>
          </table:table-cell>
          <table:table-cell table:style-name="ce0" table:number-columns-repeated="3"/>
        </table:table-row>
        <table:table-row table:style-name="ro1">
          <table:table-cell table:style-name="ce0" office:value-type="string" calcext:value-type="string">
            <text:p>・・・くうぅ・・・っ、か、かくなる上は・・・っ！！この体勢のままパンツを下ろして、</text:p>
          </table:table-cell>
          <table:table-cell table:style-name="ce0" table:number-columns-repeated="3"/>
        </table:table-row>
        <table:table-row table:style-name="ro1">
          <table:table-cell table:style-name="ce0" office:value-type="string" calcext:value-type="string">
            <text:p>お尻をきゅっと後ろに突き出せば・・・な、なんとかおしっこできる・・・かな？？</text:p>
          </table:table-cell>
          <table:table-cell table:style-name="ce0" table:number-columns-repeated="3"/>
        </table:table-row>
        <table:table-row table:style-name="ro1">
          <table:table-cell table:style-name="ce0" office:value-type="string" calcext:value-type="string">
            <text:p>んぎゅぅぅっ！　も、もう迷ってる時間は無い・・・っ</text:p>
          </table:table-cell>
          <table:table-cell table:style-name="ce0" table:number-columns-repeated="3"/>
        </table:table-row>
        <table:table-row table:style-name="ro1">
          <table:table-cell table:style-name="ce0" office:value-type="string" calcext:value-type="string">
            <text:p>お願いだから、誰も来ませんように・・・っ/////</text:p>
          </table:table-cell>
          <table:table-cell table:style-name="ce0" table:number-columns-repeated="3"/>
        </table:table-row>
        <table:table-row table:style-name="ro1">
          <table:table-cell table:style-name="ce0" office:value-type="string" calcext:value-type="string">
            <text:p>ひゅおﾞおﾞぉﾞぉﾞぉﾞ～～～//////　我慢してたおしっこ出すの、気持ちいいﾞぃﾞぃﾞぃﾞぃﾞ・・・///</text:p>
          </table:table-cell>
          <table:table-cell table:style-name="ce0" table:number-columns-repeated="3"/>
        </table:table-row>
        <table:table-row table:style-name="ro1">
          <table:table-cell table:style-name="ce0" office:value-type="string" calcext:value-type="string">
            <text:p>・・・え？　え？　ええええ！？　だ、だ、だ、誰か来たあﾞぁﾞぁﾞぁﾞ～～～っ！？！？！？</text:p>
          </table:table-cell>
          <table:table-cell table:style-name="ce0" table:number-columns-repeated="3"/>
        </table:table-row>
        <table:table-row table:style-name="ro1">
          <table:table-cell table:style-name="ce0" office:value-type="string" calcext:value-type="string">
            <text:p>いやあﾞあﾞあﾞぁﾞぁﾞぁﾞぁﾞぁﾞぁﾞ～～～～っ//////みﾞ～なﾞ～いﾞ～で～ぇﾞ～ぇﾞ～～～っ///////</text:p>
          </table:table-cell>
          <table:table-cell table:style-name="ce0" table:number-columns-repeated="3"/>
        </table:table-row>
        <table:table-row table:style-name="ro1">
          <table:table-cell table:style-name="ce0" office:value-type="string" calcext:value-type="string">
            <text:p>ほうほう、なるほどのう。</text:p>
          </table:table-cell>
          <table:table-cell table:style-name="ce0" table:number-columns-repeated="3"/>
        </table:table-row>
        <table:table-row table:style-name="ro1">
          <table:table-cell table:style-name="ce0" office:value-type="string" calcext:value-type="string">
            <text:p>このスイッチを踏むと扉が開閉する仕組みのようじゃな。　理解したぞ。</text:p>
          </table:table-cell>
          <table:table-cell table:style-name="ce0" table:number-columns-repeated="3"/>
        </table:table-row>
        <table:table-row table:style-name="ro1">
          <table:table-cell table:style-name="ce0" office:value-type="string" calcext:value-type="string">
            <text:p>む？　この狭い部屋のスイッチはいったい・・・そりゃ！（ふみっ）</text:p>
          </table:table-cell>
          <table:table-cell table:style-name="ce0" table:number-columns-repeated="3"/>
        </table:table-row>
        <table:table-row table:style-name="ro1">
          <table:table-cell table:style-name="ce0" office:value-type="string" calcext:value-type="string">
            <text:p>（ガコォンッ！）</text:p>
          </table:table-cell>
          <table:table-cell table:style-name="ce0" table:number-columns-repeated="3"/>
        </table:table-row>
        <table:table-row table:style-name="ro1">
          <table:table-cell table:style-name="ce0" office:value-type="string" calcext:value-type="string">
            <text:p>おっと、入り口の扉のスイッチじゃったか。</text:p>
          </table:table-cell>
          <table:table-cell table:style-name="ce0" table:number-columns-repeated="3"/>
        </table:table-row>
        <table:table-row table:style-name="ro1">
          <table:table-cell table:style-name="ce0" office:value-type="string" calcext:value-type="string">
            <text:p>外側からも内側からも開閉可能というわけじゃな。</text:p>
          </table:table-cell>
          <table:table-cell table:style-name="ce0" table:number-columns-repeated="3"/>
        </table:table-row>
        <table:table-row table:style-name="ro1">
          <table:table-cell table:style-name="ce0" office:value-type="string" calcext:value-type="string">
            <text:p>さて、とりあえず部屋の中を調査してみるかのう。</text:p>
          </table:table-cell>
          <table:table-cell table:style-name="ce0" table:number-columns-repeated="3"/>
        </table:table-row>
        <table:table-row table:style-name="ro1">
          <table:table-cell table:style-name="ce0" office:value-type="string" calcext:value-type="string">
            <text:p>・・・ん、便所に行きたくなってきたのう。そう言えば、朝に済ませたきりじゃ。</text:p>
          </table:table-cell>
          <table:table-cell table:style-name="ce0" table:number-columns-repeated="3"/>
        </table:table-row>
        <table:table-row table:style-name="ro1">
          <table:table-cell table:style-name="ce0" office:value-type="string" calcext:value-type="string">
            <text:p>休憩もかねて、ここいらで調査を一時中断するか。　（ふみっ）</text:p>
          </table:table-cell>
          <table:table-cell table:style-name="ce0" table:number-columns-repeated="3"/>
        </table:table-row>
        <table:table-row table:style-name="ro1">
          <table:table-cell table:style-name="ce0" office:value-type="string" calcext:value-type="string">
            <text:p>・・・ん？　おかしいぞ、扉が反応せん・・・</text:p>
          </table:table-cell>
          <table:table-cell table:style-name="ce0" table:number-columns-repeated="3"/>
        </table:table-row>
        <table:table-row table:style-name="ro1">
          <table:table-cell table:style-name="ce0" office:value-type="string" calcext:value-type="string">
            <text:p>おお、これは・・・スイッチが下にへこんだままではないか！</text:p>
          </table:table-cell>
          <table:table-cell table:style-name="ce0" table:number-columns-repeated="3"/>
        </table:table-row>
        <table:table-row table:style-name="ro1">
          <table:table-cell table:style-name="ce0" office:value-type="string" calcext:value-type="string">
            <text:p>これでは踏み直しても、スイッチが稼動せぬのは当然じゃ・・・</text:p>
          </table:table-cell>
          <table:table-cell table:style-name="ce0" table:number-columns-repeated="3"/>
        </table:table-row>
        <table:table-row table:style-name="ro1">
          <table:table-cell table:style-name="ce0" office:value-type="string" calcext:value-type="string">
            <text:p>参ったのう、スイッチ内部が壊れてしまったのか・・・？</text:p>
          </table:table-cell>
          <table:table-cell table:style-name="ce0" table:number-columns-repeated="3"/>
        </table:table-row>
        <table:table-row table:style-name="ro1">
          <table:table-cell table:style-name="ce0" office:value-type="string" calcext:value-type="string">
            <text:p>・・・いや、これは・・・スイッチ周囲の隙間に細かい砂が詰まっておる・・・！</text:p>
          </table:table-cell>
          <table:table-cell table:style-name="ce0" table:number-columns-repeated="3"/>
        </table:table-row>
        <table:table-row table:style-name="ro1">
          <table:table-cell table:style-name="ce0" office:value-type="string" calcext:value-type="string">
            <text:p>この砂を取り除かぬ限り、スイッチはへこんだままじゃ。　これは困ったぞ・・・</text:p>
          </table:table-cell>
          <table:table-cell table:style-name="ce0" table:number-columns-repeated="3"/>
        </table:table-row>
        <table:table-row table:style-name="ro1">
          <table:table-cell table:style-name="ce0" office:value-type="string" calcext:value-type="string">
            <text:p>むう・・・いかん・・・しょ、小便がしたいぞ・・・いったいどうしたものか・・・</text:p>
          </table:table-cell>
          <table:table-cell table:style-name="ce0" table:number-columns-repeated="3"/>
        </table:table-row>
        <table:table-row table:style-name="ro1">
          <table:table-cell table:style-name="ce0" office:value-type="string" calcext:value-type="string">
            <text:p>だ、だめじゃ・・・！　あれから色々と試したが、うまく砂を取り除くことができぬ・・・っ</text:p>
          </table:table-cell>
          <table:table-cell table:style-name="ce0" table:number-columns-repeated="3"/>
        </table:table-row>
        <table:table-row table:style-name="ro1">
          <table:table-cell table:style-name="ce0" office:value-type="string" calcext:value-type="string">
            <text:p>まずい・・・も、もう小便が辛抱たまらん・・・そろそろ、我慢の限界じゃ・・・っ</text:p>
          </table:table-cell>
          <table:table-cell table:style-name="ce0" table:number-columns-repeated="3"/>
        </table:table-row>
        <table:table-row table:style-name="ro1">
          <table:table-cell table:style-name="ce0" office:value-type="string" calcext:value-type="string">
            <text:p>じゃ、じゃが・・・ここは歴史的価値の宝庫、ルージー遺跡・・・っ</text:p>
          </table:table-cell>
          <table:table-cell table:style-name="ce0" table:number-columns-repeated="3"/>
        </table:table-row>
        <table:table-row table:style-name="ro1">
          <table:table-cell table:style-name="ce0" office:value-type="string" calcext:value-type="string">
            <text:p>粗相などしてしまったら・・・た、大変なことに・・・っ、くぅ・・・っ</text:p>
          </table:table-cell>
          <table:table-cell table:style-name="ce0" table:number-columns-repeated="3"/>
        </table:table-row>
        <table:table-row table:style-name="ro1">
          <table:table-cell table:style-name="ce0" office:value-type="string" calcext:value-type="string">
            <text:p>困ったぞ・・・本当に・・・本当に困ったぞ・・・っ</text:p>
          </table:table-cell>
          <table:table-cell table:style-name="ce0" table:number-columns-repeated="3"/>
        </table:table-row>
        <table:table-row table:style-name="ro1">
          <table:table-cell table:style-name="ce0" office:value-type="string" calcext:value-type="string">
            <text:p>このままでは、時間の問題で小便を漏らしてしまう・・・っ！　いったいどうすれば・・・っ</text:p>
          </table:table-cell>
          <table:table-cell table:style-name="ce0" table:number-columns-repeated="3"/>
        </table:table-row>
        <table:table-row table:style-name="ro1">
          <table:table-cell table:style-name="ce0" office:value-type="string" calcext:value-type="string">
            <text:p>とにかく、少しでも長く我慢して、ほ、方法を考えるのじゃ・・・！</text:p>
          </table:table-cell>
          <table:table-cell table:style-name="ce0" table:number-columns-repeated="3"/>
        </table:table-row>
        <table:table-row table:style-name="ro1">
          <table:table-cell table:style-name="ce0" office:value-type="string" calcext:value-type="string">
            <text:p>そ、そうじゃ！　誰かが外側のスイッチを踏んでくれれば・・・！</text:p>
          </table:table-cell>
          <table:table-cell table:style-name="ce0" table:number-columns-repeated="3"/>
        </table:table-row>
        <table:table-row table:style-name="ro1">
          <table:table-cell table:style-name="ce0" office:value-type="string" calcext:value-type="string">
            <text:p>おおおーーーい、誰か！！　誰かおらぬかーーーーーーー！！</text:p>
          </table:table-cell>
          <table:table-cell table:style-name="ce0" table:number-columns-repeated="3"/>
        </table:table-row>
        <table:table-row table:style-name="ro1">
          <table:table-cell table:style-name="ce0" office:value-type="string" calcext:value-type="string">
            <text:p>おおおおーーーーーい！！！！　誰かあーーーーーーーーーーーーーーー！！！！</text:p>
          </table:table-cell>
          <table:table-cell table:style-name="ce0" table:number-columns-repeated="3"/>
        </table:table-row>
        <table:table-row table:style-name="ro1">
          <table:table-cell table:style-name="ce0" office:value-type="string" calcext:value-type="string">
            <text:p>・・・だ、だめじゃ・・・遺跡に立ち入る者など、わしのような学者くらいしか・・・</text:p>
          </table:table-cell>
          <table:table-cell table:style-name="ce0" table:number-columns-repeated="3"/>
        </table:table-row>
        <table:table-row table:style-name="ro1">
          <table:table-cell table:style-name="ce0" office:value-type="string" calcext:value-type="string">
            <text:p>ぅぅ・・・だ、だめ、じゃ・・・もう、ほ、ほんとうに・・・辛抱が・・・っ　ぁあ、ぅ・・・っ　くぅぅ・・・っ</text:p>
          </table:table-cell>
          <table:table-cell table:style-name="ce0" table:number-columns-repeated="3"/>
        </table:table-row>
        <table:table-row table:style-name="ro1">
          <table:table-cell table:style-name="ce0" office:value-type="string" calcext:value-type="string">
            <text:p>も、漏れる・・・漏れるぅ・・・もう・・・だ、め、じゃぁ・・・っ///////</text:p>
          </table:table-cell>
          <table:table-cell table:style-name="ce0" table:number-columns-repeated="3"/>
        </table:table-row>
        <table:table-row table:style-name="ro1">
          <table:table-cell table:style-name="ce0" office:value-type="string" calcext:value-type="string">
            <text:p>くうぅぅぅ・・・わしとしたことが・・・し、神聖な遺跡で・・・しょ、小便を・・・っ　うぅぅ・・・っ////</text:p>
          </table:table-cell>
          <table:table-cell table:style-name="ce0" table:number-columns-repeated="3"/>
        </table:table-row>
        <table:table-row table:style-name="ro1">
          <table:table-cell table:style-name="ce0" office:value-type="string" calcext:value-type="string">
            <text:p>（ガコオォォンッ！！）</text:p>
          </table:table-cell>
          <table:table-cell table:style-name="ce0" table:number-columns-repeated="3"/>
        </table:table-row>
        <table:table-row table:style-name="ro1">
          <table:table-cell table:style-name="ce0" office:value-type="string" calcext:value-type="string">
            <text:p>・・・ぬ！？　ス、スイッチが戻ったじゃと！？</text:p>
          </table:table-cell>
          <table:table-cell table:style-name="ce0" table:number-columns-repeated="3"/>
        </table:table-row>
        <table:table-row table:style-name="ro1">
          <table:table-cell table:style-name="ce0" office:value-type="string" calcext:value-type="string">
            <text:p>ハッ！　隙間に詰まっていたのは砂ではなく儀式に使われた塩じゃったのか！</text:p>
          </table:table-cell>
          <table:table-cell table:style-name="ce0" table:number-columns-repeated="3"/>
        </table:table-row>
        <table:table-row table:style-name="ro1">
          <table:table-cell table:style-name="ce0" office:value-type="string" calcext:value-type="string">
            <text:p>それがわしの小便で溶けて・・・むむむ・・・なんとも・・・むむむ・・・/////</text:p>
          </table:table-cell>
          <table:table-cell table:style-name="ce0" table:number-columns-repeated="3"/>
        </table:table-row>
        <table:table-row table:style-name="ro1">
          <table:table-cell table:style-name="ce0" office:value-type="string" calcext:value-type="string">
            <text:p>ねえねえ、この前言ってた"おしっこ我慢勝負"しよ！</text:p>
          </table:table-cell>
          <table:table-cell table:style-name="ce0" table:number-columns-repeated="3"/>
        </table:table-row>
        <table:table-row table:style-name="ro1">
          <table:table-cell table:style-name="ce0" office:value-type="string" calcext:value-type="string">
            <text:p>今日の大陸西部観光ツアーが始まる直前に2人で同じ量の水を飲むの。</text:p>
          </table:table-cell>
          <table:table-cell table:style-name="ce0" table:number-columns-repeated="3"/>
        </table:table-row>
        <table:table-row table:style-name="ro1">
          <table:table-cell table:style-name="ce0" office:value-type="string" calcext:value-type="string">
            <text:p>んで、どのトイレ休憩まで我慢できるか勝負するの！　どう？　やる？　やる？</text:p>
          </table:table-cell>
          <table:table-cell table:style-name="ce0" table:number-columns-repeated="3"/>
        </table:table-row>
        <table:table-row table:style-name="ro1">
          <table:table-cell table:style-name="ce0" office:value-type="string" calcext:value-type="string">
            <text:p>いえーい、そう来なくっちゃ！　んじゃ水はこれくらいでいいかな？</text:p>
          </table:table-cell>
          <table:table-cell table:style-name="ce0" table:number-columns-repeated="3"/>
        </table:table-row>
        <table:table-row table:style-name="ro1">
          <table:table-cell table:style-name="ce0" office:value-type="string" calcext:value-type="string">
            <text:p>え、多い？　その方が緊張感出るって！よっし、勝負スタート！！</text:p>
          </table:table-cell>
          <table:table-cell table:style-name="ce0" table:number-columns-repeated="3"/>
        </table:table-row>
        <table:table-row table:style-name="ro1">
          <table:table-cell table:style-name="ce0" office:value-type="string" calcext:value-type="string">
            <text:p>ん・・・エント村に着いたね。　ここでトイレ休憩だってさ。</text:p>
          </table:table-cell>
          <table:table-cell table:style-name="ce0" table:number-columns-repeated="3"/>
        </table:table-row>
        <table:table-row table:style-name="ro1">
          <table:table-cell table:style-name="ce0" office:value-type="string" calcext:value-type="string">
            <text:p>あ、あたしはまだ平気だよ？　ぜんぜん・・・大丈夫・・・大丈夫・・・（そわそわ）</text:p>
          </table:table-cell>
          <table:table-cell table:style-name="ce0" table:number-columns-repeated="3"/>
        </table:table-row>
        <table:table-row table:style-name="ro1">
          <table:table-cell table:style-name="ce0" office:value-type="string" calcext:value-type="string">
            <text:p>あんたもけっこう頑張るじゃん・・・</text:p>
          </table:table-cell>
          <table:table-cell table:style-name="ce0" table:number-columns-repeated="3"/>
        </table:table-row>
        <table:table-row table:style-name="ro1">
          <table:table-cell table:style-name="ce0" office:value-type="string" calcext:value-type="string">
            <text:p>でも、そのカバンの下でさっきから何度も股間押さえてるの、バレバレだよ？　うへへ・・・</text:p>
          </table:table-cell>
          <table:table-cell table:style-name="ce0" table:number-columns-repeated="3"/>
        </table:table-row>
        <table:table-row table:style-name="ro1">
          <table:table-cell table:style-name="ce0" office:value-type="string" calcext:value-type="string">
            <text:p>ほら、トイレ行かなくていいの？　急がないと時間終わっちゃうよ？　（もじもじ・・・）</text:p>
          </table:table-cell>
          <table:table-cell table:style-name="ce0" table:number-columns-repeated="3"/>
        </table:table-row>
        <table:table-row table:style-name="ro1">
          <table:table-cell table:style-name="ce0" office:value-type="string" calcext:value-type="string">
            <text:p>ほぉら、想像してみて・・・？トイレに行ったらぁ・・・パンツを下ろしてぇ・・・</text:p>
          </table:table-cell>
          <table:table-cell table:style-name="ce0" table:number-columns-repeated="3"/>
        </table:table-row>
        <table:table-row table:style-name="ro1">
          <table:table-cell table:style-name="ce0" office:value-type="string" calcext:value-type="string">
            <text:p>膀胱パンパンに溜まってるおしっこ・・・トイレの中にぜぇ～んぶ・・・</text:p>
          </table:table-cell>
          <table:table-cell table:style-name="ce0" table:number-columns-repeated="3"/>
        </table:table-row>
        <table:table-row table:style-name="ro1">
          <table:table-cell table:style-name="ce0" office:value-type="string" calcext:value-type="string">
            <text:p>しゃあぁぁーーーーって♪　はあぁぁぁ～～キモチいいぃ～～～♪</text:p>
          </table:table-cell>
          <table:table-cell table:style-name="ce0" table:number-columns-repeated="3"/>
        </table:table-row>
        <table:table-row table:style-name="ro1">
          <table:table-cell table:style-name="ce0" office:value-type="string" calcext:value-type="string">
            <text:p>あ！　我慢できなくなっちゃった？　トイレ行ってくるの？　わーーい、あたしの勝ちぃ！</text:p>
          </table:table-cell>
          <table:table-cell table:style-name="ce0" table:number-columns-repeated="3"/>
        </table:table-row>
        <table:table-row table:style-name="ro1">
          <table:table-cell table:style-name="ce0" office:value-type="string" calcext:value-type="string">
            <text:p>うへへ、すっごい慌てて走って行っちゃった。ギリギリだったんだろうなぁ・・・</text:p>
          </table:table-cell>
          <table:table-cell table:style-name="ce0" table:number-columns-repeated="3"/>
        </table:table-row>
        <table:table-row table:style-name="ro1">
          <table:table-cell table:style-name="ce0" office:value-type="string" calcext:value-type="string">
            <text:p>正直、あたしもけっこうヤバいけど、ここであたしまでトイレに駆け込んだらカッコ悪いし、</text:p>
          </table:table-cell>
          <table:table-cell table:style-name="ce0" table:number-columns-repeated="3"/>
        </table:table-row>
        <table:table-row table:style-name="ro1">
          <table:table-cell table:style-name="ce0" office:value-type="string" calcext:value-type="string">
            <text:p>なんとか次のトイレ休憩まで我慢しなくちゃ・・・</text:p>
          </table:table-cell>
          <table:table-cell table:style-name="ce0" table:number-columns-repeated="3"/>
        </table:table-row>
        <table:table-row table:style-name="ro1">
          <table:table-cell table:style-name="ce0" office:value-type="string" calcext:value-type="string">
            <text:p>ぅ・・・ぁ・・・ね、ねぇ・・・あと何分で、きゅ、休憩だっけ・・・っ？</text:p>
          </table:table-cell>
          <table:table-cell table:style-name="ce0" table:number-columns-repeated="3"/>
        </table:table-row>
        <table:table-row table:style-name="ro1">
          <table:table-cell table:style-name="ce0" office:value-type="string" calcext:value-type="string">
            <text:p>うん・・・その・・・あ、あたし・・・もう・・・っ</text:p>
          </table:table-cell>
          <table:table-cell table:style-name="ce0" table:number-columns-repeated="3"/>
        </table:table-row>
        <table:table-row table:style-name="ro1">
          <table:table-cell table:style-name="ce0" office:value-type="string" calcext:value-type="string">
            <text:p>だめ・・・・どうしよぉ・・・も、もれちゃいそぅ・・・っ・・・がまん・・・できないよぉ・・・っ！！</text:p>
          </table:table-cell>
          <table:table-cell table:style-name="ce0" table:number-columns-repeated="3"/>
        </table:table-row>
        <table:table-row table:style-name="ro1">
          <table:table-cell table:style-name="ce0" office:value-type="string" calcext:value-type="string">
            <text:p>あ、あと15分・・・！？　む、むり・・・そんなに無理だよぉ・・・っ！！</text:p>
          </table:table-cell>
          <table:table-cell table:style-name="ce0" table:number-columns-repeated="3"/>
        </table:table-row>
        <table:table-row table:style-name="ro1">
          <table:table-cell table:style-name="ce0" office:value-type="string" calcext:value-type="string">
            <text:p>うううぅ・・・あの時、トイレ行っておけば・・・よかった・・・あたしの・・・ばかぁ・・・/////</text:p>
          </table:table-cell>
          <table:table-cell table:style-name="ce0" table:number-columns-repeated="3"/>
        </table:table-row>
        <table:table-row table:style-name="ro1">
          <table:table-cell table:style-name="ce0" office:value-type="string" calcext:value-type="string">
            <text:p>出ちゃう・・・っ、どうしよ・・・でちゃう、でちゃぅ・・・だ、め・・・やばい・・・むり・・・っ！！</text:p>
          </table:table-cell>
          <table:table-cell table:style-name="ce0" table:number-columns-repeated="3"/>
        </table:table-row>
        <table:table-row table:style-name="ro1">
          <table:table-cell table:style-name="ce0" office:value-type="string" calcext:value-type="string">
            <text:p>ごめ、ぁ、あたし・・・もう・・・だめ・・・ぇ・・・ぁ・・・！</text:p>
          </table:table-cell>
          <table:table-cell table:style-name="ce0" table:number-columns-repeated="3"/>
        </table:table-row>
        <table:table-row table:style-name="ro1">
          <table:table-cell table:style-name="ce0" office:value-type="string" calcext:value-type="string">
            <text:p>ふええぇん・・・ぐす・・・っ//////　やだ・・・全部でちゃう・・・でちゃうよぉ・・・っ</text:p>
          </table:table-cell>
          <table:table-cell table:style-name="ce0" table:number-columns-repeated="3"/>
        </table:table-row>
        <table:table-row table:style-name="ro1">
          <table:table-cell table:style-name="ce0" office:value-type="string" calcext:value-type="string">
            <text:p>うわあぁぁぁあんっ！　もう止まってぇっ！！はずかしいよおおぉぉっ/////////</text:p>
          </table:table-cell>
          <table:table-cell table:style-name="ce0" table:number-columns-repeated="3"/>
        </table:table-row>
        <table:table-row table:style-name="ro1">
          <table:table-cell table:style-name="ce0" office:value-type="string" calcext:value-type="string">
            <text:p>う～ら～め～し～や～・・・</text:p>
          </table:table-cell>
          <table:table-cell table:style-name="ce0" table:number-columns-repeated="3"/>
        </table:table-row>
        <table:table-row table:style-name="ro1">
          <table:table-cell table:style-name="ce0" office:value-type="string" calcext:value-type="string">
            <text:p>み～～～んな・・・呪ってしまいますよ～ぉ～・・・</text:p>
          </table:table-cell>
          <table:table-cell table:style-name="ce0" table:number-columns-repeated="3"/>
        </table:table-row>
        <table:table-row table:style-name="ro1">
          <table:table-cell table:style-name="ce0" office:value-type="string" calcext:value-type="string">
            <text:p>・・・ふう。</text:p>
          </table:table-cell>
          <table:table-cell table:style-name="ce0" table:number-columns-repeated="3"/>
        </table:table-row>
        <table:table-row table:style-name="ro1">
          <table:table-cell table:style-name="ce0" office:value-type="string" calcext:value-type="string">
            <text:p>とは言ったものの、わたしに呪いの力なんて無いんですけどね・・・</text:p>
          </table:table-cell>
          <table:table-cell table:style-name="ce0" table:number-columns-repeated="3"/>
        </table:table-row>
        <table:table-row table:style-name="ro1">
          <table:table-cell table:style-name="ce0" office:value-type="string" calcext:value-type="string">
            <text:p>もし本当に相手を呪うことができれば、それなりにハクが付くのですが・・・</text:p>
          </table:table-cell>
          <table:table-cell table:style-name="ce0" table:number-columns-repeated="3"/>
        </table:table-row>
        <table:table-row table:style-name="ro1">
          <table:table-cell table:style-name="ce0" office:value-type="string" calcext:value-type="string">
            <text:p>そう言えば、式道士さんが呪術を使うとき、</text:p>
          </table:table-cell>
          <table:table-cell table:style-name="ce0" table:number-columns-repeated="3"/>
        </table:table-row>
        <table:table-row table:style-name="ro1">
          <table:table-cell table:style-name="ce0" office:value-type="string" calcext:value-type="string">
            <text:p>いつもブツブツと呪文のようなものをつぶやいていましたね・・・</text:p>
          </table:table-cell>
          <table:table-cell table:style-name="ce0" table:number-columns-repeated="3"/>
        </table:table-row>
        <table:table-row table:style-name="ro1">
          <table:table-cell table:style-name="ce0" office:value-type="string" calcext:value-type="string">
            <text:p>確か・・・（ごにょごにょごにょごにょ）・・・</text:p>
          </table:table-cell>
          <table:table-cell table:style-name="ce0" table:number-columns-repeated="3"/>
        </table:table-row>
        <table:table-row table:style-name="ro1">
          <table:table-cell table:style-name="ce0" office:value-type="string" calcext:value-type="string">
            <text:p>・・・でしたっけ？　うーん・・・</text:p>
          </table:table-cell>
          <table:table-cell table:style-name="ce0" table:number-columns-repeated="3"/>
        </table:table-row>
        <table:table-row table:style-name="ro1">
          <table:table-cell table:style-name="ce0" office:value-type="string" calcext:value-type="string">
            <text:p>まあ、呪文だけで呪いが使えるようにはなりませんよね・・・はぁ。</text:p>
          </table:table-cell>
          <table:table-cell table:style-name="ce0" table:number-columns-repeated="3"/>
        </table:table-row>
        <table:table-row table:style-name="ro1">
          <table:table-cell table:style-name="ce0" office:value-type="string" calcext:value-type="string">
            <text:p>ちょっとお手洗いに・・・</text:p>
          </table:table-cell>
          <table:table-cell table:style-name="ce0" table:number-columns-repeated="3"/>
        </table:table-row>
        <table:table-row table:style-name="ro1">
          <table:table-cell table:style-name="ce0" office:value-type="string" calcext:value-type="string">
            <text:p>あ、あら？　わたしの分身の魂さんが、お股に張り付いて・・・</text:p>
          </table:table-cell>
          <table:table-cell table:style-name="ce0" table:number-columns-repeated="3"/>
        </table:table-row>
        <table:table-row table:style-name="ro1">
          <table:table-cell table:style-name="ce0" office:value-type="string" calcext:value-type="string">
            <text:p>は・・・はがれません・・・！　え、どうして・・・？</text:p>
          </table:table-cell>
          <table:table-cell table:style-name="ce0" table:number-columns-repeated="3"/>
        </table:table-row>
        <table:table-row table:style-name="ro1">
          <table:table-cell table:style-name="ce0" office:value-type="string" calcext:value-type="string">
            <text:p>まるで何かの力でお股にぴったりと引き寄せられているかのよう・・・</text:p>
          </table:table-cell>
          <table:table-cell table:style-name="ce0" table:number-columns-repeated="3"/>
        </table:table-row>
        <table:table-row table:style-name="ro1">
          <table:table-cell table:style-name="ce0" office:value-type="string" calcext:value-type="string">
            <text:p>・・・ハッ！　まさかさっきつぶやいた呪文の影響・・・！？</text:p>
          </table:table-cell>
          <table:table-cell table:style-name="ce0" table:number-columns-repeated="3"/>
        </table:table-row>
        <table:table-row table:style-name="ro1">
          <table:table-cell table:style-name="ce0" office:value-type="string" calcext:value-type="string">
            <text:p>た、確かに呪いと言えば、衣服などが脱げなくなるというのが代表的な効果のようですが・・・</text:p>
          </table:table-cell>
          <table:table-cell table:style-name="ce0" table:number-columns-repeated="3"/>
        </table:table-row>
        <table:table-row table:style-name="ro1">
          <table:table-cell table:style-name="ce0" office:value-type="string" calcext:value-type="string">
            <text:p>うう・・・まさか魂さんがお股から離れなくなってしまうなんて・・・ど、どうしましょう・・・</text:p>
          </table:table-cell>
          <table:table-cell table:style-name="ce0" table:number-columns-repeated="3"/>
        </table:table-row>
        <table:table-row table:style-name="ro1">
          <table:table-cell table:style-name="ce0" office:value-type="string" calcext:value-type="string">
            <text:p>とりあえず、式道士さんに相談して、呪いを解く方法を考えてもらいましょう・・・</text:p>
          </table:table-cell>
          <table:table-cell table:style-name="ce0" table:number-columns-repeated="3"/>
        </table:table-row>
        <table:table-row table:style-name="ro1">
          <table:table-cell table:style-name="ce0" office:value-type="string" calcext:value-type="string">
            <text:p>はぁ・・・はぁ・・・し、式道士さ～ん・・・！！どこ・・・どこにいるんですか～～・・・！！</text:p>
          </table:table-cell>
          <table:table-cell table:style-name="ce0" table:number-columns-repeated="3"/>
        </table:table-row>
        <table:table-row table:style-name="ro1">
          <table:table-cell table:style-name="ce0" office:value-type="string" calcext:value-type="string">
            <text:p>こ、こんな時に限って・・・式道士さんが見つからないなんて・・・っ！</text:p>
          </table:table-cell>
          <table:table-cell table:style-name="ce0" table:number-columns-repeated="3"/>
        </table:table-row>
        <table:table-row table:style-name="ro1">
          <table:table-cell table:style-name="ce0" office:value-type="string" calcext:value-type="string">
            <text:p>あ、ああぁ・・・ずっとおしっこを我慢しているのに・・・っ、このままでは・・・うううぅ・・・</text:p>
          </table:table-cell>
          <table:table-cell table:style-name="ce0" table:number-columns-repeated="3"/>
        </table:table-row>
        <table:table-row table:style-name="ro1">
          <table:table-cell table:style-name="ce0" office:value-type="string" calcext:value-type="string">
            <text:p>とにかく、我慢の限界が来る前に、一刻も早く式道士さんを見つけませんと・・・！！</text:p>
          </table:table-cell>
          <table:table-cell table:style-name="ce0" table:number-columns-repeated="3"/>
        </table:table-row>
        <table:table-row table:style-name="ro1">
          <table:table-cell table:style-name="ce0" office:value-type="string" calcext:value-type="string">
            <text:p>（きょろきょろ・・・もじもじ・・・っ）</text:p>
          </table:table-cell>
          <table:table-cell table:style-name="ce0" table:number-columns-repeated="3"/>
        </table:table-row>
        <table:table-row table:style-name="ro1">
          <table:table-cell table:style-name="ce0" office:value-type="string" calcext:value-type="string">
            <text:p>だ、だめ・・・見つかり・・・ません・・・っ</text:p>
          </table:table-cell>
          <table:table-cell table:style-name="ce0" table:number-columns-repeated="3"/>
        </table:table-row>
        <table:table-row table:style-name="ro1">
          <table:table-cell table:style-name="ce0" office:value-type="string" calcext:value-type="string">
            <text:p>本当に・・・おしっこが・・・も、漏れちゃい、ます・・・ぅぅ・・・っ！！</text:p>
          </table:table-cell>
          <table:table-cell table:style-name="ce0" table:number-columns-repeated="3"/>
        </table:table-row>
        <table:table-row table:style-name="ro1">
          <table:table-cell table:style-name="ce0" office:value-type="string" calcext:value-type="string">
            <text:p>ああぁ！　我慢できないですぅ！！　お願い、魂さん！　お股から離れてくださいっ！！</text:p>
          </table:table-cell>
          <table:table-cell table:style-name="ce0" table:number-columns-repeated="3"/>
        </table:table-row>
        <table:table-row table:style-name="ro1">
          <table:table-cell table:style-name="ce0" office:value-type="string" calcext:value-type="string">
            <text:p>おしっこが出ちゃいます！！　もう、本当に・・・わたし・・・これ以上は・・・ああぁ・・・ぅ・・・</text:p>
          </table:table-cell>
          <table:table-cell table:style-name="ce0" table:number-columns-repeated="3"/>
        </table:table-row>
        <table:table-row table:style-name="ro1">
          <table:table-cell table:style-name="ce0" office:value-type="string" calcext:value-type="string">
            <text:p>これ以上は・・・我慢が・・・我慢がぁ・・・っ！！だめ、です・・・限・・・か、・・・ぃ、い・・・っ！！</text:p>
          </table:table-cell>
          <table:table-cell table:style-name="ce0" table:number-columns-repeated="3"/>
        </table:table-row>
        <table:table-row table:style-name="ro1">
          <table:table-cell table:style-name="ce0" office:value-type="string" calcext:value-type="string">
            <text:p>あひいいぃぃぃ！！　す、隙間からおしっこが噴き出して・・・いやああぁぁんっ！！！</text:p>
          </table:table-cell>
          <table:table-cell table:style-name="ce0" table:number-columns-repeated="3"/>
        </table:table-row>
        <table:table-row table:style-name="ro1">
          <table:table-cell table:style-name="ce0" office:value-type="string" calcext:value-type="string">
            <text:p>あ！！！　し、式道士さん！？！？　た、たす・・・助けてくださいいぃぃっ////////</text:p>
          </table:table-cell>
          <table:table-cell table:style-name="ce0" table:number-columns-repeated="3"/>
        </table:table-row>
        <table:table-row table:style-name="ro1">
          <table:table-cell table:style-name="ce0" office:value-type="string" calcext:value-type="string">
            <text:p>アカン！　こんな戦闘力じゃアカンねん！</text:p>
          </table:table-cell>
          <table:table-cell table:style-name="ce0" table:number-columns-repeated="3"/>
        </table:table-row>
        <table:table-row table:style-name="ro1">
          <table:table-cell table:style-name="ce0" office:value-type="string" calcext:value-type="string">
            <text:p>ウチはもっともっと強ぉなって、魔物の天下取れるくらいになりたいんや！</text:p>
          </table:table-cell>
          <table:table-cell table:style-name="ce0" table:number-columns-repeated="3"/>
        </table:table-row>
        <table:table-row table:style-name="ro1">
          <table:table-cell table:style-name="ce0" office:value-type="string" calcext:value-type="string">
            <text:p>魔界の伝説になりたいんや！！</text:p>
          </table:table-cell>
          <table:table-cell table:style-name="ce0" table:number-columns-repeated="3"/>
        </table:table-row>
        <table:table-row table:style-name="ro1">
          <table:table-cell table:style-name="ce0" office:value-type="string" calcext:value-type="string">
            <text:p>せやかて、どーしたらもっと強ぉなれるんやろ・・・</text:p>
          </table:table-cell>
          <table:table-cell table:style-name="ce0" table:number-columns-repeated="3"/>
        </table:table-row>
        <table:table-row table:style-name="ro1">
          <table:table-cell table:style-name="ce0" office:value-type="string" calcext:value-type="string">
            <text:p>やっぱ課金とかせなアカンのやろか？そんで、進化素材集めて覚醒を繰り返し・・・</text:p>
          </table:table-cell>
          <table:table-cell table:style-name="ce0" table:number-columns-repeated="3"/>
        </table:table-row>
        <table:table-row table:style-name="ro1">
          <table:table-cell table:style-name="ce0" office:value-type="string" calcext:value-type="string">
            <text:p>って、ウチはSSRかーーーい！！ズビーッ！（つっこみの音）</text:p>
          </table:table-cell>
          <table:table-cell table:style-name="ce0" table:number-columns-repeated="3"/>
        </table:table-row>
        <table:table-row table:style-name="ro1">
          <table:table-cell table:style-name="ce0" office:value-type="string" calcext:value-type="string">
            <text:p>あ！　せや！！　ウチって河童やん？</text:p>
          </table:table-cell>
          <table:table-cell table:style-name="ce0" table:number-columns-repeated="3"/>
        </table:table-row>
        <table:table-row table:style-name="ro1">
          <table:table-cell table:style-name="ce0" office:value-type="string" calcext:value-type="string">
            <text:p>河童は体が乾くと力が出ぇへんようになるーてどっかで聞いたことあんねんな！！</text:p>
          </table:table-cell>
          <table:table-cell table:style-name="ce0" table:number-columns-repeated="3"/>
        </table:table-row>
        <table:table-row table:style-name="ro1">
          <table:table-cell table:style-name="ce0" office:value-type="string" calcext:value-type="string">
            <text:p>ほな、水分めっちゃ摂ったら、逆に強ぉなるってこととちゃうん！？　知らんけど！！</text:p>
          </table:table-cell>
          <table:table-cell table:style-name="ce0" table:number-columns-repeated="3"/>
        </table:table-row>
        <table:table-row table:style-name="ro1">
          <table:table-cell table:style-name="ce0" office:value-type="string" calcext:value-type="string">
            <text:p>モノは試しや！！　さっそく水ガブ飲みしたるでーーー！！！</text:p>
          </table:table-cell>
          <table:table-cell table:style-name="ce0" table:number-columns-repeated="3"/>
        </table:table-row>
        <table:table-row table:style-name="ro1">
          <table:table-cell table:style-name="ce0" office:value-type="string" calcext:value-type="string">
            <text:p>・・・ど、どや・・・！　これでウチの水分は比べモンにならんはずやで・・・！</text:p>
          </table:table-cell>
          <table:table-cell table:style-name="ce0" table:number-columns-repeated="3"/>
        </table:table-row>
        <table:table-row table:style-name="ro1">
          <table:table-cell table:style-name="ce0" office:value-type="string" calcext:value-type="string">
            <text:p>戦闘力も比例して、ぐぐーっと・・・</text:p>
          </table:table-cell>
          <table:table-cell table:style-name="ce0" table:number-columns-repeated="3"/>
        </table:table-row>
        <table:table-row table:style-name="ro1">
          <table:table-cell table:style-name="ce0" office:value-type="string" calcext:value-type="string">
            <text:p>・・・なっとるように、感じへんな・・・うん・・・</text:p>
          </table:table-cell>
          <table:table-cell table:style-name="ce0" table:number-columns-repeated="3"/>
        </table:table-row>
        <table:table-row table:style-name="ro1">
          <table:table-cell table:style-name="ce0" office:value-type="string" calcext:value-type="string">
            <text:p>せやなー。　そんなウマくいくわけ、あらへんよなー・・・</text:p>
          </table:table-cell>
          <table:table-cell table:style-name="ce0" table:number-columns-repeated="3"/>
        </table:table-row>
        <table:table-row table:style-name="ro1">
          <table:table-cell table:style-name="ce0" office:value-type="string" calcext:value-type="string">
            <text:p>やっぱ地道に鍛えていかなアカンのかー・・・</text:p>
          </table:table-cell>
          <table:table-cell table:style-name="ce0" table:number-columns-repeated="3"/>
        </table:table-row>
        <table:table-row table:style-name="ro1">
          <table:table-cell table:style-name="ce0" office:value-type="string" calcext:value-type="string">
            <text:p>はー・・・お腹ぼるんぼるんになってもうたわ、もー・・・</text:p>
          </table:table-cell>
          <table:table-cell table:style-name="ce0" table:number-columns-repeated="3"/>
        </table:table-row>
        <table:table-row table:style-name="ro1">
          <table:table-cell table:style-name="ce0" office:value-type="string" calcext:value-type="string">
            <text:p>アカンアカン・・・っ！！　めっちゃオシッコしとうなってきよったっ！！</text:p>
          </table:table-cell>
          <table:table-cell table:style-name="ce0" table:number-columns-repeated="3"/>
        </table:table-row>
        <table:table-row table:style-name="ro1">
          <table:table-cell table:style-name="ce0" office:value-type="string" calcext:value-type="string">
            <text:p>あんだけガッポガッポ水飲んどったら当たり前やんっ！！　アホか！！</text:p>
          </table:table-cell>
          <table:table-cell table:style-name="ce0" table:number-columns-repeated="3"/>
        </table:table-row>
        <table:table-row table:style-name="ro1">
          <table:table-cell table:style-name="ce0" office:value-type="string" calcext:value-type="string">
            <text:p>ええと、トイレは確かこっちに・・・</text:p>
          </table:table-cell>
          <table:table-cell table:style-name="ce0" table:number-columns-repeated="3"/>
        </table:table-row>
        <table:table-row table:style-name="ro1">
          <table:table-cell table:style-name="ce0" office:value-type="string" calcext:value-type="string">
            <text:p>あれ？　道が分からん・・・っ！？　あれぇ！？</text:p>
          </table:table-cell>
          <table:table-cell table:style-name="ce0" table:number-columns-repeated="3"/>
        </table:table-row>
        <table:table-row table:style-name="ro1">
          <table:table-cell table:style-name="ce0" office:value-type="string" calcext:value-type="string">
            <text:p>迷ってもうたーーーっ！！　どないしよ！？</text:p>
          </table:table-cell>
          <table:table-cell table:style-name="ce0" table:number-columns-repeated="3"/>
        </table:table-row>
        <table:table-row table:style-name="ro1">
          <table:table-cell table:style-name="ce0" office:value-type="string" calcext:value-type="string">
            <text:p>ああぁぁ・・・っ、このままやとオシッコ漏れてまうっ！！　どないしよっ！？</text:p>
          </table:table-cell>
          <table:table-cell table:style-name="ce0" table:number-columns-repeated="3"/>
        </table:table-row>
        <table:table-row table:style-name="ro1">
          <table:table-cell table:style-name="ce0" office:value-type="string" calcext:value-type="string">
            <text:p>うぅっ、いっそ、その辺の物陰で・・・？</text:p>
          </table:table-cell>
          <table:table-cell table:style-name="ce0" table:number-columns-repeated="3"/>
        </table:table-row>
        <table:table-row table:style-name="ro1">
          <table:table-cell table:style-name="ce0" office:value-type="string" calcext:value-type="string">
            <text:p>ア、アカン！！　魔物ゆうても、ウチ、一応女の子やねんで・・・っ/////</text:p>
          </table:table-cell>
          <table:table-cell table:style-name="ce0" table:number-columns-repeated="3"/>
        </table:table-row>
        <table:table-row table:style-name="ro1">
          <table:table-cell table:style-name="ce0" office:value-type="string" calcext:value-type="string">
            <text:p>女の子がそこいらでしゃがんでオシッコしたらアカンねん・・・恥ずかしいやん・・・っ////</text:p>
          </table:table-cell>
          <table:table-cell table:style-name="ce0" table:number-columns-repeated="3"/>
        </table:table-row>
        <table:table-row table:style-name="ro1">
          <table:table-cell table:style-name="ce0" office:value-type="string" calcext:value-type="string">
            <text:p>ああぁ、せ、せやかて・・・もうガマン、できへん・・・っ！　トイレ・・・トイレ・・・っ！！</text:p>
          </table:table-cell>
          <table:table-cell table:style-name="ce0" table:number-columns-repeated="3"/>
        </table:table-row>
        <table:table-row table:style-name="ro1">
          <table:table-cell table:style-name="ce0" office:value-type="string" calcext:value-type="string">
            <text:p>トイレはどっちやっ！？　も、漏れて・・・漏れてまう・・・ぁ、あっ！！</text:p>
          </table:table-cell>
          <table:table-cell table:style-name="ce0" table:number-columns-repeated="3"/>
        </table:table-row>
        <table:table-row table:style-name="ro1">
          <table:table-cell table:style-name="ce0" office:value-type="string" calcext:value-type="string">
            <text:p>ァ・・・アカン・・・もぉアカン・・・っ！！！　あぁぁ！</text:p>
          </table:table-cell>
          <table:table-cell table:style-name="ce0" table:number-columns-repeated="3"/>
        </table:table-row>
        <table:table-row table:style-name="ro1">
          <table:table-cell table:style-name="ce0" office:value-type="string" calcext:value-type="string">
            <text:p>ぜ、ぜんぜん止まらへん・・・/////ウチどんだけオシッコ溜めとったんや・・・っ</text:p>
          </table:table-cell>
          <table:table-cell table:style-name="ce0" table:number-columns-repeated="3"/>
        </table:table-row>
        <table:table-row table:style-name="ro1">
          <table:table-cell table:style-name="ce0" office:value-type="string" calcext:value-type="string">
            <text:p>あーもぅ・・・なんや、気持ちええなぁ・・・アカンわこれ・・・///////</text:p>
          </table:table-cell>
          <table:table-cell table:style-name="ce0" table:number-columns-repeated="3"/>
        </table:table-row>
        <table:table-row table:style-name="ro1">
          <table:table-cell table:style-name="ce0" office:value-type="string" calcext:value-type="string">
            <text:p>（これは、かなり古いPメモリーのようだ。）</text:p>
          </table:table-cell>
          <table:table-cell table:style-name="ce0" table:number-columns-repeated="3"/>
        </table:table-row>
        <table:table-row table:style-name="ro1">
          <table:table-cell table:style-name="ce0" office:value-type="string" calcext:value-type="string">
            <text:p>・・・無事、敵の屋敷内に侵入。</text:p>
          </table:table-cell>
          <table:table-cell table:style-name="ce0" table:number-columns-repeated="3"/>
        </table:table-row>
        <table:table-row table:style-name="ro1">
          <table:table-cell table:style-name="ce0" office:value-type="string" calcext:value-type="string">
            <text:p>これより名刀ミヤビ製法の諜報作戦に取り掛かる。</text:p>
          </table:table-cell>
          <table:table-cell table:style-name="ce0" table:number-columns-repeated="3"/>
        </table:table-row>
        <table:table-row table:style-name="ro1">
          <table:table-cell table:style-name="ce0" office:value-type="string" calcext:value-type="string">
            <text:p>まずは、屋敷のどこかにある鍛冶場を探る。</text:p>
          </table:table-cell>
          <table:table-cell table:style-name="ce0" table:number-columns-repeated="3"/>
        </table:table-row>
        <table:table-row table:style-name="ro1">
          <table:table-cell table:style-name="ce0" office:value-type="string" calcext:value-type="string">
            <text:p>（ササササ・・・）</text:p>
          </table:table-cell>
          <table:table-cell table:style-name="ce0" table:number-columns-repeated="3"/>
        </table:table-row>
        <table:table-row table:style-name="ro1">
          <table:table-cell table:style-name="ce0" office:value-type="string" calcext:value-type="string">
            <text:p>む？　ここは・・・会議場か？</text:p>
          </table:table-cell>
          <table:table-cell table:style-name="ce0" table:number-columns-repeated="3"/>
        </table:table-row>
        <table:table-row table:style-name="ro1">
          <table:table-cell table:style-name="ce0" office:value-type="string" calcext:value-type="string">
            <text:p>鍛冶についての話題が出るかもしれんな。ここの天井裏に潜んでみよう。</text:p>
          </table:table-cell>
          <table:table-cell table:style-name="ce0" table:number-columns-repeated="3"/>
        </table:table-row>
        <table:table-row table:style-name="ro1">
          <table:table-cell table:style-name="ce0" office:value-type="string" calcext:value-type="string">
            <text:p>・・・ふむぅ。</text:p>
          </table:table-cell>
          <table:table-cell table:style-name="ce0" table:number-columns-repeated="3"/>
        </table:table-row>
        <table:table-row table:style-name="ro1">
          <table:table-cell table:style-name="ce0" office:value-type="string" calcext:value-type="string">
            <text:p>あれから半日以上、天井裏で待機してみたが、何も集会が開かれることは無かったな。</text:p>
          </table:table-cell>
          <table:table-cell table:style-name="ce0" table:number-columns-repeated="3"/>
        </table:table-row>
        <table:table-row table:style-name="ro1">
          <table:table-cell table:style-name="ce0" office:value-type="string" calcext:value-type="string">
            <text:p>もしや、使われていない部屋なのか？</text:p>
          </table:table-cell>
          <table:table-cell table:style-name="ce0" table:number-columns-repeated="3"/>
        </table:table-row>
        <table:table-row table:style-name="ro1">
          <table:table-cell table:style-name="ce0" office:value-type="string" calcext:value-type="string">
            <text:p>いずれにせよ、一度庭へ出て尿を済ませて来ないと、腹がはちきれそうだ・・・</text:p>
          </table:table-cell>
          <table:table-cell table:style-name="ce0" table:number-columns-repeated="3"/>
        </table:table-row>
        <table:table-row table:style-name="ro1">
          <table:table-cell table:style-name="ce0" office:value-type="string" calcext:value-type="string">
            <text:p>（スタッ）</text:p>
          </table:table-cell>
          <table:table-cell table:style-name="ce0" table:number-columns-repeated="3"/>
        </table:table-row>
        <table:table-row table:style-name="ro1">
          <table:table-cell table:style-name="ce0" office:value-type="string" calcext:value-type="string">
            <text:p>・・・む！？　誰か近づいてくる！　それも大勢だ・・・！</text:p>
          </table:table-cell>
          <table:table-cell table:style-name="ce0" table:number-columns-repeated="3"/>
        </table:table-row>
        <table:table-row table:style-name="ro1">
          <table:table-cell table:style-name="ce0" office:value-type="string" calcext:value-type="string">
            <text:p>いかん、もう一度天井裏に・・・</text:p>
          </table:table-cell>
          <table:table-cell table:style-name="ce0" table:number-columns-repeated="3"/>
        </table:table-row>
        <table:table-row table:style-name="ro1">
          <table:table-cell table:style-name="ce0" office:value-type="string" calcext:value-type="string">
            <text:p>くっ！　出入りしたことで立て付けが歪んだか！？　ひ、開かない・・・！</text:p>
          </table:table-cell>
          <table:table-cell table:style-name="ce0" table:number-columns-repeated="3"/>
        </table:table-row>
        <table:table-row table:style-name="ro1">
          <table:table-cell table:style-name="ce0" office:value-type="string" calcext:value-type="string">
            <text:p>致し方ない、部屋の隅にある大樽の中に潜むしか・・・！</text:p>
          </table:table-cell>
          <table:table-cell table:style-name="ce0" table:number-columns-repeated="3"/>
        </table:table-row>
        <table:table-row table:style-name="ro1">
          <table:table-cell table:style-name="ce0" office:value-type="string" calcext:value-type="string">
            <text:p>・・・よし、この中で会議の様子を伺うとしよう。</text:p>
          </table:table-cell>
          <table:table-cell table:style-name="ce0" table:number-columns-repeated="3"/>
        </table:table-row>
        <table:table-row table:style-name="ro1">
          <table:table-cell table:style-name="ce0" office:value-type="string" calcext:value-type="string">
            <text:p>・・・くぅ・・・っ！　い、いったい、いつになったら終わるんだ、この会議は・・・！</text:p>
          </table:table-cell>
          <table:table-cell table:style-name="ce0" table:number-columns-repeated="3"/>
        </table:table-row>
        <table:table-row table:style-name="ro1">
          <table:table-cell table:style-name="ce0" office:value-type="string" calcext:value-type="string">
            <text:p>出てくる話題は、霊峰の水がうまいだの、牛の気持ちが分かるだの、有益な情報は何も・・・</text:p>
          </table:table-cell>
          <table:table-cell table:style-name="ce0" table:number-columns-repeated="3"/>
        </table:table-row>
        <table:table-row table:style-name="ro1">
          <table:table-cell table:style-name="ce0" office:value-type="string" calcext:value-type="string">
            <text:p>くそ・・・っ、尿が・・・尿が漏れそうだ・・・っ！！</text:p>
          </table:table-cell>
          <table:table-cell table:style-name="ce0" table:number-columns-repeated="3"/>
        </table:table-row>
        <table:table-row table:style-name="ro1">
          <table:table-cell table:style-name="ce0" office:value-type="string" calcext:value-type="string">
            <text:p>シノビたる者、敵地で尿をこらえる特訓はもちろんこなしてきたが・・・っ</text:p>
          </table:table-cell>
          <table:table-cell table:style-name="ce0" table:number-columns-repeated="3"/>
        </table:table-row>
        <table:table-row table:style-name="ro1">
          <table:table-cell table:style-name="ce0" office:value-type="string" calcext:value-type="string">
            <text:p>さすがに・・・さすがに、もう・・・限界になってしまう・・・っ！！　はぁ・・・はぁ・・・</text:p>
          </table:table-cell>
          <table:table-cell table:style-name="ce0" table:number-columns-repeated="3"/>
        </table:table-row>
        <table:table-row table:style-name="ro1">
          <table:table-cell table:style-name="ce0" office:value-type="string" calcext:value-type="string">
            <text:p>ああぁ・・・漏れる・・・はやく、頼むから早く終わってくれぇっ！！</text:p>
          </table:table-cell>
          <table:table-cell table:style-name="ce0" table:number-columns-repeated="3"/>
        </table:table-row>
        <table:table-row table:style-name="ro1">
          <table:table-cell table:style-name="ce0" office:value-type="string" calcext:value-type="string">
            <text:p>我慢の・・・げ・・・限界だ・・・っ！　あぁ・・・あああぁぁ・・・っ！！　も、う・・・だ、め・・・ぇ・・・</text:p>
          </table:table-cell>
          <table:table-cell table:style-name="ce0" table:number-columns-repeated="3"/>
        </table:table-row>
        <table:table-row table:style-name="ro1">
          <table:table-cell table:style-name="ce0" office:value-type="string" calcext:value-type="string">
            <text:p>くうぅぅぅっ！！！　だめだ・・・と、止められない・・・っ！！！　ああぁぁっ！！</text:p>
          </table:table-cell>
          <table:table-cell table:style-name="ce0" table:number-columns-repeated="3"/>
        </table:table-row>
        <table:table-row table:style-name="ro1">
          <table:table-cell table:style-name="ce0" office:value-type="string" calcext:value-type="string">
            <text:p>まずい・・・み、見つかってしまう・・・きっと私は・・・もう・・・だめ・・・だ・・・</text:p>
          </table:table-cell>
          <table:table-cell table:style-name="ce0" table:number-columns-repeated="3"/>
        </table:table-row>
        <table:table-row table:style-name="ro1">
          <table:table-cell table:style-name="ce0" office:value-type="string" calcext:value-type="string">
            <text:p>（この直後会議は終わり、何とかバレずに　脱出できた模様。）</text:p>
          </table:table-cell>
          <table:table-cell table:style-name="ce0" table:number-columns-repeated="3"/>
        </table:table-row>
        <table:table-row table:style-name="ro1">
          <table:table-cell table:style-name="ce0" office:value-type="string" calcext:value-type="string">
            <text:p>ふわぁぁ・・・いいお湯ですぅ・・・</text:p>
          </table:table-cell>
          <table:table-cell table:style-name="ce0" table:number-columns-repeated="3"/>
        </table:table-row>
        <table:table-row table:style-name="ro1">
          <table:table-cell table:style-name="ce0" office:value-type="string" calcext:value-type="string">
            <text:p>お部屋にこもって一日中本を読んでいるのもいいですけど、たまには温泉も良いものですぅ。</text:p>
          </table:table-cell>
          <table:table-cell table:style-name="ce0" table:number-columns-repeated="3"/>
        </table:table-row>
        <table:table-row table:style-name="ro1">
          <table:table-cell table:style-name="ce0" office:value-type="string" calcext:value-type="string">
            <text:p>雪景色の中の秘湯・・・たまりませんねぇ・・・</text:p>
          </table:table-cell>
          <table:table-cell table:style-name="ce0" table:number-columns-repeated="3"/>
        </table:table-row>
        <table:table-row table:style-name="ro1">
          <table:table-cell table:style-name="ce0" office:value-type="string" calcext:value-type="string">
            <text:p>なんだか・・・ふわぁぁ・・・眠く・・・なって・・・</text:p>
          </table:table-cell>
          <table:table-cell table:style-name="ce0" table:number-columns-repeated="3"/>
        </table:table-row>
        <table:table-row table:style-name="ro1">
          <table:table-cell table:style-name="ce0" office:value-type="string" calcext:value-type="string">
            <text:p>・・・すやぁ・・・</text:p>
          </table:table-cell>
          <table:table-cell table:style-name="ce0" table:number-columns-repeated="3"/>
        </table:table-row>
        <table:table-row table:style-name="ro1">
          <table:table-cell table:style-name="ce0" office:value-type="string" calcext:value-type="string">
            <text:p>はわわわ・・・いつの間にか、湯船にはわたし一人・・・</text:p>
          </table:table-cell>
          <table:table-cell table:style-name="ce0" table:number-columns-repeated="3"/>
        </table:table-row>
        <table:table-row table:style-name="ro1">
          <table:table-cell table:style-name="ce0" office:value-type="string" calcext:value-type="string">
            <text:p>そろそろ上がらなくてはいけません・・・</text:p>
          </table:table-cell>
          <table:table-cell table:style-name="ce0" table:number-columns-repeated="3"/>
        </table:table-row>
        <table:table-row table:style-name="ro1">
          <table:table-cell table:style-name="ce0" office:value-type="string" calcext:value-type="string">
            <text:p>・・・あ、あれぇ？　あれれぇ？？</text:p>
          </table:table-cell>
          <table:table-cell table:style-name="ce0" table:number-columns-repeated="3"/>
        </table:table-row>
        <table:table-row table:style-name="ro1">
          <table:table-cell table:style-name="ce0" office:value-type="string" calcext:value-type="string">
            <text:p>脱衣所で脱いだはずの、わたしの服・・・</text:p>
          </table:table-cell>
          <table:table-cell table:style-name="ce0" table:number-columns-repeated="3"/>
        </table:table-row>
        <table:table-row table:style-name="ro1">
          <table:table-cell table:style-name="ce0" office:value-type="string" calcext:value-type="string">
            <text:p>ぜ、ぜんぶ無くなってますぅ・・・！？</text:p>
          </table:table-cell>
          <table:table-cell table:style-name="ce0" table:number-columns-repeated="3"/>
        </table:table-row>
        <table:table-row table:style-name="ro1">
          <table:table-cell table:style-name="ce0" office:value-type="string" calcext:value-type="string">
            <text:p>もしかして、ドロボーさんですかぁ？？！</text:p>
          </table:table-cell>
          <table:table-cell table:style-name="ce0" table:number-columns-repeated="3"/>
        </table:table-row>
        <table:table-row table:style-name="ro1">
          <table:table-cell table:style-name="ce0" office:value-type="string" calcext:value-type="string">
            <text:p>はわわ・・・どうしましょう・・・どうしましょう・・・っ</text:p>
          </table:table-cell>
          <table:table-cell table:style-name="ce0" table:number-columns-repeated="3"/>
        </table:table-row>
        <table:table-row table:style-name="ro1">
          <table:table-cell table:style-name="ce0" office:value-type="string" calcext:value-type="string">
            <text:p>このままハダカで外に出るわけには・・・</text:p>
          </table:table-cell>
          <table:table-cell table:style-name="ce0" table:number-columns-repeated="3"/>
        </table:table-row>
        <table:table-row table:style-name="ro1">
          <table:table-cell table:style-name="ce0" office:value-type="string" calcext:value-type="string">
            <text:p>ううぅ・・・おトイレに行きたいのにぃ・・・うぅ・・・</text:p>
          </table:table-cell>
          <table:table-cell table:style-name="ce0" table:number-columns-repeated="3"/>
        </table:table-row>
        <table:table-row table:style-name="ro1">
          <table:table-cell table:style-name="ce0" office:value-type="string" calcext:value-type="string">
            <text:p>と、とりあえず、お風呂に戻りましょう・・・寒くて凍えちゃいますぅ・・・っ</text:p>
          </table:table-cell>
          <table:table-cell table:style-name="ce0" table:number-columns-repeated="3"/>
        </table:table-row>
        <table:table-row table:style-name="ro1">
          <table:table-cell table:style-name="ce0" office:value-type="string" calcext:value-type="string">
            <text:p>ど、どうしましょう・・・助けを呼べる人もいませんし・・・はううぅぅ・・・っ</text:p>
          </table:table-cell>
          <table:table-cell table:style-name="ce0" table:number-columns-repeated="3"/>
        </table:table-row>
        <table:table-row table:style-name="ro1">
          <table:table-cell table:style-name="ce0" office:value-type="string" calcext:value-type="string">
            <text:p>お風呂に入る前に水分補給でたっぷり飲んだお水のせいで・・・ぼ、膀胱が・・・もう・・・</text:p>
          </table:table-cell>
          <table:table-cell table:style-name="ce0" table:number-columns-repeated="3"/>
        </table:table-row>
        <table:table-row table:style-name="ro1">
          <table:table-cell table:style-name="ce0" office:value-type="string" calcext:value-type="string">
            <text:p>パンパンで・・・破裂・・・しそうですぅ・・・っ！！</text:p>
          </table:table-cell>
          <table:table-cell table:style-name="ce0" table:number-columns-repeated="3"/>
        </table:table-row>
        <table:table-row table:style-name="ro1">
          <table:table-cell table:style-name="ce0" office:value-type="string" calcext:value-type="string">
            <text:p>おトイレに・・・おトイレに行きたい・・・けれど・・・やっぱり、ハダカは恥ずかしい・・・ですぅ/////</text:p>
          </table:table-cell>
          <table:table-cell table:style-name="ce0" table:number-columns-repeated="3"/>
        </table:table-row>
        <table:table-row table:style-name="ro1">
          <table:table-cell table:style-name="ce0" office:value-type="string" calcext:value-type="string">
            <text:p>が、我慢・・・誰か来るまで・・・がまん・・・がまん・・・はううぅぅ・・・がま・・・んんぅ・・・っ</text:p>
          </table:table-cell>
          <table:table-cell table:style-name="ce0" table:number-columns-repeated="3"/>
        </table:table-row>
        <table:table-row table:style-name="ro1">
          <table:table-cell table:style-name="ce0" office:value-type="string" calcext:value-type="string">
            <text:p>ふええぇえっ！！　や、やっぱりもうだめですぅぅぅぅっ！！！</text:p>
          </table:table-cell>
          <table:table-cell table:style-name="ce0" table:number-columns-repeated="3"/>
        </table:table-row>
        <table:table-row table:style-name="ro1">
          <table:table-cell table:style-name="ce0" office:value-type="string" calcext:value-type="string">
            <text:p>管理人さん、ごめんなさいぃ・・・はじっこの方で・・・っ、さ、させてくださいいぃっ！！</text:p>
          </table:table-cell>
          <table:table-cell table:style-name="ce0" table:number-columns-repeated="3"/>
        </table:table-row>
        <table:table-row table:style-name="ro1">
          <table:table-cell table:style-name="ce0" office:value-type="string" calcext:value-type="string">
            <text:p>・・・ああぁ・・・っ、す、すごい・・・勢い・・・わたし、こんなに我慢してたんですねぇ・・・///</text:p>
          </table:table-cell>
          <table:table-cell table:style-name="ce0" table:number-columns-repeated="3"/>
        </table:table-row>
        <table:table-row table:style-name="ro1">
          <table:table-cell table:style-name="ce0" office:value-type="string" calcext:value-type="string">
            <text:p>はううぅ・・・お願い・・・だ、だれも来ないでくださいぃ・・・//////</text:p>
          </table:table-cell>
          <table:table-cell table:style-name="ce0" table:number-columns-repeated="3"/>
        </table:table-row>
        <table:table-row table:style-name="ro1">
          <table:table-cell table:style-name="ce0" office:value-type="string" calcext:value-type="string">
            <text:p>久しぶりの、うみーーーーーーーーっ！！</text:p>
          </table:table-cell>
          <table:table-cell table:style-name="ce0" table:number-columns-repeated="3"/>
        </table:table-row>
        <table:table-row table:style-name="ro1">
          <table:table-cell table:style-name="ce0" office:value-type="string" calcext:value-type="string">
            <text:p>今日はスイカ割りにビーチバレー、砂のお城に潜水バトル！　全部楽しんじゃうぞーーー！</text:p>
          </table:table-cell>
          <table:table-cell table:style-name="ce0" table:number-columns-repeated="3"/>
        </table:table-row>
        <table:table-row table:style-name="ro1">
          <table:table-cell table:style-name="ce0" office:value-type="string" calcext:value-type="string">
            <text:p>・・・。</text:p>
          </table:table-cell>
          <table:table-cell table:style-name="ce0" table:number-columns-repeated="3"/>
        </table:table-row>
        <table:table-row table:style-name="ro1">
          <table:table-cell table:style-name="ce0" office:value-type="string" calcext:value-type="string">
            <text:p>・・・まあ、ボッチなんだけどね。</text:p>
          </table:table-cell>
          <table:table-cell table:style-name="ce0" table:number-columns-repeated="3"/>
        </table:table-row>
        <table:table-row table:style-name="ro1">
          <table:table-cell table:style-name="ce0" office:value-type="string" calcext:value-type="string">
            <text:p>いいですよーだ。　一人の方がやりたいこと好きなだけできるし。</text:p>
          </table:table-cell>
          <table:table-cell table:style-name="ce0" table:number-columns-repeated="3"/>
        </table:table-row>
        <table:table-row table:style-name="ro1">
          <table:table-cell table:style-name="ce0" office:value-type="string" calcext:value-type="string">
            <text:p>とにかく、楽しんでやるんだから！！リア充ざまあ見ろ！！　へっへーーー！！！</text:p>
          </table:table-cell>
          <table:table-cell table:style-name="ce0" table:number-columns-repeated="3"/>
        </table:table-row>
        <table:table-row table:style-name="ro1">
          <table:table-cell table:style-name="ce0" office:value-type="string" calcext:value-type="string">
            <text:p>うう・・・割ったスイカ、さすがに一玉ぜんぶ食べたのは失敗だったかも・・・</text:p>
          </table:table-cell>
          <table:table-cell table:style-name="ce0" table:number-columns-repeated="3"/>
        </table:table-row>
        <table:table-row table:style-name="ro1">
          <table:table-cell table:style-name="ce0" office:value-type="string" calcext:value-type="string">
            <text:p>トイレ・・・トイレ・・・</text:p>
          </table:table-cell>
          <table:table-cell table:style-name="ce0" table:number-columns-repeated="3"/>
        </table:table-row>
        <table:table-row table:style-name="ro1">
          <table:table-cell table:style-name="ce0" office:value-type="string" calcext:value-type="string">
            <text:p>・・・うわ！　女子トイレすっごい並んでる！！</text:p>
          </table:table-cell>
          <table:table-cell table:style-name="ce0" table:number-columns-repeated="3"/>
        </table:table-row>
        <table:table-row table:style-name="ro1">
          <table:table-cell table:style-name="ce0" office:value-type="string" calcext:value-type="string">
            <text:p>し、しかも・・・みんな・・・あんなに豊満なスイカちゃんを二玉携えやがってぇ・・・！！</text:p>
          </table:table-cell>
          <table:table-cell table:style-name="ce0" table:number-columns-repeated="3"/>
        </table:table-row>
        <table:table-row table:style-name="ro1">
          <table:table-cell table:style-name="ce0" office:value-type="string" calcext:value-type="string">
            <text:p>あんな列に並んだら、あたしなんてみかんじゃん！！　リンゴじゃん！！！</text:p>
          </table:table-cell>
          <table:table-cell table:style-name="ce0" table:number-columns-repeated="3"/>
        </table:table-row>
        <table:table-row table:style-name="ro1">
          <table:table-cell table:style-name="ce0" office:value-type="string" calcext:value-type="string">
            <text:p>くっそぉぉ！！　あたしは噛ませ犬なんてならないぞ！！！　トイレは却下！！</text:p>
          </table:table-cell>
          <table:table-cell table:style-name="ce0" table:number-columns-repeated="3"/>
        </table:table-row>
        <table:table-row table:style-name="ro1">
          <table:table-cell table:style-name="ce0" office:value-type="string" calcext:value-type="string">
            <text:p>帰るまで、我慢っ！！！</text:p>
          </table:table-cell>
          <table:table-cell table:style-name="ce0" table:number-columns-repeated="3"/>
        </table:table-row>
        <table:table-row table:style-name="ro1">
          <table:table-cell table:style-name="ce0" office:value-type="string" calcext:value-type="string">
            <text:p>む、むり・・・もぉ無理・・・でちゃう・・・っ！！！</text:p>
          </table:table-cell>
          <table:table-cell table:style-name="ce0" table:number-columns-repeated="3"/>
        </table:table-row>
        <table:table-row table:style-name="ro1">
          <table:table-cell table:style-name="ce0" office:value-type="string" calcext:value-type="string">
            <text:p>なんなの！！　スイカ一玉のバカ！！スイカ二玉のバカ！！！</text:p>
          </table:table-cell>
          <table:table-cell table:style-name="ce0" table:number-columns-repeated="3"/>
        </table:table-row>
        <table:table-row table:style-name="ro1">
          <table:table-cell table:style-name="ce0" office:value-type="string" calcext:value-type="string">
            <text:p>う・・・っ、ほ、ほんとに・・・ヤバ・・・マジで・・・マジでもれそぉ・・・っ！！</text:p>
          </table:table-cell>
          <table:table-cell table:style-name="ce0" table:number-columns-repeated="3"/>
        </table:table-row>
        <table:table-row table:style-name="ro1">
          <table:table-cell table:style-name="ce0" office:value-type="string" calcext:value-type="string">
            <text:p>どうしよ・・・今さら列に並んでも・・・もたないよぉ・・・/////</text:p>
          </table:table-cell>
          <table:table-cell table:style-name="ce0" table:number-columns-repeated="3"/>
        </table:table-row>
        <table:table-row table:style-name="ro1">
          <table:table-cell table:style-name="ce0" office:value-type="string" calcext:value-type="string">
            <text:p>こうなったら、どこか・・・身を隠せる場所・・・</text:p>
          </table:table-cell>
          <table:table-cell table:style-name="ce0" table:number-columns-repeated="3"/>
        </table:table-row>
        <table:table-row table:style-name="ro1">
          <table:table-cell table:style-name="ce0" office:value-type="string" calcext:value-type="string">
            <text:p>ううぅ・・・どこか・・・どこかぁ・・・っ！！</text:p>
          </table:table-cell>
          <table:table-cell table:style-name="ce0" table:number-columns-repeated="3"/>
        </table:table-row>
        <table:table-row table:style-name="ro1">
          <table:table-cell table:style-name="ce0" office:value-type="string" calcext:value-type="string">
            <text:p>・・・あ！　『マグマ噴出地帯につき立ち入り禁止』・・・っ！！！</text:p>
          </table:table-cell>
          <table:table-cell table:style-name="ce0" table:number-columns-repeated="3"/>
        </table:table-row>
        <table:table-row table:style-name="ro1">
          <table:table-cell table:style-name="ce0" office:value-type="string" calcext:value-type="string">
            <text:p>こ、こ、ここなら誰も・・・！！</text:p>
          </table:table-cell>
          <table:table-cell table:style-name="ce0" table:number-columns-repeated="3"/>
        </table:table-row>
        <table:table-row table:style-name="ro1">
          <table:table-cell table:style-name="ce0" office:value-type="string" calcext:value-type="string">
            <text:p>うあぁっ！　でる！！　でる出る、でるうぅっ！！</text:p>
          </table:table-cell>
          <table:table-cell table:style-name="ce0" table:number-columns-repeated="3"/>
        </table:table-row>
        <table:table-row table:style-name="ro1">
          <table:table-cell table:style-name="ce0" office:value-type="string" calcext:value-type="string">
            <text:p>はふうぅぅ・・・//////　あぁ～～・・・ヤバかったぁ・・・</text:p>
          </table:table-cell>
          <table:table-cell table:style-name="ce0" table:number-columns-repeated="3"/>
        </table:table-row>
        <table:table-row table:style-name="ro1">
          <table:table-cell table:style-name="ce0" office:value-type="string" calcext:value-type="string">
            <text:p>はぁぁ・・・めっちゃ気持ちいい～ぃ～～♪////</text:p>
          </table:table-cell>
          <table:table-cell table:style-name="ce0" table:number-columns-repeated="3"/>
        </table:table-row>
        <table:table-row table:style-name="ro1">
          <table:table-cell table:style-name="ce0" office:value-type="string" calcext:value-type="string">
            <text:p>ファンのみんなーーー！！　おっまたせーー！</text:p>
          </table:table-cell>
          <table:table-cell table:style-name="ce0" table:number-columns-repeated="3"/>
        </table:table-row>
        <table:table-row table:style-name="ro1">
          <table:table-cell table:style-name="ce0" office:value-type="string" calcext:value-type="string">
            <text:p>みんなのホータイ☆アイドル！　ミララちゃんでーーーーっす！！！</text:p>
          </table:table-cell>
          <table:table-cell table:style-name="ce0" table:number-columns-repeated="3"/>
        </table:table-row>
        <table:table-row table:style-name="ro1">
          <table:table-cell table:style-name="ce0" office:value-type="string" calcext:value-type="string">
            <text:p>ファン「うおおおおおおおおおおおッ！！！！」</text:p>
          </table:table-cell>
          <table:table-cell table:style-name="ce0" table:number-columns-repeated="3"/>
        </table:table-row>
        <table:table-row table:style-name="ro1">
          <table:table-cell table:style-name="ce0" office:value-type="string" calcext:value-type="string">
            <text:p>ファン「ミーラーラーちゃーーーーん！！！！」</text:p>
          </table:table-cell>
          <table:table-cell table:style-name="ce0" table:number-columns-repeated="3"/>
        </table:table-row>
        <table:table-row table:style-name="ro1">
          <table:table-cell table:style-name="ce0" office:value-type="string" calcext:value-type="string">
            <text:p>うわーい！　声援ありがとーーー！！今日もいっぱい歌って踊っちゃうぞーー☆</text:p>
          </table:table-cell>
          <table:table-cell table:style-name="ce0" table:number-columns-repeated="3"/>
        </table:table-row>
        <table:table-row table:style-name="ro1">
          <table:table-cell table:style-name="ce0" office:value-type="string" calcext:value-type="string">
            <text:p>まずはおなじみ、ミララちゃんのデビュー曲！！</text:p>
          </table:table-cell>
          <table:table-cell table:style-name="ce0" table:number-columns-repeated="3"/>
        </table:table-row>
        <table:table-row table:style-name="ro1">
          <table:table-cell table:style-name="ce0" office:value-type="string" calcext:value-type="string">
            <text:p>『トリアージに騙されて』、いっくよーーーー！！</text:p>
          </table:table-cell>
          <table:table-cell table:style-name="ce0" table:number-columns-repeated="3"/>
        </table:table-row>
        <table:table-row table:style-name="ro1">
          <table:table-cell table:style-name="ce0" office:value-type="string" calcext:value-type="string">
            <text:p>いえーーーい！！　みんなノってきたかなーーーー？？</text:p>
          </table:table-cell>
          <table:table-cell table:style-name="ce0" table:number-columns-repeated="3"/>
        </table:table-row>
        <table:table-row table:style-name="ro1">
          <table:table-cell table:style-name="ce0" office:value-type="string" calcext:value-type="string">
            <text:p>ファン「いえええええぇぇぇぇーーいいッ！！！」</text:p>
          </table:table-cell>
          <table:table-cell table:style-name="ce0" table:number-columns-repeated="3"/>
        </table:table-row>
        <table:table-row table:style-name="ro1">
          <table:table-cell table:style-name="ce0" office:value-type="string" calcext:value-type="string">
            <text:p>おおおー！　テンションすっご～い！！ミララちゃん、うれしーーー☆</text:p>
          </table:table-cell>
          <table:table-cell table:style-name="ce0" table:number-columns-repeated="3"/>
        </table:table-row>
        <table:table-row table:style-name="ro1">
          <table:table-cell table:style-name="ce0" office:value-type="string" calcext:value-type="string">
            <text:p>（あ、あれー？　おっかしいな～・・・）</text:p>
          </table:table-cell>
          <table:table-cell table:style-name="ce0" table:number-columns-repeated="3"/>
        </table:table-row>
        <table:table-row table:style-name="ro1">
          <table:table-cell table:style-name="ce0" office:value-type="string" calcext:value-type="string">
            <text:p>（急におしっこ行きたくなってきちゃった・・・）</text:p>
          </table:table-cell>
          <table:table-cell table:style-name="ce0" table:number-columns-repeated="3"/>
        </table:table-row>
        <table:table-row table:style-name="ro1">
          <table:table-cell table:style-name="ce0" office:value-type="string" calcext:value-type="string">
            <text:p>（何でだろう？　本番前にちゃんとトイレ　済ませたのに・・・）</text:p>
          </table:table-cell>
          <table:table-cell table:style-name="ce0" table:number-columns-repeated="3"/>
        </table:table-row>
        <table:table-row table:style-name="ro1">
          <table:table-cell table:style-name="ce0" office:value-type="string" calcext:value-type="string">
            <text:p>（ま、いっか。　ライブ始まったばっかだし、　休憩までガマンできそうだし。）</text:p>
          </table:table-cell>
          <table:table-cell table:style-name="ce0" table:number-columns-repeated="3"/>
        </table:table-row>
        <table:table-row table:style-name="ro1">
          <table:table-cell table:style-name="ce0" office:value-type="string" calcext:value-type="string">
            <text:p>よーーーーし！！　それじゃまだ2曲目だけど、新曲・・・いっちゃう？？　いっちゃう？？？</text:p>
          </table:table-cell>
          <table:table-cell table:style-name="ce0" table:number-columns-repeated="3"/>
        </table:table-row>
        <table:table-row table:style-name="ro1">
          <table:table-cell table:style-name="ce0" office:value-type="string" calcext:value-type="string">
            <text:p>ファン「待ってましたーーーー！！　しっん曲！　しっん曲！！　しっん曲！！！」</text:p>
          </table:table-cell>
          <table:table-cell table:style-name="ce0" table:number-columns-repeated="3"/>
        </table:table-row>
        <table:table-row table:style-name="ro1">
          <table:table-cell table:style-name="ce0" office:value-type="string" calcext:value-type="string">
            <text:p>もう、みんな欲しがりさんなんだから☆それじゃあ期待に応えて・・・</text:p>
          </table:table-cell>
          <table:table-cell table:style-name="ce0" table:number-columns-repeated="3"/>
        </table:table-row>
        <table:table-row table:style-name="ro1">
          <table:table-cell table:style-name="ce0" office:value-type="string" calcext:value-type="string">
            <text:p>『ドキドキ☆今夜も不整脈』！！！！ミュージック・スタート！！！</text:p>
          </table:table-cell>
          <table:table-cell table:style-name="ce0" table:number-columns-repeated="3"/>
        </table:table-row>
        <table:table-row table:style-name="ro1">
          <table:table-cell table:style-name="ce0" office:value-type="string" calcext:value-type="string">
            <text:p>・・・むにゃ・・・あれぇ？　照明さん、ステージが急に暗く・・・</text:p>
          </table:table-cell>
          <table:table-cell table:style-name="ce0" table:number-columns-repeated="3"/>
        </table:table-row>
        <table:table-row table:style-name="ro1">
          <table:table-cell table:style-name="ce0" office:value-type="string" calcext:value-type="string">
            <text:p>・・・ハッ！！　な、なんだ夢じゃぁぁんっ！！！</text:p>
          </table:table-cell>
          <table:table-cell table:style-name="ce0" table:number-columns-repeated="3"/>
        </table:table-row>
        <table:table-row table:style-name="ro1">
          <table:table-cell table:style-name="ce0" office:value-type="string" calcext:value-type="string">
            <text:p>てか、おしっこ！！　めちゃくちゃおしっこ溜まってるっ！！！！</text:p>
          </table:table-cell>
          <table:table-cell table:style-name="ce0" table:number-columns-repeated="3"/>
        </table:table-row>
        <table:table-row table:style-name="ro1">
          <table:table-cell table:style-name="ce0" office:value-type="string" calcext:value-type="string">
            <text:p>あわわ、やばい、もれそぉ・・・/////</text:p>
          </table:table-cell>
          <table:table-cell table:style-name="ce0" table:number-columns-repeated="3"/>
        </table:table-row>
        <table:table-row table:style-name="ro1">
          <table:table-cell table:style-name="ce0" office:value-type="string" calcext:value-type="string">
            <text:p>ひいいいぃぃん！！　ひ、ひつぎの蓋があかなぁぁい！！！！</text:p>
          </table:table-cell>
          <table:table-cell table:style-name="ce0" table:number-columns-repeated="3"/>
        </table:table-row>
        <table:table-row table:style-name="ro1">
          <table:table-cell table:style-name="ce0" office:value-type="string" calcext:value-type="string">
            <text:p>3年も寝てたから、チョウツガイがサビてるぅっ！</text:p>
          </table:table-cell>
          <table:table-cell table:style-name="ce0" table:number-columns-repeated="3"/>
        </table:table-row>
        <table:table-row table:style-name="ro1">
          <table:table-cell table:style-name="ce0" office:value-type="string" calcext:value-type="string">
            <text:p>くうぅっ、おしっこ、おしっこ、おしっこ・・・も、もう・・・ガマンが・・・ふえぇぇ・・・っ/////</text:p>
          </table:table-cell>
          <table:table-cell table:style-name="ce0" table:number-columns-repeated="3"/>
        </table:table-row>
        <table:table-row table:style-name="ro1">
          <table:table-cell table:style-name="ce0" office:value-type="string" calcext:value-type="string">
            <text:p>も、もれ・・・ちゃ・・・うぅぅぅぅ・・・っ！！あ、ぁ、ぁ・・・</text:p>
          </table:table-cell>
          <table:table-cell table:style-name="ce0" table:number-columns-repeated="3"/>
        </table:table-row>
        <table:table-row table:style-name="ro1">
          <table:table-cell table:style-name="ce0" office:value-type="string" calcext:value-type="string">
            <text:p>あううぅぅ・・・ミララちゃん、アイドルなのにぃ・・・</text:p>
          </table:table-cell>
          <table:table-cell table:style-name="ce0" table:number-columns-repeated="3"/>
        </table:table-row>
        <table:table-row table:style-name="ro1">
          <table:table-cell table:style-name="ce0" office:value-type="string" calcext:value-type="string">
            <text:p>ファンのみんな、ごめんね・・・・ごめんね・・・あううぅぅ・・・///////</text:p>
          </table:table-cell>
          <table:table-cell table:style-name="ce0" table:number-columns-repeated="3"/>
        </table:table-row>
        <table:table-row table:style-name="ro1">
          <table:table-cell table:style-name="ce0" office:value-type="string" calcext:value-type="string">
            <text:p>ふぅー・・・木の上で涼みながら飲むアイスコーヒーは、格別ですわね。</text:p>
          </table:table-cell>
          <table:table-cell table:style-name="ce0" table:number-columns-repeated="3"/>
        </table:table-row>
        <table:table-row table:style-name="ro1">
          <table:table-cell table:style-name="ce0" office:value-type="string" calcext:value-type="string">
            <text:p>あとはここに、マッサージ師とハープ奏者さえいれば完璧・・・</text:p>
          </table:table-cell>
          <table:table-cell table:style-name="ce0" table:number-columns-repeated="3"/>
        </table:table-row>
        <table:table-row table:style-name="ro1">
          <table:table-cell table:style-name="ce0" office:value-type="string" calcext:value-type="string">
            <text:p>あらいけない、それではお屋敷の中と一緒ですわ！</text:p>
          </table:table-cell>
          <table:table-cell table:style-name="ce0" table:number-columns-repeated="3"/>
        </table:table-row>
        <table:table-row table:style-name="ro1">
          <table:table-cell table:style-name="ce0" office:value-type="string" calcext:value-type="string">
            <text:p>せっかくお忍びで、あの窮屈な空間から抜け出しているんですもの。</text:p>
          </table:table-cell>
          <table:table-cell table:style-name="ce0" table:number-columns-repeated="3"/>
        </table:table-row>
        <table:table-row table:style-name="ro1">
          <table:table-cell table:style-name="ce0" office:value-type="string" calcext:value-type="string">
            <text:p>ここではセレブ思想は極力禁止ですことよ。</text:p>
          </table:table-cell>
          <table:table-cell table:style-name="ce0" table:number-columns-repeated="3"/>
        </table:table-row>
        <table:table-row table:style-name="ro1">
          <table:table-cell table:style-name="ce0" office:value-type="string" calcext:value-type="string">
            <text:p>・・・さて、少しお手洗いに行きたくなってきましたわ。　そろそろ降り・・・</text:p>
          </table:table-cell>
          <table:table-cell table:style-name="ce0" table:number-columns-repeated="3"/>
        </table:table-row>
        <table:table-row table:style-name="ro1">
          <table:table-cell table:style-name="ce0" office:value-type="string" calcext:value-type="string">
            <text:p>（ズルッ）あ、すべ・・・落ち・・・っ！</text:p>
          </table:table-cell>
          <table:table-cell table:style-name="ce0" table:number-columns-repeated="3"/>
        </table:table-row>
        <table:table-row table:style-name="ro1">
          <table:table-cell table:style-name="ce0" office:value-type="string" calcext:value-type="string">
            <text:p>（ガサガサガサーッ！！　ギュウウウゥ！！）</text:p>
          </table:table-cell>
          <table:table-cell table:style-name="ce0" table:number-columns-repeated="3"/>
        </table:table-row>
        <table:table-row table:style-name="ro1">
          <table:table-cell table:style-name="ce0" office:value-type="string" calcext:value-type="string">
            <text:p>ハァ・・・ハァ・・・た、助かりましたわ・・・</text:p>
          </table:table-cell>
          <table:table-cell table:style-name="ce0" table:number-columns-repeated="3"/>
        </table:table-row>
        <table:table-row table:style-name="ro1">
          <table:table-cell table:style-name="ce0" office:value-type="string" calcext:value-type="string">
            <text:p>このツタが無ければ、頭から真っ逆さまでしたのよ・・・ふぅ・・・</text:p>
          </table:table-cell>
          <table:table-cell table:style-name="ce0" table:number-columns-repeated="3"/>
        </table:table-row>
        <table:table-row table:style-name="ro1">
          <table:table-cell table:style-name="ce0" office:value-type="string" calcext:value-type="string">
            <text:p>木の上は油断すると危険ですわね。今後は注意しないといけませんわ。</text:p>
          </table:table-cell>
          <table:table-cell table:style-name="ce0" table:number-columns-repeated="3"/>
        </table:table-row>
        <table:table-row table:style-name="ro1">
          <table:table-cell table:style-name="ce0" office:value-type="string" calcext:value-type="string">
            <text:p>・・・ん！　えい！　・・・あ、あら・・・？</text:p>
          </table:table-cell>
          <table:table-cell table:style-name="ce0" table:number-columns-repeated="3"/>
        </table:table-row>
        <table:table-row table:style-name="ro1">
          <table:table-cell table:style-name="ce0" office:value-type="string" calcext:value-type="string">
            <text:p>こ、このツタ・・・手足にまで絡まって・・・んんぅっ！　やぁっ！　・・・ふん！！</text:p>
          </table:table-cell>
          <table:table-cell table:style-name="ce0" table:number-columns-repeated="3"/>
        </table:table-row>
        <table:table-row table:style-name="ro1">
          <table:table-cell table:style-name="ce0" office:value-type="string" calcext:value-type="string">
            <text:p>ハァ・・・ハァ・・・体重が掛かっているせいで余計にきつくなって・・・ほ、ほどけませんわ！</text:p>
          </table:table-cell>
          <table:table-cell table:style-name="ce0" table:number-columns-repeated="3"/>
        </table:table-row>
        <table:table-row table:style-name="ro1">
          <table:table-cell table:style-name="ce0" office:value-type="string" calcext:value-type="string">
            <text:p>うう・・・困りましたわね・・・</text:p>
          </table:table-cell>
          <table:table-cell table:style-name="ce0" table:number-columns-repeated="3"/>
        </table:table-row>
        <table:table-row table:style-name="ro1">
          <table:table-cell table:style-name="ce0" office:value-type="string" calcext:value-type="string">
            <text:p>誰かがここを通りかかってくれるのを待つしかありませんの・・・？</text:p>
          </table:table-cell>
          <table:table-cell table:style-name="ce0" table:number-columns-repeated="3"/>
        </table:table-row>
        <table:table-row table:style-name="ro1">
          <table:table-cell table:style-name="ce0" office:value-type="string" calcext:value-type="string">
            <text:p>（・・・ぷるるっ）</text:p>
          </table:table-cell>
          <table:table-cell table:style-name="ce0" table:number-columns-repeated="3"/>
        </table:table-row>
        <table:table-row table:style-name="ro1">
          <table:table-cell table:style-name="ce0" office:value-type="string" calcext:value-type="string">
            <text:p>い、いけませんわ・・・ちょっとアイスコーヒーを飲みすぎてしまったかしら・・・</text:p>
          </table:table-cell>
          <table:table-cell table:style-name="ce0" table:number-columns-repeated="3"/>
        </table:table-row>
        <table:table-row table:style-name="ro1">
          <table:table-cell table:style-name="ce0" office:value-type="string" calcext:value-type="string">
            <text:p>急に・・・にょ、尿意が・・・強く・・・はぅ・・・っ</text:p>
          </table:table-cell>
          <table:table-cell table:style-name="ce0" table:number-columns-repeated="3"/>
        </table:table-row>
        <table:table-row table:style-name="ro1">
          <table:table-cell table:style-name="ce0" office:value-type="string" calcext:value-type="string">
            <text:p>・・・だ、だれか・・・たすけてくださいまし・・・っ！</text:p>
          </table:table-cell>
          <table:table-cell table:style-name="ce0" table:number-columns-repeated="3"/>
        </table:table-row>
        <table:table-row table:style-name="ro1">
          <table:table-cell table:style-name="ce0" office:value-type="string" calcext:value-type="string">
            <text:p>も、もう・・・私・・・がまん・・・がまんが・・・っ！！</text:p>
          </table:table-cell>
          <table:table-cell table:style-name="ce0" table:number-columns-repeated="3"/>
        </table:table-row>
        <table:table-row table:style-name="ro1">
          <table:table-cell table:style-name="ce0" office:value-type="string" calcext:value-type="string">
            <text:p>はうぅ・・・このままでは・・・お粗相で、ぜ、全身が・・・はうううぅぅ・・・っ/////</text:p>
          </table:table-cell>
          <table:table-cell table:style-name="ce0" table:number-columns-repeated="3"/>
        </table:table-row>
        <table:table-row table:style-name="ro1">
          <table:table-cell table:style-name="ce0" office:value-type="string" calcext:value-type="string">
            <text:p>あ、あの！！　あのーーー！！！だれかーーーー！！！　だ、だれかっ！！</text:p>
          </table:table-cell>
          <table:table-cell table:style-name="ce0" table:number-columns-repeated="3"/>
        </table:table-row>
        <table:table-row table:style-name="ro1">
          <table:table-cell table:style-name="ce0" office:value-type="string" calcext:value-type="string">
            <text:p>たすけて！！　おねがいですのっ！！！お、お、お手洗い・・・、も、漏れて・・・</text:p>
          </table:table-cell>
          <table:table-cell table:style-name="ce0" table:number-columns-repeated="3"/>
        </table:table-row>
        <table:table-row table:style-name="ro1">
          <table:table-cell table:style-name="ce0" office:value-type="string" calcext:value-type="string">
            <text:p>漏れてしまいますのおおぉぉっ！！！だれか・・・うぅぅっ、だめ・・・っ</text:p>
          </table:table-cell>
          <table:table-cell table:style-name="ce0" table:number-columns-repeated="3"/>
        </table:table-row>
        <table:table-row table:style-name="ro1">
          <table:table-cell table:style-name="ce0" office:value-type="string" calcext:value-type="string">
            <text:p>本当に・・・もう・・・私・・・もう・・・はうううぅ・・・</text:p>
          </table:table-cell>
          <table:table-cell table:style-name="ce0" table:number-columns-repeated="3"/>
        </table:table-row>
        <table:table-row table:style-name="ro1">
          <table:table-cell table:style-name="ce0" office:value-type="string" calcext:value-type="string">
            <text:p>げ・・・げ・・・限界・・・です、の・・・ぉ・・・っ</text:p>
          </table:table-cell>
          <table:table-cell table:style-name="ce0" table:number-columns-repeated="3"/>
        </table:table-row>
        <table:table-row table:style-name="ro1">
          <table:table-cell table:style-name="ce0" office:value-type="string" calcext:value-type="string">
            <text:p>はうううぅぅぅ～～～・・・////////ふ、服が・・・おしっこで・・・はううぅぅっ！！</text:p>
          </table:table-cell>
          <table:table-cell table:style-name="ce0" table:number-columns-repeated="3"/>
        </table:table-row>
        <table:table-row table:style-name="ro1">
          <table:table-cell table:style-name="ce0" office:value-type="string" calcext:value-type="string">
            <text:p>・・・きゃっ！？　か、顔にまで！！？　い、いやぁぁ！！　誰か！　助けて誰かぁーっ！！</text:p>
          </table:table-cell>
          <table:table-cell table:style-name="ce0" table:number-columns-repeated="3"/>
        </table:table-row>
        <table:table-row table:style-name="ro1">
          <table:table-cell table:style-name="ce0" office:value-type="string" calcext:value-type="string">
            <text:p>（このあと娘を捜しにきたパパに助けて　もらいました。）</text:p>
          </table:table-cell>
          <table:table-cell table:style-name="ce0" table:number-columns-repeated="3"/>
        </table:table-row>
        <table:table-row table:style-name="ro1">
          <table:table-cell table:style-name="ce0" office:value-type="string" calcext:value-type="string">
            <text:p>うっわぁー！！　今日は珍しくお客さんがいっぱい！！</text:p>
          </table:table-cell>
          <table:table-cell table:style-name="ce0" table:number-columns-repeated="3"/>
        </table:table-row>
        <table:table-row table:style-name="ro1">
          <table:table-cell table:style-name="ce0" office:value-type="string" calcext:value-type="string">
            <text:p>なになに？　今夜は砂漠で流星群が見られるの！？　すごーい！　見たーい！！</text:p>
          </table:table-cell>
          <table:table-cell table:style-name="ce0" table:number-columns-repeated="3"/>
        </table:table-row>
        <table:table-row table:style-name="ro1">
          <table:table-cell table:style-name="ce0" office:value-type="string" calcext:value-type="string">
            <text:p>じゃ、その時間までたっぷり楽しんで行ってね！</text:p>
          </table:table-cell>
          <table:table-cell table:style-name="ce0" table:number-columns-repeated="3"/>
        </table:table-row>
        <table:table-row table:style-name="ro1">
          <table:table-cell table:style-name="ce0" office:value-type="string" calcext:value-type="string">
            <text:p>うふ！　今日はサービスして、ちょっとＨなダンス、踊っちゃおっかな♪</text:p>
          </table:table-cell>
          <table:table-cell table:style-name="ce0" table:number-columns-repeated="3"/>
        </table:table-row>
        <table:table-row table:style-name="ro1">
          <table:table-cell table:style-name="ce0" office:value-type="string" calcext:value-type="string">
            <text:p>いっぱいお酒注文してくれたら、もっとキワどいダンスも披露・・・なーんてね♪　冗談♪</text:p>
          </table:table-cell>
          <table:table-cell table:style-name="ce0" table:number-columns-repeated="3"/>
        </table:table-row>
        <table:table-row table:style-name="ro1">
          <table:table-cell table:style-name="ce0" office:value-type="string" calcext:value-type="string">
            <text:p>なになに？　リンゴ酒をおごってくれるの！？わーい！　でも私、未成年なの♪　えへへ♪</text:p>
          </table:table-cell>
          <table:table-cell table:style-name="ce0" table:number-columns-repeated="3"/>
        </table:table-row>
        <table:table-row table:style-name="ro1">
          <table:table-cell table:style-name="ce0" office:value-type="string" calcext:value-type="string">
            <text:p>リンゴジュース！？　やったー！　ありがとうね！！　それならいただきまーす！</text:p>
          </table:table-cell>
          <table:table-cell table:style-name="ce0" table:number-columns-repeated="3"/>
        </table:table-row>
        <table:table-row table:style-name="ro1">
          <table:table-cell table:style-name="ce0" office:value-type="string" calcext:value-type="string">
            <text:p>わわわー！　さっきの話が噂で広まって・・・お、お客さんでぎゅうぎゅう・・・！！</text:p>
          </table:table-cell>
          <table:table-cell table:style-name="ce0" table:number-columns-repeated="3"/>
        </table:table-row>
        <table:table-row table:style-name="ro1">
          <table:table-cell table:style-name="ce0" office:value-type="string" calcext:value-type="string">
            <text:p>これは久々の稼ぎ時ね！！　がんばってたくさん踊っちゃうぞ～♪</text:p>
          </table:table-cell>
          <table:table-cell table:style-name="ce0" table:number-columns-repeated="3"/>
        </table:table-row>
        <table:table-row table:style-name="ro1">
          <table:table-cell table:style-name="ce0" office:value-type="string" calcext:value-type="string">
            <text:p>（そろそろ休憩しようと思ってたけど、それどころ　じゃなさそうね・・・）</text:p>
          </table:table-cell>
          <table:table-cell table:style-name="ce0" table:number-columns-repeated="3"/>
        </table:table-row>
        <table:table-row table:style-name="ro1">
          <table:table-cell table:style-name="ce0" office:value-type="string" calcext:value-type="string">
            <text:p>（このラッシュを乗り切るまで、頑張らなくちゃ！　体力もまだまだ余裕だし、トイレも・・・）</text:p>
          </table:table-cell>
          <table:table-cell table:style-name="ce0" table:number-columns-repeated="3"/>
        </table:table-row>
        <table:table-row table:style-name="ro1">
          <table:table-cell table:style-name="ce0" office:value-type="string" calcext:value-type="string">
            <text:p>（た、たぶん大丈夫・・・！　ちょっと膀胱が　たぷたぷだけど・・・気合よ、気合！！）</text:p>
          </table:table-cell>
          <table:table-cell table:style-name="ce0" table:number-columns-repeated="3"/>
        </table:table-row>
        <table:table-row table:style-name="ro1">
          <table:table-cell table:style-name="ce0" office:value-type="string" calcext:value-type="string">
            <text:p>さあ、ノってきたわよ～♪　ふりふり～☆くいっ♪　くいっ♪</text:p>
          </table:table-cell>
          <table:table-cell table:style-name="ce0" table:number-columns-repeated="3"/>
        </table:table-row>
        <table:table-row table:style-name="ro1">
          <table:table-cell table:style-name="ce0" office:value-type="string" calcext:value-type="string">
            <text:p>あ！　お客さん！　おさわりはダーメ！</text:p>
          </table:table-cell>
          <table:table-cell table:style-name="ce0" table:number-columns-repeated="3"/>
        </table:table-row>
        <table:table-row table:style-name="ro1">
          <table:table-cell table:style-name="ce0" office:value-type="string" calcext:value-type="string">
            <text:p>ふぅ・・・ふぅ・・・</text:p>
          </table:table-cell>
          <table:table-cell table:style-name="ce0" table:number-columns-repeated="3"/>
        </table:table-row>
        <table:table-row table:style-name="ro1">
          <table:table-cell table:style-name="ce0" office:value-type="string" calcext:value-type="string">
            <text:p>（だ、だめ・・・トイレ・・・すごくトイレ行きたい　・・・っ！！）</text:p>
          </table:table-cell>
          <table:table-cell table:style-name="ce0" table:number-columns-repeated="3"/>
        </table:table-row>
        <table:table-row table:style-name="ro1">
          <table:table-cell table:style-name="ce0" office:value-type="string" calcext:value-type="string">
            <text:p>（もう・・・踊りに集中・・・できないよぉ・・・！！）</text:p>
          </table:table-cell>
          <table:table-cell table:style-name="ce0" table:number-columns-repeated="3"/>
        </table:table-row>
        <table:table-row table:style-name="ro1">
          <table:table-cell table:style-name="ce0" office:value-type="string" calcext:value-type="string">
            <text:p>（お客さんには悪いけど、このダンスが　終わったら、きゅ、休憩に・・・っ！！）</text:p>
          </table:table-cell>
          <table:table-cell table:style-name="ce0" table:number-columns-repeated="3"/>
        </table:table-row>
        <table:table-row table:style-name="ro1">
          <table:table-cell table:style-name="ce0" office:value-type="string" calcext:value-type="string">
            <text:p>ふええ！？　あ、あんこーるっ！？　あ、あの・・・あのぉ・・・っ！！</text:p>
          </table:table-cell>
          <table:table-cell table:style-name="ce0" table:number-columns-repeated="3"/>
        </table:table-row>
        <table:table-row table:style-name="ro1">
          <table:table-cell table:style-name="ce0" office:value-type="string" calcext:value-type="string">
            <text:p>私、その前に、ちょっと・・・ぉし・・・</text:p>
          </table:table-cell>
          <table:table-cell table:style-name="ce0" table:number-columns-repeated="3"/>
        </table:table-row>
        <table:table-row table:style-name="ro1">
          <table:table-cell table:style-name="ce0" office:value-type="string" calcext:value-type="string">
            <text:p>（・・・ああぁっ！！　み、店に一つしかない　トイレに・・・あんなに列が・・・っ！！）</text:p>
          </table:table-cell>
          <table:table-cell table:style-name="ce0" table:number-columns-repeated="3"/>
        </table:table-row>
        <table:table-row table:style-name="ro1">
          <table:table-cell table:style-name="ce0" office:value-type="string" calcext:value-type="string">
            <text:p>（ど、ど、ど、どうしよう・・・も、もう間に合わない　よぉっ！！）</text:p>
          </table:table-cell>
          <table:table-cell table:style-name="ce0" table:number-columns-repeated="3"/>
        </table:table-row>
        <table:table-row table:style-name="ro1">
          <table:table-cell table:style-name="ce0" office:value-type="string" calcext:value-type="string">
            <text:p>（ぁ、ぁ、あっ！　やば・・・も、もれそぉ・・・っ///）</text:p>
          </table:table-cell>
          <table:table-cell table:style-name="ce0" table:number-columns-repeated="3"/>
        </table:table-row>
        <table:table-row table:style-name="ro1">
          <table:table-cell table:style-name="ce0" office:value-type="string" calcext:value-type="string">
            <text:p>（くねくねっ！　もじもじもじっ！！　くねくねっ！）</text:p>
          </table:table-cell>
          <table:table-cell table:style-name="ce0" table:number-columns-repeated="3"/>
        </table:table-row>
        <table:table-row table:style-name="ro1">
          <table:table-cell table:style-name="ce0" office:value-type="string" calcext:value-type="string">
            <text:p>（な、なんとか腰振りダンスで・・・ご、ごまか　さないとっ！！）</text:p>
          </table:table-cell>
          <table:table-cell table:style-name="ce0" table:number-columns-repeated="3"/>
        </table:table-row>
        <table:table-row table:style-name="ro1">
          <table:table-cell table:style-name="ce0" office:value-type="string" calcext:value-type="string">
            <text:p>（ああぁぁ・・・っ！　も・・・もれちゃうよぉっ！！）</text:p>
          </table:table-cell>
          <table:table-cell table:style-name="ce0" table:number-columns-repeated="3"/>
        </table:table-row>
        <table:table-row table:style-name="ro1">
          <table:table-cell table:style-name="ce0" office:value-type="string" calcext:value-type="string">
            <text:p>（すりすりっ！　もじもじっ！　くねくねっ！！）</text:p>
          </table:table-cell>
          <table:table-cell table:style-name="ce0" table:number-columns-repeated="3"/>
        </table:table-row>
        <table:table-row table:style-name="ro1">
          <table:table-cell table:style-name="ce0" office:value-type="string" calcext:value-type="string">
            <text:p>（だ・・・だめぇ・・・もぉ、げ、限界・・・だよぉ・・・）</text:p>
          </table:table-cell>
          <table:table-cell table:style-name="ce0" table:number-columns-repeated="3"/>
        </table:table-row>
        <table:table-row table:style-name="ro1">
          <table:table-cell table:style-name="ce0" office:value-type="string" calcext:value-type="string">
            <text:p>あっ！　あ、あっ！！　で・・・で・・・ちゃ・・・ぅ・・・</text:p>
          </table:table-cell>
          <table:table-cell table:style-name="ce0" table:number-columns-repeated="3"/>
        </table:table-row>
        <table:table-row table:style-name="ro1">
          <table:table-cell table:style-name="ce0" office:value-type="string" calcext:value-type="string">
            <text:p>え、ええと・・・あの・・・ち、ちがうの・・・これは・・・</text:p>
          </table:table-cell>
          <table:table-cell table:style-name="ce0" table:number-columns-repeated="3"/>
        </table:table-row>
        <table:table-row table:style-name="ro1">
          <table:table-cell table:style-name="ce0" office:value-type="string" calcext:value-type="string">
            <text:p>さ、さーびす！　そう！！　大人気、踊り子のナマおもらしショー！　あは、あははは・・・////</text:p>
          </table:table-cell>
          <table:table-cell table:style-name="ce0" table:number-columns-repeated="3"/>
        </table:table-row>
        <table:table-row table:style-name="ro1">
          <table:table-cell table:style-name="ce0" office:value-type="string" calcext:value-type="string">
            <text:p>な、なんだよ！　みんなボクをバカにして！</text:p>
          </table:table-cell>
          <table:table-cell table:style-name="ce0" table:number-columns-repeated="3"/>
        </table:table-row>
        <table:table-row table:style-name="ro1">
          <table:table-cell table:style-name="ce0" office:value-type="string" calcext:value-type="string">
            <text:p>確かにボクは熾天少女を迎え撃つ魔物にばってきされた中では、</text:p>
          </table:table-cell>
          <table:table-cell table:style-name="ce0" table:number-columns-repeated="3"/>
        </table:table-row>
        <table:table-row table:style-name="ro1">
          <table:table-cell table:style-name="ce0" office:value-type="string" calcext:value-type="string">
            <text:p>唯一、スキルを持ってないけどさ・・・</text:p>
          </table:table-cell>
          <table:table-cell table:style-name="ce0" table:number-columns-repeated="3"/>
        </table:table-row>
        <table:table-row table:style-name="ro1">
          <table:table-cell table:style-name="ce0" office:value-type="string" calcext:value-type="string">
            <text:p>そ、その代わり、4つの属性エリア全部に環境適応できる特殊能力を発揮してるじゃんか！</text:p>
          </table:table-cell>
          <table:table-cell table:style-name="ce0" table:number-columns-repeated="3"/>
        </table:table-row>
        <table:table-row table:style-name="ro1">
          <table:table-cell table:style-name="ce0" office:value-type="string" calcext:value-type="string">
            <text:p>格闘センスだってピカイチだし！　ボクを倒した時にもらえる経験値は莫大だし！！</text:p>
          </table:table-cell>
          <table:table-cell table:style-name="ce0" table:number-columns-repeated="3"/>
        </table:table-row>
        <table:table-row table:style-name="ro1">
          <table:table-cell table:style-name="ce0" office:value-type="string" calcext:value-type="string">
            <text:p>よぉーし、スキルを使えないボクだって、十分戦力になることをアピールしなくちゃ！</text:p>
          </table:table-cell>
          <table:table-cell table:style-name="ce0" table:number-columns-repeated="3"/>
        </table:table-row>
        <table:table-row table:style-name="ro1">
          <table:table-cell table:style-name="ce0" office:value-type="string" calcext:value-type="string">
            <text:p>たあ！　とうっ！！　てやーーっ！！</text:p>
          </table:table-cell>
          <table:table-cell table:style-name="ce0" table:number-columns-repeated="3"/>
        </table:table-row>
        <table:table-row table:style-name="ro1">
          <table:table-cell table:style-name="ce0" office:value-type="string" calcext:value-type="string">
            <text:p>ど・・・どうだ！　ボクの鋭いナイフテールと足技のコンビネーション！！</text:p>
          </table:table-cell>
          <table:table-cell table:style-name="ce0" table:number-columns-repeated="3"/>
        </table:table-row>
        <table:table-row table:style-name="ro1">
          <table:table-cell table:style-name="ce0" office:value-type="string" calcext:value-type="string">
            <text:p>マネできないだろ！！？</text:p>
          </table:table-cell>
          <table:table-cell table:style-name="ce0" table:number-columns-repeated="3"/>
        </table:table-row>
        <table:table-row table:style-name="ro1">
          <table:table-cell table:style-name="ce0" office:value-type="string" calcext:value-type="string">
            <text:p>え？　刃の鋭さなら裂鬼の双剣の方がすごいし、</text:p>
          </table:table-cell>
          <table:table-cell table:style-name="ce0" table:number-columns-repeated="3"/>
        </table:table-row>
        <table:table-row table:style-name="ro1">
          <table:table-cell table:style-name="ce0" office:value-type="string" calcext:value-type="string">
            <text:p>足技ならタイタンジェリーの方が多彩・・・？</text:p>
          </table:table-cell>
          <table:table-cell table:style-name="ce0" table:number-columns-repeated="3"/>
        </table:table-row>
        <table:table-row table:style-name="ro1">
          <table:table-cell table:style-name="ce0" office:value-type="string" calcext:value-type="string">
            <text:p>しかも、グルーギャやスフィアンは全体攻撃も使える・・・って・・・</text:p>
          </table:table-cell>
          <table:table-cell table:style-name="ce0" table:number-columns-repeated="3"/>
        </table:table-row>
        <table:table-row table:style-name="ro1">
          <table:table-cell table:style-name="ce0" office:value-type="string" calcext:value-type="string">
            <text:p>な、な、なんだよもう！！　ボ、ボクは・・・ボクは・・・ええと・・・</text:p>
          </table:table-cell>
          <table:table-cell table:style-name="ce0" table:number-columns-repeated="3"/>
        </table:table-row>
        <table:table-row table:style-name="ro1">
          <table:table-cell table:style-name="ce0" office:value-type="string" calcext:value-type="string">
            <text:p>ど、どんな状況でも屈せずに敵に立ち向かう勇気があるんだぞ！！！　こ、これだけは・・・</text:p>
          </table:table-cell>
          <table:table-cell table:style-name="ce0" table:number-columns-repeated="3"/>
        </table:table-row>
        <table:table-row table:style-name="ro1">
          <table:table-cell table:style-name="ce0" office:value-type="string" calcext:value-type="string">
            <text:p>これだけは絶対に負けないんだぞーーーっ！！</text:p>
          </table:table-cell>
          <table:table-cell table:style-name="ce0" table:number-columns-repeated="3"/>
        </table:table-row>
        <table:table-row table:style-name="ro1">
          <table:table-cell table:style-name="ce0" office:value-type="string" calcext:value-type="string">
            <text:p>とにかく！　ボクは何があっても弱みを見せない根性があるんだ！！　ホントだぞ！！</text:p>
          </table:table-cell>
          <table:table-cell table:style-name="ce0" table:number-columns-repeated="3"/>
        </table:table-row>
        <table:table-row table:style-name="ro1">
          <table:table-cell table:style-name="ce0" office:value-type="string" calcext:value-type="string">
            <text:p>（もじもじ・・・）</text:p>
          </table:table-cell>
          <table:table-cell table:style-name="ce0" table:number-columns-repeated="3"/>
        </table:table-row>
        <table:table-row table:style-name="ro1">
          <table:table-cell table:style-name="ce0" office:value-type="string" calcext:value-type="string">
            <text:p>（やばい・・・おしっこしたい・・・っ！）</text:p>
          </table:table-cell>
          <table:table-cell table:style-name="ce0" table:number-columns-repeated="3"/>
        </table:table-row>
        <table:table-row table:style-name="ro1">
          <table:table-cell table:style-name="ce0" office:value-type="string" calcext:value-type="string">
            <text:p>（で、でも・・・おしっこしてるとこ見られたら　すっごくカッコ悪い・・・！！）</text:p>
          </table:table-cell>
          <table:table-cell table:style-name="ce0" table:number-columns-repeated="3"/>
        </table:table-row>
        <table:table-row table:style-name="ro1">
          <table:table-cell table:style-name="ce0" office:value-type="string" calcext:value-type="string">
            <text:p>（どんな状況でも弱みを見せないって　言っちゃったし、今は我慢しなくちゃ・・・）</text:p>
          </table:table-cell>
          <table:table-cell table:style-name="ce0" table:number-columns-repeated="3"/>
        </table:table-row>
        <table:table-row table:style-name="ro1">
          <table:table-cell table:style-name="ce0" office:value-type="string" calcext:value-type="string">
            <text:p>（せめて、みんなが自分の持ち場に戻って　ここに誰もいなくなるまでは・・・）</text:p>
          </table:table-cell>
          <table:table-cell table:style-name="ce0" table:number-columns-repeated="3"/>
        </table:table-row>
        <table:table-row table:style-name="ro1">
          <table:table-cell table:style-name="ce0" office:value-type="string" calcext:value-type="string">
            <text:p>え？　なに？　お、落ち着きが無いって？？</text:p>
          </table:table-cell>
          <table:table-cell table:style-name="ce0" table:number-columns-repeated="3"/>
        </table:table-row>
        <table:table-row table:style-name="ro1">
          <table:table-cell table:style-name="ce0" office:value-type="string" calcext:value-type="string">
            <text:p>いやいやいや！！　ボ、ボクはいつでもれーせーちんちゃくだよ！！？</text:p>
          </table:table-cell>
          <table:table-cell table:style-name="ce0" table:number-columns-repeated="3"/>
        </table:table-row>
        <table:table-row table:style-name="ro1">
          <table:table-cell table:style-name="ce0" office:value-type="string" calcext:value-type="string">
            <text:p>なんてったって、鋼のような精神力を持ってるからね！！</text:p>
          </table:table-cell>
          <table:table-cell table:style-name="ce0" table:number-columns-repeated="3"/>
        </table:table-row>
        <table:table-row table:style-name="ro1">
          <table:table-cell table:style-name="ce0" office:value-type="string" calcext:value-type="string">
            <text:p>おしっこなんて、よゆーよゆー・・・あ！！な、何でもないよ！？！？　あはは・・・////</text:p>
          </table:table-cell>
          <table:table-cell table:style-name="ce0" table:number-columns-repeated="3"/>
        </table:table-row>
        <table:table-row table:style-name="ro1">
          <table:table-cell table:style-name="ce0" office:value-type="string" calcext:value-type="string">
            <text:p>はぁ・・・はぁ・・・っ、う、ぅ・・・（ぷるぷるぷる・・・）</text:p>
          </table:table-cell>
          <table:table-cell table:style-name="ce0" table:number-columns-repeated="3"/>
        </table:table-row>
        <table:table-row table:style-name="ro1">
          <table:table-cell table:style-name="ce0" office:value-type="string" calcext:value-type="string">
            <text:p>（漏れちゃうっ！！　漏れちゃうっ！！！　漏れちゃうよおおおおーーーーーっ！！！）</text:p>
          </table:table-cell>
          <table:table-cell table:style-name="ce0" table:number-columns-repeated="3"/>
        </table:table-row>
        <table:table-row table:style-name="ro1">
          <table:table-cell table:style-name="ce0" office:value-type="string" calcext:value-type="string">
            <text:p>（誰かが去ったと思えば、また違う誰かが　入れ違いでやってくるし・・・っ）</text:p>
          </table:table-cell>
          <table:table-cell table:style-name="ce0" table:number-columns-repeated="3"/>
        </table:table-row>
        <table:table-row table:style-name="ro1">
          <table:table-cell table:style-name="ce0" office:value-type="string" calcext:value-type="string">
            <text:p>（このままじゃ・・・ボク・・・がまん・・・限界に　なっちゃううぅぅっ！！！）</text:p>
          </table:table-cell>
          <table:table-cell table:style-name="ce0" table:number-columns-repeated="3"/>
        </table:table-row>
        <table:table-row table:style-name="ro1">
          <table:table-cell table:style-name="ce0" office:value-type="string" calcext:value-type="string">
            <text:p>はうううぅぅ・・・っ（もじもじくねくねそわそわっ）</text:p>
          </table:table-cell>
          <table:table-cell table:style-name="ce0" table:number-columns-repeated="3"/>
        </table:table-row>
        <table:table-row table:style-name="ro1">
          <table:table-cell table:style-name="ce0" office:value-type="string" calcext:value-type="string">
            <text:p>ち、ちがうの！　これは・・・む、武者震いのダンスなのっ！！！</text:p>
          </table:table-cell>
          <table:table-cell table:style-name="ce0" table:number-columns-repeated="3"/>
        </table:table-row>
        <table:table-row table:style-name="ro1">
          <table:table-cell table:style-name="ce0" office:value-type="string" calcext:value-type="string">
            <text:p>戦いたくてうずうずしてるだけで・・・べ、べつに・・・何かをガマンしてるとかじゃ・・・ぁ、ぁぅ・・・っ</text:p>
          </table:table-cell>
          <table:table-cell table:style-name="ce0" table:number-columns-repeated="3"/>
        </table:table-row>
        <table:table-row table:style-name="ro1">
          <table:table-cell table:style-name="ce0" office:value-type="string" calcext:value-type="string">
            <text:p>ふえ！？　侵入者！？　緑色の髪の女！？</text:p>
          </table:table-cell>
          <table:table-cell table:style-name="ce0" table:number-columns-repeated="3"/>
        </table:table-row>
        <table:table-row table:style-name="ro1">
          <table:table-cell table:style-name="ce0" office:value-type="string" calcext:value-type="string">
            <text:p>うわわわわっ！！　そ、そんないきなり・・・待って！！　ダメ・・・今走ったら・・・ぁ・・・あっ！</text:p>
          </table:table-cell>
          <table:table-cell table:style-name="ce0" table:number-columns-repeated="3"/>
        </table:table-row>
        <table:table-row table:style-name="ro1">
          <table:table-cell table:style-name="ce0" office:value-type="string" calcext:value-type="string">
            <text:p>出ちゃう・・・出ちゃうっ！！！　出ちゃううぅっ！！おしっこ出ちゃうううううぅぅぅぅーーーーっ！！！</text:p>
          </table:table-cell>
          <table:table-cell table:style-name="ce0" table:number-columns-repeated="3"/>
        </table:table-row>
        <table:table-row table:style-name="ro1">
          <table:table-cell table:style-name="ce0" office:value-type="string" calcext:value-type="string">
            <text:p>もおぉぉっ！！　バカーーー！！！みんなのバカーーーーーっ！！！！</text:p>
          </table:table-cell>
          <table:table-cell table:style-name="ce0" table:number-columns-repeated="3"/>
        </table:table-row>
        <table:table-row table:style-name="ro1">
          <table:table-cell table:style-name="ce0" office:value-type="string" calcext:value-type="string">
            <text:p>ずっとずっと我慢してたのにいいぃぃぃっ！！びええぇぇーーーーーんっ///////////</text:p>
          </table:table-cell>
          <table:table-cell table:style-name="ce0" table:number-columns-repeated="3"/>
        </table:table-row>
        <table:table-row table:style-name="ro1">
          <table:table-cell table:style-name="ce0" office:value-type="string" calcext:value-type="string">
            <text:p>よ！　待たせたのだ！　さっそく雪かきを始めるのだ！</text:p>
          </table:table-cell>
          <table:table-cell table:style-name="ce0" table:number-columns-repeated="3"/>
        </table:table-row>
        <table:table-row table:style-name="ro1">
          <table:table-cell table:style-name="ce0" office:value-type="string" calcext:value-type="string">
            <text:p>え？　そんな格好で寒くないのかって？</text:p>
          </table:table-cell>
          <table:table-cell table:style-name="ce0" table:number-columns-repeated="3"/>
        </table:table-row>
        <table:table-row table:style-name="ro1">
          <table:table-cell table:style-name="ce0" office:value-type="string" calcext:value-type="string">
            <text:p>ちっちっちっ！　わたしは"きそたいしゃ"が高いから、こんな寒さは何ともないのだ！</text:p>
          </table:table-cell>
          <table:table-cell table:style-name="ce0" table:number-columns-repeated="3"/>
        </table:table-row>
        <table:table-row table:style-name="ro1">
          <table:table-cell table:style-name="ce0" office:value-type="string" calcext:value-type="string">
            <text:p>どうだ！　恐れ入ったか！！　わっはっは！！（ぶるぶるぶる・・・）</text:p>
          </table:table-cell>
          <table:table-cell table:style-name="ce0" table:number-columns-repeated="3"/>
        </table:table-row>
        <table:table-row table:style-name="ro1">
          <table:table-cell table:style-name="ce0" office:value-type="string" calcext:value-type="string">
            <text:p>（さ、寒いけど、体を動かせば暑くなるはず！　へーきへーき！！）</text:p>
          </table:table-cell>
          <table:table-cell table:style-name="ce0" table:number-columns-repeated="3"/>
        </table:table-row>
        <table:table-row table:style-name="ro1">
          <table:table-cell table:style-name="ce0" office:value-type="string" calcext:value-type="string">
            <text:p>は・・・はっくしゅいっ！！</text:p>
          </table:table-cell>
          <table:table-cell table:style-name="ce0" table:number-columns-repeated="3"/>
        </table:table-row>
        <table:table-row table:style-name="ro1">
          <table:table-cell table:style-name="ce0" office:value-type="string" calcext:value-type="string">
            <text:p>お、おーっと、雪が鼻に入ってくしゃみが出ちゃったのだー！</text:p>
          </table:table-cell>
          <table:table-cell table:style-name="ce0" table:number-columns-repeated="3"/>
        </table:table-row>
        <table:table-row table:style-name="ro1">
          <table:table-cell table:style-name="ce0" office:value-type="string" calcext:value-type="string">
            <text:p>（うぐぐ・・・想像以上に・・・寒いいぃぃっ！！）</text:p>
          </table:table-cell>
          <table:table-cell table:style-name="ce0" table:number-columns-repeated="3"/>
        </table:table-row>
        <table:table-row table:style-name="ro1">
          <table:table-cell table:style-name="ce0" office:value-type="string" calcext:value-type="string">
            <text:p>（結構がんばって雪かきしてるけど、風が　吹いてきたせいで、むしろ体が冷たく・・・）</text:p>
          </table:table-cell>
          <table:table-cell table:style-name="ce0" table:number-columns-repeated="3"/>
        </table:table-row>
        <table:table-row table:style-name="ro1">
          <table:table-cell table:style-name="ce0" office:value-type="string" calcext:value-type="string">
            <text:p>ぶはっくちゅいいぃっ！！！</text:p>
          </table:table-cell>
          <table:table-cell table:style-name="ce0" table:number-columns-repeated="3"/>
        </table:table-row>
        <table:table-row table:style-name="ro1">
          <table:table-cell table:style-name="ce0" office:value-type="string" calcext:value-type="string">
            <text:p>あーっと、今度は・・・ええと・・・何かの粉が鼻に入ってくしゃみがー・・・！</text:p>
          </table:table-cell>
          <table:table-cell table:style-name="ce0" table:number-columns-repeated="3"/>
        </table:table-row>
        <table:table-row table:style-name="ro1">
          <table:table-cell table:style-name="ce0" office:value-type="string" calcext:value-type="string">
            <text:p>（ぶるぶるぶる・・・）</text:p>
          </table:table-cell>
          <table:table-cell table:style-name="ce0" table:number-columns-repeated="3"/>
        </table:table-row>
        <table:table-row table:style-name="ro1">
          <table:table-cell table:style-name="ce0" office:value-type="string" calcext:value-type="string">
            <text:p>（んぐぅ・・・寒すぎておしっこしたくなって　きたのだ・・・）</text:p>
          </table:table-cell>
          <table:table-cell table:style-name="ce0" table:number-columns-repeated="3"/>
        </table:table-row>
        <table:table-row table:style-name="ro1">
          <table:table-cell table:style-name="ce0" office:value-type="string" calcext:value-type="string">
            <text:p>（でも、トイレになんか行ったら、やっぱり　寒かったんだって思われるのだ・・・！！）</text:p>
          </table:table-cell>
          <table:table-cell table:style-name="ce0" table:number-columns-repeated="3"/>
        </table:table-row>
        <table:table-row table:style-name="ro1">
          <table:table-cell table:style-name="ce0" office:value-type="string" calcext:value-type="string">
            <text:p>（まだぜんぜん我慢できるし、このまま一気に　雪かきを終わらせちゃうのだ！）</text:p>
          </table:table-cell>
          <table:table-cell table:style-name="ce0" table:number-columns-repeated="3"/>
        </table:table-row>
        <table:table-row table:style-name="ro1">
          <table:table-cell table:style-name="ce0" office:value-type="string" calcext:value-type="string">
            <text:p>（きゅううぅぅぅ！！　くねくね！！　もじもじもじっ）</text:p>
          </table:table-cell>
          <table:table-cell table:style-name="ce0" table:number-columns-repeated="3"/>
        </table:table-row>
        <table:table-row table:style-name="ro1">
          <table:table-cell table:style-name="ce0" office:value-type="string" calcext:value-type="string">
            <text:p>（おしっこしたいのだっ！！！　めちゃくちゃ　おしっこしたいのだーーーーっ！！</text:p>
          </table:table-cell>
          <table:table-cell table:style-name="ce0" table:number-columns-repeated="3"/>
        </table:table-row>
        <table:table-row table:style-name="ro1">
          <table:table-cell table:style-name="ce0" office:value-type="string" calcext:value-type="string">
            <text:p>（で、でも・・・まだ誰もトイレに行きたいなんて　言い出さないのだ！！）</text:p>
          </table:table-cell>
          <table:table-cell table:style-name="ce0" table:number-columns-repeated="3"/>
        </table:table-row>
        <table:table-row table:style-name="ro1">
          <table:table-cell table:style-name="ce0" office:value-type="string" calcext:value-type="string">
            <text:p>（誰でもいいから・・・ト、トイレに行ってくれたら、　私も便乗したいのだ・・・っ！！）</text:p>
          </table:table-cell>
          <table:table-cell table:style-name="ce0" table:number-columns-repeated="3"/>
        </table:table-row>
        <table:table-row table:style-name="ro1">
          <table:table-cell table:style-name="ce0" office:value-type="string" calcext:value-type="string">
            <text:p>（お願い、誰か・・・も、も、もれちゃいそう　なのだ・・・っ///////）</text:p>
          </table:table-cell>
          <table:table-cell table:style-name="ce0" table:number-columns-repeated="3"/>
        </table:table-row>
        <table:table-row table:style-name="ro1">
          <table:table-cell table:style-name="ce0" office:value-type="string" calcext:value-type="string">
            <text:p>（・・・あ！！！　やっとトイレに行く人が出た　のだっ！！！！）</text:p>
          </table:table-cell>
          <table:table-cell table:style-name="ce0" table:number-columns-repeated="3"/>
        </table:table-row>
        <table:table-row table:style-name="ro1">
          <table:table-cell table:style-name="ce0" office:value-type="string" calcext:value-type="string">
            <text:p>あ、あ、あ、あの！　あのっ！！！　わ、私も付き合ってあげるのだーーーーっ！！！</text:p>
          </table:table-cell>
          <table:table-cell table:style-name="ce0" table:number-columns-repeated="3"/>
        </table:table-row>
        <table:table-row table:style-name="ro1">
          <table:table-cell table:style-name="ce0" office:value-type="string" calcext:value-type="string">
            <text:p>タッタッタッタッタッタ・・・</text:p>
          </table:table-cell>
          <table:table-cell table:style-name="ce0" table:number-columns-repeated="3"/>
        </table:table-row>
        <table:table-row table:style-name="ro1">
          <table:table-cell table:style-name="ce0" office:value-type="string" calcext:value-type="string">
            <text:p>んひいぃぃっ！！　もれる！！　もれる！！！もれるうううぅぅっ！！！！</text:p>
          </table:table-cell>
          <table:table-cell table:style-name="ce0" table:number-columns-repeated="3"/>
        </table:table-row>
        <table:table-row table:style-name="ro1">
          <table:table-cell table:style-name="ce0" office:value-type="string" calcext:value-type="string">
            <text:p>あ、あ、ああぁぁぁ～～・・・//////////やっとおしっこできたのだぁぁ・・・///////</text:p>
          </table:table-cell>
          <table:table-cell table:style-name="ce0" table:number-columns-repeated="3"/>
        </table:table-row>
        <table:table-row table:style-name="ro1">
          <table:table-cell table:style-name="ce0" office:value-type="string" calcext:value-type="string">
            <text:p>こ、こんなに勢いのいいおしっこ・・・初めてなのだ・・・♪　ふううぅぅぅ・・・/////////</text:p>
          </table:table-cell>
          <table:table-cell table:style-name="ce0" table:number-columns-repeated="3"/>
        </table:table-row>
        <table:table-row table:style-name="ro1">
          <table:table-cell table:style-name="ce0" office:value-type="string" calcext:value-type="string">
            <text:p>スイー！　スイー！</text:p>
          </table:table-cell>
          <table:table-cell table:style-name="ce0" table:number-columns-repeated="3"/>
        </table:table-row>
        <table:table-row table:style-name="ro1">
          <table:table-cell table:style-name="ce0" office:value-type="string" calcext:value-type="string">
            <text:p>ここでトリプルアクセル！！　・・・はさすがに無理ですね。</text:p>
          </table:table-cell>
          <table:table-cell table:style-name="ce0" table:number-columns-repeated="3"/>
        </table:table-row>
        <table:table-row table:style-name="ro1">
          <table:table-cell table:style-name="ce0" office:value-type="string" calcext:value-type="string">
            <text:p>さてと、トイレ行きたくなってきたし、今日の練習はこの辺にして帰りましょう。</text:p>
          </table:table-cell>
          <table:table-cell table:style-name="ce0" table:number-columns-repeated="3"/>
        </table:table-row>
        <table:table-row table:style-name="ro1">
          <table:table-cell table:style-name="ce0" office:value-type="string" calcext:value-type="string">
            <text:p>（・・・ピシッ！！　バリバリバリッ！！！）</text:p>
          </table:table-cell>
          <table:table-cell table:style-name="ce0" table:number-columns-repeated="3"/>
        </table:table-row>
        <table:table-row table:style-name="ro1">
          <table:table-cell table:style-name="ce0" office:value-type="string" calcext:value-type="string">
            <text:p>きゃ、きゃああぁっ！！！　氷が・・・わ、割れて・・・！！！</text:p>
          </table:table-cell>
          <table:table-cell table:style-name="ce0" table:number-columns-repeated="3"/>
        </table:table-row>
        <table:table-row table:style-name="ro1">
          <table:table-cell table:style-name="ce0" office:value-type="string" calcext:value-type="string">
            <text:p>ど、どうしましょう・・・私が乗ってる氷・・・完全に陸から孤立してしまいました・・・</text:p>
          </table:table-cell>
          <table:table-cell table:style-name="ce0" table:number-columns-repeated="3"/>
        </table:table-row>
        <table:table-row table:style-name="ro1">
          <table:table-cell table:style-name="ce0" office:value-type="string" calcext:value-type="string">
            <text:p>このまま湖の上を漂い続けるなんて、嫌です！誰か、気付いてください・・・！</text:p>
          </table:table-cell>
          <table:table-cell table:style-name="ce0" table:number-columns-repeated="3"/>
        </table:table-row>
        <table:table-row table:style-name="ro1">
          <table:table-cell table:style-name="ce0" office:value-type="string" calcext:value-type="string">
            <text:p>・・・あ！！　人です！！　あのーーーー！！すみませーーん！！　助けてくださーーい！！</text:p>
          </table:table-cell>
          <table:table-cell table:style-name="ce0" table:number-columns-repeated="3"/>
        </table:table-row>
        <table:table-row table:style-name="ro1">
          <table:table-cell table:style-name="ce0" office:value-type="string" calcext:value-type="string">
            <text:p>よかった、これで何とか助けてもらえそうです・・・！</text:p>
          </table:table-cell>
          <table:table-cell table:style-name="ce0" table:number-columns-repeated="3"/>
        </table:table-row>
        <table:table-row table:style-name="ro1">
          <table:table-cell table:style-name="ce0" office:value-type="string" calcext:value-type="string">
            <text:p>（もじもじ・・・）　で、できれば早めに・・・</text:p>
          </table:table-cell>
          <table:table-cell table:style-name="ce0" table:number-columns-repeated="3"/>
        </table:table-row>
        <table:table-row table:style-name="ro1">
          <table:table-cell table:style-name="ce0" office:value-type="string" calcext:value-type="string">
            <text:p>あ！　そのロープを投げてくれるんですね？分かりました！　掴みます！</text:p>
          </table:table-cell>
          <table:table-cell table:style-name="ce0" table:number-columns-repeated="3"/>
        </table:table-row>
        <table:table-row table:style-name="ro1">
          <table:table-cell table:style-name="ce0" office:value-type="string" calcext:value-type="string">
            <text:p>（ヒューン！　・・・ポチャ）</text:p>
          </table:table-cell>
          <table:table-cell table:style-name="ce0" table:number-columns-repeated="3"/>
        </table:table-row>
        <table:table-row table:style-name="ro1">
          <table:table-cell table:style-name="ce0" office:value-type="string" calcext:value-type="string">
            <text:p>ああ・・・長さが足りません・・・</text:p>
          </table:table-cell>
          <table:table-cell table:style-name="ce0" table:number-columns-repeated="3"/>
        </table:table-row>
        <table:table-row table:style-name="ro1">
          <table:table-cell table:style-name="ce0" office:value-type="string" calcext:value-type="string">
            <text:p>もっと長いロープを町から取ってきてくれるんですか？　あ、ありがとうございます！</text:p>
          </table:table-cell>
          <table:table-cell table:style-name="ce0" table:number-columns-repeated="3"/>
        </table:table-row>
        <table:table-row table:style-name="ro1">
          <table:table-cell table:style-name="ce0" office:value-type="string" calcext:value-type="string">
            <text:p>や・・・やっと・・・来た・・・っ！！</text:p>
          </table:table-cell>
          <table:table-cell table:style-name="ce0" table:number-columns-repeated="3"/>
        </table:table-row>
        <table:table-row table:style-name="ro1">
          <table:table-cell table:style-name="ce0" office:value-type="string" calcext:value-type="string">
            <text:p>ありがとうございますっ！　は、はやく助けてください・・・っ！！</text:p>
          </table:table-cell>
          <table:table-cell table:style-name="ce0" table:number-columns-repeated="3"/>
        </table:table-row>
        <table:table-row table:style-name="ro1">
          <table:table-cell table:style-name="ce0" office:value-type="string" calcext:value-type="string">
            <text:p>（・・・も、もう・・・私・・・我慢が・・・っ/////）</text:p>
          </table:table-cell>
          <table:table-cell table:style-name="ce0" table:number-columns-repeated="3"/>
        </table:table-row>
        <table:table-row table:style-name="ro1">
          <table:table-cell table:style-name="ce0" office:value-type="string" calcext:value-type="string">
            <text:p>（押さえてないと・・・で、でちゃい・・・ますぅ・・・）</text:p>
          </table:table-cell>
          <table:table-cell table:style-name="ce0" table:number-columns-repeated="3"/>
        </table:table-row>
        <table:table-row table:style-name="ro1">
          <table:table-cell table:style-name="ce0" office:value-type="string" calcext:value-type="string">
            <text:p>あ、は、はい！　ロープキャッチですね！？おねがいしますっ！！</text:p>
          </table:table-cell>
          <table:table-cell table:style-name="ce0" table:number-columns-repeated="3"/>
        </table:table-row>
        <table:table-row table:style-name="ro1">
          <table:table-cell table:style-name="ce0" office:value-type="string" calcext:value-type="string">
            <text:p>・・・あ！　て、手を離さないとロープを掴めない・・・！？</text:p>
          </table:table-cell>
          <table:table-cell table:style-name="ce0" table:number-columns-repeated="3"/>
        </table:table-row>
        <table:table-row table:style-name="ro1">
          <table:table-cell table:style-name="ce0" office:value-type="string" calcext:value-type="string">
            <text:p>（ヒューン！）待って！　あ！　あわわわわ！！</text:p>
          </table:table-cell>
          <table:table-cell table:style-name="ce0" table:number-columns-repeated="3"/>
        </table:table-row>
        <table:table-row table:style-name="ro1">
          <table:table-cell table:style-name="ce0" office:value-type="string" calcext:value-type="string">
            <text:p>ダメですぅ！　み、見ないでくださぁぁいっ/////</text:p>
          </table:table-cell>
          <table:table-cell table:style-name="ce0" table:number-columns-repeated="3"/>
        </table:table-row>
        <table:table-row table:style-name="ro1">
          <table:table-cell table:style-name="ce0" office:value-type="string" calcext:value-type="string">
            <text:p>えーーーん！　町のみなさんには、絶対に内緒でお願いしますうぅっ///////</text:p>
          </table:table-cell>
          <table:table-cell table:style-name="ce0" table:number-columns-repeated="3"/>
        </table:table-row>
        <table:table-row table:style-name="ro1">
          <table:table-cell table:style-name="ce0" office:value-type="string" calcext:value-type="string">
            <text:p>はー！　雪合戦おもしろかった～！</text:p>
          </table:table-cell>
          <table:table-cell table:style-name="ce0" table:number-columns-repeated="3"/>
        </table:table-row>
        <table:table-row table:style-name="ro1">
          <table:table-cell table:style-name="ce0" office:value-type="string" calcext:value-type="string">
            <text:p>あ、もうみんな帰るの？　そっか、そろそろ吹雪が強くなる時間だもんね！</text:p>
          </table:table-cell>
          <table:table-cell table:style-name="ce0" table:number-columns-repeated="3"/>
        </table:table-row>
        <table:table-row table:style-name="ro1">
          <table:table-cell table:style-name="ce0" office:value-type="string" calcext:value-type="string">
            <text:p>じゃあね！　みんなバイバーイ！</text:p>
          </table:table-cell>
          <table:table-cell table:style-name="ce0" table:number-columns-repeated="3"/>
        </table:table-row>
        <table:table-row table:style-name="ro1">
          <table:table-cell table:style-name="ce0" office:value-type="string" calcext:value-type="string">
            <text:p>ふう・・・お母さんが新しく着せてくれたこの服・・・</text:p>
          </table:table-cell>
          <table:table-cell table:style-name="ce0" table:number-columns-repeated="3"/>
        </table:table-row>
        <table:table-row table:style-name="ro1">
          <table:table-cell table:style-name="ce0" office:value-type="string" calcext:value-type="string">
            <text:p>暖かいけど、動き回ると逆に暑くて暑くて・・・</text:p>
          </table:table-cell>
          <table:table-cell table:style-name="ce0" table:number-columns-repeated="3"/>
        </table:table-row>
        <table:table-row table:style-name="ro1">
          <table:table-cell table:style-name="ce0" office:value-type="string" calcext:value-type="string">
            <text:p>ごくん・・・ごくん・・・ごくん・・・ぷは！</text:p>
          </table:table-cell>
          <table:table-cell table:style-name="ce0" table:number-columns-repeated="3"/>
        </table:table-row>
        <table:table-row table:style-name="ro1">
          <table:table-cell table:style-name="ce0" office:value-type="string" calcext:value-type="string">
            <text:p>水筒のお茶、全部飲んでもまだ足りないくらいだよ・・・</text:p>
          </table:table-cell>
          <table:table-cell table:style-name="ce0" table:number-columns-repeated="3"/>
        </table:table-row>
        <table:table-row table:style-name="ro1">
          <table:table-cell table:style-name="ce0" office:value-type="string" calcext:value-type="string">
            <text:p>さてと、たくさん飲んだらちょっとおしっこしたくなってきたし、</text:p>
          </table:table-cell>
          <table:table-cell table:style-name="ce0" table:number-columns-repeated="3"/>
        </table:table-row>
        <table:table-row table:style-name="ro1">
          <table:table-cell table:style-name="ce0" office:value-type="string" calcext:value-type="string">
            <text:p>木陰でおしっこして私も帰ろっと！</text:p>
          </table:table-cell>
          <table:table-cell table:style-name="ce0" table:number-columns-repeated="3"/>
        </table:table-row>
        <table:table-row table:style-name="ro1">
          <table:table-cell table:style-name="ce0" office:value-type="string" calcext:value-type="string">
            <text:p>・・・あ、あれ？　チャックが動かない・・・？？</text:p>
          </table:table-cell>
          <table:table-cell table:style-name="ce0" table:number-columns-repeated="3"/>
        </table:table-row>
        <table:table-row table:style-name="ro1">
          <table:table-cell table:style-name="ce0" office:value-type="string" calcext:value-type="string">
            <text:p>おっかしいな、着るときはちゃんとスムーズに動いたのに・・・</text:p>
          </table:table-cell>
          <table:table-cell table:style-name="ce0" table:number-columns-repeated="3"/>
        </table:table-row>
        <table:table-row table:style-name="ro1">
          <table:table-cell table:style-name="ce0" office:value-type="string" calcext:value-type="string">
            <text:p>あ！！　チャックに雪が詰まって、固まってる！</text:p>
          </table:table-cell>
          <table:table-cell table:style-name="ce0" table:number-columns-repeated="3"/>
        </table:table-row>
        <table:table-row table:style-name="ro1">
          <table:table-cell table:style-name="ce0" office:value-type="string" calcext:value-type="string">
            <text:p>これじゃ上着が脱げないじゃん・・・！</text:p>
          </table:table-cell>
          <table:table-cell table:style-name="ce0" table:number-columns-repeated="3"/>
        </table:table-row>
        <table:table-row table:style-name="ro1">
          <table:table-cell table:style-name="ce0" office:value-type="string" calcext:value-type="string">
            <text:p>ズボンはサスペンダーで吊ってあるから、上着を脱がないとおしっこできないよ・・・！！</text:p>
          </table:table-cell>
          <table:table-cell table:style-name="ce0" table:number-columns-repeated="3"/>
        </table:table-row>
        <table:table-row table:style-name="ro1">
          <table:table-cell table:style-name="ce0" office:value-type="string" calcext:value-type="string">
            <text:p>ああ・・・水筒のお茶、少しとっておけばよかった・・・！　あれがあれば雪を溶かせたのに！！</text:p>
          </table:table-cell>
          <table:table-cell table:style-name="ce0" table:number-columns-repeated="3"/>
        </table:table-row>
        <table:table-row table:style-name="ro1">
          <table:table-cell table:style-name="ce0" office:value-type="string" calcext:value-type="string">
            <text:p>くうぅっ・・・な、なんか一気におしっこしたくなってきた・・・あぅぅ・・・（そわそわ・・・）</text:p>
          </table:table-cell>
          <table:table-cell table:style-name="ce0" table:number-columns-repeated="3"/>
        </table:table-row>
        <table:table-row table:style-name="ro1">
          <table:table-cell table:style-name="ce0" office:value-type="string" calcext:value-type="string">
            <text:p>とにかく、早くお家へ帰って雪を取らないと・・・っ</text:p>
          </table:table-cell>
          <table:table-cell table:style-name="ce0" table:number-columns-repeated="3"/>
        </table:table-row>
        <table:table-row table:style-name="ro1">
          <table:table-cell table:style-name="ce0" office:value-type="string" calcext:value-type="string">
            <text:p>お、お、お母さん！！　ただいまーーーっ！！おしっこ！！！　おしっこもれちゃうーーっ！！</text:p>
          </table:table-cell>
          <table:table-cell table:style-name="ce0" table:number-columns-repeated="3"/>
        </table:table-row>
        <table:table-row table:style-name="ro1">
          <table:table-cell table:style-name="ce0" office:value-type="string" calcext:value-type="string">
            <text:p>あの、あのね！！　チャックに雪が詰まって脱げないの！！！　おしっこできないのぉ！！</text:p>
          </table:table-cell>
          <table:table-cell table:style-name="ce0" table:number-columns-repeated="3"/>
        </table:table-row>
        <table:table-row table:style-name="ro1">
          <table:table-cell table:style-name="ce0" office:value-type="string" calcext:value-type="string">
            <text:p>お湯で溶かして！！　は、はやくぅ！！もう我慢できないよぉぉっ///////</text:p>
          </table:table-cell>
          <table:table-cell table:style-name="ce0" table:number-columns-repeated="3"/>
        </table:table-row>
        <table:table-row table:style-name="ro1">
          <table:table-cell table:style-name="ce0" office:value-type="string" calcext:value-type="string">
            <text:p>（もじもじっ！　くねくねくねっ！　もじもじもじ　もじもじっ！！）</text:p>
          </table:table-cell>
          <table:table-cell table:style-name="ce0" table:number-columns-repeated="3"/>
        </table:table-row>
        <table:table-row table:style-name="ro1">
          <table:table-cell table:style-name="ce0" office:value-type="string" calcext:value-type="string">
            <text:p>・・・あっ！！　チャック動いた！！　上着脱げるよ！！！</text:p>
          </table:table-cell>
          <table:table-cell table:style-name="ce0" table:number-columns-repeated="3"/>
        </table:table-row>
        <table:table-row table:style-name="ro1">
          <table:table-cell table:style-name="ce0" office:value-type="string" calcext:value-type="string">
            <text:p>やっと、トイレ・・・ぉ、おしっこ・・・はや・・・くぅ・・・</text:p>
          </table:table-cell>
          <table:table-cell table:style-name="ce0" table:number-columns-repeated="3"/>
        </table:table-row>
        <table:table-row table:style-name="ro1">
          <table:table-cell table:style-name="ce0" office:value-type="string" calcext:value-type="string">
            <text:p>（ぞわわわわっ）　・・・ぁ・・・・っ</text:p>
          </table:table-cell>
          <table:table-cell table:style-name="ce0" table:number-columns-repeated="3"/>
        </table:table-row>
        <table:table-row table:style-name="ro1">
          <table:table-cell table:style-name="ce0" office:value-type="string" calcext:value-type="string">
            <text:p>うううぅぅぅ～～っ！！　もれちゃったよおぉぉっ！</text:p>
          </table:table-cell>
          <table:table-cell table:style-name="ce0" table:number-columns-repeated="3"/>
        </table:table-row>
        <table:table-row table:style-name="ro1">
          <table:table-cell table:style-name="ce0" office:value-type="string" calcext:value-type="string">
            <text:p>お母さんごめんなさい・・・っ//////脱げたら、気が緩んじゃって・・・うぅ・・・/////</text:p>
          </table:table-cell>
          <table:table-cell table:style-name="ce0" table:number-columns-repeated="3"/>
        </table:table-row>
        <table:table-row table:style-name="ro1">
          <table:table-cell table:style-name="ce0" office:value-type="string" calcext:value-type="string">
            <text:p>我は魔物族チェルシーナ。</text:p>
          </table:table-cell>
          <table:table-cell table:style-name="ce0" table:number-columns-repeated="3"/>
        </table:table-row>
        <table:table-row table:style-name="ro1">
          <table:table-cell table:style-name="ce0" office:value-type="string" calcext:value-type="string">
            <text:p>確かに魔物ではあるが、他の種族と一緒にされては心外だ。</text:p>
          </table:table-cell>
          <table:table-cell table:style-name="ce0" table:number-columns-repeated="3"/>
        </table:table-row>
        <table:table-row table:style-name="ro1">
          <table:table-cell table:style-name="ce0" office:value-type="string" calcext:value-type="string">
            <text:p>その身体に流れる血は高潔にして清廉。まさに魔物族の頂点と呼ぶにふさわしい。</text:p>
          </table:table-cell>
          <table:table-cell table:style-name="ce0" table:number-columns-repeated="3"/>
        </table:table-row>
        <table:table-row table:style-name="ro1">
          <table:table-cell table:style-name="ce0" office:value-type="string" calcext:value-type="string">
            <text:p>当然、戦いだけでなく、生き様のすべてが高貴でなくてはならない。</text:p>
          </table:table-cell>
          <table:table-cell table:style-name="ce0" table:number-columns-repeated="3"/>
        </table:table-row>
        <table:table-row table:style-name="ro1">
          <table:table-cell table:style-name="ce0" office:value-type="string" calcext:value-type="string">
            <text:p>特に、外敵はもちろん同族にさえ"不浄"を垣間見せることは、断じて許されないのだ。</text:p>
          </table:table-cell>
          <table:table-cell table:style-name="ce0" table:number-columns-repeated="3"/>
        </table:table-row>
        <table:table-row table:style-name="ro1">
          <table:table-cell table:style-name="ce0" office:value-type="string" calcext:value-type="string">
            <text:p>し、しかし、魔物族といえども生き物だ。</text:p>
          </table:table-cell>
          <table:table-cell table:style-name="ce0" table:number-columns-repeated="3"/>
        </table:table-row>
        <table:table-row table:style-name="ro1">
          <table:table-cell table:style-name="ce0" office:value-type="string" calcext:value-type="string">
            <text:p>"不浄"は生理現象であり、これを永久に封じ続けることは、さすがにできない・・・</text:p>
          </table:table-cell>
          <table:table-cell table:style-name="ce0" table:number-columns-repeated="3"/>
        </table:table-row>
        <table:table-row table:style-name="ro1">
          <table:table-cell table:style-name="ce0" office:value-type="string" calcext:value-type="string">
            <text:p>ではいかにしてその欲求を解消するのか？無論、方法がある。</text:p>
          </table:table-cell>
          <table:table-cell table:style-name="ce0" table:number-columns-repeated="3"/>
        </table:table-row>
        <table:table-row table:style-name="ro1">
          <table:table-cell table:style-name="ce0" office:value-type="string" calcext:value-type="string">
            <text:p>チェルシーナ族には、暗黙の掟として"不浄の許される水場"が存在する。</text:p>
          </table:table-cell>
          <table:table-cell table:style-name="ce0" table:number-columns-repeated="3"/>
        </table:table-row>
        <table:table-row table:style-name="ro1">
          <table:table-cell table:style-name="ce0" office:value-type="string" calcext:value-type="string">
            <text:p>それは洞窟の奥にあり、常に水流が発生しているため、その中で"する"ことができるのだ。</text:p>
          </table:table-cell>
          <table:table-cell table:style-name="ce0" table:number-columns-repeated="3"/>
        </table:table-row>
        <table:table-row table:style-name="ro1">
          <table:table-cell table:style-name="ce0" office:value-type="string" calcext:value-type="string">
            <text:p>だが、この洞窟に住まうチェルシーナ族は我の他にも大勢いる。</text:p>
          </table:table-cell>
          <table:table-cell table:style-name="ce0" table:number-columns-repeated="3"/>
        </table:table-row>
        <table:table-row table:style-name="ro1">
          <table:table-cell table:style-name="ce0" office:value-type="string" calcext:value-type="string">
            <text:p>その水場を使うために先客が並んでいることも珍しくはない。</text:p>
          </table:table-cell>
          <table:table-cell table:style-name="ce0" table:number-columns-repeated="3"/>
        </table:table-row>
        <table:table-row table:style-name="ro1">
          <table:table-cell table:style-name="ce0" office:value-type="string" calcext:value-type="string">
            <text:p>きょ、今日はタイミングが・・・かなり悪いよう・・・だ・・・っ！</text:p>
          </table:table-cell>
          <table:table-cell table:style-name="ce0" table:number-columns-repeated="3"/>
        </table:table-row>
        <table:table-row table:style-name="ro1">
          <table:table-cell table:style-name="ce0" office:value-type="string" calcext:value-type="string">
            <text:p>水場を待つ先客の数は、あと6人・・・！</text:p>
          </table:table-cell>
          <table:table-cell table:style-name="ce0" table:number-columns-repeated="3"/>
        </table:table-row>
        <table:table-row table:style-name="ro1">
          <table:table-cell table:style-name="ce0" office:value-type="string" calcext:value-type="string">
            <text:p>もうかなり前から"不浄"に苦しめられている我は、しょ・・・正直なところ・・・限界が近いっ</text:p>
          </table:table-cell>
          <table:table-cell table:style-name="ce0" table:number-columns-repeated="3"/>
        </table:table-row>
        <table:table-row table:style-name="ro1">
          <table:table-cell table:style-name="ce0" office:value-type="string" calcext:value-type="string">
            <text:p>だが、高貴たる我らは掟を破ることを最大の禁忌としている・・・っ！</text:p>
          </table:table-cell>
          <table:table-cell table:style-name="ce0" table:number-columns-repeated="3"/>
        </table:table-row>
        <table:table-row table:style-name="ro1">
          <table:table-cell table:style-name="ce0" office:value-type="string" calcext:value-type="string">
            <text:p>当然、水場以外での"不浄"は許されず、順番待ちの列を乱すことも言語道断・・・だっ</text:p>
          </table:table-cell>
          <table:table-cell table:style-name="ce0" table:number-columns-repeated="3"/>
        </table:table-row>
        <table:table-row table:style-name="ro1">
          <table:table-cell table:style-name="ce0" office:value-type="string" calcext:value-type="string">
            <text:p>つ、つまり・・・我は・・・あと6人が"不浄"を終えるまで・・・なんとしても・・・が、我慢を・・・っ</text:p>
          </table:table-cell>
          <table:table-cell table:style-name="ce0" table:number-columns-repeated="3"/>
        </table:table-row>
        <table:table-row table:style-name="ro1">
          <table:table-cell table:style-name="ce0" office:value-type="string" calcext:value-type="string">
            <text:p>ううぅっ、しかし・・・やはり・・・これ以上、堪え、られ・・・な・・・ぃ・・・っ！！</text:p>
          </table:table-cell>
          <table:table-cell table:style-name="ce0" table:number-columns-repeated="3"/>
        </table:table-row>
        <table:table-row table:style-name="ro1">
          <table:table-cell table:style-name="ce0" office:value-type="string" calcext:value-type="string">
            <text:p>6人も・・・待っていたら・・・で・・・で・・・出て・・・しま、ぅ・・・ぅぅっ！！//////</text:p>
          </table:table-cell>
          <table:table-cell table:style-name="ce0" table:number-columns-repeated="3"/>
        </table:table-row>
        <table:table-row table:style-name="ro1">
          <table:table-cell table:style-name="ce0" office:value-type="string" calcext:value-type="string">
            <text:p>掟・・・不浄・・・我慢・・・高貴・・・っ！！</text:p>
          </table:table-cell>
          <table:table-cell table:style-name="ce0" table:number-columns-repeated="3"/>
        </table:table-row>
        <table:table-row table:style-name="ro1">
          <table:table-cell table:style-name="ce0" office:value-type="string" calcext:value-type="string">
            <text:p>あ、ぁ、ぁああっ！！！</text:p>
          </table:table-cell>
          <table:table-cell table:style-name="ce0" table:number-columns-repeated="3"/>
        </table:table-row>
        <table:table-row table:style-name="ro1">
          <table:table-cell table:style-name="ce0" office:value-type="string" calcext:value-type="string">
            <text:p>す、す、すみません・・・頑張って・・・我慢したんですけど・・・</text:p>
          </table:table-cell>
          <table:table-cell table:style-name="ce0" table:number-columns-repeated="3"/>
        </table:table-row>
        <table:table-row table:style-name="ro1">
          <table:table-cell table:style-name="ce0" office:value-type="string" calcext:value-type="string">
            <text:p>どうしても・・・我慢・・・できなくて・・・ううぅぅ////</text:p>
          </table:table-cell>
          <table:table-cell table:style-name="ce0" table:number-columns-repeated="3"/>
        </table:table-row>
        <table:table-row table:style-name="ro1">
          <table:table-cell table:style-name="ce0" office:value-type="string" calcext:value-type="string">
            <text:p>（こうして掟を破ったチェルシーナは族は、　罰として一週間、水場清掃を命じられるのだ）</text:p>
          </table:table-cell>
          <table:table-cell table:style-name="ce0" table:number-columns-repeated="3"/>
        </table:table-row>
        <table:table-row table:style-name="ro1">
          <table:table-cell table:style-name="ce0" office:value-type="string" calcext:value-type="string">
            <text:p>うっし！！　今日の仕事は、盗賊団のヤツらが残していった瓦礫の撤去作業だな！</text:p>
          </table:table-cell>
          <table:table-cell table:style-name="ce0" table:number-columns-repeated="3"/>
        </table:table-row>
        <table:table-row table:style-name="ro1">
          <table:table-cell table:style-name="ce0" office:value-type="string" calcext:value-type="string">
            <text:p>え？　確かにいつも以上に重労働だけど、女だからって気を遣う必要はないよ！</text:p>
          </table:table-cell>
          <table:table-cell table:style-name="ce0" table:number-columns-repeated="3"/>
        </table:table-row>
        <table:table-row table:style-name="ro1">
          <table:table-cell table:style-name="ce0" office:value-type="string" calcext:value-type="string">
            <text:p>力なら、そこらの男よりよっぽどあるからな！任せとけって！！</text:p>
          </table:table-cell>
          <table:table-cell table:style-name="ce0" table:number-columns-repeated="3"/>
        </table:table-row>
        <table:table-row table:style-name="ro1">
          <table:table-cell table:style-name="ce0" office:value-type="string" calcext:value-type="string">
            <text:p>じゃあ、まずは瓦礫の量を大雑把に把握しないとな。</text:p>
          </table:table-cell>
          <table:table-cell table:style-name="ce0" table:number-columns-repeated="3"/>
        </table:table-row>
        <table:table-row table:style-name="ro1">
          <table:table-cell table:style-name="ce0" office:value-type="string" calcext:value-type="string">
            <text:p>トンネルの出入り口両方にあるんだろ？こっち側はアタシがやっとくよ！</text:p>
          </table:table-cell>
          <table:table-cell table:style-name="ce0" table:number-columns-repeated="3"/>
        </table:table-row>
        <table:table-row table:style-name="ro1">
          <table:table-cell table:style-name="ce0" office:value-type="string" calcext:value-type="string">
            <text:p>よっし！　腕の見せ所だな！</text:p>
          </table:table-cell>
          <table:table-cell table:style-name="ce0" table:number-columns-repeated="3"/>
        </table:table-row>
        <table:table-row table:style-name="ro1">
          <table:table-cell table:style-name="ce0" office:value-type="string" calcext:value-type="string">
            <text:p>盗賊団のヤツら・・・よくこんな量の瓦礫をぶちまけてったもんだ・・・</text:p>
          </table:table-cell>
          <table:table-cell table:style-name="ce0" table:number-columns-repeated="3"/>
        </table:table-row>
        <table:table-row table:style-name="ro1">
          <table:table-cell table:style-name="ce0" office:value-type="string" calcext:value-type="string">
            <text:p>相当な人数を動員したんだろうな。　ふう・・・</text:p>
          </table:table-cell>
          <table:table-cell table:style-name="ce0" table:number-columns-repeated="3"/>
        </table:table-row>
        <table:table-row table:style-name="ro1">
          <table:table-cell table:style-name="ce0" office:value-type="string" calcext:value-type="string">
            <text:p>運んでも運んでもキリがないっての・・・！</text:p>
          </table:table-cell>
          <table:table-cell table:style-name="ce0" table:number-columns-repeated="3"/>
        </table:table-row>
        <table:table-row table:style-name="ro1">
          <table:table-cell table:style-name="ce0" office:value-type="string" calcext:value-type="string">
            <text:p>喉渇いて何度も水飲んだせいで、催してきちゃったよ・・・</text:p>
          </table:table-cell>
          <table:table-cell table:style-name="ce0" table:number-columns-repeated="3"/>
        </table:table-row>
        <table:table-row table:style-name="ro1">
          <table:table-cell table:style-name="ce0" office:value-type="string" calcext:value-type="string">
            <text:p>でも、ここからトロッコ乗り場のトイレまで戻るのも、なんか負けた気分だわ・・・</text:p>
          </table:table-cell>
          <table:table-cell table:style-name="ce0" table:number-columns-repeated="3"/>
        </table:table-row>
        <table:table-row table:style-name="ro1">
          <table:table-cell table:style-name="ce0" office:value-type="string" calcext:value-type="string">
            <text:p>かと言って、その辺の物陰で済ますとか、野郎みたいな真似は・・・さすがに・・・</text:p>
          </table:table-cell>
          <table:table-cell table:style-name="ce0" table:number-columns-repeated="3"/>
        </table:table-row>
        <table:table-row table:style-name="ro1">
          <table:table-cell table:style-name="ce0" office:value-type="string" calcext:value-type="string">
            <text:p>う・・・そういえば周りの男の同僚、たまに物陰に行って帰ってくることがあるけど、</text:p>
          </table:table-cell>
          <table:table-cell table:style-name="ce0" table:number-columns-repeated="3"/>
        </table:table-row>
        <table:table-row table:style-name="ro1">
          <table:table-cell table:style-name="ce0" office:value-type="string" calcext:value-type="string">
            <text:p>きっと立ちションしてたんだろうな・・・</text:p>
          </table:table-cell>
          <table:table-cell table:style-name="ce0" table:number-columns-repeated="3"/>
        </table:table-row>
        <table:table-row table:style-name="ro1">
          <table:table-cell table:style-name="ce0" office:value-type="string" calcext:value-type="string">
            <text:p>アタシが物陰に行ったら・・・その・・・してるって一発でバレちゃうじゃんか・・・！</text:p>
          </table:table-cell>
          <table:table-cell table:style-name="ce0" table:number-columns-repeated="3"/>
        </table:table-row>
        <table:table-row table:style-name="ro1">
          <table:table-cell table:style-name="ce0" office:value-type="string" calcext:value-type="string">
            <text:p>ここは持ち前の根性で・・・我慢、我慢っ！</text:p>
          </table:table-cell>
          <table:table-cell table:style-name="ce0" table:number-columns-repeated="3"/>
        </table:table-row>
        <table:table-row table:style-name="ro1">
          <table:table-cell table:style-name="ce0" office:value-type="string" calcext:value-type="string">
            <text:p>も、もう少しで・・・瓦礫撤去・・・ぜんぶ終わる・・・っ！</text:p>
          </table:table-cell>
          <table:table-cell table:style-name="ce0" table:number-columns-repeated="3"/>
        </table:table-row>
        <table:table-row table:style-name="ro1">
          <table:table-cell table:style-name="ce0" office:value-type="string" calcext:value-type="string">
            <text:p>これが終われば・・・点呼を取って解散だから・・・、お願い・・・まだ・・・出ないで・・・っ</text:p>
          </table:table-cell>
          <table:table-cell table:style-name="ce0" table:number-columns-repeated="3"/>
        </table:table-row>
        <table:table-row table:style-name="ro1">
          <table:table-cell table:style-name="ce0" office:value-type="string" calcext:value-type="string">
            <text:p>あと・・・ちょっと・・・オシッコは我慢・・・っ！</text:p>
          </table:table-cell>
          <table:table-cell table:style-name="ce0" table:number-columns-repeated="3"/>
        </table:table-row>
        <table:table-row table:style-name="ro1">
          <table:table-cell table:style-name="ce0" office:value-type="string" calcext:value-type="string">
            <text:p>よ、よし！　これで最後っ！！</text:p>
          </table:table-cell>
          <table:table-cell table:style-name="ce0" table:number-columns-repeated="3"/>
        </table:table-row>
        <table:table-row table:style-name="ro1">
          <table:table-cell table:style-name="ce0" office:value-type="string" calcext:value-type="string">
            <text:p>はやく・・・集合場所へ・・・</text:p>
          </table:table-cell>
          <table:table-cell table:style-name="ce0" table:number-columns-repeated="3"/>
        </table:table-row>
        <table:table-row table:style-name="ro1">
          <table:table-cell table:style-name="ce0" office:value-type="string" calcext:value-type="string">
            <text:p>・・・え！？　反対側の作業がまだ終わってないっ！？！？</text:p>
          </table:table-cell>
          <table:table-cell table:style-name="ce0" table:number-columns-repeated="3"/>
        </table:table-row>
        <table:table-row table:style-name="ro1">
          <table:table-cell table:style-name="ce0" office:value-type="string" calcext:value-type="string">
            <text:p>そ、そんなぁ！！　これ以上は・・・も、もう・・・アタシ・・・アタシ・・・っ</text:p>
          </table:table-cell>
          <table:table-cell table:style-name="ce0" table:number-columns-repeated="3"/>
        </table:table-row>
        <table:table-row table:style-name="ro1">
          <table:table-cell table:style-name="ce0" office:value-type="string" calcext:value-type="string">
            <text:p>うう・・・ううぅぅっ！！　ダメ・・・恥ずかしがってたら・・・本当に・・・も、漏らしちゃううぅっ！！</text:p>
          </table:table-cell>
          <table:table-cell table:style-name="ce0" table:number-columns-repeated="3"/>
        </table:table-row>
        <table:table-row table:style-name="ro1">
          <table:table-cell table:style-name="ce0" office:value-type="string" calcext:value-type="string">
            <text:p>もう限界ぃっ！！　あ、あ、あそこの・・・岩陰で・・・っ！！！</text:p>
          </table:table-cell>
          <table:table-cell table:style-name="ce0" table:number-columns-repeated="3"/>
        </table:table-row>
        <table:table-row table:style-name="ro1">
          <table:table-cell table:style-name="ce0" office:value-type="string" calcext:value-type="string">
            <text:p>ギ・・・ギリギリ・・・せーふ・・・っ///////</text:p>
          </table:table-cell>
          <table:table-cell table:style-name="ce0" table:number-columns-repeated="3"/>
        </table:table-row>
        <table:table-row table:style-name="ro1">
          <table:table-cell table:style-name="ce0" office:value-type="string" calcext:value-type="string">
            <text:p>ああぁぁ・・・この開放感・・・//////いい・・・かも・・・////////</text:p>
          </table:table-cell>
          <table:table-cell table:style-name="ce0" table:number-columns-repeated="3"/>
        </table:table-row>
        <table:table-row table:style-name="ro1">
          <table:table-cell table:style-name="ce0" office:value-type="string" calcext:value-type="string">
            <text:p>あうう・・・喉が渇いたの・・・</text:p>
          </table:table-cell>
          <table:table-cell table:style-name="ce0" table:number-columns-repeated="3"/>
        </table:table-row>
        <table:table-row table:style-name="ro1">
          <table:table-cell table:style-name="ce0" office:value-type="string" calcext:value-type="string">
            <text:p>最近ずっと雨が降ってないから、もう干からびそうなの・・・</text:p>
          </table:table-cell>
          <table:table-cell table:style-name="ce0" table:number-columns-repeated="3"/>
        </table:table-row>
        <table:table-row table:style-name="ro1">
          <table:table-cell table:style-name="ce0" office:value-type="string" calcext:value-type="string">
            <text:p>ど、どこかに・・・お水ぅ・・・</text:p>
          </table:table-cell>
          <table:table-cell table:style-name="ce0" table:number-columns-repeated="3"/>
        </table:table-row>
        <table:table-row table:style-name="ro1">
          <table:table-cell table:style-name="ce0" office:value-type="string" calcext:value-type="string">
            <text:p>はうん！！　湧き水だあぁーーー！！♪</text:p>
          </table:table-cell>
          <table:table-cell table:style-name="ce0" table:number-columns-repeated="3"/>
        </table:table-row>
        <table:table-row table:style-name="ro1">
          <table:table-cell table:style-name="ce0" office:value-type="string" calcext:value-type="string">
            <text:p>お水♪　お水♪　お水ぅ♪♪</text:p>
          </table:table-cell>
          <table:table-cell table:style-name="ce0" table:number-columns-repeated="3"/>
        </table:table-row>
        <table:table-row table:style-name="ro1">
          <table:table-cell table:style-name="ce0" office:value-type="string" calcext:value-type="string">
            <text:p>ごきゅっ！　ごきゅ！　ごきゅ！　ごきゅ！</text:p>
          </table:table-cell>
          <table:table-cell table:style-name="ce0" table:number-columns-repeated="3"/>
        </table:table-row>
        <table:table-row table:style-name="ro1">
          <table:table-cell table:style-name="ce0" office:value-type="string" calcext:value-type="string">
            <text:p>次はいつ飲めるか分からないし、ぜ～んぶお腹に溜めておくの♪</text:p>
          </table:table-cell>
          <table:table-cell table:style-name="ce0" table:number-columns-repeated="3"/>
        </table:table-row>
        <table:table-row table:style-name="ro1">
          <table:table-cell table:style-name="ce0" office:value-type="string" calcext:value-type="string">
            <text:p>ごきゅっ！　ごきゅ！　ごきゅ！　ごきゅ！ごきゅっ！　ごきゅ！　ごきゅ！　ごきゅ！</text:p>
          </table:table-cell>
          <table:table-cell table:style-name="ce0" table:number-columns-repeated="3"/>
        </table:table-row>
        <table:table-row table:style-name="ro1">
          <table:table-cell table:style-name="ce0" office:value-type="string" calcext:value-type="string">
            <text:p>くふぅ・・・の・・・飲みすぎた・・・の・・・</text:p>
          </table:table-cell>
          <table:table-cell table:style-name="ce0" table:number-columns-repeated="3"/>
        </table:table-row>
        <table:table-row table:style-name="ro1">
          <table:table-cell table:style-name="ce0" office:value-type="string" calcext:value-type="string">
            <text:p>お腹が・・・苦しいの・・・うっぷ・・・</text:p>
          </table:table-cell>
          <table:table-cell table:style-name="ce0" table:number-columns-repeated="3"/>
        </table:table-row>
        <table:table-row table:style-name="ro1">
          <table:table-cell table:style-name="ce0" office:value-type="string" calcext:value-type="string">
            <text:p>で、でも、次はいつお水にありつけるか分からないの・・・</text:p>
          </table:table-cell>
          <table:table-cell table:style-name="ce0" table:number-columns-repeated="3"/>
        </table:table-row>
        <table:table-row table:style-name="ro1">
          <table:table-cell table:style-name="ce0" office:value-type="string" calcext:value-type="string">
            <text:p>頑張ってこのまま保水し続けるの・・・！</text:p>
          </table:table-cell>
          <table:table-cell table:style-name="ce0" table:number-columns-repeated="3"/>
        </table:table-row>
        <table:table-row table:style-name="ro1">
          <table:table-cell table:style-name="ce0" office:value-type="string" calcext:value-type="string">
            <text:p>・・・大丈夫、お口をキュッと閉じてればお水はこぼれないの・・・！</text:p>
          </table:table-cell>
          <table:table-cell table:style-name="ce0" table:number-columns-repeated="3"/>
        </table:table-row>
        <table:table-row table:style-name="ro1">
          <table:table-cell table:style-name="ce0" office:value-type="string" calcext:value-type="string">
            <text:p>んうぅ・・・</text:p>
          </table:table-cell>
          <table:table-cell table:style-name="ce0" table:number-columns-repeated="3"/>
        </table:table-row>
        <table:table-row table:style-name="ro1">
          <table:table-cell table:style-name="ce0" office:value-type="string" calcext:value-type="string">
            <text:p>な、なんだか・・・おまたからもお水が出そうになってきたの・・・</text:p>
          </table:table-cell>
          <table:table-cell table:style-name="ce0" table:number-columns-repeated="3"/>
        </table:table-row>
        <table:table-row table:style-name="ro1">
          <table:table-cell table:style-name="ce0" office:value-type="string" calcext:value-type="string">
            <text:p>でも、今はお口の方がずっとツラいの・・・お口に意識を集中するの・・・！</text:p>
          </table:table-cell>
          <table:table-cell table:style-name="ce0" table:number-columns-repeated="3"/>
        </table:table-row>
        <table:table-row table:style-name="ro1">
          <table:table-cell table:style-name="ce0" office:value-type="string" calcext:value-type="string">
            <text:p>た・・・大変なの・・・っ</text:p>
          </table:table-cell>
          <table:table-cell table:style-name="ce0" table:number-columns-repeated="3"/>
        </table:table-row>
        <table:table-row table:style-name="ro1">
          <table:table-cell table:style-name="ce0" office:value-type="string" calcext:value-type="string">
            <text:p>お、ぉ・・・おまたから・・・お水がこぼれそう・・・なの・・・っ////</text:p>
          </table:table-cell>
          <table:table-cell table:style-name="ce0" table:number-columns-repeated="3"/>
        </table:table-row>
        <table:table-row table:style-name="ro1">
          <table:table-cell table:style-name="ce0" office:value-type="string" calcext:value-type="string">
            <text:p>お腹のお水が・・・し、下の方のお腹にどんどん溜まってきてるの・・・っ！</text:p>
          </table:table-cell>
          <table:table-cell table:style-name="ce0" table:number-columns-repeated="3"/>
        </table:table-row>
        <table:table-row table:style-name="ro1">
          <table:table-cell table:style-name="ce0" office:value-type="string" calcext:value-type="string">
            <text:p>でも、貴重なお水なの・・・！　が、がまんするの・・・！</text:p>
          </table:table-cell>
          <table:table-cell table:style-name="ce0" table:number-columns-repeated="3"/>
        </table:table-row>
        <table:table-row table:style-name="ro1">
          <table:table-cell table:style-name="ce0" office:value-type="string" calcext:value-type="string">
            <text:p>おまたをキュッとして、お水をこぼさないようにがんばるの・・・！　（もじもじっ、もじもじっ）</text:p>
          </table:table-cell>
          <table:table-cell table:style-name="ce0" table:number-columns-repeated="3"/>
        </table:table-row>
        <table:table-row table:style-name="ro1">
          <table:table-cell table:style-name="ce0" office:value-type="string" calcext:value-type="string">
            <text:p>ううぅ・・・あうぅ・・・っ、がまん・・・がまん・・・がまんぅ・・・っ//////</text:p>
          </table:table-cell>
          <table:table-cell table:style-name="ce0" table:number-columns-repeated="3"/>
        </table:table-row>
        <table:table-row table:style-name="ro1">
          <table:table-cell table:style-name="ce0" office:value-type="string" calcext:value-type="string">
            <text:p>（そわそわ・・・くねくねっ、もじもじもじもじ・・・っ）</text:p>
          </table:table-cell>
          <table:table-cell table:style-name="ce0" table:number-columns-repeated="3"/>
        </table:table-row>
        <table:table-row table:style-name="ro1">
          <table:table-cell table:style-name="ce0" office:value-type="string" calcext:value-type="string">
            <text:p>くふうぅ・・・っ、も、もう・・・お水・・・でちゃい、そ、ぅ・・・なの・・・ぉ・・・っ！！</text:p>
          </table:table-cell>
          <table:table-cell table:style-name="ce0" table:number-columns-repeated="3"/>
        </table:table-row>
        <table:table-row table:style-name="ro1">
          <table:table-cell table:style-name="ce0" office:value-type="string" calcext:value-type="string">
            <text:p>おまたの・・・穴、ひくひく・・・して・・・ぁ、ぅ・・・だめ・・・だめ・・・で・・・る・・・ぅぅぅっ！！</text:p>
          </table:table-cell>
          <table:table-cell table:style-name="ce0" table:number-columns-repeated="3"/>
        </table:table-row>
        <table:table-row table:style-name="ro1">
          <table:table-cell table:style-name="ce0" office:value-type="string" calcext:value-type="string">
            <text:p>ふにゅうぅぅぅぅううぅぅ～～～///////////</text:p>
          </table:table-cell>
          <table:table-cell table:style-name="ce0" table:number-columns-repeated="3"/>
        </table:table-row>
        <table:table-row table:style-name="ro1">
          <table:table-cell table:style-name="ce0" office:value-type="string" calcext:value-type="string">
            <text:p>な、なにこれぇ・・・おまた・・・お水が出て・・・き・・・きもち・・・ぃい・・・の・・・//////////</text:p>
          </table:table-cell>
          <table:table-cell table:style-name="ce0" table:number-columns-repeated="3"/>
        </table:table-row>
        <table:table-row table:style-name="ro1">
          <table:table-cell table:style-name="ce0" office:value-type="string" calcext:value-type="string">
            <text:p>さいこうの・・・きぶん・・・なのぉ・・・//////////</text:p>
          </table:table-cell>
          <table:table-cell table:style-name="ce0" table:number-columns-repeated="3"/>
        </table:table-row>
        <table:table-row table:style-name="ro1">
          <table:table-cell table:style-name="ce0" office:value-type="string" calcext:value-type="string">
            <text:p>うおおぉおーーい！！　何で問答無用で縛るんだよおおぉぉーーー！！！</text:p>
          </table:table-cell>
          <table:table-cell table:style-name="ce0" table:number-columns-repeated="3"/>
        </table:table-row>
        <table:table-row table:style-name="ro1">
          <table:table-cell table:style-name="ce0" office:value-type="string" calcext:value-type="string">
            <text:p>話を聞いてなかったのか！？　あたしは盗賊団に入団するために来たんだよ！！</text:p>
          </table:table-cell>
          <table:table-cell table:style-name="ce0" table:number-columns-repeated="3"/>
        </table:table-row>
        <table:table-row table:style-name="ro1">
          <table:table-cell table:style-name="ce0" office:value-type="string" calcext:value-type="string">
            <text:p>侵入者じゃないっての！！　縄ほどけーーーーーーっ！！！</text:p>
          </table:table-cell>
          <table:table-cell table:style-name="ce0" table:number-columns-repeated="3"/>
        </table:table-row>
        <table:table-row table:style-name="ro1">
          <table:table-cell table:style-name="ce0" office:value-type="string" calcext:value-type="string">
            <text:p>言っとくけど、あたしはこの辺りじゃ名の通ったコソドロなんだぞ！？</text:p>
          </table:table-cell>
          <table:table-cell table:style-name="ce0" table:number-columns-repeated="3"/>
        </table:table-row>
        <table:table-row table:style-name="ro1">
          <table:table-cell table:style-name="ce0" office:value-type="string" calcext:value-type="string">
            <text:p>え？　コソドロならば名が通るはずがない・・・？</text:p>
          </table:table-cell>
          <table:table-cell table:style-name="ce0" table:number-columns-repeated="3"/>
        </table:table-row>
        <table:table-row table:style-name="ro1">
          <table:table-cell table:style-name="ce0" office:value-type="string" calcext:value-type="string">
            <text:p>・・・あ。　まあ・・・ええと・・・それはだね・・・</text:p>
          </table:table-cell>
          <table:table-cell table:style-name="ce0" table:number-columns-repeated="3"/>
        </table:table-row>
        <table:table-row table:style-name="ro1">
          <table:table-cell table:style-name="ce0" office:value-type="string" calcext:value-type="string">
            <text:p>そ、そんな細かいことはいいんだよ！！！とにかくあたしはお前たちの同業者！！</text:p>
          </table:table-cell>
          <table:table-cell table:style-name="ce0" table:number-columns-repeated="3"/>
        </table:table-row>
        <table:table-row table:style-name="ro1">
          <table:table-cell table:style-name="ce0" office:value-type="string" calcext:value-type="string">
            <text:p>信じてくれよおおぉぉぉーーーっ！！！</text:p>
          </table:table-cell>
          <table:table-cell table:style-name="ce0" table:number-columns-repeated="3"/>
        </table:table-row>
        <table:table-row table:style-name="ro1">
          <table:table-cell table:style-name="ce0" office:value-type="string" calcext:value-type="string">
            <text:p>（もじもじ・・・そわそわ・・・）</text:p>
          </table:table-cell>
          <table:table-cell table:style-name="ce0" table:number-columns-repeated="3"/>
        </table:table-row>
        <table:table-row table:style-name="ro1">
          <table:table-cell table:style-name="ce0" office:value-type="string" calcext:value-type="string">
            <text:p>な、なあ・・・コレ解いてくれたら、あたしの泥棒テクニックを披露してやるからさ・・・</text:p>
          </table:table-cell>
          <table:table-cell table:style-name="ce0" table:number-columns-repeated="3"/>
        </table:table-row>
        <table:table-row table:style-name="ro1">
          <table:table-cell table:style-name="ce0" office:value-type="string" calcext:value-type="string">
            <text:p>そろそろいい加減に・・・</text:p>
          </table:table-cell>
          <table:table-cell table:style-name="ce0" table:number-columns-repeated="3"/>
        </table:table-row>
        <table:table-row table:style-name="ro1">
          <table:table-cell table:style-name="ce0" office:value-type="string" calcext:value-type="string">
            <text:p>え？　腕利きの盗賊なら、縄抜けくらいできるだろって・・・？</text:p>
          </table:table-cell>
          <table:table-cell table:style-name="ce0" table:number-columns-repeated="3"/>
        </table:table-row>
        <table:table-row table:style-name="ro1">
          <table:table-cell table:style-name="ce0" office:value-type="string" calcext:value-type="string">
            <text:p>も、も、もちろんできるさ！！　能ある鷹はなんとやらって言うだろ！？</text:p>
          </table:table-cell>
          <table:table-cell table:style-name="ce0" table:number-columns-repeated="3"/>
        </table:table-row>
        <table:table-row table:style-name="ro1">
          <table:table-cell table:style-name="ce0" office:value-type="string" calcext:value-type="string">
            <text:p>よーーし、見てろよ！！　こんな結び目、1分もあればすぐに・・・</text:p>
          </table:table-cell>
          <table:table-cell table:style-name="ce0" table:number-columns-repeated="3"/>
        </table:table-row>
        <table:table-row table:style-name="ro1">
          <table:table-cell table:style-name="ce0" office:value-type="string" calcext:value-type="string">
            <text:p>ふぬぬぬぬ・・・っ！！</text:p>
          </table:table-cell>
          <table:table-cell table:style-name="ce0" table:number-columns-repeated="3"/>
        </table:table-row>
        <table:table-row table:style-name="ro1">
          <table:table-cell table:style-name="ce0" office:value-type="string" calcext:value-type="string">
            <text:p>むうぅんっ！！！　ふんっ！！！　ぐぬおおおおおおぉぉぉぉぉおおーーーっ！！！！</text:p>
          </table:table-cell>
          <table:table-cell table:style-name="ce0" table:number-columns-repeated="3"/>
        </table:table-row>
        <table:table-row table:style-name="ro1">
          <table:table-cell table:style-name="ce0" office:value-type="string" calcext:value-type="string">
            <text:p>はぁ・・・はぁ・・・ちょ・・・タイム・・・これ・・・ほ、本気の固結びじゃん・・・</text:p>
          </table:table-cell>
          <table:table-cell table:style-name="ce0" table:number-columns-repeated="3"/>
        </table:table-row>
        <table:table-row table:style-name="ro1">
          <table:table-cell table:style-name="ce0" office:value-type="string" calcext:value-type="string">
            <text:p>ギ・・・ギブ！！　もうギブ！！！　無理っ！！ごめんなさいっ！！！</text:p>
          </table:table-cell>
          <table:table-cell table:style-name="ce0" table:number-columns-repeated="3"/>
        </table:table-row>
        <table:table-row table:style-name="ro1">
          <table:table-cell table:style-name="ce0" office:value-type="string" calcext:value-type="string">
            <text:p>入団とか、もうどうでもいいからっ！！な、縄・・・ほどいて！！　ねえ！！</text:p>
          </table:table-cell>
          <table:table-cell table:style-name="ce0" table:number-columns-repeated="3"/>
        </table:table-row>
        <table:table-row table:style-name="ro1">
          <table:table-cell table:style-name="ce0" office:value-type="string" calcext:value-type="string">
            <text:p>ちがうの！！　あたし・・・あの・・・もう・・・</text:p>
          </table:table-cell>
          <table:table-cell table:style-name="ce0" table:number-columns-repeated="3"/>
        </table:table-row>
        <table:table-row table:style-name="ro1">
          <table:table-cell table:style-name="ce0" office:value-type="string" calcext:value-type="string">
            <text:p>漏れそう・・・なのっ////////　トイレ、ずっと我慢してて・・・限界ぃっ！！！</text:p>
          </table:table-cell>
          <table:table-cell table:style-name="ce0" table:number-columns-repeated="3"/>
        </table:table-row>
        <table:table-row table:style-name="ro1">
          <table:table-cell table:style-name="ce0" office:value-type="string" calcext:value-type="string">
            <text:p>嘘じゃないってば！！！　嘘つきは泥棒の始まりって言うでしょ！？！？　ねえ！！！</text:p>
          </table:table-cell>
          <table:table-cell table:style-name="ce0" table:number-columns-repeated="3"/>
        </table:table-row>
        <table:table-row table:style-name="ro1">
          <table:table-cell table:style-name="ce0" office:value-type="string" calcext:value-type="string">
            <text:p>マジで・・・マジでやばいの・・・ねえってば・・・でちゃう・・・で、でちゃ・・・ぅぅ・・・っ/////</text:p>
          </table:table-cell>
          <table:table-cell table:style-name="ce0" table:number-columns-repeated="3"/>
        </table:table-row>
        <table:table-row table:style-name="ro1">
          <table:table-cell table:style-name="ce0" office:value-type="string" calcext:value-type="string">
            <text:p>ぁ、だめ・・・だめぇ・・・っ//////</text:p>
          </table:table-cell>
          <table:table-cell table:style-name="ce0" table:number-columns-repeated="3"/>
        </table:table-row>
        <table:table-row table:style-name="ro1">
          <table:table-cell table:style-name="ce0" office:value-type="string" calcext:value-type="string">
            <text:p>ほらあああぁぁぁーーーっ！！！　出ちゃったじゃんかーーーーっ/////////</text:p>
          </table:table-cell>
          <table:table-cell table:style-name="ce0" table:number-columns-repeated="3"/>
        </table:table-row>
        <table:table-row table:style-name="ro1">
          <table:table-cell table:style-name="ce0" office:value-type="string" calcext:value-type="string">
            <text:p>も、もう帰るううううぅぅぅぅーーーっ////////</text:p>
          </table:table-cell>
          <table:table-cell table:style-name="ce0" table:number-columns-repeated="3"/>
        </table:table-row>
        <table:table-row table:style-name="ro1">
          <table:table-cell table:style-name="ce0" office:value-type="string" calcext:value-type="string">
            <text:p>え！？　今日シフトに入るはずだったメイドが4人も病休！？</text:p>
          </table:table-cell>
          <table:table-cell table:style-name="ce0" table:number-columns-repeated="3"/>
        </table:table-row>
        <table:table-row table:style-name="ro1">
          <table:table-cell table:style-name="ce0" office:value-type="string" calcext:value-type="string">
            <text:p>ちょ、ウソでしょ・・・！　今日の宿泊客、今月で最高クラスの人数なのよ！？</text:p>
          </table:table-cell>
          <table:table-cell table:style-name="ce0" table:number-columns-repeated="3"/>
        </table:table-row>
        <table:table-row table:style-name="ro1">
          <table:table-cell table:style-name="ce0" office:value-type="string" calcext:value-type="string">
            <text:p>うう・・・かと言って臨時で人を雇ったりしたらサービスの質が低下することは明白・・・</text:p>
          </table:table-cell>
          <table:table-cell table:style-name="ce0" table:number-columns-repeated="3"/>
        </table:table-row>
        <table:table-row table:style-name="ro1">
          <table:table-cell table:style-name="ce0" office:value-type="string" calcext:value-type="string">
            <text:p>ここはメイド長の私が、全力でカバーしなくちゃ！</text:p>
          </table:table-cell>
          <table:table-cell table:style-name="ce0" table:number-columns-repeated="3"/>
        </table:table-row>
        <table:table-row table:style-name="ro1">
          <table:table-cell table:style-name="ce0" office:value-type="string" calcext:value-type="string">
            <text:p>よっし、気合入れていくわよ！　ホテルは私の戦場！！　目指せメイド将軍！！</text:p>
          </table:table-cell>
          <table:table-cell table:style-name="ce0" table:number-columns-repeated="3"/>
        </table:table-row>
        <table:table-row table:style-name="ro1">
          <table:table-cell table:style-name="ce0" office:value-type="string" calcext:value-type="string">
            <text:p>はい、荷物はお部屋までお持ちします。</text:p>
          </table:table-cell>
          <table:table-cell table:style-name="ce0" table:number-columns-repeated="3"/>
        </table:table-row>
        <table:table-row table:style-name="ro1">
          <table:table-cell table:style-name="ce0" office:value-type="string" calcext:value-type="string">
            <text:p>はい、毛布のレンタルですね？　ではあちらのカウンターでお手続きをお願いいたします。</text:p>
          </table:table-cell>
          <table:table-cell table:style-name="ce0" table:number-columns-repeated="3"/>
        </table:table-row>
        <table:table-row table:style-name="ro1">
          <table:table-cell table:style-name="ce0" office:value-type="string" calcext:value-type="string">
            <text:p>はい、他のシャンプーをご希望ですか？いくつかご用意がございます。</text:p>
          </table:table-cell>
          <table:table-cell table:style-name="ce0" table:number-columns-repeated="3"/>
        </table:table-row>
        <table:table-row table:style-name="ro1">
          <table:table-cell table:style-name="ce0" office:value-type="string" calcext:value-type="string">
            <text:p>はぁ・・・はぁ・・・し、しんどい・・・</text:p>
          </table:table-cell>
          <table:table-cell table:style-name="ce0" table:number-columns-repeated="3"/>
        </table:table-row>
        <table:table-row table:style-name="ro1">
          <table:table-cell table:style-name="ce0" office:value-type="string" calcext:value-type="string">
            <text:p>自分の仕事に加えてさらに4人分の働き・・・さすがに無理があったかしら・・・？</text:p>
          </table:table-cell>
          <table:table-cell table:style-name="ce0" table:number-columns-repeated="3"/>
        </table:table-row>
        <table:table-row table:style-name="ro1">
          <table:table-cell table:style-name="ce0" office:value-type="string" calcext:value-type="string">
            <text:p>もうずっと動きっぱなしで、お手洗いに行く暇も・・・</text:p>
          </table:table-cell>
          <table:table-cell table:style-name="ce0" table:number-columns-repeated="3"/>
        </table:table-row>
        <table:table-row table:style-name="ro1">
          <table:table-cell table:style-name="ce0" office:value-type="string" calcext:value-type="string">
            <text:p>あ、お客様！　階段はこの奥の左手にございます！</text:p>
          </table:table-cell>
          <table:table-cell table:style-name="ce0" table:number-columns-repeated="3"/>
        </table:table-row>
        <table:table-row table:style-name="ro1">
          <table:table-cell table:style-name="ce0" office:value-type="string" calcext:value-type="string">
            <text:p>はい、浴室の利用時間は朝4時から夕方の・・・</text:p>
          </table:table-cell>
          <table:table-cell table:style-name="ce0" table:number-columns-repeated="3"/>
        </table:table-row>
        <table:table-row table:style-name="ro1">
          <table:table-cell table:style-name="ce0" office:value-type="string" calcext:value-type="string">
            <text:p>くうぅっ！　やば・・・さすがに我慢しすぎた・・・！</text:p>
          </table:table-cell>
          <table:table-cell table:style-name="ce0" table:number-columns-repeated="3"/>
        </table:table-row>
        <table:table-row table:style-name="ro1">
          <table:table-cell table:style-name="ce0" office:value-type="string" calcext:value-type="string">
            <text:p>もう押さえてないと・・・出ちゃう・・・っ！！</text:p>
          </table:table-cell>
          <table:table-cell table:style-name="ce0" table:number-columns-repeated="3"/>
        </table:table-row>
        <table:table-row table:style-name="ro1">
          <table:table-cell table:style-name="ce0" office:value-type="string" calcext:value-type="string">
            <text:p>はやく・・・お手洗い・・・はやく・・・</text:p>
          </table:table-cell>
          <table:table-cell table:style-name="ce0" table:number-columns-repeated="3"/>
        </table:table-row>
        <table:table-row table:style-name="ro1">
          <table:table-cell table:style-name="ce0" office:value-type="string" calcext:value-type="string">
            <text:p>・・・えっ！？　従業員用のお手洗いが・・・故障中！？！？</text:p>
          </table:table-cell>
          <table:table-cell table:style-name="ce0" table:number-columns-repeated="3"/>
        </table:table-row>
        <table:table-row table:style-name="ro1">
          <table:table-cell table:style-name="ce0" office:value-type="string" calcext:value-type="string">
            <text:p>ウソでしょ！？　き、聞いてないわよっ！！</text:p>
          </table:table-cell>
          <table:table-cell table:style-name="ce0" table:number-columns-repeated="3"/>
        </table:table-row>
        <table:table-row table:style-name="ro1">
          <table:table-cell table:style-name="ce0" office:value-type="string" calcext:value-type="string">
            <text:p>で、でも・・・メイド長がお客様用のお手洗いを使うわけには・・・絶対にいかない・・・っ</text:p>
          </table:table-cell>
          <table:table-cell table:style-name="ce0" table:number-columns-repeated="3"/>
        </table:table-row>
        <table:table-row table:style-name="ro1">
          <table:table-cell table:style-name="ce0" office:value-type="string" calcext:value-type="string">
            <text:p>でもでも・・・も、もう・・・我慢・・・できない・・・よぉ・・・っ！！</text:p>
          </table:table-cell>
          <table:table-cell table:style-name="ce0" table:number-columns-repeated="3"/>
        </table:table-row>
        <table:table-row table:style-name="ro1">
          <table:table-cell table:style-name="ce0" office:value-type="string" calcext:value-type="string">
            <text:p>どこか・・・お手洗い・・・ぉ、お、おしっこ・・・できるところ・・・っ</text:p>
          </table:table-cell>
          <table:table-cell table:style-name="ce0" table:number-columns-repeated="3"/>
        </table:table-row>
        <table:table-row table:style-name="ro1">
          <table:table-cell table:style-name="ce0" office:value-type="string" calcext:value-type="string">
            <text:p>・・・そうだ、この階段を上がれば・・・屋上に花壇が・・・っ</text:p>
          </table:table-cell>
          <table:table-cell table:style-name="ce0" table:number-columns-repeated="3"/>
        </table:table-row>
        <table:table-row table:style-name="ro1">
          <table:table-cell table:style-name="ce0" office:value-type="string" calcext:value-type="string">
            <text:p>・・・よし、誰もいない・・・っ！！</text:p>
          </table:table-cell>
          <table:table-cell table:style-name="ce0" table:number-columns-repeated="3"/>
        </table:table-row>
        <table:table-row table:style-name="ro1">
          <table:table-cell table:style-name="ce0" office:value-type="string" calcext:value-type="string">
            <text:p>はしたないけど・・・き、緊急事態だしっ/////</text:p>
          </table:table-cell>
          <table:table-cell table:style-name="ce0" table:number-columns-repeated="3"/>
        </table:table-row>
        <table:table-row table:style-name="ro1">
          <table:table-cell table:style-name="ce0" office:value-type="string" calcext:value-type="string">
            <text:p>んはああぁぁぁ・・・・・・♪♪</text:p>
          </table:table-cell>
          <table:table-cell table:style-name="ce0" table:number-columns-repeated="3"/>
        </table:table-row>
        <table:table-row table:style-name="ro1">
          <table:table-cell table:style-name="ce0" office:value-type="string" calcext:value-type="string">
            <text:p>じゅ、10時間ぶりの・・・おしっこぉ・・・きもちイイィ～～・・・♪♪</text:p>
          </table:table-cell>
          <table:table-cell table:style-name="ce0" table:number-columns-repeated="3"/>
        </table:table-row>
        <table:table-row table:style-name="ro1">
          <table:table-cell table:style-name="ce0" office:value-type="string" calcext:value-type="string">
            <text:p>お友達「・・・その次の瞬間、鏡に映っていたはずの女の人が・・・」</text:p>
          </table:table-cell>
          <table:table-cell table:style-name="ce0" table:number-columns-repeated="3"/>
        </table:table-row>
        <table:table-row table:style-name="ro1">
          <table:table-cell table:style-name="ce0" office:value-type="string" calcext:value-type="string">
            <text:p>お友達「天井からガバアアァァァァァッッッ！！」</text:p>
          </table:table-cell>
          <table:table-cell table:style-name="ce0" table:number-columns-repeated="3"/>
        </table:table-row>
        <table:table-row table:style-name="ro1">
          <table:table-cell table:style-name="ce0" office:value-type="string" calcext:value-type="string">
            <text:p>ひいいいいいいぃぃぃぃぃぃぃいいいっ！！！！</text:p>
          </table:table-cell>
          <table:table-cell table:style-name="ce0" table:number-columns-repeated="3"/>
        </table:table-row>
        <table:table-row table:style-name="ro1">
          <table:table-cell table:style-name="ce0" office:value-type="string" calcext:value-type="string">
            <text:p>お友達「ちょwwww　おまえ怖がりすぎwwww」</text:p>
          </table:table-cell>
          <table:table-cell table:style-name="ce0" table:number-columns-repeated="3"/>
        </table:table-row>
        <table:table-row table:style-name="ro1">
          <table:table-cell table:style-name="ce0" office:value-type="string" calcext:value-type="string">
            <text:p>こ、こ、こここ、こ、怖くないもん！！　た、た、ただの発声練習だもんっ！！！</text:p>
          </table:table-cell>
          <table:table-cell table:style-name="ce0" table:number-columns-repeated="3"/>
        </table:table-row>
        <table:table-row table:style-name="ro1">
          <table:table-cell table:style-name="ce0" office:value-type="string" calcext:value-type="string">
            <text:p>お母さん「ほーら、いつまで怪談ごっこやってるの？」</text:p>
          </table:table-cell>
          <table:table-cell table:style-name="ce0" table:number-columns-repeated="3"/>
        </table:table-row>
        <table:table-row table:style-name="ro1">
          <table:table-cell table:style-name="ce0" office:value-type="string" calcext:value-type="string">
            <text:p>お母さん「もう暗くなるから、お友達ちゃんもお家に帰りなさい。」</text:p>
          </table:table-cell>
          <table:table-cell table:style-name="ce0" table:number-columns-repeated="3"/>
        </table:table-row>
        <table:table-row table:style-name="ro1">
          <table:table-cell table:style-name="ce0" office:value-type="string" calcext:value-type="string">
            <text:p>お友達「はーい！　お邪魔しましたー！」</text:p>
          </table:table-cell>
          <table:table-cell table:style-name="ce0" table:number-columns-repeated="3"/>
        </table:table-row>
        <table:table-row table:style-name="ro1">
          <table:table-cell table:style-name="ce0" office:value-type="string" calcext:value-type="string">
            <text:p>（うぅぅ～・・・！　ごっこどころじゃないもん！本当に怖かったもん！！）</text:p>
          </table:table-cell>
          <table:table-cell table:style-name="ce0" table:number-columns-repeated="3"/>
        </table:table-row>
        <table:table-row table:style-name="ro1">
          <table:table-cell table:style-name="ce0" office:value-type="string" calcext:value-type="string">
            <text:p>もじもじ・・・もじもじ・・・</text:p>
          </table:table-cell>
          <table:table-cell table:style-name="ce0" table:number-columns-repeated="3"/>
        </table:table-row>
        <table:table-row table:style-name="ro1">
          <table:table-cell table:style-name="ce0" office:value-type="string" calcext:value-type="string">
            <text:p>お・・・おしっこしたい・・・・</text:p>
          </table:table-cell>
          <table:table-cell table:style-name="ce0" table:number-columns-repeated="3"/>
        </table:table-row>
        <table:table-row table:style-name="ro1">
          <table:table-cell table:style-name="ce0" office:value-type="string" calcext:value-type="string">
            <text:p>でも、お布団から出るの・・・こ、怖いもん・・・</text:p>
          </table:table-cell>
          <table:table-cell table:style-name="ce0" table:number-columns-repeated="3"/>
        </table:table-row>
        <table:table-row table:style-name="ro1">
          <table:table-cell table:style-name="ce0" office:value-type="string" calcext:value-type="string">
            <text:p>気のせいかな？　今日は波の音が大きく聞こえる気がする・・・</text:p>
          </table:table-cell>
          <table:table-cell table:style-name="ce0" table:number-columns-repeated="3"/>
        </table:table-row>
        <table:table-row table:style-name="ro1">
          <table:table-cell table:style-name="ce0" office:value-type="string" calcext:value-type="string">
            <text:p>ぶ、不気味だよぉ・・・怖いよぉ・・・</text:p>
          </table:table-cell>
          <table:table-cell table:style-name="ce0" table:number-columns-repeated="3"/>
        </table:table-row>
        <table:table-row table:style-name="ro1">
          <table:table-cell table:style-name="ce0" office:value-type="string" calcext:value-type="string">
            <text:p>おしっこ・・・したいけど・・・朝までガマンするもん・・・！</text:p>
          </table:table-cell>
          <table:table-cell table:style-name="ce0" table:number-columns-repeated="3"/>
        </table:table-row>
        <table:table-row table:style-name="ro1">
          <table:table-cell table:style-name="ce0" office:value-type="string" calcext:value-type="string">
            <text:p>くぅ・・・やっぱり・・・もぉ・・・おしっこガマンできない・・・っ！</text:p>
          </table:table-cell>
          <table:table-cell table:style-name="ce0" table:number-columns-repeated="3"/>
        </table:table-row>
        <table:table-row table:style-name="ro1">
          <table:table-cell table:style-name="ce0" office:value-type="string" calcext:value-type="string">
            <text:p>おトイレ・・・行かないと・・・もれちゃうっ！！</text:p>
          </table:table-cell>
          <table:table-cell table:style-name="ce0" table:number-columns-repeated="3"/>
        </table:table-row>
        <table:table-row table:style-name="ro1">
          <table:table-cell table:style-name="ce0" office:value-type="string" calcext:value-type="string">
            <text:p>だ、大丈夫・・・サッと行ってシャーってして、すぐに戻れば・・・こ、怖くないもん・・・っ！</text:p>
          </table:table-cell>
          <table:table-cell table:style-name="ce0" table:number-columns-repeated="3"/>
        </table:table-row>
        <table:table-row table:style-name="ro1">
          <table:table-cell table:style-name="ce0" office:value-type="string" calcext:value-type="string">
            <text:p>ビチャッ！！　ピチッ！　ピチッ！</text:p>
          </table:table-cell>
          <table:table-cell table:style-name="ce0" table:number-columns-repeated="3"/>
        </table:table-row>
        <table:table-row table:style-name="ro1">
          <table:table-cell table:style-name="ce0" office:value-type="string" calcext:value-type="string">
            <text:p>ふえええぇぇっ！！？　な、な、何の音！？！？</text:p>
          </table:table-cell>
          <table:table-cell table:style-name="ce0" table:number-columns-repeated="3"/>
        </table:table-row>
        <table:table-row table:style-name="ro1">
          <table:table-cell table:style-name="ce0" office:value-type="string" calcext:value-type="string">
            <text:p>ピチッピチッピチッ！　バチャッ！！！</text:p>
          </table:table-cell>
          <table:table-cell table:style-name="ce0" table:number-columns-repeated="3"/>
        </table:table-row>
        <table:table-row table:style-name="ro1">
          <table:table-cell table:style-name="ce0" office:value-type="string" calcext:value-type="string">
            <text:p>ひいいぃぃいいぃぃぃぃぃぃいいいいいいいいいいいいぃぃーーーーっ！！！！</text:p>
          </table:table-cell>
          <table:table-cell table:style-name="ce0" table:number-columns-repeated="3"/>
        </table:table-row>
        <table:table-row table:style-name="ro1">
          <table:table-cell table:style-name="ce0" office:value-type="string" calcext:value-type="string">
            <text:p>ややややや、や、やっぱり怖いもんんんんんんんんーーーーーっっ！！！！！</text:p>
          </table:table-cell>
          <table:table-cell table:style-name="ce0" table:number-columns-repeated="3"/>
        </table:table-row>
        <table:table-row table:style-name="ro1">
          <table:table-cell table:style-name="ce0" office:value-type="string" calcext:value-type="string">
            <text:p>お母さん「まったく・・・」</text:p>
          </table:table-cell>
          <table:table-cell table:style-name="ce0" table:number-columns-repeated="3"/>
        </table:table-row>
        <table:table-row table:style-name="ro1">
          <table:table-cell table:style-name="ce0" office:value-type="string" calcext:value-type="string">
            <text:p>お母さん「高波で打ち上げられた魚が跳ねる音に驚いて、」</text:p>
          </table:table-cell>
          <table:table-cell table:style-name="ce0" table:number-columns-repeated="3"/>
        </table:table-row>
        <table:table-row table:style-name="ro1">
          <table:table-cell table:style-name="ce0" office:value-type="string" calcext:value-type="string">
            <text:p>お母さん「おしっこしたいの我慢したまま寝ちゃうなんて・・・」</text:p>
          </table:table-cell>
          <table:table-cell table:style-name="ce0" table:number-columns-repeated="3"/>
        </table:table-row>
        <table:table-row table:style-name="ro1">
          <table:table-cell table:style-name="ce0" office:value-type="string" calcext:value-type="string">
            <text:p>・・・あうぅ・・・だ、だって・・・だって・・・////</text:p>
          </table:table-cell>
          <table:table-cell table:style-name="ce0" table:number-columns-repeated="3"/>
        </table:table-row>
        <table:table-row table:style-name="ro1">
          <table:table-cell table:style-name="ce0" office:value-type="string" calcext:value-type="string">
            <text:p>お母さん「この町はお布団渇きにくいんだからね。」</text:p>
          </table:table-cell>
          <table:table-cell table:style-name="ce0" table:number-columns-repeated="3"/>
        </table:table-row>
        <table:table-row table:style-name="ro1">
          <table:table-cell table:style-name="ce0" office:value-type="string" calcext:value-type="string">
            <text:p>お母さん「今度からは寝る前は必ずおトイレ行って、」</text:p>
          </table:table-cell>
          <table:table-cell table:style-name="ce0" table:number-columns-repeated="3"/>
        </table:table-row>
        <table:table-row table:style-name="ro1">
          <table:table-cell table:style-name="ce0" office:value-type="string" calcext:value-type="string">
            <text:p>お母さん「それでもしたくなったら、ちゃんとお母さんを起こしなさい。」</text:p>
          </table:table-cell>
          <table:table-cell table:style-name="ce0" table:number-columns-repeated="3"/>
        </table:table-row>
        <table:table-row table:style-name="ro1">
          <table:table-cell table:style-name="ce0" office:value-type="string" calcext:value-type="string">
            <text:p>お母さん「一緒に行ってあげるから。」</text:p>
          </table:table-cell>
          <table:table-cell table:style-name="ce0" table:number-columns-repeated="3"/>
        </table:table-row>
        <table:table-row table:style-name="ro1">
          <table:table-cell table:style-name="ce0" office:value-type="string" calcext:value-type="string">
            <text:p>・・・うん・・・ごめんなさい・・・もうしないもん・・・</text:p>
          </table:table-cell>
          <table:table-cell table:style-name="ce0" table:number-columns-repeated="3"/>
        </table:table-row>
        <table:table-row table:style-name="ro1">
          <table:table-cell table:style-name="ce0" office:value-type="string" calcext:value-type="string">
            <text:p>あ！　彼氏くん、こっちこっち！</text:p>
          </table:table-cell>
          <table:table-cell table:style-name="ce0" table:number-columns-repeated="3"/>
        </table:table-row>
        <table:table-row table:style-name="ro1">
          <table:table-cell table:style-name="ce0" office:value-type="string" calcext:value-type="string">
            <text:p>え？　ぜんぜん待ってないよ♪　私も今来たとこ♪</text:p>
          </table:table-cell>
          <table:table-cell table:style-name="ce0" table:number-columns-repeated="3"/>
        </table:table-row>
        <table:table-row table:style-name="ro1">
          <table:table-cell table:style-name="ce0" office:value-type="string" calcext:value-type="string">
            <text:p>（ほんとは初デートにテンパって1時間前から　スタンバってたんだけど・・・）</text:p>
          </table:table-cell>
          <table:table-cell table:style-name="ce0" table:number-columns-repeated="3"/>
        </table:table-row>
        <table:table-row table:style-name="ro1">
          <table:table-cell table:style-name="ce0" office:value-type="string" calcext:value-type="string">
            <text:p>ねえねえ、見て！　湖きれいー！</text:p>
          </table:table-cell>
          <table:table-cell table:style-name="ce0" table:number-columns-repeated="3"/>
        </table:table-row>
        <table:table-row table:style-name="ro1">
          <table:table-cell table:style-name="ce0" office:value-type="string" calcext:value-type="string">
            <text:p>風が無いから水面に木々と青空がハッキリ映ってるねー♪</text:p>
          </table:table-cell>
          <table:table-cell table:style-name="ce0" table:number-columns-repeated="3"/>
        </table:table-row>
        <table:table-row table:style-name="ro1">
          <table:table-cell table:style-name="ce0" office:value-type="string" calcext:value-type="string">
            <text:p>え？　ボート？　乗る乗る！　やったー☆</text:p>
          </table:table-cell>
          <table:table-cell table:style-name="ce0" table:number-columns-repeated="3"/>
        </table:table-row>
        <table:table-row table:style-name="ro1">
          <table:table-cell table:style-name="ce0" office:value-type="string" calcext:value-type="string">
            <text:p>彼氏くん、漕ぐのヘタぁ～！　ふふ！　ふふふ！</text:p>
          </table:table-cell>
          <table:table-cell table:style-name="ce0" table:number-columns-repeated="3"/>
        </table:table-row>
        <table:table-row table:style-name="ro1">
          <table:table-cell table:style-name="ce0" office:value-type="string" calcext:value-type="string">
            <text:p>ボート初めてなんだ？　うん、私もだよ♪</text:p>
          </table:table-cell>
          <table:table-cell table:style-name="ce0" table:number-columns-repeated="3"/>
        </table:table-row>
        <table:table-row table:style-name="ro1">
          <table:table-cell table:style-name="ce0" office:value-type="string" calcext:value-type="string">
            <text:p>（本当はここの貸しボート屋さんの常連客だけど・・・）</text:p>
          </table:table-cell>
          <table:table-cell table:style-name="ce0" table:number-columns-repeated="3"/>
        </table:table-row>
        <table:table-row table:style-name="ro1">
          <table:table-cell table:style-name="ce0" office:value-type="string" calcext:value-type="string">
            <text:p>（それにしても、やっぱ早く来すぎたかな？　トイレ済ませておけばよかったかも・・・）</text:p>
          </table:table-cell>
          <table:table-cell table:style-name="ce0" table:number-columns-repeated="3"/>
        </table:table-row>
        <table:table-row table:style-name="ro1">
          <table:table-cell table:style-name="ce0" office:value-type="string" calcext:value-type="string">
            <text:p>（緊張してるせいもあって、けっこう行きたくなってきちゃった・・・）</text:p>
          </table:table-cell>
          <table:table-cell table:style-name="ce0" table:number-columns-repeated="3"/>
        </table:table-row>
        <table:table-row table:style-name="ro1">
          <table:table-cell table:style-name="ce0" office:value-type="string" calcext:value-type="string">
            <text:p>え？　ジュース用意しててくれたの？　わーい！</text:p>
          </table:table-cell>
          <table:table-cell table:style-name="ce0" table:number-columns-repeated="3"/>
        </table:table-row>
        <table:table-row table:style-name="ro1">
          <table:table-cell table:style-name="ce0" office:value-type="string" calcext:value-type="string">
            <text:p>ありがとね！　いただきまーす♪</text:p>
          </table:table-cell>
          <table:table-cell table:style-name="ce0" table:number-columns-repeated="3"/>
        </table:table-row>
        <table:table-row table:style-name="ro1">
          <table:table-cell table:style-name="ce0" office:value-type="string" calcext:value-type="string">
            <text:p>（まあ、ボート降りたらトイレ行けば大丈夫　・・・かな・・・）</text:p>
          </table:table-cell>
          <table:table-cell table:style-name="ce0" table:number-columns-repeated="3"/>
        </table:table-row>
        <table:table-row table:style-name="ro1">
          <table:table-cell table:style-name="ce0" office:value-type="string" calcext:value-type="string">
            <text:p>あ・・・あの・・・彼氏くん・・・</text:p>
          </table:table-cell>
          <table:table-cell table:style-name="ce0" table:number-columns-repeated="3"/>
        </table:table-row>
        <table:table-row table:style-name="ro1">
          <table:table-cell table:style-name="ce0" office:value-type="string" calcext:value-type="string">
            <text:p>桟橋にボート着けるの、ずっと手こずってるけど大丈夫・・・？</text:p>
          </table:table-cell>
          <table:table-cell table:style-name="ce0" table:number-columns-repeated="3"/>
        </table:table-row>
        <table:table-row table:style-name="ro1">
          <table:table-cell table:style-name="ce0" office:value-type="string" calcext:value-type="string">
            <text:p>うん・・・じ、実は・・・その・・・私、ト、トイレ・・・行きたくなっちゃって・・・/////</text:p>
          </table:table-cell>
          <table:table-cell table:style-name="ce0" table:number-columns-repeated="3"/>
        </table:table-row>
        <table:table-row table:style-name="ro1">
          <table:table-cell table:style-name="ce0" office:value-type="string" calcext:value-type="string">
            <text:p>え？　だ、大丈夫、まだ・・・が、我慢・・・できるよ・・・うん・・・</text:p>
          </table:table-cell>
          <table:table-cell table:style-name="ce0" table:number-columns-repeated="3"/>
        </table:table-row>
        <table:table-row table:style-name="ro1">
          <table:table-cell table:style-name="ce0" office:value-type="string" calcext:value-type="string">
            <text:p>（うわーん！　ウソ！　も、もう限界だよぉ！）</text:p>
          </table:table-cell>
          <table:table-cell table:style-name="ce0" table:number-columns-repeated="3"/>
        </table:table-row>
        <table:table-row table:style-name="ro1">
          <table:table-cell table:style-name="ce0" office:value-type="string" calcext:value-type="string">
            <text:p>（どうしよ、漏れそうっ！！/////）</text:p>
          </table:table-cell>
          <table:table-cell table:style-name="ce0" table:number-columns-repeated="3"/>
        </table:table-row>
        <table:table-row table:style-name="ro1">
          <table:table-cell table:style-name="ce0" office:value-type="string" calcext:value-type="string">
            <text:p>（はうぅっ、も、もうダメーっ！！）</text:p>
          </table:table-cell>
          <table:table-cell table:style-name="ce0" table:number-columns-repeated="3"/>
        </table:table-row>
        <table:table-row table:style-name="ro1">
          <table:table-cell table:style-name="ce0" office:value-type="string" calcext:value-type="string">
            <text:p>彼氏くん！！　オール貸して！！　わ、私が漕ぐからっ！！！　はやくっ！！！！</text:p>
          </table:table-cell>
          <table:table-cell table:style-name="ce0" table:number-columns-repeated="3"/>
        </table:table-row>
        <table:table-row table:style-name="ro1">
          <table:table-cell table:style-name="ce0" office:value-type="string" calcext:value-type="string">
            <text:p>ザバッ！！　ザバッ！！　ザバッ！！ザバッ！！　ザバッ！！　ザバッ！！</text:p>
          </table:table-cell>
          <table:table-cell table:style-name="ce0" table:number-columns-repeated="3"/>
        </table:table-row>
        <table:table-row table:style-name="ro1">
          <table:table-cell table:style-name="ce0" office:value-type="string" calcext:value-type="string">
            <text:p>（お願い、間に合ってーーーーっ！！！）</text:p>
          </table:table-cell>
          <table:table-cell table:style-name="ce0" table:number-columns-repeated="3"/>
        </table:table-row>
        <table:table-row table:style-name="ro1">
          <table:table-cell table:style-name="ce0" office:value-type="string" calcext:value-type="string">
            <text:p>ぷしゅぅっ！　じょろじょろろ・・・！！</text:p>
          </table:table-cell>
          <table:table-cell table:style-name="ce0" table:number-columns-repeated="3"/>
        </table:table-row>
        <table:table-row table:style-name="ro1">
          <table:table-cell table:style-name="ce0" office:value-type="string" calcext:value-type="string">
            <text:p>はうんっ！！！（うっ、ち、力を込めすぎて・・・出口が・・・っ！）</text:p>
          </table:table-cell>
          <table:table-cell table:style-name="ce0" table:number-columns-repeated="3"/>
        </table:table-row>
        <table:table-row table:style-name="ro1">
          <table:table-cell table:style-name="ce0" office:value-type="string" calcext:value-type="string">
            <text:p>あ、だめ・・・見ないで・・・あっち向いてぇっ////</text:p>
          </table:table-cell>
          <table:table-cell table:style-name="ce0" table:number-columns-repeated="3"/>
        </table:table-row>
        <table:table-row table:style-name="ro1">
          <table:table-cell table:style-name="ce0" office:value-type="string" calcext:value-type="string">
            <text:p>いやあぁぁーーーーーん////////</text:p>
          </table:table-cell>
          <table:table-cell table:style-name="ce0" table:number-columns-repeated="3"/>
        </table:table-row>
        <table:table-row table:style-name="ro1">
          <table:table-cell table:style-name="ce0" office:value-type="string" calcext:value-type="string">
            <text:p>違うの違うのっ！！！　こんなのウソなのぉぉーーーっ！！！//////</text:p>
          </table:table-cell>
          <table:table-cell table:style-name="ce0" table:number-columns-repeated="3"/>
        </table:table-row>
        <table:table-row table:style-name="ro1">
          <table:table-cell table:style-name="ce0" office:value-type="string" calcext:value-type="string">
            <text:p>・・・え？？？　か、かわ・・・いい？？？？</text:p>
          </table:table-cell>
          <table:table-cell table:style-name="ce0" table:number-columns-repeated="3"/>
        </table:table-row>
        <table:table-row table:style-name="ro1">
          <table:table-cell table:style-name="ce0" office:value-type="string" calcext:value-type="string">
            <text:p>もお！！　ばかぁっ！！！//////////</text:p>
          </table:table-cell>
          <table:table-cell table:style-name="ce0" table:number-columns-repeated="3"/>
        </table:table-row>
        <table:table-row table:style-name="ro1">
          <table:table-cell table:style-name="ce0" office:value-type="string" calcext:value-type="string">
            <text:p>夜間の門番業務・・・ただ立ってるだけで務まると思ってたけど、想像以上にハードだわ・・・</text:p>
          </table:table-cell>
          <table:table-cell table:style-name="ce0" table:number-columns-repeated="3"/>
        </table:table-row>
        <table:table-row table:style-name="ro1">
          <table:table-cell table:style-name="ce0" office:value-type="string" calcext:value-type="string">
            <text:p>昨日は途中で居眠りしてたのがバレちゃって衛兵主任にめっちゃ怒られたし・・・</text:p>
          </table:table-cell>
          <table:table-cell table:style-name="ce0" table:number-columns-repeated="3"/>
        </table:table-row>
        <table:table-row table:style-name="ro1">
          <table:table-cell table:style-name="ce0" office:value-type="string" calcext:value-type="string">
            <text:p>今日は交代の時間まで、頑張って見張りをしなくちゃ！</text:p>
          </table:table-cell>
          <table:table-cell table:style-name="ce0" table:number-columns-repeated="3"/>
        </table:table-row>
        <table:table-row table:style-name="ro1">
          <table:table-cell table:style-name="ce0" office:value-type="string" calcext:value-type="string">
            <text:p>・・・・・・。</text:p>
          </table:table-cell>
          <table:table-cell table:style-name="ce0" office:value-type="string" calcext:value-type="string">
            <text:p>Duplicated by M746L1(Map608?)</text:p>
          </table:table-cell>
          <table:table-cell table:style-name="ce0"/>
          <table:table-cell table:style-name="ce0" office:value-type="string" calcext:value-type="string">
            <text:p>......</text:p>
          </table:table-cell>
        </table:table-row>
        <table:table-row table:style-name="ro1">
          <table:table-cell table:style-name="ce0" office:value-type="string" calcext:value-type="string">
            <text:p>・・・ううぅ・・・や、やっぱ眠い・・・昼間の訓練で疲れてるから、この時間はキツいよぉ・・・</text:p>
          </table:table-cell>
          <table:table-cell table:style-name="ce0" table:number-columns-repeated="3"/>
        </table:table-row>
        <table:table-row table:style-name="ro1">
          <table:table-cell table:style-name="ce0" office:value-type="string" calcext:value-type="string">
            <text:p>仕方ない、見張り中の飲食は禁止されてるけど、アレを使っちゃおう・・・</text:p>
          </table:table-cell>
          <table:table-cell table:style-name="ce0" table:number-columns-repeated="3"/>
        </table:table-row>
        <table:table-row table:style-name="ro1">
          <table:table-cell table:style-name="ce0" office:value-type="string" calcext:value-type="string">
            <text:p>じゃん！　秘密兵器、濃～いコーヒー！</text:p>
          </table:table-cell>
          <table:table-cell table:style-name="ce0" table:number-columns-repeated="3"/>
        </table:table-row>
        <table:table-row table:style-name="ro1">
          <table:table-cell table:style-name="ce0" office:value-type="string" calcext:value-type="string">
            <text:p>これで眠気を吹っ飛ばして、見張りに集中しよっと！</text:p>
          </table:table-cell>
          <table:table-cell table:style-name="ce0" table:number-columns-repeated="3"/>
        </table:table-row>
        <table:table-row table:style-name="ro1">
          <table:table-cell table:style-name="ce0" office:value-type="string" calcext:value-type="string">
            <text:p>ごく・・・ごく・・・ごく・・・ごく・・・</text:p>
          </table:table-cell>
          <table:table-cell table:style-name="ce0" table:number-columns-repeated="3"/>
        </table:table-row>
        <table:table-row table:style-name="ro1">
          <table:table-cell table:style-name="ce0" office:value-type="string" calcext:value-type="string">
            <text:p>し・・・しまった・・・これは大きな誤算だわ・・・</text:p>
          </table:table-cell>
          <table:table-cell table:style-name="ce0" table:number-columns-repeated="3"/>
        </table:table-row>
        <table:table-row table:style-name="ro1">
          <table:table-cell table:style-name="ce0" office:value-type="string" calcext:value-type="string">
            <text:p>さすがにあれは濃すぎたかしら？すっごいトイレ行きたくなってきた・・・</text:p>
          </table:table-cell>
          <table:table-cell table:style-name="ce0" table:number-columns-repeated="3"/>
        </table:table-row>
        <table:table-row table:style-name="ro1">
          <table:table-cell table:style-name="ce0" office:value-type="string" calcext:value-type="string">
            <text:p>とは言え、ここを離れるわけにはいかないし・・・うぅ・・・</text:p>
          </table:table-cell>
          <table:table-cell table:style-name="ce0" table:number-columns-repeated="3"/>
        </table:table-row>
        <table:table-row table:style-name="ro1">
          <table:table-cell table:style-name="ce0" office:value-type="string" calcext:value-type="string">
            <text:p>ちょっと居眠りしただけでもお説教1時間なんだから、</text:p>
          </table:table-cell>
          <table:table-cell table:style-name="ce0" table:number-columns-repeated="3"/>
        </table:table-row>
        <table:table-row table:style-name="ro1">
          <table:table-cell table:style-name="ce0" office:value-type="string" calcext:value-type="string">
            <text:p>もし持ち場を離れたことがバレたりしたら、どんなおしおきされるか分かんないよ・・・</text:p>
          </table:table-cell>
          <table:table-cell table:style-name="ce0" table:number-columns-repeated="3"/>
        </table:table-row>
        <table:table-row table:style-name="ro1">
          <table:table-cell table:style-name="ce0" office:value-type="string" calcext:value-type="string">
            <text:p>と、とにかく・・・あと2時間で交代だから・・・それまで我慢・・・我慢・・・！</text:p>
          </table:table-cell>
          <table:table-cell table:style-name="ce0" table:number-columns-repeated="3"/>
        </table:table-row>
        <table:table-row table:style-name="ro1">
          <table:table-cell table:style-name="ce0" office:value-type="string" calcext:value-type="string">
            <text:p>やばい・・・やばい・・・やばい・・・っ！</text:p>
          </table:table-cell>
          <table:table-cell table:style-name="ce0" table:number-columns-repeated="3"/>
        </table:table-row>
        <table:table-row table:style-name="ro1">
          <table:table-cell table:style-name="ce0" office:value-type="string" calcext:value-type="string">
            <text:p>交代まで・・・あ、あと30分・・・っ！で、でも・・・でも・・・</text:p>
          </table:table-cell>
          <table:table-cell table:style-name="ce0" table:number-columns-repeated="3"/>
        </table:table-row>
        <table:table-row table:style-name="ro1">
          <table:table-cell table:style-name="ce0" office:value-type="string" calcext:value-type="string">
            <text:p>どうしよう・・・も、もう・・・我慢・・・できない・・・っ</text:p>
          </table:table-cell>
          <table:table-cell table:style-name="ce0" table:number-columns-repeated="3"/>
        </table:table-row>
        <table:table-row table:style-name="ro1">
          <table:table-cell table:style-name="ce0" office:value-type="string" calcext:value-type="string">
            <text:p>あぁぁ・・・やばい・・・もれそう・・・おしっこ、も、もれそう・・・っ、やばい・・・っ！</text:p>
          </table:table-cell>
          <table:table-cell table:style-name="ce0" table:number-columns-repeated="3"/>
        </table:table-row>
        <table:table-row table:style-name="ro1">
          <table:table-cell table:style-name="ce0" office:value-type="string" calcext:value-type="string">
            <text:p>こうなったら・・・も、もう隅っこで・・・</text:p>
          </table:table-cell>
          <table:table-cell table:style-name="ce0" table:number-columns-repeated="3"/>
        </table:table-row>
        <table:table-row table:style-name="ro1">
          <table:table-cell table:style-name="ce0" office:value-type="string" calcext:value-type="string">
            <text:p>・・・ハッ！　だ、誰か来た・・・！？</text:p>
          </table:table-cell>
          <table:table-cell table:style-name="ce0" table:number-columns-repeated="3"/>
        </table:table-row>
        <table:table-row table:style-name="ro1">
          <table:table-cell table:style-name="ce0" office:value-type="string" calcext:value-type="string">
            <text:p>酔っ払い「たっらいま～！　今帰ったど～！ヒック！」</text:p>
          </table:table-cell>
          <table:table-cell table:style-name="ce0" table:number-columns-repeated="3"/>
        </table:table-row>
        <table:table-row table:style-name="ro1">
          <table:table-cell table:style-name="ce0" office:value-type="string" calcext:value-type="string">
            <text:p>酔っ払い「扉をあけれくらは～い！」</text:p>
          </table:table-cell>
          <table:table-cell table:style-name="ce0" table:number-columns-repeated="3"/>
        </table:table-row>
        <table:table-row table:style-name="ro1">
          <table:table-cell table:style-name="ce0" office:value-type="string" calcext:value-type="string">
            <text:p>え、あ、あの・・・ここ、あなたの家じゃなくてお城・・・なんですけど・・・っ！（もじもじっ）</text:p>
          </table:table-cell>
          <table:table-cell table:style-name="ce0" table:number-columns-repeated="3"/>
        </table:table-row>
        <table:table-row table:style-name="ro1">
          <table:table-cell table:style-name="ce0" office:value-type="string" calcext:value-type="string">
            <text:p>酔っ払い「えええ～？　まじれ～？？？」</text:p>
          </table:table-cell>
          <table:table-cell table:style-name="ce0" table:number-columns-repeated="3"/>
        </table:table-row>
        <table:table-row table:style-name="ro1">
          <table:table-cell table:style-name="ce0" office:value-type="string" calcext:value-type="string">
            <text:p>酔っ払い「じゃあオイラの家はどこなのお～？ヒック！」</text:p>
          </table:table-cell>
          <table:table-cell table:style-name="ce0" table:number-columns-repeated="3"/>
        </table:table-row>
        <table:table-row table:style-name="ro1">
          <table:table-cell table:style-name="ce0" office:value-type="string" calcext:value-type="string">
            <text:p>し、知りま・・・ぅ・・・</text:p>
          </table:table-cell>
          <table:table-cell table:style-name="ce0" table:number-columns-repeated="3"/>
        </table:table-row>
        <table:table-row table:style-name="ro1">
          <table:table-cell table:style-name="ce0" office:value-type="string" calcext:value-type="string">
            <text:p>だめ・・・で、でちゃうよぉ・・・っ</text:p>
          </table:table-cell>
          <table:table-cell table:style-name="ce0" table:number-columns-repeated="3"/>
        </table:table-row>
        <table:table-row table:style-name="ro1">
          <table:table-cell table:style-name="ce0" office:value-type="string" calcext:value-type="string">
            <text:p>もれちゃ・・・ぁ・・・はううぅ・・・っ！！</text:p>
          </table:table-cell>
          <table:table-cell table:style-name="ce0" table:number-columns-repeated="3"/>
        </table:table-row>
        <table:table-row table:style-name="ro1">
          <table:table-cell table:style-name="ce0" office:value-type="string" calcext:value-type="string">
            <text:p>あわわ・・・わわ・・・あわわぁ・・・っ//////</text:p>
          </table:table-cell>
          <table:table-cell table:style-name="ce0" table:number-columns-repeated="3"/>
        </table:table-row>
        <table:table-row table:style-name="ro1">
          <table:table-cell table:style-name="ce0" office:value-type="string" calcext:value-type="string">
            <text:p>うううぅ・・・っ、や、やっちゃった・・・よぉ・・・！</text:p>
          </table:table-cell>
          <table:table-cell table:style-name="ce0" table:number-columns-repeated="3"/>
        </table:table-row>
        <table:table-row table:style-name="ro1">
          <table:table-cell table:style-name="ce0" office:value-type="string" calcext:value-type="string">
            <text:p>酔っ払い「こ、これは！！」</text:p>
          </table:table-cell>
          <table:table-cell table:style-name="ce0" table:number-columns-repeated="3"/>
        </table:table-row>
        <table:table-row table:style-name="ro1">
          <table:table-cell table:style-name="ce0" office:value-type="string" calcext:value-type="string">
            <text:p>酔っ払い「スーパーレアッ！！（ｷﾘｯ）」</text:p>
          </table:table-cell>
          <table:table-cell table:style-name="ce0" table:number-columns-repeated="3"/>
        </table:table-row>
        <table:table-row table:style-name="ro1">
          <table:table-cell table:style-name="ce0" office:value-type="string" calcext:value-type="string">
            <text:p>うわああん！！　もう帰ってくださぁぁーい！！///////</text:p>
          </table:table-cell>
          <table:table-cell table:style-name="ce0" table:number-columns-repeated="3"/>
        </table:table-row>
        <table:table-row table:style-name="ro1">
          <table:table-cell table:style-name="ce0" office:value-type="string" calcext:value-type="string">
            <text:p>衛兵ちゃんのPメモリーを再生しますか？</text:p>
          </table:table-cell>
          <table:table-cell table:style-name="ce0" table:number-columns-repeated="3"/>
        </table:table-row>
        <table:table-row table:style-name="ro1">
          <table:table-cell table:style-name="ce0" office:value-type="string" calcext:value-type="string">
            <text:p>デートちゃんのPメモリーを再生しますか？</text:p>
          </table:table-cell>
          <table:table-cell table:style-name="ce0" table:number-columns-repeated="3"/>
        </table:table-row>
        <table:table-row table:style-name="ro1">
          <table:table-cell table:style-name="ce0" office:value-type="string" calcext:value-type="string">
            <text:p>怪談ちゃんのPメモリーを再生しますか？</text:p>
          </table:table-cell>
          <table:table-cell table:style-name="ce0" table:number-columns-repeated="3"/>
        </table:table-row>
        <table:table-row table:style-name="ro1">
          <table:table-cell table:style-name="ce0" office:value-type="string" calcext:value-type="string">
            <text:p>メイドちゃんのPメモリーを再生しますか？</text:p>
          </table:table-cell>
          <table:table-cell table:style-name="ce0" table:number-columns-repeated="3"/>
        </table:table-row>
        <table:table-row table:style-name="ro1">
          <table:table-cell table:style-name="ce0" office:value-type="string" calcext:value-type="string">
            <text:p>シーフちゃんのPメモリーを再生しますか？</text:p>
          </table:table-cell>
          <table:table-cell table:style-name="ce0" table:number-columns-repeated="3"/>
        </table:table-row>
        <table:table-row table:style-name="ro1">
          <table:table-cell table:style-name="ce0" office:value-type="string" calcext:value-type="string">
            <text:p>ハニーちゃんのPメモリーを再生しますか？</text:p>
          </table:table-cell>
          <table:table-cell table:style-name="ce0" table:number-columns-repeated="3"/>
        </table:table-row>
        <table:table-row table:style-name="ro1">
          <table:table-cell table:style-name="ce0" office:value-type="string" calcext:value-type="string">
            <text:p>ガテンちゃんのPメモリーを再生しますか？</text:p>
          </table:table-cell>
          <table:table-cell table:style-name="ce0" table:number-columns-repeated="3"/>
        </table:table-row>
        <table:table-row table:style-name="ro1">
          <table:table-cell table:style-name="ce0" office:value-type="string" calcext:value-type="string">
            <text:p>チェルシーナちゃんのPメモリーを再生しますか？</text:p>
          </table:table-cell>
          <table:table-cell table:style-name="ce0" table:number-columns-repeated="3"/>
        </table:table-row>
        <table:table-row table:style-name="ro1">
          <table:table-cell table:style-name="ce0" office:value-type="string" calcext:value-type="string">
            <text:p>厚着ちゃんのPメモリーを再生しますか？</text:p>
          </table:table-cell>
          <table:table-cell table:style-name="ce0" table:number-columns-repeated="3"/>
        </table:table-row>
        <table:table-row table:style-name="ro1">
          <table:table-cell table:style-name="ce0" office:value-type="string" calcext:value-type="string">
            <text:p>スケートちゃんのPメモリーを再生しますか？</text:p>
          </table:table-cell>
          <table:table-cell table:style-name="ce0" table:number-columns-repeated="3"/>
        </table:table-row>
        <table:table-row table:style-name="ro1">
          <table:table-cell table:style-name="ce0" office:value-type="string" calcext:value-type="string">
            <text:p>虚勢ちゃんのPメモリーを再生しますか？</text:p>
          </table:table-cell>
          <table:table-cell table:style-name="ce0" table:number-columns-repeated="3"/>
        </table:table-row>
        <table:table-row table:style-name="ro1">
          <table:table-cell table:style-name="ce0" office:value-type="string" calcext:value-type="string">
            <text:p>キディデビルちゃんのPメモリーを再生しますか？</text:p>
          </table:table-cell>
          <table:table-cell table:style-name="ce0" table:number-columns-repeated="3"/>
        </table:table-row>
        <table:table-row table:style-name="ro1">
          <table:table-cell table:style-name="ce0" office:value-type="string" calcext:value-type="string">
            <text:p>踊り子ちゃんのPメモリーを再生しますか？</text:p>
          </table:table-cell>
          <table:table-cell table:style-name="ce0" table:number-columns-repeated="3"/>
        </table:table-row>
        <table:table-row table:style-name="ro1">
          <table:table-cell table:style-name="ce0" office:value-type="string" calcext:value-type="string">
            <text:p>おてんばちゃんのPメモリーを再生しますか？</text:p>
          </table:table-cell>
          <table:table-cell table:style-name="ce0" table:number-columns-repeated="3"/>
        </table:table-row>
        <table:table-row table:style-name="ro1">
          <table:table-cell table:style-name="ce0" office:value-type="string" calcext:value-type="string">
            <text:p>ミララちゃんのPメモリーを再生しますか？</text:p>
          </table:table-cell>
          <table:table-cell table:style-name="ce0" table:number-columns-repeated="3"/>
        </table:table-row>
        <table:table-row table:style-name="ro1">
          <table:table-cell table:style-name="ce0" office:value-type="string" calcext:value-type="string">
            <text:p>パレオちゃんのPメモリーを再生しますか？</text:p>
          </table:table-cell>
          <table:table-cell table:style-name="ce0" table:number-columns-repeated="3"/>
        </table:table-row>
        <table:table-row table:style-name="ro1">
          <table:table-cell table:style-name="ce0" office:value-type="string" calcext:value-type="string">
            <text:p>入浴ちゃんのPメモリーを再生しますか？</text:p>
          </table:table-cell>
          <table:table-cell table:style-name="ce0" table:number-columns-repeated="3"/>
        </table:table-row>
        <table:table-row table:style-name="ro1">
          <table:table-cell table:style-name="ce0" office:value-type="string" calcext:value-type="string">
            <text:p>シノビちゃんのPメモリーを再生しますか？</text:p>
          </table:table-cell>
          <table:table-cell table:style-name="ce0" table:number-columns-repeated="3"/>
        </table:table-row>
        <table:table-row table:style-name="ro1">
          <table:table-cell table:style-name="ce0" office:value-type="string" calcext:value-type="string">
            <text:p>河童娘ちゃんのPメモリーを再生しますか？</text:p>
          </table:table-cell>
          <table:table-cell table:style-name="ce0" table:number-columns-repeated="3"/>
        </table:table-row>
        <table:table-row table:style-name="ro1">
          <table:table-cell table:style-name="ce0" office:value-type="string" calcext:value-type="string">
            <text:p>うらめしちゃんのPメモリーを再生しますか？</text:p>
          </table:table-cell>
          <table:table-cell table:style-name="ce0" table:number-columns-repeated="3"/>
        </table:table-row>
        <table:table-row table:style-name="ro1">
          <table:table-cell table:style-name="ce0" office:value-type="string" calcext:value-type="string">
            <text:p>観光ちゃんのPメモリーを再生しますか？</text:p>
          </table:table-cell>
          <table:table-cell table:style-name="ce0" table:number-columns-repeated="3"/>
        </table:table-row>
        <table:table-row table:style-name="ro1">
          <table:table-cell table:style-name="ce0" office:value-type="string" calcext:value-type="string">
            <text:p>学者ちゃんのPメモリーを再生しますか？</text:p>
          </table:table-cell>
          <table:table-cell table:style-name="ce0" table:number-columns-repeated="3"/>
        </table:table-row>
        <table:table-row table:style-name="ro1">
          <table:table-cell table:style-name="ce0" office:value-type="string" calcext:value-type="string">
            <text:p>迷子ちゃんのPメモリーを再生しますか？</text:p>
          </table:table-cell>
          <table:table-cell table:style-name="ce0" table:number-columns-repeated="3"/>
        </table:table-row>
        <table:table-row table:style-name="ro1">
          <table:table-cell table:style-name="ce0" office:value-type="string" calcext:value-type="string">
            <text:p>夢中ちゃんのPメモリーを再生しますか？</text:p>
          </table:table-cell>
          <table:table-cell table:style-name="ce0" table:number-columns-repeated="3"/>
        </table:table-row>
        <table:table-row table:style-name="ro1">
          <table:table-cell table:style-name="ce0" office:value-type="string" calcext:value-type="string">
            <text:p>行商人ちゃんのPメモリーを再生しますか？</text:p>
          </table:table-cell>
          <table:table-cell table:style-name="ce0" table:number-columns-repeated="3"/>
        </table:table-row>
        <table:table-row table:style-name="ro1">
          <table:table-cell table:style-name="ce0" office:value-type="string" calcext:value-type="string">
            <text:p>バニーちゃんのPメモリーを再生しますか？</text:p>
          </table:table-cell>
          <table:table-cell table:style-name="ce0" table:number-columns-repeated="3"/>
        </table:table-row>
        <table:table-row table:style-name="ro1">
          <table:table-cell table:style-name="ce0" office:value-type="string" calcext:value-type="string">
            <text:p>シスターちゃんのPメモリーを再生しますか？</text:p>
          </table:table-cell>
          <table:table-cell table:style-name="ce0" table:number-columns-repeated="3"/>
        </table:table-row>
        <table:table-row table:style-name="ro1">
          <table:table-cell table:style-name="ce0" office:value-type="string" calcext:value-type="string">
            <text:p>【水】または【うまい水】を持っていない！</text:p>
          </table:table-cell>
          <table:table-cell table:style-name="ce0" table:number-columns-repeated="3"/>
        </table:table-row>
        <table:table-row table:style-name="ro1">
          <table:table-cell table:style-name="ce0" office:value-type="string" calcext:value-type="string">
            <text:p>HP回復用のドリンクを1つも持っていない！</text:p>
          </table:table-cell>
          <table:table-cell table:style-name="ce0" table:number-columns-repeated="3"/>
        </table:table-row>
        <table:table-row table:style-name="ro1" table:number-rows-repeated="1044704">
          <table:table-cell table:number-columns-repeated="4"/>
        </table:table-row>
        <table:table-row table:style-name="ro1">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36pt"/>
      <style:text-properties style:font-name="Liberation Sans" fo:language="en" fo:country="US" style:font-name-asian="ＭＳ Ｐゴシック" style:language-asian="ja" style:country-asian="JP" style:font-name-complex="Lucida Sans" style:language-complex="hi" style:country-complex="IN"/>
    </style:default-style>
    <number:number-style style:name="N0">
      <number:number number:min-integer-digits="1"/>
    </number:number-style>
    <style:style style:name="Default" style:family="table-cell"/>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5">00/00/0000</text:date>, <text:time style:data-style-name="N2" text:time-value="10:00:40.90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meta:creation-date>2019-09-21T11:23:11+02:00</meta:creation-date>
    <dc:date>2019-10-05T10:04:48.604000000</dc:date>
    <dc:title>Untitled Spreadsheet</dc:title>
    <dc:description/>
    <dc:subject/>
    <meta:keyword/>
    <meta:editing-duration>PT2H45M11S</meta:editing-duration>
    <meta:editing-cycles>31</meta:editing-cycles>
    <meta:generator>LibreOffice/6.2.7.1$Windows_X86_64 LibreOffice_project/23edc44b61b830b7d749943e020e96f5a7df63bf</meta:generator>
    <meta:document-statistic meta:table-count="1" meta:cell-count="4740" meta:object-count="0"/>
    <meta:user-defined meta:name="Company">Microsoft Corporation</meta:user-defined>
    <meta:user-defined meta:name="category"/>
  </office:meta>
</office:document-meta>
</file>